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80.84pt"/>
    </style:style>
    <style:style style:name="co3" style:family="table-column">
      <style:table-column-properties fo:break-before="auto" style:column-width="75.29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56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7.36pt"/>
    </style:style>
    <style:style style:name="co9" style:family="table-column">
      <style:table-column-properties fo:break-before="auto" style:column-width="76.76pt"/>
    </style:style>
    <style:style style:name="co10" style:family="table-column">
      <style:table-column-properties fo:break-before="auto" style:column-width="97.46pt"/>
    </style:style>
    <style:style style:name="co11" style:family="table-column">
      <style:table-column-properties fo:break-before="auto" style:column-width="70.89pt"/>
    </style:style>
    <style:style style:name="co12" style:family="table-column">
      <style:table-column-properties fo:break-before="auto" style:column-width="79.2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23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66cc00" style:text-align-source="fix" style:repeat-content="false"/>
      <style:paragraph-properties fo:text-align="center" fo:margin-left="0pt"/>
      <style:text-properties fo:color="#000000"/>
    </style:style>
    <style:style style:name="ce10" style:family="table-cell" style:parent-style-name="Default">
      <style:table-cell-properties fo:background-color="#66cc00" style:text-align-source="fix" style:repeat-content="false"/>
      <style:paragraph-properties fo:text-align="center" fo:margin-left="0pt"/>
      <style:text-properties fo:color="#000000"/>
    </style:style>
    <style:style style:name="ce11" style:family="table-cell" style:parent-style-name="Default" style:data-style-name="N2">
      <style:table-cell-properties fo:background-color="#3399ff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3399ff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00cccc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00cccc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000000" style:text-align-source="fix" style:repeat-content="false"/>
      <style:paragraph-properties fo:text-align="center" fo:margin-left="0pt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2">
      <style:table-cell-properties fo:background-color="#ffcc00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7" style:family="table-cell" style:parent-style-name="Default" style:data-style-name="N2">
      <style:table-cell-properties fo:background-color="#ffff66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66cc00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comb_1" table:style-name="ta1">
        <table:shapes>
          <draw:frame draw:z-index="0" draw:style-name="gr1" draw:text-style-name="P1" svg:width="453.51pt" svg:height="255.09pt" svg:x="109.39pt" svg:y="46.4pt">
            <loext:p draw:notify-on-update-of-ranges="data_comb_1.H2:data_comb_1.H289 data_comb_1.P2:data_comb_1.P28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112.51pt" svg:y="301.61pt">
            <loext:p draw:notify-on-update-of-ranges="data_comb_1.H2:data_comb_1.H289 data_comb_1.Q2:data_comb_1.Q28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4"/>
        <table:table-column table:style-name="co8" table:default-cell-style-name="ce6"/>
        <table:table-column table:style-name="co8" table:default-cell-style-name="ce4"/>
        <table:table-column table:style-name="co7" table:default-cell-style-name="ce8"/>
        <table:table-column table:style-name="co9" table:default-cell-style-name="ce10"/>
        <table:table-column table:style-name="co10" table:default-cell-style-name="ce2"/>
        <table:table-column table:style-name="co10" table:default-cell-style-name="ce12"/>
        <table:table-column table:style-name="co11" table:default-cell-style-name="ce14"/>
        <table:table-column table:style-name="co12" table:default-cell-style-name="ce16"/>
        <table:table-column table:style-name="co11" table:default-cell-style-name="ce17"/>
        <table:table-column table:style-name="co7" table:default-cell-style-name="Default"/>
        <table:table-column table:style-name="co7" table:default-cell-style-name="ce20"/>
        <table:table-column table:style-name="co7" table:number-columns-repeated="3" table:default-cell-style-name="ce2"/>
        <table:table-column table:style-name="co13" table:default-cell-style-name="ce8"/>
        <table:table-column table:style-name="co7" table:number-columns-repeated="998" table:default-cell-style-name="ce2"/>
        <table:table-row table:style-name="ro1">
          <table:table-cell table:style-name="ce1" office:value-type="string" calcext:value-type="string">
            <text:p>time_boot_ms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vy</text:p>
          </table:table-cell>
          <table:table-cell table:style-name="ce1" office:value-type="string" calcext:value-type="string">
            <text:p>vz</text:p>
          </table:table-cell>
          <table:table-cell table:style-name="ce1" office:value-type="string" calcext:value-type="string">
            <text:p>relative_alt</text:p>
          </table:table-cell>
          <table:table-cell table:style-name="ce1"/>
          <table:table-cell table:style-name="ce3" office:value-type="string" calcext:value-type="string">
            <text:p>Alpha [deg]</text:p>
          </table:table-cell>
          <table:table-cell table:style-name="ce5" office:value-type="string" calcext:value-type="string">
            <text:p>tan(alpha)</text:p>
          </table:table-cell>
          <table:table-cell table:style-name="ce3" office:value-type="string" calcext:value-type="string">
            <text:p>GS abs. [m/s]</text:p>
          </table:table-cell>
          <table:table-cell table:style-name="ce7" office:value-type="string" calcext:value-type="string">
            <text:p>GS dir. [deg]</text:p>
          </table:table-cell>
          <table:table-cell table:style-name="ce1" office:value-type="string" calcext:value-type="string">
            <text:p>AS abs. [m/s]</text:p>
          </table:table-cell>
          <table:table-cell table:style-name="ce1" office:value-type="string" calcext:value-type="string">
            <text:p>AS dir. [deg]</text:p>
          </table:table-cell>
          <table:table-cell table:style-name="ce1" office:value-type="string" calcext:value-type="string">
            <text:p>WS abs. [m/s]</text:p>
          </table:table-cell>
          <table:table-cell table:style-name="ce1" office:value-type="string" calcext:value-type="string">
            <text:p>WS dir. [deg]</text:p>
          </table:table-cell>
          <table:table-cell table:style-name="ce15" office:value-type="string" calcext:value-type="string">
            <text:p>WS abs. [m/s]</text:p>
          </table:table-cell>
          <table:table-cell table:style-name="ce15" office:value-type="string" calcext:value-type="string">
            <text:p>WS dir. [deg]</text:p>
          </table:table-cell>
          <table:table-cell table:style-name="ce18"/>
          <table:table-cell table:style-name="ce1" office:value-type="string" calcext:value-type="string">
            <text:p>AS, V</text:p>
          </table:table-cell>
          <table:table-cell table:style-name="ce1" office:value-type="string" calcext:value-type="string">
            <text:p>AS, V^2</text:p>
          </table:table-cell>
          <table:table-cell table:style-name="ce1" office:value-type="string" calcext:value-type="string">
            <text:p>Re(WS)</text:p>
          </table:table-cell>
          <table:table-cell table:style-name="ce1" office:value-type="string" calcext:value-type="string">
            <text:p>Im(WS)</text:p>
          </table:table-cell>
          <table:table-cell table:style-name="ce7" office:value-type="string" calcext:value-type="string">
            <text:p>AS abs. (old) [m/s]</text:p>
          </table:table-cell>
          <table:table-cell table:style-name="ce1" table:number-columns-repeated="998"/>
        </table:table-row>
        <table:table-row table:style-name="ro1">
          <table:table-cell table:style-name="Default" office:value-type="float" office:value="117899" calcext:value-type="float">
            <text:p>117899</text:p>
          </table:table-cell>
          <table:table-cell table:style-name="Default" office:value-type="float" office:value="-34.3037098610403" calcext:value-type="float">
            <text:p>-34.303709861</text:p>
          </table:table-cell>
          <table:table-cell table:style-name="Default" office:value-type="float" office:value="4.8753907371024" calcext:value-type="float">
            <text:p>4.8753907371</text:p>
          </table:table-cell>
          <table:table-cell table:style-name="Default" office:value-type="float" office:value="-8.31287553598172" calcext:value-type="float">
            <text:p>-8.312875536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-0.24" calcext:value-type="float">
            <text:p>-0.24</text:p>
          </table:table-cell>
          <table:table-cell table:style-name="Default" office:value-type="float" office:value="9.733" calcext:value-type="float">
            <text:p>9.733</text:p>
          </table:table-cell>
          <table:table-cell/>
          <table:table-cell table:formula="of:=DEGREES(ACOS(COS(RADIANS([.B2]))*COS(RADIANS([.C2]))))" office:value-type="float" office:value="34.6063909878812" calcext:value-type="float">
            <text:p>34.61</text:p>
          </table:table-cell>
          <table:table-cell table:formula="of:=TAN((ACOS(COS(RADIANS([.B2]))*COS(RADIANS([.C2])))))" office:value-type="float" office:value="0.690018431803279" calcext:value-type="float">
            <text:p>0.6900</text:p>
          </table:table-cell>
          <table:table-cell table:formula="of:=SQRT([.E2]^2+[.F2]^2)" office:value-type="float" office:value="0.151327459504216" calcext:value-type="float">
            <text:p>0.15</text:p>
          </table:table-cell>
          <table:table-cell table:formula="of:=DEGREES(ATAN2([.E2]; [.F2]))" office:value-type="float" office:value="7.59464336859145" calcext:value-type="float">
            <text:p>7.59</text:p>
          </table:table-cell>
          <table:table-cell table:style-name="ce9" table:formula="of:=SQRT([.V2])" office:value-type="float" office:value="10.3502764770492" calcext:value-type="float">
            <text:p>10.35</text:p>
          </table:table-cell>
          <table:table-cell table:style-name="ce8" table:formula="of:=DEGREES(ATAN( (-SIN (RADIANS ([.C2])) * COS(RADIANS([.B2]))) / (COS (RADIANS ([.C2])) * SIN(RADIANS([.B2]))) )) + [.D2]" office:value-type="float" office:value="-1.18649407126629" calcext:value-type="float">
            <text:p>-1.19</text:p>
          </table:table-cell>
          <table:table-cell table:style-name="ce11" table:formula="of:=SQRT([.W2]^2+[.X2]^2)" office:value-type="float" office:value="10.499855595107" calcext:value-type="float">
            <text:p>10.50</text:p>
          </table:table-cell>
          <table:table-cell table:style-name="ce13" table:formula="of:=DEGREES(ATAN2([.W2];[.X2]))" office:value-type="float" office:value="-1.06043211318416" calcext:value-type="float">
            <text:p>-1.06</text:p>
          </table:table-cell>
          <table:table-cell office:value-type="float" office:value="10.499855595107" calcext:value-type="float">
            <text:p>10.50</text:p>
          </table:table-cell>
          <table:table-cell office:value-type="float" office:value="-1.06043211318416" calcext:value-type="float">
            <text:p>-1.06</text:p>
          </table:table-cell>
          <table:table-cell/>
          <table:table-cell table:style-name="ce19" table:formula="of:=[.K2]*15" office:value-type="float" office:value="10.3502764770492" calcext:value-type="float">
            <text:p>10.35</text:p>
          </table:table-cell>
          <table:table-cell table:style-name="ce8" table:formula="of:=[.K2]^2*225" office:value-type="float" office:value="107.128223151358" calcext:value-type="float">
            <text:p>107.13</text:p>
          </table:table-cell>
          <table:table-cell table:style-name="ce8" table:formula="of:=[.L2]*COS(RADIANS([.M2]))+[.N2]*COS(RADIANS([.O2]))" office:value-type="float" office:value="10.4980572981449" calcext:value-type="float">
            <text:p>10.50</text:p>
          </table:table-cell>
          <table:table-cell table:style-name="ce8" table:formula="of:=[.L2]*SIN(RADIANS([.M2]))+[.N2]*SIN(RADIANS([.O2]))" office:value-type="float" office:value="-0.194320567534384" calcext:value-type="float">
            <text:p>-0.19</text:p>
          </table:table-cell>
          <table:table-cell office:value-type="float" office:value="0.10044115125347" calcext:value-type="float">
            <text:p>0.10</text:p>
          </table:table-cell>
          <table:table-cell table:number-columns-repeated="998"/>
        </table:table-row>
        <table:table-row table:style-name="ro1">
          <table:table-cell table:style-name="Default" office:value-type="float" office:value="118150" calcext:value-type="float">
            <text:p>118150</text:p>
          </table:table-cell>
          <table:table-cell table:style-name="Default" office:value-type="float" office:value="-33.5430999950676" calcext:value-type="float">
            <text:p>-33.5430999951</text:p>
          </table:table-cell>
          <table:table-cell table:style-name="Default" office:value-type="float" office:value="4.66826866561634" calcext:value-type="float">
            <text:p>4.6682686656</text:p>
          </table:table-cell>
          <table:table-cell table:style-name="Default" office:value-type="float" office:value="-8.30176623329669" calcext:value-type="float">
            <text:p>-8.3017662333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8" calcext:value-type="float">
            <text:p>-0.18</text:p>
          </table:table-cell>
          <table:table-cell table:style-name="Default" office:value-type="float" office:value="9.797" calcext:value-type="float">
            <text:p>9.797</text:p>
          </table:table-cell>
          <table:table-cell/>
          <table:table-cell table:formula="of:=DEGREES(ACOS(COS(RADIANS([.B3]))*COS(RADIANS([.C3]))))" office:value-type="float" office:value="33.8287263897917" calcext:value-type="float">
            <text:p>33.83</text:p>
          </table:table-cell>
          <table:table-cell table:formula="of:=TAN((ACOS(COS(RADIANS([.B3]))*COS(RADIANS([.C3])))))" office:value-type="float" office:value="0.670167955510849" calcext:value-type="float">
            <text:p>0.6702</text:p>
          </table:table-cell>
          <table:table-cell table:formula="of:=SQRT([.E3]^2+[.F3]^2)" office:value-type="float" office:value="0.130384048104053" calcext:value-type="float">
            <text:p>0.13</text:p>
          </table:table-cell>
          <table:table-cell table:formula="of:=DEGREES(ATAN2([.E3]; [.F3]))" office:value-type="float" office:value="4.39870535499553" calcext:value-type="float">
            <text:p>4.40</text:p>
          </table:table-cell>
          <table:table-cell table:style-name="ce9" table:formula="of:=SQRT([.V3])" office:value-type="float" office:value="10.0525193326627" calcext:value-type="float">
            <text:p>10.05</text:p>
          </table:table-cell>
          <table:table-cell table:style-name="ce8" table:formula="of:=DEGREES(ATAN( (-SIN (RADIANS ([.C3])) * COS(RADIANS([.B3]))) / (COS (RADIANS ([.C3])) * SIN(RADIANS([.B3]))) )) + [.D3]" office:value-type="float" office:value="-1.28003872088663" calcext:value-type="float">
            <text:p>-1.28</text:p>
          </table:table-cell>
          <table:table-cell table:style-name="ce11" table:formula="of:=SQRT([.W3]^2+[.X3]^2)" office:value-type="float" office:value="10.1822716747534" calcext:value-type="float">
            <text:p>10.18</text:p>
          </table:table-cell>
          <table:table-cell table:style-name="ce13" table:formula="of:=DEGREES(ATAN2([.W3];[.X3]))" office:value-type="float" office:value="-1.20744134497985" calcext:value-type="float">
            <text:p>-1.21</text:p>
          </table:table-cell>
          <table:table-cell office:value-type="float" office:value="10.1822716747534" calcext:value-type="float">
            <text:p>10.18</text:p>
          </table:table-cell>
          <table:table-cell office:value-type="float" office:value="-1.20744134497985" calcext:value-type="float">
            <text:p>-1.21</text:p>
          </table:table-cell>
          <table:table-cell/>
          <table:table-cell table:style-name="ce19" table:formula="of:=[.K3]*15" office:value-type="float" office:value="10.0525193326627" calcext:value-type="float">
            <text:p>10.05</text:p>
          </table:table-cell>
          <table:table-cell table:style-name="ce8" table:formula="of:=[.K3]^2*225" office:value-type="float" office:value="101.053144933558" calcext:value-type="float">
            <text:p>101.05</text:p>
          </table:table-cell>
          <table:table-cell table:style-name="ce8" table:formula="of:=[.L3]*COS(RADIANS([.M3]))+[.N3]*COS(RADIANS([.O3]))" office:value-type="float" office:value="10.1800107535194" calcext:value-type="float">
            <text:p>10.18</text:p>
          </table:table-cell>
          <table:table-cell table:style-name="ce8" table:formula="of:=[.L3]*SIN(RADIANS([.M3]))+[.N3]*SIN(RADIANS([.O3]))" office:value-type="float" office:value="-0.214563549363083" calcext:value-type="float">
            <text:p>-0.21</text:p>
          </table:table-cell>
          <table:table-cell office:value-type="float" office:value="0.10044115125347" calcext:value-type="float">
            <text:p>0.10</text:p>
          </table:table-cell>
          <table:table-cell table:number-columns-repeated="998"/>
        </table:table-row>
        <table:table-row table:style-name="ro1">
          <table:table-cell table:style-name="Default" office:value-type="float" office:value="118400" calcext:value-type="float">
            <text:p>118400</text:p>
          </table:table-cell>
          <table:table-cell table:style-name="Default" office:value-type="float" office:value="-33.2732528813388" calcext:value-type="float">
            <text:p>-33.2732528813</text:p>
          </table:table-cell>
          <table:table-cell table:style-name="Default" office:value-type="float" office:value="4.6697815525175" calcext:value-type="float">
            <text:p>4.6697815525</text:p>
          </table:table-cell>
          <table:table-cell table:style-name="Default" office:value-type="float" office:value="-8.32132618753232" calcext:value-type="float">
            <text:p>-8.3213261875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9.843" calcext:value-type="float">
            <text:p>9.843</text:p>
          </table:table-cell>
          <table:table-cell/>
          <table:table-cell table:formula="of:=DEGREES(ACOS(COS(RADIANS([.B4]))*COS(RADIANS([.C4]))))" office:value-type="float" office:value="33.5619850940099" calcext:value-type="float">
            <text:p>33.56</text:p>
          </table:table-cell>
          <table:table-cell table:formula="of:=TAN((ACOS(COS(RADIANS([.B4]))*COS(RADIANS([.C4])))))" office:value-type="float" office:value="0.663442468343408" calcext:value-type="float">
            <text:p>0.6634</text:p>
          </table:table-cell>
          <table:table-cell table:formula="of:=SQRT([.E4]^2+[.F4]^2)" office:value-type="float" office:value="0.0905538513813742" calcext:value-type="float">
            <text:p>0.09</text:p>
          </table:table-cell>
          <table:table-cell table:formula="of:=DEGREES(ATAN2([.E4]; [.F4]))" office:value-type="float" office:value="6.34019174590991" calcext:value-type="float">
            <text:p>6.34</text:p>
          </table:table-cell>
          <table:table-cell table:style-name="ce9" table:formula="of:=SQRT([.V4])" office:value-type="float" office:value="9.95163702515112" calcext:value-type="float">
            <text:p>9.95</text:p>
          </table:table-cell>
          <table:table-cell table:style-name="ce8" table:formula="of:=DEGREES(ATAN( (-SIN (RADIANS ([.C4])) * COS(RADIANS([.B4]))) / (COS (RADIANS ([.C4])) * SIN(RADIANS([.B4]))) )) + [.D4]" office:value-type="float" office:value="-1.22572500037276" calcext:value-type="float">
            <text:p>-1.23</text:p>
          </table:table-cell>
          <table:table-cell table:style-name="ce11" table:formula="of:=SQRT([.W4]^2+[.X4]^2)" office:value-type="float" office:value="10.0414095967881" calcext:value-type="float">
            <text:p>10.04</text:p>
          </table:table-cell>
          <table:table-cell table:style-name="ce13" table:formula="of:=DEGREES(ATAN2([.W4];[.X4]))" office:value-type="float" office:value="-1.15769334798705" calcext:value-type="float">
            <text:p>-1.16</text:p>
          </table:table-cell>
          <table:table-cell office:value-type="float" office:value="10.0414095967881" calcext:value-type="float">
            <text:p>10.04</text:p>
          </table:table-cell>
          <table:table-cell office:value-type="float" office:value="-1.15769334798705" calcext:value-type="float">
            <text:p>-1.16</text:p>
          </table:table-cell>
          <table:table-cell/>
          <table:table-cell table:style-name="ce19" table:formula="of:=[.K4]*15" office:value-type="float" office:value="9.95163702515112" calcext:value-type="float">
            <text:p>9.95</text:p>
          </table:table-cell>
          <table:table-cell table:style-name="ce8" table:formula="of:=[.K4]^2*225" office:value-type="float" office:value="99.0350794803587" calcext:value-type="float">
            <text:p>99.04</text:p>
          </table:table-cell>
          <table:table-cell table:style-name="ce8" table:formula="of:=[.L4]*COS(RADIANS([.M4]))+[.N4]*COS(RADIANS([.O4]))" office:value-type="float" office:value="10.0393598900808" calcext:value-type="float">
            <text:p>10.04</text:p>
          </table:table-cell>
          <table:table-cell table:style-name="ce8" table:formula="of:=[.L4]*SIN(RADIANS([.M4]))+[.N4]*SIN(RADIANS([.O4]))" office:value-type="float" office:value="-0.202878505281927" calcext:value-type="float">
            <text:p>-0.20</text:p>
          </table:table-cell>
          <table:table-cell office:value-type="float" office:value="0.0581461163297715" calcext:value-type="float">
            <text:p>0.06</text:p>
          </table:table-cell>
          <table:table-cell table:number-columns-repeated="998"/>
        </table:table-row>
        <table:table-row table:style-name="ro1">
          <table:table-cell table:style-name="Default" office:value-type="float" office:value="118650" calcext:value-type="float">
            <text:p>118650</text:p>
          </table:table-cell>
          <table:table-cell table:style-name="Default" office:value-type="float" office:value="-33.3143535446693" calcext:value-type="float">
            <text:p>-33.3143535447</text:p>
          </table:table-cell>
          <table:table-cell table:style-name="Default" office:value-type="float" office:value="4.69374441744684" calcext:value-type="float">
            <text:p>4.6937444174</text:p>
          </table:table-cell>
          <table:table-cell table:style-name="Default" office:value-type="float" office:value="-8.33777840569558" calcext:value-type="float">
            <text:p>-8.3377784057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" calcext:value-type="float">
            <text:p>-0.1</text:p>
          </table:table-cell>
          <table:table-cell table:style-name="Default" office:value-type="float" office:value="9.877" calcext:value-type="float">
            <text:p>9.877</text:p>
          </table:table-cell>
          <table:table-cell/>
          <table:table-cell table:formula="of:=DEGREES(ACOS(COS(RADIANS([.B5]))*COS(RADIANS([.C5]))))" office:value-type="float" office:value="33.6055913622594" calcext:value-type="float">
            <text:p>33.61</text:p>
          </table:table-cell>
          <table:table-cell table:formula="of:=TAN((ACOS(COS(RADIANS([.B5]))*COS(RADIANS([.C5])))))" office:value-type="float" office:value="0.664539085982059" calcext:value-type="float">
            <text:p>0.6645</text:p>
          </table:table-cell>
          <table:table-cell table:formula="of:=SQRT([.E5]^2+[.F5]^2)" office:value-type="float" office:value="0.0509901951359279" calcext:value-type="float">
            <text:p>0.05</text:p>
          </table:table-cell>
          <table:table-cell table:formula="of:=DEGREES(ATAN2([.E5]; [.F5]))" office:value-type="float" office:value="11.3099324740202" calcext:value-type="float">
            <text:p>11.31</text:p>
          </table:table-cell>
          <table:table-cell table:style-name="ce9" table:formula="of:=SQRT([.V5])" office:value-type="float" office:value="9.96808628973088" calcext:value-type="float">
            <text:p>9.97</text:p>
          </table:table-cell>
          <table:table-cell table:style-name="ce8" table:formula="of:=DEGREES(ATAN( (-SIN (RADIANS ([.C5])) * COS(RADIANS([.B5]))) / (COS (RADIANS ([.C5])) * SIN(RADIANS([.B5]))) )) + [.D5]" office:value-type="float" office:value="-1.2170056727177" calcext:value-type="float">
            <text:p>-1.22</text:p>
          </table:table-cell>
          <table:table-cell table:style-name="ce11" table:formula="of:=SQRT([.W5]^2+[.X5]^2)" office:value-type="float" office:value="10.0178687242674" calcext:value-type="float">
            <text:p>10.02</text:p>
          </table:table-cell>
          <table:table-cell table:style-name="ce13" table:formula="of:=DEGREES(ATAN2([.W5];[.X5]))" office:value-type="float" office:value="-1.15375126165929" calcext:value-type="float">
            <text:p>-1.15</text:p>
          </table:table-cell>
          <table:table-cell office:value-type="float" office:value="10.0178687242674" calcext:value-type="float">
            <text:p>10.02</text:p>
          </table:table-cell>
          <table:table-cell office:value-type="float" office:value="-1.15375126165929" calcext:value-type="float">
            <text:p>-1.15</text:p>
          </table:table-cell>
          <table:table-cell/>
          <table:table-cell table:style-name="ce19" table:formula="of:=[.K5]*15" office:value-type="float" office:value="9.96808628973088" calcext:value-type="float">
            <text:p>9.97</text:p>
          </table:table-cell>
          <table:table-cell table:style-name="ce8" table:formula="of:=[.K5]^2*225" office:value-type="float" office:value="99.3627442795208" calcext:value-type="float">
            <text:p>99.36</text:p>
          </table:table-cell>
          <table:table-cell table:style-name="ce8" table:formula="of:=[.L5]*COS(RADIANS([.M5]))+[.N5]*COS(RADIANS([.O5]))" office:value-type="float" office:value="10.0158377249448" calcext:value-type="float">
            <text:p>10.02</text:p>
          </table:table-cell>
          <table:table-cell table:style-name="ce8" table:formula="of:=[.L5]*SIN(RADIANS([.M5]))+[.N5]*SIN(RADIANS([.O5]))" office:value-type="float" office:value="-0.201713768065945" calcext:value-type="float">
            <text:p>-0.20</text:p>
          </table:table-cell>
          <table:table-cell office:value-type="float" office:value="0.0581461163297715" calcext:value-type="float">
            <text:p>0.06</text:p>
          </table:table-cell>
          <table:table-cell table:number-columns-repeated="998"/>
        </table:table-row>
        <table:table-row table:style-name="ro1">
          <table:table-cell table:style-name="Default" office:value-type="float" office:value="118899" calcext:value-type="float">
            <text:p>118899</text:p>
          </table:table-cell>
          <table:table-cell table:style-name="Default" office:value-type="float" office:value="-33.2802435799543" calcext:value-type="float">
            <text:p>-33.28024358</text:p>
          </table:table-cell>
          <table:table-cell table:style-name="Default" office:value-type="float" office:value="4.66599762771731" calcext:value-type="float">
            <text:p>4.6659976277</text:p>
          </table:table-cell>
          <table:table-cell table:style-name="Default" office:value-type="float" office:value="-8.3182654090105" calcext:value-type="float">
            <text:p>-8.318265409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9.903" calcext:value-type="float">
            <text:p>9.903</text:p>
          </table:table-cell>
          <table:table-cell/>
          <table:table-cell table:formula="of:=DEGREES(ACOS(COS(RADIANS([.B6]))*COS(RADIANS([.C6]))))" office:value-type="float" office:value="33.5684340143386" calcext:value-type="float">
            <text:p>33.57</text:p>
          </table:table-cell>
          <table:table-cell table:formula="of:=TAN((ACOS(COS(RADIANS([.B6]))*COS(RADIANS([.C6])))))" office:value-type="float" office:value="0.663604577043471" calcext:value-type="float">
            <text:p>0.6636</text:p>
          </table:table-cell>
          <table:table-cell table:formula="of:=SQRT([.E6]^2+[.F6]^2)" office:value-type="float" office:value="0.0316227766016838" calcext:value-type="float">
            <text:p>0.03</text:p>
          </table:table-cell>
          <table:table-cell table:formula="of:=DEGREES(ATAN2([.E6]; [.F6]))" office:value-type="float" office:value="18.434948822922" calcext:value-type="float">
            <text:p>18.43</text:p>
          </table:table-cell>
          <table:table-cell table:style-name="ce9" table:formula="of:=SQRT([.V6])" office:value-type="float" office:value="9.95406865565207" calcext:value-type="float">
            <text:p>9.95</text:p>
          </table:table-cell>
          <table:table-cell table:style-name="ce8" table:formula="of:=DEGREES(ATAN( (-SIN (RADIANS ([.C6])) * COS(RADIANS([.B6]))) / (COS (RADIANS ([.C6])) * SIN(RADIANS([.B6]))) )) + [.D6]" office:value-type="float" office:value="-1.23024686094834" calcext:value-type="float">
            <text:p>-1.23</text:p>
          </table:table-cell>
          <table:table-cell table:style-name="ce11" table:formula="of:=SQRT([.W6]^2+[.X6]^2)" office:value-type="float" office:value="9.98385270977873" calcext:value-type="float">
            <text:p>9.98</text:p>
          </table:table-cell>
          <table:table-cell table:style-name="ce13" table:formula="of:=DEGREES(ATAN2([.W6];[.X6]))" office:value-type="float" office:value="-1.16917520605924" calcext:value-type="float">
            <text:p>-1.17</text:p>
          </table:table-cell>
          <table:table-cell office:value-type="float" office:value="9.98385270977873" calcext:value-type="float">
            <text:p>9.98</text:p>
          </table:table-cell>
          <table:table-cell office:value-type="float" office:value="-1.16917520605924" calcext:value-type="float">
            <text:p>-1.17</text:p>
          </table:table-cell>
          <table:table-cell/>
          <table:table-cell table:style-name="ce19" table:formula="of:=[.K6]*15" office:value-type="float" office:value="9.95406865565207" calcext:value-type="float">
            <text:p>9.95</text:p>
          </table:table-cell>
          <table:table-cell table:style-name="ce8" table:formula="of:=[.K6]^2*225" office:value-type="float" office:value="99.083482801435" calcext:value-type="float">
            <text:p>99.08</text:p>
          </table:table-cell>
          <table:table-cell table:style-name="ce8" table:formula="of:=[.L6]*COS(RADIANS([.M6]))+[.N6]*COS(RADIANS([.O6]))" office:value-type="float" office:value="9.98177412841758" calcext:value-type="float">
            <text:p>9.98</text:p>
          </table:table-cell>
          <table:table-cell table:style-name="ce8" table:formula="of:=[.L6]*SIN(RADIANS([.M6]))+[.N6]*SIN(RADIANS([.O6]))" office:value-type="float" office:value="-0.203715929199423" calcext:value-type="float">
            <text:p>-0.20</text:p>
          </table:table-cell>
          <table:table-cell office:value-type="float" office:value="0.0782552774820399" calcext:value-type="float">
            <text:p>0.08</text:p>
          </table:table-cell>
          <table:table-cell table:number-columns-repeated="998"/>
        </table:table-row>
        <table:table-row table:style-name="ro1">
          <table:table-cell table:style-name="Default" office:value-type="float" office:value="119149" calcext:value-type="float">
            <text:p>119149</text:p>
          </table:table-cell>
          <table:table-cell table:style-name="Default" office:value-type="float" office:value="-32.8279006417918" calcext:value-type="float">
            <text:p>-32.8279006418</text:p>
          </table:table-cell>
          <table:table-cell table:style-name="Default" office:value-type="float" office:value="4.55788170957154" calcext:value-type="float">
            <text:p>4.5578817096</text:p>
          </table:table-cell>
          <table:table-cell table:style-name="Default" office:value-type="float" office:value="-8.2620068483644" calcext:value-type="float">
            <text:p>-8.262006848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9.933" calcext:value-type="float">
            <text:p>9.933</text:p>
          </table:table-cell>
          <table:table-cell/>
          <table:table-cell table:formula="of:=DEGREES(ACOS(COS(RADIANS([.B7]))*COS(RADIANS([.C7]))))" office:value-type="float" office:value="33.1077007821209" calcext:value-type="float">
            <text:p>33.11</text:p>
          </table:table-cell>
          <table:table-cell table:formula="of:=TAN((ACOS(COS(RADIANS([.B7]))*COS(RADIANS([.C7])))))" office:value-type="float" office:value="0.652083336241549" calcext:value-type="float">
            <text:p>0.6521</text:p>
          </table:table-cell>
          <table:table-cell table:formula="of:=SQRT([.E7]^2+[.F7]^2)" office:value-type="float" office:value="0.0806225774829855" calcext:value-type="float">
            <text:p>0.08</text:p>
          </table:table-cell>
          <table:table-cell table:formula="of:=DEGREES(ATAN2([.E7]; [.F7]))" office:value-type="float" office:value="7.1250163489018" calcext:value-type="float">
            <text:p>7.13</text:p>
          </table:table-cell>
          <table:table-cell table:style-name="ce9" table:formula="of:=SQRT([.V7])" office:value-type="float" office:value="9.78125004362324" calcext:value-type="float">
            <text:p>9.78</text:p>
          </table:table-cell>
          <table:table-cell table:style-name="ce8" table:formula="of:=DEGREES(ATAN( (-SIN (RADIANS ([.C7])) * COS(RADIANS([.B7]))) / (COS (RADIANS ([.C7])) * SIN(RADIANS([.B7]))) )) + [.D7]" office:value-type="float" office:value="-1.21788272600935" calcext:value-type="float">
            <text:p>-1.22</text:p>
          </table:table-cell>
          <table:table-cell table:style-name="ce11" table:formula="of:=SQRT([.W7]^2+[.X7]^2)" office:value-type="float" office:value="9.86102636557277" calcext:value-type="float">
            <text:p>9.86</text:p>
          </table:table-cell>
          <table:table-cell table:style-name="ce13" table:formula="of:=DEGREES(ATAN2([.W7];[.X7]))" office:value-type="float" office:value="-1.14991294509674" calcext:value-type="float">
            <text:p>-1.15</text:p>
          </table:table-cell>
          <table:table-cell office:value-type="float" office:value="9.86102636557277" calcext:value-type="float">
            <text:p>9.86</text:p>
          </table:table-cell>
          <table:table-cell office:value-type="float" office:value="-1.14991294509674" calcext:value-type="float">
            <text:p>-1.15</text:p>
          </table:table-cell>
          <table:table-cell/>
          <table:table-cell table:style-name="ce19" table:formula="of:=[.K7]*15" office:value-type="float" office:value="9.78125004362324" calcext:value-type="float">
            <text:p>9.78</text:p>
          </table:table-cell>
          <table:table-cell table:style-name="ce8" table:formula="of:=[.K7]^2*225" office:value-type="float" office:value="95.6728524158796" calcext:value-type="float">
            <text:p>95.67</text:p>
          </table:table-cell>
          <table:table-cell table:style-name="ce8" table:formula="of:=[.L7]*COS(RADIANS([.M7]))+[.N7]*COS(RADIANS([.O7]))" office:value-type="float" office:value="9.85904044347693" calcext:value-type="float">
            <text:p>9.86</text:p>
          </table:table-cell>
          <table:table-cell table:style-name="ce8" table:formula="of:=[.L7]*SIN(RADIANS([.M7]))+[.N7]*SIN(RADIANS([.O7]))" office:value-type="float" office:value="-0.197895215726914" calcext:value-type="float">
            <text:p>-0.20</text:p>
          </table:table-cell>
          <table:table-cell office:value-type="float" office:value="0.0782552774820399" calcext:value-type="float">
            <text:p>0.08</text:p>
          </table:table-cell>
          <table:table-cell table:number-columns-repeated="998"/>
        </table:table-row>
        <table:table-row table:style-name="ro1">
          <table:table-cell table:style-name="Default" office:value-type="float" office:value="119399" calcext:value-type="float">
            <text:p>119399</text:p>
          </table:table-cell>
          <table:table-cell table:style-name="Default" office:value-type="float" office:value="-31.963167957017" calcext:value-type="float">
            <text:p>-31.963167957</text:p>
          </table:table-cell>
          <table:table-cell table:style-name="Default" office:value-type="float" office:value="4.41776720893789" calcext:value-type="float">
            <text:p>4.4177672089</text:p>
          </table:table-cell>
          <table:table-cell table:style-name="Default" office:value-type="float" office:value="-8.22222441154366" calcext:value-type="float">
            <text:p>-8.2222244115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9" calcext:value-type="float">
            <text:p>-0.19</text:p>
          </table:table-cell>
          <table:table-cell table:style-name="Default" office:value-type="float" office:value="9.977" calcext:value-type="float">
            <text:p>9.977</text:p>
          </table:table-cell>
          <table:table-cell/>
          <table:table-cell table:formula="of:=DEGREES(ACOS(COS(RADIANS([.B8]))*COS(RADIANS([.C8]))))" office:value-type="float" office:value="32.2349520548766" calcext:value-type="float">
            <text:p>32.23</text:p>
          </table:table-cell>
          <table:table-cell table:formula="of:=TAN((ACOS(COS(RADIANS([.B8]))*COS(RADIANS([.C8])))))" office:value-type="float" office:value="0.630585880111902" calcext:value-type="float">
            <text:p>0.6306</text:p>
          </table:table-cell>
          <table:table-cell table:formula="of:=SQRT([.E8]^2+[.F8]^2)" office:value-type="float" office:value="0.0608276253029822" calcext:value-type="float">
            <text:p>0.06</text:p>
          </table:table-cell>
          <table:table-cell table:formula="of:=DEGREES(ATAN2([.E8]; [.F8]))" office:value-type="float" office:value="9.46232220802562" calcext:value-type="float">
            <text:p>9.46</text:p>
          </table:table-cell>
          <table:table-cell table:style-name="ce9" table:formula="of:=SQRT([.V8])" office:value-type="float" office:value="9.45878820167853" calcext:value-type="float">
            <text:p>9.46</text:p>
          </table:table-cell>
          <table:table-cell table:style-name="ce8" table:formula="of:=DEGREES(ATAN( (-SIN (RADIANS ([.C8])) * COS(RADIANS([.B8]))) / (COS (RADIANS ([.C8])) * SIN(RADIANS([.B8]))) )) + [.D8]" office:value-type="float" office:value="-1.16405296460236" calcext:value-type="float">
            <text:p>-1.16</text:p>
          </table:table-cell>
          <table:table-cell table:style-name="ce11" table:formula="of:=SQRT([.W8]^2+[.X8]^2)" office:value-type="float" office:value="9.51857927669457" calcext:value-type="float">
            <text:p>9.52</text:p>
          </table:table-cell>
          <table:table-cell table:style-name="ce13" table:formula="of:=DEGREES(ATAN2([.W8];[.X8]))" office:value-type="float" office:value="-1.09653468748136" calcext:value-type="float">
            <text:p>-1.10</text:p>
          </table:table-cell>
          <table:table-cell office:value-type="float" office:value="9.51857927669457" calcext:value-type="float">
            <text:p>9.52</text:p>
          </table:table-cell>
          <table:table-cell office:value-type="float" office:value="-1.09653468748136" calcext:value-type="float">
            <text:p>-1.10</text:p>
          </table:table-cell>
          <table:table-cell/>
          <table:table-cell table:style-name="ce19" table:formula="of:=[.K8]*15" office:value-type="float" office:value="9.45878820167854" calcext:value-type="float">
            <text:p>9.46</text:p>
          </table:table-cell>
          <table:table-cell table:style-name="ce8" table:formula="of:=[.K8]^2*225" office:value-type="float" office:value="89.468674244213" calcext:value-type="float">
            <text:p>89.47</text:p>
          </table:table-cell>
          <table:table-cell table:style-name="ce8" table:formula="of:=[.L8]*COS(RADIANS([.M8]))+[.N8]*COS(RADIANS([.O8]))" office:value-type="float" office:value="9.51683615236617" calcext:value-type="float">
            <text:p>9.52</text:p>
          </table:table-cell>
          <table:table-cell table:style-name="ce8" table:formula="of:=[.L8]*SIN(RADIANS([.M8]))+[.N8]*SIN(RADIANS([.O8]))" office:value-type="float" office:value="-0.182156788881424" calcext:value-type="float">
            <text:p>-0.18</text:p>
          </table:table-cell>
          <table:table-cell office:value-type="float" office:value="0.195090769795234" calcext:value-type="float">
            <text:p>0.20</text:p>
          </table:table-cell>
          <table:table-cell table:number-columns-repeated="998"/>
        </table:table-row>
        <table:table-row table:style-name="ro1">
          <table:table-cell table:style-name="Default" office:value-type="float" office:value="119649" calcext:value-type="float">
            <text:p>119649</text:p>
          </table:table-cell>
          <table:table-cell table:style-name="Default" office:value-type="float" office:value="-32.1291244783754" calcext:value-type="float">
            <text:p>-32.1291244784</text:p>
          </table:table-cell>
          <table:table-cell table:style-name="Default" office:value-type="float" office:value="4.47721632170004" calcext:value-type="float">
            <text:p>4.4772163217</text:p>
          </table:table-cell>
          <table:table-cell table:style-name="Default" office:value-type="float" office:value="-8.30429767215783" calcext:value-type="float">
            <text:p>-8.304297672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2" calcext:value-type="float">
            <text:p>-0.2</text:p>
          </table:table-cell>
          <table:table-cell table:style-name="Default" office:value-type="float" office:value="10.028" calcext:value-type="float">
            <text:p>10.028</text:p>
          </table:table-cell>
          <table:table-cell/>
          <table:table-cell table:formula="of:=DEGREES(ACOS(COS(RADIANS([.B9]))*COS(RADIANS([.C9]))))" office:value-type="float" office:value="32.406462230195" calcext:value-type="float">
            <text:p>32.41</text:p>
          </table:table-cell>
          <table:table-cell table:formula="of:=TAN((ACOS(COS(RADIANS([.B9]))*COS(RADIANS([.C9])))))" office:value-type="float" office:value="0.634777520164731" calcext:value-type="float">
            <text:p>0.6348</text:p>
          </table:table-cell>
          <table:table-cell table:formula="of:=SQRT([.E9]^2+[.F9]^2)" office:value-type="float" office:value="0.0223606797749979" calcext:value-type="float">
            <text:p>0.02</text:p>
          </table:table-cell>
          <table:table-cell table:formula="of:=DEGREES(ATAN2([.E9]; [.F9]))" office:value-type="float" office:value="153.434948822922" calcext:value-type="float">
            <text:p>153.43</text:p>
          </table:table-cell>
          <table:table-cell table:style-name="ce9" table:formula="of:=SQRT([.V9])" office:value-type="float" office:value="9.52166280247097" calcext:value-type="float">
            <text:p>9.52</text:p>
          </table:table-cell>
          <table:table-cell table:style-name="ce8" table:formula="of:=DEGREES(ATAN( (-SIN (RADIANS ([.C9])) * COS(RADIANS([.B9]))) / (COS (RADIANS ([.C9])) * SIN(RADIANS([.B9]))) )) + [.D9]" office:value-type="float" office:value="-1.19718681639521" calcext:value-type="float">
            <text:p>-1.20</text:p>
          </table:table-cell>
          <table:table-cell table:style-name="ce11" table:formula="of:=SQRT([.W9]^2+[.X9]^2)" office:value-type="float" office:value="9.50146306449165" calcext:value-type="float">
            <text:p>9.50</text:p>
          </table:table-cell>
          <table:table-cell table:style-name="ce13" table:formula="of:=DEGREES(ATAN2([.W9];[.X9]))" office:value-type="float" office:value="-1.13941773181639" calcext:value-type="float">
            <text:p>-1.14</text:p>
          </table:table-cell>
          <table:table-cell office:value-type="float" office:value="9.50146306449165" calcext:value-type="float">
            <text:p>9.50</text:p>
          </table:table-cell>
          <table:table-cell office:value-type="float" office:value="-1.13941773181639" calcext:value-type="float">
            <text:p>-1.14</text:p>
          </table:table-cell>
          <table:table-cell/>
          <table:table-cell table:style-name="ce19" table:formula="of:=[.K9]*15" office:value-type="float" office:value="9.52166280247097" calcext:value-type="float">
            <text:p>9.52</text:p>
          </table:table-cell>
          <table:table-cell table:style-name="ce8" table:formula="of:=[.K9]^2*225" office:value-type="float" office:value="90.6620625239593" calcext:value-type="float">
            <text:p>90.66</text:p>
          </table:table-cell>
          <table:table-cell table:style-name="ce8" table:formula="of:=[.L9]*COS(RADIANS([.M9]))+[.N9]*COS(RADIANS([.O9]))" office:value-type="float" office:value="9.49958432372751" calcext:value-type="float">
            <text:p>9.50</text:p>
          </table:table-cell>
          <table:table-cell table:style-name="ce8" table:formula="of:=[.L9]*SIN(RADIANS([.M9]))+[.N9]*SIN(RADIANS([.O9]))" office:value-type="float" office:value="-0.188939255554682" calcext:value-type="float">
            <text:p>-0.19</text:p>
          </table:table-cell>
          <table:table-cell office:value-type="float" office:value="0.195090769795234" calcext:value-type="float">
            <text:p>0.20</text:p>
          </table:table-cell>
          <table:table-cell table:number-columns-repeated="998"/>
        </table:table-row>
        <table:table-row table:style-name="ro1">
          <table:table-cell table:style-name="Default" office:value-type="float" office:value="119899" calcext:value-type="float">
            <text:p>119899</text:p>
          </table:table-cell>
          <table:table-cell table:style-name="Default" office:value-type="float" office:value="-32.597323700696" calcext:value-type="float">
            <text:p>-32.5973237007</text:p>
          </table:table-cell>
          <table:table-cell table:style-name="Default" office:value-type="float" office:value="4.65936636780688" calcext:value-type="float">
            <text:p>4.6593663678</text:p>
          </table:table-cell>
          <table:table-cell table:style-name="Default" office:value-type="float" office:value="-8.3597084355732" calcext:value-type="float">
            <text:p>-8.359708435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9" calcext:value-type="float">
            <text:p>-0.19</text:p>
          </table:table-cell>
          <table:table-cell table:style-name="Default" office:value-type="float" office:value="10.077" calcext:value-type="float">
            <text:p>10.077</text:p>
          </table:table-cell>
          <table:table-cell/>
          <table:table-cell table:formula="of:=DEGREES(ACOS(COS(RADIANS([.B10]))*COS(RADIANS([.C10]))))" office:value-type="float" office:value="32.8922444069519" calcext:value-type="float">
            <text:p>32.89</text:p>
          </table:table-cell>
          <table:table-cell table:formula="of:=TAN((ACOS(COS(RADIANS([.B10]))*COS(RADIANS([.C10])))))" office:value-type="float" office:value="0.646737018064385" calcext:value-type="float">
            <text:p>0.6467</text:p>
          </table:table-cell>
          <table:table-cell table:formula="of:=SQRT([.E10]^2+[.F10]^2)" office:value-type="float" office:value="0.04" calcext:value-type="float">
            <text:p>0.04</text:p>
          </table:table-cell>
          <table:table-cell table:formula="of:=DEGREES(ATAN2([.E10]; [.F10]))" office:value-type="float" office:value="180" calcext:value-type="float">
            <text:p>180.00</text:p>
          </table:table-cell>
          <table:table-cell table:style-name="ce9" table:formula="of:=SQRT([.V10])" office:value-type="float" office:value="9.70105527096578" calcext:value-type="float">
            <text:p>9.70</text:p>
          </table:table-cell>
          <table:table-cell table:style-name="ce8" table:formula="of:=DEGREES(ATAN( (-SIN (RADIANS ([.C10])) * COS(RADIANS([.B10]))) / (COS (RADIANS ([.C10])) * SIN(RADIANS([.B10]))) )) + [.D10]" office:value-type="float" office:value="-1.09636596939529" calcext:value-type="float">
            <text:p>-1.10</text:p>
          </table:table-cell>
          <table:table-cell table:style-name="ce11" table:formula="of:=SQRT([.W10]^2+[.X10]^2)" office:value-type="float" office:value="9.66106262417325" calcext:value-type="float">
            <text:p>9.66</text:p>
          </table:table-cell>
          <table:table-cell table:style-name="ce13" table:formula="of:=DEGREES(ATAN2([.W10];[.X10]))" office:value-type="float" office:value="-1.10090501073116" calcext:value-type="float">
            <text:p>-1.10</text:p>
          </table:table-cell>
          <table:table-cell office:value-type="float" office:value="9.66106262417325" calcext:value-type="float">
            <text:p>9.66</text:p>
          </table:table-cell>
          <table:table-cell office:value-type="float" office:value="-1.10090501073116" calcext:value-type="float">
            <text:p>-1.10</text:p>
          </table:table-cell>
          <table:table-cell/>
          <table:table-cell table:style-name="ce19" table:formula="of:=[.K10]*15" office:value-type="float" office:value="9.70105527096578" calcext:value-type="float">
            <text:p>9.70</text:p>
          </table:table-cell>
          <table:table-cell table:style-name="ce8" table:formula="of:=[.K10]^2*225" office:value-type="float" office:value="94.1104733703329" calcext:value-type="float">
            <text:p>94.11</text:p>
          </table:table-cell>
          <table:table-cell table:style-name="ce8" table:formula="of:=[.L10]*COS(RADIANS([.M10]))+[.N10]*COS(RADIANS([.O10]))" office:value-type="float" office:value="9.65927927669505" calcext:value-type="float">
            <text:p>9.66</text:p>
          </table:table-cell>
          <table:table-cell table:style-name="ce8" table:formula="of:=[.L10]*SIN(RADIANS([.M10]))+[.N10]*SIN(RADIANS([.O10]))" office:value-type="float" office:value="-0.185620265614842" calcext:value-type="float">
            <text:p>-0.19</text:p>
          </table:table-cell>
          <table:table-cell office:value-type="float" office:value="0.203426478726615" calcext:value-type="float">
            <text:p>0.20</text:p>
          </table:table-cell>
          <table:table-cell table:number-columns-repeated="998"/>
        </table:table-row>
        <table:table-row table:style-name="ro1">
          <table:table-cell table:style-name="Default" office:value-type="float" office:value="120149" calcext:value-type="float">
            <text:p>120149</text:p>
          </table:table-cell>
          <table:table-cell table:style-name="Default" office:value-type="float" office:value="-32.5193502611311" calcext:value-type="float">
            <text:p>-32.5193502611</text:p>
          </table:table-cell>
          <table:table-cell table:style-name="Default" office:value-type="float" office:value="4.68369720917776" calcext:value-type="float">
            <text:p>4.6836972092</text:p>
          </table:table-cell>
          <table:table-cell table:style-name="Default" office:value-type="float" office:value="-8.3215806120789" calcext:value-type="float">
            <text:p>-8.3215806121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" calcext:value-type="float">
            <text:p>-0.18</text:p>
          </table:table-cell>
          <table:table-cell table:style-name="Default" office:value-type="float" office:value="10.124" calcext:value-type="float">
            <text:p>10.124</text:p>
          </table:table-cell>
          <table:table-cell/>
          <table:table-cell table:formula="of:=DEGREES(ACOS(COS(RADIANS([.B11]))*COS(RADIANS([.C11]))))" office:value-type="float" office:value="32.8182331442244" calcext:value-type="float">
            <text:p>32.82</text:p>
          </table:table-cell>
          <table:table-cell table:formula="of:=TAN((ACOS(COS(RADIANS([.B11]))*COS(RADIANS([.C11])))))" office:value-type="float" office:value="0.644906511470106" calcext:value-type="float">
            <text:p>0.6449</text:p>
          </table:table-cell>
          <table:table-cell table:formula="of:=SQRT([.E11]^2+[.F11]^2)" office:value-type="float" office:value="0.07" calcext:value-type="float">
            <text:p>0.07</text:p>
          </table:table-cell>
          <table:table-cell table:formula="of:=DEGREES(ATAN2([.E11]; [.F11]))" office:value-type="float" office:value="180" calcext:value-type="float">
            <text:p>180.00</text:p>
          </table:table-cell>
          <table:table-cell table:style-name="ce9" table:formula="of:=SQRT([.V11])" office:value-type="float" office:value="9.67359767205159" calcext:value-type="float">
            <text:p>9.67</text:p>
          </table:table-cell>
          <table:table-cell table:style-name="ce8" table:formula="of:=DEGREES(ATAN( (-SIN (RADIANS ([.C11])) * COS(RADIANS([.B11]))) / (COS (RADIANS ([.C11])) * SIN(RADIANS([.B11]))) )) + [.D11]" office:value-type="float" office:value="-0.998849974873484" calcext:value-type="float">
            <text:p>-1.00</text:p>
          </table:table-cell>
          <table:table-cell table:style-name="ce11" table:formula="of:=SQRT([.W11]^2+[.X11]^2)" office:value-type="float" office:value="9.60360838640895" calcext:value-type="float">
            <text:p>9.60</text:p>
          </table:table-cell>
          <table:table-cell table:style-name="ce13" table:formula="of:=DEGREES(ATAN2([.W11];[.X11]))" office:value-type="float" office:value="-1.00613015062067" calcext:value-type="float">
            <text:p>-1.01</text:p>
          </table:table-cell>
          <table:table-cell office:value-type="float" office:value="9.60360838640895" calcext:value-type="float">
            <text:p>9.60</text:p>
          </table:table-cell>
          <table:table-cell office:value-type="float" office:value="-1.00613015062067" calcext:value-type="float">
            <text:p>-1.01</text:p>
          </table:table-cell>
          <table:table-cell/>
          <table:table-cell table:style-name="ce19" table:formula="of:=[.K11]*15" office:value-type="float" office:value="9.67359767205159" calcext:value-type="float">
            <text:p>9.67</text:p>
          </table:table-cell>
          <table:table-cell table:style-name="ce8" table:formula="of:=[.K11]^2*225" office:value-type="float" office:value="93.578491920722" calcext:value-type="float">
            <text:p>93.58</text:p>
          </table:table-cell>
          <table:table-cell table:style-name="ce8" table:formula="of:=[.L11]*COS(RADIANS([.M11]))+[.N11]*COS(RADIANS([.O11]))" office:value-type="float" office:value="9.602127722983" calcext:value-type="float">
            <text:p>9.60</text:p>
          </table:table-cell>
          <table:table-cell table:style-name="ce8" table:formula="of:=[.L11]*SIN(RADIANS([.M11]))+[.N11]*SIN(RADIANS([.O11]))" office:value-type="float" office:value="-0.168633422030162" calcext:value-type="float">
            <text:p>-0.17</text:p>
          </table:table-cell>
          <table:table-cell office:value-type="float" office:value="0.203426478726615" calcext:value-type="float">
            <text:p>0.20</text:p>
          </table:table-cell>
          <table:table-cell table:number-columns-repeated="998"/>
        </table:table-row>
        <table:table-row table:style-name="ro1">
          <table:table-cell table:style-name="Default" office:value-type="float" office:value="120400" calcext:value-type="float">
            <text:p>120400</text:p>
          </table:table-cell>
          <table:table-cell table:style-name="Default" office:value-type="float" office:value="-32.6580372522282" calcext:value-type="float">
            <text:p>-32.6580372522</text:p>
          </table:table-cell>
          <table:table-cell table:style-name="Default" office:value-type="float" office:value="4.653018560747" calcext:value-type="float">
            <text:p>4.6530185607</text:p>
          </table:table-cell>
          <table:table-cell table:style-name="Default" office:value-type="float" office:value="-8.297083284847" calcext:value-type="float">
            <text:p>-8.2970832848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7" calcext:value-type="float">
            <text:p>-0.17</text:p>
          </table:table-cell>
          <table:table-cell table:style-name="Default" office:value-type="float" office:value="10.169" calcext:value-type="float">
            <text:p>10.169</text:p>
          </table:table-cell>
          <table:table-cell/>
          <table:table-cell table:formula="of:=DEGREES(ACOS(COS(RADIANS([.B12]))*COS(RADIANS([.C12]))))" office:value-type="float" office:value="32.9514784340999" calcext:value-type="float">
            <text:p>32.95</text:p>
          </table:table-cell>
          <table:table-cell table:formula="of:=TAN((ACOS(COS(RADIANS([.B12]))*COS(RADIANS([.C12])))))" office:value-type="float" office:value="0.648204246704014" calcext:value-type="float">
            <text:p>0.6482</text:p>
          </table:table-cell>
          <table:table-cell table:formula="of:=SQRT([.E12]^2+[.F12]^2)" office:value-type="float" office:value="0.120415945787923" calcext:value-type="float">
            <text:p>0.12</text:p>
          </table:table-cell>
          <table:table-cell table:formula="of:=DEGREES(ATAN2([.E12]; [.F12]))" office:value-type="float" office:value="175.236358309274" calcext:value-type="float">
            <text:p>175.24</text:p>
          </table:table-cell>
          <table:table-cell table:style-name="ce9" table:formula="of:=SQRT([.V12])" office:value-type="float" office:value="9.72306370056021" calcext:value-type="float">
            <text:p>9.72</text:p>
          </table:table-cell>
          <table:table-cell table:style-name="ce8" table:formula="of:=DEGREES(ATAN( (-SIN (RADIANS ([.C12])) * COS(RADIANS([.B12]))) / (COS (RADIANS ([.C12])) * SIN(RADIANS([.B12]))) )) + [.D12]" office:value-type="float" office:value="-1.06030132786988" calcext:value-type="float">
            <text:p>-1.06</text:p>
          </table:table-cell>
          <table:table-cell table:style-name="ce11" table:formula="of:=SQRT([.W12]^2+[.X12]^2)" office:value-type="float" office:value="9.60290235053445" calcext:value-type="float">
            <text:p>9.60</text:p>
          </table:table-cell>
          <table:table-cell table:style-name="ce13" table:formula="of:=DEGREES(ATAN2([.W12];[.X12]))" office:value-type="float" office:value="-1.01389547838409" calcext:value-type="float">
            <text:p>-1.01</text:p>
          </table:table-cell>
          <table:table-cell office:value-type="float" office:value="9.60290235053445" calcext:value-type="float">
            <text:p>9.60</text:p>
          </table:table-cell>
          <table:table-cell office:value-type="float" office:value="-1.01389547838409" calcext:value-type="float">
            <text:p>-1.01</text:p>
          </table:table-cell>
          <table:table-cell/>
          <table:table-cell table:style-name="ce19" table:formula="of:=[.K12]*15" office:value-type="float" office:value="9.72306370056021" calcext:value-type="float">
            <text:p>9.72</text:p>
          </table:table-cell>
          <table:table-cell table:style-name="ce8" table:formula="of:=[.K12]^2*225" office:value-type="float" office:value="94.5379677251517" calcext:value-type="float">
            <text:p>94.54</text:p>
          </table:table-cell>
          <table:table-cell table:style-name="ce8" table:formula="of:=[.L12]*COS(RADIANS([.M12]))+[.N12]*COS(RADIANS([.O12]))" office:value-type="float" office:value="9.60139885448367" calcext:value-type="float">
            <text:p>9.60</text:p>
          </table:table-cell>
          <table:table-cell table:style-name="ce8" table:formula="of:=[.L12]*SIN(RADIANS([.M12]))+[.N12]*SIN(RADIANS([.O12]))" office:value-type="float" office:value="-0.169922308776012" calcext:value-type="float">
            <text:p>-0.17</text:p>
          </table:table-cell>
          <table:table-cell office:value-type="float" office:value="0.182839663610927" calcext:value-type="float">
            <text:p>0.18</text:p>
          </table:table-cell>
          <table:table-cell table:number-columns-repeated="998"/>
        </table:table-row>
        <table:table-row table:style-name="ro1">
          <table:table-cell table:style-name="Default" office:value-type="float" office:value="120650" calcext:value-type="float">
            <text:p>120650</text:p>
          </table:table-cell>
          <table:table-cell table:style-name="Default" office:value-type="float" office:value="-33.1022727558458" calcext:value-type="float">
            <text:p>-33.1022727558</text:p>
          </table:table-cell>
          <table:table-cell table:style-name="Default" office:value-type="float" office:value="4.66438356863907" calcext:value-type="float">
            <text:p>4.6643835686</text:p>
          </table:table-cell>
          <table:table-cell table:style-name="Default" office:value-type="float" office:value="-8.29448610541511" calcext:value-type="float">
            <text:p>-8.2944861054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5" calcext:value-type="float">
            <text:p>-0.15</text:p>
          </table:table-cell>
          <table:table-cell table:style-name="Default" office:value-type="float" office:value="10.209" calcext:value-type="float">
            <text:p>10.209</text:p>
          </table:table-cell>
          <table:table-cell/>
          <table:table-cell table:formula="of:=DEGREES(ACOS(COS(RADIANS([.B13]))*COS(RADIANS([.C13]))))" office:value-type="float" office:value="33.3922089857484" calcext:value-type="float">
            <text:p>33.39</text:p>
          </table:table-cell>
          <table:table-cell table:formula="of:=TAN((ACOS(COS(RADIANS([.B13]))*COS(RADIANS([.C13])))))" office:value-type="float" office:value="0.659183427667826" calcext:value-type="float">
            <text:p>0.6592</text:p>
          </table:table-cell>
          <table:table-cell table:formula="of:=SQRT([.E13]^2+[.F13]^2)" office:value-type="float" office:value="0.13" calcext:value-type="float">
            <text:p>0.13</text:p>
          </table:table-cell>
          <table:table-cell table:formula="of:=DEGREES(ATAN2([.E13]; [.F13]))" office:value-type="float" office:value="180" calcext:value-type="float">
            <text:p>180.00</text:p>
          </table:table-cell>
          <table:table-cell table:style-name="ce9" table:formula="of:=SQRT([.V13])" office:value-type="float" office:value="9.88775141501739" calcext:value-type="float">
            <text:p>9.89</text:p>
          </table:table-cell>
          <table:table-cell table:style-name="ce8" table:formula="of:=DEGREES(ATAN( (-SIN (RADIANS ([.C13])) * COS(RADIANS([.B13]))) / (COS (RADIANS ([.C13])) * SIN(RADIANS([.B13]))) )) + [.D13]" office:value-type="float" office:value="-1.16119474385632" calcext:value-type="float">
            <text:p>-1.16</text:p>
          </table:table-cell>
          <table:table-cell table:style-name="ce11" table:formula="of:=SQRT([.W13]^2+[.X13]^2)" office:value-type="float" office:value="9.75777846771242" calcext:value-type="float">
            <text:p>9.76</text:p>
          </table:table-cell>
          <table:table-cell table:style-name="ce13" table:formula="of:=DEGREES(ATAN2([.W13];[.X13]))" office:value-type="float" office:value="-1.17666393957541" calcext:value-type="float">
            <text:p>-1.18</text:p>
          </table:table-cell>
          <table:table-cell office:value-type="float" office:value="9.75777846771242" calcext:value-type="float">
            <text:p>9.76</text:p>
          </table:table-cell>
          <table:table-cell office:value-type="float" office:value="-1.17666393957541" calcext:value-type="float">
            <text:p>-1.18</text:p>
          </table:table-cell>
          <table:table-cell/>
          <table:table-cell table:style-name="ce19" table:formula="of:=[.K13]*15" office:value-type="float" office:value="9.88775141501739" calcext:value-type="float">
            <text:p>9.89</text:p>
          </table:table-cell>
          <table:table-cell table:style-name="ce8" table:formula="of:=[.K13]^2*225" office:value-type="float" office:value="97.7676280451783" calcext:value-type="float">
            <text:p>97.77</text:p>
          </table:table-cell>
          <table:table-cell table:style-name="ce8" table:formula="of:=[.L13]*COS(RADIANS([.M13]))+[.N13]*COS(RADIANS([.O13]))" office:value-type="float" office:value="9.75572084702371" calcext:value-type="float">
            <text:p>9.76</text:p>
          </table:table-cell>
          <table:table-cell table:style-name="ce8" table:formula="of:=[.L13]*SIN(RADIANS([.M13]))+[.N13]*SIN(RADIANS([.O13]))" office:value-type="float" office:value="-0.200378092363096" calcext:value-type="float">
            <text:p>-0.20</text:p>
          </table:table-cell>
          <table:table-cell office:value-type="float" office:value="0.182839663610927" calcext:value-type="float">
            <text:p>0.18</text:p>
          </table:table-cell>
          <table:table-cell table:number-columns-repeated="998"/>
        </table:table-row>
        <table:table-row table:style-name="ro1">
          <table:table-cell table:style-name="Default" office:value-type="float" office:value="120899" calcext:value-type="float">
            <text:p>120899</text:p>
          </table:table-cell>
          <table:table-cell table:style-name="Default" office:value-type="float" office:value="-33.0871985283476" calcext:value-type="float">
            <text:p>-33.0871985283</text:p>
          </table:table-cell>
          <table:table-cell table:style-name="Default" office:value-type="float" office:value="4.69680818417642" calcext:value-type="float">
            <text:p>4.6968081842</text:p>
          </table:table-cell>
          <table:table-cell table:style-name="Default" office:value-type="float" office:value="-8.26076375393546" calcext:value-type="float">
            <text:p>-8.2607637539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5" calcext:value-type="float">
            <text:p>-0.15</text:p>
          </table:table-cell>
          <table:table-cell table:style-name="Default" office:value-type="float" office:value="10.247" calcext:value-type="float">
            <text:p>10.247</text:p>
          </table:table-cell>
          <table:table-cell/>
          <table:table-cell table:formula="of:=DEGREES(ACOS(COS(RADIANS([.B14]))*COS(RADIANS([.C14]))))" office:value-type="float" office:value="33.38132955604" calcext:value-type="float">
            <text:p>33.38</text:p>
          </table:table-cell>
          <table:table-cell table:formula="of:=TAN((ACOS(COS(RADIANS([.B14]))*COS(RADIANS([.C14])))))" office:value-type="float" office:value="0.658911071885549" calcext:value-type="float">
            <text:p>0.6589</text:p>
          </table:table-cell>
          <table:table-cell table:formula="of:=SQRT([.E14]^2+[.F14]^2)" office:value-type="float" office:value="0.12" calcext:value-type="float">
            <text:p>0.12</text:p>
          </table:table-cell>
          <table:table-cell table:formula="of:=DEGREES(ATAN2([.E14]; [.F14]))" office:value-type="float" office:value="180" calcext:value-type="float">
            <text:p>180.00</text:p>
          </table:table-cell>
          <table:table-cell table:style-name="ce9" table:formula="of:=SQRT([.V14])" office:value-type="float" office:value="9.88366607828323" calcext:value-type="float">
            <text:p>9.88</text:p>
          </table:table-cell>
          <table:table-cell table:style-name="ce8" table:formula="of:=DEGREES(ATAN( (-SIN (RADIANS ([.C14])) * COS(RADIANS([.B14]))) / (COS (RADIANS ([.C14])) * SIN(RADIANS([.B14]))) )) + [.D14]" office:value-type="float" office:value="-1.0740924293793" calcext:value-type="float">
            <text:p>-1.07</text:p>
          </table:table-cell>
          <table:table-cell table:style-name="ce11" table:formula="of:=SQRT([.W14]^2+[.X14]^2)" office:value-type="float" office:value="9.76368742255046" calcext:value-type="float">
            <text:p>9.76</text:p>
          </table:table-cell>
          <table:table-cell table:style-name="ce13" table:formula="of:=DEGREES(ATAN2([.W14];[.X14]))" office:value-type="float" office:value="-1.08729272327116" calcext:value-type="float">
            <text:p>-1.09</text:p>
          </table:table-cell>
          <table:table-cell office:value-type="float" office:value="9.76368742255046" calcext:value-type="float">
            <text:p>9.76</text:p>
          </table:table-cell>
          <table:table-cell office:value-type="float" office:value="-1.08729272327116" calcext:value-type="float">
            <text:p>-1.09</text:p>
          </table:table-cell>
          <table:table-cell/>
          <table:table-cell table:style-name="ce19" table:formula="of:=[.K14]*15" office:value-type="float" office:value="9.88366607828323" calcext:value-type="float">
            <text:p>9.88</text:p>
          </table:table-cell>
          <table:table-cell table:style-name="ce8" table:formula="of:=[.K14]^2*225" office:value-type="float" office:value="97.6868551470067" calcext:value-type="float">
            <text:p>97.69</text:p>
          </table:table-cell>
          <table:table-cell table:style-name="ce8" table:formula="of:=[.L14]*COS(RADIANS([.M14]))+[.N14]*COS(RADIANS([.O14]))" office:value-type="float" office:value="9.76192942390278" calcext:value-type="float">
            <text:p>9.76</text:p>
          </table:table-cell>
          <table:table-cell table:style-name="ce8" table:formula="of:=[.L14]*SIN(RADIANS([.M14]))+[.N14]*SIN(RADIANS([.O14]))" office:value-type="float" office:value="-0.185272793499829" calcext:value-type="float">
            <text:p>-0.19</text:p>
          </table:table-cell>
          <table:table-cell office:value-type="float" office:value="0.197523871524076" calcext:value-type="float">
            <text:p>0.20</text:p>
          </table:table-cell>
          <table:table-cell table:number-columns-repeated="998"/>
        </table:table-row>
        <table:table-row table:style-name="ro1">
          <table:table-cell table:style-name="Default" office:value-type="float" office:value="121149" calcext:value-type="float">
            <text:p>121149</text:p>
          </table:table-cell>
          <table:table-cell table:style-name="Default" office:value-type="float" office:value="-32.9943352763921" calcext:value-type="float">
            <text:p>-32.9943352764</text:p>
          </table:table-cell>
          <table:table-cell table:style-name="Default" office:value-type="float" office:value="4.68230171615296" calcext:value-type="float">
            <text:p>4.6823017162</text:p>
          </table:table-cell>
          <table:table-cell table:style-name="Default" office:value-type="float" office:value="-8.25165142780902" calcext:value-type="float">
            <text:p>-8.2516514278</text:p>
          </table:table-cell>
          <table:table-cell table:style-name="Default" office:value-type="float" office:value="-0.11" calcext:value-type="float">
            <text:p>-0.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284" calcext:value-type="float">
            <text:p>10.284</text:p>
          </table:table-cell>
          <table:table-cell/>
          <table:table-cell table:formula="of:=DEGREES(ACOS(COS(RADIANS([.B15]))*COS(RADIANS([.C15]))))" office:value-type="float" office:value="33.2876905944292" calcext:value-type="float">
            <text:p>33.29</text:p>
          </table:table-cell>
          <table:table-cell table:formula="of:=TAN((ACOS(COS(RADIANS([.B15]))*COS(RADIANS([.C15])))))" office:value-type="float" office:value="0.656569725469393" calcext:value-type="float">
            <text:p>0.6566</text:p>
          </table:table-cell>
          <table:table-cell table:formula="of:=SQRT([.E15]^2+[.F15]^2)" office:value-type="float" office:value="0.11" calcext:value-type="float">
            <text:p>0.11</text:p>
          </table:table-cell>
          <table:table-cell table:formula="of:=DEGREES(ATAN2([.E15]; [.F15]))" office:value-type="float" office:value="180" calcext:value-type="float">
            <text:p>180.00</text:p>
          </table:table-cell>
          <table:table-cell table:style-name="ce9" table:formula="of:=SQRT([.V15])" office:value-type="float" office:value="9.8485458820409" calcext:value-type="float">
            <text:p>9.85</text:p>
          </table:table-cell>
          <table:table-cell table:style-name="ce8" table:formula="of:=DEGREES(ATAN( (-SIN (RADIANS ([.C15])) * COS(RADIANS([.B15]))) / (COS (RADIANS ([.C15])) * SIN(RADIANS([.B15]))) )) + [.D15]" office:value-type="float" office:value="-1.06185856490973" calcext:value-type="float">
            <text:p>-1.06</text:p>
          </table:table-cell>
          <table:table-cell table:style-name="ce11" table:formula="of:=SQRT([.W15]^2+[.X15]^2)" office:value-type="float" office:value="9.73856498567163" calcext:value-type="float">
            <text:p>9.74</text:p>
          </table:table-cell>
          <table:table-cell table:style-name="ce13" table:formula="of:=DEGREES(ATAN2([.W15];[.X15]))" office:value-type="float" office:value="-1.07385188803491" calcext:value-type="float">
            <text:p>-1.07</text:p>
          </table:table-cell>
          <table:table-cell office:value-type="float" office:value="9.73856498567163" calcext:value-type="float">
            <text:p>9.74</text:p>
          </table:table-cell>
          <table:table-cell office:value-type="float" office:value="-1.07385188803491" calcext:value-type="float">
            <text:p>-1.07</text:p>
          </table:table-cell>
          <table:table-cell/>
          <table:table-cell table:style-name="ce19" table:formula="of:=[.K15]*15" office:value-type="float" office:value="9.8485458820409" calcext:value-type="float">
            <text:p>9.85</text:p>
          </table:table-cell>
          <table:table-cell table:style-name="ce8" table:formula="of:=[.K15]^2*225" office:value-type="float" office:value="96.9938559906647" calcext:value-type="float">
            <text:p>96.99</text:p>
          </table:table-cell>
          <table:table-cell table:style-name="ce8" table:formula="of:=[.L15]*COS(RADIANS([.M15]))+[.N15]*COS(RADIANS([.O15]))" office:value-type="float" office:value="9.7368545932513" calcext:value-type="float">
            <text:p>9.74</text:p>
          </table:table-cell>
          <table:table-cell table:style-name="ce8" table:formula="of:=[.L15]*SIN(RADIANS([.M15]))+[.N15]*SIN(RADIANS([.O15]))" office:value-type="float" office:value="-0.182511944898391" calcext:value-type="float">
            <text:p>-0.18</text:p>
          </table:table-cell>
          <table:table-cell office:value-type="float" office:value="0.197523871524076" calcext:value-type="float">
            <text:p>0.20</text:p>
          </table:table-cell>
          <table:table-cell table:number-columns-repeated="998"/>
        </table:table-row>
        <table:table-row table:style-name="ro1">
          <table:table-cell table:style-name="Default" office:value-type="float" office:value="121399" calcext:value-type="float">
            <text:p>121399</text:p>
          </table:table-cell>
          <table:table-cell table:style-name="Default" office:value-type="float" office:value="-33.0404253929114" calcext:value-type="float">
            <text:p>-33.0404253929</text:p>
          </table:table-cell>
          <table:table-cell table:style-name="Default" office:value-type="float" office:value="4.68920191476196" calcext:value-type="float">
            <text:p>4.6892019148</text:p>
          </table:table-cell>
          <table:table-cell table:style-name="Default" office:value-type="float" office:value="-8.27620339655427" calcext:value-type="float">
            <text:p>-8.2762033966</text:p>
          </table:table-cell>
          <table:table-cell table:style-name="Default" office:value-type="float" office:value="-0.11" calcext:value-type="float">
            <text:p>-0.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32" calcext:value-type="float">
            <text:p>10.32</text:p>
          </table:table-cell>
          <table:table-cell/>
          <table:table-cell table:formula="of:=DEGREES(ACOS(COS(RADIANS([.B16]))*COS(RADIANS([.C16]))))" office:value-type="float" office:value="33.334128596702" calcext:value-type="float">
            <text:p>33.33</text:p>
          </table:table-cell>
          <table:table-cell table:formula="of:=TAN((ACOS(COS(RADIANS([.B16]))*COS(RADIANS([.C16])))))" office:value-type="float" office:value="0.657730231036348" calcext:value-type="float">
            <text:p>0.6577</text:p>
          </table:table-cell>
          <table:table-cell table:formula="of:=SQRT([.E16]^2+[.F16]^2)" office:value-type="float" office:value="0.11" calcext:value-type="float">
            <text:p>0.11</text:p>
          </table:table-cell>
          <table:table-cell table:formula="of:=DEGREES(ATAN2([.E16]; [.F16]))" office:value-type="float" office:value="180" calcext:value-type="float">
            <text:p>180.00</text:p>
          </table:table-cell>
          <table:table-cell table:style-name="ce9" table:formula="of:=SQRT([.V16])" office:value-type="float" office:value="9.86595346554522" calcext:value-type="float">
            <text:p>9.87</text:p>
          </table:table-cell>
          <table:table-cell table:style-name="ce8" table:formula="of:=DEGREES(ATAN( (-SIN (RADIANS ([.C16])) * COS(RADIANS([.B16]))) / (COS (RADIANS ([.C16])) * SIN(RADIANS([.B16]))) )) + [.D16]" office:value-type="float" office:value="-1.08841265603279" calcext:value-type="float">
            <text:p>-1.09</text:p>
          </table:table-cell>
          <table:table-cell table:style-name="ce11" table:formula="of:=SQRT([.W16]^2+[.X16]^2)" office:value-type="float" office:value="9.7559735361485" calcext:value-type="float">
            <text:p>9.76</text:p>
          </table:table-cell>
          <table:table-cell table:style-name="ce13" table:formula="of:=DEGREES(ATAN2([.W16];[.X16]))" office:value-type="float" office:value="-1.10068392676028" calcext:value-type="float">
            <text:p>-1.10</text:p>
          </table:table-cell>
          <table:table-cell office:value-type="float" office:value="9.75597353614849" calcext:value-type="float">
            <text:p>9.76</text:p>
          </table:table-cell>
          <table:table-cell office:value-type="float" office:value="-1.10068392676028" calcext:value-type="float">
            <text:p>-1.10</text:p>
          </table:table-cell>
          <table:table-cell/>
          <table:table-cell table:style-name="ce19" table:formula="of:=[.K16]*15" office:value-type="float" office:value="9.86595346554522" calcext:value-type="float">
            <text:p>9.87</text:p>
          </table:table-cell>
          <table:table-cell table:style-name="ce8" table:formula="of:=[.K16]^2*225" office:value-type="float" office:value="97.3370377843037" calcext:value-type="float">
            <text:p>97.34</text:p>
          </table:table-cell>
          <table:table-cell table:style-name="ce8" table:formula="of:=[.L16]*COS(RADIANS([.M16]))+[.N16]*COS(RADIANS([.O16]))" office:value-type="float" office:value="9.75417339215404" calcext:value-type="float">
            <text:p>9.75</text:p>
          </table:table-cell>
          <table:table-cell table:style-name="ce8" table:formula="of:=[.L16]*SIN(RADIANS([.M16]))+[.N16]*SIN(RADIANS([.O16]))" office:value-type="float" office:value="-0.187406173387935" calcext:value-type="float">
            <text:p>-0.19</text:p>
          </table:table-cell>
          <table:table-cell office:value-type="float" office:value="0.205764388043009" calcext:value-type="float">
            <text:p>0.21</text:p>
          </table:table-cell>
          <table:table-cell table:number-columns-repeated="998"/>
        </table:table-row>
        <table:table-row table:style-name="ro1">
          <table:table-cell table:style-name="Default" office:value-type="float" office:value="121649" calcext:value-type="float">
            <text:p>121649</text:p>
          </table:table-cell>
          <table:table-cell table:style-name="Default" office:value-type="float" office:value="-33.0629103756591" calcext:value-type="float">
            <text:p>-33.0629103757</text:p>
          </table:table-cell>
          <table:table-cell table:style-name="Default" office:value-type="float" office:value="4.77540060963482" calcext:value-type="float">
            <text:p>4.7754006096</text:p>
          </table:table-cell>
          <table:table-cell table:style-name="Default" office:value-type="float" office:value="-8.29570273286101" calcext:value-type="float">
            <text:p>-8.2957027329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355" calcext:value-type="float">
            <text:p>10.355</text:p>
          </table:table-cell>
          <table:table-cell/>
          <table:table-cell table:formula="of:=DEGREES(ACOS(COS(RADIANS([.B17]))*COS(RADIANS([.C17]))))" office:value-type="float" office:value="33.3672011768939" calcext:value-type="float">
            <text:p>33.37</text:p>
          </table:table-cell>
          <table:table-cell table:formula="of:=TAN((ACOS(COS(RADIANS([.B17]))*COS(RADIANS([.C17])))))" office:value-type="float" office:value="0.658557483561241" calcext:value-type="float">
            <text:p>0.6586</text:p>
          </table:table-cell>
          <table:table-cell table:formula="of:=SQRT([.E17]^2+[.F17]^2)" office:value-type="float" office:value="0.08" calcext:value-type="float">
            <text:p>0.08</text:p>
          </table:table-cell>
          <table:table-cell table:formula="of:=DEGREES(ATAN2([.E17]; [.F17]))" office:value-type="float" office:value="180" calcext:value-type="float">
            <text:p>180.00</text:p>
          </table:table-cell>
          <table:table-cell table:style-name="ce9" table:formula="of:=SQRT([.V17])" office:value-type="float" office:value="9.87836225341862" calcext:value-type="float">
            <text:p>9.88</text:p>
          </table:table-cell>
          <table:table-cell table:style-name="ce8" table:formula="of:=DEGREES(ATAN( (-SIN (RADIANS ([.C17])) * COS(RADIANS([.B17]))) / (COS (RADIANS ([.C17])) * SIN(RADIANS([.B17]))) )) + [.D17]" office:value-type="float" office:value="-0.982813899569181" calcext:value-type="float">
            <text:p>-0.98</text:p>
          </table:table-cell>
          <table:table-cell table:style-name="ce11" table:formula="of:=SQRT([.W17]^2+[.X17]^2)" office:value-type="float" office:value="9.79837411869479" calcext:value-type="float">
            <text:p>9.80</text:p>
          </table:table-cell>
          <table:table-cell table:style-name="ce13" table:formula="of:=DEGREES(ATAN2([.W17];[.X17]))" office:value-type="float" office:value="-0.990837807984026" calcext:value-type="float">
            <text:p>-0.99</text:p>
          </table:table-cell>
          <table:table-cell office:value-type="float" office:value="9.79837411869479" calcext:value-type="float">
            <text:p>9.80</text:p>
          </table:table-cell>
          <table:table-cell office:value-type="float" office:value="-0.990837807984025" calcext:value-type="float">
            <text:p>-0.99</text:p>
          </table:table-cell>
          <table:table-cell/>
          <table:table-cell table:style-name="ce19" table:formula="of:=[.K17]*15" office:value-type="float" office:value="9.87836225341862" calcext:value-type="float">
            <text:p>9.88</text:p>
          </table:table-cell>
          <table:table-cell table:style-name="ce8" table:formula="of:=[.K17]^2*225" office:value-type="float" office:value="97.5820408097657" calcext:value-type="float">
            <text:p>97.58</text:p>
          </table:table-cell>
          <table:table-cell table:style-name="ce8" table:formula="of:=[.L17]*COS(RADIANS([.M17]))+[.N17]*COS(RADIANS([.O17]))" office:value-type="float" office:value="9.79690899911131" calcext:value-type="float">
            <text:p>9.80</text:p>
          </table:table-cell>
          <table:table-cell table:style-name="ce8" table:formula="of:=[.L17]*SIN(RADIANS([.M17]))+[.N17]*SIN(RADIANS([.O17]))" office:value-type="float" office:value="-0.169438581910015" calcext:value-type="float">
            <text:p>-0.17</text:p>
          </table:table-cell>
          <table:table-cell office:value-type="float" office:value="0.205764388043009" calcext:value-type="float">
            <text:p>0.21</text:p>
          </table:table-cell>
          <table:table-cell table:number-columns-repeated="998"/>
        </table:table-row>
        <table:table-row table:style-name="ro1">
          <table:table-cell table:style-name="Default" office:value-type="float" office:value="121899" calcext:value-type="float">
            <text:p>121899</text:p>
          </table:table-cell>
          <table:table-cell table:style-name="Default" office:value-type="float" office:value="-32.614498211364" calcext:value-type="float">
            <text:p>-32.6144982114</text:p>
          </table:table-cell>
          <table:table-cell table:style-name="Default" office:value-type="float" office:value="4.75152482961739" calcext:value-type="float">
            <text:p>4.7515248296</text:p>
          </table:table-cell>
          <table:table-cell table:style-name="Default" office:value-type="float" office:value="-8.27235202363603" calcext:value-type="float">
            <text:p>-8.272352023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5" calcext:value-type="float">
            <text:p>-0.15</text:p>
          </table:table-cell>
          <table:table-cell table:style-name="Default" office:value-type="float" office:value="10.391" calcext:value-type="float">
            <text:p>10.391</text:p>
          </table:table-cell>
          <table:table-cell/>
          <table:table-cell table:formula="of:=DEGREES(ACOS(COS(RADIANS([.B18]))*COS(RADIANS([.C18]))))" office:value-type="float" office:value="32.9209446079409" calcext:value-type="float">
            <text:p>32.92</text:p>
          </table:table-cell>
          <table:table-cell table:formula="of:=TAN((ACOS(COS(RADIANS([.B18]))*COS(RADIANS([.C18])))))" office:value-type="float" office:value="0.647447677617622" calcext:value-type="float">
            <text:p>0.6474</text:p>
          </table:table-cell>
          <table:table-cell table:formula="of:=SQRT([.E18]^2+[.F18]^2)" office:value-type="float" office:value="0.04" calcext:value-type="float">
            <text:p>0.04</text:p>
          </table:table-cell>
          <table:table-cell table:formula="of:=DEGREES(ATAN2([.E18]; [.F18]))" office:value-type="float" office:value="180" calcext:value-type="float">
            <text:p>180.00</text:p>
          </table:table-cell>
          <table:table-cell table:style-name="ce9" table:formula="of:=SQRT([.V18])" office:value-type="float" office:value="9.71171516426434" calcext:value-type="float">
            <text:p>9.71</text:p>
          </table:table-cell>
          <table:table-cell table:style-name="ce8" table:formula="of:=DEGREES(ATAN( (-SIN (RADIANS ([.C18])) * COS(RADIANS([.B18]))) / (COS (RADIANS ([.C18])) * SIN(RADIANS([.B18]))) )) + [.D18]" office:value-type="float" office:value="-0.871113749014353" calcext:value-type="float">
            <text:p>-0.87</text:p>
          </table:table-cell>
          <table:table-cell table:style-name="ce11" table:formula="of:=SQRT([.W18]^2+[.X18]^2)" office:value-type="float" office:value="9.6717198064065" calcext:value-type="float">
            <text:p>9.67</text:p>
          </table:table-cell>
          <table:table-cell table:style-name="ce13" table:formula="of:=DEGREES(ATAN2([.W18];[.X18]))" office:value-type="float" office:value="-0.874716335552995" calcext:value-type="float">
            <text:p>-0.87</text:p>
          </table:table-cell>
          <table:table-cell office:value-type="float" office:value="9.6717198064065" calcext:value-type="float">
            <text:p>9.67</text:p>
          </table:table-cell>
          <table:table-cell office:value-type="float" office:value="-0.874716335552994" calcext:value-type="float">
            <text:p>-0.87</text:p>
          </table:table-cell>
          <table:table-cell/>
          <table:table-cell table:style-name="ce19" table:formula="of:=[.K18]*15" office:value-type="float" office:value="9.71171516426434" calcext:value-type="float">
            <text:p>9.71</text:p>
          </table:table-cell>
          <table:table-cell table:style-name="ce8" table:formula="of:=[.K18]^2*225" office:value-type="float" office:value="94.3174114318019" calcext:value-type="float">
            <text:p>94.32</text:p>
          </table:table-cell>
          <table:table-cell table:style-name="ce8" table:formula="of:=[.L18]*COS(RADIANS([.M18]))+[.N18]*COS(RADIANS([.O18]))" office:value-type="float" office:value="9.67059272707677" calcext:value-type="float">
            <text:p>9.67</text:p>
          </table:table-cell>
          <table:table-cell table:style-name="ce8" table:formula="of:=[.L18]*SIN(RADIANS([.M18]))+[.N18]*SIN(RADIANS([.O18]))" office:value-type="float" office:value="-0.147649316441713" calcext:value-type="float">
            <text:p>-0.15</text:p>
          </table:table-cell>
          <table:table-cell office:value-type="float" office:value="0.207089164061455" calcext:value-type="float">
            <text:p>0.21</text:p>
          </table:table-cell>
          <table:table-cell table:number-columns-repeated="998"/>
        </table:table-row>
        <table:table-row table:style-name="ro1">
          <table:table-cell table:style-name="Default" office:value-type="float" office:value="122149" calcext:value-type="float">
            <text:p>122149</text:p>
          </table:table-cell>
          <table:table-cell table:style-name="Default" office:value-type="float" office:value="-32.5910979832675" calcext:value-type="float">
            <text:p>-32.5910979833</text:p>
          </table:table-cell>
          <table:table-cell table:style-name="Default" office:value-type="float" office:value="4.74815882701704" calcext:value-type="float">
            <text:p>4.748158827</text:p>
          </table:table-cell>
          <table:table-cell table:style-name="Default" office:value-type="float" office:value="-8.31036885655632" calcext:value-type="float">
            <text:p>-8.3103688566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5" calcext:value-type="float">
            <text:p>-0.15</text:p>
          </table:table-cell>
          <table:table-cell table:style-name="Default" office:value-type="float" office:value="10.427" calcext:value-type="float">
            <text:p>10.427</text:p>
          </table:table-cell>
          <table:table-cell/>
          <table:table-cell table:formula="of:=DEGREES(ACOS(COS(RADIANS([.B19]))*COS(RADIANS([.C19]))))" office:value-type="float" office:value="32.8973855810312" calcext:value-type="float">
            <text:p>32.90</text:p>
          </table:table-cell>
          <table:table-cell table:formula="of:=TAN((ACOS(COS(RADIANS([.B19]))*COS(RADIANS([.C19])))))" office:value-type="float" office:value="0.646864287295918" calcext:value-type="float">
            <text:p>0.6469</text:p>
          </table:table-cell>
          <table:table-cell table:formula="of:=SQRT([.E19]^2+[.F19]^2)" office:value-type="float" office:value="0.12" calcext:value-type="float">
            <text:p>0.12</text:p>
          </table:table-cell>
          <table:table-cell table:formula="of:=DEGREES(ATAN2([.E19]; [.F19]))" office:value-type="float" office:value="180" calcext:value-type="float">
            <text:p>180.00</text:p>
          </table:table-cell>
          <table:table-cell table:style-name="ce9" table:formula="of:=SQRT([.V19])" office:value-type="float" office:value="9.70296430943878" calcext:value-type="float">
            <text:p>9.70</text:p>
          </table:table-cell>
          <table:table-cell table:style-name="ce8" table:formula="of:=DEGREES(ATAN( (-SIN (RADIANS ([.C19])) * COS(RADIANS([.B19]))) / (COS (RADIANS ([.C19])) * SIN(RADIANS([.B19]))) )) + [.D19]" office:value-type="float" office:value="-0.907755544193551" calcext:value-type="float">
            <text:p>-0.91</text:p>
          </table:table-cell>
          <table:table-cell table:style-name="ce11" table:formula="of:=SQRT([.W19]^2+[.X19]^2)" office:value-type="float" office:value="9.58297955835362" calcext:value-type="float">
            <text:p>9.58</text:p>
          </table:table-cell>
          <table:table-cell table:style-name="ce13" table:formula="of:=DEGREES(ATAN2([.W19];[.X19]))" office:value-type="float" office:value="-0.919122166472267" calcext:value-type="float">
            <text:p>-0.92</text:p>
          </table:table-cell>
          <table:table-cell office:value-type="float" office:value="9.58297955835362" calcext:value-type="float">
            <text:p>9.58</text:p>
          </table:table-cell>
          <table:table-cell office:value-type="float" office:value="-0.919122166472267" calcext:value-type="float">
            <text:p>-0.92</text:p>
          </table:table-cell>
          <table:table-cell/>
          <table:table-cell table:style-name="ce19" table:formula="of:=[.K19]*15" office:value-type="float" office:value="9.70296430943878" calcext:value-type="float">
            <text:p>9.70</text:p>
          </table:table-cell>
          <table:table-cell table:style-name="ce8" table:formula="of:=[.K19]^2*225" office:value-type="float" office:value="94.1475163902427" calcext:value-type="float">
            <text:p>94.15</text:p>
          </table:table-cell>
          <table:table-cell table:style-name="ce8" table:formula="of:=[.L19]*COS(RADIANS([.M19]))+[.N19]*COS(RADIANS([.O19]))" office:value-type="float" office:value="9.58174656008104" calcext:value-type="float">
            <text:p>9.58</text:p>
          </table:table-cell>
          <table:table-cell table:style-name="ce8" table:formula="of:=[.L19]*SIN(RADIANS([.M19]))+[.N19]*SIN(RADIANS([.O19]))" office:value-type="float" office:value="-0.153720766972039" calcext:value-type="float">
            <text:p>-0.15</text:p>
          </table:table-cell>
          <table:table-cell office:value-type="float" office:value="0.207089164061455" calcext:value-type="float">
            <text:p>0.21</text:p>
          </table:table-cell>
          <table:table-cell table:number-columns-repeated="998"/>
        </table:table-row>
        <table:table-row table:style-name="ro1">
          <table:table-cell table:style-name="Default" office:value-type="float" office:value="122400" calcext:value-type="float">
            <text:p>122400</text:p>
          </table:table-cell>
          <table:table-cell table:style-name="Default" office:value-type="float" office:value="-33.5701168083296" calcext:value-type="float">
            <text:p>-33.5701168083</text:p>
          </table:table-cell>
          <table:table-cell table:style-name="Default" office:value-type="float" office:value="4.93453718710694" calcext:value-type="float">
            <text:p>4.9345371871</text:p>
          </table:table-cell>
          <table:table-cell table:style-name="Default" office:value-type="float" office:value="-8.384683876047" calcext:value-type="float">
            <text:p>-8.384683876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462" calcext:value-type="float">
            <text:p>10.462</text:p>
          </table:table-cell>
          <table:table-cell/>
          <table:table-cell table:formula="of:=DEGREES(ACOS(COS(RADIANS([.B20]))*COS(RADIANS([.C20]))))" office:value-type="float" office:value="33.8887719843415" calcext:value-type="float">
            <text:p>33.89</text:p>
          </table:table-cell>
          <table:table-cell table:formula="of:=TAN((ACOS(COS(RADIANS([.B20]))*COS(RADIANS([.C20])))))" office:value-type="float" office:value="0.671687696851198" calcext:value-type="float">
            <text:p>0.6717</text:p>
          </table:table-cell>
          <table:table-cell table:formula="of:=SQRT([.E20]^2+[.F20]^2)" office:value-type="float" office:value="0.12" calcext:value-type="float">
            <text:p>0.12</text:p>
          </table:table-cell>
          <table:table-cell table:formula="of:=DEGREES(ATAN2([.E20]; [.F20]))" office:value-type="float" office:value="180" calcext:value-type="float">
            <text:p>180.00</text:p>
          </table:table-cell>
          <table:table-cell table:style-name="ce9" table:formula="of:=SQRT([.V20])" office:value-type="float" office:value="10.075315452768" calcext:value-type="float">
            <text:p>10.08</text:p>
          </table:table-cell>
          <table:table-cell table:style-name="ce8" table:formula="of:=DEGREES(ATAN( (-SIN (RADIANS ([.C20])) * COS(RADIANS([.B20]))) / (COS (RADIANS ([.C20])) * SIN(RADIANS([.B20]))) )) + [.D20]" office:value-type="float" office:value="-0.972389455265363" calcext:value-type="float">
            <text:p>-0.97</text:p>
          </table:table-cell>
          <table:table-cell table:style-name="ce11" table:formula="of:=SQRT([.W20]^2+[.X20]^2)" office:value-type="float" office:value="9.95533294234425" calcext:value-type="float">
            <text:p>9.96</text:p>
          </table:table-cell>
          <table:table-cell table:style-name="ce13" table:formula="of:=DEGREES(ATAN2([.W20];[.X20]))" office:value-type="float" office:value="-0.984109920536356" calcext:value-type="float">
            <text:p>-0.98</text:p>
          </table:table-cell>
          <table:table-cell office:value-type="float" office:value="9.95533294234425" calcext:value-type="float">
            <text:p>9.96</text:p>
          </table:table-cell>
          <table:table-cell office:value-type="float" office:value="-0.984109920536356" calcext:value-type="float">
            <text:p>-0.98</text:p>
          </table:table-cell>
          <table:table-cell/>
          <table:table-cell table:style-name="ce19" table:formula="of:=[.K20]*15" office:value-type="float" office:value="10.075315452768" calcext:value-type="float">
            <text:p>10.08</text:p>
          </table:table-cell>
          <table:table-cell table:style-name="ce8" table:formula="of:=[.K20]^2*225" office:value-type="float" office:value="101.511981472785" calcext:value-type="float">
            <text:p>101.51</text:p>
          </table:table-cell>
          <table:table-cell table:style-name="ce8" table:formula="of:=[.L20]*COS(RADIANS([.M20]))+[.N20]*COS(RADIANS([.O20]))" office:value-type="float" office:value="9.95386449941897" calcext:value-type="float">
            <text:p>9.95</text:p>
          </table:table-cell>
          <table:table-cell table:style-name="ce8" table:formula="of:=[.L20]*SIN(RADIANS([.M20]))+[.N20]*SIN(RADIANS([.O20]))" office:value-type="float" office:value="-0.170983976241147" calcext:value-type="float">
            <text:p>-0.17</text:p>
          </table:table-cell>
          <table:table-cell office:value-type="float" office:value="0.198839960271799" calcext:value-type="float">
            <text:p>0.20</text:p>
          </table:table-cell>
          <table:table-cell table:number-columns-repeated="998"/>
        </table:table-row>
        <table:table-row table:style-name="ro1">
          <table:table-cell table:style-name="Default" office:value-type="float" office:value="122650" calcext:value-type="float">
            <text:p>122650</text:p>
          </table:table-cell>
          <table:table-cell table:style-name="Default" office:value-type="float" office:value="-33.4810272358906" calcext:value-type="float">
            <text:p>-33.4810272359</text:p>
          </table:table-cell>
          <table:table-cell table:style-name="Default" office:value-type="float" office:value="4.9439876075973" calcext:value-type="float">
            <text:p>4.9439876076</text:p>
          </table:table-cell>
          <table:table-cell table:style-name="Default" office:value-type="float" office:value="-8.30051972377317" calcext:value-type="float">
            <text:p>-8.3005197238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496" calcext:value-type="float">
            <text:p>10.496</text:p>
          </table:table-cell>
          <table:table-cell/>
          <table:table-cell table:formula="of:=DEGREES(ACOS(COS(RADIANS([.B21]))*COS(RADIANS([.C21]))))" office:value-type="float" office:value="33.8019712945418" calcext:value-type="float">
            <text:p>33.80</text:p>
          </table:table-cell>
          <table:table-cell table:formula="of:=TAN((ACOS(COS(RADIANS([.B21]))*COS(RADIANS([.C21])))))" office:value-type="float" office:value="0.669491477184018" calcext:value-type="float">
            <text:p>0.6695</text:p>
          </table:table-cell>
          <table:table-cell table:formula="of:=SQRT([.E21]^2+[.F21]^2)" office:value-type="float" office:value="0.0412310562561766" calcext:value-type="float">
            <text:p>0.04</text:p>
          </table:table-cell>
          <table:table-cell table:formula="of:=DEGREES(ATAN2([.E21]; [.F21]))" office:value-type="float" office:value="165.963756532074" calcext:value-type="float">
            <text:p>165.96</text:p>
          </table:table-cell>
          <table:table-cell table:style-name="ce9" table:formula="of:=SQRT([.V21])" office:value-type="float" office:value="10.0423721577603" calcext:value-type="float">
            <text:p>10.04</text:p>
          </table:table-cell>
          <table:table-cell table:style-name="ce8" table:formula="of:=DEGREES(ATAN( (-SIN (RADIANS ([.C21])) * COS(RADIANS([.B21]))) / (COS (RADIANS ([.C21])) * SIN(RADIANS([.B21]))) )) + [.D21]" office:value-type="float" office:value="-0.849277765755317" calcext:value-type="float">
            <text:p>-0.85</text:p>
          </table:table-cell>
          <table:table-cell table:style-name="ce11" table:formula="of:=SQRT([.W21]^2+[.X21]^2)" office:value-type="float" office:value="10.0022327530894" calcext:value-type="float">
            <text:p>10.00</text:p>
          </table:table-cell>
          <table:table-cell table:style-name="ce13" table:formula="of:=DEGREES(ATAN2([.W21];[.X21]))" office:value-type="float" office:value="-0.795397289322318" calcext:value-type="float">
            <text:p>-0.80</text:p>
          </table:table-cell>
          <table:table-cell office:value-type="float" office:value="10.0022327530894" calcext:value-type="float">
            <text:p>10.00</text:p>
          </table:table-cell>
          <table:table-cell office:value-type="float" office:value="-0.795397289322318" calcext:value-type="float">
            <text:p>-0.80</text:p>
          </table:table-cell>
          <table:table-cell/>
          <table:table-cell table:style-name="ce19" table:formula="of:=[.K21]*15" office:value-type="float" office:value="10.0423721577603" calcext:value-type="float">
            <text:p>10.04</text:p>
          </table:table-cell>
          <table:table-cell table:style-name="ce8" table:formula="of:=[.K21]^2*225" office:value-type="float" office:value="100.849238554959" calcext:value-type="float">
            <text:p>100.85</text:p>
          </table:table-cell>
          <table:table-cell table:style-name="ce8" table:formula="of:=[.L21]*COS(RADIANS([.M21]))+[.N21]*COS(RADIANS([.O21]))" office:value-type="float" office:value="10.0012689619387" calcext:value-type="float">
            <text:p>10.00</text:p>
          </table:table-cell>
          <table:table-cell table:style-name="ce8" table:formula="of:=[.L21]*SIN(RADIANS([.M21]))+[.N21]*SIN(RADIANS([.O21]))" office:value-type="float" office:value="-0.138849551444372" calcext:value-type="float">
            <text:p>-0.14</text:p>
          </table:table-cell>
          <table:table-cell office:value-type="float" office:value="0.198839960271799" calcext:value-type="float">
            <text:p>0.20</text:p>
          </table:table-cell>
          <table:table-cell table:number-columns-repeated="998"/>
        </table:table-row>
        <table:table-row table:style-name="ro1">
          <table:table-cell table:style-name="Default" office:value-type="float" office:value="122899" calcext:value-type="float">
            <text:p>122899</text:p>
          </table:table-cell>
          <table:table-cell table:style-name="Default" office:value-type="float" office:value="-32.532122714879" calcext:value-type="float">
            <text:p>-32.5321227149</text:p>
          </table:table-cell>
          <table:table-cell table:style-name="Default" office:value-type="float" office:value="4.62719190794789" calcext:value-type="float">
            <text:p>4.6271919079</text:p>
          </table:table-cell>
          <table:table-cell table:style-name="Default" office:value-type="float" office:value="-8.19354956986066" calcext:value-type="float">
            <text:p>-8.1935495699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5" calcext:value-type="float">
            <text:p>-0.15</text:p>
          </table:table-cell>
          <table:table-cell table:style-name="Default" office:value-type="float" office:value="10.531" calcext:value-type="float">
            <text:p>10.531</text:p>
          </table:table-cell>
          <table:table-cell/>
          <table:table-cell table:formula="of:=DEGREES(ACOS(COS(RADIANS([.B22]))*COS(RADIANS([.C22]))))" office:value-type="float" office:value="32.8237274268474" calcext:value-type="float">
            <text:p>32.82</text:p>
          </table:table-cell>
          <table:table-cell table:formula="of:=TAN((ACOS(COS(RADIANS([.B22]))*COS(RADIANS([.C22])))))" office:value-type="float" office:value="0.645042295644812" calcext:value-type="float">
            <text:p>0.6450</text:p>
          </table:table-cell>
          <table:table-cell table:formula="of:=SQRT([.E22]^2+[.F22]^2)" office:value-type="float" office:value="0.0223606797749979" calcext:value-type="float">
            <text:p>0.02</text:p>
          </table:table-cell>
          <table:table-cell table:formula="of:=DEGREES(ATAN2([.E22]; [.F22]))" office:value-type="float" office:value="153.434948822922" calcext:value-type="float">
            <text:p>153.43</text:p>
          </table:table-cell>
          <table:table-cell table:style-name="ce9" table:formula="of:=SQRT([.V22])" office:value-type="float" office:value="9.67563443467218" calcext:value-type="float">
            <text:p>9.68</text:p>
          </table:table-cell>
          <table:table-cell table:style-name="ce8" table:formula="of:=DEGREES(ATAN( (-SIN (RADIANS ([.C22])) * COS(RADIANS([.B22]))) / (COS (RADIANS ([.C22])) * SIN(RADIANS([.B22]))) )) + [.D22]" office:value-type="float" office:value="-0.962123059876672" calcext:value-type="float">
            <text:p>-0.96</text:p>
          </table:table-cell>
          <table:table-cell table:style-name="ce11" table:formula="of:=SQRT([.W22]^2+[.X22]^2)" office:value-type="float" office:value="9.65547417515892" calcext:value-type="float">
            <text:p>9.66</text:p>
          </table:table-cell>
          <table:table-cell table:style-name="ce13" table:formula="of:=DEGREES(ATAN2([.W22];[.X22]))" office:value-type="float" office:value="-0.904784026948141" calcext:value-type="float">
            <text:p>-0.90</text:p>
          </table:table-cell>
          <table:table-cell office:value-type="float" office:value="9.65547417515892" calcext:value-type="float">
            <text:p>9.66</text:p>
          </table:table-cell>
          <table:table-cell office:value-type="float" office:value="-0.904784026948141" calcext:value-type="float">
            <text:p>-0.90</text:p>
          </table:table-cell>
          <table:table-cell/>
          <table:table-cell table:style-name="ce19" table:formula="of:=[.K22]*15" office:value-type="float" office:value="9.67563443467218" calcext:value-type="float">
            <text:p>9.68</text:p>
          </table:table-cell>
          <table:table-cell table:style-name="ce8" table:formula="of:=[.K22]^2*225" office:value-type="float" office:value="93.6179017134141" calcext:value-type="float">
            <text:p>93.62</text:p>
          </table:table-cell>
          <table:table-cell table:style-name="ce8" table:formula="of:=[.L22]*COS(RADIANS([.M22]))+[.N22]*COS(RADIANS([.O22]))" office:value-type="float" office:value="9.65427030632628" calcext:value-type="float">
            <text:p>9.65</text:p>
          </table:table-cell>
          <table:table-cell table:style-name="ce8" table:formula="of:=[.L22]*SIN(RADIANS([.M22]))+[.N22]*SIN(RADIANS([.O22]))" office:value-type="float" office:value="-0.152467700013598" calcext:value-type="float">
            <text:p>-0.15</text:p>
          </table:table-cell>
          <table:table-cell office:value-type="float" office:value="0.191084481618166" calcext:value-type="float">
            <text:p>0.19</text:p>
          </table:table-cell>
          <table:table-cell table:number-columns-repeated="998"/>
        </table:table-row>
        <table:table-row table:style-name="ro1">
          <table:table-cell table:style-name="Default" office:value-type="float" office:value="123149" calcext:value-type="float">
            <text:p>123149</text:p>
          </table:table-cell>
          <table:table-cell table:style-name="Default" office:value-type="float" office:value="-32.5245616954678" calcext:value-type="float">
            <text:p>-32.5245616955</text:p>
          </table:table-cell>
          <table:table-cell table:style-name="Default" office:value-type="float" office:value="4.64844318777673" calcext:value-type="float">
            <text:p>4.6484431878</text:p>
          </table:table-cell>
          <table:table-cell table:style-name="Default" office:value-type="float" office:value="-8.247623323746" calcext:value-type="float">
            <text:p>-8.2476233237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5" calcext:value-type="float">
            <text:p>-0.15</text:p>
          </table:table-cell>
          <table:table-cell table:style-name="Default" office:value-type="float" office:value="10.568" calcext:value-type="float">
            <text:p>10.568</text:p>
          </table:table-cell>
          <table:table-cell/>
          <table:table-cell table:formula="of:=DEGREES(ACOS(COS(RADIANS([.B23]))*COS(RADIANS([.C23]))))" office:value-type="float" office:value="32.8189238815349" calcext:value-type="float">
            <text:p>32.82</text:p>
          </table:table-cell>
          <table:table-cell table:formula="of:=TAN((ACOS(COS(RADIANS([.B23]))*COS(RADIANS([.C23])))))" office:value-type="float" office:value="0.644923581237118" calcext:value-type="float">
            <text:p>0.6449</text:p>
          </table:table-cell>
          <table:table-cell table:formula="of:=SQRT([.E23]^2+[.F23]^2)" office:value-type="float" office:value="0.05" calcext:value-type="float">
            <text:p>0.05</text:p>
          </table:table-cell>
          <table:table-cell table:formula="of:=DEGREES(ATAN2([.E23]; [.F23]))" office:value-type="float" office:value="180" calcext:value-type="float">
            <text:p>180.00</text:p>
          </table:table-cell>
          <table:table-cell table:style-name="ce9" table:formula="of:=SQRT([.V23])" office:value-type="float" office:value="9.67385371855677" calcext:value-type="float">
            <text:p>9.67</text:p>
          </table:table-cell>
          <table:table-cell table:style-name="ce8" table:formula="of:=DEGREES(ATAN( (-SIN (RADIANS ([.C23])) * COS(RADIANS([.B23]))) / (COS (RADIANS ([.C23])) * SIN(RADIANS([.B23]))) )) + [.D23]" office:value-type="float" office:value="-0.98110252989046" calcext:value-type="float">
            <text:p>-0.98</text:p>
          </table:table-cell>
          <table:table-cell table:style-name="ce11" table:formula="of:=SQRT([.W23]^2+[.X23]^2)" office:value-type="float" office:value="9.62386108678823" calcext:value-type="float">
            <text:p>9.62</text:p>
          </table:table-cell>
          <table:table-cell table:style-name="ce13" table:formula="of:=DEGREES(ATAN2([.W23];[.X23]))" office:value-type="float" office:value="-0.986199520472881" calcext:value-type="float">
            <text:p>-0.99</text:p>
          </table:table-cell>
          <table:table-cell office:value-type="float" office:value="9.62386108678823" calcext:value-type="float">
            <text:p>9.62</text:p>
          </table:table-cell>
          <table:table-cell office:value-type="float" office:value="-0.986199520472881" calcext:value-type="float">
            <text:p>-0.99</text:p>
          </table:table-cell>
          <table:table-cell/>
          <table:table-cell table:style-name="ce19" table:formula="of:=[.K23]*15" office:value-type="float" office:value="9.67385371855677" calcext:value-type="float">
            <text:p>9.67</text:p>
          </table:table-cell>
          <table:table-cell table:style-name="ce8" table:formula="of:=[.K23]^2*225" office:value-type="float" office:value="93.5834457680346" calcext:value-type="float">
            <text:p>93.58</text:p>
          </table:table-cell>
          <table:table-cell table:style-name="ce8" table:formula="of:=[.L23]*COS(RADIANS([.M23]))+[.N23]*COS(RADIANS([.O23]))" office:value-type="float" office:value="9.62243550237959" calcext:value-type="float">
            <text:p>9.62</text:p>
          </table:table-cell>
          <table:table-cell table:style-name="ce8" table:formula="of:=[.L23]*SIN(RADIANS([.M23]))+[.N23]*SIN(RADIANS([.O23]))" office:value-type="float" office:value="-0.165641843570805" calcext:value-type="float">
            <text:p>-0.17</text:p>
          </table:table-cell>
          <table:table-cell office:value-type="float" office:value="0.191084481618166" calcext:value-type="float">
            <text:p>0.19</text:p>
          </table:table-cell>
          <table:table-cell table:number-columns-repeated="998"/>
        </table:table-row>
        <table:table-row table:style-name="ro1">
          <table:table-cell table:style-name="Default" office:value-type="float" office:value="123399" calcext:value-type="float">
            <text:p>123399</text:p>
          </table:table-cell>
          <table:table-cell table:style-name="Default" office:value-type="float" office:value="-33.1467714382885" calcext:value-type="float">
            <text:p>-33.1467714383</text:p>
          </table:table-cell>
          <table:table-cell table:style-name="Default" office:value-type="float" office:value="4.94544201100369" calcext:value-type="float">
            <text:p>4.945442011</text:p>
          </table:table-cell>
          <table:table-cell table:style-name="Default" office:value-type="float" office:value="-8.34597890156783" calcext:value-type="float">
            <text:p>-8.3459789016</text:p>
          </table:table-cell>
          <table:table-cell table:style-name="Default" office:value-type="float" office:value="-0.11" calcext:value-type="float">
            <text:p>-0.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604" calcext:value-type="float">
            <text:p>10.604</text:p>
          </table:table-cell>
          <table:table-cell/>
          <table:table-cell table:formula="of:=DEGREES(ACOS(COS(RADIANS([.B24]))*COS(RADIANS([.C24]))))" office:value-type="float" office:value="33.4719762004749" calcext:value-type="float">
            <text:p>33.47</text:p>
          </table:table-cell>
          <table:table-cell table:formula="of:=TAN((ACOS(COS(RADIANS([.B24]))*COS(RADIANS([.C24])))))" office:value-type="float" office:value="0.661182406846936" calcext:value-type="float">
            <text:p>0.6612</text:p>
          </table:table-cell>
          <table:table-cell table:formula="of:=SQRT([.E24]^2+[.F24]^2)" office:value-type="float" office:value="0.11" calcext:value-type="float">
            <text:p>0.11</text:p>
          </table:table-cell>
          <table:table-cell table:formula="of:=DEGREES(ATAN2([.E24]; [.F24]))" office:value-type="float" office:value="180" calcext:value-type="float">
            <text:p>180.00</text:p>
          </table:table-cell>
          <table:table-cell table:style-name="ce9" table:formula="of:=SQRT([.V24])" office:value-type="float" office:value="9.91773610270403" calcext:value-type="float">
            <text:p>9.92</text:p>
          </table:table-cell>
          <table:table-cell table:style-name="ce8" table:formula="of:=DEGREES(ATAN( (-SIN (RADIANS ([.C24])) * COS(RADIANS([.B24]))) / (COS (RADIANS ([.C24])) * SIN(RADIANS([.B24]))) )) + [.D24]" office:value-type="float" office:value="-0.798307783567056" calcext:value-type="float">
            <text:p>-0.80</text:p>
          </table:table-cell>
          <table:table-cell table:style-name="ce11" table:formula="of:=SQRT([.W24]^2+[.X24]^2)" office:value-type="float" office:value="9.80774689949426" calcext:value-type="float">
            <text:p>9.81</text:p>
          </table:table-cell>
          <table:table-cell table:style-name="ce13" table:formula="of:=DEGREES(ATAN2([.W24];[.X24]))" office:value-type="float" office:value="-0.807261013726998" calcext:value-type="float">
            <text:p>-0.81</text:p>
          </table:table-cell>
          <table:table-cell office:value-type="float" office:value="9.80774689949426" calcext:value-type="float">
            <text:p>9.81</text:p>
          </table:table-cell>
          <table:table-cell office:value-type="float" office:value="-0.807261013726998" calcext:value-type="float">
            <text:p>-0.81</text:p>
          </table:table-cell>
          <table:table-cell/>
          <table:table-cell table:style-name="ce19" table:formula="of:=[.K24]*15" office:value-type="float" office:value="9.91773610270404" calcext:value-type="float">
            <text:p>9.92</text:p>
          </table:table-cell>
          <table:table-cell table:style-name="ce8" table:formula="of:=[.K24]^2*225" office:value-type="float" office:value="98.361489402879" calcext:value-type="float">
            <text:p>98.36</text:p>
          </table:table-cell>
          <table:table-cell table:style-name="ce8" table:formula="of:=[.L24]*COS(RADIANS([.M24]))+[.N24]*COS(RADIANS([.O24]))" office:value-type="float" office:value="9.80677344699847" calcext:value-type="float">
            <text:p>9.81</text:p>
          </table:table-cell>
          <table:table-cell table:style-name="ce8" table:formula="of:=[.L24]*SIN(RADIANS([.M24]))+[.N24]*SIN(RADIANS([.O24]))" office:value-type="float" office:value="-0.138180330673507" calcext:value-type="float">
            <text:p>-0.14</text:p>
          </table:table-cell>
          <table:table-cell office:value-type="float" office:value="0.192207048444627" calcext:value-type="float">
            <text:p>0.19</text:p>
          </table:table-cell>
          <table:table-cell table:number-columns-repeated="998"/>
        </table:table-row>
        <table:table-row table:style-name="ro1">
          <table:table-cell table:style-name="Default" office:value-type="float" office:value="123649" calcext:value-type="float">
            <text:p>123649</text:p>
          </table:table-cell>
          <table:table-cell table:style-name="Default" office:value-type="float" office:value="-33.5344529755784" calcext:value-type="float">
            <text:p>-33.5344529756</text:p>
          </table:table-cell>
          <table:table-cell table:style-name="Default" office:value-type="float" office:value="5.08506900688532" calcext:value-type="float">
            <text:p>5.0850690069</text:p>
          </table:table-cell>
          <table:table-cell table:style-name="Default" office:value-type="float" office:value="-8.35059696322041" calcext:value-type="float">
            <text:p>-8.3505969632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639" calcext:value-type="float">
            <text:p>10.639</text:p>
          </table:table-cell>
          <table:table-cell/>
          <table:table-cell table:formula="of:=DEGREES(ACOS(COS(RADIANS([.B25]))*COS(RADIANS([.C25]))))" office:value-type="float" office:value="33.8732000304359" calcext:value-type="float">
            <text:p>33.87</text:p>
          </table:table-cell>
          <table:table-cell table:formula="of:=TAN((ACOS(COS(RADIANS([.B25]))*COS(RADIANS([.C25])))))" office:value-type="float" office:value="0.671293368667991" calcext:value-type="float">
            <text:p>0.6713</text:p>
          </table:table-cell>
          <table:table-cell table:formula="of:=SQRT([.E25]^2+[.F25]^2)" office:value-type="float" office:value="0.03" calcext:value-type="float">
            <text:p>0.03</text:p>
          </table:table-cell>
          <table:table-cell table:formula="of:=DEGREES(ATAN2([.E25]; [.F25]))" office:value-type="float" office:value="180" calcext:value-type="float">
            <text:p>180.00</text:p>
          </table:table-cell>
          <table:table-cell table:style-name="ce9" table:formula="of:=SQRT([.V25])" office:value-type="float" office:value="10.0694005300199" calcext:value-type="float">
            <text:p>10.07</text:p>
          </table:table-cell>
          <table:table-cell table:style-name="ce8" table:formula="of:=DEGREES(ATAN( (-SIN (RADIANS ([.C25])) * COS(RADIANS([.B25]))) / (COS (RADIANS ([.C25])) * SIN(RADIANS([.B25]))) )) + [.D25]" office:value-type="float" office:value="-0.703448933192321" calcext:value-type="float">
            <text:p>-0.70</text:p>
          </table:table-cell>
          <table:table-cell table:style-name="ce11" table:formula="of:=SQRT([.W25]^2+[.X25]^2)" office:value-type="float" office:value="10.0394027978028" calcext:value-type="float">
            <text:p>10.04</text:p>
          </table:table-cell>
          <table:table-cell table:style-name="ce13" table:formula="of:=DEGREES(ATAN2([.W25];[.X25]))" office:value-type="float" office:value="-0.705550944462372" calcext:value-type="float">
            <text:p>-0.71</text:p>
          </table:table-cell>
          <table:table-cell office:value-type="float" office:value="10.0394027978028" calcext:value-type="float">
            <text:p>10.04</text:p>
          </table:table-cell>
          <table:table-cell office:value-type="float" office:value="-0.705550944462372" calcext:value-type="float">
            <text:p>-0.71</text:p>
          </table:table-cell>
          <table:table-cell/>
          <table:table-cell table:style-name="ce19" table:formula="of:=[.K25]*15" office:value-type="float" office:value="10.0694005300199" calcext:value-type="float">
            <text:p>10.07</text:p>
          </table:table-cell>
          <table:table-cell table:style-name="ce8" table:formula="of:=[.K25]^2*225" office:value-type="float" office:value="101.392827033964" calcext:value-type="float">
            <text:p>101.39</text:p>
          </table:table-cell>
          <table:table-cell table:style-name="ce8" table:formula="of:=[.L25]*COS(RADIANS([.M25]))+[.N25]*COS(RADIANS([.O25]))" office:value-type="float" office:value="10.0386416239071" calcext:value-type="float">
            <text:p>10.04</text:p>
          </table:table-cell>
          <table:table-cell table:style-name="ce8" table:formula="of:=[.L25]*SIN(RADIANS([.M25]))+[.N25]*SIN(RADIANS([.O25]))" office:value-type="float" office:value="-0.123623959207189" calcext:value-type="float">
            <text:p>-0.12</text:p>
          </table:table-cell>
          <table:table-cell office:value-type="float" office:value="0.192207048444627" calcext:value-type="float">
            <text:p>0.19</text:p>
          </table:table-cell>
          <table:table-cell table:number-columns-repeated="998"/>
        </table:table-row>
        <table:table-row table:style-name="ro1">
          <table:table-cell table:style-name="Default" office:value-type="float" office:value="123899" calcext:value-type="float">
            <text:p>123899</text:p>
          </table:table-cell>
          <table:table-cell table:style-name="Default" office:value-type="float" office:value="-32.6309248163178" calcext:value-type="float">
            <text:p>-32.6309248163</text:p>
          </table:table-cell>
          <table:table-cell table:style-name="Default" office:value-type="float" office:value="4.78332149463792" calcext:value-type="float">
            <text:p>4.7833214946</text:p>
          </table:table-cell>
          <table:table-cell table:style-name="Default" office:value-type="float" office:value="-8.22971883661046" calcext:value-type="float">
            <text:p>-8.2297188366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5" calcext:value-type="float">
            <text:p>-0.15</text:p>
          </table:table-cell>
          <table:table-cell table:style-name="Default" office:value-type="float" office:value="10.675" calcext:value-type="float">
            <text:p>10.675</text:p>
          </table:table-cell>
          <table:table-cell/>
          <table:table-cell table:formula="of:=DEGREES(ACOS(COS(RADIANS([.B26]))*COS(RADIANS([.C26]))))" office:value-type="float" office:value="32.9412723446823" calcext:value-type="float">
            <text:p>32.94</text:p>
          </table:table-cell>
          <table:table-cell table:formula="of:=TAN((ACOS(COS(RADIANS([.B26]))*COS(RADIANS([.C26])))))" office:value-type="float" office:value="0.647951301441933" calcext:value-type="float">
            <text:p>0.6480</text:p>
          </table:table-cell>
          <table:table-cell table:formula="of:=SQRT([.E26]^2+[.F26]^2)" office:value-type="float" office:value="0.014142135623731" calcext:value-type="float">
            <text:p>0.01</text:p>
          </table:table-cell>
          <table:table-cell table:formula="of:=DEGREES(ATAN2([.E26]; [.F26]))" office:value-type="float" office:value="135" calcext:value-type="float">
            <text:p>135.00</text:p>
          </table:table-cell>
          <table:table-cell table:style-name="ce9" table:formula="of:=SQRT([.V26])" office:value-type="float" office:value="9.71926952162899" calcext:value-type="float">
            <text:p>9.72</text:p>
          </table:table-cell>
          <table:table-cell table:style-name="ce8" table:formula="of:=DEGREES(ATAN( (-SIN (RADIANS ([.C26])) * COS(RADIANS([.B26]))) / (COS (RADIANS ([.C26])) * SIN(RADIANS([.B26]))) )) + [.D26]" office:value-type="float" office:value="-0.783929455217105" calcext:value-type="float">
            <text:p>-0.78</text:p>
          </table:table-cell>
          <table:table-cell table:style-name="ce11" table:formula="of:=SQRT([.W26]^2+[.X26]^2)" office:value-type="float" office:value="9.70913864927436" calcext:value-type="float">
            <text:p>9.71</text:p>
          </table:table-cell>
          <table:table-cell table:style-name="ce13" table:formula="of:=DEGREES(ATAN2([.W26];[.X26]))" office:value-type="float" office:value="-0.725730140696893" calcext:value-type="float">
            <text:p>-0.73</text:p>
          </table:table-cell>
          <table:table-cell office:value-type="float" office:value="9.70913864927436" calcext:value-type="float">
            <text:p>9.71</text:p>
          </table:table-cell>
          <table:table-cell office:value-type="float" office:value="-0.725730140696894" calcext:value-type="float">
            <text:p>-0.73</text:p>
          </table:table-cell>
          <table:table-cell/>
          <table:table-cell table:style-name="ce19" table:formula="of:=[.K26]*15" office:value-type="float" office:value="9.71926952162899" calcext:value-type="float">
            <text:p>9.72</text:p>
          </table:table-cell>
          <table:table-cell table:style-name="ce8" table:formula="of:=[.K26]^2*225" office:value-type="float" office:value="94.4642000340663" calcext:value-type="float">
            <text:p>94.46</text:p>
          </table:table-cell>
          <table:table-cell table:style-name="ce8" table:formula="of:=[.L26]*COS(RADIANS([.M26]))+[.N26]*COS(RADIANS([.O26]))" office:value-type="float" office:value="9.70835980621001" calcext:value-type="float">
            <text:p>9.71</text:p>
          </table:table-cell>
          <table:table-cell table:style-name="ce8" table:formula="of:=[.L26]*SIN(RADIANS([.M26]))+[.N26]*SIN(RADIANS([.O26]))" office:value-type="float" office:value="-0.122976355446999" calcext:value-type="float">
            <text:p>-0.12</text:p>
          </table:table-cell>
          <table:table-cell office:value-type="float" office:value="0.186656399177685" calcext:value-type="float">
            <text:p>0.19</text:p>
          </table:table-cell>
          <table:table-cell table:number-columns-repeated="998"/>
        </table:table-row>
        <table:table-row table:style-name="ro1">
          <table:table-cell table:style-name="Default" office:value-type="float" office:value="124149" calcext:value-type="float">
            <text:p>124149</text:p>
          </table:table-cell>
          <table:table-cell table:style-name="Default" office:value-type="float" office:value="-32.4658767101191" calcext:value-type="float">
            <text:p>-32.4658767101</text:p>
          </table:table-cell>
          <table:table-cell table:style-name="Default" office:value-type="float" office:value="4.69962862541681" calcext:value-type="float">
            <text:p>4.6996286254</text:p>
          </table:table-cell>
          <table:table-cell table:style-name="Default" office:value-type="float" office:value="-8.24341592721727" calcext:value-type="float">
            <text:p>-8.2434159272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5" calcext:value-type="float">
            <text:p>-0.15</text:p>
          </table:table-cell>
          <table:table-cell table:style-name="Default" office:value-type="float" office:value="10.711" calcext:value-type="float">
            <text:p>10.711</text:p>
          </table:table-cell>
          <table:table-cell/>
          <table:table-cell table:formula="of:=DEGREES(ACOS(COS(RADIANS([.B27]))*COS(RADIANS([.C27]))))" office:value-type="float" office:value="32.7674022604467" calcext:value-type="float">
            <text:p>32.77</text:p>
          </table:table-cell>
          <table:table-cell table:formula="of:=TAN((ACOS(COS(RADIANS([.B27]))*COS(RADIANS([.C27])))))" office:value-type="float" office:value="0.643651086766486" calcext:value-type="float">
            <text:p>0.6437</text:p>
          </table:table-cell>
          <table:table-cell table:formula="of:=SQRT([.E27]^2+[.F27]^2)" office:value-type="float" office:value="0.0412310562561766" calcext:value-type="float">
            <text:p>0.04</text:p>
          </table:table-cell>
          <table:table-cell table:formula="of:=DEGREES(ATAN2([.E27]; [.F27]))" office:value-type="float" office:value="165.963756532074" calcext:value-type="float">
            <text:p>165.96</text:p>
          </table:table-cell>
          <table:table-cell table:style-name="ce9" table:formula="of:=SQRT([.V27])" office:value-type="float" office:value="9.65476630149728" calcext:value-type="float">
            <text:p>9.65</text:p>
          </table:table-cell>
          <table:table-cell table:style-name="ce8" table:formula="of:=DEGREES(ATAN( (-SIN (RADIANS ([.C27])) * COS(RADIANS([.B27]))) / (COS (RADIANS ([.C27])) * SIN(RADIANS([.B27]))) )) + [.D27]" office:value-type="float" office:value="-0.880954555254496" calcext:value-type="float">
            <text:p>-0.88</text:p>
          </table:table-cell>
          <table:table-cell table:style-name="ce11" table:formula="of:=SQRT([.W27]^2+[.X27]^2)" office:value-type="float" office:value="9.61462185932245" calcext:value-type="float">
            <text:p>9.61</text:p>
          </table:table-cell>
          <table:table-cell table:style-name="ce13" table:formula="of:=DEGREES(ATAN2([.W27];[.X27]))" office:value-type="float" office:value="-0.825034169611016" calcext:value-type="float">
            <text:p>-0.83</text:p>
          </table:table-cell>
          <table:table-cell office:value-type="float" office:value="9.61462185932245" calcext:value-type="float">
            <text:p>9.61</text:p>
          </table:table-cell>
          <table:table-cell office:value-type="float" office:value="-0.825034169611016" calcext:value-type="float">
            <text:p>-0.83</text:p>
          </table:table-cell>
          <table:table-cell/>
          <table:table-cell table:style-name="ce19" table:formula="of:=[.K27]*15" office:value-type="float" office:value="9.65476630149728" calcext:value-type="float">
            <text:p>9.65</text:p>
          </table:table-cell>
          <table:table-cell table:style-name="ce8" table:formula="of:=[.K27]^2*225" office:value-type="float" office:value="93.2145123365275" calcext:value-type="float">
            <text:p>93.21</text:p>
          </table:table-cell>
          <table:table-cell table:style-name="ce8" table:formula="of:=[.L27]*COS(RADIANS([.M27]))+[.N27]*COS(RADIANS([.O27]))" office:value-type="float" office:value="9.61362509309467" calcext:value-type="float">
            <text:p>9.61</text:p>
          </table:table-cell>
          <table:table-cell table:style-name="ce8" table:formula="of:=[.L27]*SIN(RADIANS([.M27]))+[.N27]*SIN(RADIANS([.O27]))" office:value-type="float" office:value="-0.138441565945683" calcext:value-type="float">
            <text:p>-0.14</text:p>
          </table:table-cell>
          <table:table-cell office:value-type="float" office:value="0.186656399177685" calcext:value-type="float">
            <text:p>0.19</text:p>
          </table:table-cell>
          <table:table-cell table:number-columns-repeated="998"/>
        </table:table-row>
        <table:table-row table:style-name="ro1">
          <table:table-cell table:style-name="Default" office:value-type="float" office:value="124400" calcext:value-type="float">
            <text:p>124400</text:p>
          </table:table-cell>
          <table:table-cell table:style-name="Default" office:value-type="float" office:value="-32.9771675959133" calcext:value-type="float">
            <text:p>-32.9771675959</text:p>
          </table:table-cell>
          <table:table-cell table:style-name="Default" office:value-type="float" office:value="4.89044575469357" calcext:value-type="float">
            <text:p>4.8904457547</text:p>
          </table:table-cell>
          <table:table-cell table:style-name="Default" office:value-type="float" office:value="-8.31665519191367" calcext:value-type="float">
            <text:p>-8.3166551919</text:p>
          </table:table-cell>
          <table:table-cell table:style-name="Default" office:value-type="float" office:value="-0.1" calcext:value-type="float">
            <text:p>-0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747" calcext:value-type="float">
            <text:p>10.747</text:p>
          </table:table-cell>
          <table:table-cell/>
          <table:table-cell table:formula="of:=DEGREES(ACOS(COS(RADIANS([.B28]))*COS(RADIANS([.C28]))))" office:value-type="float" office:value="33.2972624878039" calcext:value-type="float">
            <text:p>33.30</text:p>
          </table:table-cell>
          <table:table-cell table:formula="of:=TAN((ACOS(COS(RADIANS([.B28]))*COS(RADIANS([.C28])))))" office:value-type="float" office:value="0.656808830068551" calcext:value-type="float">
            <text:p>0.6568</text:p>
          </table:table-cell>
          <table:table-cell table:formula="of:=SQRT([.E28]^2+[.F28]^2)" office:value-type="float" office:value="0.1" calcext:value-type="float">
            <text:p>0.10</text:p>
          </table:table-cell>
          <table:table-cell table:formula="of:=DEGREES(ATAN2([.E28]; [.F28]))" office:value-type="float" office:value="180" calcext:value-type="float">
            <text:p>180.00</text:p>
          </table:table-cell>
          <table:table-cell table:style-name="ce9" table:formula="of:=SQRT([.V28])" office:value-type="float" office:value="9.85213245102826" calcext:value-type="float">
            <text:p>9.85</text:p>
          </table:table-cell>
          <table:table-cell table:style-name="ce8" table:formula="of:=DEGREES(ATAN( (-SIN (RADIANS ([.C28])) * COS(RADIANS([.B28]))) / (COS (RADIANS ([.C28])) * SIN(RADIANS([.B28]))) )) + [.D28]" office:value-type="float" office:value="-0.804442402587941" calcext:value-type="float">
            <text:p>-0.80</text:p>
          </table:table-cell>
          <table:table-cell table:style-name="ce11" table:formula="of:=SQRT([.W28]^2+[.X28]^2)" office:value-type="float" office:value="9.7521424082446" calcext:value-type="float">
            <text:p>9.75</text:p>
          </table:table-cell>
          <table:table-cell table:style-name="ce13" table:formula="of:=DEGREES(ATAN2([.W28];[.X28]))" office:value-type="float" office:value="-0.812691010355231" calcext:value-type="float">
            <text:p>-0.81</text:p>
          </table:table-cell>
          <table:table-cell office:value-type="float" office:value="9.7521424082446" calcext:value-type="float">
            <text:p>9.75</text:p>
          </table:table-cell>
          <table:table-cell office:value-type="float" office:value="-0.81269101035523" calcext:value-type="float">
            <text:p>-0.81</text:p>
          </table:table-cell>
          <table:table-cell/>
          <table:table-cell table:style-name="ce19" table:formula="of:=[.K28]*15" office:value-type="float" office:value="9.85213245102826" calcext:value-type="float">
            <text:p>9.85</text:p>
          </table:table-cell>
          <table:table-cell table:style-name="ce8" table:formula="of:=[.K28]^2*225" office:value-type="float" office:value="97.0645138326042" calcext:value-type="float">
            <text:p>97.06</text:p>
          </table:table-cell>
          <table:table-cell table:style-name="ce8" table:formula="of:=[.L28]*COS(RADIANS([.M28]))+[.N28]*COS(RADIANS([.O28]))" office:value-type="float" office:value="9.75116140960673" calcext:value-type="float">
            <text:p>9.75</text:p>
          </table:table-cell>
          <table:table-cell table:style-name="ce8" table:formula="of:=[.L28]*SIN(RADIANS([.M28]))+[.N28]*SIN(RADIANS([.O28]))" office:value-type="float" office:value="-0.138321055806584" calcext:value-type="float">
            <text:p>-0.14</text:p>
          </table:table-cell>
          <table:table-cell office:value-type="float" office:value="0.169320479689194" calcext:value-type="float">
            <text:p>0.17</text:p>
          </table:table-cell>
          <table:table-cell table:number-columns-repeated="998"/>
        </table:table-row>
        <table:table-row table:style-name="ro1">
          <table:table-cell table:style-name="Default" office:value-type="float" office:value="124650" calcext:value-type="float">
            <text:p>124650</text:p>
          </table:table-cell>
          <table:table-cell table:style-name="Default" office:value-type="float" office:value="-33.6474823610584" calcext:value-type="float">
            <text:p>-33.6474823611</text:p>
          </table:table-cell>
          <table:table-cell table:style-name="Default" office:value-type="float" office:value="5.04890571655105" calcext:value-type="float">
            <text:p>5.0489057166</text:p>
          </table:table-cell>
          <table:table-cell table:style-name="Default" office:value-type="float" office:value="-8.35730420898536" calcext:value-type="float">
            <text:p>-8.357304209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782" calcext:value-type="float">
            <text:p>10.782</text:p>
          </table:table-cell>
          <table:table-cell/>
          <table:table-cell table:formula="of:=DEGREES(ACOS(COS(RADIANS([.B29]))*COS(RADIANS([.C29]))))" office:value-type="float" office:value="33.9800382583537" calcext:value-type="float">
            <text:p>33.98</text:p>
          </table:table-cell>
          <table:table-cell table:formula="of:=TAN((ACOS(COS(RADIANS([.B29]))*COS(RADIANS([.C29])))))" office:value-type="float" office:value="0.674001729986509" calcext:value-type="float">
            <text:p>0.6740</text:p>
          </table:table-cell>
          <table:table-cell table:formula="of:=SQRT([.E29]^2+[.F29]^2)" office:value-type="float" office:value="0.0608276253029822" calcext:value-type="float">
            <text:p>0.06</text:p>
          </table:table-cell>
          <table:table-cell table:formula="of:=DEGREES(ATAN2([.E29]; [.F29]))" office:value-type="float" office:value="170.537677791974" calcext:value-type="float">
            <text:p>170.54</text:p>
          </table:table-cell>
          <table:table-cell table:style-name="ce9" table:formula="of:=SQRT([.V29])" office:value-type="float" office:value="10.1100259497976" calcext:value-type="float">
            <text:p>10.11</text:p>
          </table:table-cell>
          <table:table-cell table:style-name="ce8" table:formula="of:=DEGREES(ATAN( (-SIN (RADIANS ([.C29])) * COS(RADIANS([.B29]))) / (COS (RADIANS ([.C29])) * SIN(RADIANS([.B29]))) )) + [.D29]" office:value-type="float" office:value="-0.796240142361169" calcext:value-type="float">
            <text:p>-0.80</text:p>
          </table:table-cell>
          <table:table-cell table:style-name="ce11" table:formula="of:=SQRT([.W29]^2+[.X29]^2)" office:value-type="float" office:value="10.0498969570941" calcext:value-type="float">
            <text:p>10.05</text:p>
          </table:table-cell>
          <table:table-cell table:style-name="ce13" table:formula="of:=DEGREES(ATAN2([.W29];[.X29]))" office:value-type="float" office:value="-0.743987898038889" calcext:value-type="float">
            <text:p>-0.74</text:p>
          </table:table-cell>
          <table:table-cell office:value-type="float" office:value="10.0498969570941" calcext:value-type="float">
            <text:p>10.05</text:p>
          </table:table-cell>
          <table:table-cell office:value-type="float" office:value="-0.743987898038889" calcext:value-type="float">
            <text:p>-0.74</text:p>
          </table:table-cell>
          <table:table-cell/>
          <table:table-cell table:style-name="ce19" table:formula="of:=[.K29]*15" office:value-type="float" office:value="10.1100259497976" calcext:value-type="float">
            <text:p>10.11</text:p>
          </table:table-cell>
          <table:table-cell table:style-name="ce8" table:formula="of:=[.K29]^2*225" office:value-type="float" office:value="102.212624705582" calcext:value-type="float">
            <text:p>102.21</text:p>
          </table:table-cell>
          <table:table-cell table:style-name="ce8" table:formula="of:=[.L29]*COS(RADIANS([.M29]))+[.N29]*COS(RADIANS([.O29]))" office:value-type="float" office:value="10.0490497062921" calcext:value-type="float">
            <text:p>10.05</text:p>
          </table:table-cell>
          <table:table-cell table:style-name="ce8" table:formula="of:=[.L29]*SIN(RADIANS([.M29]))+[.N29]*SIN(RADIANS([.O29]))" office:value-type="float" office:value="-0.130494630847054" calcext:value-type="float">
            <text:p>-0.13</text:p>
          </table:table-cell>
          <table:table-cell office:value-type="float" office:value="0.169320479689194" calcext:value-type="float">
            <text:p>0.17</text:p>
          </table:table-cell>
          <table:table-cell table:number-columns-repeated="998"/>
        </table:table-row>
        <table:table-row table:style-name="ro1">
          <table:table-cell table:style-name="Default" office:value-type="float" office:value="124900" calcext:value-type="float">
            <text:p>124900</text:p>
          </table:table-cell>
          <table:table-cell table:style-name="Default" office:value-type="float" office:value="-32.9495463109098" calcext:value-type="float">
            <text:p>-32.9495463109</text:p>
          </table:table-cell>
          <table:table-cell table:style-name="Default" office:value-type="float" office:value="4.80474609051695" calcext:value-type="float">
            <text:p>4.8047460905</text:p>
          </table:table-cell>
          <table:table-cell table:style-name="Default" office:value-type="float" office:value="-8.24933001726486" calcext:value-type="float">
            <text:p>-8.2493300173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816" calcext:value-type="float">
            <text:p>10.816</text:p>
          </table:table-cell>
          <table:table-cell/>
          <table:table-cell table:formula="of:=DEGREES(ACOS(COS(RADIANS([.B30]))*COS(RADIANS([.C30]))))" office:value-type="float" office:value="33.2588969096141" calcext:value-type="float">
            <text:p>33.26</text:p>
          </table:table-cell>
          <table:table-cell table:formula="of:=TAN((ACOS(COS(RADIANS([.B30]))*COS(RADIANS([.C30])))))" office:value-type="float" office:value="0.655850779185707" calcext:value-type="float">
            <text:p>0.6559</text:p>
          </table:table-cell>
          <table:table-cell table:formula="of:=SQRT([.E30]^2+[.F30]^2)" office:value-type="float" office:value="0.0223606797749979" calcext:value-type="float">
            <text:p>0.02</text:p>
          </table:table-cell>
          <table:table-cell table:formula="of:=DEGREES(ATAN2([.E30]; [.F30]))" office:value-type="float" office:value="116.565051177078" calcext:value-type="float">
            <text:p>116.57</text:p>
          </table:table-cell>
          <table:table-cell table:style-name="ce9" table:formula="of:=SQRT([.V30])" office:value-type="float" office:value="9.8377616877856" calcext:value-type="float">
            <text:p>9.84</text:p>
          </table:table-cell>
          <table:table-cell table:style-name="ce8" table:formula="of:=DEGREES(ATAN( (-SIN (RADIANS ([.C30])) * COS(RADIANS([.B30]))) / (COS (RADIANS ([.C30])) * SIN(RADIANS([.B30]))) )) + [.D30]" office:value-type="float" office:value="-0.860200854893351" calcext:value-type="float">
            <text:p>-0.86</text:p>
          </table:table-cell>
          <table:table-cell table:style-name="ce11" table:formula="of:=SQRT([.W30]^2+[.X30]^2)" office:value-type="float" office:value="9.82748260148306" calcext:value-type="float">
            <text:p>9.83</text:p>
          </table:table-cell>
          <table:table-cell table:style-name="ce13" table:formula="of:=DEGREES(ATAN2([.W30];[.X30]))" office:value-type="float" office:value="-0.744486019100384" calcext:value-type="float">
            <text:p>-0.74</text:p>
          </table:table-cell>
          <table:table-cell office:value-type="float" office:value="9.82748260148306" calcext:value-type="float">
            <text:p>9.83</text:p>
          </table:table-cell>
          <table:table-cell office:value-type="float" office:value="-0.744486019100384" calcext:value-type="float">
            <text:p>-0.74</text:p>
          </table:table-cell>
          <table:table-cell/>
          <table:table-cell table:style-name="ce19" table:formula="of:=[.K30]*15" office:value-type="float" office:value="9.8377616877856" calcext:value-type="float">
            <text:p>9.84</text:p>
          </table:table-cell>
          <table:table-cell table:style-name="ce8" table:formula="of:=[.K30]^2*225" office:value-type="float" office:value="96.7815550256622" calcext:value-type="float">
            <text:p>96.78</text:p>
          </table:table-cell>
          <table:table-cell table:style-name="ce8" table:formula="of:=[.L30]*COS(RADIANS([.M30]))+[.N30]*COS(RADIANS([.O30]))" office:value-type="float" office:value="9.82665299143102" calcext:value-type="float">
            <text:p>9.83</text:p>
          </table:table-cell>
          <table:table-cell table:style-name="ce8" table:formula="of:=[.L30]*SIN(RADIANS([.M30]))+[.N30]*SIN(RADIANS([.O30]))" office:value-type="float" office:value="-0.12769208453185" calcext:value-type="float">
            <text:p>-0.13</text:p>
          </table:table-cell>
          <table:table-cell office:value-type="float" office:value="0.184578259754585" calcext:value-type="float">
            <text:p>0.18</text:p>
          </table:table-cell>
          <table:table-cell table:number-columns-repeated="998"/>
        </table:table-row>
        <table:table-row table:style-name="ro1">
          <table:table-cell table:style-name="Default" office:value-type="float" office:value="125149" calcext:value-type="float">
            <text:p>125149</text:p>
          </table:table-cell>
          <table:table-cell table:style-name="Default" office:value-type="float" office:value="-32.5358451679767" calcext:value-type="float">
            <text:p>-32.535845168</text:p>
          </table:table-cell>
          <table:table-cell table:style-name="Default" office:value-type="float" office:value="4.68972399734665" calcext:value-type="float">
            <text:p>4.6897239973</text:p>
          </table:table-cell>
          <table:table-cell table:style-name="Default" office:value-type="float" office:value="-8.23561328986418" calcext:value-type="float">
            <text:p>-8.2356132899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852" calcext:value-type="float">
            <text:p>10.852</text:p>
          </table:table-cell>
          <table:table-cell/>
          <table:table-cell table:formula="of:=DEGREES(ACOS(COS(RADIANS([.B31]))*COS(RADIANS([.C31]))))" office:value-type="float" office:value="32.8353054961171" calcext:value-type="float">
            <text:p>32.84</text:p>
          </table:table-cell>
          <table:table-cell table:formula="of:=TAN((ACOS(COS(RADIANS([.B31]))*COS(RADIANS([.C31])))))" office:value-type="float" office:value="0.64532848783939" calcext:value-type="float">
            <text:p>0.6453</text:p>
          </table:table-cell>
          <table:table-cell table:formula="of:=SQRT([.E31]^2+[.F31]^2)" office:value-type="float" office:value="0.0509901951359279" calcext:value-type="float">
            <text:p>0.05</text:p>
          </table:table-cell>
          <table:table-cell table:formula="of:=DEGREES(ATAN2([.E31]; [.F31]))" office:value-type="float" office:value="168.69006752598" calcext:value-type="float">
            <text:p>168.69</text:p>
          </table:table-cell>
          <table:table-cell table:style-name="ce9" table:formula="of:=SQRT([.V31])" office:value-type="float" office:value="9.67992731759084" calcext:value-type="float">
            <text:p>9.68</text:p>
          </table:table-cell>
          <table:table-cell table:style-name="ce8" table:formula="of:=DEGREES(ATAN( (-SIN (RADIANS ([.C31])) * COS(RADIANS([.B31]))) / (COS (RADIANS ([.C31])) * SIN(RADIANS([.B31]))) )) + [.D31]" office:value-type="float" office:value="-0.908124740841231" calcext:value-type="float">
            <text:p>-0.91</text:p>
          </table:table-cell>
          <table:table-cell table:style-name="ce11" table:formula="of:=SQRT([.W31]^2+[.X31]^2)" office:value-type="float" office:value="9.62977950751765" calcext:value-type="float">
            <text:p>9.63</text:p>
          </table:table-cell>
          <table:table-cell table:style-name="ce13" table:formula="of:=DEGREES(ATAN2([.W31];[.X31]))" office:value-type="float" office:value="-0.853348660785975" calcext:value-type="float">
            <text:p>-0.85</text:p>
          </table:table-cell>
          <table:table-cell office:value-type="float" office:value="9.62977950751765" calcext:value-type="float">
            <text:p>9.63</text:p>
          </table:table-cell>
          <table:table-cell office:value-type="float" office:value="-0.853348660785976" calcext:value-type="float">
            <text:p>-0.85</text:p>
          </table:table-cell>
          <table:table-cell/>
          <table:table-cell table:style-name="ce19" table:formula="of:=[.K31]*15" office:value-type="float" office:value="9.67992731759084" calcext:value-type="float">
            <text:p>9.68</text:p>
          </table:table-cell>
          <table:table-cell table:style-name="ce8" table:formula="of:=[.K31]^2*225" office:value-type="float" office:value="93.7009928738415" calcext:value-type="float">
            <text:p>93.70</text:p>
          </table:table-cell>
          <table:table-cell table:style-name="ce8" table:formula="of:=[.L31]*COS(RADIANS([.M31]))+[.N31]*COS(RADIANS([.O31]))" office:value-type="float" office:value="9.62871147106123" calcext:value-type="float">
            <text:p>9.63</text:p>
          </table:table-cell>
          <table:table-cell table:style-name="ce8" table:formula="of:=[.L31]*SIN(RADIANS([.M31]))+[.N31]*SIN(RADIANS([.O31]))" office:value-type="float" office:value="-0.14341816642513" calcext:value-type="float">
            <text:p>-0.14</text:p>
          </table:table-cell>
          <table:table-cell office:value-type="float" office:value="0.184578259754585" calcext:value-type="float">
            <text:p>0.18</text:p>
          </table:table-cell>
          <table:table-cell table:number-columns-repeated="998"/>
        </table:table-row>
        <table:table-row table:style-name="ro1">
          <table:table-cell table:style-name="Default" office:value-type="float" office:value="125399" calcext:value-type="float">
            <text:p>125399</text:p>
          </table:table-cell>
          <table:table-cell table:style-name="Default" office:value-type="float" office:value="-33.6039877164237" calcext:value-type="float">
            <text:p>-33.6039877164</text:p>
          </table:table-cell>
          <table:table-cell table:style-name="Default" office:value-type="float" office:value="4.92948370089478" calcext:value-type="float">
            <text:p>4.9294837009</text:p>
          </table:table-cell>
          <table:table-cell table:style-name="Default" office:value-type="float" office:value="-8.36814884184005" calcext:value-type="float">
            <text:p>-8.3681488418</text:p>
          </table:table-cell>
          <table:table-cell table:style-name="Default" office:value-type="float" office:value="-0.16" calcext:value-type="float">
            <text:p>-0.1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0.888" calcext:value-type="float">
            <text:p>10.888</text:p>
          </table:table-cell>
          <table:table-cell/>
          <table:table-cell table:formula="of:=DEGREES(ACOS(COS(RADIANS([.B32]))*COS(RADIANS([.C32]))))" office:value-type="float" office:value="33.9215893552215" calcext:value-type="float">
            <text:p>33.92</text:p>
          </table:table-cell>
          <table:table-cell table:formula="of:=TAN((ACOS(COS(RADIANS([.B32]))*COS(RADIANS([.C32])))))" office:value-type="float" office:value="0.672519201956477" calcext:value-type="float">
            <text:p>0.6725</text:p>
          </table:table-cell>
          <table:table-cell table:formula="of:=SQRT([.E32]^2+[.F32]^2)" office:value-type="float" office:value="0.160312195418814" calcext:value-type="float">
            <text:p>0.16</text:p>
          </table:table-cell>
          <table:table-cell table:formula="of:=DEGREES(ATAN2([.E32]; [.F32]))" office:value-type="float" office:value="176.423665625003" calcext:value-type="float">
            <text:p>176.42</text:p>
          </table:table-cell>
          <table:table-cell table:style-name="ce9" table:formula="of:=SQRT([.V32])" office:value-type="float" office:value="10.0877880293472" calcext:value-type="float">
            <text:p>10.09</text:p>
          </table:table-cell>
          <table:table-cell table:style-name="ce8" table:formula="of:=DEGREES(ATAN( (-SIN (RADIANS ([.C32])) * COS(RADIANS([.B32]))) / (COS (RADIANS ([.C32])) * SIN(RADIANS([.B32]))) )) + [.D32]" office:value-type="float" office:value="-0.972785688402981" calcext:value-type="float">
            <text:p>-0.97</text:p>
          </table:table-cell>
          <table:table-cell table:style-name="ce11" table:formula="of:=SQRT([.W32]^2+[.X32]^2)" office:value-type="float" office:value="9.92764398568519" calcext:value-type="float">
            <text:p>9.93</text:p>
          </table:table-cell>
          <table:table-cell table:style-name="ce13" table:formula="of:=DEGREES(ATAN2([.W32];[.X32]))" office:value-type="float" office:value="-0.930757889924371" calcext:value-type="float">
            <text:p>-0.93</text:p>
          </table:table-cell>
          <table:table-cell office:value-type="float" office:value="9.92764398568519" calcext:value-type="float">
            <text:p>9.93</text:p>
          </table:table-cell>
          <table:table-cell office:value-type="float" office:value="-0.930757889924371" calcext:value-type="float">
            <text:p>-0.93</text:p>
          </table:table-cell>
          <table:table-cell/>
          <table:table-cell table:style-name="ce19" table:formula="of:=[.K32]*15" office:value-type="float" office:value="10.0877880293472" calcext:value-type="float">
            <text:p>10.09</text:p>
          </table:table-cell>
          <table:table-cell table:style-name="ce8" table:formula="of:=[.K32]^2*225" office:value-type="float" office:value="101.76346732504" calcext:value-type="float">
            <text:p>101.76</text:p>
          </table:table-cell>
          <table:table-cell table:style-name="ce8" table:formula="of:=[.L32]*COS(RADIANS([.M32]))+[.N32]*COS(RADIANS([.O32]))" office:value-type="float" office:value="9.92633409565639" calcext:value-type="float">
            <text:p>9.93</text:p>
          </table:table-cell>
          <table:table-cell table:style-name="ce8" table:formula="of:=[.L32]*SIN(RADIANS([.M32]))+[.N32]*SIN(RADIANS([.O32]))" office:value-type="float" office:value="-0.161265395918485" calcext:value-type="float">
            <text:p>-0.16</text:p>
          </table:table-cell>
          <table:table-cell office:value-type="float" office:value="0.207268801321809" calcext:value-type="float">
            <text:p>0.21</text:p>
          </table:table-cell>
          <table:table-cell table:number-columns-repeated="998"/>
        </table:table-row>
        <table:table-row table:style-name="ro1">
          <table:table-cell table:style-name="Default" office:value-type="float" office:value="125649" calcext:value-type="float">
            <text:p>125649</text:p>
          </table:table-cell>
          <table:table-cell table:style-name="Default" office:value-type="float" office:value="-34.6591665658261" calcext:value-type="float">
            <text:p>-34.6591665658</text:p>
          </table:table-cell>
          <table:table-cell table:style-name="Default" office:value-type="float" office:value="5.20223620634184" calcext:value-type="float">
            <text:p>5.2022362063</text:p>
          </table:table-cell>
          <table:table-cell table:style-name="Default" office:value-type="float" office:value="-8.40759916071239" calcext:value-type="float">
            <text:p>-8.4075991607</text:p>
          </table:table-cell>
          <table:table-cell table:style-name="Default" office:value-type="float" office:value="-0.16" calcext:value-type="float">
            <text:p>-0.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0.921" calcext:value-type="float">
            <text:p>10.921</text:p>
          </table:table-cell>
          <table:table-cell/>
          <table:table-cell table:formula="of:=DEGREES(ACOS(COS(RADIANS([.B33]))*COS(RADIANS([.C33]))))" office:value-type="float" office:value="34.9990705375218" calcext:value-type="float">
            <text:p>35.00</text:p>
          </table:table-cell>
          <table:table-cell table:formula="of:=TAN((ACOS(COS(RADIANS([.B33]))*COS(RADIANS([.C33])))))" office:value-type="float" office:value="0.700183362721231" calcext:value-type="float">
            <text:p>0.7002</text:p>
          </table:table-cell>
          <table:table-cell table:formula="of:=SQRT([.E33]^2+[.F33]^2)" office:value-type="float" office:value="0.16" calcext:value-type="float">
            <text:p>0.16</text:p>
          </table:table-cell>
          <table:table-cell table:formula="of:=DEGREES(ATAN2([.E33]; [.F33]))" office:value-type="float" office:value="180" calcext:value-type="float">
            <text:p>180.00</text:p>
          </table:table-cell>
          <table:table-cell table:style-name="ce9" table:formula="of:=SQRT([.V33])" office:value-type="float" office:value="10.5027504408185" calcext:value-type="float">
            <text:p>10.50</text:p>
          </table:table-cell>
          <table:table-cell table:style-name="ce8" table:formula="of:=DEGREES(ATAN( (-SIN (RADIANS ([.C33])) * COS(RADIANS([.B33]))) / (COS (RADIANS ([.C33])) * SIN(RADIANS([.B33]))) )) + [.D33]" office:value-type="float" office:value="-0.905585971480812" calcext:value-type="float">
            <text:p>-0.91</text:p>
          </table:table-cell>
          <table:table-cell table:style-name="ce11" table:formula="of:=SQRT([.W33]^2+[.X33]^2)" office:value-type="float" office:value="10.3427707345368" calcext:value-type="float">
            <text:p>10.34</text:p>
          </table:table-cell>
          <table:table-cell table:style-name="ce13" table:formula="of:=DEGREES(ATAN2([.W33];[.X33]))" office:value-type="float" office:value="-0.919594570140058" calcext:value-type="float">
            <text:p>-0.92</text:p>
          </table:table-cell>
          <table:table-cell office:value-type="float" office:value="10.3427707345368" calcext:value-type="float">
            <text:p>10.34</text:p>
          </table:table-cell>
          <table:table-cell office:value-type="float" office:value="-0.91959457014006" calcext:value-type="float">
            <text:p>-0.92</text:p>
          </table:table-cell>
          <table:table-cell/>
          <table:table-cell table:style-name="ce19" table:formula="of:=[.K33]*15" office:value-type="float" office:value="10.5027504408185" calcext:value-type="float">
            <text:p>10.50</text:p>
          </table:table-cell>
          <table:table-cell table:style-name="ce8" table:formula="of:=[.K33]^2*225" office:value-type="float" office:value="110.307766822113" calcext:value-type="float">
            <text:p>110.31</text:p>
          </table:table-cell>
          <table:table-cell table:style-name="ce8" table:formula="of:=[.L33]*COS(RADIANS([.M33]))+[.N33]*COS(RADIANS([.O33]))" office:value-type="float" office:value="10.3414386091312" calcext:value-type="float">
            <text:p>10.34</text:p>
          </table:table-cell>
          <table:table-cell table:style-name="ce8" table:formula="of:=[.L33]*SIN(RADIANS([.M33]))+[.N33]*SIN(RADIANS([.O33]))" office:value-type="float" office:value="-0.165993857602997" calcext:value-type="float">
            <text:p>-0.17</text:p>
          </table:table-cell>
          <table:table-cell office:value-type="float" office:value="0.207268801321809" calcext:value-type="float">
            <text:p>0.21</text:p>
          </table:table-cell>
          <table:table-cell table:number-columns-repeated="998"/>
        </table:table-row>
        <table:table-row table:style-name="ro1">
          <table:table-cell table:style-name="Default" office:value-type="float" office:value="125899" calcext:value-type="float">
            <text:p>125899</text:p>
          </table:table-cell>
          <table:table-cell table:style-name="Default" office:value-type="float" office:value="-34.6716316610613" calcext:value-type="float">
            <text:p>-34.6716316611</text:p>
          </table:table-cell>
          <table:table-cell table:style-name="Default" office:value-type="float" office:value="5.16528189472431" calcext:value-type="float">
            <text:p>5.1652818947</text:p>
          </table:table-cell>
          <table:table-cell table:style-name="Default" office:value-type="float" office:value="-8.297585303751" calcext:value-type="float">
            <text:p>-8.2975853038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0.955" calcext:value-type="float">
            <text:p>10.955</text:p>
          </table:table-cell>
          <table:table-cell/>
          <table:table-cell table:formula="of:=DEGREES(ACOS(COS(RADIANS([.B34]))*COS(RADIANS([.C34]))))" office:value-type="float" office:value="35.0065926080174" calcext:value-type="float">
            <text:p>35.01</text:p>
          </table:table-cell>
          <table:table-cell table:formula="of:=TAN((ACOS(COS(RADIANS([.B34]))*COS(RADIANS([.C34])))))" office:value-type="float" office:value="0.700379028911057" calcext:value-type="float">
            <text:p>0.7004</text:p>
          </table:table-cell>
          <table:table-cell table:formula="of:=SQRT([.E34]^2+[.F34]^2)" office:value-type="float" office:value="0.120415945787923" calcext:value-type="float">
            <text:p>0.12</text:p>
          </table:table-cell>
          <table:table-cell table:formula="of:=DEGREES(ATAN2([.E34]; [.F34]))" office:value-type="float" office:value="175.236358309274" calcext:value-type="float">
            <text:p>175.24</text:p>
          </table:table-cell>
          <table:table-cell table:style-name="ce9" table:formula="of:=SQRT([.V34])" office:value-type="float" office:value="10.5056854336659" calcext:value-type="float">
            <text:p>10.51</text:p>
          </table:table-cell>
          <table:table-cell table:style-name="ce8" table:formula="of:=DEGREES(ATAN( (-SIN (RADIANS ([.C34])) * COS(RADIANS([.B34]))) / (COS (RADIANS ([.C34])) * SIN(RADIANS([.B34]))) )) + [.D34]" office:value-type="float" office:value="-0.851974477974474" calcext:value-type="float">
            <text:p>-0.85</text:p>
          </table:table-cell>
          <table:table-cell table:style-name="ce11" table:formula="of:=SQRT([.W34]^2+[.X34]^2)" office:value-type="float" office:value="10.3855532566074" calcext:value-type="float">
            <text:p>10.39</text:p>
          </table:table-cell>
          <table:table-cell table:style-name="ce13" table:formula="of:=DEGREES(ATAN2([.W34];[.X34]))" office:value-type="float" office:value="-0.806655627773188" calcext:value-type="float">
            <text:p>-0.81</text:p>
          </table:table-cell>
          <table:table-cell office:value-type="float" office:value="10.3855532566074" calcext:value-type="float">
            <text:p>10.39</text:p>
          </table:table-cell>
          <table:table-cell office:value-type="float" office:value="-0.806655627773188" calcext:value-type="float">
            <text:p>-0.81</text:p>
          </table:table-cell>
          <table:table-cell/>
          <table:table-cell table:style-name="ce19" table:formula="of:=[.K34]*15" office:value-type="float" office:value="10.5056854336659" calcext:value-type="float">
            <text:p>10.51</text:p>
          </table:table-cell>
          <table:table-cell table:style-name="ce8" table:formula="of:=[.K34]^2*225" office:value-type="float" office:value="110.369426431139" calcext:value-type="float">
            <text:p>110.37</text:p>
          </table:table-cell>
          <table:table-cell table:style-name="ce8" table:formula="of:=[.L34]*COS(RADIANS([.M34]))+[.N34]*COS(RADIANS([.O34]))" office:value-type="float" office:value="10.3845240002949" calcext:value-type="float">
            <text:p>10.38</text:p>
          </table:table-cell>
          <table:table-cell table:style-name="ce8" table:formula="of:=[.L34]*SIN(RADIANS([.M34]))+[.N34]*SIN(RADIANS([.O34]))" office:value-type="float" office:value="-0.146211261973323" calcext:value-type="float">
            <text:p>-0.15</text:p>
          </table:table-cell>
          <table:table-cell office:value-type="float" office:value="0.172368953769454" calcext:value-type="float">
            <text:p>0.17</text:p>
          </table:table-cell>
          <table:table-cell table:number-columns-repeated="998"/>
        </table:table-row>
        <table:table-row table:style-name="ro1">
          <table:table-cell table:style-name="Default" office:value-type="float" office:value="126149" calcext:value-type="float">
            <text:p>126149</text:p>
          </table:table-cell>
          <table:table-cell table:style-name="Default" office:value-type="float" office:value="-34.493322742589" calcext:value-type="float">
            <text:p>-34.4933227426</text:p>
          </table:table-cell>
          <table:table-cell table:style-name="Default" office:value-type="float" office:value="5.03823311908608" calcext:value-type="float">
            <text:p>5.0382331191</text:p>
          </table:table-cell>
          <table:table-cell table:style-name="Default" office:value-type="float" office:value="-8.21417076473857" calcext:value-type="float">
            <text:p>-8.2141707647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0.99" calcext:value-type="float">
            <text:p>10.99</text:p>
          </table:table-cell>
          <table:table-cell/>
          <table:table-cell table:formula="of:=DEGREES(ACOS(COS(RADIANS([.B35]))*COS(RADIANS([.C35]))))" office:value-type="float" office:value="34.8141964601842" calcext:value-type="float">
            <text:p>34.81</text:p>
          </table:table-cell>
          <table:table-cell table:formula="of:=TAN((ACOS(COS(RADIANS([.B35]))*COS(RADIANS([.C35])))))" office:value-type="float" office:value="0.695385631536336" calcext:value-type="float">
            <text:p>0.6954</text:p>
          </table:table-cell>
          <table:table-cell table:formula="of:=SQRT([.E35]^2+[.F35]^2)" office:value-type="float" office:value="0.0806225774829855" calcext:value-type="float">
            <text:p>0.08</text:p>
          </table:table-cell>
          <table:table-cell table:formula="of:=DEGREES(ATAN2([.E35]; [.F35]))" office:value-type="float" office:value="172.874983651098" calcext:value-type="float">
            <text:p>172.87</text:p>
          </table:table-cell>
          <table:table-cell table:style-name="ce9" table:formula="of:=SQRT([.V35])" office:value-type="float" office:value="10.430784473045" calcext:value-type="float">
            <text:p>10.43</text:p>
          </table:table-cell>
          <table:table-cell table:style-name="ce8" table:formula="of:=DEGREES(ATAN( (-SIN (RADIANS ([.C35])) * COS(RADIANS([.B35]))) / (COS (RADIANS ([.C35])) * SIN(RADIANS([.B35]))) )) + [.D35]" office:value-type="float" office:value="-0.902655690570497" calcext:value-type="float">
            <text:p>-0.90</text:p>
          </table:table-cell>
          <table:table-cell table:style-name="ce11" table:formula="of:=SQRT([.W35]^2+[.X35]^2)" office:value-type="float" office:value="10.350640552854" calcext:value-type="float">
            <text:p>10.35</text:p>
          </table:table-cell>
          <table:table-cell table:style-name="ce13" table:formula="of:=DEGREES(ATAN2([.W35];[.X35]))" office:value-type="float" office:value="-0.854284067403551" calcext:value-type="float">
            <text:p>-0.85</text:p>
          </table:table-cell>
          <table:table-cell office:value-type="float" office:value="10.350640552854" calcext:value-type="float">
            <text:p>10.35</text:p>
          </table:table-cell>
          <table:table-cell office:value-type="float" office:value="-0.854284067403551" calcext:value-type="float">
            <text:p>-0.85</text:p>
          </table:table-cell>
          <table:table-cell/>
          <table:table-cell table:style-name="ce19" table:formula="of:=[.K35]*15" office:value-type="float" office:value="10.430784473045" calcext:value-type="float">
            <text:p>10.43</text:p>
          </table:table-cell>
          <table:table-cell table:style-name="ce8" table:formula="of:=[.K35]^2*225" office:value-type="float" office:value="108.801264723117" calcext:value-type="float">
            <text:p>108.80</text:p>
          </table:table-cell>
          <table:table-cell table:style-name="ce8" table:formula="of:=[.L35]*COS(RADIANS([.M35]))+[.N35]*COS(RADIANS([.O35]))" office:value-type="float" office:value="10.3494900477905" calcext:value-type="float">
            <text:p>10.35</text:p>
          </table:table-cell>
          <table:table-cell table:style-name="ce8" table:formula="of:=[.L35]*SIN(RADIANS([.M35]))+[.N35]*SIN(RADIANS([.O35]))" office:value-type="float" office:value="-0.154323054246881" calcext:value-type="float">
            <text:p>-0.15</text:p>
          </table:table-cell>
          <table:table-cell office:value-type="float" office:value="0.172368953769454" calcext:value-type="float">
            <text:p>0.17</text:p>
          </table:table-cell>
          <table:table-cell table:number-columns-repeated="998"/>
        </table:table-row>
        <table:table-row table:style-name="ro1">
          <table:table-cell table:style-name="Default" office:value-type="float" office:value="126399" calcext:value-type="float">
            <text:p>126399</text:p>
          </table:table-cell>
          <table:table-cell table:style-name="Default" office:value-type="float" office:value="-34.3315053158676" calcext:value-type="float">
            <text:p>-34.3315053159</text:p>
          </table:table-cell>
          <table:table-cell table:style-name="Default" office:value-type="float" office:value="4.93314852427131" calcext:value-type="float">
            <text:p>4.9331485243</text:p>
          </table:table-cell>
          <table:table-cell table:style-name="Default" office:value-type="float" office:value="-8.2023997874777" calcext:value-type="float">
            <text:p>-8.2023997875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026" calcext:value-type="float">
            <text:p>11.026</text:p>
          </table:table-cell>
          <table:table-cell/>
          <table:table-cell table:formula="of:=DEGREES(ACOS(COS(RADIANS([.B36]))*COS(RADIANS([.C36]))))" office:value-type="float" office:value="34.6410476599325" calcext:value-type="float">
            <text:p>34.64</text:p>
          </table:table-cell>
          <table:table-cell table:formula="of:=TAN((ACOS(COS(RADIANS([.B36]))*COS(RADIANS([.C36])))))" office:value-type="float" office:value="0.69091167320031" calcext:value-type="float">
            <text:p>0.6909</text:p>
          </table:table-cell>
          <table:table-cell table:formula="of:=SQRT([.E36]^2+[.F36]^2)" office:value-type="float" office:value="0.0509901951359279" calcext:value-type="float">
            <text:p>0.05</text:p>
          </table:table-cell>
          <table:table-cell table:formula="of:=DEGREES(ATAN2([.E36]; [.F36]))" office:value-type="float" office:value="168.69006752598" calcext:value-type="float">
            <text:p>168.69</text:p>
          </table:table-cell>
          <table:table-cell table:style-name="ce9" table:formula="of:=SQRT([.V36])" office:value-type="float" office:value="10.3636750980047" calcext:value-type="float">
            <text:p>10.36</text:p>
          </table:table-cell>
          <table:table-cell table:style-name="ce8" table:formula="of:=DEGREES(ATAN( (-SIN (RADIANS ([.C36])) * COS(RADIANS([.B36]))) / (COS (RADIANS ([.C36])) * SIN(RADIANS([.B36]))) )) + [.D36]" office:value-type="float" office:value="-0.999494210211497" calcext:value-type="float">
            <text:p>-1.00</text:p>
          </table:table-cell>
          <table:table-cell table:style-name="ce11" table:formula="of:=SQRT([.W36]^2+[.X36]^2)" office:value-type="float" office:value="10.3135123076203" calcext:value-type="float">
            <text:p>10.31</text:p>
          </table:table-cell>
          <table:table-cell table:style-name="ce13" table:formula="of:=DEGREES(ATAN2([.W36];[.X36]))" office:value-type="float" office:value="-0.948793876915022" calcext:value-type="float">
            <text:p>-0.95</text:p>
          </table:table-cell>
          <table:table-cell office:value-type="float" office:value="10.3135123076203" calcext:value-type="float">
            <text:p>10.31</text:p>
          </table:table-cell>
          <table:table-cell office:value-type="float" office:value="-0.948793876915026" calcext:value-type="float">
            <text:p>-0.95</text:p>
          </table:table-cell>
          <table:table-cell/>
          <table:table-cell table:style-name="ce19" table:formula="of:=[.K36]*15" office:value-type="float" office:value="10.3636750980047" calcext:value-type="float">
            <text:p>10.36</text:p>
          </table:table-cell>
          <table:table-cell table:style-name="ce8" table:formula="of:=[.K36]^2*225" office:value-type="float" office:value="107.405761537002" calcext:value-type="float">
            <text:p>107.41</text:p>
          </table:table-cell>
          <table:table-cell table:style-name="ce8" table:formula="of:=[.L36]*COS(RADIANS([.M36]))+[.N36]*COS(RADIANS([.O36]))" office:value-type="float" office:value="10.3120982563609" calcext:value-type="float">
            <text:p>10.31</text:p>
          </table:table-cell>
          <table:table-cell table:style-name="ce8" table:formula="of:=[.L36]*SIN(RADIANS([.M36]))+[.N36]*SIN(RADIANS([.O36]))" office:value-type="float" office:value="-0.170779596536314" calcext:value-type="float">
            <text:p>-0.17</text:p>
          </table:table-cell>
          <table:table-cell office:value-type="float" office:value="0.15899851271507" calcext:value-type="float">
            <text:p>0.16</text:p>
          </table:table-cell>
          <table:table-cell table:number-columns-repeated="998"/>
        </table:table-row>
        <table:table-row table:style-name="ro1">
          <table:table-cell table:style-name="Default" office:value-type="float" office:value="126650" calcext:value-type="float">
            <text:p>126650</text:p>
          </table:table-cell>
          <table:table-cell table:style-name="Default" office:value-type="float" office:value="-34.3381886559705" calcext:value-type="float">
            <text:p>-34.338188656</text:p>
          </table:table-cell>
          <table:table-cell table:style-name="Default" office:value-type="float" office:value="5.05899945548385" calcext:value-type="float">
            <text:p>5.0589994555</text:p>
          </table:table-cell>
          <table:table-cell table:style-name="Default" office:value-type="float" office:value="-8.25780713579849" calcext:value-type="float">
            <text:p>-8.2578071358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063" calcext:value-type="float">
            <text:p>11.063</text:p>
          </table:table-cell>
          <table:table-cell/>
          <table:table-cell table:formula="of:=DEGREES(ACOS(COS(RADIANS([.B37]))*COS(RADIANS([.C37]))))" office:value-type="float" office:value="34.6635691039642" calcext:value-type="float">
            <text:p>34.66</text:p>
          </table:table-cell>
          <table:table-cell table:formula="of:=TAN((ACOS(COS(RADIANS([.B37]))*COS(RADIANS([.C37])))))" office:value-type="float" office:value="0.69149254141055" calcext:value-type="float">
            <text:p>0.6915</text:p>
          </table:table-cell>
          <table:table-cell table:formula="of:=SQRT([.E37]^2+[.F37]^2)" office:value-type="float" office:value="0.0509901951359279" calcext:value-type="float">
            <text:p>0.05</text:p>
          </table:table-cell>
          <table:table-cell table:formula="of:=DEGREES(ATAN2([.E37]; [.F37]))" office:value-type="float" office:value="168.69006752598" calcext:value-type="float">
            <text:p>168.69</text:p>
          </table:table-cell>
          <table:table-cell table:style-name="ce9" table:formula="of:=SQRT([.V37])" office:value-type="float" office:value="10.3723881211582" calcext:value-type="float">
            <text:p>10.37</text:p>
          </table:table-cell>
          <table:table-cell table:style-name="ce8" table:formula="of:=DEGREES(ATAN( (-SIN (RADIANS ([.C37])) * COS(RADIANS([.B37]))) / (COS (RADIANS ([.C37])) * SIN(RADIANS([.B37]))) )) + [.D37]" office:value-type="float" office:value="-0.874042842985753" calcext:value-type="float">
            <text:p>-0.87</text:p>
          </table:table-cell>
          <table:table-cell table:style-name="ce11" table:formula="of:=SQRT([.W37]^2+[.X37]^2)" office:value-type="float" office:value="10.3222455276666" calcext:value-type="float">
            <text:p>10.32</text:p>
          </table:table-cell>
          <table:table-cell table:style-name="ce13" table:formula="of:=DEGREES(ATAN2([.W37];[.X37]))" office:value-type="float" office:value="-0.822775824470628" calcext:value-type="float">
            <text:p>-0.82</text:p>
          </table:table-cell>
          <table:table-cell office:value-type="float" office:value="10.3222455276666" calcext:value-type="float">
            <text:p>10.32</text:p>
          </table:table-cell>
          <table:table-cell office:value-type="float" office:value="-0.822775824470628" calcext:value-type="float">
            <text:p>-0.82</text:p>
          </table:table-cell>
          <table:table-cell/>
          <table:table-cell table:style-name="ce19" table:formula="of:=[.K37]*15" office:value-type="float" office:value="10.3723881211582" calcext:value-type="float">
            <text:p>10.37</text:p>
          </table:table-cell>
          <table:table-cell table:style-name="ce8" table:formula="of:=[.K37]^2*225" office:value-type="float" office:value="107.586435335945" calcext:value-type="float">
            <text:p>107.59</text:p>
          </table:table-cell>
          <table:table-cell table:style-name="ce8" table:formula="of:=[.L37]*COS(RADIANS([.M37]))+[.N37]*COS(RADIANS([.O37]))" office:value-type="float" office:value="10.3211812510844" calcext:value-type="float">
            <text:p>10.32</text:p>
          </table:table-cell>
          <table:table-cell table:style-name="ce8" table:formula="of:=[.L37]*SIN(RADIANS([.M37]))+[.N37]*SIN(RADIANS([.O37]))" office:value-type="float" office:value="-0.148223870197184" calcext:value-type="float">
            <text:p>-0.15</text:p>
          </table:table-cell>
          <table:table-cell office:value-type="float" office:value="0.15899851271507" calcext:value-type="float">
            <text:p>0.16</text:p>
          </table:table-cell>
          <table:table-cell table:number-columns-repeated="998"/>
        </table:table-row>
        <table:table-row table:style-name="ro1">
          <table:table-cell table:style-name="Default" office:value-type="float" office:value="126900" calcext:value-type="float">
            <text:p>126900</text:p>
          </table:table-cell>
          <table:table-cell table:style-name="Default" office:value-type="float" office:value="-34.5429543121929" calcext:value-type="float">
            <text:p>-34.5429543122</text:p>
          </table:table-cell>
          <table:table-cell table:style-name="Default" office:value-type="float" office:value="5.20621265709925" calcext:value-type="float">
            <text:p>5.2062126571</text:p>
          </table:table-cell>
          <table:table-cell table:style-name="Default" office:value-type="float" office:value="-8.31850190431052" calcext:value-type="float">
            <text:p>-8.3185019043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099" calcext:value-type="float">
            <text:p>11.099</text:p>
          </table:table-cell>
          <table:table-cell/>
          <table:table-cell table:formula="of:=DEGREES(ACOS(COS(RADIANS([.B38]))*COS(RADIANS([.C38]))))" office:value-type="float" office:value="34.884843277464" calcext:value-type="float">
            <text:p>34.88</text:p>
          </table:table-cell>
          <table:table-cell table:formula="of:=TAN((ACOS(COS(RADIANS([.B38]))*COS(RADIANS([.C38])))))" office:value-type="float" office:value="0.697216462222896" calcext:value-type="float">
            <text:p>0.6972</text:p>
          </table:table-cell>
          <table:table-cell table:formula="of:=SQRT([.E38]^2+[.F38]^2)" office:value-type="float" office:value="0.0509901951359279" calcext:value-type="float">
            <text:p>0.05</text:p>
          </table:table-cell>
          <table:table-cell table:formula="of:=DEGREES(ATAN2([.E38]; [.F38]))" office:value-type="float" office:value="168.69006752598" calcext:value-type="float">
            <text:p>168.69</text:p>
          </table:table-cell>
          <table:table-cell table:style-name="ce9" table:formula="of:=SQRT([.V38])" office:value-type="float" office:value="10.4582469333434" calcext:value-type="float">
            <text:p>10.46</text:p>
          </table:table-cell>
          <table:table-cell table:style-name="ce8" table:formula="of:=DEGREES(ATAN( (-SIN (RADIANS ([.C38])) * COS(RADIANS([.B38]))) / (COS (RADIANS ([.C38])) * SIN(RADIANS([.B38]))) )) + [.D38]" office:value-type="float" office:value="-0.77851404406376" calcext:value-type="float">
            <text:p>-0.78</text:p>
          </table:table-cell>
          <table:table-cell table:style-name="ce11" table:formula="of:=SQRT([.W38]^2+[.X38]^2)" office:value-type="float" office:value="10.4081198492801" calcext:value-type="float">
            <text:p>10.41</text:p>
          </table:table-cell>
          <table:table-cell table:style-name="ce13" table:formula="of:=DEGREES(ATAN2([.W38];[.X38]))" office:value-type="float" office:value="-0.727209823919191" calcext:value-type="float">
            <text:p>-0.73</text:p>
          </table:table-cell>
          <table:table-cell office:value-type="float" office:value="10.4081198492801" calcext:value-type="float">
            <text:p>10.41</text:p>
          </table:table-cell>
          <table:table-cell office:value-type="float" office:value="-0.727209823919191" calcext:value-type="float">
            <text:p>-0.73</text:p>
          </table:table-cell>
          <table:table-cell/>
          <table:table-cell table:style-name="ce19" table:formula="of:=[.K38]*15" office:value-type="float" office:value="10.4582469333434" calcext:value-type="float">
            <text:p>10.46</text:p>
          </table:table-cell>
          <table:table-cell table:style-name="ce8" table:formula="of:=[.K38]^2*225" office:value-type="float" office:value="109.374928918788" calcext:value-type="float">
            <text:p>109.37</text:p>
          </table:table-cell>
          <table:table-cell table:style-name="ce8" table:formula="of:=[.L38]*COS(RADIANS([.M38]))+[.N38]*COS(RADIANS([.O38]))" office:value-type="float" office:value="10.407281527657" calcext:value-type="float">
            <text:p>10.41</text:p>
          </table:table-cell>
          <table:table-cell table:style-name="ce8" table:formula="of:=[.L38]*SIN(RADIANS([.M38]))+[.N38]*SIN(RADIANS([.O38]))" office:value-type="float" office:value="-0.132098452176549" calcext:value-type="float">
            <text:p>-0.13</text:p>
          </table:table-cell>
          <table:table-cell office:value-type="float" office:value="0.164394136399347" calcext:value-type="float">
            <text:p>0.16</text:p>
          </table:table-cell>
          <table:table-cell table:number-columns-repeated="998"/>
        </table:table-row>
        <table:table-row table:style-name="ro1">
          <table:table-cell table:style-name="Default" office:value-type="float" office:value="127149" calcext:value-type="float">
            <text:p>127149</text:p>
          </table:table-cell>
          <table:table-cell table:style-name="Default" office:value-type="float" office:value="-34.5673585780973" calcext:value-type="float">
            <text:p>-34.5673585781</text:p>
          </table:table-cell>
          <table:table-cell table:style-name="Default" office:value-type="float" office:value="5.22735166569362" calcext:value-type="float">
            <text:p>5.2273516657</text:p>
          </table:table-cell>
          <table:table-cell table:style-name="Default" office:value-type="float" office:value="-8.32179320171682" calcext:value-type="float">
            <text:p>-8.3217932017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133" calcext:value-type="float">
            <text:p>11.133</text:p>
          </table:table-cell>
          <table:table-cell/>
          <table:table-cell table:formula="of:=DEGREES(ACOS(COS(RADIANS([.B39]))*COS(RADIANS([.C39]))))" office:value-type="float" office:value="34.9117042111979" calcext:value-type="float">
            <text:p>34.91</text:p>
          </table:table-cell>
          <table:table-cell table:formula="of:=TAN((ACOS(COS(RADIANS([.B39]))*COS(RADIANS([.C39])))))" office:value-type="float" office:value="0.69791339625462" calcext:value-type="float">
            <text:p>0.6979</text:p>
          </table:table-cell>
          <table:table-cell table:formula="of:=SQRT([.E39]^2+[.F39]^2)" office:value-type="float" office:value="0.0316227766016838" calcext:value-type="float">
            <text:p>0.03</text:p>
          </table:table-cell>
          <table:table-cell table:formula="of:=DEGREES(ATAN2([.E39]; [.F39]))" office:value-type="float" office:value="161.565051177078" calcext:value-type="float">
            <text:p>161.57</text:p>
          </table:table-cell>
          <table:table-cell table:style-name="ce9" table:formula="of:=SQRT([.V39])" office:value-type="float" office:value="10.4687009438193" calcext:value-type="float">
            <text:p>10.47</text:p>
          </table:table-cell>
          <table:table-cell table:style-name="ce8" table:formula="of:=DEGREES(ATAN( (-SIN (RADIANS ([.C39])) * COS(RADIANS([.B39]))) / (COS (RADIANS ([.C39])) * SIN(RADIANS([.B39]))) )) + [.D39]" office:value-type="float" office:value="-0.758196211533873" calcext:value-type="float">
            <text:p>-0.76</text:p>
          </table:table-cell>
          <table:table-cell table:style-name="ce11" table:formula="of:=SQRT([.W39]^2+[.X39]^2)" office:value-type="float" office:value="10.4385756605024" calcext:value-type="float">
            <text:p>10.44</text:p>
          </table:table-cell>
          <table:table-cell table:style-name="ce13" table:formula="of:=DEGREES(ATAN2([.W39];[.X39]))" office:value-type="float" office:value="-0.70549146495615" calcext:value-type="float">
            <text:p>-0.71</text:p>
          </table:table-cell>
          <table:table-cell office:value-type="float" office:value="10.4385756605024" calcext:value-type="float">
            <text:p>10.44</text:p>
          </table:table-cell>
          <table:table-cell office:value-type="float" office:value="-0.70549146495615" calcext:value-type="float">
            <text:p>-0.71</text:p>
          </table:table-cell>
          <table:table-cell/>
          <table:table-cell table:style-name="ce19" table:formula="of:=[.K39]*15" office:value-type="float" office:value="10.4687009438193" calcext:value-type="float">
            <text:p>10.47</text:p>
          </table:table-cell>
          <table:table-cell table:style-name="ce8" table:formula="of:=[.K39]^2*225" office:value-type="float" office:value="109.593699451123" calcext:value-type="float">
            <text:p>109.59</text:p>
          </table:table-cell>
          <table:table-cell table:style-name="ce8" table:formula="of:=[.L39]*COS(RADIANS([.M39]))+[.N39]*COS(RADIANS([.O39]))" office:value-type="float" office:value="10.4377843552947" calcext:value-type="float">
            <text:p>10.44</text:p>
          </table:table-cell>
          <table:table-cell table:style-name="ce8" table:formula="of:=[.L39]*SIN(RADIANS([.M39]))+[.N39]*SIN(RADIANS([.O39]))" office:value-type="float" office:value="-0.128528488661277" calcext:value-type="float">
            <text:p>-0.13</text:p>
          </table:table-cell>
          <table:table-cell office:value-type="float" office:value="0.164394136399347" calcext:value-type="float">
            <text:p>0.16</text:p>
          </table:table-cell>
          <table:table-cell table:number-columns-repeated="998"/>
        </table:table-row>
        <table:table-row table:style-name="ro1">
          <table:table-cell table:style-name="Default" office:value-type="float" office:value="127399" calcext:value-type="float">
            <text:p>127399</text:p>
          </table:table-cell>
          <table:table-cell table:style-name="Default" office:value-type="float" office:value="-34.4227668884628" calcext:value-type="float">
            <text:p>-34.4227668885</text:p>
          </table:table-cell>
          <table:table-cell table:style-name="Default" office:value-type="float" office:value="5.23744583151325" calcext:value-type="float">
            <text:p>5.2374458315</text:p>
          </table:table-cell>
          <table:table-cell table:style-name="Default" office:value-type="float" office:value="-8.29415313369307" calcext:value-type="float">
            <text:p>-8.2941531337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168" calcext:value-type="float">
            <text:p>11.168</text:p>
          </table:table-cell>
          <table:table-cell/>
          <table:table-cell table:formula="of:=DEGREES(ACOS(COS(RADIANS([.B40]))*COS(RADIANS([.C40]))))" office:value-type="float" office:value="34.7702946076997" calcext:value-type="float">
            <text:p>34.77</text:p>
          </table:table-cell>
          <table:table-cell table:formula="of:=TAN((ACOS(COS(RADIANS([.B40]))*COS(RADIANS([.C40])))))" office:value-type="float" office:value="0.694249484823344" calcext:value-type="float">
            <text:p>0.6942</text:p>
          </table:table-cell>
          <table:table-cell table:formula="of:=SQRT([.E40]^2+[.F40]^2)" office:value-type="float" office:value="0.0223606797749979" calcext:value-type="float">
            <text:p>0.02</text:p>
          </table:table-cell>
          <table:table-cell table:formula="of:=DEGREES(ATAN2([.E40]; [.F40]))" office:value-type="float" office:value="153.434948822922" calcext:value-type="float">
            <text:p>153.43</text:p>
          </table:table-cell>
          <table:table-cell table:style-name="ce9" table:formula="of:=SQRT([.V40])" office:value-type="float" office:value="10.4137422723502" calcext:value-type="float">
            <text:p>10.41</text:p>
          </table:table-cell>
          <table:table-cell table:style-name="ce8" table:formula="of:=DEGREES(ATAN( (-SIN (RADIANS ([.C40])) * COS(RADIANS([.B40]))) / (COS (RADIANS ([.C40])) * SIN(RADIANS([.B40]))) )) + [.D40]" office:value-type="float" office:value="-0.675437660406592" calcext:value-type="float">
            <text:p>-0.68</text:p>
          </table:table-cell>
          <table:table-cell table:style-name="ce11" table:formula="of:=SQRT([.W40]^2+[.X40]^2)" office:value-type="float" office:value="10.3936303644906" calcext:value-type="float">
            <text:p>10.39</text:p>
          </table:table-cell>
          <table:table-cell table:style-name="ce13" table:formula="of:=DEGREES(ATAN2([.W40];[.X40]))" office:value-type="float" office:value="-0.62161530906582" calcext:value-type="float">
            <text:p>-0.62</text:p>
          </table:table-cell>
          <table:table-cell office:value-type="float" office:value="10.3936303644906" calcext:value-type="float">
            <text:p>10.39</text:p>
          </table:table-cell>
          <table:table-cell office:value-type="float" office:value="-0.621615309065819" calcext:value-type="float">
            <text:p>-0.62</text:p>
          </table:table-cell>
          <table:table-cell/>
          <table:table-cell table:style-name="ce19" table:formula="of:=[.K40]*15" office:value-type="float" office:value="10.4137422723502" calcext:value-type="float">
            <text:p>10.41</text:p>
          </table:table-cell>
          <table:table-cell table:style-name="ce8" table:formula="of:=[.K40]^2*225" office:value-type="float" office:value="108.446028114933" calcext:value-type="float">
            <text:p>108.45</text:p>
          </table:table-cell>
          <table:table-cell table:style-name="ce8" table:formula="of:=[.L40]*COS(RADIANS([.M40]))+[.N40]*COS(RADIANS([.O40]))" office:value-type="float" office:value="10.3930186748146" calcext:value-type="float">
            <text:p>10.39</text:p>
          </table:table-cell>
          <table:table-cell table:style-name="ce8" table:formula="of:=[.L40]*SIN(RADIANS([.M40]))+[.N40]*SIN(RADIANS([.O40]))" office:value-type="float" office:value="-0.112760713974472" calcext:value-type="float">
            <text:p>-0.11</text:p>
          </table:table-cell>
          <table:table-cell office:value-type="float" office:value="0.151713344833049" calcext:value-type="float">
            <text:p>0.15</text:p>
          </table:table-cell>
          <table:table-cell table:number-columns-repeated="998"/>
        </table:table-row>
        <table:table-row table:style-name="ro1">
          <table:table-cell table:style-name="Default" office:value-type="float" office:value="127649" calcext:value-type="float">
            <text:p>127649</text:p>
          </table:table-cell>
          <table:table-cell table:style-name="Default" office:value-type="float" office:value="-34.4370351536389" calcext:value-type="float">
            <text:p>-34.4370351536</text:p>
          </table:table-cell>
          <table:table-cell table:style-name="Default" office:value-type="float" office:value="5.20863481293367" calcext:value-type="float">
            <text:p>5.2086348129</text:p>
          </table:table-cell>
          <table:table-cell table:style-name="Default" office:value-type="float" office:value="-8.28929943051413" calcext:value-type="float">
            <text:p>-8.2892994305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204" calcext:value-type="float">
            <text:p>11.204</text:p>
          </table:table-cell>
          <table:table-cell/>
          <table:table-cell table:formula="of:=DEGREES(ACOS(COS(RADIANS([.B41]))*COS(RADIANS([.C41]))))" office:value-type="float" office:value="34.7805871120324" calcext:value-type="float">
            <text:p>34.78</text:p>
          </table:table-cell>
          <table:table-cell table:formula="of:=TAN((ACOS(COS(RADIANS([.B41]))*COS(RADIANS([.C41])))))" office:value-type="float" office:value="0.69451573850828" calcext:value-type="float">
            <text:p>0.6945</text:p>
          </table:table-cell>
          <table:table-cell table:formula="of:=SQRT([.E41]^2+[.F41]^2)" office:value-type="float" office:value="0.0223606797749979" calcext:value-type="float">
            <text:p>0.02</text:p>
          </table:table-cell>
          <table:table-cell table:formula="of:=DEGREES(ATAN2([.E41]; [.F41]))" office:value-type="float" office:value="153.434948822922" calcext:value-type="float">
            <text:p>153.43</text:p>
          </table:table-cell>
          <table:table-cell table:style-name="ce9" table:formula="of:=SQRT([.V41])" office:value-type="float" office:value="10.4177360776242" calcext:value-type="float">
            <text:p>10.42</text:p>
          </table:table-cell>
          <table:table-cell table:style-name="ce8" table:formula="of:=DEGREES(ATAN( (-SIN (RADIANS ([.C41])) * COS(RADIANS([.B41]))) / (COS (RADIANS ([.C41])) * SIN(RADIANS([.B41]))) )) + [.D41]" office:value-type="float" office:value="-0.716233800808936" calcext:value-type="float">
            <text:p>-0.72</text:p>
          </table:table-cell>
          <table:table-cell table:style-name="ce11" table:formula="of:=SQRT([.W41]^2+[.X41]^2)" office:value-type="float" office:value="10.397617207761" calcext:value-type="float">
            <text:p>10.40</text:p>
          </table:table-cell>
          <table:table-cell table:style-name="ce13" table:formula="of:=DEGREES(ATAN2([.W41];[.X41]))" office:value-type="float" office:value="-0.662511029854681" calcext:value-type="float">
            <text:p>-0.66</text:p>
          </table:table-cell>
          <table:table-cell office:value-type="float" office:value="10.397617207761" calcext:value-type="float">
            <text:p>10.40</text:p>
          </table:table-cell>
          <table:table-cell office:value-type="float" office:value="-0.662511029854681" calcext:value-type="float">
            <text:p>-0.66</text:p>
          </table:table-cell>
          <table:table-cell/>
          <table:table-cell table:style-name="ce19" table:formula="of:=[.K41]*15" office:value-type="float" office:value="10.4177360776242" calcext:value-type="float">
            <text:p>10.42</text:p>
          </table:table-cell>
          <table:table-cell table:style-name="ce8" table:formula="of:=[.K41]^2*225" office:value-type="float" office:value="108.529224983033" calcext:value-type="float">
            <text:p>108.53</text:p>
          </table:table-cell>
          <table:table-cell table:style-name="ce8" table:formula="of:=[.L41]*COS(RADIANS([.M41]))+[.N41]*COS(RADIANS([.O41]))" office:value-type="float" office:value="10.3969221195042" calcext:value-type="float">
            <text:p>10.40</text:p>
          </table:table-cell>
          <table:table-cell table:style-name="ce8" table:formula="of:=[.L41]*SIN(RADIANS([.M41]))+[.N41]*SIN(RADIANS([.O41]))" office:value-type="float" office:value="-0.120224956200819" calcext:value-type="float">
            <text:p>-0.12</text:p>
          </table:table-cell>
          <table:table-cell office:value-type="float" office:value="0.151713344833049" calcext:value-type="float">
            <text:p>0.15</text:p>
          </table:table-cell>
          <table:table-cell table:number-columns-repeated="998"/>
        </table:table-row>
        <table:table-row table:style-name="ro1">
          <table:table-cell table:style-name="Default" office:value-type="float" office:value="127899" calcext:value-type="float">
            <text:p>127899</text:p>
          </table:table-cell>
          <table:table-cell table:style-name="Default" office:value-type="float" office:value="-34.4928924406713" calcext:value-type="float">
            <text:p>-34.4928924407</text:p>
          </table:table-cell>
          <table:table-cell table:style-name="Default" office:value-type="float" office:value="5.23641063096717" calcext:value-type="float">
            <text:p>5.236410631</text:p>
          </table:table-cell>
          <table:table-cell table:style-name="Default" office:value-type="float" office:value="-8.29066461457448" calcext:value-type="float">
            <text:p>-8.2906646146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239" calcext:value-type="float">
            <text:p>11.239</text:p>
          </table:table-cell>
          <table:table-cell/>
          <table:table-cell table:formula="of:=DEGREES(ACOS(COS(RADIANS([.B42]))*COS(RADIANS([.C42]))))" office:value-type="float" office:value="34.8393812497756" calcext:value-type="float">
            <text:p>34.84</text:p>
          </table:table-cell>
          <table:table-cell table:formula="of:=TAN((ACOS(COS(RADIANS([.B42]))*COS(RADIANS([.C42])))))" office:value-type="float" office:value="0.696037941406217" calcext:value-type="float">
            <text:p>0.6960</text:p>
          </table:table-cell>
          <table:table-cell table:formula="of:=SQRT([.E42]^2+[.F42]^2)" office:value-type="float" office:value="0.0223606797749979" calcext:value-type="float">
            <text:p>0.02</text:p>
          </table:table-cell>
          <table:table-cell table:formula="of:=DEGREES(ATAN2([.E42]; [.F42]))" office:value-type="float" office:value="153.434948822922" calcext:value-type="float">
            <text:p>153.43</text:p>
          </table:table-cell>
          <table:table-cell table:style-name="ce9" table:formula="of:=SQRT([.V42])" office:value-type="float" office:value="10.4405691210933" calcext:value-type="float">
            <text:p>10.44</text:p>
          </table:table-cell>
          <table:table-cell table:style-name="ce8" table:formula="of:=DEGREES(ATAN( (-SIN (RADIANS ([.C42])) * COS(RADIANS([.B42]))) / (COS (RADIANS ([.C42])) * SIN(RADIANS([.B42]))) )) + [.D42]" office:value-type="float" office:value="-0.693169666570652" calcext:value-type="float">
            <text:p>-0.69</text:p>
          </table:table-cell>
          <table:table-cell table:style-name="ce11" table:formula="of:=SQRT([.W42]^2+[.X42]^2)" office:value-type="float" office:value="10.4204541749224" calcext:value-type="float">
            <text:p>10.42</text:p>
          </table:table-cell>
          <table:table-cell table:style-name="ce13" table:formula="of:=DEGREES(ATAN2([.W42];[.X42]))" office:value-type="float" office:value="-0.639520095962157" calcext:value-type="float">
            <text:p>-0.64</text:p>
          </table:table-cell>
          <table:table-cell office:value-type="float" office:value="10.4204541749224" calcext:value-type="float">
            <text:p>10.42</text:p>
          </table:table-cell>
          <table:table-cell office:value-type="float" office:value="-0.639520095962157" calcext:value-type="float">
            <text:p>-0.64</text:p>
          </table:table-cell>
          <table:table-cell/>
          <table:table-cell table:style-name="ce19" table:formula="of:=[.K42]*15" office:value-type="float" office:value="10.4405691210933" calcext:value-type="float">
            <text:p>10.44</text:p>
          </table:table-cell>
          <table:table-cell table:style-name="ce8" table:formula="of:=[.K42]^2*225" office:value-type="float" office:value="109.005483572326" calcext:value-type="float">
            <text:p>109.01</text:p>
          </table:table-cell>
          <table:table-cell table:style-name="ce8" table:formula="of:=[.L42]*COS(RADIANS([.M42]))+[.N42]*COS(RADIANS([.O42]))" office:value-type="float" office:value="10.4198050694494" calcext:value-type="float">
            <text:p>10.42</text:p>
          </table:table-cell>
          <table:table-cell table:style-name="ce8" table:formula="of:=[.L42]*SIN(RADIANS([.M42]))+[.N42]*SIN(RADIANS([.O42]))" office:value-type="float" office:value="-0.116307894542587" calcext:value-type="float">
            <text:p>-0.12</text:p>
          </table:table-cell>
          <table:table-cell office:value-type="float" office:value="0.156878966909129" calcext:value-type="float">
            <text:p>0.16</text:p>
          </table:table-cell>
          <table:table-cell table:number-columns-repeated="998"/>
        </table:table-row>
        <table:table-row table:style-name="ro1">
          <table:table-cell table:style-name="Default" office:value-type="float" office:value="128149" calcext:value-type="float">
            <text:p>128149</text:p>
          </table:table-cell>
          <table:table-cell table:style-name="Default" office:value-type="float" office:value="-34.4341801345658" calcext:value-type="float">
            <text:p>-34.4341801346</text:p>
          </table:table-cell>
          <table:table-cell table:style-name="Default" office:value-type="float" office:value="5.25041721452075" calcext:value-type="float">
            <text:p>5.2504172145</text:p>
          </table:table-cell>
          <table:table-cell table:style-name="Default" office:value-type="float" office:value="-8.28051324592055" calcext:value-type="float">
            <text:p>-8.2805132459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275" calcext:value-type="float">
            <text:p>11.275</text:p>
          </table:table-cell>
          <table:table-cell/>
          <table:table-cell table:formula="of:=DEGREES(ACOS(COS(RADIANS([.B43]))*COS(RADIANS([.C43]))))" office:value-type="float" office:value="34.7832747896798" calcext:value-type="float">
            <text:p>34.78</text:p>
          </table:table-cell>
          <table:table-cell table:formula="of:=TAN((ACOS(COS(RADIANS([.B43]))*COS(RADIANS([.C43])))))" office:value-type="float" office:value="0.694585276168339" calcext:value-type="float">
            <text:p>0.6946</text:p>
          </table:table-cell>
          <table:table-cell table:formula="of:=SQRT([.E43]^2+[.F43]^2)" office:value-type="float" office:value="0.014142135623731" calcext:value-type="float">
            <text:p>0.01</text:p>
          </table:table-cell>
          <table:table-cell table:formula="of:=DEGREES(ATAN2([.E43]; [.F43]))" office:value-type="float" office:value="135" calcext:value-type="float">
            <text:p>135.00</text:p>
          </table:table-cell>
          <table:table-cell table:style-name="ce9" table:formula="of:=SQRT([.V43])" office:value-type="float" office:value="10.4187791425251" calcext:value-type="float">
            <text:p>10.42</text:p>
          </table:table-cell>
          <table:table-cell table:style-name="ce8" table:formula="of:=DEGREES(ATAN( (-SIN (RADIANS ([.C43])) * COS(RADIANS([.B43]))) / (COS (RADIANS ([.C43])) * SIN(RADIANS([.B43]))) )) + [.D43]" office:value-type="float" office:value="-0.646269762001113" calcext:value-type="float">
            <text:p>-0.65</text:p>
          </table:table-cell>
          <table:table-cell table:style-name="ce11" table:formula="of:=SQRT([.W43]^2+[.X43]^2)" office:value-type="float" office:value="10.4086716810281" calcext:value-type="float">
            <text:p>10.41</text:p>
          </table:table-cell>
          <table:table-cell table:style-name="ce13" table:formula="of:=DEGREES(ATAN2([.W43];[.X43]))" office:value-type="float" office:value="-0.591847940527811" calcext:value-type="float">
            <text:p>-0.59</text:p>
          </table:table-cell>
          <table:table-cell office:value-type="float" office:value="10.4086716810281" calcext:value-type="float">
            <text:p>10.41</text:p>
          </table:table-cell>
          <table:table-cell office:value-type="float" office:value="-0.591847940527811" calcext:value-type="float">
            <text:p>-0.59</text:p>
          </table:table-cell>
          <table:table-cell/>
          <table:table-cell table:style-name="ce19" table:formula="of:=[.K43]*15" office:value-type="float" office:value="10.4187791425251" calcext:value-type="float">
            <text:p>10.42</text:p>
          </table:table-cell>
          <table:table-cell table:style-name="ce8" table:formula="of:=[.K43]^2*225" office:value-type="float" office:value="108.550958820716" calcext:value-type="float">
            <text:p>108.55</text:p>
          </table:table-cell>
          <table:table-cell table:style-name="ce8" table:formula="of:=[.L43]*COS(RADIANS([.M43]))+[.N43]*COS(RADIANS([.O43]))" office:value-type="float" office:value="10.4081163697816" calcext:value-type="float">
            <text:p>10.41</text:p>
          </table:table-cell>
          <table:table-cell table:style-name="ce8" table:formula="of:=[.L43]*SIN(RADIANS([.M43]))+[.N43]*SIN(RADIANS([.O43]))" office:value-type="float" office:value="-0.107516494176991" calcext:value-type="float">
            <text:p>-0.11</text:p>
          </table:table-cell>
          <table:table-cell office:value-type="float" office:value="0.156878966909129" calcext:value-type="float">
            <text:p>0.16</text:p>
          </table:table-cell>
          <table:table-cell table:number-columns-repeated="998"/>
        </table:table-row>
        <table:table-row table:style-name="ro1">
          <table:table-cell table:style-name="Default" office:value-type="float" office:value="128399" calcext:value-type="float">
            <text:p>128399</text:p>
          </table:table-cell>
          <table:table-cell table:style-name="Default" office:value-type="float" office:value="-34.339674222115" calcext:value-type="float">
            <text:p>-34.3396742221</text:p>
          </table:table-cell>
          <table:table-cell table:style-name="Default" office:value-type="float" office:value="5.31164559156169" calcext:value-type="float">
            <text:p>5.3116455916</text:p>
          </table:table-cell>
          <table:table-cell table:style-name="Default" office:value-type="float" office:value="-8.27824818443705" calcext:value-type="float">
            <text:p>-8.2782481844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311" calcext:value-type="float">
            <text:p>11.311</text:p>
          </table:table-cell>
          <table:table-cell/>
          <table:table-cell table:formula="of:=DEGREES(ACOS(COS(RADIANS([.B44]))*COS(RADIANS([.C44]))))" office:value-type="float" office:value="34.698170775761" calcext:value-type="float">
            <text:p>34.70</text:p>
          </table:table-cell>
          <table:table-cell table:formula="of:=TAN((ACOS(COS(RADIANS([.B44]))*COS(RADIANS([.C44])))))" office:value-type="float" office:value="0.692385595815588" calcext:value-type="float">
            <text:p>0.6924</text:p>
          </table:table-cell>
          <table:table-cell table:formula="of:=SQRT([.E44]^2+[.F44]^2)" office:value-type="float" office:value="0.014142135623731" calcext:value-type="float">
            <text:p>0.01</text:p>
          </table:table-cell>
          <table:table-cell table:formula="of:=DEGREES(ATAN2([.E44]; [.F44]))" office:value-type="float" office:value="135" calcext:value-type="float">
            <text:p>135.00</text:p>
          </table:table-cell>
          <table:table-cell table:style-name="ce9" table:formula="of:=SQRT([.V44])" office:value-type="float" office:value="10.3857839372338" calcext:value-type="float">
            <text:p>10.39</text:p>
          </table:table-cell>
          <table:table-cell table:style-name="ce8" table:formula="of:=DEGREES(ATAN( (-SIN (RADIANS ([.C44])) * COS(RADIANS([.B44]))) / (COS (RADIANS ([.C44])) * SIN(RADIANS([.B44]))) )) + [.D44]" office:value-type="float" office:value="-0.528495518215843" calcext:value-type="float">
            <text:p>-0.53</text:p>
          </table:table-cell>
          <table:table-cell table:style-name="ce11" table:formula="of:=SQRT([.W44]^2+[.X44]^2)" office:value-type="float" office:value="10.3756968541393" calcext:value-type="float">
            <text:p>10.38</text:p>
          </table:table-cell>
          <table:table-cell table:style-name="ce13" table:formula="of:=DEGREES(ATAN2([.W44];[.X44]))" office:value-type="float" office:value="-0.473786072178192" calcext:value-type="float">
            <text:p>-0.47</text:p>
          </table:table-cell>
          <table:table-cell office:value-type="float" office:value="10.3756968541393" calcext:value-type="float">
            <text:p>10.38</text:p>
          </table:table-cell>
          <table:table-cell office:value-type="float" office:value="-0.473786072178192" calcext:value-type="float">
            <text:p>-0.47</text:p>
          </table:table-cell>
          <table:table-cell/>
          <table:table-cell table:style-name="ce19" table:formula="of:=[.K44]*15" office:value-type="float" office:value="10.3857839372338" calcext:value-type="float">
            <text:p>10.39</text:p>
          </table:table-cell>
          <table:table-cell table:style-name="ce8" table:formula="of:=[.K44]^2*225" office:value-type="float" office:value="107.864507990904" calcext:value-type="float">
            <text:p>107.86</text:p>
          </table:table-cell>
          <table:table-cell table:style-name="ce8" table:formula="of:=[.L44]*COS(RADIANS([.M44]))+[.N44]*COS(RADIANS([.O44]))" office:value-type="float" office:value="10.3753421190753" calcext:value-type="float">
            <text:p>10.38</text:p>
          </table:table-cell>
          <table:table-cell table:style-name="ce8" table:formula="of:=[.L44]*SIN(RADIANS([.M44]))+[.N44]*SIN(RADIANS([.O44]))" office:value-type="float" office:value="-0.0857969762771091" calcext:value-type="float">
            <text:p>-0.09</text:p>
          </table:table-cell>
          <table:table-cell office:value-type="float" office:value="1.48874266984906" calcext:value-type="float">
            <text:p>1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28650" calcext:value-type="float">
            <text:p>128650</text:p>
          </table:table-cell>
          <table:table-cell table:style-name="Default" office:value-type="float" office:value="-34.3240125983481" calcext:value-type="float">
            <text:p>-34.3240125983</text:p>
          </table:table-cell>
          <table:table-cell table:style-name="Default" office:value-type="float" office:value="5.34856788666748" calcext:value-type="float">
            <text:p>5.3485678867</text:p>
          </table:table-cell>
          <table:table-cell table:style-name="Default" office:value-type="float" office:value="-8.291047105168" calcext:value-type="float">
            <text:p>-8.2910471052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347" calcext:value-type="float">
            <text:p>11.347</text:p>
          </table:table-cell>
          <table:table-cell/>
          <table:table-cell table:formula="of:=DEGREES(ACOS(COS(RADIANS([.B45]))*COS(RADIANS([.C45]))))" office:value-type="float" office:value="34.6876953057463" calcext:value-type="float">
            <text:p>34.69</text:p>
          </table:table-cell>
          <table:table-cell table:formula="of:=TAN((ACOS(COS(RADIANS([.B45]))*COS(RADIANS([.C45])))))" office:value-type="float" office:value="0.692115149612159" calcext:value-type="float">
            <text:p>0.6921</text:p>
          </table:table-cell>
          <table:table-cell table:formula="of:=SQRT([.E45]^2+[.F45]^2)" office:value-type="float" office:value="0.014142135623731" calcext:value-type="float">
            <text:p>0.01</text:p>
          </table:table-cell>
          <table:table-cell table:formula="of:=DEGREES(ATAN2([.E45]; [.F45]))" office:value-type="float" office:value="135" calcext:value-type="float">
            <text:p>135.00</text:p>
          </table:table-cell>
          <table:table-cell table:style-name="ce9" table:formula="of:=SQRT([.V45])" office:value-type="float" office:value="10.3817272441824" calcext:value-type="float">
            <text:p>10.38</text:p>
          </table:table-cell>
          <table:table-cell table:style-name="ce8" table:formula="of:=DEGREES(ATAN( (-SIN (RADIANS ([.C45])) * COS(RADIANS([.B45]))) / (COS (RADIANS ([.C45])) * SIN(RADIANS([.B45]))) )) + [.D45]" office:value-type="float" office:value="-0.483251732528768" calcext:value-type="float">
            <text:p>-0.48</text:p>
          </table:table-cell>
          <table:table-cell table:style-name="ce11" table:formula="of:=SQRT([.W45]^2+[.X45]^2)" office:value-type="float" office:value="10.3716479970502" calcext:value-type="float">
            <text:p>10.37</text:p>
          </table:table-cell>
          <table:table-cell table:style-name="ce13" table:formula="of:=DEGREES(ATAN2([.W45];[.X45]))" office:value-type="float" office:value="-0.428476923126557" calcext:value-type="float">
            <text:p>-0.43</text:p>
          </table:table-cell>
          <table:table-cell office:value-type="float" office:value="10.3716479970502" calcext:value-type="float">
            <text:p>10.37</text:p>
          </table:table-cell>
          <table:table-cell office:value-type="float" office:value="-0.428476923126557" calcext:value-type="float">
            <text:p>-0.43</text:p>
          </table:table-cell>
          <table:table-cell/>
          <table:table-cell table:style-name="ce19" table:formula="of:=[.K45]*15" office:value-type="float" office:value="10.3817272441824" calcext:value-type="float">
            <text:p>10.38</text:p>
          </table:table-cell>
          <table:table-cell table:style-name="ce8" table:formula="of:=[.K45]^2*225" office:value-type="float" office:value="107.780260572599" calcext:value-type="float">
            <text:p>107.78</text:p>
          </table:table-cell>
          <table:table-cell table:style-name="ce8" table:formula="of:=[.L45]*COS(RADIANS([.M45]))+[.N45]*COS(RADIANS([.O45]))" office:value-type="float" office:value="10.3713579787802" calcext:value-type="float">
            <text:p>10.37</text:p>
          </table:table-cell>
          <table:table-cell table:style-name="ce8" table:formula="of:=[.L45]*SIN(RADIANS([.M45]))+[.N45]*SIN(RADIANS([.O45]))" office:value-type="float" office:value="-0.077561915330789" calcext:value-type="float">
            <text:p>-0.08</text:p>
          </table:table-cell>
          <table:table-cell office:value-type="float" office:value="1.48874266984906" calcext:value-type="float">
            <text:p>1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28900" calcext:value-type="float">
            <text:p>128900</text:p>
          </table:table-cell>
          <table:table-cell table:style-name="Default" office:value-type="float" office:value="-34.3640614125465" calcext:value-type="float">
            <text:p>-34.3640614125</text:p>
          </table:table-cell>
          <table:table-cell table:style-name="Default" office:value-type="float" office:value="5.3703741193664" calcext:value-type="float">
            <text:p>5.3703741194</text:p>
          </table:table-cell>
          <table:table-cell table:style-name="Default" office:value-type="float" office:value="-8.30195150217793" calcext:value-type="float">
            <text:p>-8.3019515022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382" calcext:value-type="float">
            <text:p>11.382</text:p>
          </table:table-cell>
          <table:table-cell/>
          <table:table-cell table:formula="of:=DEGREES(ACOS(COS(RADIANS([.B46]))*COS(RADIANS([.C46]))))" office:value-type="float" office:value="34.7301550553456" calcext:value-type="float">
            <text:p>34.73</text:p>
          </table:table-cell>
          <table:table-cell table:formula="of:=TAN((ACOS(COS(RADIANS([.B46]))*COS(RADIANS([.C46])))))" office:value-type="float" office:value="0.693211760925796" calcext:value-type="float">
            <text:p>0.6932</text:p>
          </table:table-cell>
          <table:table-cell table:formula="of:=SQRT([.E46]^2+[.F46]^2)" office:value-type="float" office:value="0.0223606797749979" calcext:value-type="float">
            <text:p>0.02</text:p>
          </table:table-cell>
          <table:table-cell table:formula="of:=DEGREES(ATAN2([.E46]; [.F46]))" office:value-type="float" office:value="153.434948822922" calcext:value-type="float">
            <text:p>153.43</text:p>
          </table:table-cell>
          <table:table-cell table:style-name="ce9" table:formula="of:=SQRT([.V46])" office:value-type="float" office:value="10.3981764138869" calcext:value-type="float">
            <text:p>10.40</text:p>
          </table:table-cell>
          <table:table-cell table:style-name="ce8" table:formula="of:=DEGREES(ATAN( (-SIN (RADIANS ([.C46])) * COS(RADIANS([.B46]))) / (COS (RADIANS ([.C46])) * SIN(RADIANS([.B46]))) )) + [.D46]" office:value-type="float" office:value="-0.474143117031343" calcext:value-type="float">
            <text:p>-0.47</text:p>
          </table:table-cell>
          <table:table-cell table:style-name="ce11" table:formula="of:=SQRT([.W46]^2+[.X46]^2)" office:value-type="float" office:value="10.3780990054167" calcext:value-type="float">
            <text:p>10.38</text:p>
          </table:table-cell>
          <table:table-cell table:style-name="ce13" table:formula="of:=DEGREES(ATAN2([.W46];[.X46]))" office:value-type="float" office:value="-0.419850369713847" calcext:value-type="float">
            <text:p>-0.42</text:p>
          </table:table-cell>
          <table:table-cell office:value-type="float" office:value="10.3780990054167" calcext:value-type="float">
            <text:p>10.38</text:p>
          </table:table-cell>
          <table:table-cell office:value-type="float" office:value="-0.419850369713847" calcext:value-type="float">
            <text:p>-0.42</text:p>
          </table:table-cell>
          <table:table-cell/>
          <table:table-cell table:style-name="ce19" table:formula="of:=[.K46]*15" office:value-type="float" office:value="10.3981764138869" calcext:value-type="float">
            <text:p>10.40</text:p>
          </table:table-cell>
          <table:table-cell table:style-name="ce8" table:formula="of:=[.K46]^2*225" office:value-type="float" office:value="108.122072734315" calcext:value-type="float">
            <text:p>108.12</text:p>
          </table:table-cell>
          <table:table-cell table:style-name="ce8" table:formula="of:=[.L46]*COS(RADIANS([.M46]))+[.N46]*COS(RADIANS([.O46]))" office:value-type="float" office:value="10.3778203742551" calcext:value-type="float">
            <text:p>10.38</text:p>
          </table:table-cell>
          <table:table-cell table:style-name="ce8" table:formula="of:=[.L46]*SIN(RADIANS([.M46]))+[.N46]*SIN(RADIANS([.O46]))" office:value-type="float" office:value="-0.0760476556361545" calcext:value-type="float">
            <text:p>-0.08</text:p>
          </table:table-cell>
          <table:table-cell office:value-type="float" office:value="4.73291858825636" calcext:value-type="float">
            <text:p>4.73</text:p>
          </table:table-cell>
          <table:table-cell table:number-columns-repeated="998"/>
        </table:table-row>
        <table:table-row table:style-name="ro1">
          <table:table-cell table:style-name="Default" office:value-type="float" office:value="129149" calcext:value-type="float">
            <text:p>129149</text:p>
          </table:table-cell>
          <table:table-cell table:style-name="Default" office:value-type="float" office:value="-34.3672511108889" calcext:value-type="float">
            <text:p>-34.3672511109</text:p>
          </table:table-cell>
          <table:table-cell table:style-name="Default" office:value-type="float" office:value="5.31854152130246" calcext:value-type="float">
            <text:p>5.3185415213</text:p>
          </table:table-cell>
          <table:table-cell table:style-name="Default" office:value-type="float" office:value="-8.29858592646441" calcext:value-type="float">
            <text:p>-8.2985859265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418" calcext:value-type="float">
            <text:p>11.418</text:p>
          </table:table-cell>
          <table:table-cell/>
          <table:table-cell table:formula="of:=DEGREES(ACOS(COS(RADIANS([.B47]))*COS(RADIANS([.C47]))))" office:value-type="float" office:value="34.7263064487423" calcext:value-type="float">
            <text:p>34.73</text:p>
          </table:table-cell>
          <table:table-cell table:formula="of:=TAN((ACOS(COS(RADIANS([.B47]))*COS(RADIANS([.C47])))))" office:value-type="float" office:value="0.693112316244781" calcext:value-type="float">
            <text:p>0.6931</text:p>
          </table:table-cell>
          <table:table-cell table:formula="of:=SQRT([.E47]^2+[.F47]^2)" office:value-type="float" office:value="0.0223606797749979" calcext:value-type="float">
            <text:p>0.02</text:p>
          </table:table-cell>
          <table:table-cell table:formula="of:=DEGREES(ATAN2([.E47]; [.F47]))" office:value-type="float" office:value="153.434948822922" calcext:value-type="float">
            <text:p>153.43</text:p>
          </table:table-cell>
          <table:table-cell table:style-name="ce9" table:formula="of:=SQRT([.V47])" office:value-type="float" office:value="10.3966847436717" calcext:value-type="float">
            <text:p>10.40</text:p>
          </table:table-cell>
          <table:table-cell table:style-name="ce8" table:formula="of:=DEGREES(ATAN( (-SIN (RADIANS ([.C47])) * COS(RADIANS([.B47]))) / (COS (RADIANS ([.C47])) * SIN(RADIANS([.B47]))) )) + [.D47]" office:value-type="float" office:value="-0.546752545841276" calcext:value-type="float">
            <text:p>-0.55</text:p>
          </table:table-cell>
          <table:table-cell table:style-name="ce11" table:formula="of:=SQRT([.W47]^2+[.X47]^2)" office:value-type="float" office:value="10.376594865349" calcext:value-type="float">
            <text:p>10.38</text:p>
          </table:table-cell>
          <table:table-cell table:style-name="ce13" table:formula="of:=DEGREES(ATAN2([.W47];[.X47]))" office:value-type="float" office:value="-0.492592494873972" calcext:value-type="float">
            <text:p>-0.49</text:p>
          </table:table-cell>
          <table:table-cell office:value-type="float" office:value="10.376594865349" calcext:value-type="float">
            <text:p>10.38</text:p>
          </table:table-cell>
          <table:table-cell office:value-type="float" office:value="-0.492592494873972" calcext:value-type="float">
            <text:p>-0.49</text:p>
          </table:table-cell>
          <table:table-cell/>
          <table:table-cell table:style-name="ce19" table:formula="of:=[.K47]*15" office:value-type="float" office:value="10.3966847436717" calcext:value-type="float">
            <text:p>10.40</text:p>
          </table:table-cell>
          <table:table-cell table:style-name="ce8" table:formula="of:=[.K47]^2*225" office:value-type="float" office:value="108.091053659296" calcext:value-type="float">
            <text:p>108.09</text:p>
          </table:table-cell>
          <table:table-cell table:style-name="ce8" table:formula="of:=[.L47]*COS(RADIANS([.M47]))+[.N47]*COS(RADIANS([.O47]))" office:value-type="float" office:value="10.3762113767062" calcext:value-type="float">
            <text:p>10.38</text:p>
          </table:table-cell>
          <table:table-cell table:style-name="ce8" table:formula="of:=[.L47]*SIN(RADIANS([.M47]))+[.N47]*SIN(RADIANS([.O47]))" office:value-type="float" office:value="-0.0892102320349918" calcext:value-type="float">
            <text:p>-0.09</text:p>
          </table:table-cell>
          <table:table-cell office:value-type="float" office:value="4.73291858825636" calcext:value-type="float">
            <text:p>4.73</text:p>
          </table:table-cell>
          <table:table-cell table:number-columns-repeated="998"/>
        </table:table-row>
        <table:table-row table:style-name="ro1">
          <table:table-cell table:style-name="Default" office:value-type="float" office:value="129399" calcext:value-type="float">
            <text:p>129399</text:p>
          </table:table-cell>
          <table:table-cell table:style-name="Default" office:value-type="float" office:value="-34.297070917167" calcext:value-type="float">
            <text:p>-34.2970709172</text:p>
          </table:table-cell>
          <table:table-cell table:style-name="Default" office:value-type="float" office:value="5.34985366977874" calcext:value-type="float">
            <text:p>5.3498536698</text:p>
          </table:table-cell>
          <table:table-cell table:style-name="Default" office:value-type="float" office:value="-8.2877686143664" calcext:value-type="float">
            <text:p>-8.2877686144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454" calcext:value-type="float">
            <text:p>11.454</text:p>
          </table:table-cell>
          <table:table-cell/>
          <table:table-cell table:formula="of:=DEGREES(ACOS(COS(RADIANS([.B48]))*COS(RADIANS([.C48]))))" office:value-type="float" office:value="34.6612918417202" calcext:value-type="float">
            <text:p>34.66</text:p>
          </table:table-cell>
          <table:table-cell table:formula="of:=TAN((ACOS(COS(RADIANS([.B48]))*COS(RADIANS([.C48])))))" office:value-type="float" office:value="0.691433792408747" calcext:value-type="float">
            <text:p>0.6914</text:p>
          </table:table-cell>
          <table:table-cell table:formula="of:=SQRT([.E48]^2+[.F48]^2)" office:value-type="float" office:value="0.0223606797749979" calcext:value-type="float">
            <text:p>0.02</text:p>
          </table:table-cell>
          <table:table-cell table:formula="of:=DEGREES(ATAN2([.E48]; [.F48]))" office:value-type="float" office:value="153.434948822922" calcext:value-type="float">
            <text:p>153.43</text:p>
          </table:table-cell>
          <table:table-cell table:style-name="ce9" table:formula="of:=SQRT([.V48])" office:value-type="float" office:value="10.3715068861312" calcext:value-type="float">
            <text:p>10.37</text:p>
          </table:table-cell>
          <table:table-cell table:style-name="ce8" table:formula="of:=DEGREES(ATAN( (-SIN (RADIANS ([.C48])) * COS(RADIANS([.B48]))) / (COS (RADIANS ([.C48])) * SIN(RADIANS([.B48]))) )) + [.D48]" office:value-type="float" office:value="-0.470314891301627" calcext:value-type="float">
            <text:p>-0.47</text:p>
          </table:table-cell>
          <table:table-cell table:style-name="ce11" table:formula="of:=SQRT([.W48]^2+[.X48]^2)" office:value-type="float" office:value="10.351430148055" calcext:value-type="float">
            <text:p>10.35</text:p>
          </table:table-cell>
          <table:table-cell table:style-name="ce13" table:formula="of:=DEGREES(ATAN2([.W48];[.X48]))" office:value-type="float" office:value="-0.415874840334981" calcext:value-type="float">
            <text:p>-0.42</text:p>
          </table:table-cell>
          <table:table-cell office:value-type="float" office:value="10.351430148055" calcext:value-type="float">
            <text:p>10.35</text:p>
          </table:table-cell>
          <table:table-cell office:value-type="float" office:value="-0.415874840334981" calcext:value-type="float">
            <text:p>-0.42</text:p>
          </table:table-cell>
          <table:table-cell/>
          <table:table-cell table:style-name="ce19" table:formula="of:=[.K48]*15" office:value-type="float" office:value="10.3715068861312" calcext:value-type="float">
            <text:p>10.37</text:p>
          </table:table-cell>
          <table:table-cell table:style-name="ce8" table:formula="of:=[.K48]^2*225" office:value-type="float" office:value="107.568155089067" calcext:value-type="float">
            <text:p>107.57</text:p>
          </table:table-cell>
          <table:table-cell table:style-name="ce8" table:formula="of:=[.L48]*COS(RADIANS([.M48]))+[.N48]*COS(RADIANS([.O48]))" office:value-type="float" office:value="10.3511574710703" calcext:value-type="float">
            <text:p>10.35</text:p>
          </table:table-cell>
          <table:table-cell table:style-name="ce8" table:formula="of:=[.L48]*SIN(RADIANS([.M48]))+[.N48]*SIN(RADIANS([.O48]))" office:value-type="float" office:value="-0.0751340080673708" calcext:value-type="float">
            <text:p>-0.08</text:p>
          </table:table-cell>
          <table:table-cell office:value-type="float" office:value="5.71438687839807" calcext:value-type="float">
            <text:p>5.71</text:p>
          </table:table-cell>
          <table:table-cell table:number-columns-repeated="998"/>
        </table:table-row>
        <table:table-row table:style-name="ro1">
          <table:table-cell table:style-name="Default" office:value-type="float" office:value="129649" calcext:value-type="float">
            <text:p>129649</text:p>
          </table:table-cell>
          <table:table-cell table:style-name="Default" office:value-type="float" office:value="-34.2923034451263" calcext:value-type="float">
            <text:p>-34.2923034451</text:p>
          </table:table-cell>
          <table:table-cell table:style-name="Default" office:value-type="float" office:value="5.39530644427106" calcext:value-type="float">
            <text:p>5.3953064443</text:p>
          </table:table-cell>
          <table:table-cell table:style-name="Default" office:value-type="float" office:value="-8.29081744005716" calcext:value-type="float">
            <text:p>-8.2908174401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489" calcext:value-type="float">
            <text:p>11.489</text:p>
          </table:table-cell>
          <table:table-cell/>
          <table:table-cell table:formula="of:=DEGREES(ACOS(COS(RADIANS([.B49]))*COS(RADIANS([.C49]))))" office:value-type="float" office:value="34.6627714878792" calcext:value-type="float">
            <text:p>34.66</text:p>
          </table:table-cell>
          <table:table-cell table:formula="of:=TAN((ACOS(COS(RADIANS([.B49]))*COS(RADIANS([.C49])))))" office:value-type="float" office:value="0.691471964076647" calcext:value-type="float">
            <text:p>0.6915</text:p>
          </table:table-cell>
          <table:table-cell table:formula="of:=SQRT([.E49]^2+[.F49]^2)" office:value-type="float" office:value="0.0316227766016838" calcext:value-type="float">
            <text:p>0.03</text:p>
          </table:table-cell>
          <table:table-cell table:formula="of:=DEGREES(ATAN2([.E49]; [.F49]))" office:value-type="float" office:value="161.565051177078" calcext:value-type="float">
            <text:p>161.57</text:p>
          </table:table-cell>
          <table:table-cell table:style-name="ce9" table:formula="of:=SQRT([.V49])" office:value-type="float" office:value="10.3720794611497" calcext:value-type="float">
            <text:p>10.37</text:p>
          </table:table-cell>
          <table:table-cell table:style-name="ce8" table:formula="of:=DEGREES(ATAN( (-SIN (RADIANS ([.C49])) * COS(RADIANS([.B49]))) / (COS (RADIANS ([.C49])) * SIN(RADIANS([.B49]))) )) + [.D49]" office:value-type="float" office:value="-0.405998382713894" calcext:value-type="float">
            <text:p>-0.41</text:p>
          </table:table-cell>
          <table:table-cell table:style-name="ce11" table:formula="of:=SQRT([.W49]^2+[.X49]^2)" office:value-type="float" office:value="10.342013985875" calcext:value-type="float">
            <text:p>10.34</text:p>
          </table:table-cell>
          <table:table-cell table:style-name="ce13" table:formula="of:=DEGREES(ATAN2([.W49];[.X49]))" office:value-type="float" office:value="-0.351776483036947" calcext:value-type="float">
            <text:p>-0.35</text:p>
          </table:table-cell>
          <table:table-cell office:value-type="float" office:value="10.342013985875" calcext:value-type="float">
            <text:p>10.34</text:p>
          </table:table-cell>
          <table:table-cell office:value-type="float" office:value="-0.351776483036947" calcext:value-type="float">
            <text:p>-0.35</text:p>
          </table:table-cell>
          <table:table-cell/>
          <table:table-cell table:style-name="ce19" table:formula="of:=[.K49]*15" office:value-type="float" office:value="10.3720794611497" calcext:value-type="float">
            <text:p>10.37</text:p>
          </table:table-cell>
          <table:table-cell table:style-name="ce8" table:formula="of:=[.K49]^2*225" office:value-type="float" office:value="107.580032348404" calcext:value-type="float">
            <text:p>107.58</text:p>
          </table:table-cell>
          <table:table-cell table:style-name="ce8" table:formula="of:=[.L49]*COS(RADIANS([.M49]))+[.N49]*COS(RADIANS([.O49]))" office:value-type="float" office:value="10.3418190633173" calcext:value-type="float">
            <text:p>10.34</text:p>
          </table:table-cell>
          <table:table-cell table:style-name="ce8" table:formula="of:=[.L49]*SIN(RADIANS([.M49]))+[.N49]*SIN(RADIANS([.O49]))" office:value-type="float" office:value="-0.0634960285376696" calcext:value-type="float">
            <text:p>-0.06</text:p>
          </table:table-cell>
          <table:table-cell office:value-type="float" office:value="5.71438687839807" calcext:value-type="float">
            <text:p>5.71</text:p>
          </table:table-cell>
          <table:table-cell table:number-columns-repeated="998"/>
        </table:table-row>
        <table:table-row table:style-name="ro1">
          <table:table-cell table:style-name="Default" office:value-type="float" office:value="129899" calcext:value-type="float">
            <text:p>129899</text:p>
          </table:table-cell>
          <table:table-cell table:style-name="Default" office:value-type="float" office:value="-34.3266251457057" calcext:value-type="float">
            <text:p>-34.3266251457</text:p>
          </table:table-cell>
          <table:table-cell table:style-name="Default" office:value-type="float" office:value="5.44799409664171" calcext:value-type="float">
            <text:p>5.4479940966</text:p>
          </table:table-cell>
          <table:table-cell table:style-name="Default" office:value-type="float" office:value="-8.29717976126903" calcext:value-type="float">
            <text:p>-8.2971797613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524" calcext:value-type="float">
            <text:p>11.524</text:p>
          </table:table-cell>
          <table:table-cell/>
          <table:table-cell table:formula="of:=DEGREES(ACOS(COS(RADIANS([.B50]))*COS(RADIANS([.C50]))))" office:value-type="float" office:value="34.7038429396004" calcext:value-type="float">
            <text:p>34.70</text:p>
          </table:table-cell>
          <table:table-cell table:formula="of:=TAN((ACOS(COS(RADIANS([.B50]))*COS(RADIANS([.C50])))))" office:value-type="float" office:value="0.692532063183765" calcext:value-type="float">
            <text:p>0.6925</text:p>
          </table:table-cell>
          <table:table-cell table:formula="of:=SQRT([.E50]^2+[.F50]^2)" office:value-type="float" office:value="0.0316227766016838" calcext:value-type="float">
            <text:p>0.03</text:p>
          </table:table-cell>
          <table:table-cell table:formula="of:=DEGREES(ATAN2([.E50]; [.F50]))" office:value-type="float" office:value="161.565051177078" calcext:value-type="float">
            <text:p>161.57</text:p>
          </table:table-cell>
          <table:table-cell table:style-name="ce9" table:formula="of:=SQRT([.V50])" office:value-type="float" office:value="10.3879809477565" calcext:value-type="float">
            <text:p>10.39</text:p>
          </table:table-cell>
          <table:table-cell table:style-name="ce8" table:formula="of:=DEGREES(ATAN( (-SIN (RADIANS ([.C50])) * COS(RADIANS([.B50]))) / (COS (RADIANS ([.C50])) * SIN(RADIANS([.B50]))) )) + [.D50]" office:value-type="float" office:value="-0.345991914576033" calcext:value-type="float">
            <text:p>-0.35</text:p>
          </table:table-cell>
          <table:table-cell table:style-name="ce11" table:formula="of:=SQRT([.W50]^2+[.X50]^2)" office:value-type="float" office:value="10.357925761863" calcext:value-type="float">
            <text:p>10.36</text:p>
          </table:table-cell>
          <table:table-cell table:style-name="ce13" table:formula="of:=DEGREES(ATAN2([.W50];[.X50]))" office:value-type="float" office:value="-0.29167913503963" calcext:value-type="float">
            <text:p>-0.29</text:p>
          </table:table-cell>
          <table:table-cell office:value-type="float" office:value="10.357925761863" calcext:value-type="float">
            <text:p>10.36</text:p>
          </table:table-cell>
          <table:table-cell office:value-type="float" office:value="-0.291679135039631" calcext:value-type="float">
            <text:p>-0.29</text:p>
          </table:table-cell>
          <table:table-cell/>
          <table:table-cell table:style-name="ce19" table:formula="of:=[.K50]*15" office:value-type="float" office:value="10.3879809477565" calcext:value-type="float">
            <text:p>10.39</text:p>
          </table:table-cell>
          <table:table-cell table:style-name="ce8" table:formula="of:=[.K50]^2*225" office:value-type="float" office:value="107.910148170952" calcext:value-type="float">
            <text:p>107.91</text:p>
          </table:table-cell>
          <table:table-cell table:style-name="ce8" table:formula="of:=[.L50]*COS(RADIANS([.M50]))+[.N50]*COS(RADIANS([.O50]))" office:value-type="float" office:value="10.3577915449263" calcext:value-type="float">
            <text:p>10.36</text:p>
          </table:table-cell>
          <table:table-cell table:style-name="ce8" table:formula="of:=[.L50]*SIN(RADIANS([.M50]))+[.N50]*SIN(RADIANS([.O50]))" office:value-type="float" office:value="-0.0527294995069776" calcext:value-type="float">
            <text:p>-0.05</text:p>
          </table:table-cell>
          <table:table-cell office:value-type="float" office:value="5.64396591389105" calcext:value-type="float">
            <text:p>5.64</text:p>
          </table:table-cell>
          <table:table-cell table:number-columns-repeated="998"/>
        </table:table-row>
        <table:table-row table:style-name="ro1">
          <table:table-cell table:style-name="Default" office:value-type="float" office:value="130149" calcext:value-type="float">
            <text:p>130149</text:p>
          </table:table-cell>
          <table:table-cell table:style-name="Default" office:value-type="float" office:value="-34.3146108429556" calcext:value-type="float">
            <text:p>-34.314610843</text:p>
          </table:table-cell>
          <table:table-cell table:style-name="Default" office:value-type="float" office:value="5.45933434509805" calcext:value-type="float">
            <text:p>5.4593343451</text:p>
          </table:table-cell>
          <table:table-cell table:style-name="Default" office:value-type="float" office:value="-8.29528011490612" calcext:value-type="float">
            <text:p>-8.2952801149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558" calcext:value-type="float">
            <text:p>11.558</text:p>
          </table:table-cell>
          <table:table-cell/>
          <table:table-cell table:formula="of:=DEGREES(ACOS(COS(RADIANS([.B51]))*COS(RADIANS([.C51]))))" office:value-type="float" office:value="34.693560936313" calcext:value-type="float">
            <text:p>34.69</text:p>
          </table:table-cell>
          <table:table-cell table:formula="of:=TAN((ACOS(COS(RADIANS([.B51]))*COS(RADIANS([.C51])))))" office:value-type="float" office:value="0.692266574718714" calcext:value-type="float">
            <text:p>0.6923</text:p>
          </table:table-cell>
          <table:table-cell table:formula="of:=SQRT([.E51]^2+[.F51]^2)" office:value-type="float" office:value="0.0316227766016838" calcext:value-type="float">
            <text:p>0.03</text:p>
          </table:table-cell>
          <table:table-cell table:formula="of:=DEGREES(ATAN2([.E51]; [.F51]))" office:value-type="float" office:value="161.565051177078" calcext:value-type="float">
            <text:p>161.57</text:p>
          </table:table-cell>
          <table:table-cell table:style-name="ce9" table:formula="of:=SQRT([.V51])" office:value-type="float" office:value="10.3839986207807" calcext:value-type="float">
            <text:p>10.38</text:p>
          </table:table-cell>
          <table:table-cell table:style-name="ce8" table:formula="of:=DEGREES(ATAN( (-SIN (RADIANS ([.C51])) * COS(RADIANS([.B51]))) / (COS (RADIANS ([.C51])) * SIN(RADIANS([.B51]))) )) + [.D51]" office:value-type="float" office:value="-0.324112070786767" calcext:value-type="float">
            <text:p>-0.32</text:p>
          </table:table-cell>
          <table:table-cell table:style-name="ce11" table:formula="of:=SQRT([.W51]^2+[.X51]^2)" office:value-type="float" office:value="10.3539471992616" calcext:value-type="float">
            <text:p>10.35</text:p>
          </table:table-cell>
          <table:table-cell table:style-name="ce13" table:formula="of:=DEGREES(ATAN2([.W51];[.X51]))" office:value-type="float" office:value="-0.269714903074765" calcext:value-type="float">
            <text:p>-0.27</text:p>
          </table:table-cell>
          <table:table-cell office:value-type="float" office:value="10.3539471992616" calcext:value-type="float">
            <text:p>10.35</text:p>
          </table:table-cell>
          <table:table-cell office:value-type="float" office:value="-0.269714903074766" calcext:value-type="float">
            <text:p>-0.27</text:p>
          </table:table-cell>
          <table:table-cell/>
          <table:table-cell table:style-name="ce19" table:formula="of:=[.K51]*15" office:value-type="float" office:value="10.3839986207807" calcext:value-type="float">
            <text:p>10.38</text:p>
          </table:table-cell>
          <table:table-cell table:style-name="ce8" table:formula="of:=[.K51]^2*225" office:value-type="float" office:value="107.827427356376" calcext:value-type="float">
            <text:p>107.83</text:p>
          </table:table-cell>
          <table:table-cell table:style-name="ce8" table:formula="of:=[.L51]*COS(RADIANS([.M51]))+[.N51]*COS(RADIANS([.O51]))" office:value-type="float" office:value="10.3538324790943" calcext:value-type="float">
            <text:p>10.35</text:p>
          </table:table-cell>
          <table:table-cell table:style-name="ce8" table:formula="of:=[.L51]*SIN(RADIANS([.M51]))+[.N51]*SIN(RADIANS([.O51]))" office:value-type="float" office:value="-0.0487401266742848" calcext:value-type="float">
            <text:p>-0.05</text:p>
          </table:table-cell>
          <table:table-cell office:value-type="float" office:value="5.64396591389105" calcext:value-type="float">
            <text:p>5.64</text:p>
          </table:table-cell>
          <table:table-cell table:number-columns-repeated="998"/>
        </table:table-row>
        <table:table-row table:style-name="ro1">
          <table:table-cell table:style-name="Default" office:value-type="float" office:value="130399" calcext:value-type="float">
            <text:p>130399</text:p>
          </table:table-cell>
          <table:table-cell table:style-name="Default" office:value-type="float" office:value="-34.2362412524189" calcext:value-type="float">
            <text:p>-34.2362412524</text:p>
          </table:table-cell>
          <table:table-cell table:style-name="Default" office:value-type="float" office:value="5.38608526200472" calcext:value-type="float">
            <text:p>5.386085262</text:p>
          </table:table-cell>
          <table:table-cell table:style-name="Default" office:value-type="float" office:value="-8.2883944304491" calcext:value-type="float">
            <text:p>-8.2883944304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591" calcext:value-type="float">
            <text:p>11.591</text:p>
          </table:table-cell>
          <table:table-cell/>
          <table:table-cell table:formula="of:=DEGREES(ACOS(COS(RADIANS([.B52]))*COS(RADIANS([.C52]))))" office:value-type="float" office:value="34.6062207996097" calcext:value-type="float">
            <text:p>34.61</text:p>
          </table:table-cell>
          <table:table-cell table:formula="of:=TAN((ACOS(COS(RADIANS([.B52]))*COS(RADIANS([.C52])))))" office:value-type="float" office:value="0.690014047209445" calcext:value-type="float">
            <text:p>0.6900</text:p>
          </table:table-cell>
          <table:table-cell table:formula="of:=SQRT([.E52]^2+[.F52]^2)" office:value-type="float" office:value="0.0223606797749979" calcext:value-type="float">
            <text:p>0.02</text:p>
          </table:table-cell>
          <table:table-cell table:formula="of:=DEGREES(ATAN2([.E52]; [.F52]))" office:value-type="float" office:value="153.434948822922" calcext:value-type="float">
            <text:p>153.43</text:p>
          </table:table-cell>
          <table:table-cell table:style-name="ce9" table:formula="of:=SQRT([.V52])" office:value-type="float" office:value="10.3502107081417" calcext:value-type="float">
            <text:p>10.35</text:p>
          </table:table-cell>
          <table:table-cell table:style-name="ce8" table:formula="of:=DEGREES(ATAN( (-SIN (RADIANS ([.C52])) * COS(RADIANS([.B52]))) / (COS (RADIANS ([.C52])) * SIN(RADIANS([.B52]))) )) + [.D52]" office:value-type="float" office:value="-0.400599391590263" calcext:value-type="float">
            <text:p>-0.40</text:p>
          </table:table-cell>
          <table:table-cell table:style-name="ce11" table:formula="of:=SQRT([.W52]^2+[.X52]^2)" office:value-type="float" office:value="10.3301459853268" calcext:value-type="float">
            <text:p>10.33</text:p>
          </table:table-cell>
          <table:table-cell table:style-name="ce13" table:formula="of:=DEGREES(ATAN2([.W52];[.X52]))" office:value-type="float" office:value="-0.345911688753945" calcext:value-type="float">
            <text:p>-0.35</text:p>
          </table:table-cell>
          <table:table-cell office:value-type="float" office:value="10.3301459853268" calcext:value-type="float">
            <text:p>10.33</text:p>
          </table:table-cell>
          <table:table-cell office:value-type="float" office:value="-0.345911688753944" calcext:value-type="float">
            <text:p>-0.35</text:p>
          </table:table-cell>
          <table:table-cell/>
          <table:table-cell table:style-name="ce19" table:formula="of:=[.K52]*15" office:value-type="float" office:value="10.3502107081417" calcext:value-type="float">
            <text:p>10.35</text:p>
          </table:table-cell>
          <table:table-cell table:style-name="ce8" table:formula="of:=[.K52]^2*225" office:value-type="float" office:value="107.126861702931" calcext:value-type="float">
            <text:p>107.13</text:p>
          </table:table-cell>
          <table:table-cell table:style-name="ce8" table:formula="of:=[.L52]*COS(RADIANS([.M52]))+[.N52]*COS(RADIANS([.O52]))" office:value-type="float" office:value="10.3299577243297" calcext:value-type="float">
            <text:p>10.33</text:p>
          </table:table-cell>
          <table:table-cell table:style-name="ce8" table:formula="of:=[.L52]*SIN(RADIANS([.M52]))+[.N52]*SIN(RADIANS([.O52]))" office:value-type="float" office:value="-0.0623657896964372" calcext:value-type="float">
            <text:p>-0.06</text:p>
          </table:table-cell>
          <table:table-cell office:value-type="float" office:value="5.89349394680487" calcext:value-type="float">
            <text:p>5.89</text:p>
          </table:table-cell>
          <table:table-cell table:number-columns-repeated="998"/>
        </table:table-row>
        <table:table-row table:style-name="ro1">
          <table:table-cell table:style-name="Default" office:value-type="float" office:value="130650" calcext:value-type="float">
            <text:p>130650</text:p>
          </table:table-cell>
          <table:table-cell table:style-name="Default" office:value-type="float" office:value="-34.1699576816185" calcext:value-type="float">
            <text:p>-34.1699576816</text:p>
          </table:table-cell>
          <table:table-cell table:style-name="Default" office:value-type="float" office:value="5.38291861555077" calcext:value-type="float">
            <text:p>5.3829186156</text:p>
          </table:table-cell>
          <table:table-cell table:style-name="Default" office:value-type="float" office:value="-8.28843455781047" calcext:value-type="float">
            <text:p>-8.2884345578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626" calcext:value-type="float">
            <text:p>11.626</text:p>
          </table:table-cell>
          <table:table-cell/>
          <table:table-cell table:formula="of:=DEGREES(ACOS(COS(RADIANS([.B53]))*COS(RADIANS([.C53]))))" office:value-type="float" office:value="34.5404167196297" calcext:value-type="float">
            <text:p>34.54</text:p>
          </table:table-cell>
          <table:table-cell table:formula="of:=TAN((ACOS(COS(RADIANS([.B53]))*COS(RADIANS([.C53])))))" office:value-type="float" office:value="0.688320068957338" calcext:value-type="float">
            <text:p>0.6883</text:p>
          </table:table-cell>
          <table:table-cell table:formula="of:=SQRT([.E53]^2+[.F53]^2)" office:value-type="float" office:value="0.0316227766016838" calcext:value-type="float">
            <text:p>0.03</text:p>
          </table:table-cell>
          <table:table-cell table:formula="of:=DEGREES(ATAN2([.E53]; [.F53]))" office:value-type="float" office:value="161.565051177078" calcext:value-type="float">
            <text:p>161.57</text:p>
          </table:table-cell>
          <table:table-cell table:style-name="ce9" table:formula="of:=SQRT([.V53])" office:value-type="float" office:value="10.3248010343601" calcext:value-type="float">
            <text:p>10.32</text:p>
          </table:table-cell>
          <table:table-cell table:style-name="ce8" table:formula="of:=DEGREES(ATAN( (-SIN (RADIANS ([.C53])) * COS(RADIANS([.B53]))) / (COS (RADIANS ([.C53])) * SIN(RADIANS([.B53]))) )) + [.D53]" office:value-type="float" office:value="-0.385852810466589" calcext:value-type="float">
            <text:p>-0.39</text:p>
          </table:table-cell>
          <table:table-cell table:style-name="ce11" table:formula="of:=SQRT([.W53]^2+[.X53]^2)" office:value-type="float" office:value="10.2947390335003" calcext:value-type="float">
            <text:p>10.29</text:p>
          </table:table-cell>
          <table:table-cell table:style-name="ce13" table:formula="of:=DEGREES(ATAN2([.W53];[.X53]))" office:value-type="float" office:value="-0.331323075536777" calcext:value-type="float">
            <text:p>-0.33</text:p>
          </table:table-cell>
          <table:table-cell office:value-type="float" office:value="10.2947390335003" calcext:value-type="float">
            <text:p>10.29</text:p>
          </table:table-cell>
          <table:table-cell office:value-type="float" office:value="-0.331323075536776" calcext:value-type="float">
            <text:p>-0.33</text:p>
          </table:table-cell>
          <table:table-cell/>
          <table:table-cell table:style-name="ce19" table:formula="of:=[.K53]*15" office:value-type="float" office:value="10.3248010343601" calcext:value-type="float">
            <text:p>10.32</text:p>
          </table:table-cell>
          <table:table-cell table:style-name="ce8" table:formula="of:=[.K53]^2*225" office:value-type="float" office:value="106.601516399123" calcext:value-type="float">
            <text:p>106.60</text:p>
          </table:table-cell>
          <table:table-cell table:style-name="ce8" table:formula="of:=[.L53]*COS(RADIANS([.M53]))+[.N53]*COS(RADIANS([.O53]))" office:value-type="float" office:value="10.2945669091796" calcext:value-type="float">
            <text:p>10.29</text:p>
          </table:table-cell>
          <table:table-cell table:style-name="ce8" table:formula="of:=[.L53]*SIN(RADIANS([.M53]))+[.N53]*SIN(RADIANS([.O53]))" office:value-type="float" office:value="-0.0595308348678875" calcext:value-type="float">
            <text:p>-0.06</text:p>
          </table:table-cell>
          <table:table-cell office:value-type="float" office:value="5.89349394680487" calcext:value-type="float">
            <text:p>5.89</text:p>
          </table:table-cell>
          <table:table-cell table:number-columns-repeated="998"/>
        </table:table-row>
        <table:table-row table:style-name="ro1">
          <table:table-cell table:style-name="Default" office:value-type="float" office:value="130900" calcext:value-type="float">
            <text:p>130900</text:p>
          </table:table-cell>
          <table:table-cell table:style-name="Default" office:value-type="float" office:value="-34.2344722334238" calcext:value-type="float">
            <text:p>-34.2344722334</text:p>
          </table:table-cell>
          <table:table-cell table:style-name="Default" office:value-type="float" office:value="5.40758114798322" calcext:value-type="float">
            <text:p>5.407581148</text:p>
          </table:table-cell>
          <table:table-cell table:style-name="Default" office:value-type="float" office:value="-8.30236643617001" calcext:value-type="float">
            <text:p>-8.3023664362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661" calcext:value-type="float">
            <text:p>11.661</text:p>
          </table:table-cell>
          <table:table-cell/>
          <table:table-cell table:formula="of:=DEGREES(ACOS(COS(RADIANS([.B54]))*COS(RADIANS([.C54]))))" office:value-type="float" office:value="34.6074192124994" calcext:value-type="float">
            <text:p>34.61</text:p>
          </table:table-cell>
          <table:table-cell table:formula="of:=TAN((ACOS(COS(RADIANS([.B54]))*COS(RADIANS([.C54])))))" office:value-type="float" office:value="0.69004492253822" calcext:value-type="float">
            <text:p>0.6900</text:p>
          </table:table-cell>
          <table:table-cell table:formula="of:=SQRT([.E54]^2+[.F54]^2)" office:value-type="float" office:value="0.0316227766016838" calcext:value-type="float">
            <text:p>0.03</text:p>
          </table:table-cell>
          <table:table-cell table:formula="of:=DEGREES(ATAN2([.E54]; [.F54]))" office:value-type="float" office:value="161.565051177078" calcext:value-type="float">
            <text:p>161.57</text:p>
          </table:table-cell>
          <table:table-cell table:style-name="ce9" table:formula="of:=SQRT([.V54])" office:value-type="float" office:value="10.3506738380733" calcext:value-type="float">
            <text:p>10.35</text:p>
          </table:table-cell>
          <table:table-cell table:style-name="ce8" table:formula="of:=DEGREES(ATAN( (-SIN (RADIANS ([.C54])) * COS(RADIANS([.B54]))) / (COS (RADIANS ([.C54])) * SIN(RADIANS([.B54]))) )) + [.D54]" office:value-type="float" office:value="-0.382785773264866" calcext:value-type="float">
            <text:p>-0.38</text:p>
          </table:table-cell>
          <table:table-cell table:style-name="ce11" table:formula="of:=SQRT([.W54]^2+[.X54]^2)" office:value-type="float" office:value="10.3206123515684" calcext:value-type="float">
            <text:p>10.32</text:p>
          </table:table-cell>
          <table:table-cell table:style-name="ce13" table:formula="of:=DEGREES(ATAN2([.W54];[.X54]))" office:value-type="float" office:value="-0.328383806992918" calcext:value-type="float">
            <text:p>-0.33</text:p>
          </table:table-cell>
          <table:table-cell office:value-type="float" office:value="10.3206123515684" calcext:value-type="float">
            <text:p>10.32</text:p>
          </table:table-cell>
          <table:table-cell office:value-type="float" office:value="-0.328383806992918" calcext:value-type="float">
            <text:p>-0.33</text:p>
          </table:table-cell>
          <table:table-cell/>
          <table:table-cell table:style-name="ce19" table:formula="of:=[.K54]*15" office:value-type="float" office:value="10.3506738380733" calcext:value-type="float">
            <text:p>10.35</text:p>
          </table:table-cell>
          <table:table-cell table:style-name="ce8" table:formula="of:=[.K54]^2*225" office:value-type="float" office:value="107.136448902175" calcext:value-type="float">
            <text:p>107.14</text:p>
          </table:table-cell>
          <table:table-cell table:style-name="ce8" table:formula="of:=[.L54]*COS(RADIANS([.M54]))+[.N54]*COS(RADIANS([.O54]))" office:value-type="float" office:value="10.3204428426771" calcext:value-type="float">
            <text:p>10.32</text:p>
          </table:table-cell>
          <table:table-cell table:style-name="ce8" table:formula="of:=[.L54]*SIN(RADIANS([.M54]))+[.N54]*SIN(RADIANS([.O54]))" office:value-type="float" office:value="-0.0591510133665897" calcext:value-type="float">
            <text:p>-0.06</text:p>
          </table:table-cell>
          <table:table-cell office:value-type="float" office:value="6.2536937623625" calcext:value-type="float">
            <text:p>6.25</text:p>
          </table:table-cell>
          <table:table-cell table:number-columns-repeated="998"/>
        </table:table-row>
        <table:table-row table:style-name="ro1">
          <table:table-cell table:style-name="Default" office:value-type="float" office:value="131150" calcext:value-type="float">
            <text:p>131150</text:p>
          </table:table-cell>
          <table:table-cell table:style-name="Default" office:value-type="float" office:value="-34.2302921576518" calcext:value-type="float">
            <text:p>-34.2302921577</text:p>
          </table:table-cell>
          <table:table-cell table:style-name="Default" office:value-type="float" office:value="5.39320231911987" calcext:value-type="float">
            <text:p>5.3932023191</text:p>
          </table:table-cell>
          <table:table-cell table:style-name="Default" office:value-type="float" office:value="-8.29728050655929" calcext:value-type="float">
            <text:p>-8.2972805066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696" calcext:value-type="float">
            <text:p>11.696</text:p>
          </table:table-cell>
          <table:table-cell/>
          <table:table-cell table:formula="of:=DEGREES(ACOS(COS(RADIANS([.B55]))*COS(RADIANS([.C55]))))" office:value-type="float" office:value="34.6013268434796" calcext:value-type="float">
            <text:p>34.60</text:p>
          </table:table-cell>
          <table:table-cell table:formula="of:=TAN((ACOS(COS(RADIANS([.B55]))*COS(RADIANS([.C55])))))" office:value-type="float" office:value="0.689887970946115" calcext:value-type="float">
            <text:p>0.6899</text:p>
          </table:table-cell>
          <table:table-cell table:formula="of:=SQRT([.E55]^2+[.F55]^2)" office:value-type="float" office:value="0.0360555127546399" calcext:value-type="float">
            <text:p>0.04</text:p>
          </table:table-cell>
          <table:table-cell table:formula="of:=DEGREES(ATAN2([.E55]; [.F55]))" office:value-type="float" office:value="146.30993247402" calcext:value-type="float">
            <text:p>146.31</text:p>
          </table:table-cell>
          <table:table-cell table:style-name="ce9" table:formula="of:=SQRT([.V55])" office:value-type="float" office:value="10.3483195641917" calcext:value-type="float">
            <text:p>10.35</text:p>
          </table:table-cell>
          <table:table-cell table:style-name="ce8" table:formula="of:=DEGREES(ATAN( (-SIN (RADIANS ([.C55])) * COS(RADIANS([.B55]))) / (COS (RADIANS ([.C55])) * SIN(RADIANS([.B55]))) )) + [.D55]" office:value-type="float" office:value="-0.397392003443213" calcext:value-type="float">
            <text:p>-0.40</text:p>
          </table:table-cell>
          <table:table-cell table:style-name="ce11" table:formula="of:=SQRT([.W55]^2+[.X55]^2)" office:value-type="float" office:value="10.3182005520091" calcext:value-type="float">
            <text:p>10.32</text:p>
          </table:table-cell>
          <table:table-cell table:style-name="ce13" table:formula="of:=DEGREES(ATAN2([.W55];[.X55]))" office:value-type="float" office:value="-0.28749231180945" calcext:value-type="float">
            <text:p>-0.29</text:p>
          </table:table-cell>
          <table:table-cell office:value-type="float" office:value="10.3182005520091" calcext:value-type="float">
            <text:p>10.32</text:p>
          </table:table-cell>
          <table:table-cell office:value-type="float" office:value="-0.28749231180945" calcext:value-type="float">
            <text:p>-0.29</text:p>
          </table:table-cell>
          <table:table-cell/>
          <table:table-cell table:style-name="ce19" table:formula="of:=[.K55]*15" office:value-type="float" office:value="10.3483195641917" calcext:value-type="float">
            <text:p>10.35</text:p>
          </table:table-cell>
          <table:table-cell table:style-name="ce8" table:formula="of:=[.K55]^2*225" office:value-type="float" office:value="107.087717802633" calcext:value-type="float">
            <text:p>107.09</text:p>
          </table:table-cell>
          <table:table-cell table:style-name="ce8" table:formula="of:=[.L55]*COS(RADIANS([.M55]))+[.N55]*COS(RADIANS([.O55]))" office:value-type="float" office:value="10.3180706606493" calcext:value-type="float">
            <text:p>10.32</text:p>
          </table:table-cell>
          <table:table-cell table:style-name="ce8" table:formula="of:=[.L55]*SIN(RADIANS([.M55]))+[.N55]*SIN(RADIANS([.O55]))" office:value-type="float" office:value="-0.0517732878061949" calcext:value-type="float">
            <text:p>-0.05</text:p>
          </table:table-cell>
          <table:table-cell office:value-type="float" office:value="6.2536937623625" calcext:value-type="float">
            <text:p>6.25</text:p>
          </table:table-cell>
          <table:table-cell table:number-columns-repeated="998"/>
        </table:table-row>
        <table:table-row table:style-name="ro1">
          <table:table-cell table:style-name="Default" office:value-type="float" office:value="131399" calcext:value-type="float">
            <text:p>131399</text:p>
          </table:table-cell>
          <table:table-cell table:style-name="Default" office:value-type="float" office:value="-34.2356948372853" calcext:value-type="float">
            <text:p>-34.2356948373</text:p>
          </table:table-cell>
          <table:table-cell table:style-name="Default" office:value-type="float" office:value="5.32971400323731" calcext:value-type="float">
            <text:p>5.3297140032</text:p>
          </table:table-cell>
          <table:table-cell table:style-name="Default" office:value-type="float" office:value="-8.29204516656047" calcext:value-type="float">
            <text:p>-8.292045166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732" calcext:value-type="float">
            <text:p>11.732</text:p>
          </table:table-cell>
          <table:table-cell/>
          <table:table-cell table:formula="of:=DEGREES(ACOS(COS(RADIANS([.B56]))*COS(RADIANS([.C56]))))" office:value-type="float" office:value="34.5980186817417" calcext:value-type="float">
            <text:p>34.60</text:p>
          </table:table-cell>
          <table:table-cell table:formula="of:=TAN((ACOS(COS(RADIANS([.B56]))*COS(RADIANS([.C56])))))" office:value-type="float" office:value="0.689802755739964" calcext:value-type="float">
            <text:p>0.6898</text:p>
          </table:table-cell>
          <table:table-cell table:formula="of:=SQRT([.E56]^2+[.F56]^2)" office:value-type="float" office:value="0.0412310562561766" calcext:value-type="float">
            <text:p>0.04</text:p>
          </table:table-cell>
          <table:table-cell table:formula="of:=DEGREES(ATAN2([.E56]; [.F56]))" office:value-type="float" office:value="165.963756532074" calcext:value-type="float">
            <text:p>165.96</text:p>
          </table:table-cell>
          <table:table-cell table:style-name="ce9" table:formula="of:=SQRT([.V56])" office:value-type="float" office:value="10.3470413360995" calcext:value-type="float">
            <text:p>10.35</text:p>
          </table:table-cell>
          <table:table-cell table:style-name="ce8" table:formula="of:=DEGREES(ATAN( (-SIN (RADIANS ([.C56])) * COS(RADIANS([.B56]))) / (COS (RADIANS ([.C56])) * SIN(RADIANS([.B56]))) )) + [.D56]" office:value-type="float" office:value="-0.486098145105135" calcext:value-type="float">
            <text:p>-0.49</text:p>
          </table:table-cell>
          <table:table-cell table:style-name="ce11" table:formula="of:=SQRT([.W56]^2+[.X56]^2)" office:value-type="float" office:value="10.3069624636373" calcext:value-type="float">
            <text:p>10.31</text:p>
          </table:table-cell>
          <table:table-cell table:style-name="ce13" table:formula="of:=DEGREES(ATAN2([.W56];[.X56]))" office:value-type="float" office:value="-0.432397206018506" calcext:value-type="float">
            <text:p>-0.43</text:p>
          </table:table-cell>
          <table:table-cell office:value-type="float" office:value="10.3069624636373" calcext:value-type="float">
            <text:p>10.31</text:p>
          </table:table-cell>
          <table:table-cell office:value-type="float" office:value="-0.432397206018506" calcext:value-type="float">
            <text:p>-0.43</text:p>
          </table:table-cell>
          <table:table-cell/>
          <table:table-cell table:style-name="ce19" table:formula="of:=[.K56]*15" office:value-type="float" office:value="10.3470413360995" calcext:value-type="float">
            <text:p>10.35</text:p>
          </table:table-cell>
          <table:table-cell table:style-name="ce8" table:formula="of:=[.K56]^2*225" office:value-type="float" office:value="107.061264410951" calcext:value-type="float">
            <text:p>107.06</text:p>
          </table:table-cell>
          <table:table-cell table:style-name="ce8" table:formula="of:=[.L56]*COS(RADIANS([.M56]))+[.N56]*COS(RADIANS([.O56]))" office:value-type="float" office:value="10.3066689561863" calcext:value-type="float">
            <text:p>10.31</text:p>
          </table:table-cell>
          <table:table-cell table:style-name="ce8" table:formula="of:=[.L56]*SIN(RADIANS([.M56]))+[.N56]*SIN(RADIANS([.O56]))" office:value-type="float" office:value="-0.0777833813532909" calcext:value-type="float">
            <text:p>-0.08</text:p>
          </table:table-cell>
          <table:table-cell office:value-type="float" office:value="6.38575928921804" calcext:value-type="float">
            <text:p>6.39</text:p>
          </table:table-cell>
          <table:table-cell table:number-columns-repeated="998"/>
        </table:table-row>
        <table:table-row table:style-name="ro1">
          <table:table-cell table:style-name="Default" office:value-type="float" office:value="131649" calcext:value-type="float">
            <text:p>131649</text:p>
          </table:table-cell>
          <table:table-cell table:style-name="Default" office:value-type="float" office:value="-34.2627150656418" calcext:value-type="float">
            <text:p>-34.2627150656</text:p>
          </table:table-cell>
          <table:table-cell table:style-name="Default" office:value-type="float" office:value="5.3546856017297" calcext:value-type="float">
            <text:p>5.3546856017</text:p>
          </table:table-cell>
          <table:table-cell table:style-name="Default" office:value-type="float" office:value="-8.28866934556319" calcext:value-type="float">
            <text:p>-8.288669345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767" calcext:value-type="float">
            <text:p>11.767</text:p>
          </table:table-cell>
          <table:table-cell/>
          <table:table-cell table:formula="of:=DEGREES(ACOS(COS(RADIANS([.B57]))*COS(RADIANS([.C57]))))" office:value-type="float" office:value="34.6280567525057" calcext:value-type="float">
            <text:p>34.63</text:p>
          </table:table-cell>
          <table:table-cell table:formula="of:=TAN((ACOS(COS(RADIANS([.B57]))*COS(RADIANS([.C57])))))" office:value-type="float" office:value="0.690576757999487" calcext:value-type="float">
            <text:p>0.6906</text:p>
          </table:table-cell>
          <table:table-cell table:formula="of:=SQRT([.E57]^2+[.F57]^2)" office:value-type="float" office:value="0.0412310562561766" calcext:value-type="float">
            <text:p>0.04</text:p>
          </table:table-cell>
          <table:table-cell table:formula="of:=DEGREES(ATAN2([.E57]; [.F57]))" office:value-type="float" office:value="165.963756532074" calcext:value-type="float">
            <text:p>165.96</text:p>
          </table:table-cell>
          <table:table-cell table:style-name="ce9" table:formula="of:=SQRT([.V57])" office:value-type="float" office:value="10.3586513699923" calcext:value-type="float">
            <text:p>10.36</text:p>
          </table:table-cell>
          <table:table-cell table:style-name="ce8" table:formula="of:=DEGREES(ATAN( (-SIN (RADIANS ([.C57])) * COS(RADIANS([.B57]))) / (COS (RADIANS ([.C57])) * SIN(RADIANS([.B57]))) )) + [.D57]" office:value-type="float" office:value="-0.454239265909735" calcext:value-type="float">
            <text:p>-0.45</text:p>
          </table:table-cell>
          <table:table-cell table:style-name="ce11" table:formula="of:=SQRT([.W57]^2+[.X57]^2)" office:value-type="float" office:value="10.3185778910459" calcext:value-type="float">
            <text:p>10.32</text:p>
          </table:table-cell>
          <table:table-cell table:style-name="ce13" table:formula="of:=DEGREES(ATAN2([.W57];[.X57]))" office:value-type="float" office:value="-0.4004750266689" calcext:value-type="float">
            <text:p>-0.40</text:p>
          </table:table-cell>
          <table:table-cell office:value-type="float" office:value="10.3185778910459" calcext:value-type="float">
            <text:p>10.32</text:p>
          </table:table-cell>
          <table:table-cell office:value-type="float" office:value="-0.4004750266689" calcext:value-type="float">
            <text:p>-0.40</text:p>
          </table:table-cell>
          <table:table-cell/>
          <table:table-cell table:style-name="ce19" table:formula="of:=[.K57]*15" office:value-type="float" office:value="10.3586513699923" calcext:value-type="float">
            <text:p>10.36</text:p>
          </table:table-cell>
          <table:table-cell table:style-name="ce8" table:formula="of:=[.K57]^2*225" office:value-type="float" office:value="107.301658205043" calcext:value-type="float">
            <text:p>107.30</text:p>
          </table:table-cell>
          <table:table-cell table:style-name="ce8" table:formula="of:=[.L57]*COS(RADIANS([.M57]))+[.N57]*COS(RADIANS([.O57]))" office:value-type="float" office:value="10.3183258369866" calcext:value-type="float">
            <text:p>10.32</text:p>
          </table:table-cell>
          <table:table-cell table:style-name="ce8" table:formula="of:=[.L57]*SIN(RADIANS([.M57]))+[.N57]*SIN(RADIANS([.O57]))" office:value-type="float" office:value="-0.0721222251280255" calcext:value-type="float">
            <text:p>-0.07</text:p>
          </table:table-cell>
          <table:table-cell office:value-type="float" office:value="6.38575928921804" calcext:value-type="float">
            <text:p>6.39</text:p>
          </table:table-cell>
          <table:table-cell table:number-columns-repeated="998"/>
        </table:table-row>
        <table:table-row table:style-name="ro1">
          <table:table-cell table:style-name="Default" office:value-type="float" office:value="131899" calcext:value-type="float">
            <text:p>131899</text:p>
          </table:table-cell>
          <table:table-cell table:style-name="Default" office:value-type="float" office:value="-34.3127871824472" calcext:value-type="float">
            <text:p>-34.3127871824</text:p>
          </table:table-cell>
          <table:table-cell table:style-name="Default" office:value-type="float" office:value="5.41449116498915" calcext:value-type="float">
            <text:p>5.414491165</text:p>
          </table:table-cell>
          <table:table-cell table:style-name="Default" office:value-type="float" office:value="-8.29188465711498" calcext:value-type="float">
            <text:p>-8.2918846571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1.803" calcext:value-type="float">
            <text:p>11.803</text:p>
          </table:table-cell>
          <table:table-cell/>
          <table:table-cell table:formula="of:=DEGREES(ACOS(COS(RADIANS([.B58]))*COS(RADIANS([.C58]))))" office:value-type="float" office:value="34.6855964414844" calcext:value-type="float">
            <text:p>34.69</text:p>
          </table:table-cell>
          <table:table-cell table:formula="of:=TAN((ACOS(COS(RADIANS([.B58]))*COS(RADIANS([.C58])))))" office:value-type="float" office:value="0.692060971265328" calcext:value-type="float">
            <text:p>0.6921</text:p>
          </table:table-cell>
          <table:table-cell table:formula="of:=SQRT([.E58]^2+[.F58]^2)" office:value-type="float" office:value="0.04" calcext:value-type="float">
            <text:p>0.04</text:p>
          </table:table-cell>
          <table:table-cell table:formula="of:=DEGREES(ATAN2([.E58]; [.F58]))" office:value-type="float" office:value="180" calcext:value-type="float">
            <text:p>180.00</text:p>
          </table:table-cell>
          <table:table-cell table:style-name="ce9" table:formula="of:=SQRT([.V58])" office:value-type="float" office:value="10.3809145689799" calcext:value-type="float">
            <text:p>10.38</text:p>
          </table:table-cell>
          <table:table-cell table:style-name="ce8" table:formula="of:=DEGREES(ATAN( (-SIN (RADIANS ([.C58])) * COS(RADIANS([.B58]))) / (COS (RADIANS ([.C58])) * SIN(RADIANS([.B58]))) )) + [.D58]" office:value-type="float" office:value="-0.385215179148682" calcext:value-type="float">
            <text:p>-0.39</text:p>
          </table:table-cell>
          <table:table-cell table:style-name="ce11" table:formula="of:=SQRT([.W58]^2+[.X58]^2)" office:value-type="float" office:value="10.3409154765215" calcext:value-type="float">
            <text:p>10.34</text:p>
          </table:table-cell>
          <table:table-cell table:style-name="ce13" table:formula="of:=DEGREES(ATAN2([.W58];[.X58]))" office:value-type="float" office:value="-0.386705230113569" calcext:value-type="float">
            <text:p>-0.39</text:p>
          </table:table-cell>
          <table:table-cell office:value-type="float" office:value="10.3409154765215" calcext:value-type="float">
            <text:p>10.34</text:p>
          </table:table-cell>
          <table:table-cell office:value-type="float" office:value="-0.386705230113568" calcext:value-type="float">
            <text:p>-0.39</text:p>
          </table:table-cell>
          <table:table-cell/>
          <table:table-cell table:style-name="ce19" table:formula="of:=[.K58]*15" office:value-type="float" office:value="10.3809145689799" calcext:value-type="float">
            <text:p>10.38</text:p>
          </table:table-cell>
          <table:table-cell table:style-name="ce8" table:formula="of:=[.K58]^2*225" office:value-type="float" office:value="107.76338728846" calcext:value-type="float">
            <text:p>107.76</text:p>
          </table:table-cell>
          <table:table-cell table:style-name="ce8" table:formula="of:=[.L58]*COS(RADIANS([.M58]))+[.N58]*COS(RADIANS([.O58]))" office:value-type="float" office:value="10.3406799487239" calcext:value-type="float">
            <text:p>10.34</text:p>
          </table:table-cell>
          <table:table-cell table:style-name="ce8" table:formula="of:=[.L58]*SIN(RADIANS([.M58]))+[.N58]*SIN(RADIANS([.O58]))" office:value-type="float" office:value="-0.069793198956833" calcext:value-type="float">
            <text:p>-0.07</text:p>
          </table:table-cell>
          <table:table-cell office:value-type="float" office:value="6.31313396803215" calcext:value-type="float">
            <text:p>6.31</text:p>
          </table:table-cell>
          <table:table-cell table:number-columns-repeated="998"/>
        </table:table-row>
        <table:table-row table:style-name="ro1">
          <table:table-cell table:style-name="Default" office:value-type="float" office:value="132149" calcext:value-type="float">
            <text:p>132149</text:p>
          </table:table-cell>
          <table:table-cell table:style-name="Default" office:value-type="float" office:value="-34.2628653298036" calcext:value-type="float">
            <text:p>-34.2628653298</text:p>
          </table:table-cell>
          <table:table-cell table:style-name="Default" office:value-type="float" office:value="5.42353177412931" calcext:value-type="float">
            <text:p>5.4235317741</text:p>
          </table:table-cell>
          <table:table-cell table:style-name="Default" office:value-type="float" office:value="-8.28322653856834" calcext:value-type="float">
            <text:p>-8.2832265386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838" calcext:value-type="float">
            <text:p>11.838</text:p>
          </table:table-cell>
          <table:table-cell/>
          <table:table-cell table:formula="of:=DEGREES(ACOS(COS(RADIANS([.B59]))*COS(RADIANS([.C59]))))" office:value-type="float" office:value="34.6376079876704" calcext:value-type="float">
            <text:p>34.64</text:p>
          </table:table-cell>
          <table:table-cell table:formula="of:=TAN((ACOS(COS(RADIANS([.B59]))*COS(RADIANS([.C59])))))" office:value-type="float" office:value="0.690822985694004" calcext:value-type="float">
            <text:p>0.6908</text:p>
          </table:table-cell>
          <table:table-cell table:formula="of:=SQRT([.E59]^2+[.F59]^2)" office:value-type="float" office:value="0.03" calcext:value-type="float">
            <text:p>0.03</text:p>
          </table:table-cell>
          <table:table-cell table:formula="of:=DEGREES(ATAN2([.E59]; [.F59]))" office:value-type="float" office:value="180" calcext:value-type="float">
            <text:p>180.00</text:p>
          </table:table-cell>
          <table:table-cell table:style-name="ce9" table:formula="of:=SQRT([.V59])" office:value-type="float" office:value="10.3623447854101" calcext:value-type="float">
            <text:p>10.36</text:p>
          </table:table-cell>
          <table:table-cell table:style-name="ce8" table:formula="of:=DEGREES(ATAN( (-SIN (RADIANS ([.C59])) * COS(RADIANS([.B59]))) / (COS (RADIANS ([.C59])) * SIN(RADIANS([.B59]))) )) + [.D59]" office:value-type="float" office:value="-0.348793984655878" calcext:value-type="float">
            <text:p>-0.35</text:p>
          </table:table-cell>
          <table:table-cell table:style-name="ce11" table:formula="of:=SQRT([.W59]^2+[.X59]^2)" office:value-type="float" office:value="10.3323453429061" calcext:value-type="float">
            <text:p>10.33</text:p>
          </table:table-cell>
          <table:table-cell table:style-name="ce13" table:formula="of:=DEGREES(ATAN2([.W59];[.X59]))" office:value-type="float" office:value="-0.349806702926846" calcext:value-type="float">
            <text:p>-0.35</text:p>
          </table:table-cell>
          <table:table-cell office:value-type="float" office:value="10.3323453429061" calcext:value-type="float">
            <text:p>10.33</text:p>
          </table:table-cell>
          <table:table-cell office:value-type="float" office:value="-0.349806702926846" calcext:value-type="float">
            <text:p>-0.35</text:p>
          </table:table-cell>
          <table:table-cell/>
          <table:table-cell table:style-name="ce19" table:formula="of:=[.K59]*15" office:value-type="float" office:value="10.3623447854101" calcext:value-type="float">
            <text:p>10.36</text:p>
          </table:table-cell>
          <table:table-cell table:style-name="ce8" table:formula="of:=[.K59]^2*225" office:value-type="float" office:value="107.378189451715" calcext:value-type="float">
            <text:p>107.38</text:p>
          </table:table-cell>
          <table:table-cell table:style-name="ce8" table:formula="of:=[.L59]*COS(RADIANS([.M59]))+[.N59]*COS(RADIANS([.O59]))" office:value-type="float" office:value="10.3321527773722" calcext:value-type="float">
            <text:p>10.33</text:p>
          </table:table-cell>
          <table:table-cell table:style-name="ce8" table:formula="of:=[.L59]*SIN(RADIANS([.M59]))+[.N59]*SIN(RADIANS([.O59]))" office:value-type="float" office:value="-0.0630814561739031" calcext:value-type="float">
            <text:p>-0.06</text:p>
          </table:table-cell>
          <table:table-cell office:value-type="float" office:value="6.31313396803215" calcext:value-type="float">
            <text:p>6.31</text:p>
          </table:table-cell>
          <table:table-cell table:number-columns-repeated="998"/>
        </table:table-row>
        <table:table-row table:style-name="ro1">
          <table:table-cell table:style-name="Default" office:value-type="float" office:value="132399" calcext:value-type="float">
            <text:p>132399</text:p>
          </table:table-cell>
          <table:table-cell table:style-name="Default" office:value-type="float" office:value="-34.2290319877499" calcext:value-type="float">
            <text:p>-34.2290319877</text:p>
          </table:table-cell>
          <table:table-cell table:style-name="Default" office:value-type="float" office:value="5.45395429046619" calcext:value-type="float">
            <text:p>5.4539542905</text:p>
          </table:table-cell>
          <table:table-cell table:style-name="Default" office:value-type="float" office:value="-8.28341266122322" calcext:value-type="float">
            <text:p>-8.2834126612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874" calcext:value-type="float">
            <text:p>11.874</text:p>
          </table:table-cell>
          <table:table-cell/>
          <table:table-cell table:formula="of:=DEGREES(ACOS(COS(RADIANS([.B60]))*COS(RADIANS([.C60]))))" office:value-type="float" office:value="34.6084438838593" calcext:value-type="float">
            <text:p>34.61</text:p>
          </table:table-cell>
          <table:table-cell table:formula="of:=TAN((ACOS(COS(RADIANS([.B60]))*COS(RADIANS([.C60])))))" office:value-type="float" office:value="0.690071322381254" calcext:value-type="float">
            <text:p>0.6901</text:p>
          </table:table-cell>
          <table:table-cell table:formula="of:=SQRT([.E60]^2+[.F60]^2)" office:value-type="float" office:value="0.0412310562561766" calcext:value-type="float">
            <text:p>0.04</text:p>
          </table:table-cell>
          <table:table-cell table:formula="of:=DEGREES(ATAN2([.E60]; [.F60]))" office:value-type="float" office:value="165.963756532074" calcext:value-type="float">
            <text:p>165.96</text:p>
          </table:table-cell>
          <table:table-cell table:style-name="ce9" table:formula="of:=SQRT([.V60])" office:value-type="float" office:value="10.3510698357188" calcext:value-type="float">
            <text:p>10.35</text:p>
          </table:table-cell>
          <table:table-cell table:style-name="ce8" table:formula="of:=DEGREES(ATAN( (-SIN (RADIANS ([.C60])) * COS(RADIANS([.B60]))) / (COS (RADIANS ([.C60])) * SIN(RADIANS([.B60]))) )) + [.D60]" office:value-type="float" office:value="-0.29477508714788" calcext:value-type="float">
            <text:p>-0.29</text:p>
          </table:table-cell>
          <table:table-cell table:style-name="ce11" table:formula="of:=SQRT([.W60]^2+[.X60]^2)" office:value-type="float" office:value="10.3110235688895" calcext:value-type="float">
            <text:p>10.31</text:p>
          </table:table-cell>
          <table:table-cell table:style-name="ce13" table:formula="of:=DEGREES(ATAN2([.W60];[.X60]))" office:value-type="float" office:value="-0.240351843759506" calcext:value-type="float">
            <text:p>-0.24</text:p>
          </table:table-cell>
          <table:table-cell office:value-type="float" office:value="10.3110235688895" calcext:value-type="float">
            <text:p>10.31</text:p>
          </table:table-cell>
          <table:table-cell office:value-type="float" office:value="-0.240351843759506" calcext:value-type="float">
            <text:p>-0.24</text:p>
          </table:table-cell>
          <table:table-cell/>
          <table:table-cell table:style-name="ce19" table:formula="of:=[.K60]*15" office:value-type="float" office:value="10.3510698357188" calcext:value-type="float">
            <text:p>10.35</text:p>
          </table:table-cell>
          <table:table-cell table:style-name="ce8" table:formula="of:=[.K60]^2*225" office:value-type="float" office:value="107.144646743928" calcext:value-type="float">
            <text:p>107.14</text:p>
          </table:table-cell>
          <table:table-cell table:style-name="ce8" table:formula="of:=[.L60]*COS(RADIANS([.M60]))+[.N60]*COS(RADIANS([.O60]))" office:value-type="float" office:value="10.3109328451802" calcext:value-type="float">
            <text:p>10.31</text:p>
          </table:table-cell>
          <table:table-cell table:style-name="ce8" table:formula="of:=[.L60]*SIN(RADIANS([.M60]))+[.N60]*SIN(RADIANS([.O60]))" office:value-type="float" office:value="-0.043253905930772" calcext:value-type="float">
            <text:p>-0.04</text:p>
          </table:table-cell>
          <table:table-cell office:value-type="float" office:value="6.22037671468955" calcext:value-type="float">
            <text:p>6.22</text:p>
          </table:table-cell>
          <table:table-cell table:number-columns-repeated="998"/>
        </table:table-row>
        <table:table-row table:style-name="ro1">
          <table:table-cell table:style-name="Default" office:value-type="float" office:value="132649" calcext:value-type="float">
            <text:p>132649</text:p>
          </table:table-cell>
          <table:table-cell table:style-name="Default" office:value-type="float" office:value="-34.2839979350956" calcext:value-type="float">
            <text:p>-34.2839979351</text:p>
          </table:table-cell>
          <table:table-cell table:style-name="Default" office:value-type="float" office:value="5.39513270133405" calcext:value-type="float">
            <text:p>5.3951327013</text:p>
          </table:table-cell>
          <table:table-cell table:style-name="Default" office:value-type="float" office:value="-8.29101124667486" calcext:value-type="float">
            <text:p>-8.2910112467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909" calcext:value-type="float">
            <text:p>11.909</text:p>
          </table:table-cell>
          <table:table-cell/>
          <table:table-cell table:formula="of:=DEGREES(ACOS(COS(RADIANS([.B61]))*COS(RADIANS([.C61]))))" office:value-type="float" office:value="34.6545565523631" calcext:value-type="float">
            <text:p>34.65</text:p>
          </table:table-cell>
          <table:table-cell table:formula="of:=TAN((ACOS(COS(RADIANS([.B61]))*COS(RADIANS([.C61])))))" office:value-type="float" office:value="0.691260053746601" calcext:value-type="float">
            <text:p>0.6913</text:p>
          </table:table-cell>
          <table:table-cell table:formula="of:=SQRT([.E61]^2+[.F61]^2)" office:value-type="float" office:value="0.0412310562561766" calcext:value-type="float">
            <text:p>0.04</text:p>
          </table:table-cell>
          <table:table-cell table:formula="of:=DEGREES(ATAN2([.E61]; [.F61]))" office:value-type="float" office:value="165.963756532074" calcext:value-type="float">
            <text:p>165.96</text:p>
          </table:table-cell>
          <table:table-cell table:style-name="ce9" table:formula="of:=SQRT([.V61])" office:value-type="float" office:value="10.368900806199" calcext:value-type="float">
            <text:p>10.37</text:p>
          </table:table-cell>
          <table:table-cell table:style-name="ce8" table:formula="of:=DEGREES(ATAN( (-SIN (RADIANS ([.C61])) * COS(RADIANS([.B61]))) / (COS (RADIANS ([.C61])) * SIN(RADIANS([.B61]))) )) + [.D61]" office:value-type="float" office:value="-0.404019379867305" calcext:value-type="float">
            <text:p>-0.40</text:p>
          </table:table-cell>
          <table:table-cell table:style-name="ce11" table:formula="of:=SQRT([.W61]^2+[.X61]^2)" office:value-type="float" office:value="10.3288358579174" calcext:value-type="float">
            <text:p>10.33</text:p>
          </table:table-cell>
          <table:table-cell table:style-name="ce13" table:formula="of:=DEGREES(ATAN2([.W61];[.X61]))" office:value-type="float" office:value="-0.350113693004552" calcext:value-type="float">
            <text:p>-0.35</text:p>
          </table:table-cell>
          <table:table-cell office:value-type="float" office:value="10.3288358579174" calcext:value-type="float">
            <text:p>10.33</text:p>
          </table:table-cell>
          <table:table-cell office:value-type="float" office:value="-0.350113693004552" calcext:value-type="float">
            <text:p>-0.35</text:p>
          </table:table-cell>
          <table:table-cell/>
          <table:table-cell table:style-name="ce19" table:formula="of:=[.K61]*15" office:value-type="float" office:value="10.368900806199" calcext:value-type="float">
            <text:p>10.37</text:p>
          </table:table-cell>
          <table:table-cell table:style-name="ce8" table:formula="of:=[.K61]^2*225" office:value-type="float" office:value="107.514103928795" calcext:value-type="float">
            <text:p>107.51</text:p>
          </table:table-cell>
          <table:table-cell table:style-name="ce8" table:formula="of:=[.L61]*COS(RADIANS([.M61]))+[.N61]*COS(RADIANS([.O61]))" office:value-type="float" office:value="10.3286430197672" calcext:value-type="float">
            <text:p>10.33</text:p>
          </table:table-cell>
          <table:table-cell table:style-name="ce8" table:formula="of:=[.L61]*SIN(RADIANS([.M61]))+[.N61]*SIN(RADIANS([.O61]))" office:value-type="float" office:value="-0.0631153706654307" calcext:value-type="float">
            <text:p>-0.06</text:p>
          </table:table-cell>
          <table:table-cell office:value-type="float" office:value="6.22037671468955" calcext:value-type="float">
            <text:p>6.22</text:p>
          </table:table-cell>
          <table:table-cell table:number-columns-repeated="998"/>
        </table:table-row>
        <table:table-row table:style-name="ro1">
          <table:table-cell table:style-name="Default" office:value-type="float" office:value="132900" calcext:value-type="float">
            <text:p>132900</text:p>
          </table:table-cell>
          <table:table-cell table:style-name="Default" office:value-type="float" office:value="-34.3256825796002" calcext:value-type="float">
            <text:p>-34.3256825796</text:p>
          </table:table-cell>
          <table:table-cell table:style-name="Default" office:value-type="float" office:value="5.37097474912653" calcext:value-type="float">
            <text:p>5.3709747491</text:p>
          </table:table-cell>
          <table:table-cell table:style-name="Default" office:value-type="float" office:value="-8.29439133654037" calcext:value-type="float">
            <text:p>-8.2943913365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944" calcext:value-type="float">
            <text:p>11.944</text:p>
          </table:table-cell>
          <table:table-cell/>
          <table:table-cell table:formula="of:=DEGREES(ACOS(COS(RADIANS([.B62]))*COS(RADIANS([.C62]))))" office:value-type="float" office:value="34.6923797322054" calcext:value-type="float">
            <text:p>34.69</text:p>
          </table:table-cell>
          <table:table-cell table:formula="of:=TAN((ACOS(COS(RADIANS([.B62]))*COS(RADIANS([.C62])))))" office:value-type="float" office:value="0.692236079432902" calcext:value-type="float">
            <text:p>0.6922</text:p>
          </table:table-cell>
          <table:table-cell table:formula="of:=SQRT([.E62]^2+[.F62]^2)" office:value-type="float" office:value="0.0707106781186548" calcext:value-type="float">
            <text:p>0.07</text:p>
          </table:table-cell>
          <table:table-cell table:formula="of:=DEGREES(ATAN2([.E62]; [.F62]))" office:value-type="float" office:value="171.869897645844" calcext:value-type="float">
            <text:p>171.87</text:p>
          </table:table-cell>
          <table:table-cell table:style-name="ce9" table:formula="of:=SQRT([.V62])" office:value-type="float" office:value="10.3835411914935" calcext:value-type="float">
            <text:p>10.38</text:p>
          </table:table-cell>
          <table:table-cell table:style-name="ce8" table:formula="of:=DEGREES(ATAN( (-SIN (RADIANS ([.C62])) * COS(RADIANS([.B62]))) / (COS (RADIANS ([.C62])) * SIN(RADIANS([.B62]))) )) + [.D62]" office:value-type="float" office:value="-0.454587538529777" calcext:value-type="float">
            <text:p>-0.45</text:p>
          </table:table-cell>
          <table:table-cell table:style-name="ce11" table:formula="of:=SQRT([.W62]^2+[.X62]^2)" office:value-type="float" office:value="10.3134683792397" calcext:value-type="float">
            <text:p>10.31</text:p>
          </table:table-cell>
          <table:table-cell table:style-name="ce13" table:formula="of:=DEGREES(ATAN2([.W62];[.X62]))" office:value-type="float" office:value="-0.402120315718956" calcext:value-type="float">
            <text:p>-0.40</text:p>
          </table:table-cell>
          <table:table-cell office:value-type="float" office:value="10.3134683792397" calcext:value-type="float">
            <text:p>10.31</text:p>
          </table:table-cell>
          <table:table-cell office:value-type="float" office:value="-0.402120315718956" calcext:value-type="float">
            <text:p>-0.40</text:p>
          </table:table-cell>
          <table:table-cell/>
          <table:table-cell table:style-name="ce19" table:formula="of:=[.K62]*15" office:value-type="float" office:value="10.3835411914935" calcext:value-type="float">
            <text:p>10.38</text:p>
          </table:table-cell>
          <table:table-cell table:style-name="ce8" table:formula="of:=[.K62]^2*225" office:value-type="float" office:value="107.817927675443" calcext:value-type="float">
            <text:p>107.82</text:p>
          </table:table-cell>
          <table:table-cell table:style-name="ce8" table:formula="of:=[.L62]*COS(RADIANS([.M62]))+[.N62]*COS(RADIANS([.O62]))" office:value-type="float" office:value="10.3132143757239" calcext:value-type="float">
            <text:p>10.31</text:p>
          </table:table-cell>
          <table:table-cell table:style-name="ce8" table:formula="of:=[.L62]*SIN(RADIANS([.M62]))+[.N62]*SIN(RADIANS([.O62]))" office:value-type="float" office:value="-0.0723826632493323" calcext:value-type="float">
            <text:p>-0.07</text:p>
          </table:table-cell>
          <table:table-cell office:value-type="float" office:value="6.14068588701266" calcext:value-type="float">
            <text:p>6.14</text:p>
          </table:table-cell>
          <table:table-cell table:number-columns-repeated="998"/>
        </table:table-row>
        <table:table-row table:style-name="ro1">
          <table:table-cell table:style-name="Default" office:value-type="float" office:value="133150" calcext:value-type="float">
            <text:p>133150</text:p>
          </table:table-cell>
          <table:table-cell table:style-name="Default" office:value-type="float" office:value="-34.8913554315661" calcext:value-type="float">
            <text:p>-34.8913554316</text:p>
          </table:table-cell>
          <table:table-cell table:style-name="Default" office:value-type="float" office:value="5.48679127867468" calcext:value-type="float">
            <text:p>5.4867912787</text:p>
          </table:table-cell>
          <table:table-cell table:style-name="Default" office:value-type="float" office:value="-8.34750971771556" calcext:value-type="float">
            <text:p>-8.3475097177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1.979" calcext:value-type="float">
            <text:p>11.979</text:p>
          </table:table-cell>
          <table:table-cell/>
          <table:table-cell table:formula="of:=DEGREES(ACOS(COS(RADIANS([.B63]))*COS(RADIANS([.C63]))))" office:value-type="float" office:value="35.266027388749" calcext:value-type="float">
            <text:p>35.27</text:p>
          </table:table-cell>
          <table:table-cell table:formula="of:=TAN((ACOS(COS(RADIANS([.B63]))*COS(RADIANS([.C63])))))" office:value-type="float" office:value="0.707149657095816" calcext:value-type="float">
            <text:p>0.7071</text:p>
          </table:table-cell>
          <table:table-cell table:formula="of:=SQRT([.E63]^2+[.F63]^2)" office:value-type="float" office:value="0.12" calcext:value-type="float">
            <text:p>0.12</text:p>
          </table:table-cell>
          <table:table-cell table:formula="of:=DEGREES(ATAN2([.E63]; [.F63]))" office:value-type="float" office:value="180" calcext:value-type="float">
            <text:p>180.00</text:p>
          </table:table-cell>
          <table:table-cell table:style-name="ce9" table:formula="of:=SQRT([.V63])" office:value-type="float" office:value="10.6072448564372" calcext:value-type="float">
            <text:p>10.61</text:p>
          </table:table-cell>
          <table:table-cell table:style-name="ce8" table:formula="of:=DEGREES(ATAN( (-SIN (RADIANS ([.C63])) * COS(RADIANS([.B63]))) / (COS (RADIANS ([.C63])) * SIN(RADIANS([.B63]))) )) + [.D63]" office:value-type="float" office:value="-0.505057356909629" calcext:value-type="float">
            <text:p>-0.51</text:p>
          </table:table-cell>
          <table:table-cell table:style-name="ce11" table:formula="of:=SQRT([.W63]^2+[.X63]^2)" office:value-type="float" office:value="10.4872495719146" calcext:value-type="float">
            <text:p>10.49</text:p>
          </table:table-cell>
          <table:table-cell table:style-name="ce13" table:formula="of:=DEGREES(ATAN2([.W63];[.X63]))" office:value-type="float" office:value="-0.510836383873077" calcext:value-type="float">
            <text:p>-0.51</text:p>
          </table:table-cell>
          <table:table-cell office:value-type="float" office:value="10.4872495719146" calcext:value-type="float">
            <text:p>10.49</text:p>
          </table:table-cell>
          <table:table-cell office:value-type="float" office:value="-0.510836383873077" calcext:value-type="float">
            <text:p>-0.51</text:p>
          </table:table-cell>
          <table:table-cell/>
          <table:table-cell table:style-name="ce19" table:formula="of:=[.K63]*15" office:value-type="float" office:value="10.6072448564372" calcext:value-type="float">
            <text:p>10.61</text:p>
          </table:table-cell>
          <table:table-cell table:style-name="ce8" table:formula="of:=[.K63]^2*225" office:value-type="float" office:value="112.513643444414" calcext:value-type="float">
            <text:p>112.51</text:p>
          </table:table-cell>
          <table:table-cell table:style-name="ce8" table:formula="of:=[.L63]*COS(RADIANS([.M63]))+[.N63]*COS(RADIANS([.O63]))" office:value-type="float" office:value="10.4868327532961" calcext:value-type="float">
            <text:p>10.49</text:p>
          </table:table-cell>
          <table:table-cell table:style-name="ce8" table:formula="of:=[.L63]*SIN(RADIANS([.M63]))+[.N63]*SIN(RADIANS([.O63]))" office:value-type="float" office:value="-0.0935007380658489" calcext:value-type="float">
            <text:p>-0.09</text:p>
          </table:table-cell>
          <table:table-cell office:value-type="float" office:value="6.14068588701266" calcext:value-type="float">
            <text:p>6.14</text:p>
          </table:table-cell>
          <table:table-cell table:number-columns-repeated="998"/>
        </table:table-row>
        <table:table-row table:style-name="ro1">
          <table:table-cell table:style-name="Default" office:value-type="float" office:value="133399" calcext:value-type="float">
            <text:p>133399</text:p>
          </table:table-cell>
          <table:table-cell table:style-name="Default" office:value-type="float" office:value="-35.4832357193773" calcext:value-type="float">
            <text:p>-35.4832357194</text:p>
          </table:table-cell>
          <table:table-cell table:style-name="Default" office:value-type="float" office:value="5.63146236925836" calcext:value-type="float">
            <text:p>5.6314623693</text:p>
          </table:table-cell>
          <table:table-cell table:style-name="Default" office:value-type="float" office:value="-8.35672278913226" calcext:value-type="float">
            <text:p>-8.3567227891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013" calcext:value-type="float">
            <text:p>12.013</text:p>
          </table:table-cell>
          <table:table-cell/>
          <table:table-cell table:formula="of:=DEGREES(ACOS(COS(RADIANS([.B64]))*COS(RADIANS([.C64]))))" office:value-type="float" office:value="35.8693326085387" calcext:value-type="float">
            <text:p>35.87</text:p>
          </table:table-cell>
          <table:table-cell table:formula="of:=TAN((ACOS(COS(RADIANS([.B64]))*COS(RADIANS([.C64])))))" office:value-type="float" office:value="0.723063875490683" calcext:value-type="float">
            <text:p>0.7231</text:p>
          </table:table-cell>
          <table:table-cell table:formula="of:=SQRT([.E64]^2+[.F64]^2)" office:value-type="float" office:value="0.12" calcext:value-type="float">
            <text:p>0.12</text:p>
          </table:table-cell>
          <table:table-cell table:formula="of:=DEGREES(ATAN2([.E64]; [.F64]))" office:value-type="float" office:value="180" calcext:value-type="float">
            <text:p>180.00</text:p>
          </table:table-cell>
          <table:table-cell table:style-name="ce9" table:formula="of:=SQRT([.V64])" office:value-type="float" office:value="10.8459581323602" calcext:value-type="float">
            <text:p>10.85</text:p>
          </table:table-cell>
          <table:table-cell table:style-name="ce8" table:formula="of:=DEGREES(ATAN( (-SIN (RADIANS ([.C64])) * COS(RADIANS([.B64]))) / (COS (RADIANS ([.C64])) * SIN(RADIANS([.B64]))) )) + [.D64]" office:value-type="float" office:value="-0.481253475478268" calcext:value-type="float">
            <text:p>-0.48</text:p>
          </table:table-cell>
          <table:table-cell table:style-name="ce11" table:formula="of:=SQRT([.W64]^2+[.X64]^2)" office:value-type="float" office:value="10.7259624127462" calcext:value-type="float">
            <text:p>10.73</text:p>
          </table:table-cell>
          <table:table-cell table:style-name="ce13" table:formula="of:=DEGREES(ATAN2([.W64];[.X64]))" office:value-type="float" office:value="-0.486637583296783" calcext:value-type="float">
            <text:p>-0.49</text:p>
          </table:table-cell>
          <table:table-cell office:value-type="float" office:value="10.7259624127462" calcext:value-type="float">
            <text:p>10.73</text:p>
          </table:table-cell>
          <table:table-cell office:value-type="float" office:value="-0.486637583296782" calcext:value-type="float">
            <text:p>-0.49</text:p>
          </table:table-cell>
          <table:table-cell/>
          <table:table-cell table:style-name="ce19" table:formula="of:=[.K64]*15" office:value-type="float" office:value="10.8459581323602" calcext:value-type="float">
            <text:p>10.85</text:p>
          </table:table-cell>
          <table:table-cell table:style-name="ce8" table:formula="of:=[.K64]^2*225" office:value-type="float" office:value="117.634807808911" calcext:value-type="float">
            <text:p>117.63</text:p>
          </table:table-cell>
          <table:table-cell table:style-name="ce8" table:formula="of:=[.L64]*COS(RADIANS([.M64]))+[.N64]*COS(RADIANS([.O64]))" office:value-type="float" office:value="10.7255755386134" calcext:value-type="float">
            <text:p>10.73</text:p>
          </table:table-cell>
          <table:table-cell table:style-name="ce8" table:formula="of:=[.L64]*SIN(RADIANS([.M64]))+[.N64]*SIN(RADIANS([.O64]))" office:value-type="float" office:value="-0.0910990951767614" calcext:value-type="float">
            <text:p>-0.09</text:p>
          </table:table-cell>
          <table:table-cell office:value-type="float" office:value="6.03525670783091" calcext:value-type="float">
            <text:p>6.04</text:p>
          </table:table-cell>
          <table:table-cell table:number-columns-repeated="998"/>
        </table:table-row>
        <table:table-row table:style-name="ro1">
          <table:table-cell table:style-name="Default" office:value-type="float" office:value="133649" calcext:value-type="float">
            <text:p>133649</text:p>
          </table:table-cell>
          <table:table-cell table:style-name="Default" office:value-type="float" office:value="-35.5813172358587" calcext:value-type="float">
            <text:p>-35.5813172359</text:p>
          </table:table-cell>
          <table:table-cell table:style-name="Default" office:value-type="float" office:value="5.58574193672795" calcext:value-type="float">
            <text:p>5.5857419367</text:p>
          </table:table-cell>
          <table:table-cell table:style-name="Default" office:value-type="float" office:value="-8.29070474193586" calcext:value-type="float">
            <text:p>-8.2907047419</text:p>
          </table:table-cell>
          <table:table-cell table:style-name="Default" office:value-type="float" office:value="-0.1" calcext:value-type="float">
            <text:p>-0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047" calcext:value-type="float">
            <text:p>12.047</text:p>
          </table:table-cell>
          <table:table-cell/>
          <table:table-cell table:formula="of:=DEGREES(ACOS(COS(RADIANS([.B65]))*COS(RADIANS([.C65]))))" office:value-type="float" office:value="35.9598439473258" calcext:value-type="float">
            <text:p>35.96</text:p>
          </table:table-cell>
          <table:table-cell table:formula="of:=TAN((ACOS(COS(RADIANS([.B65]))*COS(RADIANS([.C65])))))" office:value-type="float" office:value="0.725472261146086" calcext:value-type="float">
            <text:p>0.7255</text:p>
          </table:table-cell>
          <table:table-cell table:formula="of:=SQRT([.E65]^2+[.F65]^2)" office:value-type="float" office:value="0.1" calcext:value-type="float">
            <text:p>0.10</text:p>
          </table:table-cell>
          <table:table-cell table:formula="of:=DEGREES(ATAN2([.E65]; [.F65]))" office:value-type="float" office:value="180" calcext:value-type="float">
            <text:p>180.00</text:p>
          </table:table-cell>
          <table:table-cell table:style-name="ce9" table:formula="of:=SQRT([.V65])" office:value-type="float" office:value="10.8820839171913" calcext:value-type="float">
            <text:p>10.88</text:p>
          </table:table-cell>
          <table:table-cell table:style-name="ce8" table:formula="of:=DEGREES(ATAN( (-SIN (RADIANS ([.C65])) * COS(RADIANS([.B65]))) / (COS (RADIANS ([.C65])) * SIN(RADIANS([.B65]))) )) + [.D65]" office:value-type="float" office:value="-0.506663296973843" calcext:value-type="float">
            <text:p>-0.51</text:p>
          </table:table-cell>
          <table:table-cell table:style-name="ce11" table:formula="of:=SQRT([.W65]^2+[.X65]^2)" office:value-type="float" office:value="10.7820878633094" calcext:value-type="float">
            <text:p>10.78</text:p>
          </table:table-cell>
          <table:table-cell table:style-name="ce13" table:formula="of:=DEGREES(ATAN2([.W65];[.X65]))" office:value-type="float" office:value="-0.51136235619761" calcext:value-type="float">
            <text:p>-0.51</text:p>
          </table:table-cell>
          <table:table-cell office:value-type="float" office:value="10.7820878633094" calcext:value-type="float">
            <text:p>10.78</text:p>
          </table:table-cell>
          <table:table-cell office:value-type="float" office:value="-0.51136235619761" calcext:value-type="float">
            <text:p>-0.51</text:p>
          </table:table-cell>
          <table:table-cell/>
          <table:table-cell table:style-name="ce19" table:formula="of:=[.K65]*15" office:value-type="float" office:value="10.8820839171913" calcext:value-type="float">
            <text:p>10.88</text:p>
          </table:table-cell>
          <table:table-cell table:style-name="ce8" table:formula="of:=[.K65]^2*225" office:value-type="float" office:value="118.419750380793" calcext:value-type="float">
            <text:p>118.42</text:p>
          </table:table-cell>
          <table:table-cell table:style-name="ce8" table:formula="of:=[.L65]*COS(RADIANS([.M65]))+[.N65]*COS(RADIANS([.O65]))" office:value-type="float" office:value="10.7816584433445" calcext:value-type="float">
            <text:p>10.78</text:p>
          </table:table-cell>
          <table:table-cell table:style-name="ce8" table:formula="of:=[.L65]*SIN(RADIANS([.M65]))+[.N65]*SIN(RADIANS([.O65]))" office:value-type="float" office:value="-0.0962283907256493" calcext:value-type="float">
            <text:p>-0.10</text:p>
          </table:table-cell>
          <table:table-cell office:value-type="float" office:value="6.03525670783091" calcext:value-type="float">
            <text:p>6.04</text:p>
          </table:table-cell>
          <table:table-cell table:number-columns-repeated="998"/>
        </table:table-row>
        <table:table-row table:style-name="ro1">
          <table:table-cell table:style-name="Default" office:value-type="float" office:value="133899" calcext:value-type="float">
            <text:p>133899</text:p>
          </table:table-cell>
          <table:table-cell table:style-name="Default" office:value-type="float" office:value="-35.5088216080081" calcext:value-type="float">
            <text:p>-35.508821608</text:p>
          </table:table-cell>
          <table:table-cell table:style-name="Default" office:value-type="float" office:value="5.55079911582098" calcext:value-type="float">
            <text:p>5.5507991158</text:p>
          </table:table-cell>
          <table:table-cell table:style-name="Default" office:value-type="float" office:value="-8.23825657307297" calcext:value-type="float">
            <text:p>-8.2382565731</text:p>
          </table:table-cell>
          <table:table-cell table:style-name="Default" office:value-type="float" office:value="-0.09" calcext:value-type="float">
            <text:p>-0.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082" calcext:value-type="float">
            <text:p>12.082</text:p>
          </table:table-cell>
          <table:table-cell/>
          <table:table-cell table:formula="of:=DEGREES(ACOS(COS(RADIANS([.B66]))*COS(RADIANS([.C66]))))" office:value-type="float" office:value="35.8836444055671" calcext:value-type="float">
            <text:p>35.88</text:p>
          </table:table-cell>
          <table:table-cell table:formula="of:=TAN((ACOS(COS(RADIANS([.B66]))*COS(RADIANS([.C66])))))" office:value-type="float" office:value="0.723444326686356" calcext:value-type="float">
            <text:p>0.7234</text:p>
          </table:table-cell>
          <table:table-cell table:formula="of:=SQRT([.E66]^2+[.F66]^2)" office:value-type="float" office:value="0.09" calcext:value-type="float">
            <text:p>0.09</text:p>
          </table:table-cell>
          <table:table-cell table:formula="of:=DEGREES(ATAN2([.E66]; [.F66]))" office:value-type="float" office:value="180" calcext:value-type="float">
            <text:p>180.00</text:p>
          </table:table-cell>
          <table:table-cell table:style-name="ce9" table:formula="of:=SQRT([.V66])" office:value-type="float" office:value="10.8516649002953" calcext:value-type="float">
            <text:p>10.85</text:p>
          </table:table-cell>
          <table:table-cell table:style-name="ce8" table:formula="of:=DEGREES(ATAN( (-SIN (RADIANS ([.C66])) * COS(RADIANS([.B66]))) / (COS (RADIANS ([.C66])) * SIN(RADIANS([.B66]))) )) + [.D66]" office:value-type="float" office:value="-0.482153514779018" calcext:value-type="float">
            <text:p>-0.48</text:p>
          </table:table-cell>
          <table:table-cell table:style-name="ce11" table:formula="of:=SQRT([.W66]^2+[.X66]^2)" office:value-type="float" office:value="10.7616681136022" calcext:value-type="float">
            <text:p>10.76</text:p>
          </table:table-cell>
          <table:table-cell table:style-name="ce13" table:formula="of:=DEGREES(ATAN2([.W66];[.X66]))" office:value-type="float" office:value="-0.486185724632916" calcext:value-type="float">
            <text:p>-0.49</text:p>
          </table:table-cell>
          <table:table-cell office:value-type="float" office:value="10.7616681136022" calcext:value-type="float">
            <text:p>10.76</text:p>
          </table:table-cell>
          <table:table-cell office:value-type="float" office:value="-0.486185724632916" calcext:value-type="float">
            <text:p>-0.49</text:p>
          </table:table-cell>
          <table:table-cell/>
          <table:table-cell table:style-name="ce19" table:formula="of:=[.K66]*15" office:value-type="float" office:value="10.8516649002953" calcext:value-type="float">
            <text:p>10.85</text:p>
          </table:table-cell>
          <table:table-cell table:style-name="ce8" table:formula="of:=[.K66]^2*225" office:value-type="float" office:value="117.758631108302" calcext:value-type="float">
            <text:p>117.76</text:p>
          </table:table-cell>
          <table:table-cell table:style-name="ce8" table:formula="of:=[.L66]*COS(RADIANS([.M66]))+[.N66]*COS(RADIANS([.O66]))" office:value-type="float" office:value="10.7612806721054" calcext:value-type="float">
            <text:p>10.76</text:p>
          </table:table-cell>
          <table:table-cell table:style-name="ce8" table:formula="of:=[.L66]*SIN(RADIANS([.M66]))+[.N66]*SIN(RADIANS([.O66]))" office:value-type="float" office:value="-0.0913174873415763" calcext:value-type="float">
            <text:p>-0.09</text:p>
          </table:table-cell>
          <table:table-cell office:value-type="float" office:value="5.88112321481048" calcext:value-type="float">
            <text:p>5.88</text:p>
          </table:table-cell>
          <table:table-cell table:number-columns-repeated="998"/>
        </table:table-row>
        <table:table-row table:style-name="ro1">
          <table:table-cell table:style-name="Default" office:value-type="float" office:value="134149" calcext:value-type="float">
            <text:p>134149</text:p>
          </table:table-cell>
          <table:table-cell table:style-name="Default" office:value-type="float" office:value="-35.585388028604" calcext:value-type="float">
            <text:p>-35.5853880286</text:p>
          </table:table-cell>
          <table:table-cell table:style-name="Default" office:value-type="float" office:value="5.57563709873773" calcext:value-type="float">
            <text:p>5.5756370987</text:p>
          </table:table-cell>
          <table:table-cell table:style-name="Default" office:value-type="float" office:value="-8.25235408351988" calcext:value-type="float">
            <text:p>-8.2523540835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2.118" calcext:value-type="float">
            <text:p>12.118</text:p>
          </table:table-cell>
          <table:table-cell/>
          <table:table-cell table:formula="of:=DEGREES(ACOS(COS(RADIANS([.B67]))*COS(RADIANS([.C67]))))" office:value-type="float" office:value="35.9624976244867" calcext:value-type="float">
            <text:p>35.96</text:p>
          </table:table-cell>
          <table:table-cell table:formula="of:=TAN((ACOS(COS(RADIANS([.B67]))*COS(RADIANS([.C67])))))" office:value-type="float" office:value="0.72554295518546" calcext:value-type="float">
            <text:p>0.7255</text:p>
          </table:table-cell>
          <table:table-cell table:formula="of:=SQRT([.E67]^2+[.F67]^2)" office:value-type="float" office:value="0.08" calcext:value-type="float">
            <text:p>0.08</text:p>
          </table:table-cell>
          <table:table-cell table:formula="of:=DEGREES(ATAN2([.E67]; [.F67]))" office:value-type="float" office:value="180" calcext:value-type="float">
            <text:p>180.00</text:p>
          </table:table-cell>
          <table:table-cell table:style-name="ce9" table:formula="of:=SQRT([.V67])" office:value-type="float" office:value="10.8831443277819" calcext:value-type="float">
            <text:p>10.88</text:p>
          </table:table-cell>
          <table:table-cell table:style-name="ce8" table:formula="of:=DEGREES(ATAN( (-SIN (RADIANS ([.C67])) * COS(RADIANS([.B67]))) / (COS (RADIANS ([.C67])) * SIN(RADIANS([.B67]))) )) + [.D67]" office:value-type="float" office:value="-0.483462631558728" calcext:value-type="float">
            <text:p>-0.48</text:p>
          </table:table-cell>
          <table:table-cell table:style-name="ce11" table:formula="of:=SQRT([.W67]^2+[.X67]^2)" office:value-type="float" office:value="10.8031471968584" calcext:value-type="float">
            <text:p>10.80</text:p>
          </table:table-cell>
          <table:table-cell table:style-name="ce13" table:formula="of:=DEGREES(ATAN2([.W67];[.X67]))" office:value-type="float" office:value="-0.487042750470276" calcext:value-type="float">
            <text:p>-0.49</text:p>
          </table:table-cell>
          <table:table-cell office:value-type="float" office:value="10.8031471968584" calcext:value-type="float">
            <text:p>10.80</text:p>
          </table:table-cell>
          <table:table-cell office:value-type="float" office:value="-0.487042750470276" calcext:value-type="float">
            <text:p>-0.49</text:p>
          </table:table-cell>
          <table:table-cell/>
          <table:table-cell table:style-name="ce19" table:formula="of:=[.K67]*15" office:value-type="float" office:value="10.8831443277819" calcext:value-type="float">
            <text:p>10.88</text:p>
          </table:table-cell>
          <table:table-cell table:style-name="ce8" table:formula="of:=[.K67]^2*225" office:value-type="float" office:value="118.442830459331" calcext:value-type="float">
            <text:p>118.44</text:p>
          </table:table-cell>
          <table:table-cell table:style-name="ce8" table:formula="of:=[.L67]*COS(RADIANS([.M67]))+[.N67]*COS(RADIANS([.O67]))" office:value-type="float" office:value="10.8027568896388" calcext:value-type="float">
            <text:p>10.80</text:p>
          </table:table-cell>
          <table:table-cell table:style-name="ce8" table:formula="of:=[.L67]*SIN(RADIANS([.M67]))+[.N67]*SIN(RADIANS([.O67]))" office:value-type="float" office:value="-0.0918310424191934" calcext:value-type="float">
            <text:p>-0.09</text:p>
          </table:table-cell>
          <table:table-cell office:value-type="float" office:value="5.88112321481048" calcext:value-type="float">
            <text:p>5.88</text:p>
          </table:table-cell>
          <table:table-cell table:number-columns-repeated="998"/>
        </table:table-row>
        <table:table-row table:style-name="ro1">
          <table:table-cell table:style-name="Default" office:value-type="float" office:value="134399" calcext:value-type="float">
            <text:p>134399</text:p>
          </table:table-cell>
          <table:table-cell table:style-name="Default" office:value-type="float" office:value="-35.6802422807025" calcext:value-type="float">
            <text:p>-35.6802422807</text:p>
          </table:table-cell>
          <table:table-cell table:style-name="Default" office:value-type="float" office:value="5.64180797141682" calcext:value-type="float">
            <text:p>5.6418079714</text:p>
          </table:table-cell>
          <table:table-cell table:style-name="Default" office:value-type="float" office:value="-8.28884949180255" calcext:value-type="float">
            <text:p>-8.2888494918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2.155" calcext:value-type="float">
            <text:p>12.155</text:p>
          </table:table-cell>
          <table:table-cell/>
          <table:table-cell table:formula="of:=DEGREES(ACOS(COS(RADIANS([.B68]))*COS(RADIANS([.C68]))))" office:value-type="float" office:value="36.0649718966082" calcext:value-type="float">
            <text:p>36.06</text:p>
          </table:table-cell>
          <table:table-cell table:formula="of:=TAN((ACOS(COS(RADIANS([.B68]))*COS(RADIANS([.C68])))))" office:value-type="float" office:value="0.728276514710271" calcext:value-type="float">
            <text:p>0.7283</text:p>
          </table:table-cell>
          <table:table-cell table:formula="of:=SQRT([.E68]^2+[.F68]^2)" office:value-type="float" office:value="0.07" calcext:value-type="float">
            <text:p>0.07</text:p>
          </table:table-cell>
          <table:table-cell table:formula="of:=DEGREES(ATAN2([.E68]; [.F68]))" office:value-type="float" office:value="180" calcext:value-type="float">
            <text:p>180.00</text:p>
          </table:table-cell>
          <table:table-cell table:style-name="ce9" table:formula="of:=SQRT([.V68])" office:value-type="float" office:value="10.9241477206541" calcext:value-type="float">
            <text:p>10.92</text:p>
          </table:table-cell>
          <table:table-cell table:style-name="ce8" table:formula="of:=DEGREES(ATAN( (-SIN (RADIANS ([.C68])) * COS(RADIANS([.B68]))) / (COS (RADIANS ([.C68])) * SIN(RADIANS([.B68]))) )) + [.D68]" office:value-type="float" office:value="-0.455409515596103" calcext:value-type="float">
            <text:p>-0.46</text:p>
          </table:table-cell>
          <table:table-cell table:style-name="ce11" table:formula="of:=SQRT([.W68]^2+[.X68]^2)" office:value-type="float" office:value="10.8541499460971" calcext:value-type="float">
            <text:p>10.85</text:p>
          </table:table-cell>
          <table:table-cell table:style-name="ce13" table:formula="of:=DEGREES(ATAN2([.W68];[.X68]))" office:value-type="float" office:value="-0.458346487224346" calcext:value-type="float">
            <text:p>-0.46</text:p>
          </table:table-cell>
          <table:table-cell office:value-type="float" office:value="10.8541499460971" calcext:value-type="float">
            <text:p>10.85</text:p>
          </table:table-cell>
          <table:table-cell office:value-type="float" office:value="-0.458346487224346" calcext:value-type="float">
            <text:p>-0.46</text:p>
          </table:table-cell>
          <table:table-cell/>
          <table:table-cell table:style-name="ce19" table:formula="of:=[.K68]*15" office:value-type="float" office:value="10.9241477206541" calcext:value-type="float">
            <text:p>10.92</text:p>
          </table:table-cell>
          <table:table-cell table:style-name="ce8" table:formula="of:=[.K68]^2*225" office:value-type="float" office:value="119.337003422671" calcext:value-type="float">
            <text:p>119.34</text:p>
          </table:table-cell>
          <table:table-cell table:style-name="ce8" table:formula="of:=[.L68]*COS(RADIANS([.M68]))+[.N68]*COS(RADIANS([.O68]))" office:value-type="float" office:value="10.8538026450802" calcext:value-type="float">
            <text:p>10.85</text:p>
          </table:table-cell>
          <table:table-cell table:style-name="ce8" table:formula="of:=[.L68]*SIN(RADIANS([.M68]))+[.N68]*SIN(RADIANS([.O68]))" office:value-type="float" office:value="-0.0868285322298559" calcext:value-type="float">
            <text:p>-0.09</text:p>
          </table:table-cell>
          <table:table-cell office:value-type="float" office:value="5.75480958630606" calcext:value-type="float">
            <text:p>5.75</text:p>
          </table:table-cell>
          <table:table-cell table:number-columns-repeated="998"/>
        </table:table-row>
        <table:table-row table:style-name="ro1">
          <table:table-cell table:style-name="Default" office:value-type="float" office:value="134649" calcext:value-type="float">
            <text:p>134649</text:p>
          </table:table-cell>
          <table:table-cell table:style-name="Default" office:value-type="float" office:value="-35.7273330199352" calcext:value-type="float">
            <text:p>-35.7273330199</text:p>
          </table:table-cell>
          <table:table-cell table:style-name="Default" office:value-type="float" office:value="5.67765493861516" calcext:value-type="float">
            <text:p>5.6776549386</text:p>
          </table:table-cell>
          <table:table-cell table:style-name="Default" office:value-type="float" office:value="-8.30796719128942" calcext:value-type="float">
            <text:p>-8.3079671913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191" calcext:value-type="float">
            <text:p>12.191</text:p>
          </table:table-cell>
          <table:table-cell/>
          <table:table-cell table:formula="of:=DEGREES(ACOS(COS(RADIANS([.B69]))*COS(RADIANS([.C69]))))" office:value-type="float" office:value="36.1162714378522" calcext:value-type="float">
            <text:p>36.12</text:p>
          </table:table-cell>
          <table:table-cell table:formula="of:=TAN((ACOS(COS(RADIANS([.B69]))*COS(RADIANS([.C69])))))" office:value-type="float" office:value="0.729647634568459" calcext:value-type="float">
            <text:p>0.7296</text:p>
          </table:table-cell>
          <table:table-cell table:formula="of:=SQRT([.E69]^2+[.F69]^2)" office:value-type="float" office:value="0.05" calcext:value-type="float">
            <text:p>0.05</text:p>
          </table:table-cell>
          <table:table-cell table:formula="of:=DEGREES(ATAN2([.E69]; [.F69]))" office:value-type="float" office:value="180" calcext:value-type="float">
            <text:p>180.00</text:p>
          </table:table-cell>
          <table:table-cell table:style-name="ce9" table:formula="of:=SQRT([.V69])" office:value-type="float" office:value="10.9447145185269" calcext:value-type="float">
            <text:p>10.94</text:p>
          </table:table-cell>
          <table:table-cell table:style-name="ce8" table:formula="of:=DEGREES(ATAN( (-SIN (RADIANS ([.C69])) * COS(RADIANS([.B69]))) / (COS (RADIANS ([.C69])) * SIN(RADIANS([.B69]))) )) + [.D69]" office:value-type="float" office:value="-0.438544718572307" calcext:value-type="float">
            <text:p>-0.44</text:p>
          </table:table-cell>
          <table:table-cell table:style-name="ce11" table:formula="of:=SQRT([.W69]^2+[.X69]^2)" office:value-type="float" office:value="10.894715989853" calcext:value-type="float">
            <text:p>10.89</text:p>
          </table:table-cell>
          <table:table-cell table:style-name="ce13" table:formula="of:=DEGREES(ATAN2([.W69];[.X69]))" office:value-type="float" office:value="-0.440557347616967" calcext:value-type="float">
            <text:p>-0.44</text:p>
          </table:table-cell>
          <table:table-cell office:value-type="float" office:value="10.894715989853" calcext:value-type="float">
            <text:p>10.89</text:p>
          </table:table-cell>
          <table:table-cell office:value-type="float" office:value="-0.440557347616966" calcext:value-type="float">
            <text:p>-0.44</text:p>
          </table:table-cell>
          <table:table-cell/>
          <table:table-cell table:style-name="ce19" table:formula="of:=[.K69]*15" office:value-type="float" office:value="10.9447145185269" calcext:value-type="float">
            <text:p>10.94</text:p>
          </table:table-cell>
          <table:table-cell table:style-name="ce8" table:formula="of:=[.K69]^2*225" office:value-type="float" office:value="119.786775892053" calcext:value-type="float">
            <text:p>119.79</text:p>
          </table:table-cell>
          <table:table-cell table:style-name="ce8" table:formula="of:=[.L69]*COS(RADIANS([.M69]))+[.N69]*COS(RADIANS([.O69]))" office:value-type="float" office:value="10.8943939249423" calcext:value-type="float">
            <text:p>10.89</text:p>
          </table:table-cell>
          <table:table-cell table:style-name="ce8" table:formula="of:=[.L69]*SIN(RADIANS([.M69]))+[.N69]*SIN(RADIANS([.O69]))" office:value-type="float" office:value="-0.083770566073191" calcext:value-type="float">
            <text:p>-0.08</text:p>
          </table:table-cell>
          <table:table-cell office:value-type="float" office:value="5.75480958630606" calcext:value-type="float">
            <text:p>5.75</text:p>
          </table:table-cell>
          <table:table-cell table:number-columns-repeated="998"/>
        </table:table-row>
        <table:table-row table:style-name="ro1">
          <table:table-cell table:style-name="Default" office:value-type="float" office:value="134900" calcext:value-type="float">
            <text:p>134900</text:p>
          </table:table-cell>
          <table:table-cell table:style-name="Default" office:value-type="float" office:value="-35.7021159615195" calcext:value-type="float">
            <text:p>-35.7021159615</text:p>
          </table:table-cell>
          <table:table-cell table:style-name="Default" office:value-type="float" office:value="5.70934744325084" calcext:value-type="float">
            <text:p>5.7093474433</text:p>
          </table:table-cell>
          <table:table-cell table:style-name="Default" office:value-type="float" office:value="-8.30504387032465" calcext:value-type="float">
            <text:p>-8.3050438703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227" calcext:value-type="float">
            <text:p>12.227</text:p>
          </table:table-cell>
          <table:table-cell/>
          <table:table-cell table:formula="of:=DEGREES(ACOS(COS(RADIANS([.B70]))*COS(RADIANS([.C70]))))" office:value-type="float" office:value="36.0957463877885" calcext:value-type="float">
            <text:p>36.10</text:p>
          </table:table-cell>
          <table:table-cell table:formula="of:=TAN((ACOS(COS(RADIANS([.B70]))*COS(RADIANS([.C70])))))" office:value-type="float" office:value="0.729098831928529" calcext:value-type="float">
            <text:p>0.7291</text:p>
          </table:table-cell>
          <table:table-cell table:formula="of:=SQRT([.E70]^2+[.F70]^2)" office:value-type="float" office:value="0.03" calcext:value-type="float">
            <text:p>0.03</text:p>
          </table:table-cell>
          <table:table-cell table:formula="of:=DEGREES(ATAN2([.E70]; [.F70]))" office:value-type="float" office:value="180" calcext:value-type="float">
            <text:p>180.00</text:p>
          </table:table-cell>
          <table:table-cell table:style-name="ce9" table:formula="of:=SQRT([.V70])" office:value-type="float" office:value="10.9364824789279" calcext:value-type="float">
            <text:p>10.94</text:p>
          </table:table-cell>
          <table:table-cell table:style-name="ce8" table:formula="of:=DEGREES(ATAN( (-SIN (RADIANS ([.C70])) * COS(RADIANS([.B70]))) / (COS (RADIANS ([.C70])) * SIN(RADIANS([.B70]))) )) + [.D70]" office:value-type="float" office:value="-0.384703621667407" calcext:value-type="float">
            <text:p>-0.38</text:p>
          </table:table-cell>
          <table:table-cell table:style-name="ce11" table:formula="of:=SQRT([.W70]^2+[.X70]^2)" office:value-type="float" office:value="10.9064831570219" calcext:value-type="float">
            <text:p>10.91</text:p>
          </table:table-cell>
          <table:table-cell table:style-name="ce13" table:formula="of:=DEGREES(ATAN2([.W70];[.X70]))" office:value-type="float" office:value="-0.385761801629532" calcext:value-type="float">
            <text:p>-0.39</text:p>
          </table:table-cell>
          <table:table-cell office:value-type="float" office:value="10.9064831570219" calcext:value-type="float">
            <text:p>10.91</text:p>
          </table:table-cell>
          <table:table-cell office:value-type="float" office:value="-0.385761801629532" calcext:value-type="float">
            <text:p>-0.39</text:p>
          </table:table-cell>
          <table:table-cell/>
          <table:table-cell table:style-name="ce19" table:formula="of:=[.K70]*15" office:value-type="float" office:value="10.9364824789279" calcext:value-type="float">
            <text:p>10.94</text:p>
          </table:table-cell>
          <table:table-cell table:style-name="ce8" table:formula="of:=[.K70]^2*225" office:value-type="float" office:value="119.606649011898" calcext:value-type="float">
            <text:p>119.61</text:p>
          </table:table-cell>
          <table:table-cell table:style-name="ce8" table:formula="of:=[.L70]*COS(RADIANS([.M70]))+[.N70]*COS(RADIANS([.O70]))" office:value-type="float" office:value="10.9062359582694" calcext:value-type="float">
            <text:p>10.91</text:p>
          </table:table-cell>
          <table:table-cell table:style-name="ce8" table:formula="of:=[.L70]*SIN(RADIANS([.M70]))+[.N70]*SIN(RADIANS([.O70]))" office:value-type="float" office:value="-0.0734307629844567" calcext:value-type="float">
            <text:p>-0.07</text:p>
          </table:table-cell>
          <table:table-cell office:value-type="float" office:value="5.66257559431321" calcext:value-type="float">
            <text:p>5.66</text:p>
          </table:table-cell>
          <table:table-cell table:number-columns-repeated="998"/>
        </table:table-row>
        <table:table-row table:style-name="ro1">
          <table:table-cell table:style-name="Default" office:value-type="float" office:value="135150" calcext:value-type="float">
            <text:p>135150</text:p>
          </table:table-cell>
          <table:table-cell table:style-name="Default" office:value-type="float" office:value="-35.6630677700345" calcext:value-type="float">
            <text:p>-35.66306777</text:p>
          </table:table-cell>
          <table:table-cell table:style-name="Default" office:value-type="float" office:value="5.72874304605956" calcext:value-type="float">
            <text:p>5.7287430461</text:p>
          </table:table-cell>
          <table:table-cell table:style-name="Default" office:value-type="float" office:value="-8.2958538507964" calcext:value-type="float">
            <text:p>-8.2958538508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263" calcext:value-type="float">
            <text:p>12.263</text:p>
          </table:table-cell>
          <table:table-cell/>
          <table:table-cell table:formula="of:=DEGREES(ACOS(COS(RADIANS([.B71]))*COS(RADIANS([.C71]))))" office:value-type="float" office:value="36.0599272650805" calcext:value-type="float">
            <text:p>36.06</text:p>
          </table:table-cell>
          <table:table-cell table:formula="of:=TAN((ACOS(COS(RADIANS([.B71]))*COS(RADIANS([.C71])))))" office:value-type="float" office:value="0.728141779796292" calcext:value-type="float">
            <text:p>0.7281</text:p>
          </table:table-cell>
          <table:table-cell table:formula="of:=SQRT([.E71]^2+[.F71]^2)" office:value-type="float" office:value="0.03" calcext:value-type="float">
            <text:p>0.03</text:p>
          </table:table-cell>
          <table:table-cell table:formula="of:=DEGREES(ATAN2([.E71]; [.F71]))" office:value-type="float" office:value="180" calcext:value-type="float">
            <text:p>180.00</text:p>
          </table:table-cell>
          <table:table-cell table:style-name="ce9" table:formula="of:=SQRT([.V71])" office:value-type="float" office:value="10.9221266969444" calcext:value-type="float">
            <text:p>10.92</text:p>
          </table:table-cell>
          <table:table-cell table:style-name="ce8" table:formula="of:=DEGREES(ATAN( (-SIN (RADIANS ([.C71])) * COS(RADIANS([.B71]))) / (COS (RADIANS ([.C71])) * SIN(RADIANS([.B71]))) )) + [.D71]" office:value-type="float" office:value="-0.337479277235334" calcext:value-type="float">
            <text:p>-0.34</text:p>
          </table:table-cell>
          <table:table-cell table:style-name="ce11" table:formula="of:=SQRT([.W71]^2+[.X71]^2)" office:value-type="float" office:value="10.8921272187797" calcext:value-type="float">
            <text:p>10.89</text:p>
          </table:table-cell>
          <table:table-cell table:style-name="ce13" table:formula="of:=DEGREES(ATAN2([.W71];[.X71]))" office:value-type="float" office:value="-0.338408785271042" calcext:value-type="float">
            <text:p>-0.34</text:p>
          </table:table-cell>
          <table:table-cell office:value-type="float" office:value="10.8921272187797" calcext:value-type="float">
            <text:p>10.89</text:p>
          </table:table-cell>
          <table:table-cell office:value-type="float" office:value="-0.338408785271041" calcext:value-type="float">
            <text:p>-0.34</text:p>
          </table:table-cell>
          <table:table-cell/>
          <table:table-cell table:style-name="ce19" table:formula="of:=[.K71]*15" office:value-type="float" office:value="10.9221266969444" calcext:value-type="float">
            <text:p>10.92</text:p>
          </table:table-cell>
          <table:table-cell table:style-name="ce8" table:formula="of:=[.K71]^2*225" office:value-type="float" office:value="119.292851584105" calcext:value-type="float">
            <text:p>119.29</text:p>
          </table:table-cell>
          <table:table-cell table:style-name="ce8" table:formula="of:=[.L71]*COS(RADIANS([.M71]))+[.N71]*COS(RADIANS([.O71]))" office:value-type="float" office:value="10.8919372337241" calcext:value-type="float">
            <text:p>10.89</text:p>
          </table:table-cell>
          <table:table-cell table:style-name="ce8" table:formula="of:=[.L71]*SIN(RADIANS([.M71]))+[.N71]*SIN(RADIANS([.O71]))" office:value-type="float" office:value="-0.0643323145536004" calcext:value-type="float">
            <text:p>-0.06</text:p>
          </table:table-cell>
          <table:table-cell office:value-type="float" office:value="5.66257559431321" calcext:value-type="float">
            <text:p>5.66</text:p>
          </table:table-cell>
          <table:table-cell table:number-columns-repeated="998"/>
        </table:table-row>
        <table:table-row table:style-name="ro1">
          <table:table-cell table:style-name="Default" office:value-type="float" office:value="135399" calcext:value-type="float">
            <text:p>135399</text:p>
          </table:table-cell>
          <table:table-cell table:style-name="Default" office:value-type="float" office:value="-35.6541543731677" calcext:value-type="float">
            <text:p>-35.6541543732</text:p>
          </table:table-cell>
          <table:table-cell table:style-name="Default" office:value-type="float" office:value="5.79469577957203" calcext:value-type="float">
            <text:p>5.7946957796</text:p>
          </table:table-cell>
          <table:table-cell table:style-name="Default" office:value-type="float" office:value="-8.29229446846518" calcext:value-type="float">
            <text:p>-8.2922944685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298" calcext:value-type="float">
            <text:p>12.298</text:p>
          </table:table-cell>
          <table:table-cell/>
          <table:table-cell table:formula="of:=DEGREES(ACOS(COS(RADIANS([.B72]))*COS(RADIANS([.C72]))))" office:value-type="float" office:value="36.060283720749" calcext:value-type="float">
            <text:p>36.06</text:p>
          </table:table-cell>
          <table:table-cell table:formula="of:=TAN((ACOS(COS(RADIANS([.B72]))*COS(RADIANS([.C72])))))" office:value-type="float" office:value="0.728151299651608" calcext:value-type="float">
            <text:p>0.7282</text:p>
          </table:table-cell>
          <table:table-cell table:formula="of:=SQRT([.E72]^2+[.F72]^2)" office:value-type="float" office:value="0.02" calcext:value-type="float">
            <text:p>0.02</text:p>
          </table:table-cell>
          <table:table-cell table:formula="of:=DEGREES(ATAN2([.E72]; [.F72]))" office:value-type="float" office:value="180" calcext:value-type="float">
            <text:p>180.00</text:p>
          </table:table-cell>
          <table:table-cell table:style-name="ce9" table:formula="of:=SQRT([.V72])" office:value-type="float" office:value="10.9222694947741" calcext:value-type="float">
            <text:p>10.92</text:p>
          </table:table-cell>
          <table:table-cell table:style-name="ce8" table:formula="of:=DEGREES(ATAN( (-SIN (RADIANS ([.C72])) * COS(RADIANS([.B72]))) / (COS (RADIANS ([.C72])) * SIN(RADIANS([.B72]))) )) + [.D72]" office:value-type="float" office:value="-0.240266790984606" calcext:value-type="float">
            <text:p>-0.24</text:p>
          </table:table-cell>
          <table:table-cell table:style-name="ce11" table:formula="of:=SQRT([.W72]^2+[.X72]^2)" office:value-type="float" office:value="10.9022696709464" calcext:value-type="float">
            <text:p>10.90</text:p>
          </table:table-cell>
          <table:table-cell table:style-name="ce13" table:formula="of:=DEGREES(ATAN2([.W72];[.X72]))" office:value-type="float" office:value="-0.240707554411044" calcext:value-type="float">
            <text:p>-0.24</text:p>
          </table:table-cell>
          <table:table-cell office:value-type="float" office:value="10.9022696709464" calcext:value-type="float">
            <text:p>10.90</text:p>
          </table:table-cell>
          <table:table-cell office:value-type="float" office:value="-0.240707554411044" calcext:value-type="float">
            <text:p>-0.24</text:p>
          </table:table-cell>
          <table:table-cell/>
          <table:table-cell table:style-name="ce19" table:formula="of:=[.K72]*15" office:value-type="float" office:value="10.9222694947741" calcext:value-type="float">
            <text:p>10.92</text:p>
          </table:table-cell>
          <table:table-cell table:style-name="ce8" table:formula="of:=[.K72]^2*225" office:value-type="float" office:value="119.295970916473" calcext:value-type="float">
            <text:p>119.30</text:p>
          </table:table-cell>
          <table:table-cell table:style-name="ce8" table:formula="of:=[.L72]*COS(RADIANS([.M72]))+[.N72]*COS(RADIANS([.O72]))" office:value-type="float" office:value="10.9021734608916" calcext:value-type="float">
            <text:p>10.90</text:p>
          </table:table-cell>
          <table:table-cell table:style-name="ce8" table:formula="of:=[.L72]*SIN(RADIANS([.M72]))+[.N72]*SIN(RADIANS([.O72]))" office:value-type="float" office:value="-0.0458018194852171" calcext:value-type="float">
            <text:p>-0.05</text:p>
          </table:table-cell>
          <table:table-cell office:value-type="float" office:value="5.56901874966093" calcext:value-type="float">
            <text:p>5.57</text:p>
          </table:table-cell>
          <table:table-cell table:number-columns-repeated="998"/>
        </table:table-row>
        <table:table-row table:style-name="ro1">
          <table:table-cell table:style-name="Default" office:value-type="float" office:value="135649" calcext:value-type="float">
            <text:p>135649</text:p>
          </table:table-cell>
          <table:table-cell table:style-name="Default" office:value-type="float" office:value="-35.6423415609981" calcext:value-type="float">
            <text:p>-35.642341561</text:p>
          </table:table-cell>
          <table:table-cell table:style-name="Default" office:value-type="float" office:value="5.8127594954926" calcext:value-type="float">
            <text:p>5.8127594955</text:p>
          </table:table-cell>
          <table:table-cell table:style-name="Default" office:value-type="float" office:value="-8.29671530840547" calcext:value-type="float">
            <text:p>-8.2967153084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333" calcext:value-type="float">
            <text:p>12.333</text:p>
          </table:table-cell>
          <table:table-cell/>
          <table:table-cell table:formula="of:=DEGREES(ACOS(COS(RADIANS([.B73]))*COS(RADIANS([.C73]))))" office:value-type="float" office:value="36.0511684795777" calcext:value-type="float">
            <text:p>36.05</text:p>
          </table:table-cell>
          <table:table-cell table:formula="of:=TAN((ACOS(COS(RADIANS([.B73]))*COS(RADIANS([.C73])))))" office:value-type="float" office:value="0.727907886157486" calcext:value-type="float">
            <text:p>0.7279</text:p>
          </table:table-cell>
          <table:table-cell table:formula="of:=SQRT([.E73]^2+[.F73]^2)" office:value-type="float" office:value="0.02" calcext:value-type="float">
            <text:p>0.02</text:p>
          </table:table-cell>
          <table:table-cell table:formula="of:=DEGREES(ATAN2([.E73]; [.F73]))" office:value-type="float" office:value="180" calcext:value-type="float">
            <text:p>180.00</text:p>
          </table:table-cell>
          <table:table-cell table:style-name="ce9" table:formula="of:=SQRT([.V73])" office:value-type="float" office:value="10.9186182923623" calcext:value-type="float">
            <text:p>10.92</text:p>
          </table:table-cell>
          <table:table-cell table:style-name="ce8" table:formula="of:=DEGREES(ATAN( (-SIN (RADIANS ([.C73])) * COS(RADIANS([.B73]))) / (COS (RADIANS ([.C73])) * SIN(RADIANS([.B73]))) )) + [.D73]" office:value-type="float" office:value="-0.216276854981587" calcext:value-type="float">
            <text:p>-0.22</text:p>
          </table:table-cell>
          <table:table-cell table:style-name="ce11" table:formula="of:=SQRT([.W73]^2+[.X73]^2)" office:value-type="float" office:value="10.8986184351105" calcext:value-type="float">
            <text:p>10.90</text:p>
          </table:table-cell>
          <table:table-cell table:style-name="ce13" table:formula="of:=DEGREES(ATAN2([.W73];[.X73]))" office:value-type="float" office:value="-0.216673742610346" calcext:value-type="float">
            <text:p>-0.22</text:p>
          </table:table-cell>
          <table:table-cell office:value-type="float" office:value="10.8986184351105" calcext:value-type="float">
            <text:p>10.90</text:p>
          </table:table-cell>
          <table:table-cell office:value-type="float" office:value="-0.216673742610346" calcext:value-type="float">
            <text:p>-0.22</text:p>
          </table:table-cell>
          <table:table-cell/>
          <table:table-cell table:style-name="ce19" table:formula="of:=[.K73]*15" office:value-type="float" office:value="10.9186182923623" calcext:value-type="float">
            <text:p>10.92</text:p>
          </table:table-cell>
          <table:table-cell table:style-name="ce8" table:formula="of:=[.K73]^2*225" office:value-type="float" office:value="119.216225414308" calcext:value-type="float">
            <text:p>119.22</text:p>
          </table:table-cell>
          <table:table-cell table:style-name="ce8" table:formula="of:=[.L73]*COS(RADIANS([.M73]))+[.N73]*COS(RADIANS([.O73]))" office:value-type="float" office:value="10.898540504471" calcext:value-type="float">
            <text:p>10.90</text:p>
          </table:table-cell>
          <table:table-cell table:style-name="ce8" table:formula="of:=[.L73]*SIN(RADIANS([.M73]))+[.N73]*SIN(RADIANS([.O73]))" office:value-type="float" office:value="-0.0412148824429181" calcext:value-type="float">
            <text:p>-0.04</text:p>
          </table:table-cell>
          <table:table-cell office:value-type="float" office:value="5.56901874966093" calcext:value-type="float">
            <text:p>5.57</text:p>
          </table:table-cell>
          <table:table-cell table:number-columns-repeated="998"/>
        </table:table-row>
        <table:table-row table:style-name="ro1">
          <table:table-cell table:style-name="Default" office:value-type="float" office:value="135899" calcext:value-type="float">
            <text:p>135899</text:p>
          </table:table-cell>
          <table:table-cell table:style-name="Default" office:value-type="float" office:value="-35.6632077889125" calcext:value-type="float">
            <text:p>-35.6632077889</text:p>
          </table:table-cell>
          <table:table-cell table:style-name="Default" office:value-type="float" office:value="5.81635217499602" calcext:value-type="float">
            <text:p>5.816352175</text:p>
          </table:table-cell>
          <table:table-cell table:style-name="Default" office:value-type="float" office:value="-8.30113358702482" calcext:value-type="float">
            <text:p>-8.30113358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368" calcext:value-type="float">
            <text:p>12.368</text:p>
          </table:table-cell>
          <table:table-cell/>
          <table:table-cell table:formula="of:=DEGREES(ACOS(COS(RADIANS([.B74]))*COS(RADIANS([.C74]))))" office:value-type="float" office:value="36.0722257795392" calcext:value-type="float">
            <text:p>36.07</text:p>
          </table:table-cell>
          <table:table-cell table:formula="of:=TAN((ACOS(COS(RADIANS([.B74]))*COS(RADIANS([.C74])))))" office:value-type="float" office:value="0.728470285868353" calcext:value-type="float">
            <text:p>0.7285</text:p>
          </table:table-cell>
          <table:table-cell table:formula="of:=SQRT([.E74]^2+[.F74]^2)" office:value-type="float" office:value="0" calcext:value-type="float">
            <text:p>0.00</text:p>
          </table:table-cell>
          <table:table-cell table:formula="of:=DEGREES(ATAN2([.E74]; [.F74]))" office:value-type="float" office:value="0" calcext:value-type="float">
            <text:p>0.00</text:p>
          </table:table-cell>
          <table:table-cell table:style-name="ce9" table:formula="of:=SQRT([.V74])" office:value-type="float" office:value="10.9270542880253" calcext:value-type="float">
            <text:p>10.93</text:p>
          </table:table-cell>
          <table:table-cell table:style-name="ce8" table:formula="of:=DEGREES(ATAN( (-SIN (RADIANS ([.C74])) * COS(RADIANS([.B74]))) / (COS (RADIANS ([.C74])) * SIN(RADIANS([.B74]))) )) + [.D74]" office:value-type="float" office:value="-0.221865571128433" calcext:value-type="float">
            <text:p>-0.22</text:p>
          </table:table-cell>
          <table:table-cell table:style-name="ce11" table:formula="of:=SQRT([.W74]^2+[.X74]^2)" office:value-type="float" office:value="10.9270542880253" calcext:value-type="float">
            <text:p>10.93</text:p>
          </table:table-cell>
          <table:table-cell table:style-name="ce13" table:formula="of:=DEGREES(ATAN2([.W74];[.X74]))" office:value-type="float" office:value="-0.221865571128433" calcext:value-type="float">
            <text:p>-0.22</text:p>
          </table:table-cell>
          <table:table-cell office:value-type="float" office:value="10.9270542880253" calcext:value-type="float">
            <text:p>10.93</text:p>
          </table:table-cell>
          <table:table-cell office:value-type="float" office:value="-0.221865571128433" calcext:value-type="float">
            <text:p>-0.22</text:p>
          </table:table-cell>
          <table:table-cell/>
          <table:table-cell table:style-name="ce19" table:formula="of:=[.K74]*15" office:value-type="float" office:value="10.9270542880253" calcext:value-type="float">
            <text:p>10.93</text:p>
          </table:table-cell>
          <table:table-cell table:style-name="ce8" table:formula="of:=[.K74]^2*225" office:value-type="float" office:value="119.400515413452" calcext:value-type="float">
            <text:p>119.40</text:p>
          </table:table-cell>
          <table:table-cell table:style-name="ce8" table:formula="of:=[.L74]*COS(RADIANS([.M74]))+[.N74]*COS(RADIANS([.O74]))" office:value-type="float" office:value="10.9269723647842" calcext:value-type="float">
            <text:p>10.93</text:p>
          </table:table-cell>
          <table:table-cell table:style-name="ce8" table:formula="of:=[.L74]*SIN(RADIANS([.M74]))+[.N74]*SIN(RADIANS([.O74]))" office:value-type="float" office:value="-0.0423125595343136" calcext:value-type="float">
            <text:p>-0.04</text:p>
          </table:table-cell>
          <table:table-cell office:value-type="float" office:value="5.50150347735318" calcext:value-type="float">
            <text:p>5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36149" calcext:value-type="float">
            <text:p>136149</text:p>
          </table:table-cell>
          <table:table-cell table:style-name="Default" office:value-type="float" office:value="-35.4132672615197" calcext:value-type="float">
            <text:p>-35.4132672615</text:p>
          </table:table-cell>
          <table:table-cell table:style-name="Default" office:value-type="float" office:value="5.77933511101549" calcext:value-type="float">
            <text:p>5.779335111</text:p>
          </table:table-cell>
          <table:table-cell table:style-name="Default" office:value-type="float" office:value="-8.27245874534181" calcext:value-type="float">
            <text:p>-8.27245874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404" calcext:value-type="float">
            <text:p>12.404</text:p>
          </table:table-cell>
          <table:table-cell/>
          <table:table-cell table:formula="of:=DEGREES(ACOS(COS(RADIANS([.B75]))*COS(RADIANS([.C75]))))" office:value-type="float" office:value="35.8208303278367" calcext:value-type="float">
            <text:p>35.82</text:p>
          </table:table-cell>
          <table:table-cell table:formula="of:=TAN((ACOS(COS(RADIANS([.B75]))*COS(RADIANS([.C75])))))" office:value-type="float" office:value="0.721775558164273" calcext:value-type="float">
            <text:p>0.7218</text:p>
          </table:table-cell>
          <table:table-cell table:formula="of:=SQRT([.E75]^2+[.F75]^2)" office:value-type="float" office:value="0" calcext:value-type="float">
            <text:p>0.00</text:p>
          </table:table-cell>
          <table:table-cell table:formula="of:=DEGREES(ATAN2([.E75]; [.F75]))" office:value-type="float" office:value="0" calcext:value-type="float">
            <text:p>0.00</text:p>
          </table:table-cell>
          <table:table-cell table:style-name="ce9" table:formula="of:=SQRT([.V75])" office:value-type="float" office:value="10.8266333724641" calcext:value-type="float">
            <text:p>10.83</text:p>
          </table:table-cell>
          <table:table-cell table:style-name="ce8" table:formula="of:=DEGREES(ATAN( (-SIN (RADIANS ([.C75])) * COS(RADIANS([.B75]))) / (COS (RADIANS ([.C75])) * SIN(RADIANS([.B75]))) )) + [.D75]" office:value-type="float" office:value="-0.170880187231516" calcext:value-type="float">
            <text:p>-0.17</text:p>
          </table:table-cell>
          <table:table-cell table:style-name="ce11" table:formula="of:=SQRT([.W75]^2+[.X75]^2)" office:value-type="float" office:value="10.8266333724641" calcext:value-type="float">
            <text:p>10.83</text:p>
          </table:table-cell>
          <table:table-cell table:style-name="ce13" table:formula="of:=DEGREES(ATAN2([.W75];[.X75]))" office:value-type="float" office:value="-0.170880187231516" calcext:value-type="float">
            <text:p>-0.17</text:p>
          </table:table-cell>
          <table:table-cell office:value-type="float" office:value="10.8266333724641" calcext:value-type="float">
            <text:p>10.83</text:p>
          </table:table-cell>
          <table:table-cell office:value-type="float" office:value="-0.170880187231516" calcext:value-type="float">
            <text:p>-0.17</text:p>
          </table:table-cell>
          <table:table-cell/>
          <table:table-cell table:style-name="ce19" table:formula="of:=[.K75]*15" office:value-type="float" office:value="10.8266333724641" calcext:value-type="float">
            <text:p>10.83</text:p>
          </table:table-cell>
          <table:table-cell table:style-name="ce8" table:formula="of:=[.K75]^2*225" office:value-type="float" office:value="117.215990181753" calcext:value-type="float">
            <text:p>117.22</text:p>
          </table:table-cell>
          <table:table-cell table:style-name="ce8" table:formula="of:=[.L75]*COS(RADIANS([.M75]))+[.N75]*COS(RADIANS([.O75]))" office:value-type="float" office:value="10.8265852219121" calcext:value-type="float">
            <text:p>10.83</text:p>
          </table:table-cell>
          <table:table-cell table:style-name="ce8" table:formula="of:=[.L75]*SIN(RADIANS([.M75]))+[.N75]*SIN(RADIANS([.O75]))" office:value-type="float" office:value="-0.0322895405357381" calcext:value-type="float">
            <text:p>-0.03</text:p>
          </table:table-cell>
          <table:table-cell office:value-type="float" office:value="5.50150347735318" calcext:value-type="float">
            <text:p>5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36399" calcext:value-type="float">
            <text:p>136399</text:p>
          </table:table-cell>
          <table:table-cell table:style-name="Default" office:value-type="float" office:value="-35.3359358597368" calcext:value-type="float">
            <text:p>-35.3359358597</text:p>
          </table:table-cell>
          <table:table-cell table:style-name="Default" office:value-type="float" office:value="5.7575920575664" calcext:value-type="float">
            <text:p>5.7575920576</text:p>
          </table:table-cell>
          <table:table-cell table:style-name="Default" office:value-type="float" office:value="-8.28053459026171" calcext:value-type="float">
            <text:p>-8.2805345903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44" calcext:value-type="float">
            <text:p>12.44</text:p>
          </table:table-cell>
          <table:table-cell/>
          <table:table-cell table:formula="of:=DEGREES(ACOS(COS(RADIANS([.B76]))*COS(RADIANS([.C76]))))" office:value-type="float" office:value="35.7416024436321" calcext:value-type="float">
            <text:p>35.74</text:p>
          </table:table-cell>
          <table:table-cell table:formula="of:=TAN((ACOS(COS(RADIANS([.B76]))*COS(RADIANS([.C76])))))" office:value-type="float" office:value="0.719674489499768" calcext:value-type="float">
            <text:p>0.7197</text:p>
          </table:table-cell>
          <table:table-cell table:formula="of:=SQRT([.E76]^2+[.F76]^2)" office:value-type="float" office:value="0.02" calcext:value-type="float">
            <text:p>0.02</text:p>
          </table:table-cell>
          <table:table-cell table:formula="of:=DEGREES(ATAN2([.E76]; [.F76]))" office:value-type="float" office:value="180" calcext:value-type="float">
            <text:p>180.00</text:p>
          </table:table-cell>
          <table:table-cell table:style-name="ce9" table:formula="of:=SQRT([.V76])" office:value-type="float" office:value="10.7951173424965" calcext:value-type="float">
            <text:p>10.80</text:p>
          </table:table-cell>
          <table:table-cell table:style-name="ce8" table:formula="of:=DEGREES(ATAN( (-SIN (RADIANS ([.C76])) * COS(RADIANS([.B76]))) / (COS (RADIANS ([.C76])) * SIN(RADIANS([.B76]))) )) + [.D76]" office:value-type="float" office:value="-0.186432204893762" calcext:value-type="float">
            <text:p>-0.19</text:p>
          </table:table-cell>
          <table:table-cell table:style-name="ce11" table:formula="of:=SQRT([.W76]^2+[.X76]^2)" office:value-type="float" office:value="10.7751174485687" calcext:value-type="float">
            <text:p>10.78</text:p>
          </table:table-cell>
          <table:table-cell table:style-name="ce13" table:formula="of:=DEGREES(ATAN2([.W76];[.X76]))" office:value-type="float" office:value="-0.186778246367198" calcext:value-type="float">
            <text:p>-0.19</text:p>
          </table:table-cell>
          <table:table-cell office:value-type="float" office:value="10.7751174485687" calcext:value-type="float">
            <text:p>10.78</text:p>
          </table:table-cell>
          <table:table-cell office:value-type="float" office:value="-0.186778246367198" calcext:value-type="float">
            <text:p>-0.19</text:p>
          </table:table-cell>
          <table:table-cell/>
          <table:table-cell table:style-name="ce19" table:formula="of:=[.K76]*15" office:value-type="float" office:value="10.7951173424965" calcext:value-type="float">
            <text:p>10.80</text:p>
          </table:table-cell>
          <table:table-cell table:style-name="ce8" table:formula="of:=[.K76]^2*225" office:value-type="float" office:value="116.534558438269" calcext:value-type="float">
            <text:p>116.53</text:p>
          </table:table-cell>
          <table:table-cell table:style-name="ce8" table:formula="of:=[.L76]*COS(RADIANS([.M76]))+[.N76]*COS(RADIANS([.O76]))" office:value-type="float" office:value="10.7750601954756" calcext:value-type="float">
            <text:p>10.78</text:p>
          </table:table-cell>
          <table:table-cell table:style-name="ce8" table:formula="of:=[.L76]*SIN(RADIANS([.M76]))+[.N76]*SIN(RADIANS([.O76]))" office:value-type="float" office:value="-0.0351256932709916" calcext:value-type="float">
            <text:p>-0.04</text:p>
          </table:table-cell>
          <table:table-cell office:value-type="float" office:value="5.46949103790104" calcext:value-type="float">
            <text:p>5.47</text:p>
          </table:table-cell>
          <table:table-cell table:number-columns-repeated="998"/>
        </table:table-row>
        <table:table-row table:style-name="ro1">
          <table:table-cell table:style-name="Default" office:value-type="float" office:value="136649" calcext:value-type="float">
            <text:p>136649</text:p>
          </table:table-cell>
          <table:table-cell table:style-name="Default" office:value-type="float" office:value="-35.7594827203584" calcext:value-type="float">
            <text:p>-35.7594827204</text:p>
          </table:table-cell>
          <table:table-cell table:style-name="Default" office:value-type="float" office:value="5.89143388322104" calcext:value-type="float">
            <text:p>5.8914338832</text:p>
          </table:table-cell>
          <table:table-cell table:style-name="Default" office:value-type="float" office:value="-8.34056683042424" calcext:value-type="float">
            <text:p>-8.3405668304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476" calcext:value-type="float">
            <text:p>12.476</text:p>
          </table:table-cell>
          <table:table-cell/>
          <table:table-cell table:formula="of:=DEGREES(ACOS(COS(RADIANS([.B77]))*COS(RADIANS([.C77]))))" office:value-type="float" office:value="36.1775958057475" calcext:value-type="float">
            <text:p>36.18</text:p>
          </table:table-cell>
          <table:table-cell table:formula="of:=TAN((ACOS(COS(RADIANS([.B77]))*COS(RADIANS([.C77])))))" office:value-type="float" office:value="0.731289048031639" calcext:value-type="float">
            <text:p>0.7313</text:p>
          </table:table-cell>
          <table:table-cell table:formula="of:=SQRT([.E77]^2+[.F77]^2)" office:value-type="float" office:value="0.05" calcext:value-type="float">
            <text:p>0.05</text:p>
          </table:table-cell>
          <table:table-cell table:formula="of:=DEGREES(ATAN2([.E77]; [.F77]))" office:value-type="float" office:value="180" calcext:value-type="float">
            <text:p>180.00</text:p>
          </table:table-cell>
          <table:table-cell table:style-name="ce9" table:formula="of:=SQRT([.V77])" office:value-type="float" office:value="10.9693357204746" calcext:value-type="float">
            <text:p>10.97</text:p>
          </table:table-cell>
          <table:table-cell table:style-name="ce8" table:formula="of:=DEGREES(ATAN( (-SIN (RADIANS ([.C77])) * COS(RADIANS([.B77]))) / (COS (RADIANS ([.C77])) * SIN(RADIANS([.B77]))) )) + [.D77]" office:value-type="float" office:value="-0.186254883285077" calcext:value-type="float">
            <text:p>-0.19</text:p>
          </table:table-cell>
          <table:table-cell table:style-name="ce11" table:formula="of:=SQRT([.W77]^2+[.X77]^2)" office:value-type="float" office:value="10.9193359858702" calcext:value-type="float">
            <text:p>10.92</text:p>
          </table:table-cell>
          <table:table-cell table:style-name="ce13" table:formula="of:=DEGREES(ATAN2([.W77];[.X77]))" office:value-type="float" office:value="-0.187107749043093" calcext:value-type="float">
            <text:p>-0.19</text:p>
          </table:table-cell>
          <table:table-cell office:value-type="float" office:value="10.9193359858702" calcext:value-type="float">
            <text:p>10.92</text:p>
          </table:table-cell>
          <table:table-cell office:value-type="float" office:value="-0.187107749043093" calcext:value-type="float">
            <text:p>-0.19</text:p>
          </table:table-cell>
          <table:table-cell/>
          <table:table-cell table:style-name="ce19" table:formula="of:=[.K77]*15" office:value-type="float" office:value="10.9693357204746" calcext:value-type="float">
            <text:p>10.97</text:p>
          </table:table-cell>
          <table:table-cell table:style-name="ce8" table:formula="of:=[.K77]^2*225" office:value-type="float" office:value="120.32632614848" calcext:value-type="float">
            <text:p>120.33</text:p>
          </table:table-cell>
          <table:table-cell table:style-name="ce8" table:formula="of:=[.L77]*COS(RADIANS([.M77]))+[.N77]*COS(RADIANS([.O77]))" office:value-type="float" office:value="10.9192777615896" calcext:value-type="float">
            <text:p>10.92</text:p>
          </table:table-cell>
          <table:table-cell table:style-name="ce8" table:formula="of:=[.L77]*SIN(RADIANS([.M77]))+[.N77]*SIN(RADIANS([.O77]))" office:value-type="float" office:value="-0.0356586255273643" calcext:value-type="float">
            <text:p>-0.04</text:p>
          </table:table-cell>
          <table:table-cell office:value-type="float" office:value="5.46949103790104" calcext:value-type="float">
            <text:p>5.47</text:p>
          </table:table-cell>
          <table:table-cell table:number-columns-repeated="998"/>
        </table:table-row>
        <table:table-row table:style-name="ro1">
          <table:table-cell table:style-name="Default" office:value-type="float" office:value="136900" calcext:value-type="float">
            <text:p>136900</text:p>
          </table:table-cell>
          <table:table-cell table:style-name="Default" office:value-type="float" office:value="-35.8915444279606" calcext:value-type="float">
            <text:p>-35.891544428</text:p>
          </table:table-cell>
          <table:table-cell table:style-name="Default" office:value-type="float" office:value="5.95212096777025" calcext:value-type="float">
            <text:p>5.9521209678</text:p>
          </table:table-cell>
          <table:table-cell table:style-name="Default" office:value-type="float" office:value="-8.32192297531105" calcext:value-type="float">
            <text:p>-8.321922975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2.511" calcext:value-type="float">
            <text:p>12.511</text:p>
          </table:table-cell>
          <table:table-cell/>
          <table:table-cell table:formula="of:=DEGREES(ACOS(COS(RADIANS([.B78]))*COS(RADIANS([.C78]))))" office:value-type="float" office:value="36.3162173772132" calcext:value-type="float">
            <text:p>36.32</text:p>
          </table:table-cell>
          <table:table-cell table:formula="of:=TAN((ACOS(COS(RADIANS([.B78]))*COS(RADIANS([.C78])))))" office:value-type="float" office:value="0.735008896722684" calcext:value-type="float">
            <text:p>0.7350</text:p>
          </table:table-cell>
          <table:table-cell table:formula="of:=SQRT([.E78]^2+[.F78]^2)" office:value-type="float" office:value="0" calcext:value-type="float">
            <text:p>0.00</text:p>
          </table:table-cell>
          <table:table-cell table:formula="of:=DEGREES(ATAN2([.E78]; [.F78]))" office:value-type="float" office:value="0" calcext:value-type="float">
            <text:p>0.00</text:p>
          </table:table-cell>
          <table:table-cell table:style-name="ce9" table:formula="of:=SQRT([.V78])" office:value-type="float" office:value="11.0251334508403" calcext:value-type="float">
            <text:p>11.03</text:p>
          </table:table-cell>
          <table:table-cell table:style-name="ce8" table:formula="of:=DEGREES(ATAN( (-SIN (RADIANS ([.C78])) * COS(RADIANS([.B78]))) / (COS (RADIANS ([.C78])) * SIN(RADIANS([.B78]))) )) + [.D78]" office:value-type="float" office:value="-0.123533208805975" calcext:value-type="float">
            <text:p>-0.12</text:p>
          </table:table-cell>
          <table:table-cell table:style-name="ce11" table:formula="of:=SQRT([.W78]^2+[.X78]^2)" office:value-type="float" office:value="11.0251334508403" calcext:value-type="float">
            <text:p>11.03</text:p>
          </table:table-cell>
          <table:table-cell table:style-name="ce13" table:formula="of:=DEGREES(ATAN2([.W78];[.X78]))" office:value-type="float" office:value="-0.123533208805975" calcext:value-type="float">
            <text:p>-0.12</text:p>
          </table:table-cell>
          <table:table-cell office:value-type="float" office:value="11.0251334508403" calcext:value-type="float">
            <text:p>11.03</text:p>
          </table:table-cell>
          <table:table-cell office:value-type="float" office:value="-0.123533208805975" calcext:value-type="float">
            <text:p>-0.12</text:p>
          </table:table-cell>
          <table:table-cell/>
          <table:table-cell table:style-name="ce19" table:formula="of:=[.K78]*15" office:value-type="float" office:value="11.0251334508403" calcext:value-type="float">
            <text:p>11.03</text:p>
          </table:table-cell>
          <table:table-cell table:style-name="ce8" table:formula="of:=[.K78]^2*225" office:value-type="float" office:value="121.553567608837" calcext:value-type="float">
            <text:p>121.55</text:p>
          </table:table-cell>
          <table:table-cell table:style-name="ce8" table:formula="of:=[.L78]*COS(RADIANS([.M78]))+[.N78]*COS(RADIANS([.O78]))" office:value-type="float" office:value="11.0251078251324" calcext:value-type="float">
            <text:p>11.03</text:p>
          </table:table-cell>
          <table:table-cell table:style-name="ce8" table:formula="of:=[.L78]*SIN(RADIANS([.M78]))+[.N78]*SIN(RADIANS([.O78]))" office:value-type="float" office:value="-0.0237708443634424" calcext:value-type="float">
            <text:p>-0.02</text:p>
          </table:table-cell>
          <table:table-cell office:value-type="float" office:value="5.42751895087669" calcext:value-type="float">
            <text:p>5.43</text:p>
          </table:table-cell>
          <table:table-cell table:number-columns-repeated="998"/>
        </table:table-row>
        <table:table-row table:style-name="ro1">
          <table:table-cell table:style-name="Default" office:value-type="float" office:value="137150" calcext:value-type="float">
            <text:p>137150</text:p>
          </table:table-cell>
          <table:table-cell table:style-name="Default" office:value-type="float" office:value="-35.0720071049237" calcext:value-type="float">
            <text:p>-35.0720071049</text:p>
          </table:table-cell>
          <table:table-cell table:style-name="Default" office:value-type="float" office:value="5.71405216292851" calcext:value-type="float">
            <text:p>5.7140521629</text:p>
          </table:table-cell>
          <table:table-cell table:style-name="Default" office:value-type="float" office:value="-8.21098618903805" calcext:value-type="float">
            <text:p>-8.210986189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547" calcext:value-type="float">
            <text:p>12.547</text:p>
          </table:table-cell>
          <table:table-cell/>
          <table:table-cell table:formula="of:=DEGREES(ACOS(COS(RADIANS([.B79]))*COS(RADIANS([.C79]))))" office:value-type="float" office:value="35.4754841876867" calcext:value-type="float">
            <text:p>35.48</text:p>
          </table:table-cell>
          <table:table-cell table:formula="of:=TAN((ACOS(COS(RADIANS([.B79]))*COS(RADIANS([.C79])))))" office:value-type="float" office:value="0.712647682570647" calcext:value-type="float">
            <text:p>0.7126</text:p>
          </table:table-cell>
          <table:table-cell table:formula="of:=SQRT([.E79]^2+[.F79]^2)" office:value-type="float" office:value="0.0223606797749979" calcext:value-type="float">
            <text:p>0.02</text:p>
          </table:table-cell>
          <table:table-cell table:formula="of:=DEGREES(ATAN2([.E79]; [.F79]))" office:value-type="float" office:value="26.565051177078" calcext:value-type="float">
            <text:p>26.57</text:p>
          </table:table-cell>
          <table:table-cell table:style-name="ce9" table:formula="of:=SQRT([.V79])" office:value-type="float" office:value="10.6897152385597" calcext:value-type="float">
            <text:p>10.69</text:p>
          </table:table-cell>
          <table:table-cell table:style-name="ce8" table:formula="of:=DEGREES(ATAN( (-SIN (RADIANS ([.C79])) * COS(RADIANS([.B79]))) / (COS (RADIANS ([.C79])) * SIN(RADIANS([.B79]))) )) + [.D79]" office:value-type="float" office:value="-0.0997968107391163" calcext:value-type="float">
            <text:p>-0.10</text:p>
          </table:table-cell>
          <table:table-cell table:style-name="ce11" table:formula="of:=SQRT([.W79]^2+[.X79]^2)" office:value-type="float" office:value="10.7097024916356" calcext:value-type="float">
            <text:p>10.71</text:p>
          </table:table-cell>
          <table:table-cell table:style-name="ce13" table:formula="of:=DEGREES(ATAN2([.W79];[.X79]))" office:value-type="float" office:value="-0.0461115710424283" calcext:value-type="float">
            <text:p>-0.05</text:p>
          </table:table-cell>
          <table:table-cell office:value-type="float" office:value="10.7097024916356" calcext:value-type="float">
            <text:p>10.71</text:p>
          </table:table-cell>
          <table:table-cell office:value-type="float" office:value="-0.0461115710424283" calcext:value-type="float">
            <text:p>-0.05</text:p>
          </table:table-cell>
          <table:table-cell/>
          <table:table-cell table:style-name="ce19" table:formula="of:=[.K79]*15" office:value-type="float" office:value="10.6897152385597" calcext:value-type="float">
            <text:p>10.69</text:p>
          </table:table-cell>
          <table:table-cell table:style-name="ce8" table:formula="of:=[.K79]^2*225" office:value-type="float" office:value="114.270011881496" calcext:value-type="float">
            <text:p>114.27</text:p>
          </table:table-cell>
          <table:table-cell table:style-name="ce8" table:formula="of:=[.L79]*COS(RADIANS([.M79]))+[.N79]*COS(RADIANS([.O79]))" office:value-type="float" office:value="10.7096990232932" calcext:value-type="float">
            <text:p>10.71</text:p>
          </table:table-cell>
          <table:table-cell table:style-name="ce8" table:formula="of:=[.L79]*SIN(RADIANS([.M79]))+[.N79]*SIN(RADIANS([.O79]))" office:value-type="float" office:value="-0.00861915411873096" calcext:value-type="float">
            <text:p>-0.01</text:p>
          </table:table-cell>
          <table:table-cell office:value-type="float" office:value="5.42751895087669" calcext:value-type="float">
            <text:p>5.43</text:p>
          </table:table-cell>
          <table:table-cell table:number-columns-repeated="998"/>
        </table:table-row>
        <table:table-row table:style-name="ro1">
          <table:table-cell table:style-name="Default" office:value-type="float" office:value="137400" calcext:value-type="float">
            <text:p>137400</text:p>
          </table:table-cell>
          <table:table-cell table:style-name="Default" office:value-type="float" office:value="-35.0198688558944" calcext:value-type="float">
            <text:p>-35.0198688559</text:p>
          </table:table-cell>
          <table:table-cell table:style-name="Default" office:value-type="float" office:value="5.61861521031639" calcext:value-type="float">
            <text:p>5.6186152103</text:p>
          </table:table-cell>
          <table:table-cell table:style-name="Default" office:value-type="float" office:value="-8.26263095689981" calcext:value-type="float">
            <text:p>-8.2626309569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584" calcext:value-type="float">
            <text:p>12.584</text:p>
          </table:table-cell>
          <table:table-cell/>
          <table:table-cell table:formula="of:=DEGREES(ACOS(COS(RADIANS([.B80]))*COS(RADIANS([.C80]))))" office:value-type="float" office:value="35.4108039863305" calcext:value-type="float">
            <text:p>35.41</text:p>
          </table:table-cell>
          <table:table-cell table:formula="of:=TAN((ACOS(COS(RADIANS([.B80]))*COS(RADIANS([.C80])))))" office:value-type="float" office:value="0.710946845850074" calcext:value-type="float">
            <text:p>0.7109</text:p>
          </table:table-cell>
          <table:table-cell table:formula="of:=SQRT([.E80]^2+[.F80]^2)" office:value-type="float" office:value="0.0608276253029822" calcext:value-type="float">
            <text:p>0.06</text:p>
          </table:table-cell>
          <table:table-cell table:formula="of:=DEGREES(ATAN2([.E80]; [.F80]))" office:value-type="float" office:value="170.537677791974" calcext:value-type="float">
            <text:p>170.54</text:p>
          </table:table-cell>
          <table:table-cell table:style-name="ce9" table:formula="of:=SQRT([.V80])" office:value-type="float" office:value="10.6642026877511" calcext:value-type="float">
            <text:p>10.66</text:p>
          </table:table-cell>
          <table:table-cell table:style-name="ce8" table:formula="of:=DEGREES(ATAN( (-SIN (RADIANS ([.C80])) * COS(RADIANS([.B80]))) / (COS (RADIANS ([.C80])) * SIN(RADIANS([.B80]))) )) + [.D80]" office:value-type="float" office:value="-0.270770694756019" calcext:value-type="float">
            <text:p>-0.27</text:p>
          </table:table-cell>
          <table:table-cell table:style-name="ce11" table:formula="of:=SQRT([.W80]^2+[.X80]^2)" office:value-type="float" office:value="10.6041605509569" calcext:value-type="float">
            <text:p>10.60</text:p>
          </table:table-cell>
          <table:table-cell table:style-name="ce13" table:formula="of:=DEGREES(ATAN2([.W80];[.X80]))" office:value-type="float" office:value="-0.218271933438902" calcext:value-type="float">
            <text:p>-0.22</text:p>
          </table:table-cell>
          <table:table-cell office:value-type="float" office:value="10.6041605509569" calcext:value-type="float">
            <text:p>10.60</text:p>
          </table:table-cell>
          <table:table-cell office:value-type="float" office:value="-0.218271933438903" calcext:value-type="float">
            <text:p>-0.22</text:p>
          </table:table-cell>
          <table:table-cell/>
          <table:table-cell table:style-name="ce19" table:formula="of:=[.K80]*15" office:value-type="float" office:value="10.6642026877511" calcext:value-type="float">
            <text:p>10.66</text:p>
          </table:table-cell>
          <table:table-cell table:style-name="ce8" table:formula="of:=[.K80]^2*225" office:value-type="float" office:value="113.725218965438" calcext:value-type="float">
            <text:p>113.73</text:p>
          </table:table-cell>
          <table:table-cell table:style-name="ce8" table:formula="of:=[.L80]*COS(RADIANS([.M80]))+[.N80]*COS(RADIANS([.O80]))" office:value-type="float" office:value="10.6040836031406" calcext:value-type="float">
            <text:p>10.60</text:p>
          </table:table-cell>
          <table:table-cell table:style-name="ce8" table:formula="of:=[.L80]*SIN(RADIANS([.M80]))+[.N80]*SIN(RADIANS([.O80]))" office:value-type="float" office:value="-0.0403971295461035" calcext:value-type="float">
            <text:p>-0.04</text:p>
          </table:table-cell>
          <table:table-cell office:value-type="float" office:value="5.32579292754153" calcext:value-type="float">
            <text:p>5.33</text:p>
          </table:table-cell>
          <table:table-cell table:number-columns-repeated="998"/>
        </table:table-row>
        <table:table-row table:style-name="ro1">
          <table:table-cell table:style-name="Default" office:value-type="float" office:value="137649" calcext:value-type="float">
            <text:p>137649</text:p>
          </table:table-cell>
          <table:table-cell table:style-name="Default" office:value-type="float" office:value="-35.9390688842056" calcext:value-type="float">
            <text:p>-35.9390688842</text:p>
          </table:table-cell>
          <table:table-cell table:style-name="Default" office:value-type="float" office:value="5.88857331461927" calcext:value-type="float">
            <text:p>5.8885733146</text:p>
          </table:table-cell>
          <table:table-cell table:style-name="Default" office:value-type="float" office:value="-8.38621896106296" calcext:value-type="float">
            <text:p>-8.3862189611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2.62" calcext:value-type="float">
            <text:p>12.62</text:p>
          </table:table-cell>
          <table:table-cell/>
          <table:table-cell table:formula="of:=DEGREES(ACOS(COS(RADIANS([.B81]))*COS(RADIANS([.C81]))))" office:value-type="float" office:value="36.3540567183969" calcext:value-type="float">
            <text:p>36.35</text:p>
          </table:table-cell>
          <table:table-cell table:formula="of:=TAN((ACOS(COS(RADIANS([.B81]))*COS(RADIANS([.C81])))))" office:value-type="float" office:value="0.736026596588993" calcext:value-type="float">
            <text:p>0.7360</text:p>
          </table:table-cell>
          <table:table-cell table:formula="of:=SQRT([.E81]^2+[.F81]^2)" office:value-type="float" office:value="0.0806225774829855" calcext:value-type="float">
            <text:p>0.08</text:p>
          </table:table-cell>
          <table:table-cell table:formula="of:=DEGREES(ATAN2([.E81]; [.F81]))" office:value-type="float" office:value="172.874983651098" calcext:value-type="float">
            <text:p>172.87</text:p>
          </table:table-cell>
          <table:table-cell table:style-name="ce9" table:formula="of:=SQRT([.V81])" office:value-type="float" office:value="11.0403989488349" calcext:value-type="float">
            <text:p>11.04</text:p>
          </table:table-cell>
          <table:table-cell table:style-name="ce8" table:formula="of:=DEGREES(ATAN( (-SIN (RADIANS ([.C81])) * COS(RADIANS([.B81]))) / (COS (RADIANS ([.C81])) * SIN(RADIANS([.B81]))) )) + [.D81]" office:value-type="float" office:value="-0.288764596294792" calcext:value-type="float">
            <text:p>-0.29</text:p>
          </table:table-cell>
          <table:table-cell table:style-name="ce11" table:formula="of:=SQRT([.W81]^2+[.X81]^2)" office:value-type="float" office:value="10.9603537674774" calcext:value-type="float">
            <text:p>10.96</text:p>
          </table:table-cell>
          <table:table-cell table:style-name="ce13" table:formula="of:=DEGREES(ATAN2([.W81];[.X81]))" office:value-type="float" office:value="-0.238597463878488" calcext:value-type="float">
            <text:p>-0.24</text:p>
          </table:table-cell>
          <table:table-cell office:value-type="float" office:value="10.9603537674774" calcext:value-type="float">
            <text:p>10.96</text:p>
          </table:table-cell>
          <table:table-cell office:value-type="float" office:value="-0.238597463878488" calcext:value-type="float">
            <text:p>-0.24</text:p>
          </table:table-cell>
          <table:table-cell/>
          <table:table-cell table:style-name="ce19" table:formula="of:=[.K81]*15" office:value-type="float" office:value="11.0403989488349" calcext:value-type="float">
            <text:p>11.04</text:p>
          </table:table-cell>
          <table:table-cell table:style-name="ce8" table:formula="of:=[.K81]^2*225" office:value-type="float" office:value="121.890408949435" calcext:value-type="float">
            <text:p>121.89</text:p>
          </table:table-cell>
          <table:table-cell table:style-name="ce8" table:formula="of:=[.L81]*COS(RADIANS([.M81]))+[.N81]*COS(RADIANS([.O81]))" office:value-type="float" office:value="10.9602587331883" calcext:value-type="float">
            <text:p>10.96</text:p>
          </table:table-cell>
          <table:table-cell table:style-name="ce8" table:formula="of:=[.L81]*SIN(RADIANS([.M81]))+[.N81]*SIN(RADIANS([.O81]))" office:value-type="float" office:value="-0.0456421934745857" calcext:value-type="float">
            <text:p>-0.05</text:p>
          </table:table-cell>
          <table:table-cell office:value-type="float" office:value="5.32579292754153" calcext:value-type="float">
            <text:p>5.33</text:p>
          </table:table-cell>
          <table:table-cell table:number-columns-repeated="998"/>
        </table:table-row>
        <table:table-row table:style-name="ro1">
          <table:table-cell table:style-name="Default" office:value-type="float" office:value="137899" calcext:value-type="float">
            <text:p>137899</text:p>
          </table:table-cell>
          <table:table-cell table:style-name="Default" office:value-type="float" office:value="-36.0525080810357" calcext:value-type="float">
            <text:p>-36.052508081</text:p>
          </table:table-cell>
          <table:table-cell table:style-name="Default" office:value-type="float" office:value="5.95082579314888" calcext:value-type="float">
            <text:p>5.9508257931</text:p>
          </table:table-cell>
          <table:table-cell table:style-name="Default" office:value-type="float" office:value="-8.3413966984084" calcext:value-type="float">
            <text:p>-8.3413966984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2.654" calcext:value-type="float">
            <text:p>12.654</text:p>
          </table:table-cell>
          <table:table-cell/>
          <table:table-cell table:formula="of:=DEGREES(ACOS(COS(RADIANS([.B82]))*COS(RADIANS([.C82]))))" office:value-type="float" office:value="36.4745211964167" calcext:value-type="float">
            <text:p>36.47</text:p>
          </table:table-cell>
          <table:table-cell table:formula="of:=TAN((ACOS(COS(RADIANS([.B82]))*COS(RADIANS([.C82])))))" office:value-type="float" office:value="0.739273126256875" calcext:value-type="float">
            <text:p>0.7393</text:p>
          </table:table-cell>
          <table:table-cell table:formula="of:=SQRT([.E82]^2+[.F82]^2)" office:value-type="float" office:value="0.0509901951359279" calcext:value-type="float">
            <text:p>0.05</text:p>
          </table:table-cell>
          <table:table-cell table:formula="of:=DEGREES(ATAN2([.E82]; [.F82]))" office:value-type="float" office:value="168.69006752598" calcext:value-type="float">
            <text:p>168.69</text:p>
          </table:table-cell>
          <table:table-cell table:style-name="ce9" table:formula="of:=SQRT([.V82])" office:value-type="float" office:value="11.0890968938531" calcext:value-type="float">
            <text:p>11.09</text:p>
          </table:table-cell>
          <table:table-cell table:style-name="ce8" table:formula="of:=DEGREES(ATAN( (-SIN (RADIANS ([.C82])) * COS(RADIANS([.B82]))) / (COS (RADIANS ([.C82])) * SIN(RADIANS([.B82]))) )) + [.D82]" office:value-type="float" office:value="-0.192425742983039" calcext:value-type="float">
            <text:p>-0.19</text:p>
          </table:table-cell>
          <table:table-cell table:style-name="ce11" table:formula="of:=SQRT([.W82]^2+[.X82]^2)" office:value-type="float" office:value="11.0390679697489" calcext:value-type="float">
            <text:p>11.04</text:p>
          </table:table-cell>
          <table:table-cell table:style-name="ce13" table:formula="of:=DEGREES(ATAN2([.W82];[.X82]))" office:value-type="float" office:value="-0.141394861497299" calcext:value-type="float">
            <text:p>-0.14</text:p>
          </table:table-cell>
          <table:table-cell office:value-type="float" office:value="11.0390679697489" calcext:value-type="float">
            <text:p>11.04</text:p>
          </table:table-cell>
          <table:table-cell office:value-type="float" office:value="-0.141394861497298" calcext:value-type="float">
            <text:p>-0.14</text:p>
          </table:table-cell>
          <table:table-cell/>
          <table:table-cell table:style-name="ce19" table:formula="of:=[.K82]*15" office:value-type="float" office:value="11.0890968938531" calcext:value-type="float">
            <text:p>11.09</text:p>
          </table:table-cell>
          <table:table-cell table:style-name="ce8" table:formula="of:=[.K82]^2*225" office:value-type="float" office:value="122.968069921263" calcext:value-type="float">
            <text:p>122.97</text:p>
          </table:table-cell>
          <table:table-cell table:style-name="ce8" table:formula="of:=[.L82]*COS(RADIANS([.M82]))+[.N82]*COS(RADIANS([.O82]))" office:value-type="float" office:value="11.0390343554405" calcext:value-type="float">
            <text:p>11.04</text:p>
          </table:table-cell>
          <table:table-cell table:style-name="ce8" table:formula="of:=[.L82]*SIN(RADIANS([.M82]))+[.N82]*SIN(RADIANS([.O82]))" office:value-type="float" office:value="-0.0272422491780283" calcext:value-type="float">
            <text:p>-0.03</text:p>
          </table:table-cell>
          <table:table-cell office:value-type="float" office:value="5.3584838499303" calcext:value-type="float">
            <text:p>5.36</text:p>
          </table:table-cell>
          <table:table-cell table:number-columns-repeated="998"/>
        </table:table-row>
        <table:table-row table:style-name="ro1">
          <table:table-cell table:style-name="Default" office:value-type="float" office:value="138149" calcext:value-type="float">
            <text:p>138149</text:p>
          </table:table-cell>
          <table:table-cell table:style-name="Default" office:value-type="float" office:value="-35.4364557537519" calcext:value-type="float">
            <text:p>-35.4364557538</text:p>
          </table:table-cell>
          <table:table-cell table:style-name="Default" office:value-type="float" office:value="5.75055098630577" calcext:value-type="float">
            <text:p>5.7505509863</text:p>
          </table:table-cell>
          <table:table-cell table:style-name="Default" office:value-type="float" office:value="-8.2219093690682" calcext:value-type="float">
            <text:p>-8.2219093691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689" calcext:value-type="float">
            <text:p>12.689</text:p>
          </table:table-cell>
          <table:table-cell/>
          <table:table-cell table:formula="of:=DEGREES(ACOS(COS(RADIANS([.B83]))*COS(RADIANS([.C83]))))" office:value-type="float" office:value="35.8396501089264" calcext:value-type="float">
            <text:p>35.84</text:p>
          </table:table-cell>
          <table:table-cell table:formula="of:=TAN((ACOS(COS(RADIANS([.B83]))*COS(RADIANS([.C83])))))" office:value-type="float" office:value="0.72227526202561" calcext:value-type="float">
            <text:p>0.7223</text:p>
          </table:table-cell>
          <table:table-cell table:formula="of:=SQRT([.E83]^2+[.F83]^2)" office:value-type="float" office:value="0.0223606797749979" calcext:value-type="float">
            <text:p>0.02</text:p>
          </table:table-cell>
          <table:table-cell table:formula="of:=DEGREES(ATAN2([.E83]; [.F83]))" office:value-type="float" office:value="26.565051177078" calcext:value-type="float">
            <text:p>26.57</text:p>
          </table:table-cell>
          <table:table-cell table:style-name="ce9" table:formula="of:=SQRT([.V83])" office:value-type="float" office:value="10.8341289303842" calcext:value-type="float">
            <text:p>10.83</text:p>
          </table:table-cell>
          <table:table-cell table:style-name="ce8" table:formula="of:=DEGREES(ATAN( (-SIN (RADIANS ([.C83])) * COS(RADIANS([.B83]))) / (COS (RADIANS ([.C83])) * SIN(RADIANS([.B83]))) )) + [.D83]" office:value-type="float" office:value="-0.167232404296394" calcext:value-type="float">
            <text:p>-0.17</text:p>
          </table:table-cell>
          <table:table-cell table:style-name="ce11" table:formula="of:=SQRT([.W83]^2+[.X83]^2)" office:value-type="float" office:value="10.854104318126" calcext:value-type="float">
            <text:p>10.85</text:p>
          </table:table-cell>
          <table:table-cell table:style-name="ce13" table:formula="of:=DEGREES(ATAN2([.W83];[.X83]))" office:value-type="float" office:value="-0.114137274241615" calcext:value-type="float">
            <text:p>-0.11</text:p>
          </table:table-cell>
          <table:table-cell office:value-type="float" office:value="10.854104318126" calcext:value-type="float">
            <text:p>10.85</text:p>
          </table:table-cell>
          <table:table-cell office:value-type="float" office:value="-0.114137274241615" calcext:value-type="float">
            <text:p>-0.11</text:p>
          </table:table-cell>
          <table:table-cell/>
          <table:table-cell table:style-name="ce19" table:formula="of:=[.K83]*15" office:value-type="float" office:value="10.8341289303842" calcext:value-type="float">
            <text:p>10.83</text:p>
          </table:table-cell>
          <table:table-cell table:style-name="ce8" table:formula="of:=[.K83]^2*225" office:value-type="float" office:value="117.378349680187" calcext:value-type="float">
            <text:p>117.38</text:p>
          </table:table-cell>
          <table:table-cell table:style-name="ce8" table:formula="of:=[.L83]*COS(RADIANS([.M83]))+[.N83]*COS(RADIANS([.O83]))" office:value-type="float" office:value="10.8540827817026" calcext:value-type="float">
            <text:p>10.85</text:p>
          </table:table-cell>
          <table:table-cell table:style-name="ce8" table:formula="of:=[.L83]*SIN(RADIANS([.M83]))+[.N83]*SIN(RADIANS([.O83]))" office:value-type="float" office:value="-0.0216221346906104" calcext:value-type="float">
            <text:p>-0.02</text:p>
          </table:table-cell>
          <table:table-cell office:value-type="float" office:value="5.3584838499303" calcext:value-type="float">
            <text:p>5.36</text:p>
          </table:table-cell>
          <table:table-cell table:number-columns-repeated="998"/>
        </table:table-row>
        <table:table-row table:style-name="ro1">
          <table:table-cell table:style-name="Default" office:value-type="float" office:value="138399" calcext:value-type="float">
            <text:p>138399</text:p>
          </table:table-cell>
          <table:table-cell table:style-name="Default" office:value-type="float" office:value="-34.7981882361925" calcext:value-type="float">
            <text:p>-34.7981882362</text:p>
          </table:table-cell>
          <table:table-cell table:style-name="Default" office:value-type="float" office:value="5.62228216812704" calcext:value-type="float">
            <text:p>5.6222821681</text:p>
          </table:table-cell>
          <table:table-cell table:style-name="Default" office:value-type="float" office:value="-8.19148258386308" calcext:value-type="float">
            <text:p>-8.1914825839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725" calcext:value-type="float">
            <text:p>12.725</text:p>
          </table:table-cell>
          <table:table-cell/>
          <table:table-cell table:formula="of:=DEGREES(ACOS(COS(RADIANS([.B84]))*COS(RADIANS([.C84]))))" office:value-type="float" office:value="35.1928398485322" calcext:value-type="float">
            <text:p>35.19</text:p>
          </table:table-cell>
          <table:table-cell table:formula="of:=TAN((ACOS(COS(RADIANS([.B84]))*COS(RADIANS([.C84])))))" office:value-type="float" office:value="0.705235262524207" calcext:value-type="float">
            <text:p>0.7052</text:p>
          </table:table-cell>
          <table:table-cell table:formula="of:=SQRT([.E84]^2+[.F84]^2)" office:value-type="float" office:value="0.01" calcext:value-type="float">
            <text:p>0.01</text:p>
          </table:table-cell>
          <table:table-cell table:formula="of:=DEGREES(ATAN2([.E84]; [.F84]))" office:value-type="float" office:value="180" calcext:value-type="float">
            <text:p>180.00</text:p>
          </table:table-cell>
          <table:table-cell table:style-name="ce9" table:formula="of:=SQRT([.V84])" office:value-type="float" office:value="10.5785289378631" calcext:value-type="float">
            <text:p>10.58</text:p>
          </table:table-cell>
          <table:table-cell table:style-name="ce8" table:formula="of:=DEGREES(ATAN( (-SIN (RADIANS ([.C84])) * COS(RADIANS([.B84]))) / (COS (RADIANS ([.C84])) * SIN(RADIANS([.B84]))) )) + [.D84]" office:value-type="float" office:value="-0.129104968633515" calcext:value-type="float">
            <text:p>-0.13</text:p>
          </table:table-cell>
          <table:table-cell table:style-name="ce11" table:formula="of:=SQRT([.W84]^2+[.X84]^2)" office:value-type="float" office:value="10.5685289632741" calcext:value-type="float">
            <text:p>10.57</text:p>
          </table:table-cell>
          <table:table-cell table:style-name="ce13" table:formula="of:=DEGREES(ATAN2([.W84];[.X84]))" office:value-type="float" office:value="-0.129227128358704" calcext:value-type="float">
            <text:p>-0.13</text:p>
          </table:table-cell>
          <table:table-cell office:value-type="float" office:value="10.5685289632741" calcext:value-type="float">
            <text:p>10.57</text:p>
          </table:table-cell>
          <table:table-cell office:value-type="float" office:value="-0.129227128358704" calcext:value-type="float">
            <text:p>-0.13</text:p>
          </table:table-cell>
          <table:table-cell/>
          <table:table-cell table:style-name="ce19" table:formula="of:=[.K84]*15" office:value-type="float" office:value="10.5785289378631" calcext:value-type="float">
            <text:p>10.58</text:p>
          </table:table-cell>
          <table:table-cell table:style-name="ce8" table:formula="of:=[.K84]^2*225" office:value-type="float" office:value="111.905274489207" calcext:value-type="float">
            <text:p>111.91</text:p>
          </table:table-cell>
          <table:table-cell table:style-name="ce8" table:formula="of:=[.L84]*COS(RADIANS([.M84]))+[.N84]*COS(RADIANS([.O84]))" office:value-type="float" office:value="10.5685020822082" calcext:value-type="float">
            <text:p>10.57</text:p>
          </table:table-cell>
          <table:table-cell table:style-name="ce8" table:formula="of:=[.L84]*SIN(RADIANS([.M84]))+[.N84]*SIN(RADIANS([.O84]))" office:value-type="float" office:value="-0.0238366508420866" calcext:value-type="float">
            <text:p>-0.02</text:p>
          </table:table-cell>
          <table:table-cell office:value-type="float" office:value="5.30842793664226" calcext:value-type="float">
            <text:p>5.31</text:p>
          </table:table-cell>
          <table:table-cell table:number-columns-repeated="998"/>
        </table:table-row>
        <table:table-row table:style-name="ro1">
          <table:table-cell table:style-name="Default" office:value-type="float" office:value="138649" calcext:value-type="float">
            <text:p>138649</text:p>
          </table:table-cell>
          <table:table-cell table:style-name="Default" office:value-type="float" office:value="-35.4610478498585" calcext:value-type="float">
            <text:p>-35.4610478499</text:p>
          </table:table-cell>
          <table:table-cell table:style-name="Default" office:value-type="float" office:value="5.90109646646249" calcext:value-type="float">
            <text:p>5.9010964665</text:p>
          </table:table-cell>
          <table:table-cell table:style-name="Default" office:value-type="float" office:value="-8.33859119820682" calcext:value-type="float">
            <text:p>-8.3385911982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2.761" calcext:value-type="float">
            <text:p>12.761</text:p>
          </table:table-cell>
          <table:table-cell/>
          <table:table-cell table:formula="of:=DEGREES(ACOS(COS(RADIANS([.B85]))*COS(RADIANS([.C85]))))" office:value-type="float" office:value="35.8851191418164" calcext:value-type="float">
            <text:p>35.89</text:p>
          </table:table-cell>
          <table:table-cell table:formula="of:=TAN((ACOS(COS(RADIANS([.B85]))*COS(RADIANS([.C85])))))" office:value-type="float" office:value="0.723483537485323" calcext:value-type="float">
            <text:p>0.7235</text:p>
          </table:table-cell>
          <table:table-cell table:formula="of:=SQRT([.E85]^2+[.F85]^2)" office:value-type="float" office:value="0.08" calcext:value-type="float">
            <text:p>0.08</text:p>
          </table:table-cell>
          <table:table-cell table:formula="of:=DEGREES(ATAN2([.E85]; [.F85]))" office:value-type="float" office:value="180" calcext:value-type="float">
            <text:p>180.00</text:p>
          </table:table-cell>
          <table:table-cell table:style-name="ce9" table:formula="of:=SQRT([.V85])" office:value-type="float" office:value="10.8522530622799" calcext:value-type="float">
            <text:p>10.85</text:p>
          </table:table-cell>
          <table:table-cell table:style-name="ce8" table:formula="of:=DEGREES(ATAN( (-SIN (RADIANS ([.C85])) * COS(RADIANS([.B85]))) / (COS (RADIANS ([.C85])) * SIN(RADIANS([.B85]))) )) + [.D85]" office:value-type="float" office:value="-0.0818655162053918" calcext:value-type="float">
            <text:p>-0.08</text:p>
          </table:table-cell>
          <table:table-cell table:style-name="ce11" table:formula="of:=SQRT([.W85]^2+[.X85]^2)" office:value-type="float" office:value="10.7722531445477" calcext:value-type="float">
            <text:p>10.77</text:p>
          </table:table-cell>
          <table:table-cell table:style-name="ce13" table:formula="of:=DEGREES(ATAN2([.W85];[.X85]))" office:value-type="float" office:value="-0.0824734892060497" calcext:value-type="float">
            <text:p>-0.08</text:p>
          </table:table-cell>
          <table:table-cell office:value-type="float" office:value="10.7722531445477" calcext:value-type="float">
            <text:p>10.77</text:p>
          </table:table-cell>
          <table:table-cell office:value-type="float" office:value="-0.0824734892060497" calcext:value-type="float">
            <text:p>-0.08</text:p>
          </table:table-cell>
          <table:table-cell/>
          <table:table-cell table:style-name="ce19" table:formula="of:=[.K85]*15" office:value-type="float" office:value="10.8522530622799" calcext:value-type="float">
            <text:p>10.85</text:p>
          </table:table-cell>
          <table:table-cell table:style-name="ce8" table:formula="of:=[.K85]^2*225" office:value-type="float" office:value="117.771396527762" calcext:value-type="float">
            <text:p>117.77</text:p>
          </table:table-cell>
          <table:table-cell table:style-name="ce8" table:formula="of:=[.L85]*COS(RADIANS([.M85]))+[.N85]*COS(RADIANS([.O85]))" office:value-type="float" office:value="10.7722419846567" calcext:value-type="float">
            <text:p>10.77</text:p>
          </table:table-cell>
          <table:table-cell table:style-name="ce8" table:formula="of:=[.L85]*SIN(RADIANS([.M85]))+[.N85]*SIN(RADIANS([.O85]))" office:value-type="float" office:value="-0.0155059413484449" calcext:value-type="float">
            <text:p>-0.02</text:p>
          </table:table-cell>
          <table:table-cell office:value-type="float" office:value="5.30842793664226" calcext:value-type="float">
            <text:p>5.31</text:p>
          </table:table-cell>
          <table:table-cell table:number-columns-repeated="998"/>
        </table:table-row>
        <table:table-row table:style-name="ro1">
          <table:table-cell table:style-name="Default" office:value-type="float" office:value="138899" calcext:value-type="float">
            <text:p>138899</text:p>
          </table:table-cell>
          <table:table-cell table:style-name="Default" office:value-type="float" office:value="-35.9222188075232" calcext:value-type="float">
            <text:p>-35.9222188075</text:p>
          </table:table-cell>
          <table:table-cell table:style-name="Default" office:value-type="float" office:value="6.04237722189691" calcext:value-type="float">
            <text:p>6.0423772219</text:p>
          </table:table-cell>
          <table:table-cell table:style-name="Default" office:value-type="float" office:value="-8.38168286168043" calcext:value-type="float">
            <text:p>-8.3816828617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2.797" calcext:value-type="float">
            <text:p>12.797</text:p>
          </table:table-cell>
          <table:table-cell/>
          <table:table-cell table:formula="of:=DEGREES(ACOS(COS(RADIANS([.B86]))*COS(RADIANS([.C86]))))" office:value-type="float" office:value="36.3593013998812" calcext:value-type="float">
            <text:p>36.36</text:p>
          </table:table-cell>
          <table:table-cell table:formula="of:=TAN((ACOS(COS(RADIANS([.B86]))*COS(RADIANS([.C86])))))" office:value-type="float" office:value="0.736167731847204" calcext:value-type="float">
            <text:p>0.7362</text:p>
          </table:table-cell>
          <table:table-cell table:formula="of:=SQRT([.E86]^2+[.F86]^2)" office:value-type="float" office:value="0.06" calcext:value-type="float">
            <text:p>0.06</text:p>
          </table:table-cell>
          <table:table-cell table:formula="of:=DEGREES(ATAN2([.E86]; [.F86]))" office:value-type="float" office:value="180" calcext:value-type="float">
            <text:p>180.00</text:p>
          </table:table-cell>
          <table:table-cell table:style-name="ce9" table:formula="of:=SQRT([.V86])" office:value-type="float" office:value="11.0425159777081" calcext:value-type="float">
            <text:p>11.04</text:p>
          </table:table-cell>
          <table:table-cell table:style-name="ce8" table:formula="of:=DEGREES(ATAN( (-SIN (RADIANS ([.C86])) * COS(RADIANS([.B86]))) / (COS (RADIANS ([.C86])) * SIN(RADIANS([.B86]))) )) + [.D86]" office:value-type="float" office:value="-0.0690391919938929" calcext:value-type="float">
            <text:p>-0.07</text:p>
          </table:table-cell>
          <table:table-cell table:style-name="ce11" table:formula="of:=SQRT([.W86]^2+[.X86]^2)" office:value-type="float" office:value="10.982516021504" calcext:value-type="float">
            <text:p>10.98</text:p>
          </table:table-cell>
          <table:table-cell table:style-name="ce13" table:formula="of:=DEGREES(ATAN2([.W86];[.X86]))" office:value-type="float" office:value="-0.0694163688183246" calcext:value-type="float">
            <text:p>-0.07</text:p>
          </table:table-cell>
          <table:table-cell office:value-type="float" office:value="10.982516021504" calcext:value-type="float">
            <text:p>10.98</text:p>
          </table:table-cell>
          <table:table-cell office:value-type="float" office:value="-0.0694163688183264" calcext:value-type="float">
            <text:p>-0.07</text:p>
          </table:table-cell>
          <table:table-cell/>
          <table:table-cell table:style-name="ce19" table:formula="of:=[.K86]*15" office:value-type="float" office:value="11.0425159777081" calcext:value-type="float">
            <text:p>11.04</text:p>
          </table:table-cell>
          <table:table-cell table:style-name="ce8" table:formula="of:=[.K86]^2*225" office:value-type="float" office:value="121.937159117938" calcext:value-type="float">
            <text:p>121.94</text:p>
          </table:table-cell>
          <table:table-cell table:style-name="ce8" table:formula="of:=[.L86]*COS(RADIANS([.M86]))+[.N86]*COS(RADIANS([.O86]))" office:value-type="float" office:value="10.9825079612205" calcext:value-type="float">
            <text:p>10.98</text:p>
          </table:table-cell>
          <table:table-cell table:style-name="ce8" table:formula="of:=[.L86]*SIN(RADIANS([.M86]))+[.N86]*SIN(RADIANS([.O86]))" office:value-type="float" office:value="-0.0133058002295369" calcext:value-type="float">
            <text:p>-0.01</text:p>
          </table:table-cell>
          <table:table-cell office:value-type="float" office:value="5.29742110719621" calcext:value-type="float">
            <text:p>5.30</text:p>
          </table:table-cell>
          <table:table-cell table:number-columns-repeated="998"/>
        </table:table-row>
        <table:table-row table:style-name="ro1">
          <table:table-cell table:style-name="Default" office:value-type="float" office:value="139150" calcext:value-type="float">
            <text:p>139150</text:p>
          </table:table-cell>
          <table:table-cell table:style-name="Default" office:value-type="float" office:value="-35.6006432561152" calcext:value-type="float">
            <text:p>-35.6006432561</text:p>
          </table:table-cell>
          <table:table-cell table:style-name="Default" office:value-type="float" office:value="5.97315795041388" calcext:value-type="float">
            <text:p>5.9731579504</text:p>
          </table:table-cell>
          <table:table-cell table:style-name="Default" office:value-type="float" office:value="-8.29609546873829" calcext:value-type="float">
            <text:p>-8.2960954687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2.831" calcext:value-type="float">
            <text:p>12.831</text:p>
          </table:table-cell>
          <table:table-cell/>
          <table:table-cell table:formula="of:=DEGREES(ACOS(COS(RADIANS([.B87]))*COS(RADIANS([.C87]))))" office:value-type="float" office:value="36.0328618525873" calcext:value-type="float">
            <text:p>36.03</text:p>
          </table:table-cell>
          <table:table-cell table:formula="of:=TAN((ACOS(COS(RADIANS([.B87]))*COS(RADIANS([.C87])))))" office:value-type="float" office:value="0.727419196057917" calcext:value-type="float">
            <text:p>0.7274</text:p>
          </table:table-cell>
          <table:table-cell table:formula="of:=SQRT([.E87]^2+[.F87]^2)" office:value-type="float" office:value="0.04" calcext:value-type="float">
            <text:p>0.04</text:p>
          </table:table-cell>
          <table:table-cell table:formula="of:=DEGREES(ATAN2([.E87]; [.F87]))" office:value-type="float" office:value="180" calcext:value-type="float">
            <text:p>180.00</text:p>
          </table:table-cell>
          <table:table-cell table:style-name="ce9" table:formula="of:=SQRT([.V87])" office:value-type="float" office:value="10.9112879408688" calcext:value-type="float">
            <text:p>10.91</text:p>
          </table:table-cell>
          <table:table-cell table:style-name="ce8" table:formula="of:=DEGREES(ATAN( (-SIN (RADIANS ([.C87])) * COS(RADIANS([.B87]))) / (COS (RADIANS ([.C87])) * SIN(RADIANS([.B87]))) )) + [.D87]" office:value-type="float" office:value="0.0184224511639375" calcext:value-type="float">
            <text:p>0.02</text:p>
          </table:table-cell>
          <table:table-cell table:style-name="ce11" table:formula="of:=SQRT([.W87]^2+[.X87]^2)" office:value-type="float" office:value="10.871287942944" calcext:value-type="float">
            <text:p>10.87</text:p>
          </table:table-cell>
          <table:table-cell table:style-name="ce13" table:formula="of:=DEGREES(ATAN2([.W87];[.X87]))" office:value-type="float" office:value="0.0184902350399353" calcext:value-type="float">
            <text:p>0.02</text:p>
          </table:table-cell>
          <table:table-cell office:value-type="float" office:value="10.871287942944" calcext:value-type="float">
            <text:p>10.87</text:p>
          </table:table-cell>
          <table:table-cell office:value-type="float" office:value="0.0184902350399353" calcext:value-type="float">
            <text:p>0.02</text:p>
          </table:table-cell>
          <table:table-cell/>
          <table:table-cell table:style-name="ce19" table:formula="of:=[.K87]*15" office:value-type="float" office:value="10.9112879408688" calcext:value-type="float">
            <text:p>10.91</text:p>
          </table:table-cell>
          <table:table-cell table:style-name="ce8" table:formula="of:=[.K87]^2*225" office:value-type="float" office:value="119.056204528548" calcext:value-type="float">
            <text:p>119.06</text:p>
          </table:table-cell>
          <table:table-cell table:style-name="ce8" table:formula="of:=[.L87]*COS(RADIANS([.M87]))+[.N87]*COS(RADIANS([.O87]))" office:value-type="float" office:value="10.8712873768474" calcext:value-type="float">
            <text:p>10.87</text:p>
          </table:table-cell>
          <table:table-cell table:style-name="ce8" table:formula="of:=[.L87]*SIN(RADIANS([.M87]))+[.N87]*SIN(RADIANS([.O87]))" office:value-type="float" office:value="0.00350833285577109" calcext:value-type="float">
            <text:p>0.00</text:p>
          </table:table-cell>
          <table:table-cell office:value-type="float" office:value="5.29742110719621" calcext:value-type="float">
            <text:p>5.30</text:p>
          </table:table-cell>
          <table:table-cell table:number-columns-repeated="998"/>
        </table:table-row>
        <table:table-row table:style-name="ro1">
          <table:table-cell table:style-name="Default" office:value-type="float" office:value="139400" calcext:value-type="float">
            <text:p>139400</text:p>
          </table:table-cell>
          <table:table-cell table:style-name="Default" office:value-type="float" office:value="-35.3376809730697" calcext:value-type="float">
            <text:p>-35.3376809731</text:p>
          </table:table-cell>
          <table:table-cell table:style-name="Default" office:value-type="float" office:value="5.89261038330557" calcext:value-type="float">
            <text:p>5.8926103833</text:p>
          </table:table-cell>
          <table:table-cell table:style-name="Default" office:value-type="float" office:value="-8.24711362087919" calcext:value-type="float">
            <text:p>-8.2471136209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2.866" calcext:value-type="float">
            <text:p>12.866</text:p>
          </table:table-cell>
          <table:table-cell/>
          <table:table-cell table:formula="of:=DEGREES(ACOS(COS(RADIANS([.B88]))*COS(RADIANS([.C88]))))" office:value-type="float" office:value="35.7624534885499" calcext:value-type="float">
            <text:p>35.76</text:p>
          </table:table-cell>
          <table:table-cell table:formula="of:=TAN((ACOS(COS(RADIANS([.B88]))*COS(RADIANS([.C88])))))" office:value-type="float" office:value="0.720227038891695" calcext:value-type="float">
            <text:p>0.7202</text:p>
          </table:table-cell>
          <table:table-cell table:formula="of:=SQRT([.E88]^2+[.F88]^2)" office:value-type="float" office:value="0.04" calcext:value-type="float">
            <text:p>0.04</text:p>
          </table:table-cell>
          <table:table-cell table:formula="of:=DEGREES(ATAN2([.E88]; [.F88]))" office:value-type="float" office:value="180" calcext:value-type="float">
            <text:p>180.00</text:p>
          </table:table-cell>
          <table:table-cell table:style-name="ce9" table:formula="of:=SQRT([.V88])" office:value-type="float" office:value="10.8034055833754" calcext:value-type="float">
            <text:p>10.80</text:p>
          </table:table-cell>
          <table:table-cell table:style-name="ce8" table:formula="of:=DEGREES(ATAN( (-SIN (RADIANS ([.C88])) * COS(RADIANS([.B88]))) / (COS (RADIANS ([.C88])) * SIN(RADIANS([.B88]))) )) + [.D88]" office:value-type="float" office:value="0.0349799331279623" calcext:value-type="float">
            <text:p>0.03</text:p>
          </table:table-cell>
          <table:table-cell table:style-name="ce11" table:formula="of:=SQRT([.W88]^2+[.X88]^2)" office:value-type="float" office:value="10.7634055908577" calcext:value-type="float">
            <text:p>10.76</text:p>
          </table:table-cell>
          <table:table-cell table:style-name="ce13" table:formula="of:=DEGREES(ATAN2([.W88];[.X88]))" office:value-type="float" office:value="0.0351099289017338" calcext:value-type="float">
            <text:p>0.04</text:p>
          </table:table-cell>
          <table:table-cell office:value-type="float" office:value="10.7634055908577" calcext:value-type="float">
            <text:p>10.76</text:p>
          </table:table-cell>
          <table:table-cell office:value-type="float" office:value="0.0351099289017338" calcext:value-type="float">
            <text:p>0.04</text:p>
          </table:table-cell>
          <table:table-cell/>
          <table:table-cell table:style-name="ce19" table:formula="of:=[.K88]*15" office:value-type="float" office:value="10.8034055833754" calcext:value-type="float">
            <text:p>10.80</text:p>
          </table:table-cell>
          <table:table-cell table:style-name="ce8" table:formula="of:=[.K88]^2*225" office:value-type="float" office:value="116.713572198907" calcext:value-type="float">
            <text:p>116.71</text:p>
          </table:table-cell>
          <table:table-cell table:style-name="ce8" table:formula="of:=[.L88]*COS(RADIANS([.M88]))+[.N88]*COS(RADIANS([.O88]))" office:value-type="float" office:value="10.7634035700065" calcext:value-type="float">
            <text:p>10.76</text:p>
          </table:table-cell>
          <table:table-cell table:style-name="ce8" table:formula="of:=[.L88]*SIN(RADIANS([.M88]))+[.N88]*SIN(RADIANS([.O88]))" office:value-type="float" office:value="0.00659564080629367" calcext:value-type="float">
            <text:p>0.01</text:p>
          </table:table-cell>
          <table:table-cell office:value-type="float" office:value="5.32852796058484" calcext:value-type="float">
            <text:p>5.33</text:p>
          </table:table-cell>
          <table:table-cell table:number-columns-repeated="998"/>
        </table:table-row>
        <table:table-row table:style-name="ro1">
          <table:table-cell table:style-name="Default" office:value-type="float" office:value="139649" calcext:value-type="float">
            <text:p>139649</text:p>
          </table:table-cell>
          <table:table-cell table:style-name="Default" office:value-type="float" office:value="-35.3656266920588" calcext:value-type="float">
            <text:p>-35.3656266921</text:p>
          </table:table-cell>
          <table:table-cell table:style-name="Default" office:value-type="float" office:value="5.90874200946467" calcext:value-type="float">
            <text:p>5.9087420095</text:p>
          </table:table-cell>
          <table:table-cell table:style-name="Default" office:value-type="float" office:value="-8.26075350865171" calcext:value-type="float">
            <text:p>-8.2607535087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2.901" calcext:value-type="float">
            <text:p>12.901</text:p>
          </table:table-cell>
          <table:table-cell/>
          <table:table-cell table:formula="of:=DEGREES(ACOS(COS(RADIANS([.B89]))*COS(RADIANS([.C89]))))" office:value-type="float" office:value="35.7922773664862" calcext:value-type="float">
            <text:p>35.79</text:p>
          </table:table-cell>
          <table:table-cell table:formula="of:=TAN((ACOS(COS(RADIANS([.B89]))*COS(RADIANS([.C89])))))" office:value-type="float" office:value="0.721017870604063" calcext:value-type="float">
            <text:p>0.7210</text:p>
          </table:table-cell>
          <table:table-cell table:formula="of:=SQRT([.E89]^2+[.F89]^2)" office:value-type="float" office:value="0.05" calcext:value-type="float">
            <text:p>0.05</text:p>
          </table:table-cell>
          <table:table-cell table:formula="of:=DEGREES(ATAN2([.E89]; [.F89]))" office:value-type="float" office:value="180" calcext:value-type="float">
            <text:p>180.00</text:p>
          </table:table-cell>
          <table:table-cell table:style-name="ce9" table:formula="of:=SQRT([.V89])" office:value-type="float" office:value="10.8152680590609" calcext:value-type="float">
            <text:p>10.82</text:p>
          </table:table-cell>
          <table:table-cell table:style-name="ce8" table:formula="of:=DEGREES(ATAN( (-SIN (RADIANS ([.C89])) * COS(RADIANS([.B89]))) / (COS (RADIANS ([.C89])) * SIN(RADIANS([.B89]))) )) + [.D89]" office:value-type="float" office:value="0.0353970524139733" calcext:value-type="float">
            <text:p>0.04</text:p>
          </table:table-cell>
          <table:table-cell table:style-name="ce11" table:formula="of:=SQRT([.W89]^2+[.X89]^2)" office:value-type="float" office:value="10.765268068647" calcext:value-type="float">
            <text:p>10.77</text:p>
          </table:table-cell>
          <table:table-cell table:style-name="ce13" table:formula="of:=DEGREES(ATAN2([.W89];[.X89]))" office:value-type="float" office:value="0.0355614563560611" calcext:value-type="float">
            <text:p>0.04</text:p>
          </table:table-cell>
          <table:table-cell office:value-type="float" office:value="10.765268068647" calcext:value-type="float">
            <text:p>10.77</text:p>
          </table:table-cell>
          <table:table-cell office:value-type="float" office:value="0.0355614563560611" calcext:value-type="float">
            <text:p>0.04</text:p>
          </table:table-cell>
          <table:table-cell/>
          <table:table-cell table:style-name="ce19" table:formula="of:=[.K89]*15" office:value-type="float" office:value="10.8152680590609" calcext:value-type="float">
            <text:p>10.82</text:p>
          </table:table-cell>
          <table:table-cell table:style-name="ce8" table:formula="of:=[.K89]^2*225" office:value-type="float" office:value="116.970023189344" calcext:value-type="float">
            <text:p>116.97</text:p>
          </table:table-cell>
          <table:table-cell table:style-name="ce8" table:formula="of:=[.L89]*COS(RADIANS([.M89]))+[.N89]*COS(RADIANS([.O89]))" office:value-type="float" office:value="10.765265995125" calcext:value-type="float">
            <text:p>10.77</text:p>
          </table:table-cell>
          <table:table-cell table:style-name="ce8" table:formula="of:=[.L89]*SIN(RADIANS([.M89]))+[.N89]*SIN(RADIANS([.O89]))" office:value-type="float" office:value="0.00668161929654738" calcext:value-type="float">
            <text:p>0.01</text:p>
          </table:table-cell>
          <table:table-cell office:value-type="float" office:value="5.32852796058484" calcext:value-type="float">
            <text:p>5.33</text:p>
          </table:table-cell>
          <table:table-cell table:number-columns-repeated="998"/>
        </table:table-row>
        <table:table-row table:style-name="ro1">
          <table:table-cell table:style-name="Default" office:value-type="float" office:value="139899" calcext:value-type="float">
            <text:p>139899</text:p>
          </table:table-cell>
          <table:table-cell table:style-name="Default" office:value-type="float" office:value="-35.5063422493394" calcext:value-type="float">
            <text:p>-35.5063422493</text:p>
          </table:table-cell>
          <table:table-cell table:style-name="Default" office:value-type="float" office:value="5.95130433327761" calcext:value-type="float">
            <text:p>5.9513043333</text:p>
          </table:table-cell>
          <table:table-cell table:style-name="Default" office:value-type="float" office:value="-8.29288357228109" calcext:value-type="float">
            <text:p>-8.2928835723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2.936" calcext:value-type="float">
            <text:p>12.936</text:p>
          </table:table-cell>
          <table:table-cell/>
          <table:table-cell table:formula="of:=DEGREES(ACOS(COS(RADIANS([.B90]))*COS(RADIANS([.C90]))))" office:value-type="float" office:value="35.9369029857924" calcext:value-type="float">
            <text:p>35.94</text:p>
          </table:table-cell>
          <table:table-cell table:formula="of:=TAN((ACOS(COS(RADIANS([.B90]))*COS(RADIANS([.C90])))))" office:value-type="float" office:value="0.724861311209701" calcext:value-type="float">
            <text:p>0.7249</text:p>
          </table:table-cell>
          <table:table-cell table:formula="of:=SQRT([.E90]^2+[.F90]^2)" office:value-type="float" office:value="0.0509901951359279" calcext:value-type="float">
            <text:p>0.05</text:p>
          </table:table-cell>
          <table:table-cell table:formula="of:=DEGREES(ATAN2([.E90]; [.F90]))" office:value-type="float" office:value="168.69006752598" calcext:value-type="float">
            <text:p>168.69</text:p>
          </table:table-cell>
          <table:table-cell table:style-name="ce9" table:formula="of:=SQRT([.V90])" office:value-type="float" office:value="10.8729196681455" calcext:value-type="float">
            <text:p>10.87</text:p>
          </table:table-cell>
          <table:table-cell table:style-name="ce8" table:formula="of:=DEGREES(ATAN( (-SIN (RADIANS ([.C90])) * COS(RADIANS([.B90]))) / (COS (RADIANS ([.C90])) * SIN(RADIANS([.B90]))) )) + [.D90]" office:value-type="float" office:value="0.0198901589458451" calcext:value-type="float">
            <text:p>0.02</text:p>
          </table:table-cell>
          <table:table-cell table:style-name="ce11" table:formula="of:=SQRT([.W90]^2+[.X90]^2)" office:value-type="float" office:value="10.8229277785199" calcext:value-type="float">
            <text:p>10.82</text:p>
          </table:table-cell>
          <table:table-cell table:style-name="ce13" table:formula="of:=DEGREES(ATAN2([.W90];[.X90]))" office:value-type="float" office:value="0.0729213130131964" calcext:value-type="float">
            <text:p>0.07</text:p>
          </table:table-cell>
          <table:table-cell office:value-type="float" office:value="10.8229277785199" calcext:value-type="float">
            <text:p>10.82</text:p>
          </table:table-cell>
          <table:table-cell office:value-type="float" office:value="0.0729213130131965" calcext:value-type="float">
            <text:p>0.07</text:p>
          </table:table-cell>
          <table:table-cell/>
          <table:table-cell table:style-name="ce19" table:formula="of:=[.K90]*15" office:value-type="float" office:value="10.8729196681455" calcext:value-type="float">
            <text:p>10.87</text:p>
          </table:table-cell>
          <table:table-cell table:style-name="ce8" table:formula="of:=[.K90]^2*225" office:value-type="float" office:value="118.220382109946" calcext:value-type="float">
            <text:p>118.22</text:p>
          </table:table-cell>
          <table:table-cell table:style-name="ce8" table:formula="of:=[.L90]*COS(RADIANS([.M90]))+[.N90]*COS(RADIANS([.O90]))" office:value-type="float" office:value="10.8229190129854" calcext:value-type="float">
            <text:p>10.82</text:p>
          </table:table-cell>
          <table:table-cell table:style-name="ce8" table:formula="of:=[.L90]*SIN(RADIANS([.M90]))+[.N90]*SIN(RADIANS([.O90]))" office:value-type="float" office:value="0.013774520530115" calcext:value-type="float">
            <text:p>0.01</text:p>
          </table:table-cell>
          <table:table-cell office:value-type="float" office:value="5.32799680047417" calcext:value-type="float">
            <text:p>5.33</text:p>
          </table:table-cell>
          <table:table-cell table:number-columns-repeated="998"/>
        </table:table-row>
        <table:table-row table:style-name="ro1">
          <table:table-cell table:style-name="Default" office:value-type="float" office:value="140149" calcext:value-type="float">
            <text:p>140149</text:p>
          </table:table-cell>
          <table:table-cell table:style-name="Default" office:value-type="float" office:value="-35.6578119394682" calcext:value-type="float">
            <text:p>-35.6578119395</text:p>
          </table:table-cell>
          <table:table-cell table:style-name="Default" office:value-type="float" office:value="5.96051996601525" calcext:value-type="float">
            <text:p>5.960519966</text:p>
          </table:table-cell>
          <table:table-cell table:style-name="Default" office:value-type="float" office:value="-8.32240279610024" calcext:value-type="float">
            <text:p>-8.3224027961</text:p>
          </table:table-cell>
          <table:table-cell table:style-name="Default" office:value-type="float" office:value="-0.09" calcext:value-type="float">
            <text:p>-0.0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2.971" calcext:value-type="float">
            <text:p>12.971</text:p>
          </table:table-cell>
          <table:table-cell/>
          <table:table-cell table:formula="of:=DEGREES(ACOS(COS(RADIANS([.B91]))*COS(RADIANS([.C91]))))" office:value-type="float" office:value="36.087317918806" calcext:value-type="float">
            <text:p>36.09</text:p>
          </table:table-cell>
          <table:table-cell table:formula="of:=TAN((ACOS(COS(RADIANS([.B91]))*COS(RADIANS([.C91])))))" office:value-type="float" office:value="0.728873552974519" calcext:value-type="float">
            <text:p>0.7289</text:p>
          </table:table-cell>
          <table:table-cell table:formula="of:=SQRT([.E91]^2+[.F91]^2)" office:value-type="float" office:value="0.0905538513813742" calcext:value-type="float">
            <text:p>0.09</text:p>
          </table:table-cell>
          <table:table-cell table:formula="of:=DEGREES(ATAN2([.E91]; [.F91]))" office:value-type="float" office:value="173.65980825409" calcext:value-type="float">
            <text:p>173.66</text:p>
          </table:table-cell>
          <table:table-cell table:style-name="ce9" table:formula="of:=SQRT([.V91])" office:value-type="float" office:value="10.9331032946178" calcext:value-type="float">
            <text:p>10.93</text:p>
          </table:table-cell>
          <table:table-cell table:style-name="ce8" table:formula="of:=DEGREES(ATAN( (-SIN (RADIANS ([.C91])) * COS(RADIANS([.B91]))) / (COS (RADIANS ([.C91])) * SIN(RADIANS([.B91]))) )) + [.D91]" office:value-type="float" office:value="-0.0425810012545487" calcext:value-type="float">
            <text:p>-0.04</text:p>
          </table:table-cell>
          <table:table-cell table:style-name="ce11" table:formula="of:=SQRT([.W91]^2+[.X91]^2)" office:value-type="float" office:value="10.8431004374325" calcext:value-type="float">
            <text:p>10.84</text:p>
          </table:table-cell>
          <table:table-cell table:style-name="ce13" table:formula="of:=DEGREES(ATAN2([.W91];[.X91]))" office:value-type="float" office:value="0.00990633205289335" calcext:value-type="float">
            <text:p>0.01</text:p>
          </table:table-cell>
          <table:table-cell office:value-type="float" office:value="10.8431004374325" calcext:value-type="float">
            <text:p>10.84</text:p>
          </table:table-cell>
          <table:table-cell office:value-type="float" office:value="0.00990633205289336" calcext:value-type="float">
            <text:p>0.01</text:p>
          </table:table-cell>
          <table:table-cell/>
          <table:table-cell table:style-name="ce19" table:formula="of:=[.K91]*15" office:value-type="float" office:value="10.9331032946178" calcext:value-type="float">
            <text:p>10.93</text:p>
          </table:table-cell>
          <table:table-cell table:style-name="ce8" table:formula="of:=[.K91]^2*225" office:value-type="float" office:value="119.532747650782" calcext:value-type="float">
            <text:p>119.53</text:p>
          </table:table-cell>
          <table:table-cell table:style-name="ce8" table:formula="of:=[.L91]*COS(RADIANS([.M91]))+[.N91]*COS(RADIANS([.O91]))" office:value-type="float" office:value="10.843100275362" calcext:value-type="float">
            <text:p>10.84</text:p>
          </table:table-cell>
          <table:table-cell table:style-name="ce8" table:formula="of:=[.L91]*SIN(RADIANS([.M91]))+[.N91]*SIN(RADIANS([.O91]))" office:value-type="float" office:value="0.00187475157496336" calcext:value-type="float">
            <text:p>0.00</text:p>
          </table:table-cell>
          <table:table-cell office:value-type="float" office:value="5.32799680047417" calcext:value-type="float">
            <text:p>5.33</text:p>
          </table:table-cell>
          <table:table-cell table:number-columns-repeated="998"/>
        </table:table-row>
        <table:table-row table:style-name="ro1">
          <table:table-cell table:style-name="Default" office:value-type="float" office:value="140399" calcext:value-type="float">
            <text:p>140399</text:p>
          </table:table-cell>
          <table:table-cell table:style-name="Default" office:value-type="float" office:value="-35.9433923939502" calcext:value-type="float">
            <text:p>-35.943392394</text:p>
          </table:table-cell>
          <table:table-cell table:style-name="Default" office:value-type="float" office:value="5.97021157756067" calcext:value-type="float">
            <text:p>5.9702115776</text:p>
          </table:table-cell>
          <table:table-cell table:style-name="Default" office:value-type="float" office:value="-8.33978135866969" calcext:value-type="float">
            <text:p>-8.3397813587</text:p>
          </table:table-cell>
          <table:table-cell table:style-name="Default" office:value-type="float" office:value="-0.1" calcext:value-type="float">
            <text:p>-0.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005" calcext:value-type="float">
            <text:p>13.005</text:p>
          </table:table-cell>
          <table:table-cell/>
          <table:table-cell table:formula="of:=DEGREES(ACOS(COS(RADIANS([.B92]))*COS(RADIANS([.C92]))))" office:value-type="float" office:value="36.3698304960201" calcext:value-type="float">
            <text:p>36.37</text:p>
          </table:table-cell>
          <table:table-cell table:formula="of:=TAN((ACOS(COS(RADIANS([.B92]))*COS(RADIANS([.C92])))))" office:value-type="float" office:value="0.736451129024589" calcext:value-type="float">
            <text:p>0.7365</text:p>
          </table:table-cell>
          <table:table-cell table:formula="of:=SQRT([.E92]^2+[.F92]^2)" office:value-type="float" office:value="0.100498756211209" calcext:value-type="float">
            <text:p>0.10</text:p>
          </table:table-cell>
          <table:table-cell table:formula="of:=DEGREES(ATAN2([.E92]; [.F92]))" office:value-type="float" office:value="174.2894068625" calcext:value-type="float">
            <text:p>174.29</text:p>
          </table:table-cell>
          <table:table-cell table:style-name="ce9" table:formula="of:=SQRT([.V92])" office:value-type="float" office:value="11.0467669353688" calcext:value-type="float">
            <text:p>11.05</text:p>
          </table:table-cell>
          <table:table-cell table:style-name="ce8" table:formula="of:=DEGREES(ATAN( (-SIN (RADIANS ([.C92])) * COS(RADIANS([.B92]))) / (COS (RADIANS ([.C92])) * SIN(RADIANS([.B92]))) )) + [.D92]" office:value-type="float" office:value="-0.132070347975356" calcext:value-type="float">
            <text:p>-0.13</text:p>
          </table:table-cell>
          <table:table-cell table:style-name="ce11" table:formula="of:=SQRT([.W92]^2+[.X92]^2)" office:value-type="float" office:value="10.9467485098307" calcext:value-type="float">
            <text:p>10.95</text:p>
          </table:table-cell>
          <table:table-cell table:style-name="ce13" table:formula="of:=DEGREES(ATAN2([.W92];[.X92]))" office:value-type="float" office:value="-0.0809365045624817" calcext:value-type="float">
            <text:p>-0.08</text:p>
          </table:table-cell>
          <table:table-cell office:value-type="float" office:value="10.9467485098307" calcext:value-type="float">
            <text:p>10.95</text:p>
          </table:table-cell>
          <table:table-cell office:value-type="float" office:value="-0.0809365045624835" calcext:value-type="float">
            <text:p>-0.08</text:p>
          </table:table-cell>
          <table:table-cell/>
          <table:table-cell table:style-name="ce19" table:formula="of:=[.K92]*15" office:value-type="float" office:value="11.0467669353688" calcext:value-type="float">
            <text:p>11.05</text:p>
          </table:table-cell>
          <table:table-cell table:style-name="ce8" table:formula="of:=[.K92]^2*225" office:value-type="float" office:value="122.031059724358" calcext:value-type="float">
            <text:p>122.03</text:p>
          </table:table-cell>
          <table:table-cell table:style-name="ce8" table:formula="of:=[.L92]*COS(RADIANS([.M92]))+[.N92]*COS(RADIANS([.O92]))" office:value-type="float" office:value="10.9467375879181" calcext:value-type="float">
            <text:p>10.95</text:p>
          </table:table-cell>
          <table:table-cell table:style-name="ce8" table:formula="of:=[.L92]*SIN(RADIANS([.M92]))+[.N92]*SIN(RADIANS([.O92]))" office:value-type="float" office:value="-0.0154634647364813" calcext:value-type="float">
            <text:p>-0.02</text:p>
          </table:table-cell>
          <table:table-cell office:value-type="float" office:value="5.28823647324442" calcext:value-type="float">
            <text:p>5.29</text:p>
          </table:table-cell>
          <table:table-cell table:number-columns-repeated="998"/>
        </table:table-row>
        <table:table-row table:style-name="ro1">
          <table:table-cell table:style-name="Default" office:value-type="float" office:value="140649" calcext:value-type="float">
            <text:p>140649</text:p>
          </table:table-cell>
          <table:table-cell table:style-name="Default" office:value-type="float" office:value="-36.2374252075301" calcext:value-type="float">
            <text:p>-36.2374252075</text:p>
          </table:table-cell>
          <table:table-cell table:style-name="Default" office:value-type="float" office:value="6.00254142422328" calcext:value-type="float">
            <text:p>6.0025414242</text:p>
          </table:table-cell>
          <table:table-cell table:style-name="Default" office:value-type="float" office:value="-8.33187882979999" calcext:value-type="float">
            <text:p>-8.3318788298</text:p>
          </table:table-cell>
          <table:table-cell table:style-name="Default" office:value-type="float" office:value="-0.15" calcext:value-type="float">
            <text:p>-0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3.04" calcext:value-type="float">
            <text:p>13.04</text:p>
          </table:table-cell>
          <table:table-cell/>
          <table:table-cell table:formula="of:=DEGREES(ACOS(COS(RADIANS([.B93]))*COS(RADIANS([.C93]))))" office:value-type="float" office:value="36.6638909615598" calcext:value-type="float">
            <text:p>36.66</text:p>
          </table:table-cell>
          <table:table-cell table:formula="of:=TAN((ACOS(COS(RADIANS([.B93]))*COS(RADIANS([.C93])))))" office:value-type="float" office:value="0.744397123875155" calcext:value-type="float">
            <text:p>0.7444</text:p>
          </table:table-cell>
          <table:table-cell table:formula="of:=SQRT([.E93]^2+[.F93]^2)" office:value-type="float" office:value="0.15" calcext:value-type="float">
            <text:p>0.15</text:p>
          </table:table-cell>
          <table:table-cell table:formula="of:=DEGREES(ATAN2([.E93]; [.F93]))" office:value-type="float" office:value="180" calcext:value-type="float">
            <text:p>180.00</text:p>
          </table:table-cell>
          <table:table-cell table:style-name="ce9" table:formula="of:=SQRT([.V93])" office:value-type="float" office:value="11.1659568581273" calcext:value-type="float">
            <text:p>11.17</text:p>
          </table:table-cell>
          <table:table-cell table:style-name="ce8" table:formula="of:=DEGREES(ATAN( (-SIN (RADIANS ([.C93])) * COS(RADIANS([.B93]))) / (COS (RADIANS ([.C93])) * SIN(RADIANS([.B93]))) )) + [.D93]" office:value-type="float" office:value="-0.167296064192429" calcext:value-type="float">
            <text:p>-0.17</text:p>
          </table:table-cell>
          <table:table-cell table:style-name="ce11" table:formula="of:=SQRT([.W93]^2+[.X93]^2)" office:value-type="float" office:value="11.0159575062554" calcext:value-type="float">
            <text:p>11.02</text:p>
          </table:table-cell>
          <table:table-cell table:style-name="ce13" table:formula="of:=DEGREES(ATAN2([.W93];[.X93]))" office:value-type="float" office:value="-0.169574066260217" calcext:value-type="float">
            <text:p>-0.17</text:p>
          </table:table-cell>
          <table:table-cell office:value-type="float" office:value="11.0159575062554" calcext:value-type="float">
            <text:p>11.02</text:p>
          </table:table-cell>
          <table:table-cell office:value-type="float" office:value="-0.169574066260217" calcext:value-type="float">
            <text:p>-0.17</text:p>
          </table:table-cell>
          <table:table-cell/>
          <table:table-cell table:style-name="ce19" table:formula="of:=[.K93]*15" office:value-type="float" office:value="11.1659568581273" calcext:value-type="float">
            <text:p>11.17</text:p>
          </table:table-cell>
          <table:table-cell table:style-name="ce8" table:formula="of:=[.K93]^2*225" office:value-type="float" office:value="124.678592557561" calcext:value-type="float">
            <text:p>124.68</text:p>
          </table:table-cell>
          <table:table-cell table:style-name="ce8" table:formula="of:=[.L93]*COS(RADIANS([.M93]))+[.N93]*COS(RADIANS([.O93]))" office:value-type="float" office:value="11.0159092597854" calcext:value-type="float">
            <text:p>11.02</text:p>
          </table:table-cell>
          <table:table-cell table:style-name="ce8" table:formula="of:=[.L93]*SIN(RADIANS([.M93]))+[.N93]*SIN(RADIANS([.O93]))" office:value-type="float" office:value="-0.0326030642543482" calcext:value-type="float">
            <text:p>-0.03</text:p>
          </table:table-cell>
          <table:table-cell office:value-type="float" office:value="5.28823647324442" calcext:value-type="float">
            <text:p>5.29</text:p>
          </table:table-cell>
          <table:table-cell table:number-columns-repeated="998"/>
        </table:table-row>
        <table:table-row table:style-name="ro1">
          <table:table-cell table:style-name="Default" office:value-type="float" office:value="140899" calcext:value-type="float">
            <text:p>140899</text:p>
          </table:table-cell>
          <table:table-cell table:style-name="Default" office:value-type="float" office:value="-37.0863562496601" calcext:value-type="float">
            <text:p>-37.0863562497</text:p>
          </table:table-cell>
          <table:table-cell table:style-name="Default" office:value-type="float" office:value="6.1850325529018" calcext:value-type="float">
            <text:p>6.1850325529</text:p>
          </table:table-cell>
          <table:table-cell table:style-name="Default" office:value-type="float" office:value="-8.3632968462084" calcext:value-type="float">
            <text:p>-8.3632968462</text:p>
          </table:table-cell>
          <table:table-cell table:style-name="Default" office:value-type="float" office:value="-0.19" calcext:value-type="float">
            <text:p>-0.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3.073" calcext:value-type="float">
            <text:p>13.073</text:p>
          </table:table-cell>
          <table:table-cell/>
          <table:table-cell table:formula="of:=DEGREES(ACOS(COS(RADIANS([.B94]))*COS(RADIANS([.C94]))))" office:value-type="float" office:value="37.5253342540093" calcext:value-type="float">
            <text:p>37.53</text:p>
          </table:table-cell>
          <table:table-cell table:formula="of:=TAN((ACOS(COS(RADIANS([.B94]))*COS(RADIANS([.C94])))))" office:value-type="float" office:value="0.768029735920793" calcext:value-type="float">
            <text:p>0.7680</text:p>
          </table:table-cell>
          <table:table-cell table:formula="of:=SQRT([.E94]^2+[.F94]^2)" office:value-type="float" office:value="0.19" calcext:value-type="float">
            <text:p>0.19</text:p>
          </table:table-cell>
          <table:table-cell table:formula="of:=DEGREES(ATAN2([.E94]; [.F94]))" office:value-type="float" office:value="180" calcext:value-type="float">
            <text:p>180.00</text:p>
          </table:table-cell>
          <table:table-cell table:style-name="ce9" table:formula="of:=SQRT([.V94])" office:value-type="float" office:value="11.5204460388119" calcext:value-type="float">
            <text:p>11.52</text:p>
          </table:table-cell>
          <table:table-cell table:style-name="ce8" table:formula="of:=DEGREES(ATAN( (-SIN (RADIANS ([.C94])) * COS(RADIANS([.B94]))) / (COS (RADIANS ([.C94])) * SIN(RADIANS([.B94]))) )) + [.D94]" office:value-type="float" office:value="-0.204827733867818" calcext:value-type="float">
            <text:p>-0.20</text:p>
          </table:table-cell>
          <table:table-cell table:style-name="ce11" table:formula="of:=SQRT([.W94]^2+[.X94]^2)" office:value-type="float" office:value="11.3304472732737" calcext:value-type="float">
            <text:p>11.33</text:p>
          </table:table-cell>
          <table:table-cell table:style-name="ce13" table:formula="of:=DEGREES(ATAN2([.W94];[.X94]))" office:value-type="float" office:value="-0.208262477936218" calcext:value-type="float">
            <text:p>-0.21</text:p>
          </table:table-cell>
          <table:table-cell office:value-type="float" office:value="11.3304472732737" calcext:value-type="float">
            <text:p>11.33</text:p>
          </table:table-cell>
          <table:table-cell office:value-type="float" office:value="-0.208262477936218" calcext:value-type="float">
            <text:p>-0.21</text:p>
          </table:table-cell>
          <table:table-cell/>
          <table:table-cell table:style-name="ce19" table:formula="of:=[.K94]*15" office:value-type="float" office:value="11.5204460388119" calcext:value-type="float">
            <text:p>11.52</text:p>
          </table:table-cell>
          <table:table-cell table:style-name="ce8" table:formula="of:=[.K94]^2*225" office:value-type="float" office:value="132.720676933177" calcext:value-type="float">
            <text:p>132.72</text:p>
          </table:table-cell>
          <table:table-cell table:style-name="ce8" table:formula="of:=[.L94]*COS(RADIANS([.M94]))+[.N94]*COS(RADIANS([.O94]))" office:value-type="float" office:value="11.3303724230025" calcext:value-type="float">
            <text:p>11.33</text:p>
          </table:table-cell>
          <table:table-cell table:style-name="ce8" table:formula="of:=[.L94]*SIN(RADIANS([.M94]))+[.N94]*SIN(RADIANS([.O94]))" office:value-type="float" office:value="-0.041184566282913" calcext:value-type="float">
            <text:p>-0.04</text:p>
          </table:table-cell>
          <table:table-cell office:value-type="float" office:value="5.30373484026338" calcext:value-type="float">
            <text:p>5.30</text:p>
          </table:table-cell>
          <table:table-cell table:number-columns-repeated="998"/>
        </table:table-row>
        <table:table-row table:style-name="ro1">
          <table:table-cell table:style-name="Default" office:value-type="float" office:value="141150" calcext:value-type="float">
            <text:p>141150</text:p>
          </table:table-cell>
          <table:table-cell table:style-name="Default" office:value-type="float" office:value="-37.230015618473" calcext:value-type="float">
            <text:p>-37.2300156185</text:p>
          </table:table-cell>
          <table:table-cell table:style-name="Default" office:value-type="float" office:value="6.1468735666694" calcext:value-type="float">
            <text:p>6.1468735667</text:p>
          </table:table-cell>
          <table:table-cell table:style-name="Default" office:value-type="float" office:value="-8.26702362230978" calcext:value-type="float">
            <text:p>-8.2670236223</text:p>
          </table:table-cell>
          <table:table-cell table:style-name="Default" office:value-type="float" office:value="-0.09" calcext:value-type="float">
            <text:p>-0.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3.106" calcext:value-type="float">
            <text:p>13.106</text:p>
          </table:table-cell>
          <table:table-cell/>
          <table:table-cell table:formula="of:=DEGREES(ACOS(COS(RADIANS([.B95]))*COS(RADIANS([.C95]))))" office:value-type="float" office:value="37.6613950280529" calcext:value-type="float">
            <text:p>37.66</text:p>
          </table:table-cell>
          <table:table-cell table:formula="of:=TAN((ACOS(COS(RADIANS([.B95]))*COS(RADIANS([.C95])))))" office:value-type="float" office:value="0.771812118532518" calcext:value-type="float">
            <text:p>0.7718</text:p>
          </table:table-cell>
          <table:table-cell table:formula="of:=SQRT([.E95]^2+[.F95]^2)" office:value-type="float" office:value="0.09" calcext:value-type="float">
            <text:p>0.09</text:p>
          </table:table-cell>
          <table:table-cell table:formula="of:=DEGREES(ATAN2([.E95]; [.F95]))" office:value-type="float" office:value="180" calcext:value-type="float">
            <text:p>180.00</text:p>
          </table:table-cell>
          <table:table-cell table:style-name="ce9" table:formula="of:=SQRT([.V95])" office:value-type="float" office:value="11.5771817779878" calcext:value-type="float">
            <text:p>11.58</text:p>
          </table:table-cell>
          <table:table-cell table:style-name="ce8" table:formula="of:=DEGREES(ATAN( (-SIN (RADIANS ([.C95])) * COS(RADIANS([.B95]))) / (COS (RADIANS ([.C95])) * SIN(RADIANS([.B95]))) )) + [.D95]" office:value-type="float" office:value="-0.200169380093012" calcext:value-type="float">
            <text:p>-0.20</text:p>
          </table:table-cell>
          <table:table-cell table:style-name="ce11" table:formula="of:=SQRT([.W95]^2+[.X95]^2)" office:value-type="float" office:value="11.4871823315309" calcext:value-type="float">
            <text:p>11.49</text:p>
          </table:table-cell>
          <table:table-cell table:style-name="ce13" table:formula="of:=DEGREES(ATAN2([.W95];[.X95]))" office:value-type="float" office:value="-0.201737667863125" calcext:value-type="float">
            <text:p>-0.20</text:p>
          </table:table-cell>
          <table:table-cell office:value-type="float" office:value="11.4871823315309" calcext:value-type="float">
            <text:p>11.49</text:p>
          </table:table-cell>
          <table:table-cell office:value-type="float" office:value="-0.201737667863125" calcext:value-type="float">
            <text:p>-0.20</text:p>
          </table:table-cell>
          <table:table-cell/>
          <table:table-cell table:style-name="ce19" table:formula="of:=[.K95]*15" office:value-type="float" office:value="11.5771817779878" calcext:value-type="float">
            <text:p>11.58</text:p>
          </table:table-cell>
          <table:table-cell table:style-name="ce8" table:formula="of:=[.K95]^2*225" office:value-type="float" office:value="134.031137920572" calcext:value-type="float">
            <text:p>134.03</text:p>
          </table:table-cell>
          <table:table-cell table:style-name="ce8" table:formula="of:=[.L95]*COS(RADIANS([.M95]))+[.N95]*COS(RADIANS([.O95]))" office:value-type="float" office:value="11.4871111263167" calcext:value-type="float">
            <text:p>11.49</text:p>
          </table:table-cell>
          <table:table-cell table:style-name="ce8" table:formula="of:=[.L95]*SIN(RADIANS([.M95]))+[.N95]*SIN(RADIANS([.O95]))" office:value-type="float" office:value="-0.0404461306804016" calcext:value-type="float">
            <text:p>-0.04</text:p>
          </table:table-cell>
          <table:table-cell office:value-type="float" office:value="5.30373484026338" calcext:value-type="float">
            <text:p>5.30</text:p>
          </table:table-cell>
          <table:table-cell table:number-columns-repeated="998"/>
        </table:table-row>
        <table:table-row table:style-name="ro1">
          <table:table-cell table:style-name="Default" office:value-type="float" office:value="141400" calcext:value-type="float">
            <text:p>141400</text:p>
          </table:table-cell>
          <table:table-cell table:style-name="Default" office:value-type="float" office:value="-36.6768864089179" calcext:value-type="float">
            <text:p>-36.6768864089</text:p>
          </table:table-cell>
          <table:table-cell table:style-name="Default" office:value-type="float" office:value="5.96975694309404" calcext:value-type="float">
            <text:p>5.9697569431</text:p>
          </table:table-cell>
          <table:table-cell table:style-name="Default" office:value-type="float" office:value="-8.17132840316967" calcext:value-type="float">
            <text:p>-8.1713284032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139" calcext:value-type="float">
            <text:p>13.139</text:p>
          </table:table-cell>
          <table:table-cell/>
          <table:table-cell table:formula="of:=DEGREES(ACOS(COS(RADIANS([.B96]))*COS(RADIANS([.C96]))))" office:value-type="float" office:value="37.0920826895972" calcext:value-type="float">
            <text:p>37.09</text:p>
          </table:table-cell>
          <table:table-cell table:formula="of:=TAN((ACOS(COS(RADIANS([.B96]))*COS(RADIANS([.C96])))))" office:value-type="float" office:value="0.756076861505499" calcext:value-type="float">
            <text:p>0.7561</text:p>
          </table:table-cell>
          <table:table-cell table:formula="of:=SQRT([.E96]^2+[.F96]^2)" office:value-type="float" office:value="0.06" calcext:value-type="float">
            <text:p>0.06</text:p>
          </table:table-cell>
          <table:table-cell table:formula="of:=DEGREES(ATAN2([.E96]; [.F96]))" office:value-type="float" office:value="180" calcext:value-type="float">
            <text:p>180.00</text:p>
          </table:table-cell>
          <table:table-cell table:style-name="ce9" table:formula="of:=SQRT([.V96])" office:value-type="float" office:value="11.3411529225825" calcext:value-type="float">
            <text:p>11.34</text:p>
          </table:table-cell>
          <table:table-cell table:style-name="ce8" table:formula="of:=DEGREES(ATAN( (-SIN (RADIANS ([.C96])) * COS(RADIANS([.B96]))) / (COS (RADIANS ([.C96])) * SIN(RADIANS([.B96]))) )) + [.D96]" office:value-type="float" office:value="-0.178657713240196" calcext:value-type="float">
            <text:p>-0.18</text:p>
          </table:table-cell>
          <table:table-cell table:style-name="ce11" table:formula="of:=SQRT([.W96]^2+[.X96]^2)" office:value-type="float" office:value="11.2811532158223" calcext:value-type="float">
            <text:p>11.28</text:p>
          </table:table-cell>
          <table:table-cell table:style-name="ce13" table:formula="of:=DEGREES(ATAN2([.W96];[.X96]))" office:value-type="float" office:value="-0.179607921540627" calcext:value-type="float">
            <text:p>-0.18</text:p>
          </table:table-cell>
          <table:table-cell office:value-type="float" office:value="11.2811532158223" calcext:value-type="float">
            <text:p>11.28</text:p>
          </table:table-cell>
          <table:table-cell office:value-type="float" office:value="-0.179607921540627" calcext:value-type="float">
            <text:p>-0.18</text:p>
          </table:table-cell>
          <table:table-cell/>
          <table:table-cell table:style-name="ce19" table:formula="of:=[.K96]*15" office:value-type="float" office:value="11.3411529225825" calcext:value-type="float">
            <text:p>11.34</text:p>
          </table:table-cell>
          <table:table-cell table:style-name="ce8" table:formula="of:=[.K96]^2*225" office:value-type="float" office:value="128.621749613401" calcext:value-type="float">
            <text:p>128.62</text:p>
          </table:table-cell>
          <table:table-cell table:style-name="ce8" table:formula="of:=[.L96]*COS(RADIANS([.M96]))+[.N96]*COS(RADIANS([.O96]))" office:value-type="float" office:value="11.2810977878673" calcext:value-type="float">
            <text:p>11.28</text:p>
          </table:table-cell>
          <table:table-cell table:style-name="ce8" table:formula="of:=[.L96]*SIN(RADIANS([.M96]))+[.N96]*SIN(RADIANS([.O96]))" office:value-type="float" office:value="-0.0353635325404414" calcext:value-type="float">
            <text:p>-0.04</text:p>
          </table:table-cell>
          <table:table-cell office:value-type="float" office:value="5.33840687909099" calcext:value-type="float">
            <text:p>5.34</text:p>
          </table:table-cell>
          <table:table-cell table:number-columns-repeated="998"/>
        </table:table-row>
        <table:table-row table:style-name="ro1">
          <table:table-cell table:style-name="Default" office:value-type="float" office:value="141649" calcext:value-type="float">
            <text:p>141649</text:p>
          </table:table-cell>
          <table:table-cell table:style-name="Default" office:value-type="float" office:value="-36.6590186340491" calcext:value-type="float">
            <text:p>-36.659018634</text:p>
          </table:table-cell>
          <table:table-cell table:style-name="Default" office:value-type="float" office:value="6.01796057627458" calcext:value-type="float">
            <text:p>6.0179605763</text:p>
          </table:table-cell>
          <table:table-cell table:style-name="Default" office:value-type="float" office:value="-8.22277168045091" calcext:value-type="float">
            <text:p>-8.2227716805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174" calcext:value-type="float">
            <text:p>13.174</text:p>
          </table:table-cell>
          <table:table-cell/>
          <table:table-cell table:formula="of:=DEGREES(ACOS(COS(RADIANS([.B97]))*COS(RADIANS([.C97]))))" office:value-type="float" office:value="37.0811801783673" calcext:value-type="float">
            <text:p>37.08</text:p>
          </table:table-cell>
          <table:table-cell table:formula="of:=TAN((ACOS(COS(RADIANS([.B97]))*COS(RADIANS([.C97])))))" office:value-type="float" office:value="0.75577784312253" calcext:value-type="float">
            <text:p>0.7558</text:p>
          </table:table-cell>
          <table:table-cell table:formula="of:=SQRT([.E97]^2+[.F97]^2)" office:value-type="float" office:value="0.06" calcext:value-type="float">
            <text:p>0.06</text:p>
          </table:table-cell>
          <table:table-cell table:formula="of:=DEGREES(ATAN2([.E97]; [.F97]))" office:value-type="float" office:value="180" calcext:value-type="float">
            <text:p>180.00</text:p>
          </table:table-cell>
          <table:table-cell table:style-name="ce9" table:formula="of:=SQRT([.V97])" office:value-type="float" office:value="11.3366676468379" calcext:value-type="float">
            <text:p>11.34</text:p>
          </table:table-cell>
          <table:table-cell table:style-name="ce8" table:formula="of:=DEGREES(ATAN( (-SIN (RADIANS ([.C97])) * COS(RADIANS([.B97]))) / (COS (RADIANS ([.C97])) * SIN(RADIANS([.B97]))) )) + [.D97]" office:value-type="float" office:value="-0.160760025393571" calcext:value-type="float">
            <text:p>-0.16</text:p>
          </table:table-cell>
          <table:table-cell table:style-name="ce11" table:formula="of:=SQRT([.W97]^2+[.X97]^2)" office:value-type="float" office:value="11.2766678842684" calcext:value-type="float">
            <text:p>11.28</text:p>
          </table:table-cell>
          <table:table-cell table:style-name="ce13" table:formula="of:=DEGREES(ATAN2([.W97];[.X97]))" office:value-type="float" office:value="-0.161615383462745" calcext:value-type="float">
            <text:p>-0.16</text:p>
          </table:table-cell>
          <table:table-cell office:value-type="float" office:value="11.2766678842684" calcext:value-type="float">
            <text:p>11.28</text:p>
          </table:table-cell>
          <table:table-cell office:value-type="float" office:value="-0.161615383462745" calcext:value-type="float">
            <text:p>-0.16</text:p>
          </table:table-cell>
          <table:table-cell/>
          <table:table-cell table:style-name="ce19" table:formula="of:=[.K97]*15" office:value-type="float" office:value="11.3366676468379" calcext:value-type="float">
            <text:p>11.34</text:p>
          </table:table-cell>
          <table:table-cell table:style-name="ce8" table:formula="of:=[.K97]^2*225" office:value-type="float" office:value="128.520033334862" calcext:value-type="float">
            <text:p>128.52</text:p>
          </table:table-cell>
          <table:table-cell table:style-name="ce8" table:formula="of:=[.L97]*COS(RADIANS([.M97]))+[.N97]*COS(RADIANS([.O97]))" office:value-type="float" office:value="11.2766230230943" calcext:value-type="float">
            <text:p>11.28</text:p>
          </table:table-cell>
          <table:table-cell table:style-name="ce8" table:formula="of:=[.L97]*SIN(RADIANS([.M97]))+[.N97]*SIN(RADIANS([.O97]))" office:value-type="float" office:value="-0.0318082868063492" calcext:value-type="float">
            <text:p>-0.03</text:p>
          </table:table-cell>
          <table:table-cell office:value-type="float" office:value="5.33840687909099" calcext:value-type="float">
            <text:p>5.34</text:p>
          </table:table-cell>
          <table:table-cell table:number-columns-repeated="998"/>
        </table:table-row>
        <table:table-row table:style-name="ro1">
          <table:table-cell table:style-name="Default" office:value-type="float" office:value="141899" calcext:value-type="float">
            <text:p>141899</text:p>
          </table:table-cell>
          <table:table-cell table:style-name="Default" office:value-type="float" office:value="-36.8191524191401" calcext:value-type="float">
            <text:p>-36.8191524191</text:p>
          </table:table-cell>
          <table:table-cell table:style-name="Default" office:value-type="float" office:value="6.22053374177341" calcext:value-type="float">
            <text:p>6.2205337418</text:p>
          </table:table-cell>
          <table:table-cell table:style-name="Default" office:value-type="float" office:value="-8.30770593655366" calcext:value-type="float">
            <text:p>-8.3077059366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21" calcext:value-type="float">
            <text:p>13.21</text:p>
          </table:table-cell>
          <table:table-cell/>
          <table:table-cell table:formula="of:=DEGREES(ACOS(COS(RADIANS([.B98]))*COS(RADIANS([.C98]))))" office:value-type="float" office:value="37.2674404610405" calcext:value-type="float">
            <text:p>37.27</text:p>
          </table:table-cell>
          <table:table-cell table:formula="of:=TAN((ACOS(COS(RADIANS([.B98]))*COS(RADIANS([.C98])))))" office:value-type="float" office:value="0.760898185623239" calcext:value-type="float">
            <text:p>0.7609</text:p>
          </table:table-cell>
          <table:table-cell table:formula="of:=SQRT([.E98]^2+[.F98]^2)" office:value-type="float" office:value="0.05" calcext:value-type="float">
            <text:p>0.05</text:p>
          </table:table-cell>
          <table:table-cell table:formula="of:=DEGREES(ATAN2([.E98]; [.F98]))" office:value-type="float" office:value="180" calcext:value-type="float">
            <text:p>180.00</text:p>
          </table:table-cell>
          <table:table-cell table:style-name="ce9" table:formula="of:=SQRT([.V98])" office:value-type="float" office:value="11.4134727843486" calcext:value-type="float">
            <text:p>11.41</text:p>
          </table:table-cell>
          <table:table-cell table:style-name="ce8" table:formula="of:=DEGREES(ATAN( (-SIN (RADIANS ([.C98])) * COS(RADIANS([.B98]))) / (COS (RADIANS ([.C98])) * SIN(RADIANS([.B98]))) )) + [.D98]" office:value-type="float" office:value="-0.0237460093131396" calcext:value-type="float">
            <text:p>-0.02</text:p>
          </table:table-cell>
          <table:table-cell table:style-name="ce11" table:formula="of:=SQRT([.W98]^2+[.X98]^2)" office:value-type="float" office:value="11.3634727886616" calcext:value-type="float">
            <text:p>11.36</text:p>
          </table:table-cell>
          <table:table-cell table:style-name="ce13" table:formula="of:=DEGREES(ATAN2([.W98];[.X98]))" office:value-type="float" office:value="-0.0238504932551307" calcext:value-type="float">
            <text:p>-0.02</text:p>
          </table:table-cell>
          <table:table-cell office:value-type="float" office:value="11.3634727886616" calcext:value-type="float">
            <text:p>11.36</text:p>
          </table:table-cell>
          <table:table-cell office:value-type="float" office:value="-0.0238504932551307" calcext:value-type="float">
            <text:p>-0.02</text:p>
          </table:table-cell>
          <table:table-cell/>
          <table:table-cell table:style-name="ce19" table:formula="of:=[.K98]*15" office:value-type="float" office:value="11.4134727843486" calcext:value-type="float">
            <text:p>11.41</text:p>
          </table:table-cell>
          <table:table-cell table:style-name="ce8" table:formula="of:=[.K98]^2*225" office:value-type="float" office:value="130.267360999066" calcext:value-type="float">
            <text:p>130.27</text:p>
          </table:table-cell>
          <table:table-cell table:style-name="ce8" table:formula="of:=[.L98]*COS(RADIANS([.M98]))+[.N98]*COS(RADIANS([.O98]))" office:value-type="float" office:value="11.363471804128" calcext:value-type="float">
            <text:p>11.36</text:p>
          </table:table-cell>
          <table:table-cell table:style-name="ce8" table:formula="of:=[.L98]*SIN(RADIANS([.M98]))+[.N98]*SIN(RADIANS([.O98]))" office:value-type="float" office:value="-0.00473026853944362" calcext:value-type="float">
            <text:p>0.00</text:p>
          </table:table-cell>
          <table:table-cell office:value-type="float" office:value="5.41689326124476" calcext:value-type="float">
            <text:p>5.42</text:p>
          </table:table-cell>
          <table:table-cell table:number-columns-repeated="998"/>
        </table:table-row>
        <table:table-row table:style-name="ro1">
          <table:table-cell table:style-name="Default" office:value-type="float" office:value="142149" calcext:value-type="float">
            <text:p>142149</text:p>
          </table:table-cell>
          <table:table-cell table:style-name="Default" office:value-type="float" office:value="-36.9358701067718" calcext:value-type="float">
            <text:p>-36.9358701068</text:p>
          </table:table-cell>
          <table:table-cell table:style-name="Default" office:value-type="float" office:value="6.31240917762019" calcext:value-type="float">
            <text:p>6.3124091776</text:p>
          </table:table-cell>
          <table:table-cell table:style-name="Default" office:value-type="float" office:value="-8.35392070402526" calcext:value-type="float">
            <text:p>-8.35392070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245" calcext:value-type="float">
            <text:p>13.245</text:p>
          </table:table-cell>
          <table:table-cell/>
          <table:table-cell table:formula="of:=DEGREES(ACOS(COS(RADIANS([.B99]))*COS(RADIANS([.C99]))))" office:value-type="float" office:value="37.395480095559" calcext:value-type="float">
            <text:p>37.40</text:p>
          </table:table-cell>
          <table:table-cell table:formula="of:=TAN((ACOS(COS(RADIANS([.B99]))*COS(RADIANS([.C99])))))" office:value-type="float" office:value="0.764432737886105" calcext:value-type="float">
            <text:p>0.7644</text:p>
          </table:table-cell>
          <table:table-cell table:formula="of:=SQRT([.E99]^2+[.F99]^2)" office:value-type="float" office:value="0.04" calcext:value-type="float">
            <text:p>0.04</text:p>
          </table:table-cell>
          <table:table-cell table:formula="of:=DEGREES(ATAN2([.E99]; [.F99]))" office:value-type="float" office:value="180" calcext:value-type="float">
            <text:p>180.00</text:p>
          </table:table-cell>
          <table:table-cell table:style-name="ce9" table:formula="of:=SQRT([.V99])" office:value-type="float" office:value="11.4664910682916" calcext:value-type="float">
            <text:p>11.47</text:p>
          </table:table-cell>
          <table:table-cell table:style-name="ce8" table:formula="of:=DEGREES(ATAN( (-SIN (RADIANS ([.C99])) * COS(RADIANS([.B99]))) / (COS (RADIANS ([.C99])) * SIN(RADIANS([.B99]))) )) + [.D99]" office:value-type="float" office:value="0.0165405402500678" calcext:value-type="float">
            <text:p>0.02</text:p>
          </table:table-cell>
          <table:table-cell table:style-name="ce11" table:formula="of:=SQRT([.W99]^2+[.X99]^2)" office:value-type="float" office:value="11.4264910699642" calcext:value-type="float">
            <text:p>11.43</text:p>
          </table:table-cell>
          <table:table-cell table:style-name="ce13" table:formula="of:=DEGREES(ATAN2([.W99];[.X99]))" office:value-type="float" office:value="0.0165984426801981" calcext:value-type="float">
            <text:p>0.02</text:p>
          </table:table-cell>
          <table:table-cell office:value-type="float" office:value="11.4264910699642" calcext:value-type="float">
            <text:p>11.43</text:p>
          </table:table-cell>
          <table:table-cell office:value-type="float" office:value="0.0165984426801981" calcext:value-type="float">
            <text:p>0.02</text:p>
          </table:table-cell>
          <table:table-cell/>
          <table:table-cell table:style-name="ce19" table:formula="of:=[.K99]*15" office:value-type="float" office:value="11.4664910682916" calcext:value-type="float">
            <text:p>11.47</text:p>
          </table:table-cell>
          <table:table-cell table:style-name="ce8" table:formula="of:=[.K99]^2*225" office:value-type="float" office:value="131.48041741921" calcext:value-type="float">
            <text:p>131.48</text:p>
          </table:table-cell>
          <table:table-cell table:style-name="ce8" table:formula="of:=[.L99]*COS(RADIANS([.M99]))+[.N99]*COS(RADIANS([.O99]))" office:value-type="float" office:value="11.4264905904822" calcext:value-type="float">
            <text:p>11.43</text:p>
          </table:table-cell>
          <table:table-cell table:style-name="ce8" table:formula="of:=[.L99]*SIN(RADIANS([.M99]))+[.N99]*SIN(RADIANS([.O99]))" office:value-type="float" office:value="0.00331022557018194" calcext:value-type="float">
            <text:p>0.00</text:p>
          </table:table-cell>
          <table:table-cell office:value-type="float" office:value="5.41689326124476" calcext:value-type="float">
            <text:p>5.42</text:p>
          </table:table-cell>
          <table:table-cell table:number-columns-repeated="998"/>
        </table:table-row>
        <table:table-row table:style-name="ro1">
          <table:table-cell table:style-name="Default" office:value-type="float" office:value="142399" calcext:value-type="float">
            <text:p>142399</text:p>
          </table:table-cell>
          <table:table-cell table:style-name="Default" office:value-type="float" office:value="-36.8593071012706" calcext:value-type="float">
            <text:p>-36.8593071013</text:p>
          </table:table-cell>
          <table:table-cell table:style-name="Default" office:value-type="float" office:value="6.26847398578408" calcext:value-type="float">
            <text:p>6.2684739858</text:p>
          </table:table-cell>
          <table:table-cell table:style-name="Default" office:value-type="float" office:value="-8.3368170565699" calcext:value-type="float">
            <text:p>-8.3368170566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28" calcext:value-type="float">
            <text:p>13.28</text:p>
          </table:table-cell>
          <table:table-cell/>
          <table:table-cell table:formula="of:=DEGREES(ACOS(COS(RADIANS([.B100]))*COS(RADIANS([.C100]))))" office:value-type="float" office:value="37.3138309454846" calcext:value-type="float">
            <text:p>37.31</text:p>
          </table:table-cell>
          <table:table-cell table:formula="of:=TAN((ACOS(COS(RADIANS([.B100]))*COS(RADIANS([.C100])))))" office:value-type="float" office:value="0.762177410222233" calcext:value-type="float">
            <text:p>0.7622</text:p>
          </table:table-cell>
          <table:table-cell table:formula="of:=SQRT([.E100]^2+[.F100]^2)" office:value-type="float" office:value="0.02" calcext:value-type="float">
            <text:p>0.02</text:p>
          </table:table-cell>
          <table:table-cell table:formula="of:=DEGREES(ATAN2([.E100]; [.F100]))" office:value-type="float" office:value="180" calcext:value-type="float">
            <text:p>180.00</text:p>
          </table:table-cell>
          <table:table-cell table:style-name="ce9" table:formula="of:=SQRT([.V100])" office:value-type="float" office:value="11.4326611533335" calcext:value-type="float">
            <text:p>11.43</text:p>
          </table:table-cell>
          <table:table-cell table:style-name="ce8" table:formula="of:=DEGREES(ATAN( (-SIN (RADIANS ([.C100])) * COS(RADIANS([.B100]))) / (COS (RADIANS ([.C100])) * SIN(RADIANS([.B100]))) )) + [.D100]" office:value-type="float" office:value="-0.00141891900574365" calcext:value-type="float">
            <text:p>0.00</text:p>
          </table:table-cell>
          <table:table-cell table:style-name="ce11" table:formula="of:=SQRT([.W100]^2+[.X100]^2)" office:value-type="float" office:value="11.4126611533396" calcext:value-type="float">
            <text:p>11.41</text:p>
          </table:table-cell>
          <table:table-cell table:style-name="ce13" table:formula="of:=DEGREES(ATAN2([.W100];[.X100]))" office:value-type="float" office:value="-0.00142140557567949" calcext:value-type="float">
            <text:p>0.00</text:p>
          </table:table-cell>
          <table:table-cell office:value-type="float" office:value="11.4126611533396" calcext:value-type="float">
            <text:p>11.41</text:p>
          </table:table-cell>
          <table:table-cell office:value-type="float" office:value="-0.00142140557567771" calcext:value-type="float">
            <text:p>0.00</text:p>
          </table:table-cell>
          <table:table-cell/>
          <table:table-cell table:style-name="ce19" table:formula="of:=[.K100]*15" office:value-type="float" office:value="11.4326611533335" calcext:value-type="float">
            <text:p>11.43</text:p>
          </table:table-cell>
          <table:table-cell table:style-name="ce8" table:formula="of:=[.K100]^2*225" office:value-type="float" office:value="130.705741046941" calcext:value-type="float">
            <text:p>130.71</text:p>
          </table:table-cell>
          <table:table-cell table:style-name="ce8" table:formula="of:=[.L100]*COS(RADIANS([.M100]))+[.N100]*COS(RADIANS([.O100]))" office:value-type="float" office:value="11.4126611498277" calcext:value-type="float">
            <text:p>11.41</text:p>
          </table:table-cell>
          <table:table-cell table:style-name="ce8" table:formula="of:=[.L100]*SIN(RADIANS([.M100]))+[.N100]*SIN(RADIANS([.O100]))" office:value-type="float" office:value="-0.000283127663728351" calcext:value-type="float">
            <text:p>0.00</text:p>
          </table:table-cell>
          <table:table-cell office:value-type="float" office:value="5.40971744224182" calcext:value-type="float">
            <text:p>5.41</text:p>
          </table:table-cell>
          <table:table-cell table:number-columns-repeated="998"/>
        </table:table-row>
        <table:table-row table:style-name="ro1">
          <table:table-cell table:style-name="Default" office:value-type="float" office:value="142649" calcext:value-type="float">
            <text:p>142649</text:p>
          </table:table-cell>
          <table:table-cell table:style-name="Default" office:value-type="float" office:value="-36.8021247575392" calcext:value-type="float">
            <text:p>-36.8021247575</text:p>
          </table:table-cell>
          <table:table-cell table:style-name="Default" office:value-type="float" office:value="6.16157981772609" calcext:value-type="float">
            <text:p>6.1615798177</text:p>
          </table:table-cell>
          <table:table-cell table:style-name="Default" office:value-type="float" office:value="-8.30693156385651" calcext:value-type="float">
            <text:p>-8.3069315639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315" calcext:value-type="float">
            <text:p>13.315</text:p>
          </table:table-cell>
          <table:table-cell/>
          <table:table-cell table:formula="of:=DEGREES(ACOS(COS(RADIANS([.B101]))*COS(RADIANS([.C101]))))" office:value-type="float" office:value="37.2422766354431" calcext:value-type="float">
            <text:p>37.24</text:p>
          </table:table-cell>
          <table:table-cell table:formula="of:=TAN((ACOS(COS(RADIANS([.B101]))*COS(RADIANS([.C101])))))" office:value-type="float" office:value="0.760204948605001" calcext:value-type="float">
            <text:p>0.7602</text:p>
          </table:table-cell>
          <table:table-cell table:formula="of:=SQRT([.E101]^2+[.F101]^2)" office:value-type="float" office:value="0.01" calcext:value-type="float">
            <text:p>0.01</text:p>
          </table:table-cell>
          <table:table-cell table:formula="of:=DEGREES(ATAN2([.E101]; [.F101]))" office:value-type="float" office:value="180" calcext:value-type="float">
            <text:p>180.00</text:p>
          </table:table-cell>
          <table:table-cell table:style-name="ce9" table:formula="of:=SQRT([.V101])" office:value-type="float" office:value="11.403074229075" calcext:value-type="float">
            <text:p>11.40</text:p>
          </table:table-cell>
          <table:table-cell table:style-name="ce8" table:formula="of:=DEGREES(ATAN( (-SIN (RADIANS ([.C101])) * COS(RADIANS([.B101]))) / (COS (RADIANS ([.C101])) * SIN(RADIANS([.B101]))) )) + [.D101]" office:value-type="float" office:value="-0.0959942067735806" calcext:value-type="float">
            <text:p>-0.10</text:p>
          </table:table-cell>
          <table:table-cell table:style-name="ce11" table:formula="of:=SQRT([.W101]^2+[.X101]^2)" office:value-type="float" office:value="11.3930742431224" calcext:value-type="float">
            <text:p>11.39</text:p>
          </table:table-cell>
          <table:table-cell table:style-name="ce13" table:formula="of:=DEGREES(ATAN2([.W101];[.X101]))" office:value-type="float" office:value="-0.0960784633665033" calcext:value-type="float">
            <text:p>-0.10</text:p>
          </table:table-cell>
          <table:table-cell office:value-type="float" office:value="11.3930742431224" calcext:value-type="float">
            <text:p>11.39</text:p>
          </table:table-cell>
          <table:table-cell office:value-type="float" office:value="-0.0960784633665033" calcext:value-type="float">
            <text:p>-0.10</text:p>
          </table:table-cell>
          <table:table-cell/>
          <table:table-cell table:style-name="ce19" table:formula="of:=[.K101]*15" office:value-type="float" office:value="11.403074229075" calcext:value-type="float">
            <text:p>11.40</text:p>
          </table:table-cell>
          <table:table-cell table:style-name="ce8" table:formula="of:=[.K101]^2*225" office:value-type="float" office:value="130.030101873795" calcext:value-type="float">
            <text:p>130.03</text:p>
          </table:table-cell>
          <table:table-cell table:style-name="ce8" table:formula="of:=[.L101]*COS(RADIANS([.M101]))+[.N101]*COS(RADIANS([.O101]))" office:value-type="float" office:value="11.3930582247767" calcext:value-type="float">
            <text:p>11.39</text:p>
          </table:table-cell>
          <table:table-cell table:style-name="ce8" table:formula="of:=[.L101]*SIN(RADIANS([.M101]))+[.N101]*SIN(RADIANS([.O101]))" office:value-type="float" office:value="-0.019104872341316" calcext:value-type="float">
            <text:p>-0.02</text:p>
          </table:table-cell>
          <table:table-cell office:value-type="float" office:value="5.40971744224182" calcext:value-type="float">
            <text:p>5.41</text:p>
          </table:table-cell>
          <table:table-cell table:number-columns-repeated="998"/>
        </table:table-row>
        <table:table-row table:style-name="ro1">
          <table:table-cell table:style-name="Default" office:value-type="float" office:value="142899" calcext:value-type="float">
            <text:p>142899</text:p>
          </table:table-cell>
          <table:table-cell table:style-name="Default" office:value-type="float" office:value="-36.8447724587168" calcext:value-type="float">
            <text:p>-36.8447724587</text:p>
          </table:table-cell>
          <table:table-cell table:style-name="Default" office:value-type="float" office:value="6.14769233559616" calcext:value-type="float">
            <text:p>6.1476923356</text:p>
          </table:table-cell>
          <table:table-cell table:style-name="Default" office:value-type="float" office:value="-8.29125115706946" calcext:value-type="float">
            <text:p>-8.291251157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35" calcext:value-type="float">
            <text:p>13.35</text:p>
          </table:table-cell>
          <table:table-cell/>
          <table:table-cell table:formula="of:=DEGREES(ACOS(COS(RADIANS([.B102]))*COS(RADIANS([.C102]))))" office:value-type="float" office:value="37.2822819058911" calcext:value-type="float">
            <text:p>37.28</text:p>
          </table:table-cell>
          <table:table-cell table:formula="of:=TAN((ACOS(COS(RADIANS([.B102]))*COS(RADIANS([.C102])))))" office:value-type="float" office:value="0.761307269118892" calcext:value-type="float">
            <text:p>0.7613</text:p>
          </table:table-cell>
          <table:table-cell table:formula="of:=SQRT([.E102]^2+[.F102]^2)" office:value-type="float" office:value="0.02" calcext:value-type="float">
            <text:p>0.02</text:p>
          </table:table-cell>
          <table:table-cell table:formula="of:=DEGREES(ATAN2([.E102]; [.F102]))" office:value-type="float" office:value="180" calcext:value-type="float">
            <text:p>180.00</text:p>
          </table:table-cell>
          <table:table-cell table:style-name="ce9" table:formula="of:=SQRT([.V102])" office:value-type="float" office:value="11.4196090367834" calcext:value-type="float">
            <text:p>11.42</text:p>
          </table:table-cell>
          <table:table-cell table:style-name="ce8" table:formula="of:=DEGREES(ATAN( (-SIN (RADIANS ([.C102])) * COS(RADIANS([.B102]))) / (COS (RADIANS ([.C102])) * SIN(RADIANS([.B102]))) )) + [.D102]" office:value-type="float" office:value="-0.111238279977625" calcext:value-type="float">
            <text:p>-0.11</text:p>
          </table:table-cell>
          <table:table-cell table:style-name="ce11" table:formula="of:=SQRT([.W102]^2+[.X102]^2)" office:value-type="float" office:value="11.3996090745427" calcext:value-type="float">
            <text:p>11.40</text:p>
          </table:table-cell>
          <table:table-cell table:style-name="ce13" table:formula="of:=DEGREES(ATAN2([.W102];[.X102]))" office:value-type="float" office:value="-0.111433441424598" calcext:value-type="float">
            <text:p>-0.11</text:p>
          </table:table-cell>
          <table:table-cell office:value-type="float" office:value="11.3996090745427" calcext:value-type="float">
            <text:p>11.40</text:p>
          </table:table-cell>
          <table:table-cell office:value-type="float" office:value="-0.1114334414246" calcext:value-type="float">
            <text:p>-0.11</text:p>
          </table:table-cell>
          <table:table-cell/>
          <table:table-cell table:style-name="ce19" table:formula="of:=[.K102]*15" office:value-type="float" office:value="11.4196090367834" calcext:value-type="float">
            <text:p>11.42</text:p>
          </table:table-cell>
          <table:table-cell table:style-name="ce8" table:formula="of:=[.K102]^2*225" office:value-type="float" office:value="130.407470552985" calcext:value-type="float">
            <text:p>130.41</text:p>
          </table:table-cell>
          <table:table-cell table:style-name="ce8" table:formula="of:=[.L102]*COS(RADIANS([.M102]))+[.N102]*COS(RADIANS([.O102]))" office:value-type="float" office:value="11.3995875146971" calcext:value-type="float">
            <text:p>11.40</text:p>
          </table:table-cell>
          <table:table-cell table:style-name="ce8" table:formula="of:=[.L102]*SIN(RADIANS([.M102]))+[.N102]*SIN(RADIANS([.O102]))" office:value-type="float" office:value="-0.0221708628460489" calcext:value-type="float">
            <text:p>-0.02</text:p>
          </table:table-cell>
          <table:table-cell office:value-type="float" office:value="5.37852877581673" calcext:value-type="float">
            <text:p>5.38</text:p>
          </table:table-cell>
          <table:table-cell table:number-columns-repeated="998"/>
        </table:table-row>
        <table:table-row table:style-name="ro1">
          <table:table-cell table:style-name="Default" office:value-type="float" office:value="143150" calcext:value-type="float">
            <text:p>143150</text:p>
          </table:table-cell>
          <table:table-cell table:style-name="Default" office:value-type="float" office:value="-36.8138726829116" calcext:value-type="float">
            <text:p>-36.8138726829</text:p>
          </table:table-cell>
          <table:table-cell table:style-name="Default" office:value-type="float" office:value="6.22343827971795" calcext:value-type="float">
            <text:p>6.2234382797</text:p>
          </table:table-cell>
          <table:table-cell table:style-name="Default" office:value-type="float" office:value="-8.27495091061522" calcext:value-type="float">
            <text:p>-8.27495091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384" calcext:value-type="float">
            <text:p>13.384</text:p>
          </table:table-cell>
          <table:table-cell/>
          <table:table-cell table:formula="of:=DEGREES(ACOS(COS(RADIANS([.B103]))*COS(RADIANS([.C103]))))" office:value-type="float" office:value="37.2626621948662" calcext:value-type="float">
            <text:p>37.26</text:p>
          </table:table-cell>
          <table:table-cell table:formula="of:=TAN((ACOS(COS(RADIANS([.B103]))*COS(RADIANS([.C103])))))" office:value-type="float" office:value="0.760766513772114" calcext:value-type="float">
            <text:p>0.7608</text:p>
          </table:table-cell>
          <table:table-cell table:formula="of:=SQRT([.E103]^2+[.F103]^2)" office:value-type="float" office:value="0" calcext:value-type="float">
            <text:p>0.00</text:p>
          </table:table-cell>
          <table:table-cell table:formula="of:=DEGREES(ATAN2([.E103]; [.F103]))" office:value-type="float" office:value="0" calcext:value-type="float">
            <text:p>0.00</text:p>
          </table:table-cell>
          <table:table-cell table:style-name="ce9" table:formula="of:=SQRT([.V103])" office:value-type="float" office:value="11.4114977065817" calcext:value-type="float">
            <text:p>11.41</text:p>
          </table:table-cell>
          <table:table-cell table:style-name="ce8" table:formula="of:=DEGREES(ATAN( (-SIN (RADIANS ([.C103])) * COS(RADIANS([.B103]))) / (COS (RADIANS ([.C103])) * SIN(RADIANS([.B103]))) )) + [.D103]" office:value-type="float" office:value="0.014423432071311" calcext:value-type="float">
            <text:p>0.01</text:p>
          </table:table-cell>
          <table:table-cell table:style-name="ce11" table:formula="of:=SQRT([.W103]^2+[.X103]^2)" office:value-type="float" office:value="11.4114977065817" calcext:value-type="float">
            <text:p>11.41</text:p>
          </table:table-cell>
          <table:table-cell table:style-name="ce13" table:formula="of:=DEGREES(ATAN2([.W103];[.X103]))" office:value-type="float" office:value="0.014423432071311" calcext:value-type="float">
            <text:p>0.01</text:p>
          </table:table-cell>
          <table:table-cell office:value-type="float" office:value="11.4114977065817" calcext:value-type="float">
            <text:p>11.41</text:p>
          </table:table-cell>
          <table:table-cell office:value-type="float" office:value="0.014423432071311" calcext:value-type="float">
            <text:p>0.01</text:p>
          </table:table-cell>
          <table:table-cell/>
          <table:table-cell table:style-name="ce19" table:formula="of:=[.K103]*15" office:value-type="float" office:value="11.4114977065817" calcext:value-type="float">
            <text:p>11.41</text:p>
          </table:table-cell>
          <table:table-cell table:style-name="ce8" table:formula="of:=[.K103]^2*225" office:value-type="float" office:value="130.22227990732" calcext:value-type="float">
            <text:p>130.22</text:p>
          </table:table-cell>
          <table:table-cell table:style-name="ce8" table:formula="of:=[.L103]*COS(RADIANS([.M103]))+[.N103]*COS(RADIANS([.O103]))" office:value-type="float" office:value="11.4114973450015" calcext:value-type="float">
            <text:p>11.41</text:p>
          </table:table-cell>
          <table:table-cell table:style-name="ce8" table:formula="of:=[.L103]*SIN(RADIANS([.M103]))+[.N103]*SIN(RADIANS([.O103]))" office:value-type="float" office:value="0.00287268908221787" calcext:value-type="float">
            <text:p>0.00</text:p>
          </table:table-cell>
          <table:table-cell office:value-type="float" office:value="5.37852877581673" calcext:value-type="float">
            <text:p>5.38</text:p>
          </table:table-cell>
          <table:table-cell table:number-columns-repeated="998"/>
        </table:table-row>
        <table:table-row table:style-name="ro1">
          <table:table-cell table:style-name="Default" office:value-type="float" office:value="143400" calcext:value-type="float">
            <text:p>143400</text:p>
          </table:table-cell>
          <table:table-cell table:style-name="Default" office:value-type="float" office:value="-36.6607193511525" calcext:value-type="float">
            <text:p>-36.6607193512</text:p>
          </table:table-cell>
          <table:table-cell table:style-name="Default" office:value-type="float" office:value="6.20879008526922" calcext:value-type="float">
            <text:p>6.2087900853</text:p>
          </table:table-cell>
          <table:table-cell table:style-name="Default" office:value-type="float" office:value="-8.26610923073464" calcext:value-type="float">
            <text:p>-8.266109230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419" calcext:value-type="float">
            <text:p>13.419</text:p>
          </table:table-cell>
          <table:table-cell/>
          <table:table-cell table:formula="of:=DEGREES(ACOS(COS(RADIANS([.B104]))*COS(RADIANS([.C104]))))" office:value-type="float" office:value="37.1098835764297" calcext:value-type="float">
            <text:p>37.11</text:p>
          </table:table-cell>
          <table:table-cell table:formula="of:=TAN((ACOS(COS(RADIANS([.B104]))*COS(RADIANS([.C104])))))" office:value-type="float" office:value="0.756565263579442" calcext:value-type="float">
            <text:p>0.7566</text:p>
          </table:table-cell>
          <table:table-cell table:formula="of:=SQRT([.E104]^2+[.F104]^2)" office:value-type="float" office:value="0" calcext:value-type="float">
            <text:p>0.00</text:p>
          </table:table-cell>
          <table:table-cell table:formula="of:=DEGREES(ATAN2([.E104]; [.F104]))" office:value-type="float" office:value="0" calcext:value-type="float">
            <text:p>0.00</text:p>
          </table:table-cell>
          <table:table-cell table:style-name="ce9" table:formula="of:=SQRT([.V104])" office:value-type="float" office:value="11.3484789536916" calcext:value-type="float">
            <text:p>11.35</text:p>
          </table:table-cell>
          <table:table-cell table:style-name="ce8" table:formula="of:=DEGREES(ATAN( (-SIN (RADIANS ([.C104])) * COS(RADIANS([.B104]))) / (COS (RADIANS ([.C104])) * SIN(RADIANS([.B104]))) )) + [.D104]" office:value-type="float" office:value="0.0494735298404674" calcext:value-type="float">
            <text:p>0.05</text:p>
          </table:table-cell>
          <table:table-cell table:style-name="ce11" table:formula="of:=SQRT([.W104]^2+[.X104]^2)" office:value-type="float" office:value="11.3484789536916" calcext:value-type="float">
            <text:p>11.35</text:p>
          </table:table-cell>
          <table:table-cell table:style-name="ce13" table:formula="of:=DEGREES(ATAN2([.W104];[.X104]))" office:value-type="float" office:value="0.0494735298404674" calcext:value-type="float">
            <text:p>0.05</text:p>
          </table:table-cell>
          <table:table-cell office:value-type="float" office:value="11.3484789536916" calcext:value-type="float">
            <text:p>11.35</text:p>
          </table:table-cell>
          <table:table-cell office:value-type="float" office:value="0.0494735298404674" calcext:value-type="float">
            <text:p>0.05</text:p>
          </table:table-cell>
          <table:table-cell/>
          <table:table-cell table:style-name="ce19" table:formula="of:=[.K104]*15" office:value-type="float" office:value="11.3484789536916" calcext:value-type="float">
            <text:p>11.35</text:p>
          </table:table-cell>
          <table:table-cell table:style-name="ce8" table:formula="of:=[.K104]^2*225" office:value-type="float" office:value="128.787974562382" calcext:value-type="float">
            <text:p>128.79</text:p>
          </table:table-cell>
          <table:table-cell table:style-name="ce8" table:formula="of:=[.L104]*COS(RADIANS([.M104]))+[.N104]*COS(RADIANS([.O104]))" office:value-type="float" office:value="11.3484747230312" calcext:value-type="float">
            <text:p>11.35</text:p>
          </table:table-cell>
          <table:table-cell table:style-name="ce8" table:formula="of:=[.L104]*SIN(RADIANS([.M104]))+[.N104]*SIN(RADIANS([.O104]))" office:value-type="float" office:value="0.00979913786254735" calcext:value-type="float">
            <text:p>0.01</text:p>
          </table:table-cell>
          <table:table-cell office:value-type="float" office:value="5.37558516146226" calcext:value-type="float">
            <text:p>5.38</text:p>
          </table:table-cell>
          <table:table-cell table:number-columns-repeated="998"/>
        </table:table-row>
        <table:table-row table:style-name="ro1">
          <table:table-cell table:style-name="Default" office:value-type="float" office:value="143650" calcext:value-type="float">
            <text:p>143650</text:p>
          </table:table-cell>
          <table:table-cell table:style-name="Default" office:value-type="float" office:value="-36.622374669152" calcext:value-type="float">
            <text:p>-36.6223746692</text:p>
          </table:table-cell>
          <table:table-cell table:style-name="Default" office:value-type="float" office:value="6.24574823886815" calcext:value-type="float">
            <text:p>6.2457482389</text:p>
          </table:table-cell>
          <table:table-cell table:style-name="Default" office:value-type="float" office:value="-8.28768067568083" calcext:value-type="float">
            <text:p>-8.2876806757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453" calcext:value-type="float">
            <text:p>13.453</text:p>
          </table:table-cell>
          <table:table-cell/>
          <table:table-cell table:formula="of:=DEGREES(ACOS(COS(RADIANS([.B105]))*COS(RADIANS([.C105]))))" office:value-type="float" office:value="37.0774976208973" calcext:value-type="float">
            <text:p>37.08</text:p>
          </table:table-cell>
          <table:table-cell table:formula="of:=TAN((ACOS(COS(RADIANS([.B105]))*COS(RADIANS([.C105])))))" office:value-type="float" office:value="0.755676862668974" calcext:value-type="float">
            <text:p>0.7557</text:p>
          </table:table-cell>
          <table:table-cell table:formula="of:=SQRT([.E105]^2+[.F105]^2)" office:value-type="float" office:value="0.01" calcext:value-type="float">
            <text:p>0.01</text:p>
          </table:table-cell>
          <table:table-cell table:formula="of:=DEGREES(ATAN2([.E105]; [.F105]))" office:value-type="float" office:value="180" calcext:value-type="float">
            <text:p>180.00</text:p>
          </table:table-cell>
          <table:table-cell table:style-name="ce9" table:formula="of:=SQRT([.V105])" office:value-type="float" office:value="11.3351529400346" calcext:value-type="float">
            <text:p>11.34</text:p>
          </table:table-cell>
          <table:table-cell table:style-name="ce8" table:formula="of:=DEGREES(ATAN( (-SIN (RADIANS ([.C105])) * COS(RADIANS([.B105]))) / (COS (RADIANS ([.C105])) * SIN(RADIANS([.B105]))) )) + [.D105]" office:value-type="float" office:value="0.0886227837865192" calcext:value-type="float">
            <text:p>0.09</text:p>
          </table:table-cell>
          <table:table-cell table:style-name="ce11" table:formula="of:=SQRT([.W105]^2+[.X105]^2)" office:value-type="float" office:value="11.3251529520075" calcext:value-type="float">
            <text:p>11.33</text:p>
          </table:table-cell>
          <table:table-cell table:style-name="ce13" table:formula="of:=DEGREES(ATAN2([.W105];[.X105]))" office:value-type="float" office:value="0.0887010368121731" calcext:value-type="float">
            <text:p>0.09</text:p>
          </table:table-cell>
          <table:table-cell office:value-type="float" office:value="11.3251529520075" calcext:value-type="float">
            <text:p>11.33</text:p>
          </table:table-cell>
          <table:table-cell office:value-type="float" office:value="0.0887010368121713" calcext:value-type="float">
            <text:p>0.09</text:p>
          </table:table-cell>
          <table:table-cell/>
          <table:table-cell table:style-name="ce19" table:formula="of:=[.K105]*15" office:value-type="float" office:value="11.3351529400346" calcext:value-type="float">
            <text:p>11.34</text:p>
          </table:table-cell>
          <table:table-cell table:style-name="ce8" table:formula="of:=[.K105]^2*225" office:value-type="float" office:value="128.485692173975" calcext:value-type="float">
            <text:p>128.49</text:p>
          </table:table-cell>
          <table:table-cell table:style-name="ce8" table:formula="of:=[.L105]*COS(RADIANS([.M105]))+[.N105]*COS(RADIANS([.O105]))" office:value-type="float" office:value="11.3251393805615" calcext:value-type="float">
            <text:p>11.33</text:p>
          </table:table-cell>
          <table:table-cell table:style-name="ce8" table:formula="of:=[.L105]*SIN(RADIANS([.M105]))+[.N105]*SIN(RADIANS([.O105]))" office:value-type="float" office:value="0.017532747022021" calcext:value-type="float">
            <text:p>0.02</text:p>
          </table:table-cell>
          <table:table-cell office:value-type="float" office:value="5.37558516146226" calcext:value-type="float">
            <text:p>5.38</text:p>
          </table:table-cell>
          <table:table-cell table:number-columns-repeated="998"/>
        </table:table-row>
        <table:table-row table:style-name="ro1">
          <table:table-cell table:style-name="Default" office:value-type="float" office:value="143899" calcext:value-type="float">
            <text:p>143899</text:p>
          </table:table-cell>
          <table:table-cell table:style-name="Default" office:value-type="float" office:value="-36.6335351982558" calcext:value-type="float">
            <text:p>-36.6335351983</text:p>
          </table:table-cell>
          <table:table-cell table:style-name="Default" office:value-type="float" office:value="6.25814716664584" calcext:value-type="float">
            <text:p>6.2581471666</text:p>
          </table:table-cell>
          <table:table-cell table:style-name="Default" office:value-type="float" office:value="-8.31115688963181" calcext:value-type="float">
            <text:p>-8.3111568896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488" calcext:value-type="float">
            <text:p>13.488</text:p>
          </table:table-cell>
          <table:table-cell/>
          <table:table-cell table:formula="of:=DEGREES(ACOS(COS(RADIANS([.B106]))*COS(RADIANS([.C106]))))" office:value-type="float" office:value="37.090271711507" calcext:value-type="float">
            <text:p>37.09</text:p>
          </table:table-cell>
          <table:table-cell table:formula="of:=TAN((ACOS(COS(RADIANS([.B106]))*COS(RADIANS([.C106])))))" office:value-type="float" office:value="0.756027186647331" calcext:value-type="float">
            <text:p>0.7560</text:p>
          </table:table-cell>
          <table:table-cell table:formula="of:=SQRT([.E106]^2+[.F106]^2)" office:value-type="float" office:value="0.01" calcext:value-type="float">
            <text:p>0.01</text:p>
          </table:table-cell>
          <table:table-cell table:formula="of:=DEGREES(ATAN2([.E106]; [.F106]))" office:value-type="float" office:value="180" calcext:value-type="float">
            <text:p>180.00</text:p>
          </table:table-cell>
          <table:table-cell table:style-name="ce9" table:formula="of:=SQRT([.V106])" office:value-type="float" office:value="11.34040779971" calcext:value-type="float">
            <text:p>11.34</text:p>
          </table:table-cell>
          <table:table-cell table:style-name="ce8" table:formula="of:=DEGREES(ATAN( (-SIN (RADIANS ([.C106])) * COS(RADIANS([.B106]))) / (COS (RADIANS ([.C106])) * SIN(RADIANS([.B106]))) )) + [.D106]" office:value-type="float" office:value="0.0783042635423126" calcext:value-type="float">
            <text:p>0.08</text:p>
          </table:table-cell>
          <table:table-cell table:style-name="ce11" table:formula="of:=SQRT([.W106]^2+[.X106]^2)" office:value-type="float" office:value="11.3304078090571" calcext:value-type="float">
            <text:p>11.33</text:p>
          </table:table-cell>
          <table:table-cell table:style-name="ce13" table:formula="of:=DEGREES(ATAN2([.W106];[.X106]))" office:value-type="float" office:value="0.078373373357675" calcext:value-type="float">
            <text:p>0.08</text:p>
          </table:table-cell>
          <table:table-cell office:value-type="float" office:value="11.3304078090571" calcext:value-type="float">
            <text:p>11.33</text:p>
          </table:table-cell>
          <table:table-cell office:value-type="float" office:value="0.078373373357675" calcext:value-type="float">
            <text:p>0.08</text:p>
          </table:table-cell>
          <table:table-cell/>
          <table:table-cell table:style-name="ce19" table:formula="of:=[.K106]*15" office:value-type="float" office:value="11.34040779971" calcext:value-type="float">
            <text:p>11.34</text:p>
          </table:table-cell>
          <table:table-cell table:style-name="ce8" table:formula="of:=[.K106]^2*225" office:value-type="float" office:value="128.604849063722" calcext:value-type="float">
            <text:p>128.60</text:p>
          </table:table-cell>
          <table:table-cell table:style-name="ce8" table:formula="of:=[.L106]*COS(RADIANS([.M106]))+[.N106]*COS(RADIANS([.O106]))" office:value-type="float" office:value="11.3303972090222" calcext:value-type="float">
            <text:p>11.33</text:p>
          </table:table-cell>
          <table:table-cell table:style-name="ce8" table:formula="of:=[.L106]*SIN(RADIANS([.M106]))+[.N106]*SIN(RADIANS([.O106]))" office:value-type="float" office:value="0.0154985587444711" calcext:value-type="float">
            <text:p>0.02</text:p>
          </table:table-cell>
          <table:table-cell office:value-type="float" office:value="5.43127704595355" calcext:value-type="float">
            <text:p>5.43</text:p>
          </table:table-cell>
          <table:table-cell table:number-columns-repeated="998"/>
        </table:table-row>
        <table:table-row table:style-name="ro1">
          <table:table-cell table:style-name="Default" office:value-type="float" office:value="144149" calcext:value-type="float">
            <text:p>144149</text:p>
          </table:table-cell>
          <table:table-cell table:style-name="Default" office:value-type="float" office:value="-36.6351744436566" calcext:value-type="float">
            <text:p>-36.6351744437</text:p>
          </table:table-cell>
          <table:table-cell table:style-name="Default" office:value-type="float" office:value="6.22605381528325" calcext:value-type="float">
            <text:p>6.2260538153</text:p>
          </table:table-cell>
          <table:table-cell table:style-name="Default" office:value-type="float" office:value="-8.31653310228226" calcext:value-type="float">
            <text:p>-8.3165331023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523" calcext:value-type="float">
            <text:p>13.523</text:p>
          </table:table-cell>
          <table:table-cell/>
          <table:table-cell table:formula="of:=DEGREES(ACOS(COS(RADIANS([.B107]))*COS(RADIANS([.C107]))))" office:value-type="float" office:value="37.087240729064" calcext:value-type="float">
            <text:p>37.09</text:p>
          </table:table-cell>
          <table:table-cell table:formula="of:=TAN((ACOS(COS(RADIANS([.B107]))*COS(RADIANS([.C107])))))" office:value-type="float" office:value="0.75594405256378" calcext:value-type="float">
            <text:p>0.7559</text:p>
          </table:table-cell>
          <table:table-cell table:formula="of:=SQRT([.E107]^2+[.F107]^2)" office:value-type="float" office:value="0.01" calcext:value-type="float">
            <text:p>0.01</text:p>
          </table:table-cell>
          <table:table-cell table:formula="of:=DEGREES(ATAN2([.E107]; [.F107]))" office:value-type="float" office:value="180" calcext:value-type="float">
            <text:p>180.00</text:p>
          </table:table-cell>
          <table:table-cell table:style-name="ce9" table:formula="of:=SQRT([.V107])" office:value-type="float" office:value="11.3391607884567" calcext:value-type="float">
            <text:p>11.34</text:p>
          </table:table-cell>
          <table:table-cell table:style-name="ce8" table:formula="of:=DEGREES(ATAN( (-SIN (RADIANS ([.C107])) * COS(RADIANS([.B107]))) / (COS (RADIANS ([.C107])) * SIN(RADIANS([.B107]))) )) + [.D107]" office:value-type="float" office:value="0.0296841467359084" calcext:value-type="float">
            <text:p>0.03</text:p>
          </table:table-cell>
          <table:table-cell table:style-name="ce11" table:formula="of:=SQRT([.W107]^2+[.X107]^2)" office:value-type="float" office:value="11.3291607897999" calcext:value-type="float">
            <text:p>11.33</text:p>
          </table:table-cell>
          <table:table-cell table:style-name="ce13" table:formula="of:=DEGREES(ATAN2([.W107];[.X107]))" office:value-type="float" office:value="0.0297103482754211" calcext:value-type="float">
            <text:p>0.03</text:p>
          </table:table-cell>
          <table:table-cell office:value-type="float" office:value="11.3291607897999" calcext:value-type="float">
            <text:p>11.33</text:p>
          </table:table-cell>
          <table:table-cell office:value-type="float" office:value="0.0297103482754193" calcext:value-type="float">
            <text:p>0.03</text:p>
          </table:table-cell>
          <table:table-cell/>
          <table:table-cell table:style-name="ce19" table:formula="of:=[.K107]*15" office:value-type="float" office:value="11.3391607884567" calcext:value-type="float">
            <text:p>11.34</text:p>
          </table:table-cell>
          <table:table-cell table:style-name="ce8" table:formula="of:=[.K107]^2*225" office:value-type="float" office:value="128.576567386474" calcext:value-type="float">
            <text:p>128.58</text:p>
          </table:table-cell>
          <table:table-cell table:style-name="ce8" table:formula="of:=[.L107]*COS(RADIANS([.M107]))+[.N107]*COS(RADIANS([.O107]))" office:value-type="float" office:value="11.3291592666665" calcext:value-type="float">
            <text:p>11.33</text:p>
          </table:table-cell>
          <table:table-cell table:style-name="ce8" table:formula="of:=[.L107]*SIN(RADIANS([.M107]))+[.N107]*SIN(RADIANS([.O107]))" office:value-type="float" office:value="0.00587466128411904" calcext:value-type="float">
            <text:p>0.01</text:p>
          </table:table-cell>
          <table:table-cell office:value-type="float" office:value="5.43127704595355" calcext:value-type="float">
            <text:p>5.43</text:p>
          </table:table-cell>
          <table:table-cell table:number-columns-repeated="998"/>
        </table:table-row>
        <table:table-row table:style-name="ro1">
          <table:table-cell table:style-name="Default" office:value-type="float" office:value="144399" calcext:value-type="float">
            <text:p>144399</text:p>
          </table:table-cell>
          <table:table-cell table:style-name="Default" office:value-type="float" office:value="-36.6712241820959" calcext:value-type="float">
            <text:p>-36.6712241821</text:p>
          </table:table-cell>
          <table:table-cell table:style-name="Default" office:value-type="float" office:value="6.2789297247429" calcext:value-type="float">
            <text:p>6.2789297247</text:p>
          </table:table-cell>
          <table:table-cell table:style-name="Default" office:value-type="float" office:value="-8.31682594664292" calcext:value-type="float">
            <text:p>-8.316825946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558" calcext:value-type="float">
            <text:p>13.558</text:p>
          </table:table-cell>
          <table:table-cell/>
          <table:table-cell table:formula="of:=DEGREES(ACOS(COS(RADIANS([.B108]))*COS(RADIANS([.C108]))))" office:value-type="float" office:value="37.1303557576496" calcext:value-type="float">
            <text:p>37.13</text:p>
          </table:table-cell>
          <table:table-cell table:formula="of:=TAN((ACOS(COS(RADIANS([.B108]))*COS(RADIANS([.C108])))))" office:value-type="float" office:value="0.757127241779705" calcext:value-type="float">
            <text:p>0.7571</text:p>
          </table:table-cell>
          <table:table-cell table:formula="of:=SQRT([.E108]^2+[.F108]^2)" office:value-type="float" office:value="0.04" calcext:value-type="float">
            <text:p>0.04</text:p>
          </table:table-cell>
          <table:table-cell table:formula="of:=DEGREES(ATAN2([.E108]; [.F108]))" office:value-type="float" office:value="180" calcext:value-type="float">
            <text:p>180.00</text:p>
          </table:table-cell>
          <table:table-cell table:style-name="ce9" table:formula="of:=SQRT([.V108])" office:value-type="float" office:value="11.3569086266956" calcext:value-type="float">
            <text:p>11.36</text:p>
          </table:table-cell>
          <table:table-cell table:style-name="ce8" table:formula="of:=DEGREES(ATAN( (-SIN (RADIANS ([.C108])) * COS(RADIANS([.B108]))) / (COS (RADIANS ([.C108])) * SIN(RADIANS([.B108]))) )) + [.D108]" office:value-type="float" office:value="0.0889301038953949" calcext:value-type="float">
            <text:p>0.09</text:p>
          </table:table-cell>
          <table:table-cell table:style-name="ce11" table:formula="of:=SQRT([.W108]^2+[.X108]^2)" office:value-type="float" office:value="11.3169086750476" calcext:value-type="float">
            <text:p>11.32</text:p>
          </table:table-cell>
          <table:table-cell table:style-name="ce13" table:formula="of:=DEGREES(ATAN2([.W108];[.X108]))" office:value-type="float" office:value="0.0892444302569223" calcext:value-type="float">
            <text:p>0.09</text:p>
          </table:table-cell>
          <table:table-cell office:value-type="float" office:value="11.3169086750476" calcext:value-type="float">
            <text:p>11.32</text:p>
          </table:table-cell>
          <table:table-cell office:value-type="float" office:value="0.0892444302569223" calcext:value-type="float">
            <text:p>0.09</text:p>
          </table:table-cell>
          <table:table-cell/>
          <table:table-cell table:style-name="ce19" table:formula="of:=[.K108]*15" office:value-type="float" office:value="11.3569086266956" calcext:value-type="float">
            <text:p>11.36</text:p>
          </table:table-cell>
          <table:table-cell table:style-name="ce8" table:formula="of:=[.K108]^2*225" office:value-type="float" office:value="128.979373555113" calcext:value-type="float">
            <text:p>128.98</text:p>
          </table:table-cell>
          <table:table-cell table:style-name="ce8" table:formula="of:=[.L108]*COS(RADIANS([.M108]))+[.N108]*COS(RADIANS([.O108]))" office:value-type="float" office:value="11.3168949468126" calcext:value-type="float">
            <text:p>11.32</text:p>
          </table:table-cell>
          <table:table-cell table:style-name="ce8" table:formula="of:=[.L108]*SIN(RADIANS([.M108]))+[.N108]*SIN(RADIANS([.O108]))" office:value-type="float" office:value="0.0176273133408387" calcext:value-type="float">
            <text:p>0.02</text:p>
          </table:table-cell>
          <table:table-cell office:value-type="float" office:value="7.4799348407499" calcext:value-type="float">
            <text:p>7.48</text:p>
          </table:table-cell>
          <table:table-cell table:number-columns-repeated="998"/>
        </table:table-row>
        <table:table-row table:style-name="ro1">
          <table:table-cell table:style-name="Default" office:value-type="float" office:value="144649" calcext:value-type="float">
            <text:p>144649</text:p>
          </table:table-cell>
          <table:table-cell table:style-name="Default" office:value-type="float" office:value="-36.8594573654323" calcext:value-type="float">
            <text:p>-36.8594573654</text:p>
          </table:table-cell>
          <table:table-cell table:style-name="Default" office:value-type="float" office:value="6.30606820074948" calcext:value-type="float">
            <text:p>6.3060682007</text:p>
          </table:table-cell>
          <table:table-cell table:style-name="Default" office:value-type="float" office:value="-8.31726905516533" calcext:value-type="float">
            <text:p>-8.3172690552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593" calcext:value-type="float">
            <text:p>13.593</text:p>
          </table:table-cell>
          <table:table-cell/>
          <table:table-cell table:formula="of:=DEGREES(ACOS(COS(RADIANS([.B109]))*COS(RADIANS([.C109]))))" office:value-type="float" office:value="37.3194126010087" calcext:value-type="float">
            <text:p>37.32</text:p>
          </table:table-cell>
          <table:table-cell table:formula="of:=TAN((ACOS(COS(RADIANS([.B109]))*COS(RADIANS([.C109])))))" office:value-type="float" office:value="0.762331431599765" calcext:value-type="float">
            <text:p>0.7623</text:p>
          </table:table-cell>
          <table:table-cell table:formula="of:=SQRT([.E109]^2+[.F109]^2)" office:value-type="float" office:value="0.05" calcext:value-type="float">
            <text:p>0.05</text:p>
          </table:table-cell>
          <table:table-cell table:formula="of:=DEGREES(ATAN2([.E109]; [.F109]))" office:value-type="float" office:value="180" calcext:value-type="float">
            <text:p>180.00</text:p>
          </table:table-cell>
          <table:table-cell table:style-name="ce9" table:formula="of:=SQRT([.V109])" office:value-type="float" office:value="11.4349714739965" calcext:value-type="float">
            <text:p>11.43</text:p>
          </table:table-cell>
          <table:table-cell table:style-name="ce8" table:formula="of:=DEGREES(ATAN( (-SIN (RADIANS ([.C109])) * COS(RADIANS([.B109]))) / (COS (RADIANS ([.C109])) * SIN(RADIANS([.B109]))) )) + [.D109]" office:value-type="float" office:value="0.0677646009458606" calcext:value-type="float">
            <text:p>0.07</text:p>
          </table:table-cell>
          <table:table-cell table:style-name="ce11" table:formula="of:=SQRT([.W109]^2+[.X109]^2)" office:value-type="float" office:value="11.3849715091204" calcext:value-type="float">
            <text:p>11.38</text:p>
          </table:table-cell>
          <table:table-cell table:style-name="ce13" table:formula="of:=DEGREES(ATAN2([.W109];[.X109]))" office:value-type="float" office:value="0.068062206368472" calcext:value-type="float">
            <text:p>0.07</text:p>
          </table:table-cell>
          <table:table-cell office:value-type="float" office:value="11.3849715091204" calcext:value-type="float">
            <text:p>11.38</text:p>
          </table:table-cell>
          <table:table-cell office:value-type="float" office:value="0.068062206368472" calcext:value-type="float">
            <text:p>0.07</text:p>
          </table:table-cell>
          <table:table-cell/>
          <table:table-cell table:style-name="ce19" table:formula="of:=[.K109]*15" office:value-type="float" office:value="11.4349714739965" calcext:value-type="float">
            <text:p>11.43</text:p>
          </table:table-cell>
          <table:table-cell table:style-name="ce8" table:formula="of:=[.K109]^2*225" office:value-type="float" office:value="130.758572611113" calcext:value-type="float">
            <text:p>130.76</text:p>
          </table:table-cell>
          <table:table-cell table:style-name="ce8" table:formula="of:=[.L109]*COS(RADIANS([.M109]))+[.N109]*COS(RADIANS([.O109]))" office:value-type="float" office:value="11.3849634762885" calcext:value-type="float">
            <text:p>11.38</text:p>
          </table:table-cell>
          <table:table-cell table:style-name="ce8" table:formula="of:=[.L109]*SIN(RADIANS([.M109]))+[.N109]*SIN(RADIANS([.O109]))" office:value-type="float" office:value="0.0135243137399309" calcext:value-type="float">
            <text:p>0.01</text:p>
          </table:table-cell>
          <table:table-cell office:value-type="float" office:value="7.4799348407499" calcext:value-type="float">
            <text:p>7.48</text:p>
          </table:table-cell>
          <table:table-cell table:number-columns-repeated="998"/>
        </table:table-row>
        <table:table-row table:style-name="ro1">
          <table:table-cell table:style-name="Default" office:value-type="float" office:value="144899" calcext:value-type="float">
            <text:p>144899</text:p>
          </table:table-cell>
          <table:table-cell table:style-name="Default" office:value-type="float" office:value="-36.8027667953212" calcext:value-type="float">
            <text:p>-36.8027667953</text:p>
          </table:table-cell>
          <table:table-cell table:style-name="Default" office:value-type="float" office:value="6.25342579838207" calcext:value-type="float">
            <text:p>6.2534257984</text:p>
          </table:table-cell>
          <table:table-cell table:style-name="Default" office:value-type="float" office:value="-8.28493920850272" calcext:value-type="float">
            <text:p>-8.2849392085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627" calcext:value-type="float">
            <text:p>13.627</text:p>
          </table:table-cell>
          <table:table-cell/>
          <table:table-cell table:formula="of:=DEGREES(ACOS(COS(RADIANS([.B110]))*COS(RADIANS([.C110]))))" office:value-type="float" office:value="37.2560460474993" calcext:value-type="float">
            <text:p>37.26</text:p>
          </table:table-cell>
          <table:table-cell table:formula="of:=TAN((ACOS(COS(RADIANS([.B110]))*COS(RADIANS([.C110])))))" office:value-type="float" office:value="0.76058422409805" calcext:value-type="float">
            <text:p>0.7606</text:p>
          </table:table-cell>
          <table:table-cell table:formula="of:=SQRT([.E110]^2+[.F110]^2)" office:value-type="float" office:value="0.04" calcext:value-type="float">
            <text:p>0.04</text:p>
          </table:table-cell>
          <table:table-cell table:formula="of:=DEGREES(ATAN2([.E110]; [.F110]))" office:value-type="float" office:value="180" calcext:value-type="float">
            <text:p>180.00</text:p>
          </table:table-cell>
          <table:table-cell table:style-name="ce9" table:formula="of:=SQRT([.V110])" office:value-type="float" office:value="11.4087633614708" calcext:value-type="float">
            <text:p>11.41</text:p>
          </table:table-cell>
          <table:table-cell table:style-name="ce8" table:formula="of:=DEGREES(ATAN( (-SIN (RADIANS ([.C110])) * COS(RADIANS([.B110]))) / (COS (RADIANS ([.C110])) * SIN(RADIANS([.B110]))) )) + [.D110]" office:value-type="float" office:value="0.0474510619917279" calcext:value-type="float">
            <text:p>0.05</text:p>
          </table:table-cell>
          <table:table-cell table:style-name="ce11" table:formula="of:=SQRT([.W110]^2+[.X110]^2)" office:value-type="float" office:value="11.3687633752366" calcext:value-type="float">
            <text:p>11.37</text:p>
          </table:table-cell>
          <table:table-cell table:style-name="ce13" table:formula="of:=DEGREES(ATAN2([.W110];[.X110]))" office:value-type="float" office:value="0.0476180143857618" calcext:value-type="float">
            <text:p>0.05</text:p>
          </table:table-cell>
          <table:table-cell office:value-type="float" office:value="11.3687633752366" calcext:value-type="float">
            <text:p>11.37</text:p>
          </table:table-cell>
          <table:table-cell office:value-type="float" office:value="0.0476180143857618" calcext:value-type="float">
            <text:p>0.05</text:p>
          </table:table-cell>
          <table:table-cell/>
          <table:table-cell table:style-name="ce19" table:formula="of:=[.K110]*15" office:value-type="float" office:value="11.4087633614708" calcext:value-type="float">
            <text:p>11.41</text:p>
          </table:table-cell>
          <table:table-cell table:style-name="ce8" table:formula="of:=[.K110]^2*225" office:value-type="float" office:value="130.159881438038" calcext:value-type="float">
            <text:p>130.16</text:p>
          </table:table-cell>
          <table:table-cell table:style-name="ce8" table:formula="of:=[.L110]*COS(RADIANS([.M110]))+[.N110]*COS(RADIANS([.O110]))" office:value-type="float" office:value="11.3687594489635" calcext:value-type="float">
            <text:p>11.37</text:p>
          </table:table-cell>
          <table:table-cell table:style-name="ce8" table:formula="of:=[.L110]*SIN(RADIANS([.M110]))+[.N110]*SIN(RADIANS([.O110]))" office:value-type="float" office:value="0.0094484773613436" calcext:value-type="float">
            <text:p>0.01</text:p>
          </table:table-cell>
          <table:table-cell office:value-type="float" office:value="9.82265070299757" calcext:value-type="float">
            <text:p>9.82</text:p>
          </table:table-cell>
          <table:table-cell table:number-columns-repeated="998"/>
        </table:table-row>
        <table:table-row table:style-name="ro1">
          <table:table-cell table:style-name="Default" office:value-type="float" office:value="145149" calcext:value-type="float">
            <text:p>145149</text:p>
          </table:table-cell>
          <table:table-cell table:style-name="Default" office:value-type="float" office:value="-36.6214628388978" calcext:value-type="float">
            <text:p>-36.6214628389</text:p>
          </table:table-cell>
          <table:table-cell table:style-name="Default" office:value-type="float" office:value="6.22601198037458" calcext:value-type="float">
            <text:p>6.2260119804</text:p>
          </table:table-cell>
          <table:table-cell table:style-name="Default" office:value-type="float" office:value="-8.26483283913349" calcext:value-type="float">
            <text:p>-8.2648328391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662" calcext:value-type="float">
            <text:p>13.662</text:p>
          </table:table-cell>
          <table:table-cell/>
          <table:table-cell table:formula="of:=DEGREES(ACOS(COS(RADIANS([.B111]))*COS(RADIANS([.C111]))))" office:value-type="float" office:value="37.0737467199647" calcext:value-type="float">
            <text:p>37.07</text:p>
          </table:table-cell>
          <table:table-cell table:formula="of:=TAN((ACOS(COS(RADIANS([.B111]))*COS(RADIANS([.C111])))))" office:value-type="float" office:value="0.755574018233311" calcext:value-type="float">
            <text:p>0.7556</text:p>
          </table:table-cell>
          <table:table-cell table:formula="of:=SQRT([.E111]^2+[.F111]^2)" office:value-type="float" office:value="0.03" calcext:value-type="float">
            <text:p>0.03</text:p>
          </table:table-cell>
          <table:table-cell table:formula="of:=DEGREES(ATAN2([.E111]; [.F111]))" office:value-type="float" office:value="180" calcext:value-type="float">
            <text:p>180.00</text:p>
          </table:table-cell>
          <table:table-cell table:style-name="ce9" table:formula="of:=SQRT([.V111])" office:value-type="float" office:value="11.3336102734997" calcext:value-type="float">
            <text:p>11.33</text:p>
          </table:table-cell>
          <table:table-cell table:style-name="ce8" table:formula="of:=DEGREES(ATAN( (-SIN (RADIANS ([.C111])) * COS(RADIANS([.B111]))) / (COS (RADIANS ([.C111])) * SIN(RADIANS([.B111]))) )) + [.D111]" office:value-type="float" office:value="0.0854424422552054" calcext:value-type="float">
            <text:p>0.09</text:p>
          </table:table-cell>
          <table:table-cell table:style-name="ce11" table:formula="of:=SQRT([.W111]^2+[.X111]^2)" office:value-type="float" office:value="11.3036103069457" calcext:value-type="float">
            <text:p>11.30</text:p>
          </table:table-cell>
          <table:table-cell table:style-name="ce13" table:formula="of:=DEGREES(ATAN2([.W111];[.X111]))" office:value-type="float" office:value="0.0856692080625899" calcext:value-type="float">
            <text:p>0.09</text:p>
          </table:table-cell>
          <table:table-cell office:value-type="float" office:value="11.3036103069457" calcext:value-type="float">
            <text:p>11.30</text:p>
          </table:table-cell>
          <table:table-cell office:value-type="float" office:value="0.0856692080625899" calcext:value-type="float">
            <text:p>0.09</text:p>
          </table:table-cell>
          <table:table-cell/>
          <table:table-cell table:style-name="ce19" table:formula="of:=[.K111]*15" office:value-type="float" office:value="11.3336102734997" calcext:value-type="float">
            <text:p>11.33</text:p>
          </table:table-cell>
          <table:table-cell table:style-name="ce8" table:formula="of:=[.K111]^2*225" office:value-type="float" office:value="128.450721831577" calcext:value-type="float">
            <text:p>128.45</text:p>
          </table:table-cell>
          <table:table-cell table:style-name="ce8" table:formula="of:=[.L111]*COS(RADIANS([.M111]))+[.N111]*COS(RADIANS([.O111]))" office:value-type="float" office:value="11.3035976714775" calcext:value-type="float">
            <text:p>11.30</text:p>
          </table:table-cell>
          <table:table-cell table:style-name="ce8" table:formula="of:=[.L111]*SIN(RADIANS([.M111]))+[.N111]*SIN(RADIANS([.O111]))" office:value-type="float" office:value="0.0169012620240119" calcext:value-type="float">
            <text:p>0.02</text:p>
          </table:table-cell>
          <table:table-cell office:value-type="float" office:value="9.82265070299757" calcext:value-type="float">
            <text:p>9.82</text:p>
          </table:table-cell>
          <table:table-cell table:number-columns-repeated="998"/>
        </table:table-row>
        <table:table-row table:style-name="ro1">
          <table:table-cell table:style-name="Default" office:value-type="float" office:value="145400" calcext:value-type="float">
            <text:p>145400</text:p>
          </table:table-cell>
          <table:table-cell table:style-name="Default" office:value-type="float" office:value="-36.5662202688907" calcext:value-type="float">
            <text:p>-36.5662202689</text:p>
          </table:table-cell>
          <table:table-cell table:style-name="Default" office:value-type="float" office:value="6.23248486527364" calcext:value-type="float">
            <text:p>6.2324848653</text:p>
          </table:table-cell>
          <table:table-cell table:style-name="Default" office:value-type="float" office:value="-8.28079242990288" calcext:value-type="float">
            <text:p>-8.2807924299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3.697" calcext:value-type="float">
            <text:p>13.697</text:p>
          </table:table-cell>
          <table:table-cell/>
          <table:table-cell table:formula="of:=DEGREES(ACOS(COS(RADIANS([.B112]))*COS(RADIANS([.C112]))))" office:value-type="float" office:value="37.0203434812596" calcext:value-type="float">
            <text:p>37.02</text:p>
          </table:table-cell>
          <table:table-cell table:formula="of:=TAN((ACOS(COS(RADIANS([.B112]))*COS(RADIANS([.C112])))))" office:value-type="float" office:value="0.7541108788397" calcext:value-type="float">
            <text:p>0.7541</text:p>
          </table:table-cell>
          <table:table-cell table:formula="of:=SQRT([.E112]^2+[.F112]^2)" office:value-type="float" office:value="0.04" calcext:value-type="float">
            <text:p>0.04</text:p>
          </table:table-cell>
          <table:table-cell table:formula="of:=DEGREES(ATAN2([.E112]; [.F112]))" office:value-type="float" office:value="180" calcext:value-type="float">
            <text:p>180.00</text:p>
          </table:table-cell>
          <table:table-cell table:style-name="ce9" table:formula="of:=SQRT([.V112])" office:value-type="float" office:value="11.3116631825955" calcext:value-type="float">
            <text:p>11.31</text:p>
          </table:table-cell>
          <table:table-cell table:style-name="ce8" table:formula="of:=DEGREES(ATAN( (-SIN (RADIANS ([.C112])) * COS(RADIANS([.B112]))) / (COS (RADIANS ([.C112])) * SIN(RADIANS([.B112]))) )) + [.D112]" office:value-type="float" office:value="0.0947260389740023" calcext:value-type="float">
            <text:p>0.09</text:p>
          </table:table-cell>
          <table:table-cell table:style-name="ce11" table:formula="of:=SQRT([.W112]^2+[.X112]^2)" office:value-type="float" office:value="11.2716632374563" calcext:value-type="float">
            <text:p>11.27</text:p>
          </table:table-cell>
          <table:table-cell table:style-name="ce13" table:formula="of:=DEGREES(ATAN2([.W112];[.X112]))" office:value-type="float" office:value="0.0950621952051669" calcext:value-type="float">
            <text:p>0.10</text:p>
          </table:table-cell>
          <table:table-cell office:value-type="float" office:value="11.2716632374563" calcext:value-type="float">
            <text:p>11.27</text:p>
          </table:table-cell>
          <table:table-cell office:value-type="float" office:value="0.0950621952051651" calcext:value-type="float">
            <text:p>0.10</text:p>
          </table:table-cell>
          <table:table-cell/>
          <table:table-cell table:style-name="ce19" table:formula="of:=[.K112]*15" office:value-type="float" office:value="11.3116631825955" calcext:value-type="float">
            <text:p>11.31</text:p>
          </table:table-cell>
          <table:table-cell table:style-name="ce8" table:formula="of:=[.K112]^2*225" office:value-type="float" office:value="127.953723956487" calcext:value-type="float">
            <text:p>127.95</text:p>
          </table:table-cell>
          <table:table-cell table:style-name="ce8" table:formula="of:=[.L112]*COS(RADIANS([.M112]))+[.N112]*COS(RADIANS([.O112]))" office:value-type="float" office:value="11.2716477232942" calcext:value-type="float">
            <text:p>11.27</text:p>
          </table:table-cell>
          <table:table-cell table:style-name="ce8" table:formula="of:=[.L112]*SIN(RADIANS([.M112]))+[.N112]*SIN(RADIANS([.O112]))" office:value-type="float" office:value="0.0187013523241766" calcext:value-type="float">
            <text:p>0.02</text:p>
          </table:table-cell>
          <table:table-cell office:value-type="float" office:value="10.3604376398985" calcext:value-type="float">
            <text:p>10.36</text:p>
          </table:table-cell>
          <table:table-cell table:number-columns-repeated="998"/>
        </table:table-row>
        <table:table-row table:style-name="ro1">
          <table:table-cell table:style-name="Default" office:value-type="float" office:value="145650" calcext:value-type="float">
            <text:p>145650</text:p>
          </table:table-cell>
          <table:table-cell table:style-name="Default" office:value-type="float" office:value="-36.608031271895" calcext:value-type="float">
            <text:p>-36.6080312719</text:p>
          </table:table-cell>
          <table:table-cell table:style-name="Default" office:value-type="float" office:value="6.31610345618752" calcext:value-type="float">
            <text:p>6.3161034562</text:p>
          </table:table-cell>
          <table:table-cell table:style-name="Default" office:value-type="float" office:value="-8.30460673821777" calcext:value-type="float">
            <text:p>-8.3046067382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731" calcext:value-type="float">
            <text:p>13.731</text:p>
          </table:table-cell>
          <table:table-cell/>
          <table:table-cell table:formula="of:=DEGREES(ACOS(COS(RADIANS([.B113]))*COS(RADIANS([.C113]))))" office:value-type="float" office:value="37.0736403184358" calcext:value-type="float">
            <text:p>37.07</text:p>
          </table:table-cell>
          <table:table-cell table:formula="of:=TAN((ACOS(COS(RADIANS([.B113]))*COS(RADIANS([.C113])))))" office:value-type="float" office:value="0.755571101001226" calcext:value-type="float">
            <text:p>0.7556</text:p>
          </table:table-cell>
          <table:table-cell table:formula="of:=SQRT([.E113]^2+[.F113]^2)" office:value-type="float" office:value="0.04" calcext:value-type="float">
            <text:p>0.04</text:p>
          </table:table-cell>
          <table:table-cell table:formula="of:=DEGREES(ATAN2([.E113]; [.F113]))" office:value-type="float" office:value="180" calcext:value-type="float">
            <text:p>180.00</text:p>
          </table:table-cell>
          <table:table-cell table:style-name="ce9" table:formula="of:=SQRT([.V113])" office:value-type="float" office:value="11.3335665150184" calcext:value-type="float">
            <text:p>11.33</text:p>
          </table:table-cell>
          <table:table-cell table:style-name="ce8" table:formula="of:=DEGREES(ATAN( (-SIN (RADIANS ([.C113])) * COS(RADIANS([.B113]))) / (COS (RADIANS ([.C113])) * SIN(RADIANS([.B113]))) )) + [.D113]" office:value-type="float" office:value="0.169809826540865" calcext:value-type="float">
            <text:p>0.17</text:p>
          </table:table-cell>
          <table:table-cell table:style-name="ce11" table:formula="of:=SQRT([.W113]^2+[.X113]^2)" office:value-type="float" office:value="11.2935666913156" calcext:value-type="float">
            <text:p>11.29</text:p>
          </table:table-cell>
          <table:table-cell table:style-name="ce13" table:formula="of:=DEGREES(ATAN2([.W113];[.X113]))" office:value-type="float" office:value="0.170411264802455" calcext:value-type="float">
            <text:p>0.17</text:p>
          </table:table-cell>
          <table:table-cell office:value-type="float" office:value="11.2935666913156" calcext:value-type="float">
            <text:p>11.29</text:p>
          </table:table-cell>
          <table:table-cell office:value-type="float" office:value="0.170411264802455" calcext:value-type="float">
            <text:p>0.17</text:p>
          </table:table-cell>
          <table:table-cell/>
          <table:table-cell table:style-name="ce19" table:formula="of:=[.K113]*15" office:value-type="float" office:value="11.3335665150184" calcext:value-type="float">
            <text:p>11.33</text:p>
          </table:table-cell>
          <table:table-cell table:style-name="ce8" table:formula="of:=[.K113]^2*225" office:value-type="float" office:value="128.449729950346" calcext:value-type="float">
            <text:p>128.45</text:p>
          </table:table-cell>
          <table:table-cell table:style-name="ce8" table:formula="of:=[.L113]*COS(RADIANS([.M113]))+[.N113]*COS(RADIANS([.O113]))" office:value-type="float" office:value="11.2935167394009" calcext:value-type="float">
            <text:p>11.29</text:p>
          </table:table-cell>
          <table:table-cell table:style-name="ce8" table:formula="of:=[.L113]*SIN(RADIANS([.M113]))+[.N113]*SIN(RADIANS([.O113]))" office:value-type="float" office:value="0.0335897017702916" calcext:value-type="float">
            <text:p>0.03</text:p>
          </table:table-cell>
          <table:table-cell office:value-type="float" office:value="10.3604376398985" calcext:value-type="float">
            <text:p>10.36</text:p>
          </table:table-cell>
          <table:table-cell table:number-columns-repeated="998"/>
        </table:table-row>
        <table:table-row table:style-name="ro1">
          <table:table-cell table:style-name="Default" office:value-type="float" office:value="145899" calcext:value-type="float">
            <text:p>145899</text:p>
          </table:table-cell>
          <table:table-cell table:style-name="Default" office:value-type="float" office:value="-36.6504945579649" calcext:value-type="float">
            <text:p>-36.650494558</text:p>
          </table:table-cell>
          <table:table-cell table:style-name="Default" office:value-type="float" office:value="6.38247539256029" calcext:value-type="float">
            <text:p>6.3824753926</text:p>
          </table:table-cell>
          <table:table-cell table:style-name="Default" office:value-type="float" office:value="-8.31582532392952" calcext:value-type="float">
            <text:p>-8.3158253239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766" calcext:value-type="float">
            <text:p>13.766</text:p>
          </table:table-cell>
          <table:table-cell/>
          <table:table-cell table:formula="of:=DEGREES(ACOS(COS(RADIANS([.B114]))*COS(RADIANS([.C114]))))" office:value-type="float" office:value="37.1251492041872" calcext:value-type="float">
            <text:p>37.13</text:p>
          </table:table-cell>
          <table:table-cell table:formula="of:=TAN((ACOS(COS(RADIANS([.B114]))*COS(RADIANS([.C114])))))" office:value-type="float" office:value="0.756984288784189" calcext:value-type="float">
            <text:p>0.7570</text:p>
          </table:table-cell>
          <table:table-cell table:formula="of:=SQRT([.E114]^2+[.F114]^2)" office:value-type="float" office:value="0.05" calcext:value-type="float">
            <text:p>0.05</text:p>
          </table:table-cell>
          <table:table-cell table:formula="of:=DEGREES(ATAN2([.E114]; [.F114]))" office:value-type="float" office:value="180" calcext:value-type="float">
            <text:p>180.00</text:p>
          </table:table-cell>
          <table:table-cell table:style-name="ce9" table:formula="of:=SQRT([.V114])" office:value-type="float" office:value="11.3547643317628" calcext:value-type="float">
            <text:p>11.35</text:p>
          </table:table-cell>
          <table:table-cell table:style-name="ce8" table:formula="of:=DEGREES(ATAN( (-SIN (RADIANS ([.C114])) * COS(RADIANS([.B114]))) / (COS (RADIANS ([.C114])) * SIN(RADIANS([.B114]))) )) + [.D114]" office:value-type="float" office:value="0.234008451720772" calcext:value-type="float">
            <text:p>0.23</text:p>
          </table:table-cell>
          <table:table-cell table:style-name="ce11" table:formula="of:=SQRT([.W114]^2+[.X114]^2)" office:value-type="float" office:value="11.3047647506276" calcext:value-type="float">
            <text:p>11.30</text:p>
          </table:table-cell>
          <table:table-cell table:style-name="ce13" table:formula="of:=DEGREES(ATAN2([.W114];[.X114]))" office:value-type="float" office:value="0.23504344805338" calcext:value-type="float">
            <text:p>0.24</text:p>
          </table:table-cell>
          <table:table-cell office:value-type="float" office:value="11.3047647506276" calcext:value-type="float">
            <text:p>11.30</text:p>
          </table:table-cell>
          <table:table-cell office:value-type="float" office:value="0.235043448053382" calcext:value-type="float">
            <text:p>0.24</text:p>
          </table:table-cell>
          <table:table-cell/>
          <table:table-cell table:style-name="ce19" table:formula="of:=[.K114]*15" office:value-type="float" office:value="11.3547643317628" calcext:value-type="float">
            <text:p>11.35</text:p>
          </table:table-cell>
          <table:table-cell table:style-name="ce8" table:formula="of:=[.K114]^2*225" office:value-type="float" office:value="128.930673029874" calcext:value-type="float">
            <text:p>128.93</text:p>
          </table:table-cell>
          <table:table-cell table:style-name="ce8" table:formula="of:=[.L114]*COS(RADIANS([.M114]))+[.N114]*COS(RADIANS([.O114]))" office:value-type="float" office:value="11.3046696284117" calcext:value-type="float">
            <text:p>11.30</text:p>
          </table:table-cell>
          <table:table-cell table:style-name="ce8" table:formula="of:=[.L114]*SIN(RADIANS([.M114]))+[.N114]*SIN(RADIANS([.O114]))" office:value-type="float" office:value="0.0463752034858183" calcext:value-type="float">
            <text:p>0.05</text:p>
          </table:table-cell>
          <table:table-cell office:value-type="float" office:value="10.173509080641" calcext:value-type="float">
            <text:p>10.17</text:p>
          </table:table-cell>
          <table:table-cell table:number-columns-repeated="998"/>
        </table:table-row>
        <table:table-row table:style-name="ro1">
          <table:table-cell table:style-name="Default" office:value-type="float" office:value="146149" calcext:value-type="float">
            <text:p>146149</text:p>
          </table:table-cell>
          <table:table-cell table:style-name="Default" office:value-type="float" office:value="-36.6666172195008" calcext:value-type="float">
            <text:p>-36.6666172195</text:p>
          </table:table-cell>
          <table:table-cell table:style-name="Default" office:value-type="float" office:value="6.36766882310018" calcext:value-type="float">
            <text:p>6.3676688231</text:p>
          </table:table-cell>
          <table:table-cell table:style-name="Default" office:value-type="float" office:value="-8.31286187560338" calcext:value-type="float">
            <text:p>-8.3128618756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3.8" calcext:value-type="float">
            <text:p>13.8</text:p>
          </table:table-cell>
          <table:table-cell/>
          <table:table-cell table:formula="of:=DEGREES(ACOS(COS(RADIANS([.B115]))*COS(RADIANS([.C115]))))" office:value-type="float" office:value="37.1388119277149" calcext:value-type="float">
            <text:p>37.14</text:p>
          </table:table-cell>
          <table:table-cell table:formula="of:=TAN((ACOS(COS(RADIANS([.B115]))*COS(RADIANS([.C115])))))" office:value-type="float" office:value="0.757359459335544" calcext:value-type="float">
            <text:p>0.7574</text:p>
          </table:table-cell>
          <table:table-cell table:formula="of:=SQRT([.E115]^2+[.F115]^2)" office:value-type="float" office:value="0.05" calcext:value-type="float">
            <text:p>0.05</text:p>
          </table:table-cell>
          <table:table-cell table:formula="of:=DEGREES(ATAN2([.E115]; [.F115]))" office:value-type="float" office:value="180" calcext:value-type="float">
            <text:p>180.00</text:p>
          </table:table-cell>
          <table:table-cell table:style-name="ce9" table:formula="of:=SQRT([.V115])" office:value-type="float" office:value="11.3603918900332" calcext:value-type="float">
            <text:p>11.36</text:p>
          </table:table-cell>
          <table:table-cell table:style-name="ce8" table:formula="of:=DEGREES(ATAN( (-SIN (RADIANS ([.C115])) * COS(RADIANS([.B115]))) / (COS (RADIANS ([.C115])) * SIN(RADIANS([.B115]))) )) + [.D115]" office:value-type="float" office:value="0.21233092850226" calcext:value-type="float">
            <text:p>0.21</text:p>
          </table:table-cell>
          <table:table-cell table:style-name="ce11" table:formula="of:=SQRT([.W115]^2+[.X115]^2)" office:value-type="float" office:value="11.3103922348881" calcext:value-type="float">
            <text:p>11.31</text:p>
          </table:table-cell>
          <table:table-cell table:style-name="ce13" table:formula="of:=DEGREES(ATAN2([.W115];[.X115]))" office:value-type="float" office:value="0.213269580487508" calcext:value-type="float">
            <text:p>0.21</text:p>
          </table:table-cell>
          <table:table-cell office:value-type="float" office:value="11.3103922348881" calcext:value-type="float">
            <text:p>11.31</text:p>
          </table:table-cell>
          <table:table-cell office:value-type="float" office:value="0.213269580487508" calcext:value-type="float">
            <text:p>0.21</text:p>
          </table:table-cell>
          <table:table-cell/>
          <table:table-cell table:style-name="ce19" table:formula="of:=[.K115]*15" office:value-type="float" office:value="11.3603918900332" calcext:value-type="float">
            <text:p>11.36</text:p>
          </table:table-cell>
          <table:table-cell table:style-name="ce8" table:formula="of:=[.K115]^2*225" office:value-type="float" office:value="129.058503895131" calcext:value-type="float">
            <text:p>129.06</text:p>
          </table:table-cell>
          <table:table-cell table:style-name="ce8" table:formula="of:=[.L115]*COS(RADIANS([.M115]))+[.N115]*COS(RADIANS([.O115]))" office:value-type="float" office:value="11.3103138811476" calcext:value-type="float">
            <text:p>11.31</text:p>
          </table:table-cell>
          <table:table-cell table:style-name="ce8" table:formula="of:=[.L115]*SIN(RADIANS([.M115]))+[.N115]*SIN(RADIANS([.O115]))" office:value-type="float" office:value="0.0421000823694868" calcext:value-type="float">
            <text:p>0.04</text:p>
          </table:table-cell>
          <table:table-cell office:value-type="float" office:value="10.173509080641" calcext:value-type="float">
            <text:p>10.17</text:p>
          </table:table-cell>
          <table:table-cell table:number-columns-repeated="998"/>
        </table:table-row>
        <table:table-row table:style-name="ro1">
          <table:table-cell table:style-name="Default" office:value-type="float" office:value="146399" calcext:value-type="float">
            <text:p>146399</text:p>
          </table:table-cell>
          <table:table-cell table:style-name="Default" office:value-type="float" office:value="-36.6136286119198" calcext:value-type="float">
            <text:p>-36.6136286119</text:p>
          </table:table-cell>
          <table:table-cell table:style-name="Default" office:value-type="float" office:value="6.31586482645339" calcext:value-type="float">
            <text:p>6.3158648265</text:p>
          </table:table-cell>
          <table:table-cell table:style-name="Default" office:value-type="float" office:value="-8.29805573303008" calcext:value-type="float">
            <text:p>-8.298055733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3.836" calcext:value-type="float">
            <text:p>13.836</text:p>
          </table:table-cell>
          <table:table-cell/>
          <table:table-cell table:formula="of:=DEGREES(ACOS(COS(RADIANS([.B116]))*COS(RADIANS([.C116]))))" office:value-type="float" office:value="37.079108726404" calcext:value-type="float">
            <text:p>37.08</text:p>
          </table:table-cell>
          <table:table-cell table:formula="of:=TAN((ACOS(COS(RADIANS([.B116]))*COS(RADIANS([.C116])))))" office:value-type="float" office:value="0.755721040043275" calcext:value-type="float">
            <text:p>0.7557</text:p>
          </table:table-cell>
          <table:table-cell table:formula="of:=SQRT([.E116]^2+[.F116]^2)" office:value-type="float" office:value="0.04" calcext:value-type="float">
            <text:p>0.04</text:p>
          </table:table-cell>
          <table:table-cell table:formula="of:=DEGREES(ATAN2([.E116]; [.F116]))" office:value-type="float" office:value="180" calcext:value-type="float">
            <text:p>180.00</text:p>
          </table:table-cell>
          <table:table-cell table:style-name="ce9" table:formula="of:=SQRT([.V116])" office:value-type="float" office:value="11.3358156006491" calcext:value-type="float">
            <text:p>11.34</text:p>
          </table:table-cell>
          <table:table-cell table:style-name="ce8" table:formula="of:=DEGREES(ATAN( (-SIN (RADIANS ([.C116])) * COS(RADIANS([.B116]))) / (COS (RADIANS ([.C116])) * SIN(RADIANS([.B116]))) )) + [.D116]" office:value-type="float" office:value="0.174338688757222" calcext:value-type="float">
            <text:p>0.17</text:p>
          </table:table-cell>
          <table:table-cell table:style-name="ce11" table:formula="of:=SQRT([.W116]^2+[.X116]^2)" office:value-type="float" office:value="11.2958157864754" calcext:value-type="float">
            <text:p>11.30</text:p>
          </table:table-cell>
          <table:table-cell table:style-name="ce13" table:formula="of:=DEGREES(ATAN2([.W116];[.X116]))" office:value-type="float" office:value="0.174956044503938" calcext:value-type="float">
            <text:p>0.17</text:p>
          </table:table-cell>
          <table:table-cell office:value-type="float" office:value="11.2958157864754" calcext:value-type="float">
            <text:p>11.30</text:p>
          </table:table-cell>
          <table:table-cell office:value-type="float" office:value="0.174956044503938" calcext:value-type="float">
            <text:p>0.17</text:p>
          </table:table-cell>
          <table:table-cell/>
          <table:table-cell table:style-name="ce19" table:formula="of:=[.K116]*15" office:value-type="float" office:value="11.3358156006491" calcext:value-type="float">
            <text:p>11.34</text:p>
          </table:table-cell>
          <table:table-cell table:style-name="ce8" table:formula="of:=[.K116]^2*225" office:value-type="float" office:value="128.50071533192" calcext:value-type="float">
            <text:p>128.50</text:p>
          </table:table-cell>
          <table:table-cell table:style-name="ce8" table:formula="of:=[.L116]*COS(RADIANS([.M116]))+[.N116]*COS(RADIANS([.O116]))" office:value-type="float" office:value="11.2957631241653" calcext:value-type="float">
            <text:p>11.30</text:p>
          </table:table-cell>
          <table:table-cell table:style-name="ce8" table:formula="of:=[.L116]*SIN(RADIANS([.M116]))+[.N116]*SIN(RADIANS([.O116]))" office:value-type="float" office:value="0.0344923866128428" calcext:value-type="float">
            <text:p>0.03</text:p>
          </table:table-cell>
          <table:table-cell office:value-type="float" office:value="10.2674022170349" calcext:value-type="float">
            <text:p>10.27</text:p>
          </table:table-cell>
          <table:table-cell table:number-columns-repeated="998"/>
        </table:table-row>
        <table:table-row table:style-name="ro1">
          <table:table-cell table:style-name="Default" office:value-type="float" office:value="146649" calcext:value-type="float">
            <text:p>146649</text:p>
          </table:table-cell>
          <table:table-cell table:style-name="Default" office:value-type="float" office:value="-36.5566716644311" calcext:value-type="float">
            <text:p>-36.5566716644</text:p>
          </table:table-cell>
          <table:table-cell table:style-name="Default" office:value-type="float" office:value="6.28294118021981" calcext:value-type="float">
            <text:p>6.2829411802</text:p>
          </table:table-cell>
          <table:table-cell table:style-name="Default" office:value-type="float" office:value="-8.29164389294673" calcext:value-type="float">
            <text:p>-8.2916438929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3.871" calcext:value-type="float">
            <text:p>13.871</text:p>
          </table:table-cell>
          <table:table-cell/>
          <table:table-cell table:formula="of:=DEGREES(ACOS(COS(RADIANS([.B117]))*COS(RADIANS([.C117]))))" office:value-type="float" office:value="37.0182897066668" calcext:value-type="float">
            <text:p>37.02</text:p>
          </table:table-cell>
          <table:table-cell table:formula="of:=TAN((ACOS(COS(RADIANS([.B117]))*COS(RADIANS([.C117])))))" office:value-type="float" office:value="0.754054650707705" calcext:value-type="float">
            <text:p>0.7541</text:p>
          </table:table-cell>
          <table:table-cell table:formula="of:=SQRT([.E117]^2+[.F117]^2)" office:value-type="float" office:value="0.05" calcext:value-type="float">
            <text:p>0.05</text:p>
          </table:table-cell>
          <table:table-cell table:formula="of:=DEGREES(ATAN2([.E117]; [.F117]))" office:value-type="float" office:value="180" calcext:value-type="float">
            <text:p>180.00</text:p>
          </table:table-cell>
          <table:table-cell table:style-name="ce9" table:formula="of:=SQRT([.V117])" office:value-type="float" office:value="11.3108197606156" calcext:value-type="float">
            <text:p>11.31</text:p>
          </table:table-cell>
          <table:table-cell table:style-name="ce8" table:formula="of:=DEGREES(ATAN( (-SIN (RADIANS ([.C117])) * COS(RADIANS([.B117]))) / (COS (RADIANS ([.C117])) * SIN(RADIANS([.B117]))) )) + [.D117]" office:value-type="float" office:value="0.154142281341164" calcext:value-type="float">
            <text:p>0.15</text:p>
          </table:table-cell>
          <table:table-cell table:style-name="ce11" table:formula="of:=SQRT([.W117]^2+[.X117]^2)" office:value-type="float" office:value="11.2608199423604" calcext:value-type="float">
            <text:p>11.26</text:p>
          </table:table-cell>
          <table:table-cell table:style-name="ce13" table:formula="of:=DEGREES(ATAN2([.W117];[.X117]))" office:value-type="float" office:value="0.154826699066497" calcext:value-type="float">
            <text:p>0.15</text:p>
          </table:table-cell>
          <table:table-cell office:value-type="float" office:value="11.2608199423604" calcext:value-type="float">
            <text:p>11.26</text:p>
          </table:table-cell>
          <table:table-cell office:value-type="float" office:value="0.154826699066497" calcext:value-type="float">
            <text:p>0.15</text:p>
          </table:table-cell>
          <table:table-cell/>
          <table:table-cell table:style-name="ce19" table:formula="of:=[.K117]*15" office:value-type="float" office:value="11.3108197606156" calcext:value-type="float">
            <text:p>11.31</text:p>
          </table:table-cell>
          <table:table-cell table:style-name="ce8" table:formula="of:=[.K117]^2*225" office:value-type="float" office:value="127.934643657132" calcext:value-type="float">
            <text:p>127.93</text:p>
          </table:table-cell>
          <table:table-cell table:style-name="ce8" table:formula="of:=[.L117]*COS(RADIANS([.M117]))+[.N117]*COS(RADIANS([.O117]))" office:value-type="float" office:value="11.2607788286949" calcext:value-type="float">
            <text:p>11.26</text:p>
          </table:table-cell>
          <table:table-cell table:style-name="ce8" table:formula="of:=[.L117]*SIN(RADIANS([.M117]))+[.N117]*SIN(RADIANS([.O117]))" office:value-type="float" office:value="0.0304293522741618" calcext:value-type="float">
            <text:p>0.03</text:p>
          </table:table-cell>
          <table:table-cell office:value-type="float" office:value="10.2674022170349" calcext:value-type="float">
            <text:p>10.27</text:p>
          </table:table-cell>
          <table:table-cell table:number-columns-repeated="998"/>
        </table:table-row>
        <table:table-row table:style-name="ro1">
          <table:table-cell table:style-name="Default" office:value-type="float" office:value="146899" calcext:value-type="float">
            <text:p>146899</text:p>
          </table:table-cell>
          <table:table-cell table:style-name="Default" office:value-type="float" office:value="-36.6610574455164" calcext:value-type="float">
            <text:p>-36.6610574455</text:p>
          </table:table-cell>
          <table:table-cell table:style-name="Default" office:value-type="float" office:value="6.27734554774228" calcext:value-type="float">
            <text:p>6.2773455477</text:p>
          </table:table-cell>
          <table:table-cell table:style-name="Default" office:value-type="float" office:value="-8.30414826176973" calcext:value-type="float">
            <text:p>-8.3041482618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906" calcext:value-type="float">
            <text:p>13.906</text:p>
          </table:table-cell>
          <table:table-cell/>
          <table:table-cell table:formula="of:=DEGREES(ACOS(COS(RADIANS([.B118]))*COS(RADIANS([.C118]))))" office:value-type="float" office:value="37.1201270552844" calcext:value-type="float">
            <text:p>37.12</text:p>
          </table:table-cell>
          <table:table-cell table:formula="of:=TAN((ACOS(COS(RADIANS([.B118]))*COS(RADIANS([.C118])))))" office:value-type="float" office:value="0.756846417499539" calcext:value-type="float">
            <text:p>0.7568</text:p>
          </table:table-cell>
          <table:table-cell table:formula="of:=SQRT([.E118]^2+[.F118]^2)" office:value-type="float" office:value="0.06" calcext:value-type="float">
            <text:p>0.06</text:p>
          </table:table-cell>
          <table:table-cell table:formula="of:=DEGREES(ATAN2([.E118]; [.F118]))" office:value-type="float" office:value="180" calcext:value-type="float">
            <text:p>180.00</text:p>
          </table:table-cell>
          <table:table-cell table:style-name="ce9" table:formula="of:=SQRT([.V118])" office:value-type="float" office:value="11.3526962624931" calcext:value-type="float">
            <text:p>11.35</text:p>
          </table:table-cell>
          <table:table-cell table:style-name="ce8" table:formula="of:=DEGREES(ATAN( (-SIN (RADIANS ([.C118])) * COS(RADIANS([.B118]))) / (COS (RADIANS ([.C118])) * SIN(RADIANS([.B118]))) )) + [.D118]" office:value-type="float" office:value="0.102569702966875" calcext:value-type="float">
            <text:p>0.10</text:p>
          </table:table-cell>
          <table:table-cell table:style-name="ce11" table:formula="of:=SQRT([.W118]^2+[.X118]^2)" office:value-type="float" office:value="11.2926963591461" calcext:value-type="float">
            <text:p>11.29</text:p>
          </table:table-cell>
          <table:table-cell table:style-name="ce13" table:formula="of:=DEGREES(ATAN2([.W118];[.X118]))" office:value-type="float" office:value="0.103114672803598" calcext:value-type="float">
            <text:p>0.10</text:p>
          </table:table-cell>
          <table:table-cell office:value-type="float" office:value="11.2926963591461" calcext:value-type="float">
            <text:p>11.29</text:p>
          </table:table-cell>
          <table:table-cell office:value-type="float" office:value="0.103114672803598" calcext:value-type="float">
            <text:p>0.10</text:p>
          </table:table-cell>
          <table:table-cell/>
          <table:table-cell table:style-name="ce19" table:formula="of:=[.K118]*15" office:value-type="float" office:value="11.3526962624931" calcext:value-type="float">
            <text:p>11.35</text:p>
          </table:table-cell>
          <table:table-cell table:style-name="ce8" table:formula="of:=[.K118]^2*225" office:value-type="float" office:value="128.883712428424" calcext:value-type="float">
            <text:p>128.88</text:p>
          </table:table-cell>
          <table:table-cell table:style-name="ce8" table:formula="of:=[.L118]*COS(RADIANS([.M118]))+[.N118]*COS(RADIANS([.O118]))" office:value-type="float" office:value="11.2926780712726" calcext:value-type="float">
            <text:p>11.29</text:p>
          </table:table-cell>
          <table:table-cell table:style-name="ce8" table:formula="of:=[.L118]*SIN(RADIANS([.M118]))+[.N118]*SIN(RADIANS([.O118]))" office:value-type="float" office:value="0.0203233479229495" calcext:value-type="float">
            <text:p>0.02</text:p>
          </table:table-cell>
          <table:table-cell office:value-type="float" office:value="10.5437654758003" calcext:value-type="float">
            <text:p>10.54</text:p>
          </table:table-cell>
          <table:table-cell table:number-columns-repeated="998"/>
        </table:table-row>
        <table:table-row table:style-name="ro1">
          <table:table-cell table:style-name="Default" office:value-type="float" office:value="147149" calcext:value-type="float">
            <text:p>147149</text:p>
          </table:table-cell>
          <table:table-cell table:style-name="Default" office:value-type="float" office:value="-36.7195546006629" calcext:value-type="float">
            <text:p>-36.7195546007</text:p>
          </table:table-cell>
          <table:table-cell table:style-name="Default" office:value-type="float" office:value="6.33596607318074" calcext:value-type="float">
            <text:p>6.3359660732</text:p>
          </table:table-cell>
          <table:table-cell table:style-name="Default" office:value-type="float" office:value="-8.30664384213773" calcext:value-type="float">
            <text:p>-8.3066438421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941" calcext:value-type="float">
            <text:p>13.941</text:p>
          </table:table-cell>
          <table:table-cell/>
          <table:table-cell table:formula="of:=DEGREES(ACOS(COS(RADIANS([.B119]))*COS(RADIANS([.C119]))))" office:value-type="float" office:value="37.1861982608311" calcext:value-type="float">
            <text:p>37.19</text:p>
          </table:table-cell>
          <table:table-cell table:formula="of:=TAN((ACOS(COS(RADIANS([.B119]))*COS(RADIANS([.C119])))))" office:value-type="float" office:value="0.758661711826418" calcext:value-type="float">
            <text:p>0.7587</text:p>
          </table:table-cell>
          <table:table-cell table:formula="of:=SQRT([.E119]^2+[.F119]^2)" office:value-type="float" office:value="0.06" calcext:value-type="float">
            <text:p>0.06</text:p>
          </table:table-cell>
          <table:table-cell table:formula="of:=DEGREES(ATAN2([.E119]; [.F119]))" office:value-type="float" office:value="180" calcext:value-type="float">
            <text:p>180.00</text:p>
          </table:table-cell>
          <table:table-cell table:style-name="ce9" table:formula="of:=SQRT([.V119])" office:value-type="float" office:value="11.3799256773963" calcext:value-type="float">
            <text:p>11.38</text:p>
          </table:table-cell>
          <table:table-cell table:style-name="ce8" table:formula="of:=DEGREES(ATAN( (-SIN (RADIANS ([.C119])) * COS(RADIANS([.B119]))) / (COS (RADIANS ([.C119])) * SIN(RADIANS([.B119]))) )) + [.D119]" office:value-type="float" office:value="0.160274320928938" calcext:value-type="float">
            <text:p>0.16</text:p>
          </table:table-cell>
          <table:table-cell table:style-name="ce11" table:formula="of:=SQRT([.W119]^2+[.X119]^2)" office:value-type="float" office:value="11.3199259133895" calcext:value-type="float">
            <text:p>11.32</text:p>
          </table:table-cell>
          <table:table-cell table:style-name="ce13" table:formula="of:=DEGREES(ATAN2([.W119];[.X119]))" office:value-type="float" office:value="0.161123835915896" calcext:value-type="float">
            <text:p>0.16</text:p>
          </table:table-cell>
          <table:table-cell office:value-type="float" office:value="11.3199259133895" calcext:value-type="float">
            <text:p>11.32</text:p>
          </table:table-cell>
          <table:table-cell office:value-type="float" office:value="0.161123835915896" calcext:value-type="float">
            <text:p>0.16</text:p>
          </table:table-cell>
          <table:table-cell/>
          <table:table-cell table:style-name="ce19" table:formula="of:=[.K119]*15" office:value-type="float" office:value="11.3799256773963" calcext:value-type="float">
            <text:p>11.38</text:p>
          </table:table-cell>
          <table:table-cell table:style-name="ce8" table:formula="of:=[.K119]^2*225" office:value-type="float" office:value="129.502708423063" calcext:value-type="float">
            <text:p>129.50</text:p>
          </table:table-cell>
          <table:table-cell table:style-name="ce8" table:formula="of:=[.L119]*COS(RADIANS([.M119]))+[.N119]*COS(RADIANS([.O119]))" office:value-type="float" office:value="11.3198811536424" calcext:value-type="float">
            <text:p>11.32</text:p>
          </table:table-cell>
          <table:table-cell table:style-name="ce8" table:formula="of:=[.L119]*SIN(RADIANS([.M119]))+[.N119]*SIN(RADIANS([.O119]))" office:value-type="float" office:value="0.0318331908038345" calcext:value-type="float">
            <text:p>0.03</text:p>
          </table:table-cell>
          <table:table-cell office:value-type="float" office:value="10.5437654758003" calcext:value-type="float">
            <text:p>10.54</text:p>
          </table:table-cell>
          <table:table-cell table:number-columns-repeated="998"/>
        </table:table-row>
        <table:table-row table:style-name="ro1">
          <table:table-cell table:style-name="Default" office:value-type="float" office:value="147400" calcext:value-type="float">
            <text:p>147400</text:p>
          </table:table-cell>
          <table:table-cell table:style-name="Default" office:value-type="float" office:value="-36.8079713994688" calcext:value-type="float">
            <text:p>-36.8079713995</text:p>
          </table:table-cell>
          <table:table-cell table:style-name="Default" office:value-type="float" office:value="6.38409500116723" calcext:value-type="float">
            <text:p>6.3840950012</text:p>
          </table:table-cell>
          <table:table-cell table:style-name="Default" office:value-type="float" office:value="-8.31113213019607" calcext:value-type="float">
            <text:p>-8.3111321302</text:p>
          </table:table-cell>
          <table:table-cell table:style-name="Default" office:value-type="float" office:value="-0.09" calcext:value-type="float">
            <text:p>-0.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3.975" calcext:value-type="float">
            <text:p>13.975</text:p>
          </table:table-cell>
          <table:table-cell/>
          <table:table-cell table:formula="of:=DEGREES(ACOS(COS(RADIANS([.B120]))*COS(RADIANS([.C120]))))" office:value-type="float" office:value="37.2801796091445" calcext:value-type="float">
            <text:p>37.28</text:p>
          </table:table-cell>
          <table:table-cell table:formula="of:=TAN((ACOS(COS(RADIANS([.B120]))*COS(RADIANS([.C120])))))" office:value-type="float" office:value="0.761249312466982" calcext:value-type="float">
            <text:p>0.7612</text:p>
          </table:table-cell>
          <table:table-cell table:formula="of:=SQRT([.E120]^2+[.F120]^2)" office:value-type="float" office:value="0.09" calcext:value-type="float">
            <text:p>0.09</text:p>
          </table:table-cell>
          <table:table-cell table:formula="of:=DEGREES(ATAN2([.E120]; [.F120]))" office:value-type="float" office:value="180" calcext:value-type="float">
            <text:p>180.00</text:p>
          </table:table-cell>
          <table:table-cell table:style-name="ce9" table:formula="of:=SQRT([.V120])" office:value-type="float" office:value="11.4187396870047" calcext:value-type="float">
            <text:p>11.42</text:p>
          </table:table-cell>
          <table:table-cell table:style-name="ce8" table:formula="of:=DEGREES(ATAN( (-SIN (RADIANS ([.C120])) * COS(RADIANS([.B120]))) / (COS (RADIANS ([.C120])) * SIN(RADIANS([.B120]))) )) + [.D120]" office:value-type="float" office:value="0.192674506830739" calcext:value-type="float">
            <text:p>0.19</text:p>
          </table:table-cell>
          <table:table-cell table:style-name="ce11" table:formula="of:=SQRT([.W120]^2+[.X120]^2)" office:value-type="float" office:value="11.3287401999274" calcext:value-type="float">
            <text:p>11.33</text:p>
          </table:table-cell>
          <table:table-cell table:style-name="ce13" table:formula="of:=DEGREES(ATAN2([.W120];[.X120]))" office:value-type="float" office:value="0.194205186555763" calcext:value-type="float">
            <text:p>0.19</text:p>
          </table:table-cell>
          <table:table-cell office:value-type="float" office:value="11.3287401999274" calcext:value-type="float">
            <text:p>11.33</text:p>
          </table:table-cell>
          <table:table-cell office:value-type="float" office:value="0.194205186555763" calcext:value-type="float">
            <text:p>0.19</text:p>
          </table:table-cell>
          <table:table-cell/>
          <table:table-cell table:style-name="ce19" table:formula="of:=[.K120]*15" office:value-type="float" office:value="11.4187396870047" calcext:value-type="float">
            <text:p>11.42</text:p>
          </table:table-cell>
          <table:table-cell table:style-name="ce8" table:formula="of:=[.K120]^2*225" office:value-type="float" office:value="130.387616039577" calcext:value-type="float">
            <text:p>130.39</text:p>
          </table:table-cell>
          <table:table-cell table:style-name="ce8" table:formula="of:=[.L120]*COS(RADIANS([.M120]))+[.N120]*COS(RADIANS([.O120]))" office:value-type="float" office:value="11.3286751229176" calcext:value-type="float">
            <text:p>11.33</text:p>
          </table:table-cell>
          <table:table-cell table:style-name="ce8" table:formula="of:=[.L120]*SIN(RADIANS([.M120]))+[.N120]*SIN(RADIANS([.O120]))" office:value-type="float" office:value="0.0383989171610875" calcext:value-type="float">
            <text:p>0.04</text:p>
          </table:table-cell>
          <table:table-cell office:value-type="float" office:value="10.6752442211565" calcext:value-type="float">
            <text:p>10.68</text:p>
          </table:table-cell>
          <table:table-cell table:number-columns-repeated="998"/>
        </table:table-row>
        <table:table-row table:style-name="ro1">
          <table:table-cell table:style-name="Default" office:value-type="float" office:value="147650" calcext:value-type="float">
            <text:p>147650</text:p>
          </table:table-cell>
          <table:table-cell table:style-name="Default" office:value-type="float" office:value="-37.0956657974989" calcext:value-type="float">
            <text:p>-37.0956657975</text:p>
          </table:table-cell>
          <table:table-cell table:style-name="Default" office:value-type="float" office:value="6.43143205409683" calcext:value-type="float">
            <text:p>6.4314320541</text:p>
          </table:table-cell>
          <table:table-cell table:style-name="Default" office:value-type="float" office:value="-8.32645822091993" calcext:value-type="float">
            <text:p>-8.3264582209</text:p>
          </table:table-cell>
          <table:table-cell table:style-name="Default" office:value-type="float" office:value="-0.11" calcext:value-type="float">
            <text:p>-0.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009" calcext:value-type="float">
            <text:p>14.009</text:p>
          </table:table-cell>
          <table:table-cell/>
          <table:table-cell table:formula="of:=DEGREES(ACOS(COS(RADIANS([.B121]))*COS(RADIANS([.C121]))))" office:value-type="float" office:value="37.5699282228321" calcext:value-type="float">
            <text:p>37.57</text:p>
          </table:table-cell>
          <table:table-cell table:formula="of:=TAN((ACOS(COS(RADIANS([.B121]))*COS(RADIANS([.C121])))))" office:value-type="float" office:value="0.76926789028083" calcext:value-type="float">
            <text:p>0.7693</text:p>
          </table:table-cell>
          <table:table-cell table:formula="of:=SQRT([.E121]^2+[.F121]^2)" office:value-type="float" office:value="0.11" calcext:value-type="float">
            <text:p>0.11</text:p>
          </table:table-cell>
          <table:table-cell table:formula="of:=DEGREES(ATAN2([.E121]; [.F121]))" office:value-type="float" office:value="180" calcext:value-type="float">
            <text:p>180.00</text:p>
          </table:table-cell>
          <table:table-cell table:style-name="ce9" table:formula="of:=SQRT([.V121])" office:value-type="float" office:value="11.5390183542124" calcext:value-type="float">
            <text:p>11.54</text:p>
          </table:table-cell>
          <table:table-cell table:style-name="ce8" table:formula="of:=DEGREES(ATAN( (-SIN (RADIANS ([.C121])) * COS(RADIANS([.B121]))) / (COS (RADIANS ([.C121])) * SIN(RADIANS([.B121]))) )) + [.D121]" office:value-type="float" office:value="0.15222268840099" calcext:value-type="float">
            <text:p>0.15</text:p>
          </table:table-cell>
          <table:table-cell table:style-name="ce11" table:formula="of:=SQRT([.W121]^2+[.X121]^2)" office:value-type="float" office:value="11.4290187461671" calcext:value-type="float">
            <text:p>11.43</text:p>
          </table:table-cell>
          <table:table-cell table:style-name="ce13" table:formula="of:=DEGREES(ATAN2([.W121];[.X121]))" office:value-type="float" office:value="0.153687772709562" calcext:value-type="float">
            <text:p>0.15</text:p>
          </table:table-cell>
          <table:table-cell office:value-type="float" office:value="11.4290187461671" calcext:value-type="float">
            <text:p>11.43</text:p>
          </table:table-cell>
          <table:table-cell office:value-type="float" office:value="0.153687772709562" calcext:value-type="float">
            <text:p>0.15</text:p>
          </table:table-cell>
          <table:table-cell/>
          <table:table-cell table:style-name="ce19" table:formula="of:=[.K121]*15" office:value-type="float" office:value="11.5390183542124" calcext:value-type="float">
            <text:p>11.54</text:p>
          </table:table-cell>
          <table:table-cell table:style-name="ce8" table:formula="of:=[.K121]^2*225" office:value-type="float" office:value="133.148944578852" calcext:value-type="float">
            <text:p>133.15</text:p>
          </table:table-cell>
          <table:table-cell table:style-name="ce8" table:formula="of:=[.L121]*COS(RADIANS([.M121]))+[.N121]*COS(RADIANS([.O121]))" office:value-type="float" office:value="11.4289776300535" calcext:value-type="float">
            <text:p>11.43</text:p>
          </table:table-cell>
          <table:table-cell table:style-name="ce8" table:formula="of:=[.L121]*SIN(RADIANS([.M121]))+[.N121]*SIN(RADIANS([.O121]))" office:value-type="float" office:value="0.0306566791469294" calcext:value-type="float">
            <text:p>0.03</text:p>
          </table:table-cell>
          <table:table-cell office:value-type="float" office:value="10.6752442211565" calcext:value-type="float">
            <text:p>10.68</text:p>
          </table:table-cell>
          <table:table-cell table:number-columns-repeated="998"/>
        </table:table-row>
        <table:table-row table:style-name="ro1">
          <table:table-cell table:style-name="Default" office:value-type="float" office:value="147899" calcext:value-type="float">
            <text:p>147899</text:p>
          </table:table-cell>
          <table:table-cell table:style-name="Default" office:value-type="float" office:value="-37.5404408860609" calcext:value-type="float">
            <text:p>-37.5404408861</text:p>
          </table:table-cell>
          <table:table-cell table:style-name="Default" office:value-type="float" office:value="6.53484410633858" calcext:value-type="float">
            <text:p>6.5348441063</text:p>
          </table:table-cell>
          <table:table-cell table:style-name="Default" office:value-type="float" office:value="-8.33977879734875" calcext:value-type="float">
            <text:p>-8.3397787973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4.043" calcext:value-type="float">
            <text:p>14.043</text:p>
          </table:table-cell>
          <table:table-cell/>
          <table:table-cell table:formula="of:=DEGREES(ACOS(COS(RADIANS([.B122]))*COS(RADIANS([.C122]))))" office:value-type="float" office:value="38.0222414628656" calcext:value-type="float">
            <text:p>38.02</text:p>
          </table:table-cell>
          <table:table-cell table:formula="of:=TAN((ACOS(COS(RADIANS([.B122]))*COS(RADIANS([.C122])))))" office:value-type="float" office:value="0.781910954951582" calcext:value-type="float">
            <text:p>0.7819</text:p>
          </table:table-cell>
          <table:table-cell table:formula="of:=SQRT([.E122]^2+[.F122]^2)" office:value-type="float" office:value="0.120415945787923" calcext:value-type="float">
            <text:p>0.12</text:p>
          </table:table-cell>
          <table:table-cell table:formula="of:=DEGREES(ATAN2([.E122]; [.F122]))" office:value-type="float" office:value="-175.236358309274" calcext:value-type="float">
            <text:p>-175.24</text:p>
          </table:table-cell>
          <table:table-cell table:style-name="ce9" table:formula="of:=SQRT([.V122])" office:value-type="float" office:value="11.7286643242737" calcext:value-type="float">
            <text:p>11.73</text:p>
          </table:table-cell>
          <table:table-cell table:style-name="ce8" table:formula="of:=DEGREES(ATAN( (-SIN (RADIANS ([.C122])) * COS(RADIANS([.B122]))) / (COS (RADIANS ([.C122])) * SIN(RADIANS([.B122]))) )) + [.D122]" office:value-type="float" office:value="0.138793982326893" calcext:value-type="float">
            <text:p>0.14</text:p>
          </table:table-cell>
          <table:table-cell table:style-name="ce11" table:formula="of:=SQRT([.W122]^2+[.X122]^2)" office:value-type="float" office:value="11.6086445126056" calcext:value-type="float">
            <text:p>11.61</text:p>
          </table:table-cell>
          <table:table-cell table:style-name="ce13" table:formula="of:=DEGREES(ATAN2([.W122];[.X122]))" office:value-type="float" office:value="0.0908727184174569" calcext:value-type="float">
            <text:p>0.09</text:p>
          </table:table-cell>
          <table:table-cell office:value-type="float" office:value="11.6086445126056" calcext:value-type="float">
            <text:p>11.61</text:p>
          </table:table-cell>
          <table:table-cell office:value-type="float" office:value="0.0908727184174569" calcext:value-type="float">
            <text:p>0.09</text:p>
          </table:table-cell>
          <table:table-cell/>
          <table:table-cell table:style-name="ce19" table:formula="of:=[.K122]*15" office:value-type="float" office:value="11.7286643242737" calcext:value-type="float">
            <text:p>11.73</text:p>
          </table:table-cell>
          <table:table-cell table:style-name="ce8" table:formula="of:=[.K122]^2*225" office:value-type="float" office:value="137.561566831491" calcext:value-type="float">
            <text:p>137.56</text:p>
          </table:table-cell>
          <table:table-cell table:style-name="ce8" table:formula="of:=[.L122]*COS(RADIANS([.M122]))+[.N122]*COS(RADIANS([.O122]))" office:value-type="float" office:value="11.6086299119216" calcext:value-type="float">
            <text:p>11.61</text:p>
          </table:table-cell>
          <table:table-cell table:style-name="ce8" table:formula="of:=[.L122]*SIN(RADIANS([.M122]))+[.N122]*SIN(RADIANS([.O122]))" office:value-type="float" office:value="0.0184116291060062" calcext:value-type="float">
            <text:p>0.02</text:p>
          </table:table-cell>
          <table:table-cell office:value-type="float" office:value="10.6327141013366" calcext:value-type="float">
            <text:p>10.63</text:p>
          </table:table-cell>
          <table:table-cell table:number-columns-repeated="998"/>
        </table:table-row>
        <table:table-row table:style-name="ro1">
          <table:table-cell table:style-name="Default" office:value-type="float" office:value="148149" calcext:value-type="float">
            <text:p>148149</text:p>
          </table:table-cell>
          <table:table-cell table:style-name="Default" office:value-type="float" office:value="-37.6837724057936" calcext:value-type="float">
            <text:p>-37.6837724058</text:p>
          </table:table-cell>
          <table:table-cell table:style-name="Default" office:value-type="float" office:value="6.50403269610583" calcext:value-type="float">
            <text:p>6.5040326961</text:p>
          </table:table-cell>
          <table:table-cell table:style-name="Default" office:value-type="float" office:value="-8.29707133201596" calcext:value-type="float">
            <text:p>-8.297071332</text:p>
          </table:table-cell>
          <table:table-cell table:style-name="Default" office:value-type="float" office:value="-0.09" calcext:value-type="float">
            <text:p>-0.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4.078" calcext:value-type="float">
            <text:p>14.078</text:p>
          </table:table-cell>
          <table:table-cell/>
          <table:table-cell table:formula="of:=DEGREES(ACOS(COS(RADIANS([.B123]))*COS(RADIANS([.C123]))))" office:value-type="float" office:value="38.1586322594794" calcext:value-type="float">
            <text:p>38.16</text:p>
          </table:table-cell>
          <table:table-cell table:formula="of:=TAN((ACOS(COS(RADIANS([.B123]))*COS(RADIANS([.C123])))))" office:value-type="float" office:value="0.7857539658326" calcext:value-type="float">
            <text:p>0.7858</text:p>
          </table:table-cell>
          <table:table-cell table:formula="of:=SQRT([.E123]^2+[.F123]^2)" office:value-type="float" office:value="0.09" calcext:value-type="float">
            <text:p>0.09</text:p>
          </table:table-cell>
          <table:table-cell table:formula="of:=DEGREES(ATAN2([.E123]; [.F123]))" office:value-type="float" office:value="180" calcext:value-type="float">
            <text:p>180.00</text:p>
          </table:table-cell>
          <table:table-cell table:style-name="ce9" table:formula="of:=SQRT([.V123])" office:value-type="float" office:value="11.786309487489" calcext:value-type="float">
            <text:p>11.79</text:p>
          </table:table-cell>
          <table:table-cell table:style-name="ce8" table:formula="of:=DEGREES(ATAN( (-SIN (RADIANS ([.C123])) * COS(RADIANS([.B123]))) / (COS (RADIANS ([.C123])) * SIN(RADIANS([.B123]))) )) + [.D123]" office:value-type="float" office:value="0.0988309714575575" calcext:value-type="float">
            <text:p>0.10</text:p>
          </table:table-cell>
          <table:table-cell table:style-name="ce11" table:formula="of:=SQRT([.W123]^2+[.X123]^2)" office:value-type="float" office:value="11.6963096224108" calcext:value-type="float">
            <text:p>11.70</text:p>
          </table:table-cell>
          <table:table-cell table:style-name="ce13" table:formula="of:=DEGREES(ATAN2([.W123];[.X123]))" office:value-type="float" office:value="0.0995914491900826" calcext:value-type="float">
            <text:p>0.10</text:p>
          </table:table-cell>
          <table:table-cell office:value-type="float" office:value="11.6963096224108" calcext:value-type="float">
            <text:p>11.70</text:p>
          </table:table-cell>
          <table:table-cell office:value-type="float" office:value="0.0995914491900826" calcext:value-type="float">
            <text:p>0.10</text:p>
          </table:table-cell>
          <table:table-cell/>
          <table:table-cell table:style-name="ce19" table:formula="of:=[.K123]*15" office:value-type="float" office:value="11.786309487489" calcext:value-type="float">
            <text:p>11.79</text:p>
          </table:table-cell>
          <table:table-cell table:style-name="ce8" table:formula="of:=[.K123]^2*225" office:value-type="float" office:value="138.917091334873" calcext:value-type="float">
            <text:p>138.92</text:p>
          </table:table-cell>
          <table:table-cell table:style-name="ce8" table:formula="of:=[.L123]*COS(RADIANS([.M123]))+[.N123]*COS(RADIANS([.O123]))" office:value-type="float" office:value="11.6962919531822" calcext:value-type="float">
            <text:p>11.70</text:p>
          </table:table-cell>
          <table:table-cell table:style-name="ce8" table:formula="of:=[.L123]*SIN(RADIANS([.M123]))+[.N123]*SIN(RADIANS([.O123]))" office:value-type="float" office:value="0.0203304998867804" calcext:value-type="float">
            <text:p>0.02</text:p>
          </table:table-cell>
          <table:table-cell office:value-type="float" office:value="10.6327141013366" calcext:value-type="float">
            <text:p>10.63</text:p>
          </table:table-cell>
          <table:table-cell table:number-columns-repeated="998"/>
        </table:table-row>
        <table:table-row table:style-name="ro1">
          <table:table-cell table:style-name="Default" office:value-type="float" office:value="148399" calcext:value-type="float">
            <text:p>148399</text:p>
          </table:table-cell>
          <table:table-cell table:style-name="Default" office:value-type="float" office:value="-37.4005927628049" calcext:value-type="float">
            <text:p>-37.4005927628</text:p>
          </table:table-cell>
          <table:table-cell table:style-name="Default" office:value-type="float" office:value="6.36433099503015" calcext:value-type="float">
            <text:p>6.364330995</text:p>
          </table:table-cell>
          <table:table-cell table:style-name="Default" office:value-type="float" office:value="-8.22959503943175" calcext:value-type="float">
            <text:p>-8.229595039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112" calcext:value-type="float">
            <text:p>14.112</text:p>
          </table:table-cell>
          <table:table-cell/>
          <table:table-cell table:formula="of:=DEGREES(ACOS(COS(RADIANS([.B124]))*COS(RADIANS([.C124]))))" office:value-type="float" office:value="37.8600233800199" calcext:value-type="float">
            <text:p>37.86</text:p>
          </table:table-cell>
          <table:table-cell table:formula="of:=TAN((ACOS(COS(RADIANS([.B124]))*COS(RADIANS([.C124])))))" office:value-type="float" office:value="0.777358803862525" calcext:value-type="float">
            <text:p>0.7774</text:p>
          </table:table-cell>
          <table:table-cell table:formula="of:=SQRT([.E124]^2+[.F124]^2)" office:value-type="float" office:value="0.04" calcext:value-type="float">
            <text:p>0.04</text:p>
          </table:table-cell>
          <table:table-cell table:formula="of:=DEGREES(ATAN2([.E124]; [.F124]))" office:value-type="float" office:value="180" calcext:value-type="float">
            <text:p>180.00</text:p>
          </table:table-cell>
          <table:table-cell table:style-name="ce9" table:formula="of:=SQRT([.V124])" office:value-type="float" office:value="11.6603820579379" calcext:value-type="float">
            <text:p>11.66</text:p>
          </table:table-cell>
          <table:table-cell table:style-name="ce8" table:formula="of:=DEGREES(ATAN( (-SIN (RADIANS ([.C124])) * COS(RADIANS([.B124]))) / (COS (RADIANS ([.C124])) * SIN(RADIANS([.B124]))) )) + [.D124]" office:value-type="float" office:value="0.0702831322843682" calcext:value-type="float">
            <text:p>0.07</text:p>
          </table:table-cell>
          <table:table-cell table:style-name="ce11" table:formula="of:=SQRT([.W124]^2+[.X124]^2)" office:value-type="float" office:value="11.6203820881359" calcext:value-type="float">
            <text:p>11.62</text:p>
          </table:table-cell>
          <table:table-cell table:style-name="ce13" table:formula="of:=DEGREES(ATAN2([.W124];[.X124]))" office:value-type="float" office:value="0.0705250627617842" calcext:value-type="float">
            <text:p>0.07</text:p>
          </table:table-cell>
          <table:table-cell office:value-type="float" office:value="11.620382088136" calcext:value-type="float">
            <text:p>11.62</text:p>
          </table:table-cell>
          <table:table-cell office:value-type="float" office:value="0.0705250627617842" calcext:value-type="float">
            <text:p>0.07</text:p>
          </table:table-cell>
          <table:table-cell/>
          <table:table-cell table:style-name="ce19" table:formula="of:=[.K124]*15" office:value-type="float" office:value="11.6603820579379" calcext:value-type="float">
            <text:p>11.66</text:p>
          </table:table-cell>
          <table:table-cell table:style-name="ce8" table:formula="of:=[.K124]^2*225" office:value-type="float" office:value="135.964509737079" calcext:value-type="float">
            <text:p>135.96</text:p>
          </table:table-cell>
          <table:table-cell table:style-name="ce8" table:formula="of:=[.L124]*COS(RADIANS([.M124]))+[.N124]*COS(RADIANS([.O124]))" office:value-type="float" office:value="11.6203732851085" calcext:value-type="float">
            <text:p>11.62</text:p>
          </table:table-cell>
          <table:table-cell table:style-name="ce8" table:formula="of:=[.L124]*SIN(RADIANS([.M124]))+[.N124]*SIN(RADIANS([.O124]))" office:value-type="float" office:value="0.0143034613736232" calcext:value-type="float">
            <text:p>0.01</text:p>
          </table:table-cell>
          <table:table-cell office:value-type="float" office:value="10.5422148883839" calcext:value-type="float">
            <text:p>10.54</text:p>
          </table:table-cell>
          <table:table-cell table:number-columns-repeated="998"/>
        </table:table-row>
        <table:table-row table:style-name="ro1">
          <table:table-cell table:style-name="Default" office:value-type="float" office:value="148649" calcext:value-type="float">
            <text:p>148649</text:p>
          </table:table-cell>
          <table:table-cell table:style-name="Default" office:value-type="float" office:value="-37.1931257667658" calcext:value-type="float">
            <text:p>-37.1931257668</text:p>
          </table:table-cell>
          <table:table-cell table:style-name="Default" office:value-type="float" office:value="6.32404397798448" calcext:value-type="float">
            <text:p>6.324043978</text:p>
          </table:table-cell>
          <table:table-cell table:style-name="Default" office:value-type="float" office:value="-8.23707921921479" calcext:value-type="float">
            <text:p>-8.2370792192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148" calcext:value-type="float">
            <text:p>14.148</text:p>
          </table:table-cell>
          <table:table-cell/>
          <table:table-cell table:formula="of:=DEGREES(ACOS(COS(RADIANS([.B125]))*COS(RADIANS([.C125]))))" office:value-type="float" office:value="37.6501790996394" calcext:value-type="float">
            <text:p>37.65</text:p>
          </table:table-cell>
          <table:table-cell table:formula="of:=TAN((ACOS(COS(RADIANS([.B125]))*COS(RADIANS([.C125])))))" office:value-type="float" office:value="0.771499800839204" calcext:value-type="float">
            <text:p>0.7715</text:p>
          </table:table-cell>
          <table:table-cell table:formula="of:=SQRT([.E125]^2+[.F125]^2)" office:value-type="float" office:value="0.05" calcext:value-type="float">
            <text:p>0.05</text:p>
          </table:table-cell>
          <table:table-cell table:formula="of:=DEGREES(ATAN2([.E125]; [.F125]))" office:value-type="float" office:value="180" calcext:value-type="float">
            <text:p>180.00</text:p>
          </table:table-cell>
          <table:table-cell table:style-name="ce9" table:formula="of:=SQRT([.V125])" office:value-type="float" office:value="11.5724970125881" calcext:value-type="float">
            <text:p>11.57</text:p>
          </table:table-cell>
          <table:table-cell table:style-name="ce8" table:formula="of:=DEGREES(ATAN( (-SIN (RADIANS ([.C125])) * COS(RADIANS([.B125]))) / (COS (RADIANS ([.C125])) * SIN(RADIANS([.B125]))) )) + [.D125]" office:value-type="float" office:value="0.0718839172575461" calcext:value-type="float">
            <text:p>0.07</text:p>
          </table:table-cell>
          <table:table-cell table:style-name="ce11" table:formula="of:=SQRT([.W125]^2+[.X125]^2)" office:value-type="float" office:value="11.52249705211" calcext:value-type="float">
            <text:p>11.52</text:p>
          </table:table-cell>
          <table:table-cell table:style-name="ce13" table:formula="of:=DEGREES(ATAN2([.W125];[.X125]))" office:value-type="float" office:value="0.0721958457313599" calcext:value-type="float">
            <text:p>0.07</text:p>
          </table:table-cell>
          <table:table-cell office:value-type="float" office:value="11.52249705211" calcext:value-type="float">
            <text:p>11.52</text:p>
          </table:table-cell>
          <table:table-cell office:value-type="float" office:value="0.0721958457313599" calcext:value-type="float">
            <text:p>0.07</text:p>
          </table:table-cell>
          <table:table-cell/>
          <table:table-cell table:style-name="ce19" table:formula="of:=[.K125]*15" office:value-type="float" office:value="11.5724970125881" calcext:value-type="float">
            <text:p>11.57</text:p>
          </table:table-cell>
          <table:table-cell table:style-name="ce8" table:formula="of:=[.K125]^2*225" office:value-type="float" office:value="133.92268710636" calcext:value-type="float">
            <text:p>133.92</text:p>
          </table:table-cell>
          <table:table-cell table:style-name="ce8" table:formula="of:=[.L125]*COS(RADIANS([.M125]))+[.N125]*COS(RADIANS([.O125]))" office:value-type="float" office:value="11.5224879047514" calcext:value-type="float">
            <text:p>11.52</text:p>
          </table:table-cell>
          <table:table-cell table:style-name="ce8" table:formula="of:=[.L125]*SIN(RADIANS([.M125]))+[.N125]*SIN(RADIANS([.O125]))" office:value-type="float" office:value="0.0145189786499103" calcext:value-type="float">
            <text:p>0.01</text:p>
          </table:table-cell>
          <table:table-cell office:value-type="float" office:value="10.5422148883839" calcext:value-type="float">
            <text:p>10.54</text:p>
          </table:table-cell>
          <table:table-cell table:number-columns-repeated="998"/>
        </table:table-row>
        <table:table-row table:style-name="ro1">
          <table:table-cell table:style-name="Default" office:value-type="float" office:value="148899" calcext:value-type="float">
            <text:p>148899</text:p>
          </table:table-cell>
          <table:table-cell table:style-name="Default" office:value-type="float" office:value="-37.4081367067432" calcext:value-type="float">
            <text:p>-37.4081367067</text:p>
          </table:table-cell>
          <table:table-cell table:style-name="Default" office:value-type="float" office:value="6.44871243269696" calcext:value-type="float">
            <text:p>6.4487124327</text:p>
          </table:table-cell>
          <table:table-cell table:style-name="Default" office:value-type="float" office:value="-8.31063438016031" calcext:value-type="float">
            <text:p>-8.3106343802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185" calcext:value-type="float">
            <text:p>14.185</text:p>
          </table:table-cell>
          <table:table-cell/>
          <table:table-cell table:formula="of:=DEGREES(ACOS(COS(RADIANS([.B126]))*COS(RADIANS([.C126]))))" office:value-type="float" office:value="37.8796255676568" calcext:value-type="float">
            <text:p>37.88</text:p>
          </table:table-cell>
          <table:table-cell table:formula="of:=TAN((ACOS(COS(RADIANS([.B126]))*COS(RADIANS([.C126])))))" office:value-type="float" office:value="0.777907812818646" calcext:value-type="float">
            <text:p>0.7779</text:p>
          </table:table-cell>
          <table:table-cell table:formula="of:=SQRT([.E126]^2+[.F126]^2)" office:value-type="float" office:value="0.0608276253029822" calcext:value-type="float">
            <text:p>0.06</text:p>
          </table:table-cell>
          <table:table-cell table:formula="of:=DEGREES(ATAN2([.E126]; [.F126]))" office:value-type="float" office:value="-170.537677791974" calcext:value-type="float">
            <text:p>-170.54</text:p>
          </table:table-cell>
          <table:table-cell table:style-name="ce9" table:formula="of:=SQRT([.V126])" office:value-type="float" office:value="11.6686171922797" calcext:value-type="float">
            <text:p>11.67</text:p>
          </table:table-cell>
          <table:table-cell table:style-name="ce8" table:formula="of:=DEGREES(ATAN( (-SIN (RADIANS ([.C126])) * COS(RADIANS([.B126]))) / (COS (RADIANS ([.C126])) * SIN(RADIANS([.B126]))) )) + [.D126]" office:value-type="float" office:value="0.0963783003012679" calcext:value-type="float">
            <text:p>0.10</text:p>
          </table:table-cell>
          <table:table-cell table:style-name="ce11" table:formula="of:=SQRT([.W126]^2+[.X126]^2)" office:value-type="float" office:value="11.6086046766223" calcext:value-type="float">
            <text:p>11.61</text:p>
          </table:table-cell>
          <table:table-cell table:style-name="ce13" table:formula="of:=DEGREES(ATAN2([.W126];[.X126]))" office:value-type="float" office:value="0.0475202011775294" calcext:value-type="float">
            <text:p>0.05</text:p>
          </table:table-cell>
          <table:table-cell office:value-type="float" office:value="11.6086046766223" calcext:value-type="float">
            <text:p>11.61</text:p>
          </table:table-cell>
          <table:table-cell office:value-type="float" office:value="0.0475202011775294" calcext:value-type="float">
            <text:p>0.05</text:p>
          </table:table-cell>
          <table:table-cell/>
          <table:table-cell table:style-name="ce19" table:formula="of:=[.K126]*15" office:value-type="float" office:value="11.6686171922797" calcext:value-type="float">
            <text:p>11.67</text:p>
          </table:table-cell>
          <table:table-cell table:style-name="ce8" table:formula="of:=[.K126]^2*225" office:value-type="float" office:value="136.156627179965" calcext:value-type="float">
            <text:p>136.16</text:p>
          </table:table-cell>
          <table:table-cell table:style-name="ce8" table:formula="of:=[.L126]*COS(RADIANS([.M126]))+[.N126]*COS(RADIANS([.O126]))" office:value-type="float" office:value="11.608600683972" calcext:value-type="float">
            <text:p>11.61</text:p>
          </table:table-cell>
          <table:table-cell table:style-name="ce8" table:formula="of:=[.L126]*SIN(RADIANS([.M126]))+[.N126]*SIN(RADIANS([.O126]))" office:value-type="float" office:value="0.00962798954945179" calcext:value-type="float">
            <text:p>0.01</text:p>
          </table:table-cell>
          <table:table-cell office:value-type="float" office:value="10.4636756579037" calcext:value-type="float">
            <text:p>10.46</text:p>
          </table:table-cell>
          <table:table-cell table:number-columns-repeated="998"/>
        </table:table-row>
        <table:table-row table:style-name="ro1">
          <table:table-cell table:style-name="Default" office:value-type="float" office:value="149149" calcext:value-type="float">
            <text:p>149149</text:p>
          </table:table-cell>
          <table:table-cell table:style-name="Default" office:value-type="float" office:value="-37.5589711892792" calcext:value-type="float">
            <text:p>-37.5589711893</text:p>
          </table:table-cell>
          <table:table-cell table:style-name="Default" office:value-type="float" office:value="6.54779627943904" calcext:value-type="float">
            <text:p>6.5477962794</text:p>
          </table:table-cell>
          <table:table-cell table:style-name="Default" office:value-type="float" office:value="-8.34458725052444" calcext:value-type="float">
            <text:p>-8.3445872505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22" calcext:value-type="float">
            <text:p>14.22</text:p>
          </table:table-cell>
          <table:table-cell/>
          <table:table-cell table:formula="of:=DEGREES(ACOS(COS(RADIANS([.B127]))*COS(RADIANS([.C127]))))" office:value-type="float" office:value="38.0423509761904" calcext:value-type="float">
            <text:p>38.04</text:p>
          </table:table-cell>
          <table:table-cell table:formula="of:=TAN((ACOS(COS(RADIANS([.B127]))*COS(RADIANS([.C127])))))" office:value-type="float" office:value="0.782476669560011" calcext:value-type="float">
            <text:p>0.7825</text:p>
          </table:table-cell>
          <table:table-cell table:formula="of:=SQRT([.E127]^2+[.F127]^2)" office:value-type="float" office:value="0.05" calcext:value-type="float">
            <text:p>0.05</text:p>
          </table:table-cell>
          <table:table-cell table:formula="of:=DEGREES(ATAN2([.E127]; [.F127]))" office:value-type="float" office:value="180" calcext:value-type="float">
            <text:p>180.00</text:p>
          </table:table-cell>
          <table:table-cell table:style-name="ce9" table:formula="of:=SQRT([.V127])" office:value-type="float" office:value="11.7371500434002" calcext:value-type="float">
            <text:p>11.74</text:p>
          </table:table-cell>
          <table:table-cell table:style-name="ce8" table:formula="of:=DEGREES(ATAN( (-SIN (RADIANS ([.C127])) * COS(RADIANS([.B127]))) / (COS (RADIANS ([.C127])) * SIN(RADIANS([.B127]))) )) + [.D127]" office:value-type="float" office:value="0.145088714836941" calcext:value-type="float">
            <text:p>0.15</text:p>
          </table:table-cell>
          <table:table-cell table:style-name="ce11" table:formula="of:=SQRT([.W127]^2+[.X127]^2)" office:value-type="float" office:value="11.6871502043964" calcext:value-type="float">
            <text:p>11.69</text:p>
          </table:table-cell>
          <table:table-cell table:style-name="ce13" table:formula="of:=DEGREES(ATAN2([.W127];[.X127]))" office:value-type="float" office:value="0.145709433135417" calcext:value-type="float">
            <text:p>0.15</text:p>
          </table:table-cell>
          <table:table-cell office:value-type="float" office:value="11.6871502043964" calcext:value-type="float">
            <text:p>11.69</text:p>
          </table:table-cell>
          <table:table-cell office:value-type="float" office:value="0.145709433135416" calcext:value-type="float">
            <text:p>0.15</text:p>
          </table:table-cell>
          <table:table-cell/>
          <table:table-cell table:style-name="ce19" table:formula="of:=[.K127]*15" office:value-type="float" office:value="11.7371500434002" calcext:value-type="float">
            <text:p>11.74</text:p>
          </table:table-cell>
          <table:table-cell table:style-name="ce8" table:formula="of:=[.K127]^2*225" office:value-type="float" office:value="137.760691141289" calcext:value-type="float">
            <text:p>137.76</text:p>
          </table:table-cell>
          <table:table-cell table:style-name="ce8" table:formula="of:=[.L127]*COS(RADIANS([.M127]))+[.N127]*COS(RADIANS([.O127]))" office:value-type="float" office:value="11.6871124116487" calcext:value-type="float">
            <text:p>11.69</text:p>
          </table:table-cell>
          <table:table-cell table:style-name="ce8" table:formula="of:=[.L127]*SIN(RADIANS([.M127]))+[.N127]*SIN(RADIANS([.O127]))" office:value-type="float" office:value="0.0297216690327992" calcext:value-type="float">
            <text:p>0.03</text:p>
          </table:table-cell>
          <table:table-cell office:value-type="float" office:value="10.4636756579037" calcext:value-type="float">
            <text:p>10.46</text:p>
          </table:table-cell>
          <table:table-cell table:number-columns-repeated="998"/>
        </table:table-row>
        <table:table-row table:style-name="ro1">
          <table:table-cell table:style-name="Default" office:value-type="float" office:value="149400" calcext:value-type="float">
            <text:p>149400</text:p>
          </table:table-cell>
          <table:table-cell table:style-name="Default" office:value-type="float" office:value="-37.5304449042106" calcext:value-type="float">
            <text:p>-37.5304449042</text:p>
          </table:table-cell>
          <table:table-cell table:style-name="Default" office:value-type="float" office:value="6.50365447438054" calcext:value-type="float">
            <text:p>6.5036544744</text:p>
          </table:table-cell>
          <table:table-cell table:style-name="Default" office:value-type="float" office:value="-8.32375944242413" calcext:value-type="float">
            <text:p>-8.323759442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4.255" calcext:value-type="float">
            <text:p>14.255</text:p>
          </table:table-cell>
          <table:table-cell/>
          <table:table-cell table:formula="of:=DEGREES(ACOS(COS(RADIANS([.B128]))*COS(RADIANS([.C128]))))" office:value-type="float" office:value="38.0078572808753" calcext:value-type="float">
            <text:p>38.01</text:p>
          </table:table-cell>
          <table:table-cell table:formula="of:=TAN((ACOS(COS(RADIANS([.B128]))*COS(RADIANS([.C128])))))" office:value-type="float" office:value="0.781506494046622" calcext:value-type="float">
            <text:p>0.7815</text:p>
          </table:table-cell>
          <table:table-cell table:formula="of:=SQRT([.E128]^2+[.F128]^2)" office:value-type="float" office:value="0.04" calcext:value-type="float">
            <text:p>0.04</text:p>
          </table:table-cell>
          <table:table-cell table:formula="of:=DEGREES(ATAN2([.E128]; [.F128]))" office:value-type="float" office:value="180" calcext:value-type="float">
            <text:p>180.00</text:p>
          </table:table-cell>
          <table:table-cell table:style-name="ce9" table:formula="of:=SQRT([.V128])" office:value-type="float" office:value="11.7225974106993" calcext:value-type="float">
            <text:p>11.72</text:p>
          </table:table-cell>
          <table:table-cell table:style-name="ce8" table:formula="of:=DEGREES(ATAN( (-SIN (RADIANS ([.C128])) * COS(RADIANS([.B128]))) / (COS (RADIANS ([.C128])) * SIN(RADIANS([.B128]))) )) + [.D128]" office:value-type="float" office:value="0.117589021110129" calcext:value-type="float">
            <text:p>0.12</text:p>
          </table:table-cell>
          <table:table-cell table:style-name="ce11" table:formula="of:=SQRT([.W128]^2+[.X128]^2)" office:value-type="float" office:value="11.6825974952277" calcext:value-type="float">
            <text:p>11.68</text:p>
          </table:table-cell>
          <table:table-cell table:style-name="ce13" table:formula="of:=DEGREES(ATAN2([.W128];[.X128]))" office:value-type="float" office:value="0.117991633418263" calcext:value-type="float">
            <text:p>0.12</text:p>
          </table:table-cell>
          <table:table-cell office:value-type="float" office:value="11.6825974952277" calcext:value-type="float">
            <text:p>11.68</text:p>
          </table:table-cell>
          <table:table-cell office:value-type="float" office:value="0.117991633418263" calcext:value-type="float">
            <text:p>0.12</text:p>
          </table:table-cell>
          <table:table-cell/>
          <table:table-cell table:style-name="ce19" table:formula="of:=[.K128]*15" office:value-type="float" office:value="11.7225974106993" calcext:value-type="float">
            <text:p>11.72</text:p>
          </table:table-cell>
          <table:table-cell table:style-name="ce8" table:formula="of:=[.K128]^2*225" office:value-type="float" office:value="137.419290053334" calcext:value-type="float">
            <text:p>137.42</text:p>
          </table:table-cell>
          <table:table-cell table:style-name="ce8" table:formula="of:=[.L128]*COS(RADIANS([.M128]))+[.N128]*COS(RADIANS([.O128]))" office:value-type="float" office:value="11.6825727229222" calcext:value-type="float">
            <text:p>11.68</text:p>
          </table:table-cell>
          <table:table-cell table:style-name="ce8" table:formula="of:=[.L128]*SIN(RADIANS([.M128]))+[.N128]*SIN(RADIANS([.O128]))" office:value-type="float" office:value="0.0240584524451209" calcext:value-type="float">
            <text:p>0.02</text:p>
          </table:table-cell>
          <table:table-cell office:value-type="float" office:value="10.3808145249388" calcext:value-type="float">
            <text:p>10.38</text:p>
          </table:table-cell>
          <table:table-cell table:number-columns-repeated="998"/>
        </table:table-row>
        <table:table-row table:style-name="ro1">
          <table:table-cell table:style-name="Default" office:value-type="float" office:value="149650" calcext:value-type="float">
            <text:p>149650</text:p>
          </table:table-cell>
          <table:table-cell table:style-name="Default" office:value-type="float" office:value="-37.4472907661603" calcext:value-type="float">
            <text:p>-37.4472907662</text:p>
          </table:table-cell>
          <table:table-cell table:style-name="Default" office:value-type="float" office:value="6.45804759374508" calcext:value-type="float">
            <text:p>6.4580475937</text:p>
          </table:table-cell>
          <table:table-cell table:style-name="Default" office:value-type="float" office:value="-8.29058948249361" calcext:value-type="float">
            <text:p>-8.2905894825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29" calcext:value-type="float">
            <text:p>14.29</text:p>
          </table:table-cell>
          <table:table-cell/>
          <table:table-cell table:formula="of:=DEGREES(ACOS(COS(RADIANS([.B129]))*COS(RADIANS([.C129]))))" office:value-type="float" office:value="37.9194750490881" calcext:value-type="float">
            <text:p>37.92</text:p>
          </table:table-cell>
          <table:table-cell table:formula="of:=TAN((ACOS(COS(RADIANS([.B129]))*COS(RADIANS([.C129])))))" office:value-type="float" office:value="0.779024800068832" calcext:value-type="float">
            <text:p>0.7790</text:p>
          </table:table-cell>
          <table:table-cell table:formula="of:=SQRT([.E129]^2+[.F129]^2)" office:value-type="float" office:value="0.03" calcext:value-type="float">
            <text:p>0.03</text:p>
          </table:table-cell>
          <table:table-cell table:formula="of:=DEGREES(ATAN2([.E129]; [.F129]))" office:value-type="float" office:value="180" calcext:value-type="float">
            <text:p>180.00</text:p>
          </table:table-cell>
          <table:table-cell table:style-name="ce9" table:formula="of:=SQRT([.V129])" office:value-type="float" office:value="11.6853720010325" calcext:value-type="float">
            <text:p>11.69</text:p>
          </table:table-cell>
          <table:table-cell table:style-name="ce8" table:formula="of:=DEGREES(ATAN( (-SIN (RADIANS ([.C129])) * COS(RADIANS([.B129]))) / (COS (RADIANS ([.C129])) * SIN(RADIANS([.B129]))) )) + [.D129]" office:value-type="float" office:value="0.116779137004771" calcext:value-type="float">
            <text:p>0.12</text:p>
          </table:table-cell>
          <table:table-cell table:style-name="ce11" table:formula="of:=SQRT([.W129]^2+[.X129]^2)" office:value-type="float" office:value="11.6553720635055" calcext:value-type="float">
            <text:p>11.66</text:p>
          </table:table-cell>
          <table:table-cell table:style-name="ce13" table:formula="of:=DEGREES(ATAN2([.W129];[.X129]))" office:value-type="float" office:value="0.117079717000456" calcext:value-type="float">
            <text:p>0.12</text:p>
          </table:table-cell>
          <table:table-cell office:value-type="float" office:value="11.6553720635055" calcext:value-type="float">
            <text:p>11.66</text:p>
          </table:table-cell>
          <table:table-cell office:value-type="float" office:value="0.117079717000454" calcext:value-type="float">
            <text:p>0.12</text:p>
          </table:table-cell>
          <table:table-cell/>
          <table:table-cell table:style-name="ce19" table:formula="of:=[.K129]*15" office:value-type="float" office:value="11.6853720010325" calcext:value-type="float">
            <text:p>11.69</text:p>
          </table:table-cell>
          <table:table-cell table:style-name="ce8" table:formula="of:=[.K129]^2*225" office:value-type="float" office:value="136.547918802514" calcext:value-type="float">
            <text:p>136.55</text:p>
          </table:table-cell>
          <table:table-cell table:style-name="ce8" table:formula="of:=[.L129]*COS(RADIANS([.M129]))+[.N129]*COS(RADIANS([.O129]))" office:value-type="float" office:value="11.6553477294745" calcext:value-type="float">
            <text:p>11.66</text:p>
          </table:table-cell>
          <table:table-cell table:style-name="ce8" table:formula="of:=[.L129]*SIN(RADIANS([.M129]))+[.N129]*SIN(RADIANS([.O129]))" office:value-type="float" office:value="0.0238168801376498" calcext:value-type="float">
            <text:p>0.02</text:p>
          </table:table-cell>
          <table:table-cell office:value-type="float" office:value="10.3808145249388" calcext:value-type="float">
            <text:p>10.38</text:p>
          </table:table-cell>
          <table:table-cell table:number-columns-repeated="998"/>
        </table:table-row>
        <table:table-row table:style-name="ro1">
          <table:table-cell table:style-name="Default" office:value-type="float" office:value="149900" calcext:value-type="float">
            <text:p>149900</text:p>
          </table:table-cell>
          <table:table-cell table:style-name="Default" office:value-type="float" office:value="-37.3967781021535" calcext:value-type="float">
            <text:p>-37.3967781022</text:p>
          </table:table-cell>
          <table:table-cell table:style-name="Default" office:value-type="float" office:value="6.47116369138562" calcext:value-type="float">
            <text:p>6.4711636914</text:p>
          </table:table-cell>
          <table:table-cell table:style-name="Default" office:value-type="float" office:value="-8.27610862767954" calcext:value-type="float">
            <text:p>-8.2761086277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325" calcext:value-type="float">
            <text:p>14.325</text:p>
          </table:table-cell>
          <table:table-cell/>
          <table:table-cell table:formula="of:=DEGREES(ACOS(COS(RADIANS([.B130]))*COS(RADIANS([.C130]))))" office:value-type="float" office:value="37.8717276427031" calcext:value-type="float">
            <text:p>37.87</text:p>
          </table:table-cell>
          <table:table-cell table:formula="of:=TAN((ACOS(COS(RADIANS([.B130]))*COS(RADIANS([.C130])))))" office:value-type="float" office:value="0.777686576269173" calcext:value-type="float">
            <text:p>0.7777</text:p>
          </table:table-cell>
          <table:table-cell table:formula="of:=SQRT([.E130]^2+[.F130]^2)" office:value-type="float" office:value="0.03" calcext:value-type="float">
            <text:p>0.03</text:p>
          </table:table-cell>
          <table:table-cell table:formula="of:=DEGREES(ATAN2([.E130]; [.F130]))" office:value-type="float" office:value="180" calcext:value-type="float">
            <text:p>180.00</text:p>
          </table:table-cell>
          <table:table-cell table:style-name="ce9" table:formula="of:=SQRT([.V130])" office:value-type="float" office:value="11.6652986440376" calcext:value-type="float">
            <text:p>11.67</text:p>
          </table:table-cell>
          <table:table-cell table:style-name="ce8" table:formula="of:=DEGREES(ATAN( (-SIN (RADIANS ([.C130])) * COS(RADIANS([.B130]))) / (COS (RADIANS ([.C130])) * SIN(RADIANS([.B130]))) )) + [.D130]" office:value-type="float" office:value="0.163415862060097" calcext:value-type="float">
            <text:p>0.16</text:p>
          </table:table-cell>
          <table:table-cell table:style-name="ce11" table:formula="of:=SQRT([.W130]^2+[.X130]^2)" office:value-type="float" office:value="11.6352987663731" calcext:value-type="float">
            <text:p>11.64</text:p>
          </table:table-cell>
          <table:table-cell table:style-name="ce13" table:formula="of:=DEGREES(ATAN2([.W130];[.X130]))" office:value-type="float" office:value="0.163837206566462" calcext:value-type="float">
            <text:p>0.16</text:p>
          </table:table-cell>
          <table:table-cell office:value-type="float" office:value="11.6352987663731" calcext:value-type="float">
            <text:p>11.64</text:p>
          </table:table-cell>
          <table:table-cell office:value-type="float" office:value="0.163837206566462" calcext:value-type="float">
            <text:p>0.16</text:p>
          </table:table-cell>
          <table:table-cell/>
          <table:table-cell table:style-name="ce19" table:formula="of:=[.K130]*15" office:value-type="float" office:value="11.6652986440376" calcext:value-type="float">
            <text:p>11.67</text:p>
          </table:table-cell>
          <table:table-cell table:style-name="ce8" table:formula="of:=[.K130]^2*225" office:value-type="float" office:value="136.079192454585" calcext:value-type="float">
            <text:p>136.08</text:p>
          </table:table-cell>
          <table:table-cell table:style-name="ce8" table:formula="of:=[.L130]*COS(RADIANS([.M130]))+[.N130]*COS(RADIANS([.O130]))" office:value-type="float" office:value="11.6352511970411" calcext:value-type="float">
            <text:p>11.64</text:p>
          </table:table-cell>
          <table:table-cell table:style-name="ce8" table:formula="of:=[.L130]*SIN(RADIANS([.M130]))+[.N130]*SIN(RADIANS([.O130]))" office:value-type="float" office:value="0.0332710762602908" calcext:value-type="float">
            <text:p>0.03</text:p>
          </table:table-cell>
          <table:table-cell office:value-type="float" office:value="10.2871660485698" calcext:value-type="float">
            <text:p>10.2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0149" calcext:value-type="float">
            <text:p>150149</text:p>
          </table:table-cell>
          <table:table-cell table:style-name="Default" office:value-type="float" office:value="-37.4313525197321" calcext:value-type="float">
            <text:p>-37.4313525197</text:p>
          </table:table-cell>
          <table:table-cell table:style-name="Default" office:value-type="float" office:value="6.47404603121536" calcext:value-type="float">
            <text:p>6.4740460312</text:p>
          </table:table-cell>
          <table:table-cell table:style-name="Default" office:value-type="float" office:value="-8.28682177939271" calcext:value-type="float">
            <text:p>-8.2868217794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36" calcext:value-type="float">
            <text:p>14.36</text:p>
          </table:table-cell>
          <table:table-cell/>
          <table:table-cell table:formula="of:=DEGREES(ACOS(COS(RADIANS([.B131]))*COS(RADIANS([.C131]))))" office:value-type="float" office:value="37.9061348351476" calcext:value-type="float">
            <text:p>37.91</text:p>
          </table:table-cell>
          <table:table-cell table:formula="of:=TAN((ACOS(COS(RADIANS([.B131]))*COS(RADIANS([.C131])))))" office:value-type="float" office:value="0.778650737069155" calcext:value-type="float">
            <text:p>0.7787</text:p>
          </table:table-cell>
          <table:table-cell table:formula="of:=SQRT([.E131]^2+[.F131]^2)" office:value-type="float" office:value="0.03" calcext:value-type="float">
            <text:p>0.03</text:p>
          </table:table-cell>
          <table:table-cell table:formula="of:=DEGREES(ATAN2([.E131]; [.F131]))" office:value-type="float" office:value="180" calcext:value-type="float">
            <text:p>180.00</text:p>
          </table:table-cell>
          <table:table-cell table:style-name="ce9" table:formula="of:=SQRT([.V131])" office:value-type="float" office:value="11.6797610560373" calcext:value-type="float">
            <text:p>11.68</text:p>
          </table:table-cell>
          <table:table-cell table:style-name="ce8" table:formula="of:=DEGREES(ATAN( (-SIN (RADIANS ([.C131])) * COS(RADIANS([.B131]))) / (COS (RADIANS ([.C131])) * SIN(RADIANS([.B131]))) )) + [.D131]" office:value-type="float" office:value="0.146039780720237" calcext:value-type="float">
            <text:p>0.15</text:p>
          </table:table-cell>
          <table:table-cell table:style-name="ce11" table:formula="of:=SQRT([.W131]^2+[.X131]^2)" office:value-type="float" office:value="11.6497611537397" calcext:value-type="float">
            <text:p>11.65</text:p>
          </table:table-cell>
          <table:table-cell table:style-name="ce13" table:formula="of:=DEGREES(ATAN2([.W131];[.X131]))" office:value-type="float" office:value="0.146415856128127" calcext:value-type="float">
            <text:p>0.15</text:p>
          </table:table-cell>
          <table:table-cell office:value-type="float" office:value="11.6497611537397" calcext:value-type="float">
            <text:p>11.65</text:p>
          </table:table-cell>
          <table:table-cell office:value-type="float" office:value="0.146415856128127" calcext:value-type="float">
            <text:p>0.15</text:p>
          </table:table-cell>
          <table:table-cell/>
          <table:table-cell table:style-name="ce19" table:formula="of:=[.K131]*15" office:value-type="float" office:value="11.6797610560373" calcext:value-type="float">
            <text:p>11.68</text:p>
          </table:table-cell>
          <table:table-cell table:style-name="ce8" table:formula="of:=[.K131]^2*225" office:value-type="float" office:value="136.416818326126" calcext:value-type="float">
            <text:p>136.42</text:p>
          </table:table-cell>
          <table:table-cell table:style-name="ce8" table:formula="of:=[.L131]*COS(RADIANS([.M131]))+[.N131]*COS(RADIANS([.O131]))" office:value-type="float" office:value="11.6497231157333" calcext:value-type="float">
            <text:p>11.65</text:p>
          </table:table-cell>
          <table:table-cell table:style-name="ce8" table:formula="of:=[.L131]*SIN(RADIANS([.M131]))+[.N131]*SIN(RADIANS([.O131]))" office:value-type="float" office:value="0.0297702188721835" calcext:value-type="float">
            <text:p>0.03</text:p>
          </table:table-cell>
          <table:table-cell office:value-type="float" office:value="10.2871660485698" calcext:value-type="float">
            <text:p>10.2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0399" calcext:value-type="float">
            <text:p>150399</text:p>
          </table:table-cell>
          <table:table-cell table:style-name="Default" office:value-type="float" office:value="-37.4663162580934" calcext:value-type="float">
            <text:p>-37.4663162581</text:p>
          </table:table-cell>
          <table:table-cell table:style-name="Default" office:value-type="float" office:value="6.53985447698161" calcext:value-type="float">
            <text:p>6.539854477</text:p>
          </table:table-cell>
          <table:table-cell table:style-name="Default" office:value-type="float" office:value="-8.30432072404628" calcext:value-type="float">
            <text:p>-8.30432072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396" calcext:value-type="float">
            <text:p>14.396</text:p>
          </table:table-cell>
          <table:table-cell/>
          <table:table-cell table:formula="of:=DEGREES(ACOS(COS(RADIANS([.B132]))*COS(RADIANS([.C132]))))" office:value-type="float" office:value="37.9501313475859" calcext:value-type="float">
            <text:p>37.95</text:p>
          </table:table-cell>
          <table:table-cell table:formula="of:=TAN((ACOS(COS(RADIANS([.B132]))*COS(RADIANS([.C132])))))" office:value-type="float" office:value="0.779884924994375" calcext:value-type="float">
            <text:p>0.7799</text:p>
          </table:table-cell>
          <table:table-cell table:formula="of:=SQRT([.E132]^2+[.F132]^2)" office:value-type="float" office:value="0.04" calcext:value-type="float">
            <text:p>0.04</text:p>
          </table:table-cell>
          <table:table-cell table:formula="of:=DEGREES(ATAN2([.E132]; [.F132]))" office:value-type="float" office:value="180" calcext:value-type="float">
            <text:p>180.00</text:p>
          </table:table-cell>
          <table:table-cell table:style-name="ce9" table:formula="of:=SQRT([.V132])" office:value-type="float" office:value="11.6982738749156" calcext:value-type="float">
            <text:p>11.70</text:p>
          </table:table-cell>
          <table:table-cell table:style-name="ce8" table:formula="of:=DEGREES(ATAN( (-SIN (RADIANS ([.C132])) * COS(RADIANS([.B132]))) / (COS (RADIANS ([.C132])) * SIN(RADIANS([.B132]))) )) + [.D132]" office:value-type="float" office:value="0.203140201742359" calcext:value-type="float">
            <text:p>0.20</text:p>
          </table:table-cell>
          <table:table-cell table:style-name="ce11" table:formula="of:=SQRT([.W132]^2+[.X132]^2)" office:value-type="float" office:value="11.6582741271844" calcext:value-type="float">
            <text:p>11.66</text:p>
          </table:table-cell>
          <table:table-cell table:style-name="ce13" table:formula="of:=DEGREES(ATAN2([.W132];[.X132]))" office:value-type="float" office:value="0.203837182355242" calcext:value-type="float">
            <text:p>0.20</text:p>
          </table:table-cell>
          <table:table-cell office:value-type="float" office:value="11.6582741271844" calcext:value-type="float">
            <text:p>11.66</text:p>
          </table:table-cell>
          <table:table-cell office:value-type="float" office:value="0.203837182355242" calcext:value-type="float">
            <text:p>0.20</text:p>
          </table:table-cell>
          <table:table-cell/>
          <table:table-cell table:style-name="ce19" table:formula="of:=[.K132]*15" office:value-type="float" office:value="11.6982738749156" calcext:value-type="float">
            <text:p>11.70</text:p>
          </table:table-cell>
          <table:table-cell table:style-name="ce8" table:formula="of:=[.K132]^2*225" office:value-type="float" office:value="136.849611652534" calcext:value-type="float">
            <text:p>136.85</text:p>
          </table:table-cell>
          <table:table-cell table:style-name="ce8" table:formula="of:=[.L132]*COS(RADIANS([.M132]))+[.N132]*COS(RADIANS([.O132]))" office:value-type="float" office:value="11.6582003494425" calcext:value-type="float">
            <text:p>11.66</text:p>
          </table:table-cell>
          <table:table-cell table:style-name="ce8" table:formula="of:=[.L132]*SIN(RADIANS([.M132]))+[.N132]*SIN(RADIANS([.O132]))" office:value-type="float" office:value="0.041475737943023" calcext:value-type="float">
            <text:p>0.04</text:p>
          </table:table-cell>
          <table:table-cell office:value-type="float" office:value="10.1983496455239" calcext:value-type="float">
            <text:p>10.20</text:p>
          </table:table-cell>
          <table:table-cell table:number-columns-repeated="998"/>
        </table:table-row>
        <table:table-row table:style-name="ro1">
          <table:table-cell table:style-name="Default" office:value-type="float" office:value="150649" calcext:value-type="float">
            <text:p>150649</text:p>
          </table:table-cell>
          <table:table-cell table:style-name="Default" office:value-type="float" office:value="-37.4627269936845" calcext:value-type="float">
            <text:p>-37.4627269937</text:p>
          </table:table-cell>
          <table:table-cell table:style-name="Default" office:value-type="float" office:value="6.59831577363504" calcext:value-type="float">
            <text:p>6.5983157736</text:p>
          </table:table-cell>
          <table:table-cell table:style-name="Default" office:value-type="float" office:value="-8.31139253115818" calcext:value-type="float">
            <text:p>-8.3113925312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43" calcext:value-type="float">
            <text:p>14.43</text:p>
          </table:table-cell>
          <table:table-cell/>
          <table:table-cell table:formula="of:=DEGREES(ACOS(COS(RADIANS([.B133]))*COS(RADIANS([.C133]))))" office:value-type="float" office:value="37.9552362848278" calcext:value-type="float">
            <text:p>37.96</text:p>
          </table:table-cell>
          <table:table-cell table:formula="of:=TAN((ACOS(COS(RADIANS([.B133]))*COS(RADIANS([.C133])))))" office:value-type="float" office:value="0.780028224122295" calcext:value-type="float">
            <text:p>0.7800</text:p>
          </table:table-cell>
          <table:table-cell table:formula="of:=SQRT([.E133]^2+[.F133]^2)" office:value-type="float" office:value="0.0316227766016838" calcext:value-type="float">
            <text:p>0.03</text:p>
          </table:table-cell>
          <table:table-cell table:formula="of:=DEGREES(ATAN2([.E133]; [.F133]))" office:value-type="float" office:value="-161.565051177078" calcext:value-type="float">
            <text:p>-161.57</text:p>
          </table:table-cell>
          <table:table-cell table:style-name="ce9" table:formula="of:=SQRT([.V133])" office:value-type="float" office:value="11.7004233618344" calcext:value-type="float">
            <text:p>11.70</text:p>
          </table:table-cell>
          <table:table-cell table:style-name="ce8" table:formula="of:=DEGREES(ATAN( (-SIN (RADIANS ([.C133])) * COS(RADIANS([.B133]))) / (COS (RADIANS ([.C133])) * SIN(RADIANS([.B133]))) )) + [.D133]" office:value-type="float" office:value="0.27275161637912" calcext:value-type="float">
            <text:p>0.27</text:p>
          </table:table-cell>
          <table:table-cell table:style-name="ce11" table:formula="of:=SQRT([.W133]^2+[.X133]^2)" office:value-type="float" office:value="11.6703802605574" calcext:value-type="float">
            <text:p>11.67</text:p>
          </table:table-cell>
          <table:table-cell table:style-name="ce13" table:formula="of:=DEGREES(ATAN2([.W133];[.X133]))" office:value-type="float" office:value="0.224358261574519" calcext:value-type="float">
            <text:p>0.22</text:p>
          </table:table-cell>
          <table:table-cell office:value-type="float" office:value="11.6703802605574" calcext:value-type="float">
            <text:p>11.67</text:p>
          </table:table-cell>
          <table:table-cell office:value-type="float" office:value="0.224358261574517" calcext:value-type="float">
            <text:p>0.22</text:p>
          </table:table-cell>
          <table:table-cell/>
          <table:table-cell table:style-name="ce19" table:formula="of:=[.K133]*15" office:value-type="float" office:value="11.7004233618344" calcext:value-type="float">
            <text:p>11.70</text:p>
          </table:table-cell>
          <table:table-cell table:style-name="ce8" table:formula="of:=[.K133]^2*225" office:value-type="float" office:value="136.899906846161" calcext:value-type="float">
            <text:p>136.90</text:p>
          </table:table-cell>
          <table:table-cell table:style-name="ce8" table:formula="of:=[.L133]*COS(RADIANS([.M133]))+[.N133]*COS(RADIANS([.O133]))" office:value-type="float" office:value="11.6702907872844" calcext:value-type="float">
            <text:p>11.67</text:p>
          </table:table-cell>
          <table:table-cell table:style-name="ce8" table:formula="of:=[.L133]*SIN(RADIANS([.M133]))+[.N133]*SIN(RADIANS([.O133]))" office:value-type="float" office:value="0.0456986458350737" calcext:value-type="float">
            <text:p>0.05</text:p>
          </table:table-cell>
          <table:table-cell office:value-type="float" office:value="10.1983496455239" calcext:value-type="float">
            <text:p>10.20</text:p>
          </table:table-cell>
          <table:table-cell table:number-columns-repeated="998"/>
        </table:table-row>
        <table:table-row table:style-name="ro1">
          <table:table-cell table:style-name="Default" office:value-type="float" office:value="150899" calcext:value-type="float">
            <text:p>150899</text:p>
          </table:table-cell>
          <table:table-cell table:style-name="Default" office:value-type="float" office:value="-37.4021124798952" calcext:value-type="float">
            <text:p>-37.4021124799</text:p>
          </table:table-cell>
          <table:table-cell table:style-name="Default" office:value-type="float" office:value="6.59692454947848" calcext:value-type="float">
            <text:p>6.5969245495</text:p>
          </table:table-cell>
          <table:table-cell table:style-name="Default" office:value-type="float" office:value="-8.30632196947309" calcext:value-type="float">
            <text:p>-8.3063219695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465" calcext:value-type="float">
            <text:p>14.465</text:p>
          </table:table-cell>
          <table:table-cell/>
          <table:table-cell table:formula="of:=DEGREES(ACOS(COS(RADIANS([.B134]))*COS(RADIANS([.C134]))))" office:value-type="float" office:value="37.8954837406449" calcext:value-type="float">
            <text:p>37.90</text:p>
          </table:table-cell>
          <table:table-cell table:formula="of:=TAN((ACOS(COS(RADIANS([.B134]))*COS(RADIANS([.C134])))))" office:value-type="float" office:value="0.778352175027522" calcext:value-type="float">
            <text:p>0.7784</text:p>
          </table:table-cell>
          <table:table-cell table:formula="of:=SQRT([.E134]^2+[.F134]^2)" office:value-type="float" office:value="0.03" calcext:value-type="float">
            <text:p>0.03</text:p>
          </table:table-cell>
          <table:table-cell table:formula="of:=DEGREES(ATAN2([.E134]; [.F134]))" office:value-type="float" office:value="180" calcext:value-type="float">
            <text:p>180.00</text:p>
          </table:table-cell>
          <table:table-cell table:style-name="ce9" table:formula="of:=SQRT([.V134])" office:value-type="float" office:value="11.6752826254128" calcext:value-type="float">
            <text:p>11.68</text:p>
          </table:table-cell>
          <table:table-cell table:style-name="ce8" table:formula="of:=DEGREES(ATAN( (-SIN (RADIANS ([.C134])) * COS(RADIANS([.B134]))) / (COS (RADIANS ([.C134])) * SIN(RADIANS([.B134]))) )) + [.D134]" office:value-type="float" office:value="0.294574084978411" calcext:value-type="float">
            <text:p>0.29</text:p>
          </table:table-cell>
          <table:table-cell table:style-name="ce11" table:formula="of:=SQRT([.W134]^2+[.X134]^2)" office:value-type="float" office:value="11.645283022926" calcext:value-type="float">
            <text:p>11.65</text:p>
          </table:table-cell>
          <table:table-cell table:style-name="ce13" table:formula="of:=DEGREES(ATAN2([.W134];[.X134]))" office:value-type="float" office:value="0.295332948769022" calcext:value-type="float">
            <text:p>0.30</text:p>
          </table:table-cell>
          <table:table-cell office:value-type="float" office:value="11.645283022926" calcext:value-type="float">
            <text:p>11.65</text:p>
          </table:table-cell>
          <table:table-cell office:value-type="float" office:value="0.29533294876902" calcext:value-type="float">
            <text:p>0.30</text:p>
          </table:table-cell>
          <table:table-cell/>
          <table:table-cell table:style-name="ce19" table:formula="of:=[.K134]*15" office:value-type="float" office:value="11.6752826254128" calcext:value-type="float">
            <text:p>11.68</text:p>
          </table:table-cell>
          <table:table-cell table:style-name="ce8" table:formula="of:=[.K134]^2*225" office:value-type="float" office:value="136.312224383267" calcext:value-type="float">
            <text:p>136.31</text:p>
          </table:table-cell>
          <table:table-cell table:style-name="ce8" table:formula="of:=[.L134]*COS(RADIANS([.M134]))+[.N134]*COS(RADIANS([.O134]))" office:value-type="float" office:value="11.6451283203201" calcext:value-type="float">
            <text:p>11.65</text:p>
          </table:table-cell>
          <table:table-cell table:style-name="ce8" table:formula="of:=[.L134]*SIN(RADIANS([.M134]))+[.N134]*SIN(RADIANS([.O134]))" office:value-type="float" office:value="0.060025722209077" calcext:value-type="float">
            <text:p>0.06</text:p>
          </table:table-cell>
          <table:table-cell office:value-type="float" office:value="10.1247901514509" calcext:value-type="float">
            <text:p>10.12</text:p>
          </table:table-cell>
          <table:table-cell table:number-columns-repeated="998"/>
        </table:table-row>
        <table:table-row table:style-name="ro1">
          <table:table-cell table:style-name="Default" office:value-type="float" office:value="151149" calcext:value-type="float">
            <text:p>151149</text:p>
          </table:table-cell>
          <table:table-cell table:style-name="Default" office:value-type="float" office:value="-37.4255297834646" calcext:value-type="float">
            <text:p>-37.4255297835</text:p>
          </table:table-cell>
          <table:table-cell table:style-name="Default" office:value-type="float" office:value="6.54488277687121" calcext:value-type="float">
            <text:p>6.5448827769</text:p>
          </table:table-cell>
          <table:table-cell table:style-name="Default" office:value-type="float" office:value="-8.31042093674875" calcext:value-type="float">
            <text:p>-8.3104209367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5" calcext:value-type="float">
            <text:p>14.5</text:p>
          </table:table-cell>
          <table:table-cell/>
          <table:table-cell table:formula="of:=DEGREES(ACOS(COS(RADIANS([.B135]))*COS(RADIANS([.C135]))))" office:value-type="float" office:value="37.9107915807082" calcext:value-type="float">
            <text:p>37.91</text:p>
          </table:table-cell>
          <table:table-cell table:formula="of:=TAN((ACOS(COS(RADIANS([.B135]))*COS(RADIANS([.C135])))))" office:value-type="float" office:value="0.778781297989641" calcext:value-type="float">
            <text:p>0.7788</text:p>
          </table:table-cell>
          <table:table-cell table:formula="of:=SQRT([.E135]^2+[.F135]^2)" office:value-type="float" office:value="0.04" calcext:value-type="float">
            <text:p>0.04</text:p>
          </table:table-cell>
          <table:table-cell table:formula="of:=DEGREES(ATAN2([.E135]; [.F135]))" office:value-type="float" office:value="180" calcext:value-type="float">
            <text:p>180.00</text:p>
          </table:table-cell>
          <table:table-cell table:style-name="ce9" table:formula="of:=SQRT([.V135])" office:value-type="float" office:value="11.6817194698446" calcext:value-type="float">
            <text:p>11.68</text:p>
          </table:table-cell>
          <table:table-cell table:style-name="ce8" table:formula="of:=DEGREES(ATAN( (-SIN (RADIANS ([.C135])) * COS(RADIANS([.B135]))) / (COS (RADIANS ([.C135])) * SIN(RADIANS([.B135]))) )) + [.D135]" office:value-type="float" office:value="0.215921841657186" calcext:value-type="float">
            <text:p>0.22</text:p>
          </table:table-cell>
          <table:table-cell table:style-name="ce11" table:formula="of:=SQRT([.W135]^2+[.X135]^2)" office:value-type="float" office:value="11.6417197548591" calcext:value-type="float">
            <text:p>11.64</text:p>
          </table:table-cell>
          <table:table-cell table:style-name="ce13" table:formula="of:=DEGREES(ATAN2([.W135];[.X135]))" office:value-type="float" office:value="0.216663729746318" calcext:value-type="float">
            <text:p>0.22</text:p>
          </table:table-cell>
          <table:table-cell office:value-type="float" office:value="11.6417197548591" calcext:value-type="float">
            <text:p>11.64</text:p>
          </table:table-cell>
          <table:table-cell office:value-type="float" office:value="0.216663729746318" calcext:value-type="float">
            <text:p>0.22</text:p>
          </table:table-cell>
          <table:table-cell/>
          <table:table-cell table:style-name="ce19" table:formula="of:=[.K135]*15" office:value-type="float" office:value="11.6817194698446" calcext:value-type="float">
            <text:p>11.68</text:p>
          </table:table-cell>
          <table:table-cell table:style-name="ce8" table:formula="of:=[.K135]^2*225" office:value-type="float" office:value="136.462569772147" calcext:value-type="float">
            <text:p>136.46</text:p>
          </table:table-cell>
          <table:table-cell table:style-name="ce8" table:formula="of:=[.L135]*COS(RADIANS([.M135]))+[.N135]*COS(RADIANS([.O135]))" office:value-type="float" office:value="11.6416365183626" calcext:value-type="float">
            <text:p>11.64</text:p>
          </table:table-cell>
          <table:table-cell table:style-name="ce8" table:formula="of:=[.L135]*SIN(RADIANS([.M135]))+[.N135]*SIN(RADIANS([.O135]))" office:value-type="float" office:value="0.0440230054070059" calcext:value-type="float">
            <text:p>0.04</text:p>
          </table:table-cell>
          <table:table-cell office:value-type="float" office:value="10.1247901514509" calcext:value-type="float">
            <text:p>10.12</text:p>
          </table:table-cell>
          <table:table-cell table:number-columns-repeated="998"/>
        </table:table-row>
        <table:table-row table:style-name="ro1">
          <table:table-cell table:style-name="Default" office:value-type="float" office:value="151399" calcext:value-type="float">
            <text:p>151399</text:p>
          </table:table-cell>
          <table:table-cell table:style-name="Default" office:value-type="float" office:value="-37.4425232941196" calcext:value-type="float">
            <text:p>-37.4425232941</text:p>
          </table:table-cell>
          <table:table-cell table:style-name="Default" office:value-type="float" office:value="6.60638820346035" calcext:value-type="float">
            <text:p>6.6063882035</text:p>
          </table:table-cell>
          <table:table-cell table:style-name="Default" office:value-type="float" office:value="-8.30824722904539" calcext:value-type="float">
            <text:p>-8.308247229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4.534" calcext:value-type="float">
            <text:p>14.534</text:p>
          </table:table-cell>
          <table:table-cell/>
          <table:table-cell table:formula="of:=DEGREES(ACOS(COS(RADIANS([.B136]))*COS(RADIANS([.C136]))))" office:value-type="float" office:value="37.936587148451" calcext:value-type="float">
            <text:p>37.94</text:p>
          </table:table-cell>
          <table:table-cell table:formula="of:=TAN((ACOS(COS(RADIANS([.B136]))*COS(RADIANS([.C136])))))" office:value-type="float" office:value="0.779504826420012" calcext:value-type="float">
            <text:p>0.7795</text:p>
          </table:table-cell>
          <table:table-cell table:formula="of:=SQRT([.E136]^2+[.F136]^2)" office:value-type="float" office:value="0.04" calcext:value-type="float">
            <text:p>0.04</text:p>
          </table:table-cell>
          <table:table-cell table:formula="of:=DEGREES(ATAN2([.E136]; [.F136]))" office:value-type="float" office:value="180" calcext:value-type="float">
            <text:p>180.00</text:p>
          </table:table-cell>
          <table:table-cell table:style-name="ce9" table:formula="of:=SQRT([.V136])" office:value-type="float" office:value="11.6925723963002" calcext:value-type="float">
            <text:p>11.69</text:p>
          </table:table-cell>
          <table:table-cell table:style-name="ce8" table:formula="of:=DEGREES(ATAN( (-SIN (RADIANS ([.C136])) * COS(RADIANS([.B136]))) / (COS (RADIANS ([.C136])) * SIN(RADIANS([.B136]))) )) + [.D136]" office:value-type="float" office:value="0.29252057644676" calcext:value-type="float">
            <text:p>0.29</text:p>
          </table:table-cell>
          <table:table-cell table:style-name="ce11" table:formula="of:=SQRT([.W136]^2+[.X136]^2)" office:value-type="float" office:value="11.6525729194004" calcext:value-type="float">
            <text:p>11.65</text:p>
          </table:table-cell>
          <table:table-cell table:style-name="ce13" table:formula="of:=DEGREES(ATAN2([.W136];[.X136]))" office:value-type="float" office:value="0.293524712812865" calcext:value-type="float">
            <text:p>0.29</text:p>
          </table:table-cell>
          <table:table-cell office:value-type="float" office:value="11.6525729194004" calcext:value-type="float">
            <text:p>11.65</text:p>
          </table:table-cell>
          <table:table-cell office:value-type="float" office:value="0.293524712812865" calcext:value-type="float">
            <text:p>0.29</text:p>
          </table:table-cell>
          <table:table-cell/>
          <table:table-cell table:style-name="ce19" table:formula="of:=[.K136]*15" office:value-type="float" office:value="11.6925723963002" calcext:value-type="float">
            <text:p>11.69</text:p>
          </table:table-cell>
          <table:table-cell table:style-name="ce8" table:formula="of:=[.K136]^2*225" office:value-type="float" office:value="136.716249242721" calcext:value-type="float">
            <text:p>136.72</text:p>
          </table:table-cell>
          <table:table-cell table:style-name="ce8" table:formula="of:=[.L136]*COS(RADIANS([.M136]))+[.N136]*COS(RADIANS([.O136]))" office:value-type="float" office:value="11.6524200097263" calcext:value-type="float">
            <text:p>11.65</text:p>
          </table:table-cell>
          <table:table-cell table:style-name="ce8" table:formula="of:=[.L136]*SIN(RADIANS([.M136]))+[.N136]*SIN(RADIANS([.O136]))" office:value-type="float" office:value="0.0596955515367618" calcext:value-type="float">
            <text:p>0.06</text:p>
          </table:table-cell>
          <table:table-cell office:value-type="float" office:value="10.0643060848068" calcext:value-type="float">
            <text:p>10.06</text:p>
          </table:table-cell>
          <table:table-cell table:number-columns-repeated="998"/>
        </table:table-row>
        <table:table-row table:style-name="ro1">
          <table:table-cell table:style-name="Default" office:value-type="float" office:value="151650" calcext:value-type="float">
            <text:p>151650</text:p>
          </table:table-cell>
          <table:table-cell table:style-name="Default" office:value-type="float" office:value="-37.4205983868839" calcext:value-type="float">
            <text:p>-37.4205983869</text:p>
          </table:table-cell>
          <table:table-cell table:style-name="Default" office:value-type="float" office:value="6.63293373366961" calcext:value-type="float">
            <text:p>6.6329337337</text:p>
          </table:table-cell>
          <table:table-cell table:style-name="Default" office:value-type="float" office:value="-8.30267550222995" calcext:value-type="float">
            <text:p>-8.3026755022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569" calcext:value-type="float">
            <text:p>14.569</text:p>
          </table:table-cell>
          <table:table-cell/>
          <table:table-cell table:formula="of:=DEGREES(ACOS(COS(RADIANS([.B137]))*COS(RADIANS([.C137]))))" office:value-type="float" office:value="37.9190045955782" calcext:value-type="float">
            <text:p>37.92</text:p>
          </table:table-cell>
          <table:table-cell table:formula="of:=TAN((ACOS(COS(RADIANS([.B137]))*COS(RADIANS([.C137])))))" office:value-type="float" office:value="0.779011606124405" calcext:value-type="float">
            <text:p>0.7790</text:p>
          </table:table-cell>
          <table:table-cell table:formula="of:=SQRT([.E137]^2+[.F137]^2)" office:value-type="float" office:value="0.04" calcext:value-type="float">
            <text:p>0.04</text:p>
          </table:table-cell>
          <table:table-cell table:formula="of:=DEGREES(ATAN2([.E137]; [.F137]))" office:value-type="float" office:value="180" calcext:value-type="float">
            <text:p>180.00</text:p>
          </table:table-cell>
          <table:table-cell table:style-name="ce9" table:formula="of:=SQRT([.V137])" office:value-type="float" office:value="11.6851740918661" calcext:value-type="float">
            <text:p>11.69</text:p>
          </table:table-cell>
          <table:table-cell table:style-name="ce8" table:formula="of:=DEGREES(ATAN( (-SIN (RADIANS ([.C137])) * COS(RADIANS([.B137]))) / (COS (RADIANS ([.C137])) * SIN(RADIANS([.B137]))) )) + [.D137]" office:value-type="float" office:value="0.339182620488293" calcext:value-type="float">
            <text:p>0.34</text:p>
          </table:table-cell>
          <table:table-cell table:style-name="ce11" table:formula="of:=SQRT([.W137]^2+[.X137]^2)" office:value-type="float" office:value="11.6451747951648" calcext:value-type="float">
            <text:p>11.65</text:p>
          </table:table-cell>
          <table:table-cell table:style-name="ce13" table:formula="of:=DEGREES(ATAN2([.W137];[.X137]))" office:value-type="float" office:value="0.340347671749063" calcext:value-type="float">
            <text:p>0.34</text:p>
          </table:table-cell>
          <table:table-cell office:value-type="float" office:value="11.6451747951648" calcext:value-type="float">
            <text:p>11.65</text:p>
          </table:table-cell>
          <table:table-cell office:value-type="float" office:value="0.340347671749063" calcext:value-type="float">
            <text:p>0.34</text:p>
          </table:table-cell>
          <table:table-cell/>
          <table:table-cell table:style-name="ce19" table:formula="of:=[.K137]*15" office:value-type="float" office:value="11.6851740918661" calcext:value-type="float">
            <text:p>11.69</text:p>
          </table:table-cell>
          <table:table-cell table:style-name="ce8" table:formula="of:=[.K137]^2*225" office:value-type="float" office:value="136.543293557218" calcext:value-type="float">
            <text:p>136.54</text:p>
          </table:table-cell>
          <table:table-cell table:style-name="ce8" table:formula="of:=[.L137]*COS(RADIANS([.M137]))+[.N137]*COS(RADIANS([.O137]))" office:value-type="float" office:value="11.6449693409561" calcext:value-type="float">
            <text:p>11.64</text:p>
          </table:table-cell>
          <table:table-cell table:style-name="ce8" table:formula="of:=[.L137]*SIN(RADIANS([.M137]))+[.N137]*SIN(RADIANS([.O137]))" office:value-type="float" office:value="0.0691741146325151" calcext:value-type="float">
            <text:p>0.07</text:p>
          </table:table-cell>
          <table:table-cell office:value-type="float" office:value="10.0643060848068" calcext:value-type="float">
            <text:p>10.06</text:p>
          </table:table-cell>
          <table:table-cell table:number-columns-repeated="998"/>
        </table:table-row>
        <table:table-row table:style-name="ro1">
          <table:table-cell table:style-name="Default" office:value-type="float" office:value="151900" calcext:value-type="float">
            <text:p>151900</text:p>
          </table:table-cell>
          <table:table-cell table:style-name="Default" office:value-type="float" office:value="-37.4188669339293" calcext:value-type="float">
            <text:p>-37.4188669339</text:p>
          </table:table-cell>
          <table:table-cell table:style-name="Default" office:value-type="float" office:value="6.6088035291056" calcext:value-type="float">
            <text:p>6.6088035291</text:p>
          </table:table-cell>
          <table:table-cell table:style-name="Default" office:value-type="float" office:value="-8.30238180409564" calcext:value-type="float">
            <text:p>-8.3023818041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603" calcext:value-type="float">
            <text:p>14.603</text:p>
          </table:table-cell>
          <table:table-cell/>
          <table:table-cell table:formula="of:=DEGREES(ACOS(COS(RADIANS([.B138]))*COS(RADIANS([.C138]))))" office:value-type="float" office:value="37.9137081390805" calcext:value-type="float">
            <text:p>37.91</text:p>
          </table:table-cell>
          <table:table-cell table:formula="of:=TAN((ACOS(COS(RADIANS([.B138]))*COS(RADIANS([.C138])))))" office:value-type="float" office:value="0.778863077794801" calcext:value-type="float">
            <text:p>0.7789</text:p>
          </table:table-cell>
          <table:table-cell table:formula="of:=SQRT([.E138]^2+[.F138]^2)" office:value-type="float" office:value="0.04" calcext:value-type="float">
            <text:p>0.04</text:p>
          </table:table-cell>
          <table:table-cell table:formula="of:=DEGREES(ATAN2([.E138]; [.F138]))" office:value-type="float" office:value="180" calcext:value-type="float">
            <text:p>180.00</text:p>
          </table:table-cell>
          <table:table-cell table:style-name="ce9" table:formula="of:=SQRT([.V138])" office:value-type="float" office:value="11.682946166922" calcext:value-type="float">
            <text:p>11.68</text:p>
          </table:table-cell>
          <table:table-cell table:style-name="ce8" table:formula="of:=DEGREES(ATAN( (-SIN (RADIANS ([.C138])) * COS(RADIANS([.B138]))) / (COS (RADIANS ([.C138])) * SIN(RADIANS([.B138]))) )) + [.D138]" office:value-type="float" office:value="0.308764079873956" calcext:value-type="float">
            <text:p>0.31</text:p>
          </table:table-cell>
          <table:table-cell table:style-name="ce11" table:formula="of:=SQRT([.W138]^2+[.X138]^2)" office:value-type="float" office:value="11.6429467497316" calcext:value-type="float">
            <text:p>11.64</text:p>
          </table:table-cell>
          <table:table-cell table:style-name="ce13" table:formula="of:=DEGREES(ATAN2([.W138];[.X138]))" office:value-type="float" office:value="0.309824851144572" calcext:value-type="float">
            <text:p>0.31</text:p>
          </table:table-cell>
          <table:table-cell office:value-type="float" office:value="11.6429467497316" calcext:value-type="float">
            <text:p>11.64</text:p>
          </table:table-cell>
          <table:table-cell office:value-type="float" office:value="0.309824851144572" calcext:value-type="float">
            <text:p>0.31</text:p>
          </table:table-cell>
          <table:table-cell/>
          <table:table-cell table:style-name="ce19" table:formula="of:=[.K138]*15" office:value-type="float" office:value="11.682946166922" calcext:value-type="float">
            <text:p>11.68</text:p>
          </table:table-cell>
          <table:table-cell table:style-name="ce8" table:formula="of:=[.K138]^2*225" office:value-type="float" office:value="136.491231139198" calcext:value-type="float">
            <text:p>136.49</text:p>
          </table:table-cell>
          <table:table-cell table:style-name="ce8" table:formula="of:=[.L138]*COS(RADIANS([.M138]))+[.N138]*COS(RADIANS([.O138]))" office:value-type="float" office:value="11.6427765263978" calcext:value-type="float">
            <text:p>11.64</text:p>
          </table:table-cell>
          <table:table-cell table:style-name="ce8" table:formula="of:=[.L138]*SIN(RADIANS([.M138]))+[.N138]*SIN(RADIANS([.O138]))" office:value-type="float" office:value="0.0629585057477513" calcext:value-type="float">
            <text:p>0.06</text:p>
          </table:table-cell>
          <table:table-cell office:value-type="float" office:value="10.0227074891901" calcext:value-type="float">
            <text:p>10.02</text:p>
          </table:table-cell>
          <table:table-cell table:number-columns-repeated="998"/>
        </table:table-row>
        <table:table-row table:style-name="ro1">
          <table:table-cell table:style-name="Default" office:value-type="float" office:value="152149" calcext:value-type="float">
            <text:p>152149</text:p>
          </table:table-cell>
          <table:table-cell table:style-name="Default" office:value-type="float" office:value="-37.4142668015233" calcext:value-type="float">
            <text:p>-37.4142668015</text:p>
          </table:table-cell>
          <table:table-cell table:style-name="Default" office:value-type="float" office:value="6.54201879317486" calcext:value-type="float">
            <text:p>6.5420187932</text:p>
          </table:table-cell>
          <table:table-cell table:style-name="Default" office:value-type="float" office:value="-8.29374844498474" calcext:value-type="float">
            <text:p>-8.293748445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638" calcext:value-type="float">
            <text:p>14.638</text:p>
          </table:table-cell>
          <table:table-cell/>
          <table:table-cell table:formula="of:=DEGREES(ACOS(COS(RADIANS([.B139]))*COS(RADIANS([.C139]))))" office:value-type="float" office:value="37.8993021418371" calcext:value-type="float">
            <text:p>37.90</text:p>
          </table:table-cell>
          <table:table-cell table:formula="of:=TAN((ACOS(COS(RADIANS([.B139]))*COS(RADIANS([.C139])))))" office:value-type="float" office:value="0.778459199129128" calcext:value-type="float">
            <text:p>0.7785</text:p>
          </table:table-cell>
          <table:table-cell table:formula="of:=SQRT([.E139]^2+[.F139]^2)" office:value-type="float" office:value="0.04" calcext:value-type="float">
            <text:p>0.04</text:p>
          </table:table-cell>
          <table:table-cell table:formula="of:=DEGREES(ATAN2([.E139]; [.F139]))" office:value-type="float" office:value="180" calcext:value-type="float">
            <text:p>180.00</text:p>
          </table:table-cell>
          <table:table-cell table:style-name="ce9" table:formula="of:=SQRT([.V139])" office:value-type="float" office:value="11.6768879869369" calcext:value-type="float">
            <text:p>11.68</text:p>
          </table:table-cell>
          <table:table-cell table:style-name="ce8" table:formula="of:=DEGREES(ATAN( (-SIN (RADIANS ([.C139])) * COS(RADIANS([.B139]))) / (COS (RADIANS ([.C139])) * SIN(RADIANS([.B139]))) )) + [.D139]" office:value-type="float" office:value="0.232307122389809" calcext:value-type="float">
            <text:p>0.23</text:p>
          </table:table-cell>
          <table:table-cell table:style-name="ce11" table:formula="of:=SQRT([.W139]^2+[.X139]^2)" office:value-type="float" office:value="11.6368883168499" calcext:value-type="float">
            <text:p>11.64</text:p>
          </table:table-cell>
          <table:table-cell table:style-name="ce13" table:formula="of:=DEGREES(ATAN2([.W139];[.X139]))" office:value-type="float" office:value="0.23310563993018" calcext:value-type="float">
            <text:p>0.23</text:p>
          </table:table-cell>
          <table:table-cell office:value-type="float" office:value="11.6368883168499" calcext:value-type="float">
            <text:p>11.64</text:p>
          </table:table-cell>
          <table:table-cell office:value-type="float" office:value="0.23310563993018" calcext:value-type="float">
            <text:p>0.23</text:p>
          </table:table-cell>
          <table:table-cell/>
          <table:table-cell table:style-name="ce19" table:formula="of:=[.K139]*15" office:value-type="float" office:value="11.6768879869369" calcext:value-type="float">
            <text:p>11.68</text:p>
          </table:table-cell>
          <table:table-cell table:style-name="ce8" table:formula="of:=[.K139]^2*225" office:value-type="float" office:value="136.349713059472" calcext:value-type="float">
            <text:p>136.35</text:p>
          </table:table-cell>
          <table:table-cell table:style-name="ce8" table:formula="of:=[.L139]*COS(RADIANS([.M139]))+[.N139]*COS(RADIANS([.O139]))" office:value-type="float" office:value="11.6367920079174" calcext:value-type="float">
            <text:p>11.64</text:p>
          </table:table-cell>
          <table:table-cell table:style-name="ce8" table:formula="of:=[.L139]*SIN(RADIANS([.M139]))+[.N139]*SIN(RADIANS([.O139]))" office:value-type="float" office:value="0.0473440947580916" calcext:value-type="float">
            <text:p>0.05</text:p>
          </table:table-cell>
          <table:table-cell office:value-type="float" office:value="10.0227074891901" calcext:value-type="float">
            <text:p>10.02</text:p>
          </table:table-cell>
          <table:table-cell table:number-columns-repeated="998"/>
        </table:table-row>
        <table:table-row table:style-name="ro1">
          <table:table-cell table:style-name="Default" office:value-type="float" office:value="152399" calcext:value-type="float">
            <text:p>152399</text:p>
          </table:table-cell>
          <table:table-cell table:style-name="Default" office:value-type="float" office:value="-37.4224801040002" calcext:value-type="float">
            <text:p>-37.422480104</text:p>
          </table:table-cell>
          <table:table-cell table:style-name="Default" office:value-type="float" office:value="6.59118377548108" calcext:value-type="float">
            <text:p>6.5911837755</text:p>
          </table:table-cell>
          <table:table-cell table:style-name="Default" office:value-type="float" office:value="-8.29526730830142" calcext:value-type="float">
            <text:p>-8.2952673083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673" calcext:value-type="float">
            <text:p>14.673</text:p>
          </table:table-cell>
          <table:table-cell/>
          <table:table-cell table:formula="of:=DEGREES(ACOS(COS(RADIANS([.B140]))*COS(RADIANS([.C140]))))" office:value-type="float" office:value="37.9146400849186" calcext:value-type="float">
            <text:p>37.91</text:p>
          </table:table-cell>
          <table:table-cell table:formula="of:=TAN((ACOS(COS(RADIANS([.B140]))*COS(RADIANS([.C140])))))" office:value-type="float" office:value="0.778889210766101" calcext:value-type="float">
            <text:p>0.7789</text:p>
          </table:table-cell>
          <table:table-cell table:formula="of:=SQRT([.E140]^2+[.F140]^2)" office:value-type="float" office:value="0.04" calcext:value-type="float">
            <text:p>0.04</text:p>
          </table:table-cell>
          <table:table-cell table:formula="of:=DEGREES(ATAN2([.E140]; [.F140]))" office:value-type="float" office:value="180" calcext:value-type="float">
            <text:p>180.00</text:p>
          </table:table-cell>
          <table:table-cell table:style-name="ce9" table:formula="of:=SQRT([.V140])" office:value-type="float" office:value="11.6833381614915" calcext:value-type="float">
            <text:p>11.68</text:p>
          </table:table-cell>
          <table:table-cell table:style-name="ce8" table:formula="of:=DEGREES(ATAN( (-SIN (RADIANS ([.C140])) * COS(RADIANS([.B140]))) / (COS (RADIANS ([.C140])) * SIN(RADIANS([.B140]))) )) + [.D140]" office:value-type="float" office:value="0.291956702334595" calcext:value-type="float">
            <text:p>0.29</text:p>
          </table:table-cell>
          <table:table-cell table:style-name="ce11" table:formula="of:=SQRT([.W140]^2+[.X140]^2)" office:value-type="float" office:value="11.6433386825784" calcext:value-type="float">
            <text:p>11.64</text:p>
          </table:table-cell>
          <table:table-cell table:style-name="ce13" table:formula="of:=DEGREES(ATAN2([.W140];[.X140]))" office:value-type="float" office:value="0.292959697942154" calcext:value-type="float">
            <text:p>0.29</text:p>
          </table:table-cell>
          <table:table-cell office:value-type="float" office:value="11.6433386825784" calcext:value-type="float">
            <text:p>11.64</text:p>
          </table:table-cell>
          <table:table-cell office:value-type="float" office:value="0.292959697942153" calcext:value-type="float">
            <text:p>0.29</text:p>
          </table:table-cell>
          <table:table-cell/>
          <table:table-cell table:style-name="ce19" table:formula="of:=[.K140]*15" office:value-type="float" office:value="11.6833381614915" calcext:value-type="float">
            <text:p>11.68</text:p>
          </table:table-cell>
          <table:table-cell table:style-name="ce8" table:formula="of:=[.K140]^2*225" office:value-type="float" office:value="136.500390595764" calcext:value-type="float">
            <text:p>136.50</text:p>
          </table:table-cell>
          <table:table-cell table:style-name="ce8" table:formula="of:=[.L140]*COS(RADIANS([.M140]))+[.N140]*COS(RADIANS([.O140]))" office:value-type="float" office:value="11.6431864817269" calcext:value-type="float">
            <text:p>11.64</text:p>
          </table:table-cell>
          <table:table-cell table:style-name="ce8" table:formula="of:=[.L140]*SIN(RADIANS([.M140]))+[.N140]*SIN(RADIANS([.O140]))" office:value-type="float" office:value="0.0595334272359348" calcext:value-type="float">
            <text:p>0.06</text:p>
          </table:table-cell>
          <table:table-cell office:value-type="float" office:value="9.99493056709053" calcext:value-type="float">
            <text:p>9.9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2649" calcext:value-type="float">
            <text:p>152649</text:p>
          </table:table-cell>
          <table:table-cell table:style-name="Default" office:value-type="float" office:value="-37.4824935611425" calcext:value-type="float">
            <text:p>-37.4824935611</text:p>
          </table:table-cell>
          <table:table-cell table:style-name="Default" office:value-type="float" office:value="6.56378916738063" calcext:value-type="float">
            <text:p>6.5637891674</text:p>
          </table:table-cell>
          <table:table-cell table:style-name="Default" office:value-type="float" office:value="-8.30649870061786" calcext:value-type="float">
            <text:p>-8.306498700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709" calcext:value-type="float">
            <text:p>14.709</text:p>
          </table:table-cell>
          <table:table-cell/>
          <table:table-cell table:formula="of:=DEGREES(ACOS(COS(RADIANS([.B141]))*COS(RADIANS([.C141]))))" office:value-type="float" office:value="37.9695514620885" calcext:value-type="float">
            <text:p>37.97</text:p>
          </table:table-cell>
          <table:table-cell table:formula="of:=TAN((ACOS(COS(RADIANS([.B141]))*COS(RADIANS([.C141])))))" office:value-type="float" office:value="0.780430167341844" calcext:value-type="float">
            <text:p>0.7804</text:p>
          </table:table-cell>
          <table:table-cell table:formula="of:=SQRT([.E141]^2+[.F141]^2)" office:value-type="float" office:value="0.04" calcext:value-type="float">
            <text:p>0.04</text:p>
          </table:table-cell>
          <table:table-cell table:formula="of:=DEGREES(ATAN2([.E141]; [.F141]))" office:value-type="float" office:value="180" calcext:value-type="float">
            <text:p>180.00</text:p>
          </table:table-cell>
          <table:table-cell table:style-name="ce9" table:formula="of:=SQRT([.V141])" office:value-type="float" office:value="11.7064525101277" calcext:value-type="float">
            <text:p>11.71</text:p>
          </table:table-cell>
          <table:table-cell table:style-name="ce8" table:formula="of:=DEGREES(ATAN( (-SIN (RADIANS ([.C141])) * COS(RADIANS([.B141]))) / (COS (RADIANS ([.C141])) * SIN(RADIANS([.B141]))) )) + [.D141]" office:value-type="float" office:value="0.22699155265097" calcext:value-type="float">
            <text:p>0.23</text:p>
          </table:table-cell>
          <table:table-cell table:style-name="ce11" table:formula="of:=SQRT([.W141]^2+[.X141]^2)" office:value-type="float" office:value="11.6664528251128" calcext:value-type="float">
            <text:p>11.67</text:p>
          </table:table-cell>
          <table:table-cell table:style-name="ce13" table:formula="of:=DEGREES(ATAN2([.W141];[.X141]))" office:value-type="float" office:value="0.227769821632199" calcext:value-type="float">
            <text:p>0.23</text:p>
          </table:table-cell>
          <table:table-cell office:value-type="float" office:value="11.6664528251128" calcext:value-type="float">
            <text:p>11.67</text:p>
          </table:table-cell>
          <table:table-cell office:value-type="float" office:value="0.227769821632199" calcext:value-type="float">
            <text:p>0.23</text:p>
          </table:table-cell>
          <table:table-cell/>
          <table:table-cell table:style-name="ce19" table:formula="of:=[.K141]*15" office:value-type="float" office:value="11.7064525101277" calcext:value-type="float">
            <text:p>11.71</text:p>
          </table:table-cell>
          <table:table-cell table:style-name="ce8" table:formula="of:=[.K141]^2*225" office:value-type="float" office:value="137.041030371874" calcext:value-type="float">
            <text:p>137.04</text:p>
          </table:table-cell>
          <table:table-cell table:style-name="ce8" table:formula="of:=[.L141]*COS(RADIANS([.M141]))+[.N141]*COS(RADIANS([.O141]))" office:value-type="float" office:value="11.6663606411528" calcext:value-type="float">
            <text:p>11.67</text:p>
          </table:table-cell>
          <table:table-cell table:style-name="ce8" table:formula="of:=[.L141]*SIN(RADIANS([.M141]))+[.N141]*SIN(RADIANS([.O141]))" office:value-type="float" office:value="0.046377916536382" calcext:value-type="float">
            <text:p>0.05</text:p>
          </table:table-cell>
          <table:table-cell office:value-type="float" office:value="9.99493056709053" calcext:value-type="float">
            <text:p>9.9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2899" calcext:value-type="float">
            <text:p>152899</text:p>
          </table:table-cell>
          <table:table-cell table:style-name="Default" office:value-type="float" office:value="-37.4564295592698" calcext:value-type="float">
            <text:p>-37.4564295593</text:p>
          </table:table-cell>
          <table:table-cell table:style-name="Default" office:value-type="float" office:value="6.53429214167628" calcext:value-type="float">
            <text:p>6.5342921417</text:p>
          </table:table-cell>
          <table:table-cell table:style-name="Default" office:value-type="float" office:value="-8.30375211079787" calcext:value-type="float">
            <text:p>-8.3037521108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743" calcext:value-type="float">
            <text:p>14.743</text:p>
          </table:table-cell>
          <table:table-cell/>
          <table:table-cell table:formula="of:=DEGREES(ACOS(COS(RADIANS([.B142]))*COS(RADIANS([.C142]))))" office:value-type="float" office:value="37.9395981299415" calcext:value-type="float">
            <text:p>37.94</text:p>
          </table:table-cell>
          <table:table-cell table:formula="of:=TAN((ACOS(COS(RADIANS([.B142]))*COS(RADIANS([.C142])))))" office:value-type="float" office:value="0.779589313197481" calcext:value-type="float">
            <text:p>0.7796</text:p>
          </table:table-cell>
          <table:table-cell table:formula="of:=SQRT([.E142]^2+[.F142]^2)" office:value-type="float" office:value="0.03" calcext:value-type="float">
            <text:p>0.03</text:p>
          </table:table-cell>
          <table:table-cell table:formula="of:=DEGREES(ATAN2([.E142]; [.F142]))" office:value-type="float" office:value="180" calcext:value-type="float">
            <text:p>180.00</text:p>
          </table:table-cell>
          <table:table-cell table:style-name="ce9" table:formula="of:=SQRT([.V142])" office:value-type="float" office:value="11.6938396979622" calcext:value-type="float">
            <text:p>11.69</text:p>
          </table:table-cell>
          <table:table-cell table:style-name="ce8" table:formula="of:=DEGREES(ATAN( (-SIN (RADIANS ([.C142])) * COS(RADIANS([.B142]))) / (COS (RADIANS ([.C142])) * SIN(RADIANS([.B142]))) )) + [.D142]" office:value-type="float" office:value="0.199510745480533" calcext:value-type="float">
            <text:p>0.20</text:p>
          </table:table-cell>
          <table:table-cell table:style-name="ce11" table:formula="of:=SQRT([.W142]^2+[.X142]^2)" office:value-type="float" office:value="11.6638398803072" calcext:value-type="float">
            <text:p>11.66</text:p>
          </table:table-cell>
          <table:table-cell table:style-name="ce13" table:formula="of:=DEGREES(ATAN2([.W142];[.X142]))" office:value-type="float" office:value="0.200023896409423" calcext:value-type="float">
            <text:p>0.20</text:p>
          </table:table-cell>
          <table:table-cell office:value-type="float" office:value="11.6638398803072" calcext:value-type="float">
            <text:p>11.66</text:p>
          </table:table-cell>
          <table:table-cell office:value-type="float" office:value="0.200023896409423" calcext:value-type="float">
            <text:p>0.20</text:p>
          </table:table-cell>
          <table:table-cell/>
          <table:table-cell table:style-name="ce19" table:formula="of:=[.K142]*15" office:value-type="float" office:value="11.6938396979622" calcext:value-type="float">
            <text:p>11.69</text:p>
          </table:table-cell>
          <table:table-cell table:style-name="ce8" table:formula="of:=[.K142]^2*225" office:value-type="float" office:value="136.745886881637" calcext:value-type="float">
            <text:p>136.75</text:p>
          </table:table-cell>
          <table:table-cell table:style-name="ce8" table:formula="of:=[.L142]*COS(RADIANS([.M142]))+[.N142]*COS(RADIANS([.O142]))" office:value-type="float" office:value="11.6637688032213" calcext:value-type="float">
            <text:p>11.66</text:p>
          </table:table-cell>
          <table:table-cell table:style-name="ce8" table:formula="of:=[.L142]*SIN(RADIANS([.M142]))+[.N142]*SIN(RADIANS([.O142]))" office:value-type="float" office:value="0.0407192638051373" calcext:value-type="float">
            <text:p>0.04</text:p>
          </table:table-cell>
          <table:table-cell office:value-type="float" office:value="9.930994569831" calcext:value-type="float">
            <text:p>9.93</text:p>
          </table:table-cell>
          <table:table-cell table:number-columns-repeated="998"/>
        </table:table-row>
        <table:table-row table:style-name="ro1">
          <table:table-cell table:style-name="Default" office:value-type="float" office:value="153149" calcext:value-type="float">
            <text:p>153149</text:p>
          </table:table-cell>
          <table:table-cell table:style-name="Default" office:value-type="float" office:value="-37.3421195133204" calcext:value-type="float">
            <text:p>-37.3421195133</text:p>
          </table:table-cell>
          <table:table-cell table:style-name="Default" office:value-type="float" office:value="6.55048908151932" calcext:value-type="float">
            <text:p>6.5504890815</text:p>
          </table:table-cell>
          <table:table-cell table:style-name="Default" office:value-type="float" office:value="-8.29986658693378" calcext:value-type="float">
            <text:p>-8.2998665869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777" calcext:value-type="float">
            <text:p>14.777</text:p>
          </table:table-cell>
          <table:table-cell/>
          <table:table-cell table:formula="of:=DEGREES(ACOS(COS(RADIANS([.B143]))*COS(RADIANS([.C143]))))" office:value-type="float" office:value="37.8296604507729" calcext:value-type="float">
            <text:p>37.83</text:p>
          </table:table-cell>
          <table:table-cell table:formula="of:=TAN((ACOS(COS(RADIANS([.B143]))*COS(RADIANS([.C143])))))" office:value-type="float" office:value="0.776508989255644" calcext:value-type="float">
            <text:p>0.7765</text:p>
          </table:table-cell>
          <table:table-cell table:formula="of:=SQRT([.E143]^2+[.F143]^2)" office:value-type="float" office:value="0.03" calcext:value-type="float">
            <text:p>0.03</text:p>
          </table:table-cell>
          <table:table-cell table:formula="of:=DEGREES(ATAN2([.E143]; [.F143]))" office:value-type="float" office:value="180" calcext:value-type="float">
            <text:p>180.00</text:p>
          </table:table-cell>
          <table:table-cell table:style-name="ce9" table:formula="of:=SQRT([.V143])" office:value-type="float" office:value="11.6476348388347" calcext:value-type="float">
            <text:p>11.65</text:p>
          </table:table-cell>
          <table:table-cell table:style-name="ce8" table:formula="of:=DEGREES(ATAN( (-SIN (RADIANS ([.C143])) * COS(RADIANS([.B143]))) / (COS (RADIANS ([.C143])) * SIN(RADIANS([.B143]))) )) + [.D143]" office:value-type="float" office:value="0.259143711988351" calcext:value-type="float">
            <text:p>0.26</text:p>
          </table:table-cell>
          <table:table-cell table:style-name="ce11" table:formula="of:=SQRT([.W143]^2+[.X143]^2)" office:value-type="float" office:value="11.6176351464774" calcext:value-type="float">
            <text:p>11.62</text:p>
          </table:table-cell>
          <table:table-cell table:style-name="ce13" table:formula="of:=DEGREES(ATAN2([.W143];[.X143]))" office:value-type="float" office:value="0.259812891623937" calcext:value-type="float">
            <text:p>0.26</text:p>
          </table:table-cell>
          <table:table-cell office:value-type="float" office:value="11.6176351464774" calcext:value-type="float">
            <text:p>11.62</text:p>
          </table:table-cell>
          <table:table-cell office:value-type="float" office:value="0.259812891623939" calcext:value-type="float">
            <text:p>0.26</text:p>
          </table:table-cell>
          <table:table-cell/>
          <table:table-cell table:style-name="ce19" table:formula="of:=[.K143]*15" office:value-type="float" office:value="11.6476348388347" calcext:value-type="float">
            <text:p>11.65</text:p>
          </table:table-cell>
          <table:table-cell table:style-name="ce8" table:formula="of:=[.K143]^2*225" office:value-type="float" office:value="135.667397338835" calcext:value-type="float">
            <text:p>135.67</text:p>
          </table:table-cell>
          <table:table-cell table:style-name="ce8" table:formula="of:=[.L143]*COS(RADIANS([.M143]))+[.N143]*COS(RADIANS([.O143]))" office:value-type="float" office:value="11.6175157028122" calcext:value-type="float">
            <text:p>11.62</text:p>
          </table:table-cell>
          <table:table-cell table:style-name="ce8" table:formula="of:=[.L143]*SIN(RADIANS([.M143]))+[.N143]*SIN(RADIANS([.O143]))" office:value-type="float" office:value="0.052681036239453" calcext:value-type="float">
            <text:p>0.05</text:p>
          </table:table-cell>
          <table:table-cell office:value-type="float" office:value="9.930994569831" calcext:value-type="float">
            <text:p>9.93</text:p>
          </table:table-cell>
          <table:table-cell table:number-columns-repeated="998"/>
        </table:table-row>
        <table:table-row table:style-name="ro1">
          <table:table-cell table:style-name="Default" office:value-type="float" office:value="153399" calcext:value-type="float">
            <text:p>153399</text:p>
          </table:table-cell>
          <table:table-cell table:style-name="Default" office:value-type="float" office:value="-37.3891590261343" calcext:value-type="float">
            <text:p>-37.3891590261</text:p>
          </table:table-cell>
          <table:table-cell table:style-name="Default" office:value-type="float" office:value="6.56356761311943" calcext:value-type="float">
            <text:p>6.5635676131</text:p>
          </table:table-cell>
          <table:table-cell table:style-name="Default" office:value-type="float" office:value="-8.31759434292455" calcext:value-type="float">
            <text:p>-8.3175943429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813" calcext:value-type="float">
            <text:p>14.813</text:p>
          </table:table-cell>
          <table:table-cell/>
          <table:table-cell table:formula="of:=DEGREES(ACOS(COS(RADIANS([.B144]))*COS(RADIANS([.C144]))))" office:value-type="float" office:value="37.8778126259519" calcext:value-type="float">
            <text:p>37.88</text:p>
          </table:table-cell>
          <table:table-cell table:formula="of:=TAN((ACOS(COS(RADIANS([.B144]))*COS(RADIANS([.C144])))))" office:value-type="float" office:value="0.777857024528971" calcext:value-type="float">
            <text:p>0.7779</text:p>
          </table:table-cell>
          <table:table-cell table:formula="of:=SQRT([.E144]^2+[.F144]^2)" office:value-type="float" office:value="0.04" calcext:value-type="float">
            <text:p>0.04</text:p>
          </table:table-cell>
          <table:table-cell table:formula="of:=DEGREES(ATAN2([.E144]; [.F144]))" office:value-type="float" office:value="180" calcext:value-type="float">
            <text:p>180.00</text:p>
          </table:table-cell>
          <table:table-cell table:style-name="ce9" table:formula="of:=SQRT([.V144])" office:value-type="float" office:value="11.6678553679346" calcext:value-type="float">
            <text:p>11.67</text:p>
          </table:table-cell>
          <table:table-cell table:style-name="ce8" table:formula="of:=DEGREES(ATAN( (-SIN (RADIANS ([.C144])) * COS(RADIANS([.B144]))) / (COS (RADIANS ([.C144])) * SIN(RADIANS([.B144]))) )) + [.D144]" office:value-type="float" office:value="0.244030637368022" calcext:value-type="float">
            <text:p>0.24</text:p>
          </table:table-cell>
          <table:table-cell table:style-name="ce11" table:formula="of:=SQRT([.W144]^2+[.X144]^2)" office:value-type="float" office:value="11.6278557319872" calcext:value-type="float">
            <text:p>11.63</text:p>
          </table:table-cell>
          <table:table-cell table:style-name="ce13" table:formula="of:=DEGREES(ATAN2([.W144];[.X144]))" office:value-type="float" office:value="0.244870103922151" calcext:value-type="float">
            <text:p>0.24</text:p>
          </table:table-cell>
          <table:table-cell office:value-type="float" office:value="11.6278557319872" calcext:value-type="float">
            <text:p>11.63</text:p>
          </table:table-cell>
          <table:table-cell office:value-type="float" office:value="0.244870103922151" calcext:value-type="float">
            <text:p>0.24</text:p>
          </table:table-cell>
          <table:table-cell/>
          <table:table-cell table:style-name="ce19" table:formula="of:=[.K144]*15" office:value-type="float" office:value="11.6678553679346" calcext:value-type="float">
            <text:p>11.67</text:p>
          </table:table-cell>
          <table:table-cell table:style-name="ce8" table:formula="of:=[.K144]^2*225" office:value-type="float" office:value="136.13884888704" calcext:value-type="float">
            <text:p>136.14</text:p>
          </table:table-cell>
          <table:table-cell table:style-name="ce8" table:formula="of:=[.L144]*COS(RADIANS([.M144]))+[.N144]*COS(RADIANS([.O144]))" office:value-type="float" office:value="11.6277495391451" calcext:value-type="float">
            <text:p>11.63</text:p>
          </table:table-cell>
          <table:table-cell table:style-name="ce8" table:formula="of:=[.L144]*SIN(RADIANS([.M144]))+[.N144]*SIN(RADIANS([.O144]))" office:value-type="float" office:value="0.0496948570707666" calcext:value-type="float">
            <text:p>0.05</text:p>
          </table:table-cell>
          <table:table-cell office:value-type="float" office:value="9.88558294498584" calcext:value-type="float">
            <text:p>9.8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3650" calcext:value-type="float">
            <text:p>153650</text:p>
          </table:table-cell>
          <table:table-cell table:style-name="Default" office:value-type="float" office:value="-37.493780448746" calcext:value-type="float">
            <text:p>-37.4937804487</text:p>
          </table:table-cell>
          <table:table-cell table:style-name="Default" office:value-type="float" office:value="6.58903440032664" calcext:value-type="float">
            <text:p>6.5890344003</text:p>
          </table:table-cell>
          <table:table-cell table:style-name="Default" office:value-type="float" office:value="-8.33053328253349" calcext:value-type="float">
            <text:p>-8.3305332825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848" calcext:value-type="float">
            <text:p>14.848</text:p>
          </table:table-cell>
          <table:table-cell/>
          <table:table-cell table:formula="of:=DEGREES(ACOS(COS(RADIANS([.B145]))*COS(RADIANS([.C145]))))" office:value-type="float" office:value="37.9843694167954" calcext:value-type="float">
            <text:p>37.98</text:p>
          </table:table-cell>
          <table:table-cell table:formula="of:=TAN((ACOS(COS(RADIANS([.B145]))*COS(RADIANS([.C145])))))" office:value-type="float" office:value="0.780846392742169" calcext:value-type="float">
            <text:p>0.7808</text:p>
          </table:table-cell>
          <table:table-cell table:formula="of:=SQRT([.E145]^2+[.F145]^2)" office:value-type="float" office:value="0.04" calcext:value-type="float">
            <text:p>0.04</text:p>
          </table:table-cell>
          <table:table-cell table:formula="of:=DEGREES(ATAN2([.E145]; [.F145]))" office:value-type="float" office:value="180" calcext:value-type="float">
            <text:p>180.00</text:p>
          </table:table-cell>
          <table:table-cell table:style-name="ce9" table:formula="of:=SQRT([.V145])" office:value-type="float" office:value="11.7126958911325" calcext:value-type="float">
            <text:p>11.71</text:p>
          </table:table-cell>
          <table:table-cell table:style-name="ce8" table:formula="of:=DEGREES(ATAN( (-SIN (RADIANS ([.C145])) * COS(RADIANS([.B145]))) / (COS (RADIANS ([.C145])) * SIN(RADIANS([.B145]))) )) + [.D145]" office:value-type="float" office:value="0.232136401640023" calcext:value-type="float">
            <text:p>0.23</text:p>
          </table:table-cell>
          <table:table-cell table:style-name="ce11" table:formula="of:=SQRT([.W145]^2+[.X145]^2)" office:value-type="float" office:value="11.6726962205574" calcext:value-type="float">
            <text:p>11.67</text:p>
          </table:table-cell>
          <table:table-cell table:style-name="ce13" table:formula="of:=DEGREES(ATAN2([.W145];[.X145]))" office:value-type="float" office:value="0.232931884576184" calcext:value-type="float">
            <text:p>0.23</text:p>
          </table:table-cell>
          <table:table-cell office:value-type="float" office:value="11.6726962205574" calcext:value-type="float">
            <text:p>11.67</text:p>
          </table:table-cell>
          <table:table-cell office:value-type="float" office:value="0.232931884576184" calcext:value-type="float">
            <text:p>0.23</text:p>
          </table:table-cell>
          <table:table-cell/>
          <table:table-cell table:style-name="ce19" table:formula="of:=[.K145]*15" office:value-type="float" office:value="11.7126958911325" calcext:value-type="float">
            <text:p>11.71</text:p>
          </table:table-cell>
          <table:table-cell table:style-name="ce8" table:formula="of:=[.K145]^2*225" office:value-type="float" office:value="137.187245038153" calcext:value-type="float">
            <text:p>137.19</text:p>
          </table:table-cell>
          <table:table-cell table:style-name="ce8" table:formula="of:=[.L145]*COS(RADIANS([.M145]))+[.N145]*COS(RADIANS([.O145]))" office:value-type="float" office:value="11.6725997592363" calcext:value-type="float">
            <text:p>11.67</text:p>
          </table:table-cell>
          <table:table-cell table:style-name="ce8" table:formula="of:=[.L145]*SIN(RADIANS([.M145]))+[.N145]*SIN(RADIANS([.O145]))" office:value-type="float" office:value="0.0474543790520501" calcext:value-type="float">
            <text:p>0.05</text:p>
          </table:table-cell>
          <table:table-cell office:value-type="float" office:value="9.88558294498584" calcext:value-type="float">
            <text:p>9.8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3900" calcext:value-type="float">
            <text:p>153900</text:p>
          </table:table-cell>
          <table:table-cell table:style-name="Default" office:value-type="float" office:value="-37.4328619915386" calcext:value-type="float">
            <text:p>-37.4328619915</text:p>
          </table:table-cell>
          <table:table-cell table:style-name="Default" office:value-type="float" office:value="6.6157387324341" calcext:value-type="float">
            <text:p>6.6157387324</text:p>
          </table:table-cell>
          <table:table-cell table:style-name="Default" office:value-type="float" office:value="-8.30917442722522" calcext:value-type="float">
            <text:p>-8.3091744272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884" calcext:value-type="float">
            <text:p>14.884</text:p>
          </table:table-cell>
          <table:table-cell/>
          <table:table-cell table:formula="of:=DEGREES(ACOS(COS(RADIANS([.B146]))*COS(RADIANS([.C146]))))" office:value-type="float" office:value="37.9284872662901" calcext:value-type="float">
            <text:p>37.93</text:p>
          </table:table-cell>
          <table:table-cell table:formula="of:=TAN((ACOS(COS(RADIANS([.B146]))*COS(RADIANS([.C146])))))" office:value-type="float" office:value="0.779277581744591" calcext:value-type="float">
            <text:p>0.7793</text:p>
          </table:table-cell>
          <table:table-cell table:formula="of:=SQRT([.E146]^2+[.F146]^2)" office:value-type="float" office:value="0.04" calcext:value-type="float">
            <text:p>0.04</text:p>
          </table:table-cell>
          <table:table-cell table:formula="of:=DEGREES(ATAN2([.E146]; [.F146]))" office:value-type="float" office:value="180" calcext:value-type="float">
            <text:p>180.00</text:p>
          </table:table-cell>
          <table:table-cell table:style-name="ce9" table:formula="of:=SQRT([.V146])" office:value-type="float" office:value="11.6891637261689" calcext:value-type="float">
            <text:p>11.69</text:p>
          </table:table-cell>
          <table:table-cell table:style-name="ce8" table:formula="of:=DEGREES(ATAN( (-SIN (RADIANS ([.C146])) * COS(RADIANS([.B146]))) / (COS (RADIANS ([.C146])) * SIN(RADIANS([.B146]))) )) + [.D146]" office:value-type="float" office:value="0.306655668911494" calcext:value-type="float">
            <text:p>0.31</text:p>
          </table:table-cell>
          <table:table-cell table:style-name="ce11" table:formula="of:=SQRT([.W146]^2+[.X146]^2)" office:value-type="float" office:value="11.6491643010451" calcext:value-type="float">
            <text:p>11.65</text:p>
          </table:table-cell>
          <table:table-cell table:style-name="ce13" table:formula="of:=DEGREES(ATAN2([.W146];[.X146]))" office:value-type="float" office:value="0.307708634418561" calcext:value-type="float">
            <text:p>0.31</text:p>
          </table:table-cell>
          <table:table-cell office:value-type="float" office:value="11.6491643010451" calcext:value-type="float">
            <text:p>11.65</text:p>
          </table:table-cell>
          <table:table-cell office:value-type="float" office:value="0.30770863441856" calcext:value-type="float">
            <text:p>0.31</text:p>
          </table:table-cell>
          <table:table-cell/>
          <table:table-cell table:style-name="ce19" table:formula="of:=[.K146]*15" office:value-type="float" office:value="11.6891637261689" calcext:value-type="float">
            <text:p>11.69</text:p>
          </table:table-cell>
          <table:table-cell table:style-name="ce8" table:formula="of:=[.K146]^2*225" office:value-type="float" office:value="136.636548617182" calcext:value-type="float">
            <text:p>136.64</text:p>
          </table:table-cell>
          <table:table-cell table:style-name="ce8" table:formula="of:=[.L146]*COS(RADIANS([.M146]))+[.N146]*COS(RADIANS([.O146]))" office:value-type="float" office:value="11.6489963054742" calcext:value-type="float">
            <text:p>11.65</text:p>
          </table:table-cell>
          <table:table-cell table:style-name="ce8" table:formula="of:=[.L146]*SIN(RADIANS([.M146]))+[.N146]*SIN(RADIANS([.O146]))" office:value-type="float" office:value="0.0625618717191514" calcext:value-type="float">
            <text:p>0.06</text:p>
          </table:table-cell>
          <table:table-cell office:value-type="float" office:value="9.87895948524075" calcext:value-type="float">
            <text:p>9.88</text:p>
          </table:table-cell>
          <table:table-cell table:number-columns-repeated="998"/>
        </table:table-row>
        <table:table-row table:style-name="ro1">
          <table:table-cell table:style-name="Default" office:value-type="float" office:value="154149" calcext:value-type="float">
            <text:p>154149</text:p>
          </table:table-cell>
          <table:table-cell table:style-name="Default" office:value-type="float" office:value="-37.3978675173261" calcext:value-type="float">
            <text:p>-37.3978675173</text:p>
          </table:table-cell>
          <table:table-cell table:style-name="Default" office:value-type="float" office:value="6.64686817335008" calcext:value-type="float">
            <text:p>6.6468681734</text:p>
          </table:table-cell>
          <table:table-cell table:style-name="Default" office:value-type="float" office:value="-8.29487286487686" calcext:value-type="float">
            <text:p>-8.2948728649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92" calcext:value-type="float">
            <text:p>14.92</text:p>
          </table:table-cell>
          <table:table-cell/>
          <table:table-cell table:formula="of:=DEGREES(ACOS(COS(RADIANS([.B147]))*COS(RADIANS([.C147]))))" office:value-type="float" office:value="37.8987629109736" calcext:value-type="float">
            <text:p>37.90</text:p>
          </table:table-cell>
          <table:table-cell table:formula="of:=TAN((ACOS(COS(RADIANS([.B147]))*COS(RADIANS([.C147])))))" office:value-type="float" office:value="0.778444084617346" calcext:value-type="float">
            <text:p>0.7784</text:p>
          </table:table-cell>
          <table:table-cell table:formula="of:=SQRT([.E147]^2+[.F147]^2)" office:value-type="float" office:value="0.04" calcext:value-type="float">
            <text:p>0.04</text:p>
          </table:table-cell>
          <table:table-cell table:formula="of:=DEGREES(ATAN2([.E147]; [.F147]))" office:value-type="float" office:value="180" calcext:value-type="float">
            <text:p>180.00</text:p>
          </table:table-cell>
          <table:table-cell table:style-name="ce9" table:formula="of:=SQRT([.V147])" office:value-type="float" office:value="11.6766612692602" calcext:value-type="float">
            <text:p>11.68</text:p>
          </table:table-cell>
          <table:table-cell table:style-name="ce8" table:formula="of:=DEGREES(ATAN( (-SIN (RADIANS ([.C147])) * COS(RADIANS([.B147]))) / (COS (RADIANS ([.C147])) * SIN(RADIANS([.B147]))) )) + [.D147]" office:value-type="float" office:value="0.372040901919371" calcext:value-type="float">
            <text:p>0.37</text:p>
          </table:table-cell>
          <table:table-cell table:style-name="ce11" table:formula="of:=SQRT([.W147]^2+[.X147]^2)" office:value-type="float" office:value="11.6366621154248" calcext:value-type="float">
            <text:p>11.64</text:p>
          </table:table-cell>
          <table:table-cell table:style-name="ce13" table:formula="of:=DEGREES(ATAN2([.W147];[.X147]))" office:value-type="float" office:value="0.373319750729603" calcext:value-type="float">
            <text:p>0.37</text:p>
          </table:table-cell>
          <table:table-cell office:value-type="float" office:value="11.6366621154248" calcext:value-type="float">
            <text:p>11.64</text:p>
          </table:table-cell>
          <table:table-cell office:value-type="float" office:value="0.373319750729603" calcext:value-type="float">
            <text:p>0.37</text:p>
          </table:table-cell>
          <table:table-cell/>
          <table:table-cell table:style-name="ce19" table:formula="of:=[.K147]*15" office:value-type="float" office:value="11.6766612692602" calcext:value-type="float">
            <text:p>11.68</text:p>
          </table:table-cell>
          <table:table-cell table:style-name="ce8" table:formula="of:=[.K147]^2*225" office:value-type="float" office:value="136.344418397041" calcext:value-type="float">
            <text:p>136.34</text:p>
          </table:table-cell>
          <table:table-cell table:style-name="ce8" table:formula="of:=[.L147]*COS(RADIANS([.M147]))+[.N147]*COS(RADIANS([.O147]))" office:value-type="float" office:value="11.6364151059788" calcext:value-type="float">
            <text:p>11.64</text:p>
          </table:table-cell>
          <table:table-cell table:style-name="ce8" table:formula="of:=[.L147]*SIN(RADIANS([.M147]))+[.N147]*SIN(RADIANS([.O147]))" office:value-type="float" office:value="0.075819983588576" calcext:value-type="float">
            <text:p>0.08</text:p>
          </table:table-cell>
          <table:table-cell office:value-type="float" office:value="9.87895948524075" calcext:value-type="float">
            <text:p>9.88</text:p>
          </table:table-cell>
          <table:table-cell table:number-columns-repeated="998"/>
        </table:table-row>
        <table:table-row table:style-name="ro1">
          <table:table-cell table:style-name="Default" office:value-type="float" office:value="154399" calcext:value-type="float">
            <text:p>154399</text:p>
          </table:table-cell>
          <table:table-cell table:style-name="Default" office:value-type="float" office:value="-37.448182105847" calcext:value-type="float">
            <text:p>-37.4481821058</text:p>
          </table:table-cell>
          <table:table-cell table:style-name="Default" office:value-type="float" office:value="6.61136783825211" calcext:value-type="float">
            <text:p>6.6113678383</text:p>
          </table:table-cell>
          <table:table-cell table:style-name="Default" office:value-type="float" office:value="-8.29658211971665" calcext:value-type="float">
            <text:p>-8.2965821197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955" calcext:value-type="float">
            <text:p>14.955</text:p>
          </table:table-cell>
          <table:table-cell/>
          <table:table-cell table:formula="of:=DEGREES(ACOS(COS(RADIANS([.B148]))*COS(RADIANS([.C148]))))" office:value-type="float" office:value="37.9428859918813" calcext:value-type="float">
            <text:p>37.94</text:p>
          </table:table-cell>
          <table:table-cell table:formula="of:=TAN((ACOS(COS(RADIANS([.B148]))*COS(RADIANS([.C148])))))" office:value-type="float" office:value="0.77968157702213" calcext:value-type="float">
            <text:p>0.7797</text:p>
          </table:table-cell>
          <table:table-cell table:formula="of:=SQRT([.E148]^2+[.F148]^2)" office:value-type="float" office:value="0.07" calcext:value-type="float">
            <text:p>0.07</text:p>
          </table:table-cell>
          <table:table-cell table:formula="of:=DEGREES(ATAN2([.E148]; [.F148]))" office:value-type="float" office:value="180" calcext:value-type="float">
            <text:p>180.00</text:p>
          </table:table-cell>
          <table:table-cell table:style-name="ce9" table:formula="of:=SQRT([.V148])" office:value-type="float" office:value="11.695223655332" calcext:value-type="float">
            <text:p>11.70</text:p>
          </table:table-cell>
          <table:table-cell table:style-name="ce8" table:formula="of:=DEGREES(ATAN( (-SIN (RADIANS ([.C148])) * COS(RADIANS([.B148]))) / (COS (RADIANS ([.C148])) * SIN(RADIANS([.B148]))) )) + [.D148]" office:value-type="float" office:value="0.308894048493947" calcext:value-type="float">
            <text:p>0.31</text:p>
          </table:table-cell>
          <table:table-cell table:style-name="ce11" table:formula="of:=SQRT([.W148]^2+[.X148]^2)" office:value-type="float" office:value="11.6252246787381" calcext:value-type="float">
            <text:p>11.63</text:p>
          </table:table-cell>
          <table:table-cell table:style-name="ce13" table:formula="of:=DEGREES(ATAN2([.W148];[.X148]))" office:value-type="float" office:value="0.310754010709889" calcext:value-type="float">
            <text:p>0.31</text:p>
          </table:table-cell>
          <table:table-cell office:value-type="float" office:value="11.6252246787381" calcext:value-type="float">
            <text:p>11.63</text:p>
          </table:table-cell>
          <table:table-cell office:value-type="float" office:value="0.310754010709889" calcext:value-type="float">
            <text:p>0.31</text:p>
          </table:table-cell>
          <table:table-cell/>
          <table:table-cell table:style-name="ce19" table:formula="of:=[.K148]*15" office:value-type="float" office:value="11.695223655332" calcext:value-type="float">
            <text:p>11.70</text:p>
          </table:table-cell>
          <table:table-cell table:style-name="ce8" table:formula="of:=[.K148]^2*225" office:value-type="float" office:value="136.778256348236" calcext:value-type="float">
            <text:p>136.78</text:p>
          </table:table-cell>
          <table:table-cell table:style-name="ce8" table:formula="of:=[.L148]*COS(RADIANS([.M148]))+[.N148]*COS(RADIANS([.O148]))" office:value-type="float" office:value="11.6250536935403" calcext:value-type="float">
            <text:p>11.63</text:p>
          </table:table-cell>
          <table:table-cell table:style-name="ce8" table:formula="of:=[.L148]*SIN(RADIANS([.M148]))+[.N148]*SIN(RADIANS([.O148]))" office:value-type="float" office:value="0.0630511970263687" calcext:value-type="float">
            <text:p>0.06</text:p>
          </table:table-cell>
          <table:table-cell office:value-type="float" office:value="9.82263635126393" calcext:value-type="float">
            <text:p>9.82</text:p>
          </table:table-cell>
          <table:table-cell table:number-columns-repeated="998"/>
        </table:table-row>
        <table:table-row table:style-name="ro1">
          <table:table-cell table:style-name="Default" office:value-type="float" office:value="154649" calcext:value-type="float">
            <text:p>154649</text:p>
          </table:table-cell>
          <table:table-cell table:style-name="Default" office:value-type="float" office:value="-38.0763238679618" calcext:value-type="float">
            <text:p>-38.076323868</text:p>
          </table:table-cell>
          <table:table-cell table:style-name="Default" office:value-type="float" office:value="6.74241910474397" calcext:value-type="float">
            <text:p>6.7424191047</text:p>
          </table:table-cell>
          <table:table-cell table:style-name="Default" office:value-type="float" office:value="-8.36788417200971" calcext:value-type="float">
            <text:p>-8.367884172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4.99" calcext:value-type="float">
            <text:p>14.99</text:p>
          </table:table-cell>
          <table:table-cell/>
          <table:table-cell table:formula="of:=DEGREES(ACOS(COS(RADIANS([.B149]))*COS(RADIANS([.C149]))))" office:value-type="float" office:value="38.5793086349361" calcext:value-type="float">
            <text:p>38.58</text:p>
          </table:table-cell>
          <table:table-cell table:formula="of:=TAN((ACOS(COS(RADIANS([.B149]))*COS(RADIANS([.C149])))))" office:value-type="float" office:value="0.797698412661801" calcext:value-type="float">
            <text:p>0.7977</text:p>
          </table:table-cell>
          <table:table-cell table:formula="of:=SQRT([.E149]^2+[.F149]^2)" office:value-type="float" office:value="0.14" calcext:value-type="float">
            <text:p>0.14</text:p>
          </table:table-cell>
          <table:table-cell table:formula="of:=DEGREES(ATAN2([.E149]; [.F149]))" office:value-type="float" office:value="180" calcext:value-type="float">
            <text:p>180.00</text:p>
          </table:table-cell>
          <table:table-cell table:style-name="ce9" table:formula="of:=SQRT([.V149])" office:value-type="float" office:value="11.965476189927" calcext:value-type="float">
            <text:p>11.97</text:p>
          </table:table-cell>
          <table:table-cell table:style-name="ce8" table:formula="of:=DEGREES(ATAN( (-SIN (RADIANS ([.C149])) * COS(RADIANS([.B149]))) / (COS (RADIANS ([.C149])) * SIN(RADIANS([.B149]))) )) + [.D149]" office:value-type="float" office:value="0.213562485551964" calcext:value-type="float">
            <text:p>0.21</text:p>
          </table:table-cell>
          <table:table-cell table:style-name="ce11" table:formula="of:=SQRT([.W149]^2+[.X149]^2)" office:value-type="float" office:value="11.8254771739688" calcext:value-type="float">
            <text:p>11.83</text:p>
          </table:table-cell>
          <table:table-cell table:style-name="ce13" table:formula="of:=DEGREES(ATAN2([.W149];[.X149]))" office:value-type="float" office:value="0.216090813019453" calcext:value-type="float">
            <text:p>0.22</text:p>
          </table:table-cell>
          <table:table-cell office:value-type="float" office:value="11.8254771739688" calcext:value-type="float">
            <text:p>11.83</text:p>
          </table:table-cell>
          <table:table-cell office:value-type="float" office:value="0.216090813019453" calcext:value-type="float">
            <text:p>0.22</text:p>
          </table:table-cell>
          <table:table-cell/>
          <table:table-cell table:style-name="ce19" table:formula="of:=[.K149]*15" office:value-type="float" office:value="11.965476189927" calcext:value-type="float">
            <text:p>11.97</text:p>
          </table:table-cell>
          <table:table-cell table:style-name="ce8" table:formula="of:=[.K149]^2*225" office:value-type="float" office:value="143.17262045171" calcext:value-type="float">
            <text:p>143.17</text:p>
          </table:table-cell>
          <table:table-cell table:style-name="ce8" table:formula="of:=[.L149]*COS(RADIANS([.M149]))+[.N149]*COS(RADIANS([.O149]))" office:value-type="float" office:value="11.8253930701906" calcext:value-type="float">
            <text:p>11.83</text:p>
          </table:table-cell>
          <table:table-cell table:style-name="ce8" table:formula="of:=[.L149]*SIN(RADIANS([.M149]))+[.N149]*SIN(RADIANS([.O149]))" office:value-type="float" office:value="0.0445996361435596" calcext:value-type="float">
            <text:p>0.04</text:p>
          </table:table-cell>
          <table:table-cell office:value-type="float" office:value="9.82263635126393" calcext:value-type="float">
            <text:p>9.82</text:p>
          </table:table-cell>
          <table:table-cell table:number-columns-repeated="998"/>
        </table:table-row>
        <table:table-row table:style-name="ro1">
          <table:table-cell table:style-name="Default" office:value-type="float" office:value="154899" calcext:value-type="float">
            <text:p>154899</text:p>
          </table:table-cell>
          <table:table-cell table:style-name="Default" office:value-type="float" office:value="-38.7377696324696" calcext:value-type="float">
            <text:p>-38.7377696325</text:p>
          </table:table-cell>
          <table:table-cell table:style-name="Default" office:value-type="float" office:value="6.90520897964841" calcext:value-type="float">
            <text:p>6.9052089796</text:p>
          </table:table-cell>
          <table:table-cell table:style-name="Default" office:value-type="float" office:value="-8.38306085234548" calcext:value-type="float">
            <text:p>-8.3830608523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024" calcext:value-type="float">
            <text:p>15.024</text:p>
          </table:table-cell>
          <table:table-cell/>
          <table:table-cell table:formula="of:=DEGREES(ACOS(COS(RADIANS([.B150]))*COS(RADIANS([.C150]))))" office:value-type="float" office:value="39.2529426294174" calcext:value-type="float">
            <text:p>39.25</text:p>
          </table:table-cell>
          <table:table-cell table:formula="of:=TAN((ACOS(COS(RADIANS([.B150]))*COS(RADIANS([.C150])))))" office:value-type="float" office:value="0.817119916209455" calcext:value-type="float">
            <text:p>0.8171</text:p>
          </table:table-cell>
          <table:table-cell table:formula="of:=SQRT([.E150]^2+[.F150]^2)" office:value-type="float" office:value="0.13" calcext:value-type="float">
            <text:p>0.13</text:p>
          </table:table-cell>
          <table:table-cell table:formula="of:=DEGREES(ATAN2([.E150]; [.F150]))" office:value-type="float" office:value="180" calcext:value-type="float">
            <text:p>180.00</text:p>
          </table:table-cell>
          <table:table-cell table:style-name="ce9" table:formula="of:=SQRT([.V150])" office:value-type="float" office:value="12.2567987431418" calcext:value-type="float">
            <text:p>12.26</text:p>
          </table:table-cell>
          <table:table-cell table:style-name="ce8" table:formula="of:=DEGREES(ATAN( (-SIN (RADIANS ([.C150])) * COS(RADIANS([.B150]))) / (COS (RADIANS ([.C150])) * SIN(RADIANS([.B150]))) )) + [.D150]" office:value-type="float" office:value="0.201512090042559" calcext:value-type="float">
            <text:p>0.20</text:p>
          </table:table-cell>
          <table:table-cell table:style-name="ce11" table:formula="of:=SQRT([.W150]^2+[.X150]^2)" office:value-type="float" office:value="12.1267995557866" calcext:value-type="float">
            <text:p>12.13</text:p>
          </table:table-cell>
          <table:table-cell table:style-name="ce13" table:formula="of:=DEGREES(ATAN2([.W150];[.X150]))" office:value-type="float" office:value="0.203672306972364" calcext:value-type="float">
            <text:p>0.20</text:p>
          </table:table-cell>
          <table:table-cell office:value-type="float" office:value="12.1267995557866" calcext:value-type="float">
            <text:p>12.13</text:p>
          </table:table-cell>
          <table:table-cell office:value-type="float" office:value="0.203672306972364" calcext:value-type="float">
            <text:p>0.20</text:p>
          </table:table-cell>
          <table:table-cell/>
          <table:table-cell table:style-name="ce19" table:formula="of:=[.K150]*15" office:value-type="float" office:value="12.2567987431418" calcext:value-type="float">
            <text:p>12.26</text:p>
          </table:table-cell>
          <table:table-cell table:style-name="ce8" table:formula="of:=[.K150]^2*225" office:value-type="float" office:value="150.229115429883" calcext:value-type="float">
            <text:p>150.23</text:p>
          </table:table-cell>
          <table:table-cell table:style-name="ce8" table:formula="of:=[.L150]*COS(RADIANS([.M150]))+[.N150]*COS(RADIANS([.O150]))" office:value-type="float" office:value="12.1267229371452" calcext:value-type="float">
            <text:p>12.13</text:p>
          </table:table-cell>
          <table:table-cell table:style-name="ce8" table:formula="of:=[.L150]*SIN(RADIANS([.M150]))+[.N150]*SIN(RADIANS([.O150]))" office:value-type="float" office:value="0.0431076784539404" calcext:value-type="float">
            <text:p>0.04</text:p>
          </table:table-cell>
          <table:table-cell office:value-type="float" office:value="9.85104392251267" calcext:value-type="float">
            <text:p>9.85</text:p>
          </table:table-cell>
          <table:table-cell table:number-columns-repeated="998"/>
        </table:table-row>
        <table:table-row table:style-name="ro1">
          <table:table-cell table:style-name="Default" office:value-type="float" office:value="155149" calcext:value-type="float">
            <text:p>155149</text:p>
          </table:table-cell>
          <table:table-cell table:style-name="Default" office:value-type="float" office:value="-38.5198626922841" calcext:value-type="float">
            <text:p>-38.5198626923</text:p>
          </table:table-cell>
          <table:table-cell table:style-name="Default" office:value-type="float" office:value="6.81668673979728" calcext:value-type="float">
            <text:p>6.8166867398</text:p>
          </table:table-cell>
          <table:table-cell table:style-name="Default" office:value-type="float" office:value="-8.25641463098145" calcext:value-type="float">
            <text:p>-8.256414631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057" calcext:value-type="float">
            <text:p>15.057</text:p>
          </table:table-cell>
          <table:table-cell/>
          <table:table-cell table:formula="of:=DEGREES(ACOS(COS(RADIANS([.B151]))*COS(RADIANS([.C151]))))" office:value-type="float" office:value="39.0258859829726" calcext:value-type="float">
            <text:p>39.03</text:p>
          </table:table-cell>
          <table:table-cell table:formula="of:=TAN((ACOS(COS(RADIANS([.B151]))*COS(RADIANS([.C151])))))" office:value-type="float" office:value="0.810532367730099" calcext:value-type="float">
            <text:p>0.8105</text:p>
          </table:table-cell>
          <table:table-cell table:formula="of:=SQRT([.E151]^2+[.F151]^2)" office:value-type="float" office:value="0.05" calcext:value-type="float">
            <text:p>0.05</text:p>
          </table:table-cell>
          <table:table-cell table:formula="of:=DEGREES(ATAN2([.E151]; [.F151]))" office:value-type="float" office:value="180" calcext:value-type="float">
            <text:p>180.00</text:p>
          </table:table-cell>
          <table:table-cell table:style-name="ce9" table:formula="of:=SQRT([.V151])" office:value-type="float" office:value="12.1579855159515" calcext:value-type="float">
            <text:p>12.16</text:p>
          </table:table-cell>
          <table:table-cell table:style-name="ce8" table:formula="of:=DEGREES(ATAN( (-SIN (RADIANS ([.C151])) * COS(RADIANS([.B151]))) / (COS (RADIANS ([.C151])) * SIN(RADIANS([.B151]))) )) + [.D151]" office:value-type="float" office:value="0.284055294197605" calcext:value-type="float">
            <text:p>0.28</text:p>
          </table:table-cell>
          <table:table-cell table:style-name="ce11" table:formula="of:=SQRT([.W151]^2+[.X151]^2)" office:value-type="float" office:value="12.1079861329574" calcext:value-type="float">
            <text:p>12.11</text:p>
          </table:table-cell>
          <table:table-cell table:style-name="ce13" table:formula="of:=DEGREES(ATAN2([.W151];[.X151]))" office:value-type="float" office:value="0.28522829740176" calcext:value-type="float">
            <text:p>0.29</text:p>
          </table:table-cell>
          <table:table-cell office:value-type="float" office:value="12.1079861329574" calcext:value-type="float">
            <text:p>12.11</text:p>
          </table:table-cell>
          <table:table-cell office:value-type="float" office:value="0.28522829740176" calcext:value-type="float">
            <text:p>0.29</text:p>
          </table:table-cell>
          <table:table-cell/>
          <table:table-cell table:style-name="ce19" table:formula="of:=[.K151]*15" office:value-type="float" office:value="12.1579855159515" calcext:value-type="float">
            <text:p>12.16</text:p>
          </table:table-cell>
          <table:table-cell table:style-name="ce8" table:formula="of:=[.K151]^2*225" office:value-type="float" office:value="147.816611806086" calcext:value-type="float">
            <text:p>147.82</text:p>
          </table:table-cell>
          <table:table-cell table:style-name="ce8" table:formula="of:=[.L151]*COS(RADIANS([.M151]))+[.N151]*COS(RADIANS([.O151]))" office:value-type="float" office:value="12.1078361019669" calcext:value-type="float">
            <text:p>12.11</text:p>
          </table:table-cell>
          <table:table-cell table:style-name="ce8" table:formula="of:=[.L151]*SIN(RADIANS([.M151]))+[.N151]*SIN(RADIANS([.O151]))" office:value-type="float" office:value="0.0602753995956353" calcext:value-type="float">
            <text:p>0.06</text:p>
          </table:table-cell>
          <table:table-cell office:value-type="float" office:value="9.85104392251267" calcext:value-type="float">
            <text:p>9.85</text:p>
          </table:table-cell>
          <table:table-cell table:number-columns-repeated="998"/>
        </table:table-row>
        <table:table-row table:style-name="ro1">
          <table:table-cell table:style-name="Default" office:value-type="float" office:value="155399" calcext:value-type="float">
            <text:p>155399</text:p>
          </table:table-cell>
          <table:table-cell table:style-name="Default" office:value-type="float" office:value="-37.9406968016128" calcext:value-type="float">
            <text:p>-37.9406968016</text:p>
          </table:table-cell>
          <table:table-cell table:style-name="Default" office:value-type="float" office:value="6.61226387369386" calcext:value-type="float">
            <text:p>6.6122638737</text:p>
          </table:table-cell>
          <table:table-cell table:style-name="Default" office:value-type="float" office:value="-8.17911054995525" calcext:value-type="float">
            <text:p>-8.17911055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5.093" calcext:value-type="float">
            <text:p>15.093</text:p>
          </table:table-cell>
          <table:table-cell/>
          <table:table-cell table:formula="of:=DEGREES(ACOS(COS(RADIANS([.B152]))*COS(RADIANS([.C152]))))" office:value-type="float" office:value="38.4269143019308" calcext:value-type="float">
            <text:p>38.43</text:p>
          </table:table-cell>
          <table:table-cell table:formula="of:=TAN((ACOS(COS(RADIANS([.B152]))*COS(RADIANS([.C152])))))" office:value-type="float" office:value="0.793355353863782" calcext:value-type="float">
            <text:p>0.7934</text:p>
          </table:table-cell>
          <table:table-cell table:formula="of:=SQRT([.E152]^2+[.F152]^2)" office:value-type="float" office:value="0.03" calcext:value-type="float">
            <text:p>0.03</text:p>
          </table:table-cell>
          <table:table-cell table:formula="of:=DEGREES(ATAN2([.E152]; [.F152]))" office:value-type="float" office:value="180" calcext:value-type="float">
            <text:p>180.00</text:p>
          </table:table-cell>
          <table:table-cell table:style-name="ce9" table:formula="of:=SQRT([.V152])" office:value-type="float" office:value="11.9003303079567" calcext:value-type="float">
            <text:p>11.90</text:p>
          </table:table-cell>
          <table:table-cell table:style-name="ce8" table:formula="of:=DEGREES(ATAN( (-SIN (RADIANS ([.C152])) * COS(RADIANS([.B152]))) / (COS (RADIANS ([.C152])) * SIN(RADIANS([.B152]))) )) + [.D152]" office:value-type="float" office:value="0.278173634646654" calcext:value-type="float">
            <text:p>0.28</text:p>
          </table:table-cell>
          <table:table-cell table:style-name="ce11" table:formula="of:=SQRT([.W152]^2+[.X152]^2)" office:value-type="float" office:value="11.8703306624217" calcext:value-type="float">
            <text:p>11.87</text:p>
          </table:table-cell>
          <table:table-cell table:style-name="ce13" table:formula="of:=DEGREES(ATAN2([.W152];[.X152]))" office:value-type="float" office:value="0.278876662767114" calcext:value-type="float">
            <text:p>0.28</text:p>
          </table:table-cell>
          <table:table-cell office:value-type="float" office:value="11.8703306624217" calcext:value-type="float">
            <text:p>11.87</text:p>
          </table:table-cell>
          <table:table-cell office:value-type="float" office:value="0.278876662767112" calcext:value-type="float">
            <text:p>0.28</text:p>
          </table:table-cell>
          <table:table-cell/>
          <table:table-cell table:style-name="ce19" table:formula="of:=[.K152]*15" office:value-type="float" office:value="11.9003303079567" calcext:value-type="float">
            <text:p>11.90</text:p>
          </table:table-cell>
          <table:table-cell table:style-name="ce8" table:formula="of:=[.K152]^2*225" office:value-type="float" office:value="141.617861438473" calcext:value-type="float">
            <text:p>141.62</text:p>
          </table:table-cell>
          <table:table-cell table:style-name="ce8" table:formula="of:=[.L152]*COS(RADIANS([.M152]))+[.N152]*COS(RADIANS([.O152]))" office:value-type="float" office:value="11.8701900540935" calcext:value-type="float">
            <text:p>11.87</text:p>
          </table:table-cell>
          <table:table-cell table:style-name="ce8" table:formula="of:=[.L152]*SIN(RADIANS([.M152]))+[.N152]*SIN(RADIANS([.O152]))" office:value-type="float" office:value="0.0577764219006455" calcext:value-type="float">
            <text:p>0.06</text:p>
          </table:table-cell>
          <table:table-cell office:value-type="float" office:value="9.98867301385724" calcext:value-type="float">
            <text:p>9.9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5650" calcext:value-type="float">
            <text:p>155650</text:p>
          </table:table-cell>
          <table:table-cell table:style-name="Default" office:value-type="float" office:value="-38.0706513958561" calcext:value-type="float">
            <text:p>-38.0706513959</text:p>
          </table:table-cell>
          <table:table-cell table:style-name="Default" office:value-type="float" office:value="6.6661954742671" calcext:value-type="float">
            <text:p>6.6661954743</text:p>
          </table:table-cell>
          <table:table-cell table:style-name="Default" office:value-type="float" office:value="-8.27102013674788" calcext:value-type="float">
            <text:p>-8.2710201367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5.129" calcext:value-type="float">
            <text:p>15.129</text:p>
          </table:table-cell>
          <table:table-cell/>
          <table:table-cell table:formula="of:=DEGREES(ACOS(COS(RADIANS([.B153]))*COS(RADIANS([.C153]))))" office:value-type="float" office:value="38.5625007639628" calcext:value-type="float">
            <text:p>38.56</text:p>
          </table:table-cell>
          <table:table-cell table:formula="of:=TAN((ACOS(COS(RADIANS([.B153]))*COS(RADIANS([.C153])))))" office:value-type="float" office:value="0.797218505269143" calcext:value-type="float">
            <text:p>0.7972</text:p>
          </table:table-cell>
          <table:table-cell table:formula="of:=SQRT([.E153]^2+[.F153]^2)" office:value-type="float" office:value="0.05" calcext:value-type="float">
            <text:p>0.05</text:p>
          </table:table-cell>
          <table:table-cell table:formula="of:=DEGREES(ATAN2([.E153]; [.F153]))" office:value-type="float" office:value="180" calcext:value-type="float">
            <text:p>180.00</text:p>
          </table:table-cell>
          <table:table-cell table:style-name="ce9" table:formula="of:=SQRT([.V153])" office:value-type="float" office:value="11.9582775790371" calcext:value-type="float">
            <text:p>11.96</text:p>
          </table:table-cell>
          <table:table-cell table:style-name="ce8" table:formula="of:=DEGREES(ATAN( (-SIN (RADIANS ([.C153])) * COS(RADIANS([.B153]))) / (COS (RADIANS ([.C153])) * SIN(RADIANS([.B153]))) )) + [.D153]" office:value-type="float" office:value="0.215664926152979" calcext:value-type="float">
            <text:p>0.22</text:p>
          </table:table-cell>
          <table:table-cell table:style-name="ce11" table:formula="of:=SQRT([.W153]^2+[.X153]^2)" office:value-type="float" office:value="11.9082779347282" calcext:value-type="float">
            <text:p>11.91</text:p>
          </table:table-cell>
          <table:table-cell table:style-name="ce13" table:formula="of:=DEGREES(ATAN2([.W153];[.X153]))" office:value-type="float" office:value="0.21657044926086" calcext:value-type="float">
            <text:p>0.22</text:p>
          </table:table-cell>
          <table:table-cell office:value-type="float" office:value="11.9082779347282" calcext:value-type="float">
            <text:p>11.91</text:p>
          </table:table-cell>
          <table:table-cell office:value-type="float" office:value="0.21657044926086" calcext:value-type="float">
            <text:p>0.22</text:p>
          </table:table-cell>
          <table:table-cell/>
          <table:table-cell table:style-name="ce19" table:formula="of:=[.K153]*15" office:value-type="float" office:value="11.9582775790371" calcext:value-type="float">
            <text:p>11.96</text:p>
          </table:table-cell>
          <table:table-cell table:style-name="ce8" table:formula="of:=[.K153]^2*225" office:value-type="float" office:value="143.000402657302" calcext:value-type="float">
            <text:p>143.00</text:p>
          </table:table-cell>
          <table:table-cell table:style-name="ce8" table:formula="of:=[.L153]*COS(RADIANS([.M153]))+[.N153]*COS(RADIANS([.O153]))" office:value-type="float" office:value="11.9081928656788" calcext:value-type="float">
            <text:p>11.91</text:p>
          </table:table-cell>
          <table:table-cell table:style-name="ce8" table:formula="of:=[.L153]*SIN(RADIANS([.M153]))+[.N153]*SIN(RADIANS([.O153]))" office:value-type="float" office:value="0.0450116043976342" calcext:value-type="float">
            <text:p>0.05</text:p>
          </table:table-cell>
          <table:table-cell office:value-type="float" office:value="9.98867301385724" calcext:value-type="float">
            <text:p>9.9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5900" calcext:value-type="float">
            <text:p>155900</text:p>
          </table:table-cell>
          <table:table-cell table:style-name="Default" office:value-type="float" office:value="-38.3521473972144" calcext:value-type="float">
            <text:p>-38.3521473972</text:p>
          </table:table-cell>
          <table:table-cell table:style-name="Default" office:value-type="float" office:value="6.88486312677141" calcext:value-type="float">
            <text:p>6.8848631268</text:p>
          </table:table-cell>
          <table:table-cell table:style-name="Default" office:value-type="float" office:value="-8.36081321867145" calcext:value-type="float">
            <text:p>-8.3608132187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5.165" calcext:value-type="float">
            <text:p>15.165</text:p>
          </table:table-cell>
          <table:table-cell/>
          <table:table-cell table:formula="of:=DEGREES(ACOS(COS(RADIANS([.B154]))*COS(RADIANS([.C154]))))" office:value-type="float" office:value="38.8713513386761" calcext:value-type="float">
            <text:p>38.87</text:p>
          </table:table-cell>
          <table:table-cell table:formula="of:=TAN((ACOS(COS(RADIANS([.B154]))*COS(RADIANS([.C154])))))" office:value-type="float" office:value="0.806073047819554" calcext:value-type="float">
            <text:p>0.8061</text:p>
          </table:table-cell>
          <table:table-cell table:formula="of:=SQRT([.E154]^2+[.F154]^2)" office:value-type="float" office:value="0.05" calcext:value-type="float">
            <text:p>0.05</text:p>
          </table:table-cell>
          <table:table-cell table:formula="of:=DEGREES(ATAN2([.E154]; [.F154]))" office:value-type="float" office:value="180" calcext:value-type="float">
            <text:p>180.00</text:p>
          </table:table-cell>
          <table:table-cell table:style-name="ce9" table:formula="of:=SQRT([.V154])" office:value-type="float" office:value="12.0910957172933" calcext:value-type="float">
            <text:p>12.09</text:p>
          </table:table-cell>
          <table:table-cell table:style-name="ce8" table:formula="of:=DEGREES(ATAN( (-SIN (RADIANS ([.C154])) * COS(RADIANS([.B154]))) / (COS (RADIANS ([.C154])) * SIN(RADIANS([.B154]))) )) + [.D154]" office:value-type="float" office:value="0.315824873643818" calcext:value-type="float">
            <text:p>0.32</text:p>
          </table:table-cell>
          <table:table-cell table:style-name="ce11" table:formula="of:=SQRT([.W154]^2+[.X154]^2)" office:value-type="float" office:value="12.0410964800499" calcext:value-type="float">
            <text:p>12.04</text:p>
          </table:table-cell>
          <table:table-cell table:style-name="ce13" table:formula="of:=DEGREES(ATAN2([.W154];[.X154]))" office:value-type="float" office:value="0.317136312659571" calcext:value-type="float">
            <text:p>0.32</text:p>
          </table:table-cell>
          <table:table-cell office:value-type="float" office:value="12.0410964800499" calcext:value-type="float">
            <text:p>12.04</text:p>
          </table:table-cell>
          <table:table-cell office:value-type="float" office:value="0.317136312659571" calcext:value-type="float">
            <text:p>0.32</text:p>
          </table:table-cell>
          <table:table-cell/>
          <table:table-cell table:style-name="ce19" table:formula="of:=[.K154]*15" office:value-type="float" office:value="12.0910957172933" calcext:value-type="float">
            <text:p>12.09</text:p>
          </table:table-cell>
          <table:table-cell table:style-name="ce8" table:formula="of:=[.K154]^2*225" office:value-type="float" office:value="146.194595644749" calcext:value-type="float">
            <text:p>146.19</text:p>
          </table:table-cell>
          <table:table-cell table:style-name="ce8" table:formula="of:=[.L154]*COS(RADIANS([.M154]))+[.N154]*COS(RADIANS([.O154]))" office:value-type="float" office:value="12.0409120287961" calcext:value-type="float">
            <text:p>12.04</text:p>
          </table:table-cell>
          <table:table-cell table:style-name="ce8" table:formula="of:=[.L154]*SIN(RADIANS([.M154]))+[.N154]*SIN(RADIANS([.O154]))" office:value-type="float" office:value="0.0666480056954136" calcext:value-type="float">
            <text:p>0.07</text:p>
          </table:table-cell>
          <table:table-cell office:value-type="float" office:value="9.96999981251406" calcext:value-type="float">
            <text:p>9.97</text:p>
          </table:table-cell>
          <table:table-cell table:number-columns-repeated="998"/>
        </table:table-row>
        <table:table-row table:style-name="ro1">
          <table:table-cell table:style-name="Default" office:value-type="float" office:value="156150" calcext:value-type="float">
            <text:p>156150</text:p>
          </table:table-cell>
          <table:table-cell table:style-name="Default" office:value-type="float" office:value="-38.4418687621517" calcext:value-type="float">
            <text:p>-38.4418687622</text:p>
          </table:table-cell>
          <table:table-cell table:style-name="Default" office:value-type="float" office:value="6.9202272849728" calcext:value-type="float">
            <text:p>6.920227285</text:p>
          </table:table-cell>
          <table:table-cell table:style-name="Default" office:value-type="float" office:value="-8.37173383738066" calcext:value-type="float">
            <text:p>-8.371733837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5.201" calcext:value-type="float">
            <text:p>15.201</text:p>
          </table:table-cell>
          <table:table-cell/>
          <table:table-cell table:formula="of:=DEGREES(ACOS(COS(RADIANS([.B155]))*COS(RADIANS([.C155]))))" office:value-type="float" office:value="38.9647178015403" calcext:value-type="float">
            <text:p>38.96</text:p>
          </table:table-cell>
          <table:table-cell table:formula="of:=TAN((ACOS(COS(RADIANS([.B155]))*COS(RADIANS([.C155])))))" office:value-type="float" office:value="0.80876494595961" calcext:value-type="float">
            <text:p>0.8088</text:p>
          </table:table-cell>
          <table:table-cell table:formula="of:=SQRT([.E155]^2+[.F155]^2)" office:value-type="float" office:value="0.04" calcext:value-type="float">
            <text:p>0.04</text:p>
          </table:table-cell>
          <table:table-cell table:formula="of:=DEGREES(ATAN2([.E155]; [.F155]))" office:value-type="float" office:value="180" calcext:value-type="float">
            <text:p>180.00</text:p>
          </table:table-cell>
          <table:table-cell table:style-name="ce9" table:formula="of:=SQRT([.V155])" office:value-type="float" office:value="12.1314741893942" calcext:value-type="float">
            <text:p>12.13</text:p>
          </table:table-cell>
          <table:table-cell table:style-name="ce8" table:formula="of:=DEGREES(ATAN( (-SIN (RADIANS ([.C155])) * COS(RADIANS([.B155]))) / (COS (RADIANS ([.C155])) * SIN(RADIANS([.B155]))) )) + [.D155]" office:value-type="float" office:value="0.321635927122925" calcext:value-type="float">
            <text:p>0.32</text:p>
          </table:table-cell>
          <table:table-cell table:style-name="ce11" table:formula="of:=SQRT([.W155]^2+[.X155]^2)" office:value-type="float" office:value="12.0914748217289" calcext:value-type="float">
            <text:p>12.09</text:p>
          </table:table-cell>
          <table:table-cell table:style-name="ce13" table:formula="of:=DEGREES(ATAN2([.W155];[.X155]))" office:value-type="float" office:value="0.32269993045626" calcext:value-type="float">
            <text:p>0.32</text:p>
          </table:table-cell>
          <table:table-cell office:value-type="float" office:value="12.0914748217289" calcext:value-type="float">
            <text:p>12.09</text:p>
          </table:table-cell>
          <table:table-cell office:value-type="float" office:value="0.32269993045626" calcext:value-type="float">
            <text:p>0.32</text:p>
          </table:table-cell>
          <table:table-cell/>
          <table:table-cell table:style-name="ce19" table:formula="of:=[.K155]*15" office:value-type="float" office:value="12.1314741893942" calcext:value-type="float">
            <text:p>12.13</text:p>
          </table:table-cell>
          <table:table-cell table:style-name="ce8" table:formula="of:=[.K155]^2*225" office:value-type="float" office:value="147.172666007937" calcext:value-type="float">
            <text:p>147.17</text:p>
          </table:table-cell>
          <table:table-cell table:style-name="ce8" table:formula="of:=[.L155]*COS(RADIANS([.M155]))+[.N155]*COS(RADIANS([.O155]))" office:value-type="float" office:value="12.0912830429226" calcext:value-type="float">
            <text:p>12.09</text:p>
          </table:table-cell>
          <table:table-cell table:style-name="ce8" table:formula="of:=[.L155]*SIN(RADIANS([.M155]))+[.N155]*SIN(RADIANS([.O155]))" office:value-type="float" office:value="0.068100957666006" calcext:value-type="float">
            <text:p>0.07</text:p>
          </table:table-cell>
          <table:table-cell office:value-type="float" office:value="9.96999981251406" calcext:value-type="float">
            <text:p>9.97</text:p>
          </table:table-cell>
          <table:table-cell table:number-columns-repeated="998"/>
        </table:table-row>
        <table:table-row table:style-name="ro1">
          <table:table-cell table:style-name="Default" office:value-type="float" office:value="156399" calcext:value-type="float">
            <text:p>156399</text:p>
          </table:table-cell>
          <table:table-cell table:style-name="Default" office:value-type="float" office:value="-38.3515736613241" calcext:value-type="float">
            <text:p>-38.3515736613</text:p>
          </table:table-cell>
          <table:table-cell table:style-name="Default" office:value-type="float" office:value="6.83920245839623" calcext:value-type="float">
            <text:p>6.8392024584</text:p>
          </table:table-cell>
          <table:table-cell table:style-name="Default" office:value-type="float" office:value="-8.32769192383877" calcext:value-type="float">
            <text:p>-8.3276919238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5.236" calcext:value-type="float">
            <text:p>15.236</text:p>
          </table:table-cell>
          <table:table-cell/>
          <table:table-cell table:formula="of:=DEGREES(ACOS(COS(RADIANS([.B156]))*COS(RADIANS([.C156]))))" office:value-type="float" office:value="38.8639703849321" calcext:value-type="float">
            <text:p>38.86</text:p>
          </table:table-cell>
          <table:table-cell table:formula="of:=TAN((ACOS(COS(RADIANS([.B156]))*COS(RADIANS([.C156])))))" office:value-type="float" office:value="0.805860545397055" calcext:value-type="float">
            <text:p>0.8059</text:p>
          </table:table-cell>
          <table:table-cell table:formula="of:=SQRT([.E156]^2+[.F156]^2)" office:value-type="float" office:value="0.03" calcext:value-type="float">
            <text:p>0.03</text:p>
          </table:table-cell>
          <table:table-cell table:formula="of:=DEGREES(ATAN2([.E156]; [.F156]))" office:value-type="float" office:value="180" calcext:value-type="float">
            <text:p>180.00</text:p>
          </table:table-cell>
          <table:table-cell table:style-name="ce9" table:formula="of:=SQRT([.V156])" office:value-type="float" office:value="12.0879081809558" calcext:value-type="float">
            <text:p>12.09</text:p>
          </table:table-cell>
          <table:table-cell table:style-name="ce8" table:formula="of:=DEGREES(ATAN( (-SIN (RADIANS ([.C156])) * COS(RADIANS([.B156]))) / (COS (RADIANS ([.C156])) * SIN(RADIANS([.B156]))) )) + [.D156]" office:value-type="float" office:value="0.291900429410367" calcext:value-type="float">
            <text:p>0.29</text:p>
          </table:table-cell>
          <table:table-cell table:style-name="ce11" table:formula="of:=SQRT([.W156]^2+[.X156]^2)" office:value-type="float" office:value="12.0579085712515" calcext:value-type="float">
            <text:p>12.06</text:p>
          </table:table-cell>
          <table:table-cell table:style-name="ce13" table:formula="of:=DEGREES(ATAN2([.W156];[.X156]))" office:value-type="float" office:value="0.292626672684579" calcext:value-type="float">
            <text:p>0.29</text:p>
          </table:table-cell>
          <table:table-cell office:value-type="float" office:value="12.0579085712515" calcext:value-type="float">
            <text:p>12.06</text:p>
          </table:table-cell>
          <table:table-cell office:value-type="float" office:value="0.292626672684579" calcext:value-type="float">
            <text:p>0.29</text:p>
          </table:table-cell>
          <table:table-cell/>
          <table:table-cell table:style-name="ce19" table:formula="of:=[.K156]*15" office:value-type="float" office:value="12.0879081809558" calcext:value-type="float">
            <text:p>12.09</text:p>
          </table:table-cell>
          <table:table-cell table:style-name="ce8" table:formula="of:=[.K156]^2*225" office:value-type="float" office:value="146.117524191219" calcext:value-type="float">
            <text:p>146.12</text:p>
          </table:table-cell>
          <table:table-cell table:style-name="ce8" table:formula="of:=[.L156]*COS(RADIANS([.M156]))+[.N156]*COS(RADIANS([.O156]))" office:value-type="float" office:value="12.0577513093218" calcext:value-type="float">
            <text:p>12.06</text:p>
          </table:table-cell>
          <table:table-cell table:style-name="ce8" table:formula="of:=[.L156]*SIN(RADIANS([.M156]))+[.N156]*SIN(RADIANS([.O156]))" office:value-type="float" office:value="0.0615830756651594" calcext:value-type="float">
            <text:p>0.06</text:p>
          </table:table-cell>
          <table:table-cell office:value-type="float" office:value="9.90087438054082" calcext:value-type="float">
            <text:p>9.90</text:p>
          </table:table-cell>
          <table:table-cell table:number-columns-repeated="998"/>
        </table:table-row>
        <table:table-row table:style-name="ro1">
          <table:table-cell table:style-name="Default" office:value-type="float" office:value="156649" calcext:value-type="float">
            <text:p>156649</text:p>
          </table:table-cell>
          <table:table-cell table:style-name="Default" office:value-type="float" office:value="-38.3236620932809" calcext:value-type="float">
            <text:p>-38.3236620933</text:p>
          </table:table-cell>
          <table:table-cell table:style-name="Default" office:value-type="float" office:value="6.7479259447623" calcext:value-type="float">
            <text:p>6.7479259448</text:p>
          </table:table-cell>
          <table:table-cell table:style-name="Default" office:value-type="float" office:value="-8.2937364921537" calcext:value-type="float">
            <text:p>-8.2937364922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5.272" calcext:value-type="float">
            <text:p>15.272</text:p>
          </table:table-cell>
          <table:table-cell/>
          <table:table-cell table:formula="of:=DEGREES(ACOS(COS(RADIANS([.B157]))*COS(RADIANS([.C157]))))" office:value-type="float" office:value="38.8230566633855" calcext:value-type="float">
            <text:p>38.82</text:p>
          </table:table-cell>
          <table:table-cell table:formula="of:=TAN((ACOS(COS(RADIANS([.B157]))*COS(RADIANS([.C157])))))" office:value-type="float" office:value="0.80468341241467" calcext:value-type="float">
            <text:p>0.8047</text:p>
          </table:table-cell>
          <table:table-cell table:formula="of:=SQRT([.E157]^2+[.F157]^2)" office:value-type="float" office:value="0.04" calcext:value-type="float">
            <text:p>0.04</text:p>
          </table:table-cell>
          <table:table-cell table:formula="of:=DEGREES(ATAN2([.E157]; [.F157]))" office:value-type="float" office:value="180" calcext:value-type="float">
            <text:p>180.00</text:p>
          </table:table-cell>
          <table:table-cell table:style-name="ce9" table:formula="of:=SQRT([.V157])" office:value-type="float" office:value="12.07025118622" calcext:value-type="float">
            <text:p>12.07</text:p>
          </table:table-cell>
          <table:table-cell table:style-name="ce8" table:formula="of:=DEGREES(ATAN( (-SIN (RADIANS ([.C157])) * COS(RADIANS([.B157]))) / (COS (RADIANS ([.C157])) * SIN(RADIANS([.B157]))) )) + [.D157]" office:value-type="float" office:value="0.219845070274873" calcext:value-type="float">
            <text:p>0.22</text:p>
          </table:table-cell>
          <table:table-cell table:style-name="ce11" table:formula="of:=SQRT([.W157]^2+[.X157]^2)" office:value-type="float" office:value="12.0302514816532" calcext:value-type="float">
            <text:p>12.03</text:p>
          </table:table-cell>
          <table:table-cell table:style-name="ce13" table:formula="of:=DEGREES(ATAN2([.W157];[.X157]))" office:value-type="float" office:value="0.220576042627907" calcext:value-type="float">
            <text:p>0.22</text:p>
          </table:table-cell>
          <table:table-cell office:value-type="float" office:value="12.0302514816532" calcext:value-type="float">
            <text:p>12.03</text:p>
          </table:table-cell>
          <table:table-cell office:value-type="float" office:value="0.220576042627905" calcext:value-type="float">
            <text:p>0.22</text:p>
          </table:table-cell>
          <table:table-cell/>
          <table:table-cell table:style-name="ce19" table:formula="of:=[.K157]*15" office:value-type="float" office:value="12.07025118622" calcext:value-type="float">
            <text:p>12.07</text:p>
          </table:table-cell>
          <table:table-cell table:style-name="ce8" table:formula="of:=[.K157]^2*225" office:value-type="float" office:value="145.690963698446" calcext:value-type="float">
            <text:p>145.69</text:p>
          </table:table-cell>
          <table:table-cell table:style-name="ce8" table:formula="of:=[.L157]*COS(RADIANS([.M157]))+[.N157]*COS(RADIANS([.O157]))" office:value-type="float" office:value="12.030162332835" calcext:value-type="float">
            <text:p>12.03</text:p>
          </table:table-cell>
          <table:table-cell table:style-name="ce8" table:formula="of:=[.L157]*SIN(RADIANS([.M157]))+[.N157]*SIN(RADIANS([.O157]))" office:value-type="float" office:value="0.0463136854318319" calcext:value-type="float">
            <text:p>0.05</text:p>
          </table:table-cell>
          <table:table-cell office:value-type="float" office:value="9.90087438054082" calcext:value-type="float">
            <text:p>9.90</text:p>
          </table:table-cell>
          <table:table-cell table:number-columns-repeated="998"/>
        </table:table-row>
        <table:table-row table:style-name="ro1">
          <table:table-cell table:style-name="Default" office:value-type="float" office:value="156899" calcext:value-type="float">
            <text:p>156899</text:p>
          </table:table-cell>
          <table:table-cell table:style-name="Default" office:value-type="float" office:value="-38.4308789877771" calcext:value-type="float">
            <text:p>-38.4308789878</text:p>
          </table:table-cell>
          <table:table-cell table:style-name="Default" office:value-type="float" office:value="6.81243665458624" calcext:value-type="float">
            <text:p>6.8124366546</text:p>
          </table:table-cell>
          <table:table-cell table:style-name="Default" office:value-type="float" office:value="-8.28688068977429" calcext:value-type="float">
            <text:p>-8.2868806898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308" calcext:value-type="float">
            <text:p>15.308</text:p>
          </table:table-cell>
          <table:table-cell/>
          <table:table-cell table:formula="of:=DEGREES(ACOS(COS(RADIANS([.B158]))*COS(RADIANS([.C158]))))" office:value-type="float" office:value="38.9378719366978" calcext:value-type="float">
            <text:p>38.94</text:p>
          </table:table-cell>
          <table:table-cell table:formula="of:=TAN((ACOS(COS(RADIANS([.B158]))*COS(RADIANS([.C158])))))" office:value-type="float" office:value="0.807990212681448" calcext:value-type="float">
            <text:p>0.8080</text:p>
          </table:table-cell>
          <table:table-cell table:formula="of:=SQRT([.E158]^2+[.F158]^2)" office:value-type="float" office:value="0.04" calcext:value-type="float">
            <text:p>0.04</text:p>
          </table:table-cell>
          <table:table-cell table:formula="of:=DEGREES(ATAN2([.E158]; [.F158]))" office:value-type="float" office:value="180" calcext:value-type="float">
            <text:p>180.00</text:p>
          </table:table-cell>
          <table:table-cell table:style-name="ce9" table:formula="of:=SQRT([.V158])" office:value-type="float" office:value="12.1198531902217" calcext:value-type="float">
            <text:p>12.12</text:p>
          </table:table-cell>
          <table:table-cell table:style-name="ce8" table:formula="of:=DEGREES(ATAN( (-SIN (RADIANS ([.C158])) * COS(RADIANS([.B158]))) / (COS (RADIANS ([.C158])) * SIN(RADIANS([.B158]))) )) + [.D158]" office:value-type="float" office:value="0.275147169323908" calcext:value-type="float">
            <text:p>0.28</text:p>
          </table:table-cell>
          <table:table-cell table:style-name="ce11" table:formula="of:=SQRT([.W158]^2+[.X158]^2)" office:value-type="float" office:value="12.0798536529752" calcext:value-type="float">
            <text:p>12.08</text:p>
          </table:table-cell>
          <table:table-cell table:style-name="ce13" table:formula="of:=DEGREES(ATAN2([.W158];[.X158]))" office:value-type="float" office:value="0.276058260201982" calcext:value-type="float">
            <text:p>0.28</text:p>
          </table:table-cell>
          <table:table-cell office:value-type="float" office:value="12.0798536529752" calcext:value-type="float">
            <text:p>12.08</text:p>
          </table:table-cell>
          <table:table-cell office:value-type="float" office:value="0.276058260201982" calcext:value-type="float">
            <text:p>0.28</text:p>
          </table:table-cell>
          <table:table-cell/>
          <table:table-cell table:style-name="ce19" table:formula="of:=[.K158]*15" office:value-type="float" office:value="12.1198531902217" calcext:value-type="float">
            <text:p>12.12</text:p>
          </table:table-cell>
          <table:table-cell table:style-name="ce8" table:formula="of:=[.K158]^2*225" office:value-type="float" office:value="146.890841352528" calcext:value-type="float">
            <text:p>146.89</text:p>
          </table:table-cell>
          <table:table-cell table:style-name="ce8" table:formula="of:=[.L158]*COS(RADIANS([.M158]))+[.N158]*COS(RADIANS([.O158]))" office:value-type="float" office:value="12.0797134403678" calcext:value-type="float">
            <text:p>12.08</text:p>
          </table:table-cell>
          <table:table-cell table:style-name="ce8" table:formula="of:=[.L158]*SIN(RADIANS([.M158]))+[.N158]*SIN(RADIANS([.O158]))" office:value-type="float" office:value="0.0582020265538175" calcext:value-type="float">
            <text:p>0.06</text:p>
          </table:table-cell>
          <table:table-cell office:value-type="float" office:value="9.8938728951671" calcext:value-type="float">
            <text:p>9.8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7149" calcext:value-type="float">
            <text:p>157149</text:p>
          </table:table-cell>
          <table:table-cell table:style-name="Default" office:value-type="float" office:value="-38.4501742721824" calcext:value-type="float">
            <text:p>-38.4501742722</text:p>
          </table:table-cell>
          <table:table-cell table:style-name="Default" office:value-type="float" office:value="6.83341984949017" calcext:value-type="float">
            <text:p>6.8334198495</text:p>
          </table:table-cell>
          <table:table-cell table:style-name="Default" office:value-type="float" office:value="-8.28215761396323" calcext:value-type="float">
            <text:p>-8.28215761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342" calcext:value-type="float">
            <text:p>15.342</text:p>
          </table:table-cell>
          <table:table-cell/>
          <table:table-cell table:formula="of:=DEGREES(ACOS(COS(RADIANS([.B159]))*COS(RADIANS([.C159]))))" office:value-type="float" office:value="38.9599255243299" calcext:value-type="float">
            <text:p>38.96</text:p>
          </table:table-cell>
          <table:table-cell table:formula="of:=TAN((ACOS(COS(RADIANS([.B159]))*COS(RADIANS([.C159])))))" office:value-type="float" office:value="0.808626604651253" calcext:value-type="float">
            <text:p>0.8086</text:p>
          </table:table-cell>
          <table:table-cell table:formula="of:=SQRT([.E159]^2+[.F159]^2)" office:value-type="float" office:value="0.04" calcext:value-type="float">
            <text:p>0.04</text:p>
          </table:table-cell>
          <table:table-cell table:formula="of:=DEGREES(ATAN2([.E159]; [.F159]))" office:value-type="float" office:value="180" calcext:value-type="float">
            <text:p>180.00</text:p>
          </table:table-cell>
          <table:table-cell table:style-name="ce9" table:formula="of:=SQRT([.V159])" office:value-type="float" office:value="12.1293990697688" calcext:value-type="float">
            <text:p>12.13</text:p>
          </table:table-cell>
          <table:table-cell table:style-name="ce8" table:formula="of:=DEGREES(ATAN( (-SIN (RADIANS ([.C159])) * COS(RADIANS([.B159]))) / (COS (RADIANS ([.C159])) * SIN(RADIANS([.B159]))) )) + [.D159]" office:value-type="float" office:value="0.300248394669721" calcext:value-type="float">
            <text:p>0.30</text:p>
          </table:table-cell>
          <table:table-cell table:style-name="ce11" table:formula="of:=SQRT([.W159]^2+[.X159]^2)" office:value-type="float" office:value="12.0893996208044" calcext:value-type="float">
            <text:p>12.09</text:p>
          </table:table-cell>
          <table:table-cell table:style-name="ce13" table:formula="of:=DEGREES(ATAN2([.W159];[.X159]))" office:value-type="float" office:value="0.301241817105633" calcext:value-type="float">
            <text:p>0.30</text:p>
          </table:table-cell>
          <table:table-cell office:value-type="float" office:value="12.0893996208044" calcext:value-type="float">
            <text:p>12.09</text:p>
          </table:table-cell>
          <table:table-cell office:value-type="float" office:value="0.301241817105632" calcext:value-type="float">
            <text:p>0.30</text:p>
          </table:table-cell>
          <table:table-cell/>
          <table:table-cell table:style-name="ce19" table:formula="of:=[.K159]*15" office:value-type="float" office:value="12.1293990697688" calcext:value-type="float">
            <text:p>12.13</text:p>
          </table:table-cell>
          <table:table-cell table:style-name="ce8" table:formula="of:=[.K159]^2*225" office:value-type="float" office:value="147.122321793708" calcext:value-type="float">
            <text:p>147.12</text:p>
          </table:table-cell>
          <table:table-cell table:style-name="ce8" table:formula="of:=[.L159]*COS(RADIANS([.M159]))+[.N159]*COS(RADIANS([.O159]))" office:value-type="float" office:value="12.0892325275222" calcext:value-type="float">
            <text:p>12.09</text:p>
          </table:table-cell>
          <table:table-cell table:style-name="ce8" table:formula="of:=[.L159]*SIN(RADIANS([.M159]))+[.N159]*SIN(RADIANS([.O159]))" office:value-type="float" office:value="0.0635616787471341" calcext:value-type="float">
            <text:p>0.06</text:p>
          </table:table-cell>
          <table:table-cell office:value-type="float" office:value="9.8938728951671" calcext:value-type="float">
            <text:p>9.8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7399" calcext:value-type="float">
            <text:p>157399</text:p>
          </table:table-cell>
          <table:table-cell table:style-name="Default" office:value-type="float" office:value="-38.4671233866078" calcext:value-type="float">
            <text:p>-38.4671233866</text:p>
          </table:table-cell>
          <table:table-cell table:style-name="Default" office:value-type="float" office:value="6.85648838652506" calcext:value-type="float">
            <text:p>6.8564883865</text:p>
          </table:table-cell>
          <table:table-cell table:style-name="Default" office:value-type="float" office:value="-8.29188380334133" calcext:value-type="float">
            <text:p>-8.2918838033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5.378" calcext:value-type="float">
            <text:p>15.378</text:p>
          </table:table-cell>
          <table:table-cell/>
          <table:table-cell table:formula="of:=DEGREES(ACOS(COS(RADIANS([.B160]))*COS(RADIANS([.C160]))))" office:value-type="float" office:value="38.9799907522099" calcext:value-type="float">
            <text:p>38.98</text:p>
          </table:table-cell>
          <table:table-cell table:formula="of:=TAN((ACOS(COS(RADIANS([.B160]))*COS(RADIANS([.C160])))))" office:value-type="float" office:value="0.809205963558706" calcext:value-type="float">
            <text:p>0.8092</text:p>
          </table:table-cell>
          <table:table-cell table:formula="of:=SQRT([.E160]^2+[.F160]^2)" office:value-type="float" office:value="0.03" calcext:value-type="float">
            <text:p>0.03</text:p>
          </table:table-cell>
          <table:table-cell table:formula="of:=DEGREES(ATAN2([.E160]; [.F160]))" office:value-type="float" office:value="180" calcext:value-type="float">
            <text:p>180.00</text:p>
          </table:table-cell>
          <table:table-cell table:style-name="ce9" table:formula="of:=SQRT([.V160])" office:value-type="float" office:value="12.1380894533806" calcext:value-type="float">
            <text:p>12.14</text:p>
          </table:table-cell>
          <table:table-cell table:style-name="ce8" table:formula="of:=DEGREES(ATAN( (-SIN (RADIANS ([.C160])) * COS(RADIANS([.B160]))) / (COS (RADIANS ([.C160])) * SIN(RADIANS([.B160]))) )) + [.D160]" office:value-type="float" office:value="0.314184701401617" calcext:value-type="float">
            <text:p>0.31</text:p>
          </table:table-cell>
          <table:table-cell table:style-name="ce11" table:formula="of:=SQRT([.W160]^2+[.X160]^2)" office:value-type="float" office:value="12.108089905538" calcext:value-type="float">
            <text:p>12.11</text:p>
          </table:table-cell>
          <table:table-cell table:style-name="ce13" table:formula="of:=DEGREES(ATAN2([.W160];[.X160]))" office:value-type="float" office:value="0.314963147372799" calcext:value-type="float">
            <text:p>0.31</text:p>
          </table:table-cell>
          <table:table-cell office:value-type="float" office:value="12.108089905538" calcext:value-type="float">
            <text:p>12.11</text:p>
          </table:table-cell>
          <table:table-cell office:value-type="float" office:value="0.314963147372799" calcext:value-type="float">
            <text:p>0.31</text:p>
          </table:table-cell>
          <table:table-cell/>
          <table:table-cell table:style-name="ce19" table:formula="of:=[.K160]*15" office:value-type="float" office:value="12.1380894533806" calcext:value-type="float">
            <text:p>12.14</text:p>
          </table:table-cell>
          <table:table-cell table:style-name="ce8" table:formula="of:=[.K160]^2*225" office:value-type="float" office:value="147.333215578269" calcext:value-type="float">
            <text:p>147.33</text:p>
          </table:table-cell>
          <table:table-cell table:style-name="ce8" table:formula="of:=[.L160]*COS(RADIANS([.M160]))+[.N160]*COS(RADIANS([.O160]))" office:value-type="float" office:value="12.1079069612871" calcext:value-type="float">
            <text:p>12.11</text:p>
          </table:table-cell>
          <table:table-cell table:style-name="ce8" table:formula="of:=[.L160]*SIN(RADIANS([.M160]))+[.N160]*SIN(RADIANS([.O160]))" office:value-type="float" office:value="0.0665595778748756" calcext:value-type="float">
            <text:p>0.07</text:p>
          </table:table-cell>
          <table:table-cell office:value-type="float" office:value="9.8866064908742" calcext:value-type="float">
            <text:p>9.8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7649" calcext:value-type="float">
            <text:p>157649</text:p>
          </table:table-cell>
          <table:table-cell table:style-name="Default" office:value-type="float" office:value="-38.3438896985079" calcext:value-type="float">
            <text:p>-38.3438896985</text:p>
          </table:table-cell>
          <table:table-cell table:style-name="Default" office:value-type="float" office:value="6.91904993111462" calcext:value-type="float">
            <text:p>6.9190499311</text:p>
          </table:table-cell>
          <table:table-cell table:style-name="Default" office:value-type="float" office:value="-8.29218945430669" calcext:value-type="float">
            <text:p>-8.2921894543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5.413" calcext:value-type="float">
            <text:p>15.413</text:p>
          </table:table-cell>
          <table:table-cell/>
          <table:table-cell table:formula="of:=DEGREES(ACOS(COS(RADIANS([.B161]))*COS(RADIANS([.C161]))))" office:value-type="float" office:value="38.8683805576137" calcext:value-type="float">
            <text:p>38.87</text:p>
          </table:table-cell>
          <table:table-cell table:formula="of:=TAN((ACOS(COS(RADIANS([.B161]))*COS(RADIANS([.C161])))))" office:value-type="float" office:value="0.805987511809066" calcext:value-type="float">
            <text:p>0.8060</text:p>
          </table:table-cell>
          <table:table-cell table:formula="of:=SQRT([.E161]^2+[.F161]^2)" office:value-type="float" office:value="0.02" calcext:value-type="float">
            <text:p>0.02</text:p>
          </table:table-cell>
          <table:table-cell table:formula="of:=DEGREES(ATAN2([.E161]; [.F161]))" office:value-type="float" office:value="180" calcext:value-type="float">
            <text:p>180.00</text:p>
          </table:table-cell>
          <table:table-cell table:style-name="ce9" table:formula="of:=SQRT([.V161])" office:value-type="float" office:value="12.089812677136" calcext:value-type="float">
            <text:p>12.09</text:p>
          </table:table-cell>
          <table:table-cell table:style-name="ce8" table:formula="of:=DEGREES(ATAN( (-SIN (RADIANS ([.C161])) * COS(RADIANS([.B161]))) / (COS (RADIANS ([.C161])) * SIN(RADIANS([.B161]))) )) + [.D161]" office:value-type="float" office:value="0.429829566558109" calcext:value-type="float">
            <text:p>0.43</text:p>
          </table:table-cell>
          <table:table-cell table:style-name="ce11" table:formula="of:=SQRT([.W161]^2+[.X161]^2)" office:value-type="float" office:value="12.0698132408571" calcext:value-type="float">
            <text:p>12.07</text:p>
          </table:table-cell>
          <table:table-cell table:style-name="ce13" table:formula="of:=DEGREES(ATAN2([.W161];[.X161]))" office:value-type="float" office:value="0.430541798845825" calcext:value-type="float">
            <text:p>0.43</text:p>
          </table:table-cell>
          <table:table-cell office:value-type="float" office:value="12.0698132408571" calcext:value-type="float">
            <text:p>12.07</text:p>
          </table:table-cell>
          <table:table-cell office:value-type="float" office:value="0.430541798845825" calcext:value-type="float">
            <text:p>0.43</text:p>
          </table:table-cell>
          <table:table-cell/>
          <table:table-cell table:style-name="ce19" table:formula="of:=[.K161]*15" office:value-type="float" office:value="12.089812677136" calcext:value-type="float">
            <text:p>12.09</text:p>
          </table:table-cell>
          <table:table-cell table:style-name="ce8" table:formula="of:=[.K161]^2*225" office:value-type="float" office:value="146.163570568238" calcext:value-type="float">
            <text:p>146.16</text:p>
          </table:table-cell>
          <table:table-cell table:style-name="ce8" table:formula="of:=[.L161]*COS(RADIANS([.M161]))+[.N161]*COS(RADIANS([.O161]))" office:value-type="float" office:value="12.0694724767153" calcext:value-type="float">
            <text:p>12.07</text:p>
          </table:table-cell>
          <table:table-cell table:style-name="ce8" table:formula="of:=[.L161]*SIN(RADIANS([.M161]))+[.N161]*SIN(RADIANS([.O161]))" office:value-type="float" office:value="0.0906962126027278" calcext:value-type="float">
            <text:p>0.09</text:p>
          </table:table-cell>
          <table:table-cell office:value-type="float" office:value="9.8866064908742" calcext:value-type="float">
            <text:p>9.8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7900" calcext:value-type="float">
            <text:p>157900</text:p>
          </table:table-cell>
          <table:table-cell table:style-name="Default" office:value-type="float" office:value="-38.28527984524" calcext:value-type="float">
            <text:p>-38.2852798452</text:p>
          </table:table-cell>
          <table:table-cell table:style-name="Default" office:value-type="float" office:value="6.88566823531983" calcext:value-type="float">
            <text:p>6.8856682353</text:p>
          </table:table-cell>
          <table:table-cell table:style-name="Default" office:value-type="float" office:value="-8.30473821935929" calcext:value-type="float">
            <text:p>-8.3047382194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449" calcext:value-type="float">
            <text:p>15.449</text:p>
          </table:table-cell>
          <table:table-cell/>
          <table:table-cell table:formula="of:=DEGREES(ACOS(COS(RADIANS([.B162]))*COS(RADIANS([.C162]))))" office:value-type="float" office:value="38.8058376408302" calcext:value-type="float">
            <text:p>38.81</text:p>
          </table:table-cell>
          <table:table-cell table:formula="of:=TAN((ACOS(COS(RADIANS([.B162]))*COS(RADIANS([.C162])))))" office:value-type="float" office:value="0.804188406550447" calcext:value-type="float">
            <text:p>0.8042</text:p>
          </table:table-cell>
          <table:table-cell table:formula="of:=SQRT([.E162]^2+[.F162]^2)" office:value-type="float" office:value="0.02" calcext:value-type="float">
            <text:p>0.02</text:p>
          </table:table-cell>
          <table:table-cell table:formula="of:=DEGREES(ATAN2([.E162]; [.F162]))" office:value-type="float" office:value="180" calcext:value-type="float">
            <text:p>180.00</text:p>
          </table:table-cell>
          <table:table-cell table:style-name="ce9" table:formula="of:=SQRT([.V162])" office:value-type="float" office:value="12.0628260982567" calcext:value-type="float">
            <text:p>12.06</text:p>
          </table:table-cell>
          <table:table-cell table:style-name="ce8" table:formula="of:=DEGREES(ATAN( (-SIN (RADIANS ([.C162])) * COS(RADIANS([.B162]))) / (COS (RADIANS ([.C162])) * SIN(RADIANS([.B162]))) )) + [.D162]" office:value-type="float" office:value="0.393433609762834" calcext:value-type="float">
            <text:p>0.39</text:p>
          </table:table-cell>
          <table:table-cell table:style-name="ce11" table:formula="of:=SQRT([.W162]^2+[.X162]^2)" office:value-type="float" office:value="12.0428265705552" calcext:value-type="float">
            <text:p>12.04</text:p>
          </table:table-cell>
          <table:table-cell table:style-name="ce13" table:formula="of:=DEGREES(ATAN2([.W162];[.X162]))" office:value-type="float" office:value="0.394086995437082" calcext:value-type="float">
            <text:p>0.39</text:p>
          </table:table-cell>
          <table:table-cell office:value-type="float" office:value="12.0428265705552" calcext:value-type="float">
            <text:p>12.04</text:p>
          </table:table-cell>
          <table:table-cell office:value-type="float" office:value="0.394086995437082" calcext:value-type="float">
            <text:p>0.39</text:p>
          </table:table-cell>
          <table:table-cell/>
          <table:table-cell table:style-name="ce19" table:formula="of:=[.K162]*15" office:value-type="float" office:value="12.0628260982567" calcext:value-type="float">
            <text:p>12.06</text:p>
          </table:table-cell>
          <table:table-cell table:style-name="ce8" table:formula="of:=[.K162]^2*225" office:value-type="float" office:value="145.511773476783" calcext:value-type="float">
            <text:p>145.51</text:p>
          </table:table-cell>
          <table:table-cell table:style-name="ce8" table:formula="of:=[.L162]*COS(RADIANS([.M162]))+[.N162]*COS(RADIANS([.O162]))" office:value-type="float" office:value="12.0425417078024" calcext:value-type="float">
            <text:p>12.04</text:p>
          </table:table-cell>
          <table:table-cell table:style-name="ce8" table:formula="of:=[.L162]*SIN(RADIANS([.M162]))+[.N162]*SIN(RADIANS([.O162]))" office:value-type="float" office:value="0.0828313003121263" calcext:value-type="float">
            <text:p>0.08</text:p>
          </table:table-cell>
          <table:table-cell office:value-type="float" office:value="9.88517736554113" calcext:value-type="float">
            <text:p>9.8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8150" calcext:value-type="float">
            <text:p>158150</text:p>
          </table:table-cell>
          <table:table-cell table:style-name="Default" office:value-type="float" office:value="-38.251975842847" calcext:value-type="float">
            <text:p>-38.2519758428</text:p>
          </table:table-cell>
          <table:table-cell table:style-name="Default" office:value-type="float" office:value="6.85110107481721" calcext:value-type="float">
            <text:p>6.8511010748</text:p>
          </table:table-cell>
          <table:table-cell table:style-name="Default" office:value-type="float" office:value="-8.31638113057323" calcext:value-type="float">
            <text:p>-8.3163811306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484" calcext:value-type="float">
            <text:p>15.484</text:p>
          </table:table-cell>
          <table:table-cell/>
          <table:table-cell table:formula="of:=DEGREES(ACOS(COS(RADIANS([.B163]))*COS(RADIANS([.C163]))))" office:value-type="float" office:value="38.7679650980691" calcext:value-type="float">
            <text:p>38.77</text:p>
          </table:table-cell>
          <table:table-cell table:formula="of:=TAN((ACOS(COS(RADIANS([.B163]))*COS(RADIANS([.C163])))))" office:value-type="float" office:value="0.803100502499382" calcext:value-type="float">
            <text:p>0.8031</text:p>
          </table:table-cell>
          <table:table-cell table:formula="of:=SQRT([.E163]^2+[.F163]^2)" office:value-type="float" office:value="0.02" calcext:value-type="float">
            <text:p>0.02</text:p>
          </table:table-cell>
          <table:table-cell table:formula="of:=DEGREES(ATAN2([.E163]; [.F163]))" office:value-type="float" office:value="180" calcext:value-type="float">
            <text:p>180.00</text:p>
          </table:table-cell>
          <table:table-cell table:style-name="ce9" table:formula="of:=SQRT([.V163])" office:value-type="float" office:value="12.0465075374907" calcext:value-type="float">
            <text:p>12.05</text:p>
          </table:table-cell>
          <table:table-cell table:style-name="ce8" table:formula="of:=DEGREES(ATAN( (-SIN (RADIANS ([.C163])) * COS(RADIANS([.B163]))) / (COS (RADIANS ([.C163])) * SIN(RADIANS([.B163]))) )) + [.D163]" office:value-type="float" office:value="0.348568469505848" calcext:value-type="float">
            <text:p>0.35</text:p>
          </table:table-cell>
          <table:table-cell table:style-name="ce11" table:formula="of:=SQRT([.W163]^2+[.X163]^2)" office:value-type="float" office:value="12.0265079082152" calcext:value-type="float">
            <text:p>12.03</text:p>
          </table:table-cell>
          <table:table-cell table:style-name="ce13" table:formula="of:=DEGREES(ATAN2([.W163];[.X163]))" office:value-type="float" office:value="0.349148132899463" calcext:value-type="float">
            <text:p>0.35</text:p>
          </table:table-cell>
          <table:table-cell office:value-type="float" office:value="12.0265079082152" calcext:value-type="float">
            <text:p>12.03</text:p>
          </table:table-cell>
          <table:table-cell office:value-type="float" office:value="0.349148132899463" calcext:value-type="float">
            <text:p>0.35</text:p>
          </table:table-cell>
          <table:table-cell/>
          <table:table-cell table:style-name="ce19" table:formula="of:=[.K163]*15" office:value-type="float" office:value="12.0465075374907" calcext:value-type="float">
            <text:p>12.05</text:p>
          </table:table-cell>
          <table:table-cell table:style-name="ce8" table:formula="of:=[.K163]^2*225" office:value-type="float" office:value="145.118343850821" calcext:value-type="float">
            <text:p>145.12</text:p>
          </table:table-cell>
          <table:table-cell table:style-name="ce8" table:formula="of:=[.L163]*COS(RADIANS([.M163]))+[.N163]*COS(RADIANS([.O163]))" office:value-type="float" office:value="12.0262846114741" calcext:value-type="float">
            <text:p>12.03</text:p>
          </table:table-cell>
          <table:table-cell table:style-name="ce8" table:formula="of:=[.L163]*SIN(RADIANS([.M163]))+[.N163]*SIN(RADIANS([.O163]))" office:value-type="float" office:value="0.0732864938609126" calcext:value-type="float">
            <text:p>0.07</text:p>
          </table:table-cell>
          <table:table-cell office:value-type="float" office:value="9.88517736554113" calcext:value-type="float">
            <text:p>9.89</text:p>
          </table:table-cell>
          <table:table-cell table:number-columns-repeated="998"/>
        </table:table-row>
        <table:table-row table:style-name="ro1">
          <table:table-cell table:style-name="Default" office:value-type="float" office:value="158399" calcext:value-type="float">
            <text:p>158399</text:p>
          </table:table-cell>
          <table:table-cell table:style-name="Default" office:value-type="float" office:value="-38.2894940719579" calcext:value-type="float">
            <text:p>-38.289494072</text:p>
          </table:table-cell>
          <table:table-cell table:style-name="Default" office:value-type="float" office:value="6.87296024148219" calcext:value-type="float">
            <text:p>6.8729602415</text:p>
          </table:table-cell>
          <table:table-cell table:style-name="Default" office:value-type="float" office:value="-8.32630881053184" calcext:value-type="float">
            <text:p>-8.3263088105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519" calcext:value-type="float">
            <text:p>15.519</text:p>
          </table:table-cell>
          <table:table-cell/>
          <table:table-cell table:formula="of:=DEGREES(ACOS(COS(RADIANS([.B164]))*COS(RADIANS([.C164]))))" office:value-type="float" office:value="38.8080677611964" calcext:value-type="float">
            <text:p>38.81</text:p>
          </table:table-cell>
          <table:table-cell table:formula="of:=TAN((ACOS(COS(RADIANS([.B164]))*COS(RADIANS([.C164])))))" office:value-type="float" office:value="0.804252503706494" calcext:value-type="float">
            <text:p>0.8043</text:p>
          </table:table-cell>
          <table:table-cell table:formula="of:=SQRT([.E164]^2+[.F164]^2)" office:value-type="float" office:value="0.03" calcext:value-type="float">
            <text:p>0.03</text:p>
          </table:table-cell>
          <table:table-cell table:formula="of:=DEGREES(ATAN2([.E164]; [.F164]))" office:value-type="float" office:value="180" calcext:value-type="float">
            <text:p>180.00</text:p>
          </table:table-cell>
          <table:table-cell table:style-name="ce9" table:formula="of:=SQRT([.V164])" office:value-type="float" office:value="12.0637875555974" calcext:value-type="float">
            <text:p>12.06</text:p>
          </table:table-cell>
          <table:table-cell table:style-name="ce8" table:formula="of:=DEGREES(ATAN( (-SIN (RADIANS ([.C164])) * COS(RADIANS([.B164]))) / (COS (RADIANS ([.C164])) * SIN(RADIANS([.B164]))) )) + [.D164]" office:value-type="float" office:value="0.354608977034406" calcext:value-type="float">
            <text:p>0.35</text:p>
          </table:table-cell>
          <table:table-cell table:style-name="ce11" table:formula="of:=SQRT([.W164]^2+[.X164]^2)" office:value-type="float" office:value="12.0337881316013" calcext:value-type="float">
            <text:p>12.03</text:p>
          </table:table-cell>
          <table:table-cell table:style-name="ce13" table:formula="of:=DEGREES(ATAN2([.W164];[.X164]))" office:value-type="float" office:value="0.355493004680477" calcext:value-type="float">
            <text:p>0.36</text:p>
          </table:table-cell>
          <table:table-cell office:value-type="float" office:value="12.0337881316013" calcext:value-type="float">
            <text:p>12.03</text:p>
          </table:table-cell>
          <table:table-cell office:value-type="float" office:value="0.355493004680477" calcext:value-type="float">
            <text:p>0.36</text:p>
          </table:table-cell>
          <table:table-cell/>
          <table:table-cell table:style-name="ce19" table:formula="of:=[.K164]*15" office:value-type="float" office:value="12.0637875555974" calcext:value-type="float">
            <text:p>12.06</text:p>
          </table:table-cell>
          <table:table-cell table:style-name="ce8" table:formula="of:=[.K164]^2*225" office:value-type="float" office:value="145.534970186587" calcext:value-type="float">
            <text:p>145.53</text:p>
          </table:table-cell>
          <table:table-cell table:style-name="ce8" table:formula="of:=[.L164]*COS(RADIANS([.M164]))+[.N164]*COS(RADIANS([.O164]))" office:value-type="float" office:value="12.0335565053248" calcext:value-type="float">
            <text:p>12.03</text:p>
          </table:table-cell>
          <table:table-cell table:style-name="ce8" table:formula="of:=[.L164]*SIN(RADIANS([.M164]))+[.N164]*SIN(RADIANS([.O164]))" office:value-type="float" office:value="0.0746634410027627" calcext:value-type="float">
            <text:p>0.07</text:p>
          </table:table-cell>
          <table:table-cell office:value-type="float" office:value="9.89731194100849" calcext:value-type="float">
            <text:p>9.90</text:p>
          </table:table-cell>
          <table:table-cell table:number-columns-repeated="998"/>
        </table:table-row>
        <table:table-row table:style-name="ro1">
          <table:table-cell table:style-name="Default" office:value-type="float" office:value="158649" calcext:value-type="float">
            <text:p>158649</text:p>
          </table:table-cell>
          <table:table-cell table:style-name="Default" office:value-type="float" office:value="-38.3642880584641" calcext:value-type="float">
            <text:p>-38.3642880585</text:p>
          </table:table-cell>
          <table:table-cell table:style-name="Default" office:value-type="float" office:value="6.85312750656659" calcext:value-type="float">
            <text:p>6.8531275066</text:p>
          </table:table-cell>
          <table:table-cell table:style-name="Default" office:value-type="float" office:value="-8.32450734813825" calcext:value-type="float">
            <text:p>-8.3245073481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555" calcext:value-type="float">
            <text:p>15.555</text:p>
          </table:table-cell>
          <table:table-cell/>
          <table:table-cell table:formula="of:=DEGREES(ACOS(COS(RADIANS([.B165]))*COS(RADIANS([.C165]))))" office:value-type="float" office:value="38.8785273791061" calcext:value-type="float">
            <text:p>38.88</text:p>
          </table:table-cell>
          <table:table-cell table:formula="of:=TAN((ACOS(COS(RADIANS([.B165]))*COS(RADIANS([.C165])))))" office:value-type="float" office:value="0.806279692971313" calcext:value-type="float">
            <text:p>0.8063</text:p>
          </table:table-cell>
          <table:table-cell table:formula="of:=SQRT([.E165]^2+[.F165]^2)" office:value-type="float" office:value="0.04" calcext:value-type="float">
            <text:p>0.04</text:p>
          </table:table-cell>
          <table:table-cell table:formula="of:=DEGREES(ATAN2([.E165]; [.F165]))" office:value-type="float" office:value="180" calcext:value-type="float">
            <text:p>180.00</text:p>
          </table:table-cell>
          <table:table-cell table:style-name="ce9" table:formula="of:=SQRT([.V165])" office:value-type="float" office:value="12.0941953945697" calcext:value-type="float">
            <text:p>12.09</text:p>
          </table:table-cell>
          <table:table-cell table:style-name="ce8" table:formula="of:=DEGREES(ATAN( (-SIN (RADIANS ([.C165])) * COS(RADIANS([.B165]))) / (COS (RADIANS ([.C165])) * SIN(RADIANS([.B165]))) )) + [.D165]" office:value-type="float" office:value="0.308658034790422" calcext:value-type="float">
            <text:p>0.31</text:p>
          </table:table-cell>
          <table:table-cell table:style-name="ce11" table:formula="of:=SQRT([.W165]^2+[.X165]^2)" office:value-type="float" office:value="12.054195976911" calcext:value-type="float">
            <text:p>12.05</text:p>
          </table:table-cell>
          <table:table-cell table:style-name="ce13" table:formula="of:=DEGREES(ATAN2([.W165];[.X165]))" office:value-type="float" office:value="0.309682264170735" calcext:value-type="float">
            <text:p>0.31</text:p>
          </table:table-cell>
          <table:table-cell office:value-type="float" office:value="12.054195976911" calcext:value-type="float">
            <text:p>12.05</text:p>
          </table:table-cell>
          <table:table-cell office:value-type="float" office:value="0.309682264170735" calcext:value-type="float">
            <text:p>0.31</text:p>
          </table:table-cell>
          <table:table-cell/>
          <table:table-cell table:style-name="ce19" table:formula="of:=[.K165]*15" office:value-type="float" office:value="12.0941953945697" calcext:value-type="float">
            <text:p>12.09</text:p>
          </table:table-cell>
          <table:table-cell table:style-name="ce8" table:formula="of:=[.K165]^2*225" office:value-type="float" office:value="146.269562242031" calcext:value-type="float">
            <text:p>146.27</text:p>
          </table:table-cell>
          <table:table-cell table:style-name="ce8" table:formula="of:=[.L165]*COS(RADIANS([.M165]))+[.N165]*COS(RADIANS([.O165]))" office:value-type="float" office:value="12.0540199031677" calcext:value-type="float">
            <text:p>12.05</text:p>
          </table:table-cell>
          <table:table-cell table:style-name="ce8" table:formula="of:=[.L165]*SIN(RADIANS([.M165]))+[.N165]*SIN(RADIANS([.O165]))" office:value-type="float" office:value="0.0651523124208308" calcext:value-type="float">
            <text:p>0.07</text:p>
          </table:table-cell>
          <table:table-cell office:value-type="float" office:value="9.89731194100849" calcext:value-type="float">
            <text:p>9.90</text:p>
          </table:table-cell>
          <table:table-cell table:number-columns-repeated="998"/>
        </table:table-row>
        <table:table-row table:style-name="ro1">
          <table:table-cell table:style-name="Default" office:value-type="float" office:value="158899" calcext:value-type="float">
            <text:p>158899</text:p>
          </table:table-cell>
          <table:table-cell table:style-name="Default" office:value-type="float" office:value="-38.2921236947883" calcext:value-type="float">
            <text:p>-38.2921236948</text:p>
          </table:table-cell>
          <table:table-cell table:style-name="Default" office:value-type="float" office:value="6.77844152242662" calcext:value-type="float">
            <text:p>6.7784415224</text:p>
          </table:table-cell>
          <table:table-cell table:style-name="Default" office:value-type="float" office:value="-8.2959221526881" calcext:value-type="float">
            <text:p>-8.2959221527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59" calcext:value-type="float">
            <text:p>15.59</text:p>
          </table:table-cell>
          <table:table-cell/>
          <table:table-cell table:formula="of:=DEGREES(ACOS(COS(RADIANS([.B166]))*COS(RADIANS([.C166]))))" office:value-type="float" office:value="38.7965794403135" calcext:value-type="float">
            <text:p>38.80</text:p>
          </table:table-cell>
          <table:table-cell table:formula="of:=TAN((ACOS(COS(RADIANS([.B166]))*COS(RADIANS([.C166])))))" office:value-type="float" office:value="0.803922354250485" calcext:value-type="float">
            <text:p>0.8039</text:p>
          </table:table-cell>
          <table:table-cell table:formula="of:=SQRT([.E166]^2+[.F166]^2)" office:value-type="float" office:value="0.04" calcext:value-type="float">
            <text:p>0.04</text:p>
          </table:table-cell>
          <table:table-cell table:formula="of:=DEGREES(ATAN2([.E166]; [.F166]))" office:value-type="float" office:value="180" calcext:value-type="float">
            <text:p>180.00</text:p>
          </table:table-cell>
          <table:table-cell table:style-name="ce9" table:formula="of:=SQRT([.V166])" office:value-type="float" office:value="12.0588353137573" calcext:value-type="float">
            <text:p>12.06</text:p>
          </table:table-cell>
          <table:table-cell table:style-name="ce8" table:formula="of:=DEGREES(ATAN( (-SIN (RADIANS ([.C166])) * COS(RADIANS([.B166]))) / (COS (RADIANS ([.C166])) * SIN(RADIANS([.B166]))) )) + [.D166]" office:value-type="float" office:value="0.265486770196654" calcext:value-type="float">
            <text:p>0.27</text:p>
          </table:table-cell>
          <table:table-cell table:style-name="ce11" table:formula="of:=SQRT([.W166]^2+[.X166]^2)" office:value-type="float" office:value="12.018835744594" calcext:value-type="float">
            <text:p>12.02</text:p>
          </table:table-cell>
          <table:table-cell table:style-name="ce13" table:formula="of:=DEGREES(ATAN2([.W166];[.X166]))" office:value-type="float" office:value="0.266370336045564" calcext:value-type="float">
            <text:p>0.27</text:p>
          </table:table-cell>
          <table:table-cell office:value-type="float" office:value="12.018835744594" calcext:value-type="float">
            <text:p>12.02</text:p>
          </table:table-cell>
          <table:table-cell office:value-type="float" office:value="0.266370336045564" calcext:value-type="float">
            <text:p>0.27</text:p>
          </table:table-cell>
          <table:table-cell/>
          <table:table-cell table:style-name="ce19" table:formula="of:=[.K166]*15" office:value-type="float" office:value="12.0588353137573" calcext:value-type="float">
            <text:p>12.06</text:p>
          </table:table-cell>
          <table:table-cell table:style-name="ce8" table:formula="of:=[.K166]^2*225" office:value-type="float" office:value="145.41550912432" calcext:value-type="float">
            <text:p>145.42</text:p>
          </table:table-cell>
          <table:table-cell table:style-name="ce8" table:formula="of:=[.L166]*COS(RADIANS([.M166]))+[.N166]*COS(RADIANS([.O166]))" office:value-type="float" office:value="12.0187058598704" calcext:value-type="float">
            <text:p>12.02</text:p>
          </table:table-cell>
          <table:table-cell table:style-name="ce8" table:formula="of:=[.L166]*SIN(RADIANS([.M166]))+[.N166]*SIN(RADIANS([.O166]))" office:value-type="float" office:value="0.0558758395624147" calcext:value-type="float">
            <text:p>0.06</text:p>
          </table:table-cell>
          <table:table-cell office:value-type="float" office:value="9.91075018894719" calcext:value-type="float">
            <text:p>9.91</text:p>
          </table:table-cell>
          <table:table-cell table:number-columns-repeated="998"/>
        </table:table-row>
        <table:table-row table:style-name="ro1">
          <table:table-cell table:style-name="Default" office:value-type="float" office:value="159149" calcext:value-type="float">
            <text:p>159149</text:p>
          </table:table-cell>
          <table:table-cell table:style-name="Default" office:value-type="float" office:value="-38.2538917109092" calcext:value-type="float">
            <text:p>-38.2538917109</text:p>
          </table:table-cell>
          <table:table-cell table:style-name="Default" office:value-type="float" office:value="6.72836641741349" calcext:value-type="float">
            <text:p>6.7283664174</text:p>
          </table:table-cell>
          <table:table-cell table:style-name="Default" office:value-type="float" office:value="-8.28472491131751" calcext:value-type="float">
            <text:p>-8.2847249113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625" calcext:value-type="float">
            <text:p>15.625</text:p>
          </table:table-cell>
          <table:table-cell/>
          <table:table-cell table:formula="of:=DEGREES(ACOS(COS(RADIANS([.B167]))*COS(RADIANS([.C167]))))" office:value-type="float" office:value="38.7516455483301" calcext:value-type="float">
            <text:p>38.75</text:p>
          </table:table-cell>
          <table:table-cell table:formula="of:=TAN((ACOS(COS(RADIANS([.B167]))*COS(RADIANS([.C167])))))" office:value-type="float" office:value="0.802632072919659" calcext:value-type="float">
            <text:p>0.8026</text:p>
          </table:table-cell>
          <table:table-cell table:formula="of:=SQRT([.E167]^2+[.F167]^2)" office:value-type="float" office:value="0.04" calcext:value-type="float">
            <text:p>0.04</text:p>
          </table:table-cell>
          <table:table-cell table:formula="of:=DEGREES(ATAN2([.E167]; [.F167]))" office:value-type="float" office:value="180" calcext:value-type="float">
            <text:p>180.00</text:p>
          </table:table-cell>
          <table:table-cell table:style-name="ce9" table:formula="of:=SQRT([.V167])" office:value-type="float" office:value="12.0394810937949" calcext:value-type="float">
            <text:p>12.04</text:p>
          </table:table-cell>
          <table:table-cell table:style-name="ce8" table:formula="of:=DEGREES(ATAN( (-SIN (RADIANS ([.C167])) * COS(RADIANS([.B167]))) / (COS (RADIANS ([.C167])) * SIN(RADIANS([.B167]))) )) + [.D167]" office:value-type="float" office:value="0.225284520335004" calcext:value-type="float">
            <text:p>0.23</text:p>
          </table:table-cell>
          <table:table-cell table:style-name="ce11" table:formula="of:=SQRT([.W167]^2+[.X167]^2)" office:value-type="float" office:value="11.9994814040309" calcext:value-type="float">
            <text:p>12.00</text:p>
          </table:table-cell>
          <table:table-cell table:style-name="ce13" table:formula="of:=DEGREES(ATAN2([.W167];[.X167]))" office:value-type="float" office:value="0.226035499255718" calcext:value-type="float">
            <text:p>0.23</text:p>
          </table:table-cell>
          <table:table-cell office:value-type="float" office:value="11.9994814040309" calcext:value-type="float">
            <text:p>12.00</text:p>
          </table:table-cell>
          <table:table-cell office:value-type="float" office:value="0.226035499255718" calcext:value-type="float">
            <text:p>0.23</text:p>
          </table:table-cell>
          <table:table-cell/>
          <table:table-cell table:style-name="ce19" table:formula="of:=[.K167]*15" office:value-type="float" office:value="12.0394810937949" calcext:value-type="float">
            <text:p>12.04</text:p>
          </table:table-cell>
          <table:table-cell table:style-name="ce8" table:formula="of:=[.K167]^2*225" office:value-type="float" office:value="144.949105007845" calcext:value-type="float">
            <text:p>144.95</text:p>
          </table:table-cell>
          <table:table-cell table:style-name="ce8" table:formula="of:=[.L167]*COS(RADIANS([.M167]))+[.N167]*COS(RADIANS([.O167]))" office:value-type="float" office:value="11.9993880270225" calcext:value-type="float">
            <text:p>12.00</text:p>
          </table:table-cell>
          <table:table-cell table:style-name="ce8" table:formula="of:=[.L167]*SIN(RADIANS([.M167]))+[.N167]*SIN(RADIANS([.O167]))" office:value-type="float" office:value="0.0473385955738789" calcext:value-type="float">
            <text:p>0.05</text:p>
          </table:table-cell>
          <table:table-cell office:value-type="float" office:value="9.91075018894719" calcext:value-type="float">
            <text:p>9.91</text:p>
          </table:table-cell>
          <table:table-cell table:number-columns-repeated="998"/>
        </table:table-row>
        <table:table-row table:style-name="ro1">
          <table:table-cell table:style-name="Default" office:value-type="float" office:value="159399" calcext:value-type="float">
            <text:p>159399</text:p>
          </table:table-cell>
          <table:table-cell table:style-name="Default" office:value-type="float" office:value="-38.3161864512343" calcext:value-type="float">
            <text:p>-38.3161864512</text:p>
          </table:table-cell>
          <table:table-cell table:style-name="Default" office:value-type="float" office:value="6.77958088335754" calcext:value-type="float">
            <text:p>6.7795808834</text:p>
          </table:table-cell>
          <table:table-cell table:style-name="Default" office:value-type="float" office:value="-8.29385175159594" calcext:value-type="float">
            <text:p>-8.2938517516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66" calcext:value-type="float">
            <text:p>15.66</text:p>
          </table:table-cell>
          <table:table-cell/>
          <table:table-cell table:formula="of:=DEGREES(ACOS(COS(RADIANS([.B168]))*COS(RADIANS([.C168]))))" office:value-type="float" office:value="38.820379936944" calcext:value-type="float">
            <text:p>38.82</text:p>
          </table:table-cell>
          <table:table-cell table:formula="of:=TAN((ACOS(COS(RADIANS([.B168]))*COS(RADIANS([.C168])))))" office:value-type="float" office:value="0.8046064471952" calcext:value-type="float">
            <text:p>0.8046</text:p>
          </table:table-cell>
          <table:table-cell table:formula="of:=SQRT([.E168]^2+[.F168]^2)" office:value-type="float" office:value="0.05" calcext:value-type="float">
            <text:p>0.05</text:p>
          </table:table-cell>
          <table:table-cell table:formula="of:=DEGREES(ATAN2([.E168]; [.F168]))" office:value-type="float" office:value="180" calcext:value-type="float">
            <text:p>180.00</text:p>
          </table:table-cell>
          <table:table-cell table:style-name="ce9" table:formula="of:=SQRT([.V168])" office:value-type="float" office:value="12.069096707928" calcext:value-type="float">
            <text:p>12.07</text:p>
          </table:table-cell>
          <table:table-cell table:style-name="ce8" table:formula="of:=DEGREES(ATAN( (-SIN (RADIANS ([.C168])) * COS(RADIANS([.B168]))) / (COS (RADIANS ([.C168])) * SIN(RADIANS([.B168]))) )) + [.D168]" office:value-type="float" office:value="0.261707438734518" calcext:value-type="float">
            <text:p>0.26</text:p>
          </table:table-cell>
          <table:table-cell table:style-name="ce11" table:formula="of:=SQRT([.W168]^2+[.X168]^2)" office:value-type="float" office:value="12.019097231684" calcext:value-type="float">
            <text:p>12.02</text:p>
          </table:table-cell>
          <table:table-cell table:style-name="ce13" table:formula="of:=DEGREES(ATAN2([.W168];[.X168]))" office:value-type="float" office:value="0.262796149989968" calcext:value-type="float">
            <text:p>0.26</text:p>
          </table:table-cell>
          <table:table-cell office:value-type="float" office:value="12.019097231684" calcext:value-type="float">
            <text:p>12.02</text:p>
          </table:table-cell>
          <table:table-cell office:value-type="float" office:value="0.262796149989968" calcext:value-type="float">
            <text:p>0.26</text:p>
          </table:table-cell>
          <table:table-cell/>
          <table:table-cell table:style-name="ce19" table:formula="of:=[.K168]*15" office:value-type="float" office:value="12.069096707928" calcext:value-type="float">
            <text:p>12.07</text:p>
          </table:table-cell>
          <table:table-cell table:style-name="ce8" table:formula="of:=[.K168]^2*225" office:value-type="float" office:value="145.663095345318" calcext:value-type="float">
            <text:p>145.66</text:p>
          </table:table-cell>
          <table:table-cell table:style-name="ce8" table:formula="of:=[.L168]*COS(RADIANS([.M168]))+[.N168]*COS(RADIANS([.O168]))" office:value-type="float" office:value="12.0189708064333" calcext:value-type="float">
            <text:p>12.02</text:p>
          </table:table-cell>
          <table:table-cell table:style-name="ce8" table:formula="of:=[.L168]*SIN(RADIANS([.M168]))+[.N168]*SIN(RADIANS([.O168]))" office:value-type="float" office:value="0.0551272961287311" calcext:value-type="float">
            <text:p>0.06</text:p>
          </table:table-cell>
          <table:table-cell office:value-type="float" office:value="9.92082033457204" calcext:value-type="float">
            <text:p>9.92</text:p>
          </table:table-cell>
          <table:table-cell table:number-columns-repeated="998"/>
        </table:table-row>
        <table:table-row table:style-name="ro1">
          <table:table-cell table:style-name="Default" office:value-type="float" office:value="159649" calcext:value-type="float">
            <text:p>159649</text:p>
          </table:table-cell>
          <table:table-cell table:style-name="Default" office:value-type="float" office:value="-38.3665010397552" calcext:value-type="float">
            <text:p>-38.3665010398</text:p>
          </table:table-cell>
          <table:table-cell table:style-name="Default" office:value-type="float" office:value="6.88557602776603" calcext:value-type="float">
            <text:p>6.8855760278</text:p>
          </table:table-cell>
          <table:table-cell table:style-name="Default" office:value-type="float" office:value="-8.30475614860587" calcext:value-type="float">
            <text:p>-8.3047561486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695" calcext:value-type="float">
            <text:p>15.695</text:p>
          </table:table-cell>
          <table:table-cell/>
          <table:table-cell table:formula="of:=DEGREES(ACOS(COS(RADIANS([.B169]))*COS(RADIANS([.C169]))))" office:value-type="float" office:value="38.885547517371" calcext:value-type="float">
            <text:p>38.89</text:p>
          </table:table-cell>
          <table:table-cell table:formula="of:=TAN((ACOS(COS(RADIANS([.B169]))*COS(RADIANS([.C169])))))" office:value-type="float" office:value="0.806481889068773" calcext:value-type="float">
            <text:p>0.8065</text:p>
          </table:table-cell>
          <table:table-cell table:formula="of:=SQRT([.E169]^2+[.F169]^2)" office:value-type="float" office:value="0.0509901951359279" calcext:value-type="float">
            <text:p>0.05</text:p>
          </table:table-cell>
          <table:table-cell table:formula="of:=DEGREES(ATAN2([.E169]; [.F169]))" office:value-type="float" office:value="-168.69006752598" calcext:value-type="float">
            <text:p>-168.69</text:p>
          </table:table-cell>
          <table:table-cell table:style-name="ce9" table:formula="of:=SQRT([.V169])" office:value-type="float" office:value="12.0972283360316" calcext:value-type="float">
            <text:p>12.10</text:p>
          </table:table-cell>
          <table:table-cell table:style-name="ce8" table:formula="of:=DEGREES(ATAN( (-SIN (RADIANS ([.C169])) * COS(RADIANS([.B169]))) / (COS (RADIANS ([.C169])) * SIN(RADIANS([.B169]))) )) + [.D169]" office:value-type="float" office:value="0.368377113237029" calcext:value-type="float">
            <text:p>0.37</text:p>
          </table:table-cell>
          <table:table-cell table:style-name="ce11" table:formula="of:=SQRT([.W169]^2+[.X169]^2)" office:value-type="float" office:value="12.047168963599" calcext:value-type="float">
            <text:p>12.05</text:p>
          </table:table-cell>
          <table:table-cell table:style-name="ce13" table:formula="of:=DEGREES(ATAN2([.W169];[.X169]))" office:value-type="float" office:value="0.322347437258897" calcext:value-type="float">
            <text:p>0.32</text:p>
          </table:table-cell>
          <table:table-cell office:value-type="float" office:value="12.047168963599" calcext:value-type="float">
            <text:p>12.05</text:p>
          </table:table-cell>
          <table:table-cell office:value-type="float" office:value="0.322347437258895" calcext:value-type="float">
            <text:p>0.32</text:p>
          </table:table-cell>
          <table:table-cell/>
          <table:table-cell table:style-name="ce19" table:formula="of:=[.K169]*15" office:value-type="float" office:value="12.0972283360316" calcext:value-type="float">
            <text:p>12.10</text:p>
          </table:table-cell>
          <table:table-cell table:style-name="ce8" table:formula="of:=[.K169]^2*225" office:value-type="float" office:value="146.342933414086" calcext:value-type="float">
            <text:p>146.34</text:p>
          </table:table-cell>
          <table:table-cell table:style-name="ce8" table:formula="of:=[.L169]*COS(RADIANS([.M169]))+[.N169]*COS(RADIANS([.O169]))" office:value-type="float" office:value="12.0469783047183" calcext:value-type="float">
            <text:p>12.05</text:p>
          </table:table-cell>
          <table:table-cell table:style-name="ce8" table:formula="of:=[.L169]*SIN(RADIANS([.M169]))+[.N169]*SIN(RADIANS([.O169]))" office:value-type="float" office:value="0.0677773055622517" calcext:value-type="float">
            <text:p>0.07</text:p>
          </table:table-cell>
          <table:table-cell office:value-type="float" office:value="9.92082033457204" calcext:value-type="float">
            <text:p>9.92</text:p>
          </table:table-cell>
          <table:table-cell table:number-columns-repeated="998"/>
        </table:table-row>
        <table:table-row table:style-name="ro1">
          <table:table-cell table:style-name="Default" office:value-type="float" office:value="159900" calcext:value-type="float">
            <text:p>159900</text:p>
          </table:table-cell>
          <table:table-cell table:style-name="Default" office:value-type="float" office:value="-38.33630135834" calcext:value-type="float">
            <text:p>-38.3363013583</text:p>
          </table:table-cell>
          <table:table-cell table:style-name="Default" office:value-type="float" office:value="6.89475409446324" calcext:value-type="float">
            <text:p>6.8947540945</text:p>
          </table:table-cell>
          <table:table-cell table:style-name="Default" office:value-type="float" office:value="-8.30589679019726" calcext:value-type="float">
            <text:p>-8.3058967902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73" calcext:value-type="float">
            <text:p>15.73</text:p>
          </table:table-cell>
          <table:table-cell/>
          <table:table-cell table:formula="of:=DEGREES(ACOS(COS(RADIANS([.B170]))*COS(RADIANS([.C170]))))" office:value-type="float" office:value="38.8572806342688" calcext:value-type="float">
            <text:p>38.86</text:p>
          </table:table-cell>
          <table:table-cell table:formula="of:=TAN((ACOS(COS(RADIANS([.B170]))*COS(RADIANS([.C170])))))" office:value-type="float" office:value="0.805667981270634" calcext:value-type="float">
            <text:p>0.8057</text:p>
          </table:table-cell>
          <table:table-cell table:formula="of:=SQRT([.E170]^2+[.F170]^2)" office:value-type="float" office:value="0.05" calcext:value-type="float">
            <text:p>0.05</text:p>
          </table:table-cell>
          <table:table-cell table:formula="of:=DEGREES(ATAN2([.E170]; [.F170]))" office:value-type="float" office:value="180" calcext:value-type="float">
            <text:p>180.00</text:p>
          </table:table-cell>
          <table:table-cell table:style-name="ce9" table:formula="of:=SQRT([.V170])" office:value-type="float" office:value="12.0850197190595" calcext:value-type="float">
            <text:p>12.09</text:p>
          </table:table-cell>
          <table:table-cell table:style-name="ce8" table:formula="of:=DEGREES(ATAN( (-SIN (RADIANS ([.C170])) * COS(RADIANS([.B170]))) / (COS (RADIANS ([.C170])) * SIN(RADIANS([.B170]))) )) + [.D170]" office:value-type="float" office:value="0.388000305352925" calcext:value-type="float">
            <text:p>0.39</text:p>
          </table:table-cell>
          <table:table-cell table:style-name="ce11" table:formula="of:=SQRT([.W170]^2+[.X170]^2)" office:value-type="float" office:value="12.035020870278" calcext:value-type="float">
            <text:p>12.04</text:p>
          </table:table-cell>
          <table:table-cell table:style-name="ce13" table:formula="of:=DEGREES(ATAN2([.W170];[.X170]))" office:value-type="float" office:value="0.389612256607854" calcext:value-type="float">
            <text:p>0.39</text:p>
          </table:table-cell>
          <table:table-cell office:value-type="float" office:value="12.035020870278" calcext:value-type="float">
            <text:p>12.04</text:p>
          </table:table-cell>
          <table:table-cell office:value-type="float" office:value="0.389612256607854" calcext:value-type="float">
            <text:p>0.39</text:p>
          </table:table-cell>
          <table:table-cell/>
          <table:table-cell table:style-name="ce19" table:formula="of:=[.K170]*15" office:value-type="float" office:value="12.0850197190595" calcext:value-type="float">
            <text:p>12.09</text:p>
          </table:table-cell>
          <table:table-cell table:style-name="ce8" table:formula="of:=[.K170]^2*225" office:value-type="float" office:value="146.047701610057" calcext:value-type="float">
            <text:p>146.05</text:p>
          </table:table-cell>
          <table:table-cell table:style-name="ce8" table:formula="of:=[.L170]*COS(RADIANS([.M170]))+[.N170]*COS(RADIANS([.O170]))" office:value-type="float" office:value="12.0347426203023" calcext:value-type="float">
            <text:p>12.03</text:p>
          </table:table-cell>
          <table:table-cell table:style-name="ce8" table:formula="of:=[.L170]*SIN(RADIANS([.M170]))+[.N170]*SIN(RADIANS([.O170]))" office:value-type="float" office:value="0.0818377120068968" calcext:value-type="float">
            <text:p>0.08</text:p>
          </table:table-cell>
          <table:table-cell office:value-type="float" office:value="9.92912735750996" calcext:value-type="float">
            <text:p>9.93</text:p>
          </table:table-cell>
          <table:table-cell table:number-columns-repeated="998"/>
        </table:table-row>
        <table:table-row table:style-name="ro1">
          <table:table-cell table:style-name="Default" office:value-type="float" office:value="160150" calcext:value-type="float">
            <text:p>160150</text:p>
          </table:table-cell>
          <table:table-cell table:style-name="Default" office:value-type="float" office:value="-38.3042882617001" calcext:value-type="float">
            <text:p>-38.3042882617</text:p>
          </table:table-cell>
          <table:table-cell table:style-name="Default" office:value-type="float" office:value="6.84188202698499" calcext:value-type="float">
            <text:p>6.841882027</text:p>
          </table:table-cell>
          <table:table-cell table:style-name="Default" office:value-type="float" office:value="-8.30692558744099" calcext:value-type="float">
            <text:p>-8.306925587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765" calcext:value-type="float">
            <text:p>15.765</text:p>
          </table:table-cell>
          <table:table-cell/>
          <table:table-cell table:formula="of:=DEGREES(ACOS(COS(RADIANS([.B171]))*COS(RADIANS([.C171]))))" office:value-type="float" office:value="38.8179447537976" calcext:value-type="float">
            <text:p>38.82</text:p>
          </table:table-cell>
          <table:table-cell table:formula="of:=TAN((ACOS(COS(RADIANS([.B171]))*COS(RADIANS([.C171])))))" office:value-type="float" office:value="0.804536432214114" calcext:value-type="float">
            <text:p>0.8045</text:p>
          </table:table-cell>
          <table:table-cell table:formula="of:=SQRT([.E171]^2+[.F171]^2)" office:value-type="float" office:value="0.0412310562561766" calcext:value-type="float">
            <text:p>0.04</text:p>
          </table:table-cell>
          <table:table-cell table:formula="of:=DEGREES(ATAN2([.E171]; [.F171]))" office:value-type="float" office:value="-165.963756532074" calcext:value-type="float">
            <text:p>-165.96</text:p>
          </table:table-cell>
          <table:table-cell table:style-name="ce9" table:formula="of:=SQRT([.V171])" office:value-type="float" office:value="12.0680464832117" calcext:value-type="float">
            <text:p>12.07</text:p>
          </table:table-cell>
          <table:table-cell table:style-name="ce8" table:formula="of:=DEGREES(ATAN( (-SIN (RADIANS ([.C171])) * COS(RADIANS([.B171]))) / (COS (RADIANS ([.C171])) * SIN(RADIANS([.B171]))) )) + [.D171]" office:value-type="float" office:value="0.330444483317093" calcext:value-type="float">
            <text:p>0.33</text:p>
          </table:table-cell>
          <table:table-cell table:style-name="ce11" table:formula="of:=SQRT([.W171]^2+[.X171]^2)" office:value-type="float" office:value="12.0279934425834" calcext:value-type="float">
            <text:p>12.03</text:p>
          </table:table-cell>
          <table:table-cell table:style-name="ce13" table:formula="of:=DEGREES(ATAN2([.W171];[.X171]))" office:value-type="float" office:value="0.283908822620567" calcext:value-type="float">
            <text:p>0.28</text:p>
          </table:table-cell>
          <table:table-cell office:value-type="float" office:value="12.0279934425834" calcext:value-type="float">
            <text:p>12.03</text:p>
          </table:table-cell>
          <table:table-cell office:value-type="float" office:value="0.283908822620567" calcext:value-type="float">
            <text:p>0.28</text:p>
          </table:table-cell>
          <table:table-cell/>
          <table:table-cell table:style-name="ce19" table:formula="of:=[.K171]*15" office:value-type="float" office:value="12.0680464832117" calcext:value-type="float">
            <text:p>12.07</text:p>
          </table:table-cell>
          <table:table-cell table:style-name="ce8" table:formula="of:=[.K171]^2*225" office:value-type="float" office:value="145.637745920959" calcext:value-type="float">
            <text:p>145.64</text:p>
          </table:table-cell>
          <table:table-cell table:style-name="ce8" table:formula="of:=[.L171]*COS(RADIANS([.M171]))+[.N171]*COS(RADIANS([.O171]))" office:value-type="float" office:value="12.0278457785214" calcext:value-type="float">
            <text:p>12.03</text:p>
          </table:table-cell>
          <table:table-cell table:style-name="ce8" table:formula="of:=[.L171]*SIN(RADIANS([.M171]))+[.N171]*SIN(RADIANS([.O171]))" office:value-type="float" office:value="0.0596001923946938" calcext:value-type="float">
            <text:p>0.06</text:p>
          </table:table-cell>
          <table:table-cell office:value-type="float" office:value="9.92912735750996" calcext:value-type="float">
            <text:p>9.93</text:p>
          </table:table-cell>
          <table:table-cell table:number-columns-repeated="998"/>
        </table:table-row>
        <table:table-row table:style-name="ro1">
          <table:table-cell table:style-name="Default" office:value-type="float" office:value="160399" calcext:value-type="float">
            <text:p>160399</text:p>
          </table:table-cell>
          <table:table-cell table:style-name="Default" office:value-type="float" office:value="-38.2567672205498" calcext:value-type="float">
            <text:p>-38.2567672205</text:p>
          </table:table-cell>
          <table:table-cell table:style-name="Default" office:value-type="float" office:value="6.88398928944447" calcext:value-type="float">
            <text:p>6.8839892894</text:p>
          </table:table-cell>
          <table:table-cell table:style-name="Default" office:value-type="float" office:value="-8.30965851688264" calcext:value-type="float">
            <text:p>-8.3096585169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801" calcext:value-type="float">
            <text:p>15.801</text:p>
          </table:table-cell>
          <table:table-cell/>
          <table:table-cell table:formula="of:=DEGREES(ACOS(COS(RADIANS([.B172]))*COS(RADIANS([.C172]))))" office:value-type="float" office:value="38.7775996186978" calcext:value-type="float">
            <text:p>38.78</text:p>
          </table:table-cell>
          <table:table-cell table:formula="of:=TAN((ACOS(COS(RADIANS([.B172]))*COS(RADIANS([.C172])))))" office:value-type="float" office:value="0.803377148392777" calcext:value-type="float">
            <text:p>0.8034</text:p>
          </table:table-cell>
          <table:table-cell table:formula="of:=SQRT([.E172]^2+[.F172]^2)" office:value-type="float" office:value="0.04" calcext:value-type="float">
            <text:p>0.04</text:p>
          </table:table-cell>
          <table:table-cell table:formula="of:=DEGREES(ATAN2([.E172]; [.F172]))" office:value-type="float" office:value="180" calcext:value-type="float">
            <text:p>180.00</text:p>
          </table:table-cell>
          <table:table-cell table:style-name="ce9" table:formula="of:=SQRT([.V172])" office:value-type="float" office:value="12.0506572258917" calcext:value-type="float">
            <text:p>12.05</text:p>
          </table:table-cell>
          <table:table-cell table:style-name="ce8" table:formula="of:=DEGREES(ATAN( (-SIN (RADIANS ([.C172])) * COS(RADIANS([.B172]))) / (COS (RADIANS ([.C172])) * SIN(RADIANS([.B172]))) )) + [.D172]" office:value-type="float" office:value="0.395172219515265" calcext:value-type="float">
            <text:p>0.40</text:p>
          </table:table-cell>
          <table:table-cell table:style-name="ce11" table:formula="of:=SQRT([.W172]^2+[.X172]^2)" office:value-type="float" office:value="12.010658180444" calcext:value-type="float">
            <text:p>12.01</text:p>
          </table:table-cell>
          <table:table-cell table:style-name="ce13" table:formula="of:=DEGREES(ATAN2([.W172];[.X172]))" office:value-type="float" office:value="0.39648828090209" calcext:value-type="float">
            <text:p>0.40</text:p>
          </table:table-cell>
          <table:table-cell office:value-type="float" office:value="12.010658180444" calcext:value-type="float">
            <text:p>12.01</text:p>
          </table:table-cell>
          <table:table-cell office:value-type="float" office:value="0.39648828090209" calcext:value-type="float">
            <text:p>0.40</text:p>
          </table:table-cell>
          <table:table-cell/>
          <table:table-cell table:style-name="ce19" table:formula="of:=[.K172]*15" office:value-type="float" office:value="12.0506572258917" calcext:value-type="float">
            <text:p>12.05</text:p>
          </table:table-cell>
          <table:table-cell table:style-name="ce8" table:formula="of:=[.K172]^2*225" office:value-type="float" office:value="145.218339575935" calcext:value-type="float">
            <text:p>145.22</text:p>
          </table:table-cell>
          <table:table-cell table:style-name="ce8" table:formula="of:=[.L172]*COS(RADIANS([.M172]))+[.N172]*COS(RADIANS([.O172]))" office:value-type="float" office:value="12.0103706058441" calcext:value-type="float">
            <text:p>12.01</text:p>
          </table:table-cell>
          <table:table-cell table:style-name="ce8" table:formula="of:=[.L172]*SIN(RADIANS([.M172]))+[.N172]*SIN(RADIANS([.O172]))" office:value-type="float" office:value="0.0831134029106974" calcext:value-type="float">
            <text:p>0.08</text:p>
          </table:table-cell>
          <table:table-cell office:value-type="float" office:value="9.92527318210411" calcext:value-type="float">
            <text:p>9.93</text:p>
          </table:table-cell>
          <table:table-cell table:number-columns-repeated="998"/>
        </table:table-row>
        <table:table-row table:style-name="ro1">
          <table:table-cell table:style-name="Default" office:value-type="float" office:value="160649" calcext:value-type="float">
            <text:p>160649</text:p>
          </table:table-cell>
          <table:table-cell table:style-name="Default" office:value-type="float" office:value="-38.2925027702873" calcext:value-type="float">
            <text:p>-38.2925027703</text:p>
          </table:table-cell>
          <table:table-cell table:style-name="Default" office:value-type="float" office:value="6.85578914590878" calcext:value-type="float">
            <text:p>6.8557891459</text:p>
          </table:table-cell>
          <table:table-cell table:style-name="Default" office:value-type="float" office:value="-8.32028031481566" calcext:value-type="float">
            <text:p>-8.3202803148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836" calcext:value-type="float">
            <text:p>15.836</text:p>
          </table:table-cell>
          <table:table-cell/>
          <table:table-cell table:formula="of:=DEGREES(ACOS(COS(RADIANS([.B173]))*COS(RADIANS([.C173]))))" office:value-type="float" office:value="38.8084510469196" calcext:value-type="float">
            <text:p>38.81</text:p>
          </table:table-cell>
          <table:table-cell table:formula="of:=TAN((ACOS(COS(RADIANS([.B173]))*COS(RADIANS([.C173])))))" office:value-type="float" office:value="0.804263520343268" calcext:value-type="float">
            <text:p>0.8043</text:p>
          </table:table-cell>
          <table:table-cell table:formula="of:=SQRT([.E173]^2+[.F173]^2)" office:value-type="float" office:value="0.05" calcext:value-type="float">
            <text:p>0.05</text:p>
          </table:table-cell>
          <table:table-cell table:formula="of:=DEGREES(ATAN2([.E173]; [.F173]))" office:value-type="float" office:value="180" calcext:value-type="float">
            <text:p>180.00</text:p>
          </table:table-cell>
          <table:table-cell table:style-name="ce9" table:formula="of:=SQRT([.V173])" office:value-type="float" office:value="12.063952805149" calcext:value-type="float">
            <text:p>12.06</text:p>
          </table:table-cell>
          <table:table-cell table:style-name="ce8" table:formula="of:=DEGREES(ATAN( (-SIN (RADIANS ([.C173])) * COS(RADIANS([.B173]))) / (COS (RADIANS ([.C173])) * SIN(RADIANS([.B173]))) )) + [.D173]" office:value-type="float" office:value="0.338152379771312" calcext:value-type="float">
            <text:p>0.34</text:p>
          </table:table-cell>
          <table:table-cell table:style-name="ce11" table:formula="of:=SQRT([.W173]^2+[.X173]^2)" office:value-type="float" office:value="12.013953679573" calcext:value-type="float">
            <text:p>12.01</text:p>
          </table:table-cell>
          <table:table-cell table:style-name="ce13" table:formula="of:=DEGREES(ATAN2([.W173];[.X173]))" office:value-type="float" office:value="0.339559703395719" calcext:value-type="float">
            <text:p>0.34</text:p>
          </table:table-cell>
          <table:table-cell office:value-type="float" office:value="12.013953679573" calcext:value-type="float">
            <text:p>12.01</text:p>
          </table:table-cell>
          <table:table-cell office:value-type="float" office:value="0.339559703395719" calcext:value-type="float">
            <text:p>0.34</text:p>
          </table:table-cell>
          <table:table-cell/>
          <table:table-cell table:style-name="ce19" table:formula="of:=[.K173]*15" office:value-type="float" office:value="12.063952805149" calcext:value-type="float">
            <text:p>12.06</text:p>
          </table:table-cell>
          <table:table-cell table:style-name="ce8" table:formula="of:=[.K173]^2*225" office:value-type="float" office:value="145.538957284863" calcext:value-type="float">
            <text:p>145.54</text:p>
          </table:table-cell>
          <table:table-cell table:style-name="ce8" table:formula="of:=[.L173]*COS(RADIANS([.M173]))+[.N173]*COS(RADIANS([.O173]))" office:value-type="float" office:value="12.0137426993667" calcext:value-type="float">
            <text:p>12.01</text:p>
          </table:table-cell>
          <table:table-cell table:style-name="ce8" table:formula="of:=[.L173]*SIN(RADIANS([.M173]))+[.N173]*SIN(RADIANS([.O173]))" office:value-type="float" office:value="0.0711994967615527" calcext:value-type="float">
            <text:p>0.07</text:p>
          </table:table-cell>
          <table:table-cell office:value-type="float" office:value="9.92527318210411" calcext:value-type="float">
            <text:p>9.93</text:p>
          </table:table-cell>
          <table:table-cell table:number-columns-repeated="998"/>
        </table:table-row>
        <table:table-row table:style-name="ro1">
          <table:table-cell table:style-name="Default" office:value-type="float" office:value="160899" calcext:value-type="float">
            <text:p>160899</text:p>
          </table:table-cell>
          <table:table-cell table:style-name="Default" office:value-type="float" office:value="-38.3282246596464" calcext:value-type="float">
            <text:p>-38.3282246596</text:p>
          </table:table-cell>
          <table:table-cell table:style-name="Default" office:value-type="float" office:value="6.82662167683189" calcext:value-type="float">
            <text:p>6.8266216768</text:p>
          </table:table-cell>
          <table:table-cell table:style-name="Default" office:value-type="float" office:value="-8.3167977721126" calcext:value-type="float">
            <text:p>-8.3167977721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87" calcext:value-type="float">
            <text:p>15.87</text:p>
          </table:table-cell>
          <table:table-cell/>
          <table:table-cell table:formula="of:=DEGREES(ACOS(COS(RADIANS([.B174]))*COS(RADIANS([.C174]))))" office:value-type="float" office:value="38.839173672879" calcext:value-type="float">
            <text:p>38.84</text:p>
          </table:table-cell>
          <table:table-cell table:formula="of:=TAN((ACOS(COS(RADIANS([.B174]))*COS(RADIANS([.C174])))))" office:value-type="float" office:value="0.805146954998451" calcext:value-type="float">
            <text:p>0.8051</text:p>
          </table:table-cell>
          <table:table-cell table:formula="of:=SQRT([.E174]^2+[.F174]^2)" office:value-type="float" office:value="0.05" calcext:value-type="float">
            <text:p>0.05</text:p>
          </table:table-cell>
          <table:table-cell table:formula="of:=DEGREES(ATAN2([.E174]; [.F174]))" office:value-type="float" office:value="180" calcext:value-type="float">
            <text:p>180.00</text:p>
          </table:table-cell>
          <table:table-cell table:style-name="ce9" table:formula="of:=SQRT([.V174])" office:value-type="float" office:value="12.0772043249768" calcext:value-type="float">
            <text:p>12.08</text:p>
          </table:table-cell>
          <table:table-cell table:style-name="ce8" table:formula="of:=DEGREES(ATAN( (-SIN (RADIANS ([.C174])) * COS(RADIANS([.B174]))) / (COS (RADIANS ([.C174])) * SIN(RADIANS([.B174]))) )) + [.D174]" office:value-type="float" office:value="0.29412859423616" calcext:value-type="float">
            <text:p>0.29</text:p>
          </table:table-cell>
          <table:table-cell table:style-name="ce11" table:formula="of:=SQRT([.W174]^2+[.X174]^2)" office:value-type="float" office:value="12.0272049865379" calcext:value-type="float">
            <text:p>12.03</text:p>
          </table:table-cell>
          <table:table-cell table:style-name="ce13" table:formula="of:=DEGREES(ATAN2([.W174];[.X174]))" office:value-type="float" office:value="0.295351352569164" calcext:value-type="float">
            <text:p>0.30</text:p>
          </table:table-cell>
          <table:table-cell office:value-type="float" office:value="12.0272049865379" calcext:value-type="float">
            <text:p>12.03</text:p>
          </table:table-cell>
          <table:table-cell office:value-type="float" office:value="0.295351352569162" calcext:value-type="float">
            <text:p>0.30</text:p>
          </table:table-cell>
          <table:table-cell/>
          <table:table-cell table:style-name="ce19" table:formula="of:=[.K174]*15" office:value-type="float" office:value="12.0772043249768" calcext:value-type="float">
            <text:p>12.08</text:p>
          </table:table-cell>
          <table:table-cell table:style-name="ce8" table:formula="of:=[.K174]^2*225" office:value-type="float" office:value="145.858864307238" calcext:value-type="float">
            <text:p>145.86</text:p>
          </table:table-cell>
          <table:table-cell table:style-name="ce8" table:formula="of:=[.L174]*COS(RADIANS([.M174]))+[.N174]*COS(RADIANS([.O174]))" office:value-type="float" office:value="12.0270451903484" calcext:value-type="float">
            <text:p>12.03</text:p>
          </table:table-cell>
          <table:table-cell table:style-name="ce8" table:formula="of:=[.L174]*SIN(RADIANS([.M174]))+[.N174]*SIN(RADIANS([.O174]))" office:value-type="float" office:value="0.0619982057765469" calcext:value-type="float">
            <text:p>0.06</text:p>
          </table:table-cell>
          <table:table-cell office:value-type="float" office:value="9.93002024597983" calcext:value-type="float">
            <text:p>9.93</text:p>
          </table:table-cell>
          <table:table-cell table:number-columns-repeated="998"/>
        </table:table-row>
        <table:table-row table:style-name="ro1">
          <table:table-cell table:style-name="Default" office:value-type="float" office:value="161149" calcext:value-type="float">
            <text:p>161149</text:p>
          </table:table-cell>
          <table:table-cell table:style-name="Default" office:value-type="float" office:value="-38.3558971710687" calcext:value-type="float">
            <text:p>-38.3558971711</text:p>
          </table:table-cell>
          <table:table-cell table:style-name="Default" office:value-type="float" office:value="6.88212379402741" calcext:value-type="float">
            <text:p>6.882123794</text:p>
          </table:table-cell>
          <table:table-cell table:style-name="Default" office:value-type="float" office:value="-8.30823698376163" calcext:value-type="float">
            <text:p>-8.3082369838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905" calcext:value-type="float">
            <text:p>15.905</text:p>
          </table:table-cell>
          <table:table-cell/>
          <table:table-cell table:formula="of:=DEGREES(ACOS(COS(RADIANS([.B175]))*COS(RADIANS([.C175]))))" office:value-type="float" office:value="38.874621872217" calcext:value-type="float">
            <text:p>38.87</text:p>
          </table:table-cell>
          <table:table-cell table:formula="of:=TAN((ACOS(COS(RADIANS([.B175]))*COS(RADIANS([.C175])))))" office:value-type="float" office:value="0.806167222701631" calcext:value-type="float">
            <text:p>0.8062</text:p>
          </table:table-cell>
          <table:table-cell table:formula="of:=SQRT([.E175]^2+[.F175]^2)" office:value-type="float" office:value="0.05" calcext:value-type="float">
            <text:p>0.05</text:p>
          </table:table-cell>
          <table:table-cell table:formula="of:=DEGREES(ATAN2([.E175]; [.F175]))" office:value-type="float" office:value="180" calcext:value-type="float">
            <text:p>180.00</text:p>
          </table:table-cell>
          <table:table-cell table:style-name="ce9" table:formula="of:=SQRT([.V175])" office:value-type="float" office:value="12.0925083405245" calcext:value-type="float">
            <text:p>12.09</text:p>
          </table:table-cell>
          <table:table-cell table:style-name="ce8" table:formula="of:=DEGREES(ATAN( (-SIN (RADIANS ([.C175])) * COS(RADIANS([.B175]))) / (COS (RADIANS ([.C175])) * SIN(RADIANS([.B175]))) )) + [.D175]" office:value-type="float" office:value="0.363819758909052" calcext:value-type="float">
            <text:p>0.36</text:p>
          </table:table-cell>
          <table:table-cell table:style-name="ce11" table:formula="of:=SQRT([.W175]^2+[.X175]^2)" office:value-type="float" office:value="12.042509352722" calcext:value-type="float">
            <text:p>12.04</text:p>
          </table:table-cell>
          <table:table-cell table:style-name="ce13" table:formula="of:=DEGREES(ATAN2([.W175];[.X175]))" office:value-type="float" office:value="0.365330313326712" calcext:value-type="float">
            <text:p>0.37</text:p>
          </table:table-cell>
          <table:table-cell office:value-type="float" office:value="12.042509352722" calcext:value-type="float">
            <text:p>12.04</text:p>
          </table:table-cell>
          <table:table-cell office:value-type="float" office:value="0.365330313326714" calcext:value-type="float">
            <text:p>0.37</text:p>
          </table:table-cell>
          <table:table-cell/>
          <table:table-cell table:style-name="ce19" table:formula="of:=[.K175]*15" office:value-type="float" office:value="12.0925083405245" calcext:value-type="float">
            <text:p>12.09</text:p>
          </table:table-cell>
          <table:table-cell table:style-name="ce8" table:formula="of:=[.K175]^2*225" office:value-type="float" office:value="146.228757965654" calcext:value-type="float">
            <text:p>146.23</text:p>
          </table:table-cell>
          <table:table-cell table:style-name="ce8" table:formula="of:=[.L175]*COS(RADIANS([.M175]))+[.N175]*COS(RADIANS([.O175]))" office:value-type="float" office:value="12.0422645525723" calcext:value-type="float">
            <text:p>12.04</text:p>
          </table:table-cell>
          <table:table-cell table:style-name="ce8" table:formula="of:=[.L175]*SIN(RADIANS([.M175]))+[.N175]*SIN(RADIANS([.O175]))" office:value-type="float" office:value="0.0767851304484488" calcext:value-type="float">
            <text:p>0.08</text:p>
          </table:table-cell>
          <table:table-cell office:value-type="float" office:value="9.93002024597983" calcext:value-type="float">
            <text:p>9.93</text:p>
          </table:table-cell>
          <table:table-cell table:number-columns-repeated="998"/>
        </table:table-row>
        <table:table-row table:style-name="ro1">
          <table:table-cell table:style-name="Default" office:value-type="float" office:value="161399" calcext:value-type="float">
            <text:p>161399</text:p>
          </table:table-cell>
          <table:table-cell table:style-name="Default" office:value-type="float" office:value="-38.3275484709186" calcext:value-type="float">
            <text:p>-38.3275484709</text:p>
          </table:table-cell>
          <table:table-cell table:style-name="Default" office:value-type="float" office:value="6.88912986056855" calcext:value-type="float">
            <text:p>6.8891298606</text:p>
          </table:table-cell>
          <table:table-cell table:style-name="Default" office:value-type="float" office:value="-8.29814537926294" calcext:value-type="float">
            <text:p>-8.2981453793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94" calcext:value-type="float">
            <text:p>15.94</text:p>
          </table:table-cell>
          <table:table-cell/>
          <table:table-cell table:formula="of:=DEGREES(ACOS(COS(RADIANS([.B176]))*COS(RADIANS([.C176]))))" office:value-type="float" office:value="38.8478454548585" calcext:value-type="float">
            <text:p>38.85</text:p>
          </table:table-cell>
          <table:table-cell table:formula="of:=TAN((ACOS(COS(RADIANS([.B176]))*COS(RADIANS([.C176])))))" office:value-type="float" office:value="0.805396451691535" calcext:value-type="float">
            <text:p>0.8054</text:p>
          </table:table-cell>
          <table:table-cell table:formula="of:=SQRT([.E176]^2+[.F176]^2)" office:value-type="float" office:value="0.05" calcext:value-type="float">
            <text:p>0.05</text:p>
          </table:table-cell>
          <table:table-cell table:formula="of:=DEGREES(ATAN2([.E176]; [.F176]))" office:value-type="float" office:value="180" calcext:value-type="float">
            <text:p>180.00</text:p>
          </table:table-cell>
          <table:table-cell table:style-name="ce9" table:formula="of:=SQRT([.V176])" office:value-type="float" office:value="12.080946775373" calcext:value-type="float">
            <text:p>12.08</text:p>
          </table:table-cell>
          <table:table-cell table:style-name="ce8" table:formula="of:=DEGREES(ATAN( (-SIN (RADIANS ([.C176])) * COS(RADIANS([.B176]))) / (COS (RADIANS ([.C176])) * SIN(RADIANS([.B176]))) )) + [.D176]" office:value-type="float" office:value="0.391386775593485" calcext:value-type="float">
            <text:p>0.39</text:p>
          </table:table-cell>
          <table:table-cell table:style-name="ce11" table:formula="of:=SQRT([.W176]^2+[.X176]^2)" office:value-type="float" office:value="12.0309479467765" calcext:value-type="float">
            <text:p>12.03</text:p>
          </table:table-cell>
          <table:table-cell table:style-name="ce13" table:formula="of:=DEGREES(ATAN2([.W176];[.X176]))" office:value-type="float" office:value="0.393013346224261" calcext:value-type="float">
            <text:p>0.39</text:p>
          </table:table-cell>
          <table:table-cell office:value-type="float" office:value="12.0309479467765" calcext:value-type="float">
            <text:p>12.03</text:p>
          </table:table-cell>
          <table:table-cell office:value-type="float" office:value="0.393013346224261" calcext:value-type="float">
            <text:p>0.39</text:p>
          </table:table-cell>
          <table:table-cell/>
          <table:table-cell table:style-name="ce19" table:formula="of:=[.K176]*15" office:value-type="float" office:value="12.080946775373" calcext:value-type="float">
            <text:p>12.08</text:p>
          </table:table-cell>
          <table:table-cell table:style-name="ce8" table:formula="of:=[.K176]^2*225" office:value-type="float" office:value="145.949274989396" calcext:value-type="float">
            <text:p>145.95</text:p>
          </table:table-cell>
          <table:table-cell table:style-name="ce8" table:formula="of:=[.L176]*COS(RADIANS([.M176]))+[.N176]*COS(RADIANS([.O176]))" office:value-type="float" office:value="12.0306649135111" calcext:value-type="float">
            <text:p>12.03</text:p>
          </table:table-cell>
          <table:table-cell table:style-name="ce8" table:formula="of:=[.L176]*SIN(RADIANS([.M176]))+[.N176]*SIN(RADIANS([.O176]))" office:value-type="float" office:value="0.0825241592368572" calcext:value-type="float">
            <text:p>0.08</text:p>
          </table:table-cell>
          <table:table-cell office:value-type="float" office:value="9.92144394597357" calcext:value-type="float">
            <text:p>9.92</text:p>
          </table:table-cell>
          <table:table-cell table:number-columns-repeated="998"/>
        </table:table-row>
        <table:table-row table:style-name="ro1">
          <table:table-cell table:style-name="Default" office:value-type="float" office:value="161649" calcext:value-type="float">
            <text:p>161649</text:p>
          </table:table-cell>
          <table:table-cell table:style-name="Default" office:value-type="float" office:value="-38.3911204566185" calcext:value-type="float">
            <text:p>-38.3911204566</text:p>
          </table:table-cell>
          <table:table-cell table:style-name="Default" office:value-type="float" office:value="6.87103540879672" calcext:value-type="float">
            <text:p>6.8710354088</text:p>
          </table:table-cell>
          <table:table-cell table:style-name="Default" office:value-type="float" office:value="-8.3104883848668" calcext:value-type="float">
            <text:p>-8.3104883849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5.974" calcext:value-type="float">
            <text:p>15.974</text:p>
          </table:table-cell>
          <table:table-cell/>
          <table:table-cell table:formula="of:=DEGREES(ACOS(COS(RADIANS([.B177]))*COS(RADIANS([.C177]))))" office:value-type="float" office:value="38.9075409428974" calcext:value-type="float">
            <text:p>38.91</text:p>
          </table:table-cell>
          <table:table-cell table:formula="of:=TAN((ACOS(COS(RADIANS([.B177]))*COS(RADIANS([.C177])))))" office:value-type="float" office:value="0.807115609018098" calcext:value-type="float">
            <text:p>0.8071</text:p>
          </table:table-cell>
          <table:table-cell table:formula="of:=SQRT([.E177]^2+[.F177]^2)" office:value-type="float" office:value="0.08" calcext:value-type="float">
            <text:p>0.08</text:p>
          </table:table-cell>
          <table:table-cell table:formula="of:=DEGREES(ATAN2([.E177]; [.F177]))" office:value-type="float" office:value="180" calcext:value-type="float">
            <text:p>180.00</text:p>
          </table:table-cell>
          <table:table-cell table:style-name="ce9" table:formula="of:=SQRT([.V177])" office:value-type="float" office:value="12.1067341352715" calcext:value-type="float">
            <text:p>12.11</text:p>
          </table:table-cell>
          <table:table-cell table:style-name="ce8" table:formula="of:=DEGREES(ATAN( (-SIN (RADIANS ([.C177])) * COS(RADIANS([.B177]))) / (COS (RADIANS ([.C177])) * SIN(RADIANS([.B177]))) )) + [.D177]" office:value-type="float" office:value="0.336910565408138" calcext:value-type="float">
            <text:p>0.34</text:p>
          </table:table-cell>
          <table:table-cell table:style-name="ce11" table:formula="of:=SQRT([.W177]^2+[.X177]^2)" office:value-type="float" office:value="12.0267355275368" calcext:value-type="float">
            <text:p>12.03</text:p>
          </table:table-cell>
          <table:table-cell table:style-name="ce13" table:formula="of:=DEGREES(ATAN2([.W177];[.X177]))" office:value-type="float" office:value="0.339151629897708" calcext:value-type="float">
            <text:p>0.34</text:p>
          </table:table-cell>
          <table:table-cell office:value-type="float" office:value="12.0267355275368" calcext:value-type="float">
            <text:p>12.03</text:p>
          </table:table-cell>
          <table:table-cell office:value-type="float" office:value="0.339151629897709" calcext:value-type="float">
            <text:p>0.34</text:p>
          </table:table-cell>
          <table:table-cell/>
          <table:table-cell table:style-name="ce19" table:formula="of:=[.K177]*15" office:value-type="float" office:value="12.1067341352715" calcext:value-type="float">
            <text:p>12.11</text:p>
          </table:table-cell>
          <table:table-cell table:style-name="ce8" table:formula="of:=[.K177]^2*225" office:value-type="float" office:value="146.573011422148" calcext:value-type="float">
            <text:p>146.57</text:p>
          </table:table-cell>
          <table:table-cell table:style-name="ce8" table:formula="of:=[.L177]*COS(RADIANS([.M177]))+[.N177]*COS(RADIANS([.O177]))" office:value-type="float" office:value="12.0265248301985" calcext:value-type="float">
            <text:p>12.03</text:p>
          </table:table-cell>
          <table:table-cell table:style-name="ce8" table:formula="of:=[.L177]*SIN(RADIANS([.M177]))+[.N177]*SIN(RADIANS([.O177]))" office:value-type="float" office:value="0.0711895914795097" calcext:value-type="float">
            <text:p>0.07</text:p>
          </table:table-cell>
          <table:table-cell office:value-type="float" office:value="9.92144394597357" calcext:value-type="float">
            <text:p>9.92</text:p>
          </table:table-cell>
          <table:table-cell table:number-columns-repeated="998"/>
        </table:table-row>
        <table:table-row table:style-name="ro1">
          <table:table-cell table:style-name="Default" office:value-type="float" office:value="161900" calcext:value-type="float">
            <text:p>161900</text:p>
          </table:table-cell>
          <table:table-cell table:style-name="Default" office:value-type="float" office:value="-38.7996306557824" calcext:value-type="float">
            <text:p>-38.7996306558</text:p>
          </table:table-cell>
          <table:table-cell table:style-name="Default" office:value-type="float" office:value="6.96669562321733" calcext:value-type="float">
            <text:p>6.9666956232</text:p>
          </table:table-cell>
          <table:table-cell table:style-name="Default" office:value-type="float" office:value="-8.35089578399659" calcext:value-type="float">
            <text:p>-8.350895784</text:p>
          </table:table-cell>
          <table:table-cell table:style-name="Default" office:value-type="float" office:value="-0.1" calcext:value-type="float">
            <text:p>-0.1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008" calcext:value-type="float">
            <text:p>16.008</text:p>
          </table:table-cell>
          <table:table-cell/>
          <table:table-cell table:formula="of:=DEGREES(ACOS(COS(RADIANS([.B178]))*COS(RADIANS([.C178]))))" office:value-type="float" office:value="39.3228108253301" calcext:value-type="float">
            <text:p>39.32</text:p>
          </table:table-cell>
          <table:table-cell table:formula="of:=TAN((ACOS(COS(RADIANS([.B178]))*COS(RADIANS([.C178])))))" office:value-type="float" office:value="0.819155570756157" calcext:value-type="float">
            <text:p>0.8192</text:p>
          </table:table-cell>
          <table:table-cell table:formula="of:=SQRT([.E178]^2+[.F178]^2)" office:value-type="float" office:value="0.100498756211209" calcext:value-type="float">
            <text:p>0.10</text:p>
          </table:table-cell>
          <table:table-cell table:formula="of:=DEGREES(ATAN2([.E178]; [.F178]))" office:value-type="float" office:value="-174.2894068625" calcext:value-type="float">
            <text:p>-174.29</text:p>
          </table:table-cell>
          <table:table-cell table:style-name="ce9" table:formula="of:=SQRT([.V178])" office:value-type="float" office:value="12.2873335613424" calcext:value-type="float">
            <text:p>12.29</text:p>
          </table:table-cell>
          <table:table-cell table:style-name="ce8" table:formula="of:=DEGREES(ATAN( (-SIN (RADIANS ([.C178])) * COS(RADIANS([.B178]))) / (COS (RADIANS ([.C178])) * SIN(RADIANS([.B178]))) )) + [.D178]" office:value-type="float" office:value="0.290865073570224" calcext:value-type="float">
            <text:p>0.29</text:p>
          </table:table-cell>
          <table:table-cell table:style-name="ce11" table:formula="of:=SQRT([.W178]^2+[.X178]^2)" office:value-type="float" office:value="12.1872877811607" calcext:value-type="float">
            <text:p>12.19</text:p>
          </table:table-cell>
          <table:table-cell table:style-name="ce13" table:formula="of:=DEGREES(ATAN2([.W178];[.X178]))" office:value-type="float" office:value="0.246239551098321" calcext:value-type="float">
            <text:p>0.25</text:p>
          </table:table-cell>
          <table:table-cell office:value-type="float" office:value="12.1872877811607" calcext:value-type="float">
            <text:p>12.19</text:p>
          </table:table-cell>
          <table:table-cell office:value-type="float" office:value="0.246239551098321" calcext:value-type="float">
            <text:p>0.25</text:p>
          </table:table-cell>
          <table:table-cell/>
          <table:table-cell table:style-name="ce19" table:formula="of:=[.K178]*15" office:value-type="float" office:value="12.2873335613424" calcext:value-type="float">
            <text:p>12.29</text:p>
          </table:table-cell>
          <table:table-cell table:style-name="ce8" table:formula="of:=[.K178]^2*225" office:value-type="float" office:value="150.97856604769" calcext:value-type="float">
            <text:p>150.98</text:p>
          </table:table-cell>
          <table:table-cell table:style-name="ce8" table:formula="of:=[.L178]*COS(RADIANS([.M178]))+[.N178]*COS(RADIANS([.O178]))" office:value-type="float" office:value="12.1871752308343" calcext:value-type="float">
            <text:p>12.19</text:p>
          </table:table-cell>
          <table:table-cell table:style-name="ce8" table:formula="of:=[.L178]*SIN(RADIANS([.M178]))+[.N178]*SIN(RADIANS([.O178]))" office:value-type="float" office:value="0.0523770347436185" calcext:value-type="float">
            <text:p>0.05</text:p>
          </table:table-cell>
          <table:table-cell office:value-type="float" office:value="9.9218723316785" calcext:value-type="float">
            <text:p>9.92</text:p>
          </table:table-cell>
          <table:table-cell table:number-columns-repeated="998"/>
        </table:table-row>
        <table:table-row table:style-name="ro1">
          <table:table-cell table:style-name="Default" office:value-type="float" office:value="162150" calcext:value-type="float">
            <text:p>162150</text:p>
          </table:table-cell>
          <table:table-cell table:style-name="Default" office:value-type="float" office:value="-39.0891999407397" calcext:value-type="float">
            <text:p>-39.0891999407</text:p>
          </table:table-cell>
          <table:table-cell table:style-name="Default" office:value-type="float" office:value="7.06643602189338" calcext:value-type="float">
            <text:p>7.0664360219</text:p>
          </table:table-cell>
          <table:table-cell table:style-name="Default" office:value-type="float" office:value="-8.34119264650694" calcext:value-type="float">
            <text:p>-8.3411926465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042" calcext:value-type="float">
            <text:p>16.042</text:p>
          </table:table-cell>
          <table:table-cell/>
          <table:table-cell table:formula="of:=DEGREES(ACOS(COS(RADIANS([.B179]))*COS(RADIANS([.C179]))))" office:value-type="float" office:value="39.6218900205516" calcext:value-type="float">
            <text:p>39.62</text:p>
          </table:table-cell>
          <table:table-cell table:formula="of:=TAN((ACOS(COS(RADIANS([.B179]))*COS(RADIANS([.C179])))))" office:value-type="float" office:value="0.827915671347511" calcext:value-type="float">
            <text:p>0.8279</text:p>
          </table:table-cell>
          <table:table-cell table:formula="of:=SQRT([.E179]^2+[.F179]^2)" office:value-type="float" office:value="0.12" calcext:value-type="float">
            <text:p>0.12</text:p>
          </table:table-cell>
          <table:table-cell table:formula="of:=DEGREES(ATAN2([.E179]; [.F179]))" office:value-type="float" office:value="180" calcext:value-type="float">
            <text:p>180.00</text:p>
          </table:table-cell>
          <table:table-cell table:style-name="ce9" table:formula="of:=SQRT([.V179])" office:value-type="float" office:value="12.4187350702127" calcext:value-type="float">
            <text:p>12.42</text:p>
          </table:table-cell>
          <table:table-cell table:style-name="ce8" table:formula="of:=DEGREES(ATAN( (-SIN (RADIANS ([.C179])) * COS(RADIANS([.B179]))) / (COS (RADIANS ([.C179])) * SIN(RADIANS([.B179]))) )) + [.D179]" office:value-type="float" office:value="0.334852164413762" calcext:value-type="float">
            <text:p>0.33</text:p>
          </table:table-cell>
          <table:table-cell table:style-name="ce11" table:formula="of:=SQRT([.W179]^2+[.X179]^2)" office:value-type="float" office:value="12.2987371395336" calcext:value-type="float">
            <text:p>12.30</text:p>
          </table:table-cell>
          <table:table-cell table:style-name="ce13" table:formula="of:=DEGREES(ATAN2([.W179];[.X179]))" office:value-type="float" office:value="0.338119331648488" calcext:value-type="float">
            <text:p>0.34</text:p>
          </table:table-cell>
          <table:table-cell office:value-type="float" office:value="12.2987371395336" calcext:value-type="float">
            <text:p>12.30</text:p>
          </table:table-cell>
          <table:table-cell office:value-type="float" office:value="0.338119331648488" calcext:value-type="float">
            <text:p>0.34</text:p>
          </table:table-cell>
          <table:table-cell/>
          <table:table-cell table:style-name="ce19" table:formula="of:=[.K179]*15" office:value-type="float" office:value="12.4187350702127" calcext:value-type="float">
            <text:p>12.42</text:p>
          </table:table-cell>
          <table:table-cell table:style-name="ce8" table:formula="of:=[.K179]^2*225" office:value-type="float" office:value="154.22498074413" calcext:value-type="float">
            <text:p>154.22</text:p>
          </table:table-cell>
          <table:table-cell table:style-name="ce8" table:formula="of:=[.L179]*COS(RADIANS([.M179]))+[.N179]*COS(RADIANS([.O179]))" office:value-type="float" office:value="12.2985229866127" calcext:value-type="float">
            <text:p>12.30</text:p>
          </table:table-cell>
          <table:table-cell table:style-name="ce8" table:formula="of:=[.L179]*SIN(RADIANS([.M179]))+[.N179]*SIN(RADIANS([.O179]))" office:value-type="float" office:value="0.0725780621301761" calcext:value-type="float">
            <text:p>0.07</text:p>
          </table:table-cell>
          <table:table-cell office:value-type="float" office:value="9.9218723316785" calcext:value-type="float">
            <text:p>9.92</text:p>
          </table:table-cell>
          <table:table-cell table:number-columns-repeated="998"/>
        </table:table-row>
        <table:table-row table:style-name="ro1">
          <table:table-cell table:style-name="Default" office:value-type="float" office:value="162400" calcext:value-type="float">
            <text:p>162400</text:p>
          </table:table-cell>
          <table:table-cell table:style-name="Default" office:value-type="float" office:value="-39.2445628386954" calcext:value-type="float">
            <text:p>-39.2445628387</text:p>
          </table:table-cell>
          <table:table-cell table:style-name="Default" office:value-type="float" office:value="6.97006802912003" calcext:value-type="float">
            <text:p>6.9700680291</text:p>
          </table:table-cell>
          <table:table-cell table:style-name="Default" office:value-type="float" office:value="-8.30422680894519" calcext:value-type="float">
            <text:p>-8.3042268089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076" calcext:value-type="float">
            <text:p>16.076</text:p>
          </table:table-cell>
          <table:table-cell/>
          <table:table-cell table:formula="of:=DEGREES(ACOS(COS(RADIANS([.B180]))*COS(RADIANS([.C180]))))" office:value-type="float" office:value="39.7600883893781" calcext:value-type="float">
            <text:p>39.76</text:p>
          </table:table-cell>
          <table:table-cell table:formula="of:=TAN((ACOS(COS(RADIANS([.B180]))*COS(RADIANS([.C180])))))" office:value-type="float" office:value="0.831989133431466" calcext:value-type="float">
            <text:p>0.8320</text:p>
          </table:table-cell>
          <table:table-cell table:formula="of:=SQRT([.E180]^2+[.F180]^2)" office:value-type="float" office:value="0.08" calcext:value-type="float">
            <text:p>0.08</text:p>
          </table:table-cell>
          <table:table-cell table:formula="of:=DEGREES(ATAN2([.E180]; [.F180]))" office:value-type="float" office:value="180" calcext:value-type="float">
            <text:p>180.00</text:p>
          </table:table-cell>
          <table:table-cell table:style-name="ce9" table:formula="of:=SQRT([.V180])" office:value-type="float" office:value="12.479837001472" calcext:value-type="float">
            <text:p>12.48</text:p>
          </table:table-cell>
          <table:table-cell table:style-name="ce8" table:formula="of:=DEGREES(ATAN( (-SIN (RADIANS ([.C180])) * COS(RADIANS([.B180]))) / (COS (RADIANS ([.C180])) * SIN(RADIANS([.B180]))) )) + [.D180]" office:value-type="float" office:value="0.207529836138345" calcext:value-type="float">
            <text:p>0.21</text:p>
          </table:table-cell>
          <table:table-cell table:style-name="ce11" table:formula="of:=SQRT([.W180]^2+[.X180]^2)" office:value-type="float" office:value="12.3998375296353" calcext:value-type="float">
            <text:p>12.40</text:p>
          </table:table-cell>
          <table:table-cell table:style-name="ce13" table:formula="of:=DEGREES(ATAN2([.W180];[.X180]))" office:value-type="float" office:value="0.208868752922581" calcext:value-type="float">
            <text:p>0.21</text:p>
          </table:table-cell>
          <table:table-cell office:value-type="float" office:value="12.3998375296353" calcext:value-type="float">
            <text:p>12.40</text:p>
          </table:table-cell>
          <table:table-cell office:value-type="float" office:value="0.208868752922581" calcext:value-type="float">
            <text:p>0.21</text:p>
          </table:table-cell>
          <table:table-cell/>
          <table:table-cell table:style-name="ce19" table:formula="of:=[.K180]*15" office:value-type="float" office:value="12.479837001472" calcext:value-type="float">
            <text:p>12.48</text:p>
          </table:table-cell>
          <table:table-cell table:style-name="ce8" table:formula="of:=[.K180]^2*225" office:value-type="float" office:value="155.746331583309" calcext:value-type="float">
            <text:p>155.75</text:p>
          </table:table-cell>
          <table:table-cell table:style-name="ce8" table:formula="of:=[.L180]*COS(RADIANS([.M180]))+[.N180]*COS(RADIANS([.O180]))" office:value-type="float" office:value="12.3997551372264" calcext:value-type="float">
            <text:p>12.40</text:p>
          </table:table-cell>
          <table:table-cell table:style-name="ce8" table:formula="of:=[.L180]*SIN(RADIANS([.M180]))+[.N180]*SIN(RADIANS([.O180]))" office:value-type="float" office:value="0.0452028558973309" calcext:value-type="float">
            <text:p>0.05</text:p>
          </table:table-cell>
          <table:table-cell office:value-type="float" office:value="9.95771768871729" calcext:value-type="float">
            <text:p>9.96</text:p>
          </table:table-cell>
          <table:table-cell table:number-columns-repeated="998"/>
        </table:table-row>
        <table:table-row table:style-name="ro1">
          <table:table-cell table:style-name="Default" office:value-type="float" office:value="162649" calcext:value-type="float">
            <text:p>162649</text:p>
          </table:table-cell>
          <table:table-cell table:style-name="Default" office:value-type="float" office:value="-39.0133609352904" calcext:value-type="float">
            <text:p>-39.0133609353</text:p>
          </table:table-cell>
          <table:table-cell table:style-name="Default" office:value-type="float" office:value="6.84806334818385" calcext:value-type="float">
            <text:p>6.8480633482</text:p>
          </table:table-cell>
          <table:table-cell table:style-name="Default" office:value-type="float" office:value="-8.23992740809869" calcext:value-type="float">
            <text:p>-8.2399274081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11" calcext:value-type="float">
            <text:p>16.11</text:p>
          </table:table-cell>
          <table:table-cell/>
          <table:table-cell table:formula="of:=DEGREES(ACOS(COS(RADIANS([.B181]))*COS(RADIANS([.C181]))))" office:value-type="float" office:value="39.5151878060389" calcext:value-type="float">
            <text:p>39.52</text:p>
          </table:table-cell>
          <table:table-cell table:formula="of:=TAN((ACOS(COS(RADIANS([.B181]))*COS(RADIANS([.C181])))))" office:value-type="float" office:value="0.824781688404559" calcext:value-type="float">
            <text:p>0.8248</text:p>
          </table:table-cell>
          <table:table-cell table:formula="of:=SQRT([.E181]^2+[.F181]^2)" office:value-type="float" office:value="0.06" calcext:value-type="float">
            <text:p>0.06</text:p>
          </table:table-cell>
          <table:table-cell table:formula="of:=DEGREES(ATAN2([.E181]; [.F181]))" office:value-type="float" office:value="180" calcext:value-type="float">
            <text:p>180.00</text:p>
          </table:table-cell>
          <table:table-cell table:style-name="ce9" table:formula="of:=SQRT([.V181])" office:value-type="float" office:value="12.3717253260684" calcext:value-type="float">
            <text:p>12.37</text:p>
          </table:table-cell>
          <table:table-cell table:style-name="ce8" table:formula="of:=DEGREES(ATAN( (-SIN (RADIANS ([.C181])) * COS(RADIANS([.B181]))) / (COS (RADIANS ([.C181])) * SIN(RADIANS([.B181]))) )) + [.D181]" office:value-type="float" office:value="0.19177775649843" calcext:value-type="float">
            <text:p>0.19</text:p>
          </table:table-cell>
          <table:table-cell table:style-name="ce11" table:formula="of:=SQRT([.W181]^2+[.X181]^2)" office:value-type="float" office:value="12.3117256638091" calcext:value-type="float">
            <text:p>12.31</text:p>
          </table:table-cell>
          <table:table-cell table:style-name="ce13" table:formula="of:=DEGREES(ATAN2([.W181];[.X181]))" office:value-type="float" office:value="0.192712365034954" calcext:value-type="float">
            <text:p>0.19</text:p>
          </table:table-cell>
          <table:table-cell office:value-type="float" office:value="12.3117256638091" calcext:value-type="float">
            <text:p>12.31</text:p>
          </table:table-cell>
          <table:table-cell office:value-type="float" office:value="0.192712365034954" calcext:value-type="float">
            <text:p>0.19</text:p>
          </table:table-cell>
          <table:table-cell/>
          <table:table-cell table:style-name="ce19" table:formula="of:=[.K181]*15" office:value-type="float" office:value="12.3717253260684" calcext:value-type="float">
            <text:p>12.37</text:p>
          </table:table-cell>
          <table:table-cell table:style-name="ce8" table:formula="of:=[.K181]^2*225" office:value-type="float" office:value="153.059587543682" calcext:value-type="float">
            <text:p>153.06</text:p>
          </table:table-cell>
          <table:table-cell table:style-name="ce8" table:formula="of:=[.L181]*COS(RADIANS([.M181]))+[.N181]*COS(RADIANS([.O181]))" office:value-type="float" office:value="12.3116560232222" calcext:value-type="float">
            <text:p>12.31</text:p>
          </table:table-cell>
          <table:table-cell table:style-name="ce8" table:formula="of:=[.L181]*SIN(RADIANS([.M181]))+[.N181]*SIN(RADIANS([.O181]))" office:value-type="float" office:value="0.0414099837189002" calcext:value-type="float">
            <text:p>0.04</text:p>
          </table:table-cell>
          <table:table-cell office:value-type="float" office:value="9.95771768871729" calcext:value-type="float">
            <text:p>9.96</text:p>
          </table:table-cell>
          <table:table-cell table:number-columns-repeated="998"/>
        </table:table-row>
        <table:table-row table:style-name="ro1">
          <table:table-cell table:style-name="Default" office:value-type="float" office:value="162899" calcext:value-type="float">
            <text:p>162899</text:p>
          </table:table-cell>
          <table:table-cell table:style-name="Default" office:value-type="float" office:value="-38.9644465355494" calcext:value-type="float">
            <text:p>-38.9644465355</text:p>
          </table:table-cell>
          <table:table-cell table:style-name="Default" office:value-type="float" office:value="6.90748514018932" calcext:value-type="float">
            <text:p>6.9074851402</text:p>
          </table:table-cell>
          <table:table-cell table:style-name="Default" office:value-type="float" office:value="-8.26078509827662" calcext:value-type="float">
            <text:p>-8.2607850983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145" calcext:value-type="float">
            <text:p>16.145</text:p>
          </table:table-cell>
          <table:table-cell/>
          <table:table-cell table:formula="of:=DEGREES(ACOS(COS(RADIANS([.B182]))*COS(RADIANS([.C182]))))" office:value-type="float" office:value="39.4758444628616" calcext:value-type="float">
            <text:p>39.48</text:p>
          </table:table-cell>
          <table:table-cell table:formula="of:=TAN((ACOS(COS(RADIANS([.B182]))*COS(RADIANS([.C182])))))" office:value-type="float" office:value="0.823628552378874" calcext:value-type="float">
            <text:p>0.8236</text:p>
          </table:table-cell>
          <table:table-cell table:formula="of:=SQRT([.E182]^2+[.F182]^2)" office:value-type="float" office:value="0.0707106781186548" calcext:value-type="float">
            <text:p>0.07</text:p>
          </table:table-cell>
          <table:table-cell table:formula="of:=DEGREES(ATAN2([.E182]; [.F182]))" office:value-type="float" office:value="-171.869897645844" calcext:value-type="float">
            <text:p>-171.87</text:p>
          </table:table-cell>
          <table:table-cell table:style-name="ce9" table:formula="of:=SQRT([.V182])" office:value-type="float" office:value="12.3544282856831" calcext:value-type="float">
            <text:p>12.35</text:p>
          </table:table-cell>
          <table:table-cell table:style-name="ce8" table:formula="of:=DEGREES(ATAN( (-SIN (RADIANS ([.C182])) * COS(RADIANS([.B182]))) / (COS (RADIANS ([.C182])) * SIN(RADIANS([.B182]))) )) + [.D182]" office:value-type="float" office:value="0.258359980365631" calcext:value-type="float">
            <text:p>0.26</text:p>
          </table:table-cell>
          <table:table-cell table:style-name="ce11" table:formula="of:=SQRT([.W182]^2+[.X182]^2)" office:value-type="float" office:value="12.2843877224071" calcext:value-type="float">
            <text:p>12.28</text:p>
          </table:table-cell>
          <table:table-cell table:style-name="ce13" table:formula="of:=DEGREES(ATAN2([.W182];[.X182]))" office:value-type="float" office:value="0.213191519161968" calcext:value-type="float">
            <text:p>0.21</text:p>
          </table:table-cell>
          <table:table-cell office:value-type="float" office:value="12.2843877224071" calcext:value-type="float">
            <text:p>12.28</text:p>
          </table:table-cell>
          <table:table-cell office:value-type="float" office:value="0.213191519161968" calcext:value-type="float">
            <text:p>0.21</text:p>
          </table:table-cell>
          <table:table-cell/>
          <table:table-cell table:style-name="ce19" table:formula="of:=[.K182]*15" office:value-type="float" office:value="12.3544282856831" calcext:value-type="float">
            <text:p>12.35</text:p>
          </table:table-cell>
          <table:table-cell table:style-name="ce8" table:formula="of:=[.K182]^2*225" office:value-type="float" office:value="152.631898266087" calcext:value-type="float">
            <text:p>152.63</text:p>
          </table:table-cell>
          <table:table-cell table:style-name="ce8" table:formula="of:=[.L182]*COS(RADIANS([.M182]))+[.N182]*COS(RADIANS([.O182]))" office:value-type="float" office:value="12.2843026835133" calcext:value-type="float">
            <text:p>12.28</text:p>
          </table:table-cell>
          <table:table-cell table:style-name="ce8" table:formula="of:=[.L182]*SIN(RADIANS([.M182]))+[.N182]*SIN(RADIANS([.O182]))" office:value-type="float" office:value="0.0457087984416637" calcext:value-type="float">
            <text:p>0.05</text:p>
          </table:table-cell>
          <table:table-cell office:value-type="float" office:value="10.0366646090115" calcext:value-type="float">
            <text:p>10.04</text:p>
          </table:table-cell>
          <table:table-cell table:number-columns-repeated="998"/>
        </table:table-row>
        <table:table-row table:style-name="ro1">
          <table:table-cell table:style-name="Default" office:value-type="float" office:value="163149" calcext:value-type="float">
            <text:p>163149</text:p>
          </table:table-cell>
          <table:table-cell table:style-name="Default" office:value-type="float" office:value="-39.0955895827082" calcext:value-type="float">
            <text:p>-39.0955895827</text:p>
          </table:table-cell>
          <table:table-cell table:style-name="Default" office:value-type="float" office:value="7.05258695957754" calcext:value-type="float">
            <text:p>7.0525869596</text:p>
          </table:table-cell>
          <table:table-cell table:style-name="Default" office:value-type="float" office:value="-8.32241048006306" calcext:value-type="float">
            <text:p>-8.3224104801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18" calcext:value-type="float">
            <text:p>16.18</text:p>
          </table:table-cell>
          <table:table-cell/>
          <table:table-cell table:formula="of:=DEGREES(ACOS(COS(RADIANS([.B183]))*COS(RADIANS([.C183]))))" office:value-type="float" office:value="39.6260885150186" calcext:value-type="float">
            <text:p>39.63</text:p>
          </table:table-cell>
          <table:table-cell table:formula="of:=TAN((ACOS(COS(RADIANS([.B183]))*COS(RADIANS([.C183])))))" office:value-type="float" office:value="0.828039184077736" calcext:value-type="float">
            <text:p>0.8280</text:p>
          </table:table-cell>
          <table:table-cell table:formula="of:=SQRT([.E183]^2+[.F183]^2)" office:value-type="float" office:value="0.0707106781186548" calcext:value-type="float">
            <text:p>0.07</text:p>
          </table:table-cell>
          <table:table-cell table:formula="of:=DEGREES(ATAN2([.E183]; [.F183]))" office:value-type="float" office:value="-171.869897645844" calcext:value-type="float">
            <text:p>-171.87</text:p>
          </table:table-cell>
          <table:table-cell table:style-name="ce9" table:formula="of:=SQRT([.V183])" office:value-type="float" office:value="12.420587761166" calcext:value-type="float">
            <text:p>12.42</text:p>
          </table:table-cell>
          <table:table-cell table:style-name="ce8" table:formula="of:=DEGREES(ATAN( (-SIN (RADIANS ([.C183])) * COS(RADIANS([.B183]))) / (COS (RADIANS ([.C183])) * SIN(RADIANS([.B183]))) )) + [.D183]" office:value-type="float" office:value="0.334775139393756" calcext:value-type="float">
            <text:p>0.33</text:p>
          </table:table-cell>
          <table:table-cell table:style-name="ce11" table:formula="of:=SQRT([.W183]^2+[.X183]^2)" office:value-type="float" office:value="12.3505342509904" calcext:value-type="float">
            <text:p>12.35</text:p>
          </table:table-cell>
          <table:table-cell table:style-name="ce13" table:formula="of:=DEGREES(ATAN2([.W183];[.X183]))" office:value-type="float" office:value="0.290282007965841" calcext:value-type="float">
            <text:p>0.29</text:p>
          </table:table-cell>
          <table:table-cell office:value-type="float" office:value="12.3505342509904" calcext:value-type="float">
            <text:p>12.35</text:p>
          </table:table-cell>
          <table:table-cell office:value-type="float" office:value="0.290282007965841" calcext:value-type="float">
            <text:p>0.29</text:p>
          </table:table-cell>
          <table:table-cell/>
          <table:table-cell table:style-name="ce19" table:formula="of:=[.K183]*15" office:value-type="float" office:value="12.420587761166" calcext:value-type="float">
            <text:p>12.42</text:p>
          </table:table-cell>
          <table:table-cell table:style-name="ce8" table:formula="of:=[.K183]^2*225" office:value-type="float" office:value="154.271000332828" calcext:value-type="float">
            <text:p>154.27</text:p>
          </table:table-cell>
          <table:table-cell table:style-name="ce8" table:formula="of:=[.L183]*COS(RADIANS([.M183]))+[.N183]*COS(RADIANS([.O183]))" office:value-type="float" office:value="12.3503757434993" calcext:value-type="float">
            <text:p>12.35</text:p>
          </table:table-cell>
          <table:table-cell table:style-name="ce8" table:formula="of:=[.L183]*SIN(RADIANS([.M183]))+[.N183]*SIN(RADIANS([.O183]))" office:value-type="float" office:value="0.0625721924894267" calcext:value-type="float">
            <text:p>0.06</text:p>
          </table:table-cell>
          <table:table-cell office:value-type="float" office:value="10.0366646090115" calcext:value-type="float">
            <text:p>10.04</text:p>
          </table:table-cell>
          <table:table-cell table:number-columns-repeated="998"/>
        </table:table-row>
        <table:table-row table:style-name="ro1">
          <table:table-cell table:style-name="Default" office:value-type="float" office:value="163399" calcext:value-type="float">
            <text:p>163399</text:p>
          </table:table-cell>
          <table:table-cell table:style-name="Default" office:value-type="float" office:value="-39.1829681927602" calcext:value-type="float">
            <text:p>-39.1829681928</text:p>
          </table:table-cell>
          <table:table-cell table:style-name="Default" office:value-type="float" office:value="7.13793828410649" calcext:value-type="float">
            <text:p>7.1379382841</text:p>
          </table:table-cell>
          <table:table-cell table:style-name="Default" office:value-type="float" office:value="-8.36054257242559" calcext:value-type="float">
            <text:p>-8.3605425724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214" calcext:value-type="float">
            <text:p>16.214</text:p>
          </table:table-cell>
          <table:table-cell/>
          <table:table-cell table:formula="of:=DEGREES(ACOS(COS(RADIANS([.B184]))*COS(RADIANS([.C184]))))" office:value-type="float" office:value="39.7246238984683" calcext:value-type="float">
            <text:p>39.72</text:p>
          </table:table-cell>
          <table:table-cell table:formula="of:=TAN((ACOS(COS(RADIANS([.B184]))*COS(RADIANS([.C184])))))" office:value-type="float" office:value="0.830942244114642" calcext:value-type="float">
            <text:p>0.8309</text:p>
          </table:table-cell>
          <table:table-cell table:formula="of:=SQRT([.E184]^2+[.F184]^2)" office:value-type="float" office:value="0.0509901951359279" calcext:value-type="float">
            <text:p>0.05</text:p>
          </table:table-cell>
          <table:table-cell table:formula="of:=DEGREES(ATAN2([.E184]; [.F184]))" office:value-type="float" office:value="-168.69006752598" calcext:value-type="float">
            <text:p>-168.69</text:p>
          </table:table-cell>
          <table:table-cell table:style-name="ce9" table:formula="of:=SQRT([.V184])" office:value-type="float" office:value="12.4641336617196" calcext:value-type="float">
            <text:p>12.46</text:p>
          </table:table-cell>
          <table:table-cell table:style-name="ce8" table:formula="of:=DEGREES(ATAN( (-SIN (RADIANS ([.C184])) * COS(RADIANS([.B184]))) / (COS (RADIANS ([.C184])) * SIN(RADIANS([.B184]))) )) + [.D184]" office:value-type="float" office:value="0.374037168085668" calcext:value-type="float">
            <text:p>0.37</text:p>
          </table:table-cell>
          <table:table-cell table:style-name="ce11" table:formula="of:=SQRT([.W184]^2+[.X184]^2)" office:value-type="float" office:value="12.4140732146866" calcext:value-type="float">
            <text:p>12.41</text:p>
          </table:table-cell>
          <table:table-cell table:style-name="ce13" table:formula="of:=DEGREES(ATAN2([.W184];[.X184]))" office:value-type="float" office:value="0.329390748880607" calcext:value-type="float">
            <text:p>0.33</text:p>
          </table:table-cell>
          <table:table-cell office:value-type="float" office:value="12.4140732146866" calcext:value-type="float">
            <text:p>12.41</text:p>
          </table:table-cell>
          <table:table-cell office:value-type="float" office:value="0.329390748880607" calcext:value-type="float">
            <text:p>0.33</text:p>
          </table:table-cell>
          <table:table-cell/>
          <table:table-cell table:style-name="ce19" table:formula="of:=[.K184]*15" office:value-type="float" office:value="12.4641336617196" calcext:value-type="float">
            <text:p>12.46</text:p>
          </table:table-cell>
          <table:table-cell table:style-name="ce8" table:formula="of:=[.K184]^2*225" office:value-type="float" office:value="155.354627937212" calcext:value-type="float">
            <text:p>155.35</text:p>
          </table:table-cell>
          <table:table-cell table:style-name="ce8" table:formula="of:=[.L184]*COS(RADIANS([.M184]))+[.N184]*COS(RADIANS([.O184]))" office:value-type="float" office:value="12.4138680698261" calcext:value-type="float">
            <text:p>12.41</text:p>
          </table:table-cell>
          <table:table-cell table:style-name="ce8" table:formula="of:=[.L184]*SIN(RADIANS([.M184]))+[.N184]*SIN(RADIANS([.O184]))" office:value-type="float" office:value="0.0713675314882969" calcext:value-type="float">
            <text:p>0.07</text:p>
          </table:table-cell>
          <table:table-cell office:value-type="float" office:value="12.4340993686425" calcext:value-type="float">
            <text:p>12.43</text:p>
          </table:table-cell>
          <table:table-cell table:number-columns-repeated="998"/>
        </table:table-row>
        <table:table-row table:style-name="ro1">
          <table:table-cell table:style-name="Default" office:value-type="float" office:value="163649" calcext:value-type="float">
            <text:p>163649</text:p>
          </table:table-cell>
          <table:table-cell table:style-name="Default" office:value-type="float" office:value="-39.1273977736729" calcext:value-type="float">
            <text:p>-39.1273977737</text:p>
          </table:table-cell>
          <table:table-cell table:style-name="Default" office:value-type="float" office:value="7.1324468120138" calcext:value-type="float">
            <text:p>7.132446812</text:p>
          </table:table-cell>
          <table:table-cell table:style-name="Default" office:value-type="float" office:value="-8.34249123622289" calcext:value-type="float">
            <text:p>-8.3424912362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249" calcext:value-type="float">
            <text:p>16.249</text:p>
          </table:table-cell>
          <table:table-cell/>
          <table:table-cell table:formula="of:=DEGREES(ACOS(COS(RADIANS([.B185]))*COS(RADIANS([.C185]))))" office:value-type="float" office:value="39.6692862686451" calcext:value-type="float">
            <text:p>39.67</text:p>
          </table:table-cell>
          <table:table-cell table:formula="of:=TAN((ACOS(COS(RADIANS([.B185]))*COS(RADIANS([.C185])))))" office:value-type="float" office:value="0.829310861452053" calcext:value-type="float">
            <text:p>0.8293</text:p>
          </table:table-cell>
          <table:table-cell table:formula="of:=SQRT([.E185]^2+[.F185]^2)" office:value-type="float" office:value="0.04" calcext:value-type="float">
            <text:p>0.04</text:p>
          </table:table-cell>
          <table:table-cell table:formula="of:=DEGREES(ATAN2([.E185]; [.F185]))" office:value-type="float" office:value="180" calcext:value-type="float">
            <text:p>180.00</text:p>
          </table:table-cell>
          <table:table-cell table:style-name="ce9" table:formula="of:=SQRT([.V185])" office:value-type="float" office:value="12.4396629217808" calcext:value-type="float">
            <text:p>12.44</text:p>
          </table:table-cell>
          <table:table-cell table:style-name="ce8" table:formula="of:=DEGREES(ATAN( (-SIN (RADIANS ([.C185])) * COS(RADIANS([.B185]))) / (COS (RADIANS ([.C185])) * SIN(RADIANS([.B185]))) )) + [.D185]" office:value-type="float" office:value="0.402441911376043" calcext:value-type="float">
            <text:p>0.40</text:p>
          </table:table-cell>
          <table:table-cell table:style-name="ce11" table:formula="of:=SQRT([.W185]^2+[.X185]^2)" office:value-type="float" office:value="12.3996639116734" calcext:value-type="float">
            <text:p>12.40</text:p>
          </table:table-cell>
          <table:table-cell table:style-name="ce13" table:formula="of:=DEGREES(ATAN2([.W185];[.X185]))" office:value-type="float" office:value="0.403740135602638" calcext:value-type="float">
            <text:p>0.40</text:p>
          </table:table-cell>
          <table:table-cell office:value-type="float" office:value="12.3996639116734" calcext:value-type="float">
            <text:p>12.40</text:p>
          </table:table-cell>
          <table:table-cell office:value-type="float" office:value="0.403740135602638" calcext:value-type="float">
            <text:p>0.40</text:p>
          </table:table-cell>
          <table:table-cell/>
          <table:table-cell table:style-name="ce19" table:formula="of:=[.K185]*15" office:value-type="float" office:value="12.4396629217808" calcext:value-type="float">
            <text:p>12.44</text:p>
          </table:table-cell>
          <table:table-cell table:style-name="ce8" table:formula="of:=[.K185]^2*225" office:value-type="float" office:value="154.745213607528" calcext:value-type="float">
            <text:p>154.75</text:p>
          </table:table-cell>
          <table:table-cell table:style-name="ce8" table:formula="of:=[.L185]*COS(RADIANS([.M185]))+[.N185]*COS(RADIANS([.O185]))" office:value-type="float" office:value="12.3993560634118" calcext:value-type="float">
            <text:p>12.40</text:p>
          </table:table-cell>
          <table:table-cell table:style-name="ce8" table:formula="of:=[.L185]*SIN(RADIANS([.M185]))+[.N185]*SIN(RADIANS([.O185]))" office:value-type="float" office:value="0.0873746827666695" calcext:value-type="float">
            <text:p>0.09</text:p>
          </table:table-cell>
          <table:table-cell office:value-type="float" office:value="12.4340993686425" calcext:value-type="float">
            <text:p>12.43</text:p>
          </table:table-cell>
          <table:table-cell table:number-columns-repeated="998"/>
        </table:table-row>
        <table:table-row table:style-name="ro1">
          <table:table-cell table:style-name="Default" office:value-type="float" office:value="163899" calcext:value-type="float">
            <text:p>163899</text:p>
          </table:table-cell>
          <table:table-cell table:style-name="Default" office:value-type="float" office:value="-39.0733129207302" calcext:value-type="float">
            <text:p>-39.0733129207</text:p>
          </table:table-cell>
          <table:table-cell table:style-name="Default" office:value-type="float" office:value="7.00327128622275" calcext:value-type="float">
            <text:p>7.0032712862</text:p>
          </table:table-cell>
          <table:table-cell table:style-name="Default" office:value-type="float" office:value="-8.31330669167308" calcext:value-type="float">
            <text:p>-8.3133066917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284" calcext:value-type="float">
            <text:p>16.284</text:p>
          </table:table-cell>
          <table:table-cell/>
          <table:table-cell table:formula="of:=DEGREES(ACOS(COS(RADIANS([.B186]))*COS(RADIANS([.C186]))))" office:value-type="float" office:value="39.5968799097418" calcext:value-type="float">
            <text:p>39.60</text:p>
          </table:table-cell>
          <table:table-cell table:formula="of:=TAN((ACOS(COS(RADIANS([.B186]))*COS(RADIANS([.C186])))))" office:value-type="float" office:value="0.827180225824556" calcext:value-type="float">
            <text:p>0.8272</text:p>
          </table:table-cell>
          <table:table-cell table:formula="of:=SQRT([.E186]^2+[.F186]^2)" office:value-type="float" office:value="0.04" calcext:value-type="float">
            <text:p>0.04</text:p>
          </table:table-cell>
          <table:table-cell table:formula="of:=DEGREES(ATAN2([.E186]; [.F186]))" office:value-type="float" office:value="180" calcext:value-type="float">
            <text:p>180.00</text:p>
          </table:table-cell>
          <table:table-cell table:style-name="ce9" table:formula="of:=SQRT([.V186])" office:value-type="float" office:value="12.4077033873683" calcext:value-type="float">
            <text:p>12.41</text:p>
          </table:table-cell>
          <table:table-cell table:style-name="ce8" table:formula="of:=DEGREES(ATAN( (-SIN (RADIANS ([.C186])) * COS(RADIANS([.B186]))) / (COS (RADIANS ([.C186])) * SIN(RADIANS([.B186]))) )) + [.D186]" office:value-type="float" office:value="0.290381061525228" calcext:value-type="float">
            <text:p>0.29</text:p>
          </table:table-cell>
          <table:table-cell table:style-name="ce11" table:formula="of:=SQRT([.W186]^2+[.X186]^2)" office:value-type="float" office:value="12.3677039027426" calcext:value-type="float">
            <text:p>12.37</text:p>
          </table:table-cell>
          <table:table-cell table:style-name="ce13" table:formula="of:=DEGREES(ATAN2([.W186];[.X186]))" office:value-type="float" office:value="0.291320216669034" calcext:value-type="float">
            <text:p>0.29</text:p>
          </table:table-cell>
          <table:table-cell office:value-type="float" office:value="12.3677039027426" calcext:value-type="float">
            <text:p>12.37</text:p>
          </table:table-cell>
          <table:table-cell office:value-type="float" office:value="0.291320216669032" calcext:value-type="float">
            <text:p>0.29</text:p>
          </table:table-cell>
          <table:table-cell/>
          <table:table-cell table:style-name="ce19" table:formula="of:=[.K186]*15" office:value-type="float" office:value="12.4077033873683" calcext:value-type="float">
            <text:p>12.41</text:p>
          </table:table-cell>
          <table:table-cell table:style-name="ce8" table:formula="of:=[.K186]^2*225" office:value-type="float" office:value="153.951103348912" calcext:value-type="float">
            <text:p>153.95</text:p>
          </table:table-cell>
          <table:table-cell table:style-name="ce8" table:formula="of:=[.L186]*COS(RADIANS([.M186]))+[.N186]*COS(RADIANS([.O186]))" office:value-type="float" office:value="12.3675440374703" calcext:value-type="float">
            <text:p>12.37</text:p>
          </table:table-cell>
          <table:table-cell table:style-name="ce8" table:formula="of:=[.L186]*SIN(RADIANS([.M186]))+[.N186]*SIN(RADIANS([.O186]))" office:value-type="float" office:value="0.0628832819320337" calcext:value-type="float">
            <text:p>0.06</text:p>
          </table:table-cell>
          <table:table-cell office:value-type="float" office:value="13.7585848569563" calcext:value-type="float">
            <text:p>13.76</text:p>
          </table:table-cell>
          <table:table-cell table:number-columns-repeated="998"/>
        </table:table-row>
        <table:table-row table:style-name="ro1">
          <table:table-cell table:style-name="Default" office:value-type="float" office:value="164150" calcext:value-type="float">
            <text:p>164150</text:p>
          </table:table-cell>
          <table:table-cell table:style-name="Default" office:value-type="float" office:value="-39.043376201598" calcext:value-type="float">
            <text:p>-39.0433762016</text:p>
          </table:table-cell>
          <table:table-cell table:style-name="Default" office:value-type="float" office:value="6.92271731581209" calcext:value-type="float">
            <text:p>6.9227173158</text:p>
          </table:table-cell>
          <table:table-cell table:style-name="Default" office:value-type="float" office:value="-8.29494799695773" calcext:value-type="float">
            <text:p>-8.294947997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319" calcext:value-type="float">
            <text:p>16.319</text:p>
          </table:table-cell>
          <table:table-cell/>
          <table:table-cell table:formula="of:=DEGREES(ACOS(COS(RADIANS([.B187]))*COS(RADIANS([.C187]))))" office:value-type="float" office:value="39.5555880347605" calcext:value-type="float">
            <text:p>39.56</text:p>
          </table:table-cell>
          <table:table-cell table:formula="of:=TAN((ACOS(COS(RADIANS([.B187]))*COS(RADIANS([.C187])))))" office:value-type="float" office:value="0.825967161348686" calcext:value-type="float">
            <text:p>0.8260</text:p>
          </table:table-cell>
          <table:table-cell table:formula="of:=SQRT([.E187]^2+[.F187]^2)" office:value-type="float" office:value="0.03" calcext:value-type="float">
            <text:p>0.03</text:p>
          </table:table-cell>
          <table:table-cell table:formula="of:=DEGREES(ATAN2([.E187]; [.F187]))" office:value-type="float" office:value="180" calcext:value-type="float">
            <text:p>180.00</text:p>
          </table:table-cell>
          <table:table-cell table:style-name="ce9" table:formula="of:=SQRT([.V187])" office:value-type="float" office:value="12.3895074202303" calcext:value-type="float">
            <text:p>12.39</text:p>
          </table:table-cell>
          <table:table-cell table:style-name="ce8" table:formula="of:=DEGREES(ATAN( (-SIN (RADIANS ([.C187])) * COS(RADIANS([.B187]))) / (COS (RADIANS ([.C187])) * SIN(RADIANS([.B187]))) )) + [.D187]" office:value-type="float" office:value="0.21922615630494" calcext:value-type="float">
            <text:p>0.22</text:p>
          </table:table-cell>
          <table:table-cell table:style-name="ce11" table:formula="of:=SQRT([.W187]^2+[.X187]^2)" office:value-type="float" office:value="12.3595076403622" calcext:value-type="float">
            <text:p>12.36</text:p>
          </table:table-cell>
          <table:table-cell table:style-name="ce13" table:formula="of:=DEGREES(ATAN2([.W187];[.X187]))" office:value-type="float" office:value="0.219758278524799" calcext:value-type="float">
            <text:p>0.22</text:p>
          </table:table-cell>
          <table:table-cell office:value-type="float" office:value="12.3595076403622" calcext:value-type="float">
            <text:p>12.36</text:p>
          </table:table-cell>
          <table:table-cell office:value-type="float" office:value="0.219758278524799" calcext:value-type="float">
            <text:p>0.22</text:p>
          </table:table-cell>
          <table:table-cell/>
          <table:table-cell table:style-name="ce19" table:formula="of:=[.K187]*15" office:value-type="float" office:value="12.3895074202303" calcext:value-type="float">
            <text:p>12.39</text:p>
          </table:table-cell>
          <table:table-cell table:style-name="ce8" table:formula="of:=[.K187]^2*225" office:value-type="float" office:value="153.499894115942" calcext:value-type="float">
            <text:p>153.50</text:p>
          </table:table-cell>
          <table:table-cell table:style-name="ce8" table:formula="of:=[.L187]*COS(RADIANS([.M187]))+[.N187]*COS(RADIANS([.O187]))" office:value-type="float" office:value="12.3594167294813" calcext:value-type="float">
            <text:p>12.36</text:p>
          </table:table-cell>
          <table:table-cell table:style-name="ce8" table:formula="of:=[.L187]*SIN(RADIANS([.M187]))+[.N187]*SIN(RADIANS([.O187]))" office:value-type="float" office:value="0.0474048435341346" calcext:value-type="float">
            <text:p>0.05</text:p>
          </table:table-cell>
          <table:table-cell office:value-type="float" office:value="13.7585848569563" calcext:value-type="float">
            <text:p>13.76</text:p>
          </table:table-cell>
          <table:table-cell table:number-columns-repeated="998"/>
        </table:table-row>
        <table:table-row table:style-name="ro1">
          <table:table-cell table:style-name="Default" office:value-type="float" office:value="164400" calcext:value-type="float">
            <text:p>164400</text:p>
          </table:table-cell>
          <table:table-cell table:style-name="Default" office:value-type="float" office:value="-39.0285410307208" calcext:value-type="float">
            <text:p>-39.0285410307</text:p>
          </table:table-cell>
          <table:table-cell table:style-name="Default" office:value-type="float" office:value="6.9647105994898" calcext:value-type="float">
            <text:p>6.9647105995</text:p>
          </table:table-cell>
          <table:table-cell table:style-name="Default" office:value-type="float" office:value="-8.28981340224917" calcext:value-type="float">
            <text:p>-8.2898134022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354" calcext:value-type="float">
            <text:p>16.354</text:p>
          </table:table-cell>
          <table:table-cell/>
          <table:table-cell table:formula="of:=DEGREES(ACOS(COS(RADIANS([.B188]))*COS(RADIANS([.C188]))))" office:value-type="float" office:value="39.5472154497068" calcext:value-type="float">
            <text:p>39.55</text:p>
          </table:table-cell>
          <table:table-cell table:formula="of:=TAN((ACOS(COS(RADIANS([.B188]))*COS(RADIANS([.C188])))))" office:value-type="float" office:value="0.82572136933495" calcext:value-type="float">
            <text:p>0.8257</text:p>
          </table:table-cell>
          <table:table-cell table:formula="of:=SQRT([.E188]^2+[.F188]^2)" office:value-type="float" office:value="0.03" calcext:value-type="float">
            <text:p>0.03</text:p>
          </table:table-cell>
          <table:table-cell table:formula="of:=DEGREES(ATAN2([.E188]; [.F188]))" office:value-type="float" office:value="180" calcext:value-type="float">
            <text:p>180.00</text:p>
          </table:table-cell>
          <table:table-cell table:style-name="ce9" table:formula="of:=SQRT([.V188])" office:value-type="float" office:value="12.3858205400243" calcext:value-type="float">
            <text:p>12.39</text:p>
          </table:table-cell>
          <table:table-cell table:style-name="ce8" table:formula="of:=DEGREES(ATAN( (-SIN (RADIANS ([.C188])) * COS(RADIANS([.B188]))) / (COS (RADIANS ([.C188])) * SIN(RADIANS([.B188]))) )) + [.D188]" office:value-type="float" office:value="0.280214613737684" calcext:value-type="float">
            <text:p>0.28</text:p>
          </table:table-cell>
          <table:table-cell table:style-name="ce11" table:formula="of:=SQRT([.W188]^2+[.X188]^2)" office:value-type="float" office:value="12.3558208996741" calcext:value-type="float">
            <text:p>12.36</text:p>
          </table:table-cell>
          <table:table-cell table:style-name="ce13" table:formula="of:=DEGREES(ATAN2([.W188];[.X188]))" office:value-type="float" office:value="0.280894973623836" calcext:value-type="float">
            <text:p>0.28</text:p>
          </table:table-cell>
          <table:table-cell office:value-type="float" office:value="12.3558208996741" calcext:value-type="float">
            <text:p>12.36</text:p>
          </table:table-cell>
          <table:table-cell office:value-type="float" office:value="0.280894973623836" calcext:value-type="float">
            <text:p>0.28</text:p>
          </table:table-cell>
          <table:table-cell/>
          <table:table-cell table:style-name="ce19" table:formula="of:=[.K188]*15" office:value-type="float" office:value="12.3858205400243" calcext:value-type="float">
            <text:p>12.39</text:p>
          </table:table-cell>
          <table:table-cell table:style-name="ce8" table:formula="of:=[.K188]^2*225" office:value-type="float" office:value="153.408550449687" calcext:value-type="float">
            <text:p>153.41</text:p>
          </table:table-cell>
          <table:table-cell table:style-name="ce8" table:formula="of:=[.L188]*COS(RADIANS([.M188]))+[.N188]*COS(RADIANS([.O188]))" office:value-type="float" office:value="12.3556724143914" calcext:value-type="float">
            <text:p>12.36</text:p>
          </table:table-cell>
          <table:table-cell table:style-name="ce8" table:formula="of:=[.L188]*SIN(RADIANS([.M188]))+[.N188]*SIN(RADIANS([.O188]))" office:value-type="float" office:value="0.0605746900081535" calcext:value-type="float">
            <text:p>0.06</text:p>
          </table:table-cell>
          <table:table-cell office:value-type="float" office:value="13.76421635725" calcext:value-type="float">
            <text:p>13.76</text:p>
          </table:table-cell>
          <table:table-cell table:number-columns-repeated="998"/>
        </table:table-row>
        <table:table-row table:style-name="ro1">
          <table:table-cell table:style-name="Default" office:value-type="float" office:value="164649" calcext:value-type="float">
            <text:p>164649</text:p>
          </table:table-cell>
          <table:table-cell table:style-name="Default" office:value-type="float" office:value="-38.9989287455742" calcext:value-type="float">
            <text:p>-38.9989287456</text:p>
          </table:table-cell>
          <table:table-cell table:style-name="Default" office:value-type="float" office:value="7.01685610559508" calcext:value-type="float">
            <text:p>7.0168561056</text:p>
          </table:table-cell>
          <table:table-cell table:style-name="Default" office:value-type="float" office:value="-8.29894621894312" calcext:value-type="float">
            <text:p>-8.2989462189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389" calcext:value-type="float">
            <text:p>16.389</text:p>
          </table:table-cell>
          <table:table-cell/>
          <table:table-cell table:formula="of:=DEGREES(ACOS(COS(RADIANS([.B189]))*COS(RADIANS([.C189]))))" office:value-type="float" office:value="39.5258961119987" calcext:value-type="float">
            <text:p>39.53</text:p>
          </table:table-cell>
          <table:table-cell table:formula="of:=TAN((ACOS(COS(RADIANS([.B189]))*COS(RADIANS([.C189])))))" office:value-type="float" office:value="0.825095770249135" calcext:value-type="float">
            <text:p>0.8251</text:p>
          </table:table-cell>
          <table:table-cell table:formula="of:=SQRT([.E189]^2+[.F189]^2)" office:value-type="float" office:value="0.02" calcext:value-type="float">
            <text:p>0.02</text:p>
          </table:table-cell>
          <table:table-cell table:formula="of:=DEGREES(ATAN2([.E189]; [.F189]))" office:value-type="float" office:value="180" calcext:value-type="float">
            <text:p>180.00</text:p>
          </table:table-cell>
          <table:table-cell table:style-name="ce9" table:formula="of:=SQRT([.V189])" office:value-type="float" office:value="12.376436553737" calcext:value-type="float">
            <text:p>12.38</text:p>
          </table:table-cell>
          <table:table-cell table:style-name="ce8" table:formula="of:=DEGREES(ATAN( (-SIN (RADIANS ([.C189])) * COS(RADIANS([.B189]))) / (COS (RADIANS ([.C189])) * SIN(RADIANS([.B189]))) )) + [.D189]" office:value-type="float" office:value="0.343907120033553" calcext:value-type="float">
            <text:p>0.34</text:p>
          </table:table-cell>
          <table:table-cell table:style-name="ce11" table:formula="of:=SQRT([.W189]^2+[.X189]^2)" office:value-type="float" office:value="12.3564369145965" calcext:value-type="float">
            <text:p>12.36</text:p>
          </table:table-cell>
          <table:table-cell table:style-name="ce13" table:formula="of:=DEGREES(ATAN2([.W189];[.X189]))" office:value-type="float" office:value="0.344463761171102" calcext:value-type="float">
            <text:p>0.34</text:p>
          </table:table-cell>
          <table:table-cell office:value-type="float" office:value="12.3564369145965" calcext:value-type="float">
            <text:p>12.36</text:p>
          </table:table-cell>
          <table:table-cell office:value-type="float" office:value="0.344463761171102" calcext:value-type="float">
            <text:p>0.34</text:p>
          </table:table-cell>
          <table:table-cell/>
          <table:table-cell table:style-name="ce19" table:formula="of:=[.K189]*15" office:value-type="float" office:value="12.376436553737" calcext:value-type="float">
            <text:p>12.38</text:p>
          </table:table-cell>
          <table:table-cell table:style-name="ce8" table:formula="of:=[.K189]^2*225" office:value-type="float" office:value="153.176181768678" calcext:value-type="float">
            <text:p>153.18</text:p>
          </table:table-cell>
          <table:table-cell table:style-name="ce8" table:formula="of:=[.L189]*COS(RADIANS([.M189]))+[.N189]*COS(RADIANS([.O189]))" office:value-type="float" office:value="12.3562136068617" calcext:value-type="float">
            <text:p>12.36</text:p>
          </table:table-cell>
          <table:table-cell table:style-name="ce8" table:formula="of:=[.L189]*SIN(RADIANS([.M189]))+[.N189]*SIN(RADIANS([.O189]))" office:value-type="float" office:value="0.0742867822017945" calcext:value-type="float">
            <text:p>0.07</text:p>
          </table:table-cell>
          <table:table-cell office:value-type="float" office:value="13.76421635725" calcext:value-type="float">
            <text:p>13.76</text:p>
          </table:table-cell>
          <table:table-cell table:number-columns-repeated="998"/>
        </table:table-row>
        <table:table-row table:style-name="ro1">
          <table:table-cell table:style-name="Default" office:value-type="float" office:value="164899" calcext:value-type="float">
            <text:p>164899</text:p>
          </table:table-cell>
          <table:table-cell table:style-name="Default" office:value-type="float" office:value="-38.9524322327993" calcext:value-type="float">
            <text:p>-38.9524322328</text:p>
          </table:table-cell>
          <table:table-cell table:style-name="Default" office:value-type="float" office:value="7.03855433592775" calcext:value-type="float">
            <text:p>7.0385543359</text:p>
          </table:table-cell>
          <table:table-cell table:style-name="Default" office:value-type="float" office:value="-8.31088880470689" calcext:value-type="float">
            <text:p>-8.3108888047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425" calcext:value-type="float">
            <text:p>16.425</text:p>
          </table:table-cell>
          <table:table-cell/>
          <table:table-cell table:formula="of:=DEGREES(ACOS(COS(RADIANS([.B190]))*COS(RADIANS([.C190]))))" office:value-type="float" office:value="39.4835120011434" calcext:value-type="float">
            <text:p>39.48</text:p>
          </table:table-cell>
          <table:table-cell table:formula="of:=TAN((ACOS(COS(RADIANS([.B190]))*COS(RADIANS([.C190])))))" office:value-type="float" office:value="0.823853182167155" calcext:value-type="float">
            <text:p>0.8239</text:p>
          </table:table-cell>
          <table:table-cell table:formula="of:=SQRT([.E190]^2+[.F190]^2)" office:value-type="float" office:value="0.03" calcext:value-type="float">
            <text:p>0.03</text:p>
          </table:table-cell>
          <table:table-cell table:formula="of:=DEGREES(ATAN2([.E190]; [.F190]))" office:value-type="float" office:value="180" calcext:value-type="float">
            <text:p>180.00</text:p>
          </table:table-cell>
          <table:table-cell table:style-name="ce9" table:formula="of:=SQRT([.V190])" office:value-type="float" office:value="12.3577977325073" calcext:value-type="float">
            <text:p>12.36</text:p>
          </table:table-cell>
          <table:table-cell table:style-name="ce8" table:formula="of:=DEGREES(ATAN( (-SIN (RADIANS ([.C190])) * COS(RADIANS([.B190]))) / (COS (RADIANS ([.C190])) * SIN(RADIANS([.B190]))) )) + [.D190]" office:value-type="float" office:value="0.372732043525788" calcext:value-type="float">
            <text:p>0.37</text:p>
          </table:table-cell>
          <table:table-cell table:style-name="ce11" table:formula="of:=SQRT([.W190]^2+[.X190]^2)" office:value-type="float" office:value="12.3277983688536" calcext:value-type="float">
            <text:p>12.33</text:p>
          </table:table-cell>
          <table:table-cell table:style-name="ce13" table:formula="of:=DEGREES(ATAN2([.W190];[.X190]))" office:value-type="float" office:value="0.373639089707213" calcext:value-type="float">
            <text:p>0.37</text:p>
          </table:table-cell>
          <table:table-cell office:value-type="float" office:value="12.3277983688536" calcext:value-type="float">
            <text:p>12.33</text:p>
          </table:table-cell>
          <table:table-cell office:value-type="float" office:value="0.373639089707213" calcext:value-type="float">
            <text:p>0.37</text:p>
          </table:table-cell>
          <table:table-cell/>
          <table:table-cell table:style-name="ce19" table:formula="of:=[.K190]*15" office:value-type="float" office:value="12.3577977325073" calcext:value-type="float">
            <text:p>12.36</text:p>
          </table:table-cell>
          <table:table-cell table:style-name="ce8" table:formula="of:=[.K190]^2*225" office:value-type="float" office:value="152.715164797563" calcext:value-type="float">
            <text:p>152.72</text:p>
          </table:table-cell>
          <table:table-cell table:style-name="ce8" table:formula="of:=[.L190]*COS(RADIANS([.M190]))+[.N190]*COS(RADIANS([.O190]))" office:value-type="float" office:value="12.327536240902" calcext:value-type="float">
            <text:p>12.33</text:p>
          </table:table-cell>
          <table:table-cell table:style-name="ce8" table:formula="of:=[.L190]*SIN(RADIANS([.M190]))+[.N190]*SIN(RADIANS([.O190]))" office:value-type="float" office:value="0.0803918674751858" calcext:value-type="float">
            <text:p>0.08</text:p>
          </table:table-cell>
          <table:table-cell office:value-type="float" office:value="13.5536093870661" calcext:value-type="float">
            <text:p>13.55</text:p>
          </table:table-cell>
          <table:table-cell table:number-columns-repeated="998"/>
        </table:table-row>
        <table:table-row table:style-name="ro1">
          <table:table-cell table:style-name="Default" office:value-type="float" office:value="165149" calcext:value-type="float">
            <text:p>165149</text:p>
          </table:table-cell>
          <table:table-cell table:style-name="Default" office:value-type="float" office:value="-38.9358963448187" calcext:value-type="float">
            <text:p>-38.9358963448</text:p>
          </table:table-cell>
          <table:table-cell table:style-name="Default" office:value-type="float" office:value="7.06211293903559" calcext:value-type="float">
            <text:p>7.062112939</text:p>
          </table:table-cell>
          <table:table-cell table:style-name="Default" office:value-type="float" office:value="-8.31879901753941" calcext:value-type="float">
            <text:p>-8.3187990175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459" calcext:value-type="float">
            <text:p>16.459</text:p>
          </table:table-cell>
          <table:table-cell/>
          <table:table-cell table:formula="of:=DEGREES(ACOS(COS(RADIANS([.B191]))*COS(RADIANS([.C191]))))" office:value-type="float" office:value="39.4708246039828" calcext:value-type="float">
            <text:p>39.47</text:p>
          </table:table-cell>
          <table:table-cell table:formula="of:=TAN((ACOS(COS(RADIANS([.B191]))*COS(RADIANS([.C191])))))" office:value-type="float" office:value="0.823481516374451" calcext:value-type="float">
            <text:p>0.8235</text:p>
          </table:table-cell>
          <table:table-cell table:formula="of:=SQRT([.E191]^2+[.F191]^2)" office:value-type="float" office:value="0.03" calcext:value-type="float">
            <text:p>0.03</text:p>
          </table:table-cell>
          <table:table-cell table:formula="of:=DEGREES(ATAN2([.E191]; [.F191]))" office:value-type="float" office:value="180" calcext:value-type="float">
            <text:p>180.00</text:p>
          </table:table-cell>
          <table:table-cell table:style-name="ce9" table:formula="of:=SQRT([.V191])" office:value-type="float" office:value="12.3522227456168" calcext:value-type="float">
            <text:p>12.35</text:p>
          </table:table-cell>
          <table:table-cell table:style-name="ce8" table:formula="of:=DEGREES(ATAN( (-SIN (RADIANS ([.C191])) * COS(RADIANS([.B191]))) / (COS (RADIANS ([.C191])) * SIN(RADIANS([.B191]))) )) + [.D191]" office:value-type="float" office:value="0.39879877271772" calcext:value-type="float">
            <text:p>0.40</text:p>
          </table:table-cell>
          <table:table-cell table:style-name="ce11" table:formula="of:=SQRT([.W191]^2+[.X191]^2)" office:value-type="float" office:value="12.3222234740805" calcext:value-type="float">
            <text:p>12.32</text:p>
          </table:table-cell>
          <table:table-cell table:style-name="ce13" table:formula="of:=DEGREES(ATAN2([.W191];[.X191]))" office:value-type="float" office:value="0.399769690556168" calcext:value-type="float">
            <text:p>0.40</text:p>
          </table:table-cell>
          <table:table-cell office:value-type="float" office:value="12.3222234740805" calcext:value-type="float">
            <text:p>12.32</text:p>
          </table:table-cell>
          <table:table-cell office:value-type="float" office:value="0.399769690556168" calcext:value-type="float">
            <text:p>0.40</text:p>
          </table:table-cell>
          <table:table-cell/>
          <table:table-cell table:style-name="ce19" table:formula="of:=[.K191]*15" office:value-type="float" office:value="12.3522227456168" calcext:value-type="float">
            <text:p>12.35</text:p>
          </table:table-cell>
          <table:table-cell table:style-name="ce8" table:formula="of:=[.K191]^2*225" office:value-type="float" office:value="152.577406757332" calcext:value-type="float">
            <text:p>152.58</text:p>
          </table:table-cell>
          <table:table-cell table:style-name="ce8" table:formula="of:=[.L191]*COS(RADIANS([.M191]))+[.N191]*COS(RADIANS([.O191]))" office:value-type="float" office:value="12.3219235358766" calcext:value-type="float">
            <text:p>12.32</text:p>
          </table:table-cell>
          <table:table-cell table:style-name="ce8" table:formula="of:=[.L191]*SIN(RADIANS([.M191]))+[.N191]*SIN(RADIANS([.O191]))" office:value-type="float" office:value="0.0859751196032365" calcext:value-type="float">
            <text:p>0.09</text:p>
          </table:table-cell>
          <table:table-cell office:value-type="float" office:value="13.5536093870661" calcext:value-type="float">
            <text:p>13.55</text:p>
          </table:table-cell>
          <table:table-cell table:number-columns-repeated="998"/>
        </table:table-row>
        <table:table-row table:style-name="ro1">
          <table:table-cell table:style-name="Default" office:value-type="float" office:value="165399" calcext:value-type="float">
            <text:p>165399</text:p>
          </table:table-cell>
          <table:table-cell table:style-name="Default" office:value-type="float" office:value="-38.9127932299511" calcext:value-type="float">
            <text:p>-38.91279323</text:p>
          </table:table-cell>
          <table:table-cell table:style-name="Default" office:value-type="float" office:value="7.04084586439428" calcext:value-type="float">
            <text:p>7.0408458644</text:p>
          </table:table-cell>
          <table:table-cell table:style-name="Default" office:value-type="float" office:value="-8.31962547042898" calcext:value-type="float">
            <text:p>-8.3196254704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495" calcext:value-type="float">
            <text:p>16.495</text:p>
          </table:table-cell>
          <table:table-cell/>
          <table:table-cell table:formula="of:=DEGREES(ACOS(COS(RADIANS([.B192]))*COS(RADIANS([.C192]))))" office:value-type="float" office:value="39.4449605892188" calcext:value-type="float">
            <text:p>39.44</text:p>
          </table:table-cell>
          <table:table-cell table:formula="of:=TAN((ACOS(COS(RADIANS([.B192]))*COS(RADIANS([.C192])))))" office:value-type="float" office:value="0.822724273129754" calcext:value-type="float">
            <text:p>0.8227</text:p>
          </table:table-cell>
          <table:table-cell table:formula="of:=SQRT([.E192]^2+[.F192]^2)" office:value-type="float" office:value="0.03" calcext:value-type="float">
            <text:p>0.03</text:p>
          </table:table-cell>
          <table:table-cell table:formula="of:=DEGREES(ATAN2([.E192]; [.F192]))" office:value-type="float" office:value="180" calcext:value-type="float">
            <text:p>180.00</text:p>
          </table:table-cell>
          <table:table-cell table:style-name="ce9" table:formula="of:=SQRT([.V192])" office:value-type="float" office:value="12.3408640969463" calcext:value-type="float">
            <text:p>12.34</text:p>
          </table:table-cell>
          <table:table-cell table:style-name="ce8" table:formula="of:=DEGREES(ATAN( (-SIN (RADIANS ([.C192])) * COS(RADIANS([.B192]))) / (COS (RADIANS ([.C192])) * SIN(RADIANS([.B192]))) )) + [.D192]" office:value-type="float" office:value="0.378922043843117" calcext:value-type="float">
            <text:p>0.38</text:p>
          </table:table-cell>
          <table:table-cell table:style-name="ce11" table:formula="of:=SQRT([.W192]^2+[.X192]^2)" office:value-type="float" office:value="12.3108647546059" calcext:value-type="float">
            <text:p>12.31</text:p>
          </table:table-cell>
          <table:table-cell table:style-name="ce13" table:formula="of:=DEGREES(ATAN2([.W192];[.X192]))" office:value-type="float" office:value="0.379845421581151" calcext:value-type="float">
            <text:p>0.38</text:p>
          </table:table-cell>
          <table:table-cell office:value-type="float" office:value="12.3108647546059" calcext:value-type="float">
            <text:p>12.31</text:p>
          </table:table-cell>
          <table:table-cell office:value-type="float" office:value="0.379845421581149" calcext:value-type="float">
            <text:p>0.38</text:p>
          </table:table-cell>
          <table:table-cell/>
          <table:table-cell table:style-name="ce19" table:formula="of:=[.K192]*15" office:value-type="float" office:value="12.3408640969463" calcext:value-type="float">
            <text:p>12.34</text:p>
          </table:table-cell>
          <table:table-cell table:style-name="ce8" table:formula="of:=[.K192]^2*225" office:value-type="float" office:value="152.296926659299" calcext:value-type="float">
            <text:p>152.30</text:p>
          </table:table-cell>
          <table:table-cell table:style-name="ce8" table:formula="of:=[.L192]*COS(RADIANS([.M192]))+[.N192]*COS(RADIANS([.O192]))" office:value-type="float" office:value="12.3105942183339" calcext:value-type="float">
            <text:p>12.31</text:p>
          </table:table-cell>
          <table:table-cell table:style-name="ce8" table:formula="of:=[.L192]*SIN(RADIANS([.M192]))+[.N192]*SIN(RADIANS([.O192]))" office:value-type="float" office:value="0.0816149356626839" calcext:value-type="float">
            <text:p>0.08</text:p>
          </table:table-cell>
          <table:table-cell office:value-type="float" office:value="13.4690692049007" calcext:value-type="float">
            <text:p>13.47</text:p>
          </table:table-cell>
          <table:table-cell table:number-columns-repeated="998"/>
        </table:table-row>
        <table:table-row table:style-name="ro1">
          <table:table-cell table:style-name="Default" office:value-type="float" office:value="165649" calcext:value-type="float">
            <text:p>165649</text:p>
          </table:table-cell>
          <table:table-cell table:style-name="Default" office:value-type="float" office:value="-38.9806921404902" calcext:value-type="float">
            <text:p>-38.9806921405</text:p>
          </table:table-cell>
          <table:table-cell table:style-name="Default" office:value-type="float" office:value="7.0351033828496" calcext:value-type="float">
            <text:p>7.0351033828</text:p>
          </table:table-cell>
          <table:table-cell table:style-name="Default" office:value-type="float" office:value="-8.32565908878704" calcext:value-type="float">
            <text:p>-8.3256590888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53" calcext:value-type="float">
            <text:p>16.53</text:p>
          </table:table-cell>
          <table:table-cell/>
          <table:table-cell table:formula="of:=DEGREES(ACOS(COS(RADIANS([.B193]))*COS(RADIANS([.C193]))))" office:value-type="float" office:value="39.5107259523047" calcext:value-type="float">
            <text:p>39.51</text:p>
          </table:table-cell>
          <table:table-cell table:formula="of:=TAN((ACOS(COS(RADIANS([.B193]))*COS(RADIANS([.C193])))))" office:value-type="float" office:value="0.824650847799892" calcext:value-type="float">
            <text:p>0.8247</text:p>
          </table:table-cell>
          <table:table-cell table:formula="of:=SQRT([.E193]^2+[.F193]^2)" office:value-type="float" office:value="0.04" calcext:value-type="float">
            <text:p>0.04</text:p>
          </table:table-cell>
          <table:table-cell table:formula="of:=DEGREES(ATAN2([.E193]; [.F193]))" office:value-type="float" office:value="180" calcext:value-type="float">
            <text:p>180.00</text:p>
          </table:table-cell>
          <table:table-cell table:style-name="ce9" table:formula="of:=SQRT([.V193])" office:value-type="float" office:value="12.3697627169984" calcext:value-type="float">
            <text:p>12.37</text:p>
          </table:table-cell>
          <table:table-cell table:style-name="ce8" table:formula="of:=DEGREES(ATAN( (-SIN (RADIANS ([.C193])) * COS(RADIANS([.B193]))) / (COS (RADIANS ([.C193])) * SIN(RADIANS([.B193]))) )) + [.D193]" office:value-type="float" office:value="0.345108824890072" calcext:value-type="float">
            <text:p>0.35</text:p>
          </table:table-cell>
          <table:table-cell table:style-name="ce11" table:formula="of:=SQRT([.W193]^2+[.X193]^2)" office:value-type="float" office:value="12.3297634449494" calcext:value-type="float">
            <text:p>12.33</text:p>
          </table:table-cell>
          <table:table-cell table:style-name="ce13" table:formula="of:=DEGREES(ATAN2([.W193];[.X193]))" office:value-type="float" office:value="0.346228414052348" calcext:value-type="float">
            <text:p>0.35</text:p>
          </table:table-cell>
          <table:table-cell office:value-type="float" office:value="12.3297634449494" calcext:value-type="float">
            <text:p>12.33</text:p>
          </table:table-cell>
          <table:table-cell office:value-type="float" office:value="0.346228414052348" calcext:value-type="float">
            <text:p>0.35</text:p>
          </table:table-cell>
          <table:table-cell/>
          <table:table-cell table:style-name="ce19" table:formula="of:=[.K193]*15" office:value-type="float" office:value="12.3697627169984" calcext:value-type="float">
            <text:p>12.37</text:p>
          </table:table-cell>
          <table:table-cell table:style-name="ce8" table:formula="of:=[.K193]^2*225" office:value-type="float" office:value="153.011029674843" calcext:value-type="float">
            <text:p>153.01</text:p>
          </table:table-cell>
          <table:table-cell table:style-name="ce8" table:formula="of:=[.L193]*COS(RADIANS([.M193]))+[.N193]*COS(RADIANS([.O193]))" office:value-type="float" office:value="12.3295383303947" calcext:value-type="float">
            <text:p>12.33</text:p>
          </table:table-cell>
          <table:table-cell table:style-name="ce8" table:formula="of:=[.L193]*SIN(RADIANS([.M193]))+[.N193]*SIN(RADIANS([.O193]))" office:value-type="float" office:value="0.0745061590762958" calcext:value-type="float">
            <text:p>0.07</text:p>
          </table:table-cell>
          <table:table-cell office:value-type="float" office:value="13.4690692049007" calcext:value-type="float">
            <text:p>13.47</text:p>
          </table:table-cell>
          <table:table-cell table:number-columns-repeated="998"/>
        </table:table-row>
        <table:table-row table:style-name="ro1">
          <table:table-cell table:style-name="Default" office:value-type="float" office:value="165899" calcext:value-type="float">
            <text:p>165899</text:p>
          </table:table-cell>
          <table:table-cell table:style-name="Default" office:value-type="float" office:value="-39.0310613705245" calcext:value-type="float">
            <text:p>-39.0310613705</text:p>
          </table:table-cell>
          <table:table-cell table:style-name="Default" office:value-type="float" office:value="7.04697766672166" calcext:value-type="float">
            <text:p>7.0469776667</text:p>
          </table:table-cell>
          <table:table-cell table:style-name="Default" office:value-type="float" office:value="-8.31704195137543" calcext:value-type="float">
            <text:p>-8.317041951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565" calcext:value-type="float">
            <text:p>16.565</text:p>
          </table:table-cell>
          <table:table-cell/>
          <table:table-cell table:formula="of:=DEGREES(ACOS(COS(RADIANS([.B194]))*COS(RADIANS([.C194]))))" office:value-type="float" office:value="39.5619293352893" calcext:value-type="float">
            <text:p>39.56</text:p>
          </table:table-cell>
          <table:table-cell table:formula="of:=TAN((ACOS(COS(RADIANS([.B194]))*COS(RADIANS([.C194])))))" office:value-type="float" office:value="0.82615336090956" calcext:value-type="float">
            <text:p>0.8262</text:p>
          </table:table-cell>
          <table:table-cell table:formula="of:=SQRT([.E194]^2+[.F194]^2)" office:value-type="float" office:value="0.04" calcext:value-type="float">
            <text:p>0.04</text:p>
          </table:table-cell>
          <table:table-cell table:formula="of:=DEGREES(ATAN2([.E194]; [.F194]))" office:value-type="float" office:value="180" calcext:value-type="float">
            <text:p>180.00</text:p>
          </table:table-cell>
          <table:table-cell table:style-name="ce9" table:formula="of:=SQRT([.V194])" office:value-type="float" office:value="12.3923004136434" calcext:value-type="float">
            <text:p>12.39</text:p>
          </table:table-cell>
          <table:table-cell table:style-name="ce8" table:formula="of:=DEGREES(ATAN( (-SIN (RADIANS ([.C194])) * COS(RADIANS([.B194]))) / (COS (RADIANS ([.C194])) * SIN(RADIANS([.B194]))) )) + [.D194]" office:value-type="float" office:value="0.352924350147568" calcext:value-type="float">
            <text:p>0.35</text:p>
          </table:table-cell>
          <table:table-cell table:style-name="ce11" table:formula="of:=SQRT([.W194]^2+[.X194]^2)" office:value-type="float" office:value="12.3523011749344" calcext:value-type="float">
            <text:p>12.35</text:p>
          </table:table-cell>
          <table:table-cell table:style-name="ce13" table:formula="of:=DEGREES(ATAN2([.W194];[.X194]))" office:value-type="float" office:value="0.354067204789509" calcext:value-type="float">
            <text:p>0.35</text:p>
          </table:table-cell>
          <table:table-cell office:value-type="float" office:value="12.3523011749344" calcext:value-type="float">
            <text:p>12.35</text:p>
          </table:table-cell>
          <table:table-cell office:value-type="float" office:value="0.354067204789509" calcext:value-type="float">
            <text:p>0.35</text:p>
          </table:table-cell>
          <table:table-cell/>
          <table:table-cell table:style-name="ce19" table:formula="of:=[.K194]*15" office:value-type="float" office:value="12.3923004136434" calcext:value-type="float">
            <text:p>12.39</text:p>
          </table:table-cell>
          <table:table-cell table:style-name="ce8" table:formula="of:=[.K194]^2*225" office:value-type="float" office:value="153.569109541986" calcext:value-type="float">
            <text:p>153.57</text:p>
          </table:table-cell>
          <table:table-cell table:style-name="ce8" table:formula="of:=[.L194]*COS(RADIANS([.M194]))+[.N194]*COS(RADIANS([.O194]))" office:value-type="float" office:value="12.3520653212666" calcext:value-type="float">
            <text:p>12.35</text:p>
          </table:table-cell>
          <table:table-cell table:style-name="ce8" table:formula="of:=[.L194]*SIN(RADIANS([.M194]))+[.N194]*SIN(RADIANS([.O194]))" office:value-type="float" office:value="0.0763322700352972" calcext:value-type="float">
            <text:p>0.08</text:p>
          </table:table-cell>
          <table:table-cell office:value-type="float" office:value="13.4661743854595" calcext:value-type="float">
            <text:p>13.47</text:p>
          </table:table-cell>
          <table:table-cell table:number-columns-repeated="998"/>
        </table:table-row>
        <table:table-row table:style-name="ro1">
          <table:table-cell table:style-name="Default" office:value-type="float" office:value="166150" calcext:value-type="float">
            <text:p>166150</text:p>
          </table:table-cell>
          <table:table-cell table:style-name="Default" office:value-type="float" office:value="-39.0240228605848" calcext:value-type="float">
            <text:p>-39.0240228606</text:p>
          </table:table-cell>
          <table:table-cell table:style-name="Default" office:value-type="float" office:value="7.07294860726699" calcext:value-type="float">
            <text:p>7.0729486073</text:p>
          </table:table-cell>
          <table:table-cell table:style-name="Default" office:value-type="float" office:value="-8.30184051160392" calcext:value-type="float">
            <text:p>-8.301840511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6" calcext:value-type="float">
            <text:p>16.6</text:p>
          </table:table-cell>
          <table:table-cell/>
          <table:table-cell table:formula="of:=DEGREES(ACOS(COS(RADIANS([.B195]))*COS(RADIANS([.C195]))))" office:value-type="float" office:value="39.558916593672" calcext:value-type="float">
            <text:p>39.56</text:p>
          </table:table-cell>
          <table:table-cell table:formula="of:=TAN((ACOS(COS(RADIANS([.B195]))*COS(RADIANS([.C195])))))" office:value-type="float" office:value="0.826064893554261" calcext:value-type="float">
            <text:p>0.8261</text:p>
          </table:table-cell>
          <table:table-cell table:formula="of:=SQRT([.E195]^2+[.F195]^2)" office:value-type="float" office:value="0.04" calcext:value-type="float">
            <text:p>0.04</text:p>
          </table:table-cell>
          <table:table-cell table:formula="of:=DEGREES(ATAN2([.E195]; [.F195]))" office:value-type="float" office:value="180" calcext:value-type="float">
            <text:p>180.00</text:p>
          </table:table-cell>
          <table:table-cell table:style-name="ce9" table:formula="of:=SQRT([.V195])" office:value-type="float" office:value="12.3909734033139" calcext:value-type="float">
            <text:p>12.39</text:p>
          </table:table-cell>
          <table:table-cell table:style-name="ce8" table:formula="of:=DEGREES(ATAN( (-SIN (RADIANS ([.C195])) * COS(RADIANS([.B195]))) / (COS (RADIANS ([.C195])) * SIN(RADIANS([.B195]))) )) + [.D195]" office:value-type="float" office:value="0.402063316431534" calcext:value-type="float">
            <text:p>0.40</text:p>
          </table:table-cell>
          <table:table-cell table:style-name="ce11" table:formula="of:=SQRT([.W195]^2+[.X195]^2)" office:value-type="float" office:value="12.3509743913574" calcext:value-type="float">
            <text:p>12.35</text:p>
          </table:table-cell>
          <table:table-cell table:style-name="ce13" table:formula="of:=DEGREES(ATAN2([.W195];[.X195]))" office:value-type="float" office:value="0.403365432374585" calcext:value-type="float">
            <text:p>0.40</text:p>
          </table:table-cell>
          <table:table-cell office:value-type="float" office:value="12.3509743913574" calcext:value-type="float">
            <text:p>12.35</text:p>
          </table:table-cell>
          <table:table-cell office:value-type="float" office:value="0.403365432374585" calcext:value-type="float">
            <text:p>0.40</text:p>
          </table:table-cell>
          <table:table-cell/>
          <table:table-cell table:style-name="ce19" table:formula="of:=[.K195]*15" office:value-type="float" office:value="12.3909734033139" calcext:value-type="float">
            <text:p>12.39</text:p>
          </table:table-cell>
          <table:table-cell table:style-name="ce8" table:formula="of:=[.K195]^2*225" office:value-type="float" office:value="153.536221881633" calcext:value-type="float">
            <text:p>153.54</text:p>
          </table:table-cell>
          <table:table-cell table:style-name="ce8" table:formula="of:=[.L195]*COS(RADIANS([.M195]))+[.N195]*COS(RADIANS([.O195]))" office:value-type="float" office:value="12.3506683208232" calcext:value-type="float">
            <text:p>12.35</text:p>
          </table:table-cell>
          <table:table-cell table:style-name="ce8" table:formula="of:=[.L195]*SIN(RADIANS([.M195]))+[.N195]*SIN(RADIANS([.O195]))" office:value-type="float" office:value="0.0869508193296159" calcext:value-type="float">
            <text:p>0.09</text:p>
          </table:table-cell>
          <table:table-cell office:value-type="float" office:value="13.4661743854595" calcext:value-type="float">
            <text:p>13.47</text:p>
          </table:table-cell>
          <table:table-cell table:number-columns-repeated="998"/>
        </table:table-row>
        <table:table-row table:style-name="ro1">
          <table:table-cell table:style-name="Default" office:value-type="float" office:value="166400" calcext:value-type="float">
            <text:p>166400</text:p>
          </table:table-cell>
          <table:table-cell table:style-name="Default" office:value-type="float" office:value="-39.0448173715129" calcext:value-type="float">
            <text:p>-39.0448173715</text:p>
          </table:table-cell>
          <table:table-cell table:style-name="Default" office:value-type="float" office:value="7.08182870696165" calcext:value-type="float">
            <text:p>7.081828707</text:p>
          </table:table-cell>
          <table:table-cell table:style-name="Default" office:value-type="float" office:value="-8.30323557774189" calcext:value-type="float">
            <text:p>-8.3032355777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635" calcext:value-type="float">
            <text:p>16.635</text:p>
          </table:table-cell>
          <table:table-cell/>
          <table:table-cell table:formula="of:=DEGREES(ACOS(COS(RADIANS([.B196]))*COS(RADIANS([.C196]))))" office:value-type="float" office:value="39.5806525805324" calcext:value-type="float">
            <text:p>39.58</text:p>
          </table:table-cell>
          <table:table-cell table:formula="of:=TAN((ACOS(COS(RADIANS([.B196]))*COS(RADIANS([.C196])))))" office:value-type="float" office:value="0.826703330184689" calcext:value-type="float">
            <text:p>0.8267</text:p>
          </table:table-cell>
          <table:table-cell table:formula="of:=SQRT([.E196]^2+[.F196]^2)" office:value-type="float" office:value="0.04" calcext:value-type="float">
            <text:p>0.04</text:p>
          </table:table-cell>
          <table:table-cell table:formula="of:=DEGREES(ATAN2([.E196]; [.F196]))" office:value-type="float" office:value="180" calcext:value-type="float">
            <text:p>180.00</text:p>
          </table:table-cell>
          <table:table-cell table:style-name="ce9" table:formula="of:=SQRT([.V196])" office:value-type="float" office:value="12.4005499527703" calcext:value-type="float">
            <text:p>12.40</text:p>
          </table:table-cell>
          <table:table-cell table:style-name="ce8" table:formula="of:=DEGREES(ATAN( (-SIN (RADIANS ([.C196])) * COS(RADIANS([.B196]))) / (COS (RADIANS ([.C196])) * SIN(RADIANS([.B196]))) )) + [.D196]" office:value-type="float" office:value="0.405174746830792" calcext:value-type="float">
            <text:p>0.41</text:p>
          </table:table-cell>
          <table:table-cell table:style-name="ce11" table:formula="of:=SQRT([.W196]^2+[.X196]^2)" office:value-type="float" office:value="12.3605509561627" calcext:value-type="float">
            <text:p>12.36</text:p>
          </table:table-cell>
          <table:table-cell table:style-name="ce13" table:formula="of:=DEGREES(ATAN2([.W196];[.X196]))" office:value-type="float" office:value="0.406485922590886" calcext:value-type="float">
            <text:p>0.41</text:p>
          </table:table-cell>
          <table:table-cell office:value-type="float" office:value="12.3605509561627" calcext:value-type="float">
            <text:p>12.36</text:p>
          </table:table-cell>
          <table:table-cell office:value-type="float" office:value="0.406485922590886" calcext:value-type="float">
            <text:p>0.41</text:p>
          </table:table-cell>
          <table:table-cell/>
          <table:table-cell table:style-name="ce19" table:formula="of:=[.K196]*15" office:value-type="float" office:value="12.4005499527703" calcext:value-type="float">
            <text:p>12.40</text:p>
          </table:table-cell>
          <table:table-cell table:style-name="ce8" table:formula="of:=[.K196]^2*225" office:value-type="float" office:value="153.773639131152" calcext:value-type="float">
            <text:p>153.77</text:p>
          </table:table-cell>
          <table:table-cell table:style-name="ce8" table:formula="of:=[.L196]*COS(RADIANS([.M196]))+[.N196]*COS(RADIANS([.O196]))" office:value-type="float" office:value="12.3602398907199" calcext:value-type="float">
            <text:p>12.36</text:p>
          </table:table-cell>
          <table:table-cell table:style-name="ce8" table:formula="of:=[.L196]*SIN(RADIANS([.M196]))+[.N196]*SIN(RADIANS([.O196]))" office:value-type="float" office:value="0.0876914120702677" calcext:value-type="float">
            <text:p>0.09</text:p>
          </table:table-cell>
          <table:table-cell office:value-type="float" office:value="13.4794943938362" calcext:value-type="float">
            <text:p>13.48</text:p>
          </table:table-cell>
          <table:table-cell table:number-columns-repeated="998"/>
        </table:table-row>
        <table:table-row table:style-name="ro1">
          <table:table-cell table:style-name="Default" office:value-type="float" office:value="166649" calcext:value-type="float">
            <text:p>166649</text:p>
          </table:table-cell>
          <table:table-cell table:style-name="Default" office:value-type="float" office:value="-39.0543318250267" calcext:value-type="float">
            <text:p>-39.054331825</text:p>
          </table:table-cell>
          <table:table-cell table:style-name="Default" office:value-type="float" office:value="7.07754447080476" calcext:value-type="float">
            <text:p>7.0775444708</text:p>
          </table:table-cell>
          <table:table-cell table:style-name="Default" office:value-type="float" office:value="-8.30483128068673" calcext:value-type="float">
            <text:p>-8.3048312807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67" calcext:value-type="float">
            <text:p>16.67</text:p>
          </table:table-cell>
          <table:table-cell/>
          <table:table-cell table:formula="of:=DEGREES(ACOS(COS(RADIANS([.B197]))*COS(RADIANS([.C197]))))" office:value-type="float" office:value="39.5893438428762" calcext:value-type="float">
            <text:p>39.59</text:p>
          </table:table-cell>
          <table:table-cell table:formula="of:=TAN((ACOS(COS(RADIANS([.B197]))*COS(RADIANS([.C197])))))" office:value-type="float" office:value="0.826958724910312" calcext:value-type="float">
            <text:p>0.8270</text:p>
          </table:table-cell>
          <table:table-cell table:formula="of:=SQRT([.E197]^2+[.F197]^2)" office:value-type="float" office:value="0.04" calcext:value-type="float">
            <text:p>0.04</text:p>
          </table:table-cell>
          <table:table-cell table:formula="of:=DEGREES(ATAN2([.E197]; [.F197]))" office:value-type="float" office:value="180" calcext:value-type="float">
            <text:p>180.00</text:p>
          </table:table-cell>
          <table:table-cell table:style-name="ce9" table:formula="of:=SQRT([.V197])" office:value-type="float" office:value="12.4043808736547" calcext:value-type="float">
            <text:p>12.40</text:p>
          </table:table-cell>
          <table:table-cell table:style-name="ce8" table:formula="of:=DEGREES(ATAN( (-SIN (RADIANS ([.C197])) * COS(RADIANS([.B197]))) / (COS (RADIANS ([.C197])) * SIN(RADIANS([.B197]))) )) + [.D197]" office:value-type="float" office:value="0.395430047373459" calcext:value-type="float">
            <text:p>0.40</text:p>
          </table:table-cell>
          <table:table-cell table:style-name="ce11" table:formula="of:=SQRT([.W197]^2+[.X197]^2)" office:value-type="float" office:value="12.3643818293623" calcext:value-type="float">
            <text:p>12.36</text:p>
          </table:table-cell>
          <table:table-cell table:style-name="ce13" table:formula="of:=DEGREES(ATAN2([.W197];[.X197]))" office:value-type="float" office:value="0.396709292591596" calcext:value-type="float">
            <text:p>0.40</text:p>
          </table:table-cell>
          <table:table-cell office:value-type="float" office:value="12.3643818293623" calcext:value-type="float">
            <text:p>12.36</text:p>
          </table:table-cell>
          <table:table-cell office:value-type="float" office:value="0.396709292591596" calcext:value-type="float">
            <text:p>0.40</text:p>
          </table:table-cell>
          <table:table-cell/>
          <table:table-cell table:style-name="ce19" table:formula="of:=[.K197]*15" office:value-type="float" office:value="12.4043808736547" calcext:value-type="float">
            <text:p>12.40</text:p>
          </table:table-cell>
          <table:table-cell table:style-name="ce8" table:formula="of:=[.K197]^2*225" office:value-type="float" office:value="153.86866485869" calcext:value-type="float">
            <text:p>153.87</text:p>
          </table:table-cell>
          <table:table-cell table:style-name="ce8" table:formula="of:=[.L197]*COS(RADIANS([.M197]))+[.N197]*COS(RADIANS([.O197]))" office:value-type="float" office:value="12.3640854553225" calcext:value-type="float">
            <text:p>12.36</text:p>
          </table:table-cell>
          <table:table-cell table:style-name="ce8" table:formula="of:=[.L197]*SIN(RADIANS([.M197]))+[.N197]*SIN(RADIANS([.O197]))" office:value-type="float" office:value="0.0856088532006251" calcext:value-type="float">
            <text:p>0.09</text:p>
          </table:table-cell>
          <table:table-cell office:value-type="float" office:value="13.4794943938362" calcext:value-type="float">
            <text:p>13.48</text:p>
          </table:table-cell>
          <table:table-cell table:number-columns-repeated="998"/>
        </table:table-row>
        <table:table-row table:style-name="ro1">
          <table:table-cell table:style-name="Default" office:value-type="float" office:value="166899" calcext:value-type="float">
            <text:p>166899</text:p>
          </table:table-cell>
          <table:table-cell table:style-name="Default" office:value-type="float" office:value="-39.0596969386198" calcext:value-type="float">
            <text:p>-39.0596969386</text:p>
          </table:table-cell>
          <table:table-cell table:style-name="Default" office:value-type="float" office:value="6.97825016885888" calcext:value-type="float">
            <text:p>6.9782501689</text:p>
          </table:table-cell>
          <table:table-cell table:style-name="Default" office:value-type="float" office:value="-8.30996587539529" calcext:value-type="float">
            <text:p>-8.309965875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705" calcext:value-type="float">
            <text:p>16.705</text:p>
          </table:table-cell>
          <table:table-cell/>
          <table:table-cell table:formula="of:=DEGREES(ACOS(COS(RADIANS([.B198]))*COS(RADIANS([.C198]))))" office:value-type="float" office:value="39.5798043152764" calcext:value-type="float">
            <text:p>39.58</text:p>
          </table:table-cell>
          <table:table-cell table:formula="of:=TAN((ACOS(COS(RADIANS([.B198]))*COS(RADIANS([.C198])))))" office:value-type="float" office:value="0.826678407147832" calcext:value-type="float">
            <text:p>0.8267</text:p>
          </table:table-cell>
          <table:table-cell table:formula="of:=SQRT([.E198]^2+[.F198]^2)" office:value-type="float" office:value="0.04" calcext:value-type="float">
            <text:p>0.04</text:p>
          </table:table-cell>
          <table:table-cell table:formula="of:=DEGREES(ATAN2([.E198]; [.F198]))" office:value-type="float" office:value="180" calcext:value-type="float">
            <text:p>180.00</text:p>
          </table:table-cell>
          <table:table-cell table:style-name="ce9" table:formula="of:=SQRT([.V198])" office:value-type="float" office:value="12.4001761072175" calcext:value-type="float">
            <text:p>12.40</text:p>
          </table:table-cell>
          <table:table-cell table:style-name="ce8" table:formula="of:=DEGREES(ATAN( (-SIN (RADIANS ([.C198])) * COS(RADIANS([.B198]))) / (COS (RADIANS ([.C198])) * SIN(RADIANS([.B198]))) )) + [.D198]" office:value-type="float" office:value="0.267241070127481" calcext:value-type="float">
            <text:p>0.27</text:p>
          </table:table-cell>
          <table:table-cell table:style-name="ce11" table:formula="of:=SQRT([.W198]^2+[.X198]^2)" office:value-type="float" office:value="12.3601765437268" calcext:value-type="float">
            <text:p>12.36</text:p>
          </table:table-cell>
          <table:table-cell table:style-name="ce13" table:formula="of:=DEGREES(ATAN2([.W198];[.X198]))" office:value-type="float" office:value="0.268105912470848" calcext:value-type="float">
            <text:p>0.27</text:p>
          </table:table-cell>
          <table:table-cell office:value-type="float" office:value="12.3601765437268" calcext:value-type="float">
            <text:p>12.36</text:p>
          </table:table-cell>
          <table:table-cell office:value-type="float" office:value="0.268105912470848" calcext:value-type="float">
            <text:p>0.27</text:p>
          </table:table-cell>
          <table:table-cell/>
          <table:table-cell table:style-name="ce19" table:formula="of:=[.K198]*15" office:value-type="float" office:value="12.4001761072175" calcext:value-type="float">
            <text:p>12.40</text:p>
          </table:table-cell>
          <table:table-cell table:style-name="ce8" table:formula="of:=[.K198]^2*225" office:value-type="float" office:value="153.764367490007" calcext:value-type="float">
            <text:p>153.76</text:p>
          </table:table-cell>
          <table:table-cell table:style-name="ce8" table:formula="of:=[.L198]*COS(RADIANS([.M198]))+[.N198]*COS(RADIANS([.O198]))" office:value-type="float" office:value="12.3600412239091" calcext:value-type="float">
            <text:p>12.36</text:p>
          </table:table-cell>
          <table:table-cell table:style-name="ce8" table:formula="of:=[.L198]*SIN(RADIANS([.M198]))+[.N198]*SIN(RADIANS([.O198]))" office:value-type="float" office:value="0.0578371451677945" calcext:value-type="float">
            <text:p>0.06</text:p>
          </table:table-cell>
          <table:table-cell office:value-type="float" office:value="13.4861985538671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7149" calcext:value-type="float">
            <text:p>167149</text:p>
          </table:table-cell>
          <table:table-cell table:style-name="Default" office:value-type="float" office:value="-39.0483485793138" calcext:value-type="float">
            <text:p>-39.0483485793</text:p>
          </table:table-cell>
          <table:table-cell table:style-name="Default" office:value-type="float" office:value="6.9628258941657" calcext:value-type="float">
            <text:p>6.9628258942</text:p>
          </table:table-cell>
          <table:table-cell table:style-name="Default" office:value-type="float" office:value="-8.31409813984315" calcext:value-type="float">
            <text:p>-8.3140981398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74" calcext:value-type="float">
            <text:p>16.74</text:p>
          </table:table-cell>
          <table:table-cell/>
          <table:table-cell table:formula="of:=DEGREES(ACOS(COS(RADIANS([.B199]))*COS(RADIANS([.C199]))))" office:value-type="float" office:value="39.5663820351838" calcext:value-type="float">
            <text:p>39.57</text:p>
          </table:table-cell>
          <table:table-cell table:formula="of:=TAN((ACOS(COS(RADIANS([.B199]))*COS(RADIANS([.C199])))))" office:value-type="float" office:value="0.826284125853964" calcext:value-type="float">
            <text:p>0.8263</text:p>
          </table:table-cell>
          <table:table-cell table:formula="of:=SQRT([.E199]^2+[.F199]^2)" office:value-type="float" office:value="0.04" calcext:value-type="float">
            <text:p>0.04</text:p>
          </table:table-cell>
          <table:table-cell table:formula="of:=DEGREES(ATAN2([.E199]; [.F199]))" office:value-type="float" office:value="180" calcext:value-type="float">
            <text:p>180.00</text:p>
          </table:table-cell>
          <table:table-cell table:style-name="ce9" table:formula="of:=SQRT([.V199])" office:value-type="float" office:value="12.3942618878095" calcext:value-type="float">
            <text:p>12.39</text:p>
          </table:table-cell>
          <table:table-cell table:style-name="ce8" table:formula="of:=DEGREES(ATAN( (-SIN (RADIANS ([.C199])) * COS(RADIANS([.B199]))) / (COS (RADIANS ([.C199])) * SIN(RADIANS([.B199]))) )) + [.D199]" office:value-type="float" office:value="0.247659931863774" calcext:value-type="float">
            <text:p>0.25</text:p>
          </table:table-cell>
          <table:table-cell table:style-name="ce11" table:formula="of:=SQRT([.W199]^2+[.X199]^2)" office:value-type="float" office:value="12.3542622626956" calcext:value-type="float">
            <text:p>12.35</text:p>
          </table:table-cell>
          <table:table-cell table:style-name="ce13" table:formula="of:=DEGREES(ATAN2([.W199];[.X199]))" office:value-type="float" office:value="0.248461790057812" calcext:value-type="float">
            <text:p>0.25</text:p>
          </table:table-cell>
          <table:table-cell office:value-type="float" office:value="12.3542622626956" calcext:value-type="float">
            <text:p>12.35</text:p>
          </table:table-cell>
          <table:table-cell office:value-type="float" office:value="0.248461790057814" calcext:value-type="float">
            <text:p>0.25</text:p>
          </table:table-cell>
          <table:table-cell/>
          <table:table-cell table:style-name="ce19" table:formula="of:=[.K199]*15" office:value-type="float" office:value="12.3942618878095" calcext:value-type="float">
            <text:p>12.39</text:p>
          </table:table-cell>
          <table:table-cell table:style-name="ce8" table:formula="of:=[.K199]^2*225" office:value-type="float" office:value="153.617727743606" calcext:value-type="float">
            <text:p>153.62</text:p>
          </table:table-cell>
          <table:table-cell table:style-name="ce8" table:formula="of:=[.L199]*COS(RADIANS([.M199]))+[.N199]*COS(RADIANS([.O199]))" office:value-type="float" office:value="12.3541461017617" calcext:value-type="float">
            <text:p>12.35</text:p>
          </table:table-cell>
          <table:table-cell table:style-name="ce8" table:formula="of:=[.L199]*SIN(RADIANS([.M199]))+[.N199]*SIN(RADIANS([.O199]))" office:value-type="float" office:value="0.053573797619915" calcext:value-type="float">
            <text:p>0.05</text:p>
          </table:table-cell>
          <table:table-cell office:value-type="float" office:value="13.4861985538671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7399" calcext:value-type="float">
            <text:p>167399</text:p>
          </table:table-cell>
          <table:table-cell table:style-name="Default" office:value-type="float" office:value="-39.0176263884271" calcext:value-type="float">
            <text:p>-39.0176263884</text:p>
          </table:table-cell>
          <table:table-cell table:style-name="Default" office:value-type="float" office:value="7.01184317363112" calcext:value-type="float">
            <text:p>7.0118431736</text:p>
          </table:table-cell>
          <table:table-cell table:style-name="Default" office:value-type="float" office:value="-8.30714159217349" calcext:value-type="float">
            <text:p>-8.3071415922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775" calcext:value-type="float">
            <text:p>16.775</text:p>
          </table:table-cell>
          <table:table-cell/>
          <table:table-cell table:formula="of:=DEGREES(ACOS(COS(RADIANS([.B200]))*COS(RADIANS([.C200]))))" office:value-type="float" office:value="39.5434991535546" calcext:value-type="float">
            <text:p>39.54</text:p>
          </table:table-cell>
          <table:table-cell table:formula="of:=TAN((ACOS(COS(RADIANS([.B200]))*COS(RADIANS([.C200])))))" office:value-type="float" office:value="0.825612289907999" calcext:value-type="float">
            <text:p>0.8256</text:p>
          </table:table-cell>
          <table:table-cell table:formula="of:=SQRT([.E200]^2+[.F200]^2)" office:value-type="float" office:value="0.04" calcext:value-type="float">
            <text:p>0.04</text:p>
          </table:table-cell>
          <table:table-cell table:formula="of:=DEGREES(ATAN2([.E200]; [.F200]))" office:value-type="float" office:value="180" calcext:value-type="float">
            <text:p>180.00</text:p>
          </table:table-cell>
          <table:table-cell table:style-name="ce9" table:formula="of:=SQRT([.V200])" office:value-type="float" office:value="12.38418434862" calcext:value-type="float">
            <text:p>12.38</text:p>
          </table:table-cell>
          <table:table-cell table:style-name="ce8" table:formula="of:=DEGREES(ATAN( (-SIN (RADIANS ([.C200])) * COS(RADIANS([.B200]))) / (COS (RADIANS ([.C200])) * SIN(RADIANS([.B200]))) )) + [.D200]" office:value-type="float" office:value="0.323895349477745" calcext:value-type="float">
            <text:p>0.32</text:p>
          </table:table-cell>
          <table:table-cell table:style-name="ce11" table:formula="of:=SQRT([.W200]^2+[.X200]^2)" office:value-type="float" office:value="12.3441849898266" calcext:value-type="float">
            <text:p>12.34</text:p>
          </table:table-cell>
          <table:table-cell table:style-name="ce13" table:formula="of:=DEGREES(ATAN2([.W200];[.X200]))" office:value-type="float" office:value="0.324944891831986" calcext:value-type="float">
            <text:p>0.32</text:p>
          </table:table-cell>
          <table:table-cell office:value-type="float" office:value="12.3441849898266" calcext:value-type="float">
            <text:p>12.34</text:p>
          </table:table-cell>
          <table:table-cell office:value-type="float" office:value="0.324944891831986" calcext:value-type="float">
            <text:p>0.32</text:p>
          </table:table-cell>
          <table:table-cell/>
          <table:table-cell table:style-name="ce19" table:formula="of:=[.K200]*15" office:value-type="float" office:value="12.38418434862" calcext:value-type="float">
            <text:p>12.38</text:p>
          </table:table-cell>
          <table:table-cell table:style-name="ce8" table:formula="of:=[.K200]^2*225" office:value-type="float" office:value="153.368021980604" calcext:value-type="float">
            <text:p>153.37</text:p>
          </table:table-cell>
          <table:table-cell table:style-name="ce8" table:formula="of:=[.L200]*COS(RADIANS([.M200]))+[.N200]*COS(RADIANS([.O200]))" office:value-type="float" office:value="12.3439864692969" calcext:value-type="float">
            <text:p>12.34</text:p>
          </table:table-cell>
          <table:table-cell table:style-name="ce8" table:formula="of:=[.L200]*SIN(RADIANS([.M200]))+[.N200]*SIN(RADIANS([.O200]))" office:value-type="float" office:value="0.0700079200875572" calcext:value-type="float">
            <text:p>0.07</text:p>
          </table:table-cell>
          <table:table-cell office:value-type="float" office:value="13.4866830204331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7649" calcext:value-type="float">
            <text:p>167649</text:p>
          </table:table-cell>
          <table:table-cell table:style-name="Default" office:value-type="float" office:value="-39.0356546727413" calcext:value-type="float">
            <text:p>-39.0356546727</text:p>
          </table:table-cell>
          <table:table-cell table:style-name="Default" office:value-type="float" office:value="6.98183601817314" calcext:value-type="float">
            <text:p>6.9818360182</text:p>
          </table:table-cell>
          <table:table-cell table:style-name="Default" office:value-type="float" office:value="-8.3058199505691" calcext:value-type="float">
            <text:p>-8.305819950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6.811" calcext:value-type="float">
            <text:p>16.811</text:p>
          </table:table-cell>
          <table:table-cell/>
          <table:table-cell table:formula="of:=DEGREES(ACOS(COS(RADIANS([.B201]))*COS(RADIANS([.C201]))))" office:value-type="float" office:value="39.5567349001159" calcext:value-type="float">
            <text:p>39.56</text:p>
          </table:table-cell>
          <table:table-cell table:formula="of:=TAN((ACOS(COS(RADIANS([.B201]))*COS(RADIANS([.C201])))))" office:value-type="float" office:value="0.826000834225836" calcext:value-type="float">
            <text:p>0.8260</text:p>
          </table:table-cell>
          <table:table-cell table:formula="of:=SQRT([.E201]^2+[.F201]^2)" office:value-type="float" office:value="0.04" calcext:value-type="float">
            <text:p>0.04</text:p>
          </table:table-cell>
          <table:table-cell table:formula="of:=DEGREES(ATAN2([.E201]; [.F201]))" office:value-type="float" office:value="180" calcext:value-type="float">
            <text:p>180.00</text:p>
          </table:table-cell>
          <table:table-cell table:style-name="ce9" table:formula="of:=SQRT([.V201])" office:value-type="float" office:value="12.3900125133875" calcext:value-type="float">
            <text:p>12.39</text:p>
          </table:table-cell>
          <table:table-cell table:style-name="ce8" table:formula="of:=DEGREES(ATAN( (-SIN (RADIANS ([.C201])) * COS(RADIANS([.B201]))) / (COS (RADIANS ([.C201])) * SIN(RADIANS([.B201]))) )) + [.D201]" office:value-type="float" office:value="0.283025801375356" calcext:value-type="float">
            <text:p>0.28</text:p>
          </table:table-cell>
          <table:table-cell table:style-name="ce11" table:formula="of:=SQRT([.W201]^2+[.X201]^2)" office:value-type="float" office:value="12.3500130029862" calcext:value-type="float">
            <text:p>12.35</text:p>
          </table:table-cell>
          <table:table-cell table:style-name="ce13" table:formula="of:=DEGREES(ATAN2([.W201];[.X201]))" office:value-type="float" office:value="0.283942479439756" calcext:value-type="float">
            <text:p>0.28</text:p>
          </table:table-cell>
          <table:table-cell office:value-type="float" office:value="12.3500130029862" calcext:value-type="float">
            <text:p>12.35</text:p>
          </table:table-cell>
          <table:table-cell office:value-type="float" office:value="0.283942479439756" calcext:value-type="float">
            <text:p>0.28</text:p>
          </table:table-cell>
          <table:table-cell/>
          <table:table-cell table:style-name="ce19" table:formula="of:=[.K201]*15" office:value-type="float" office:value="12.3900125133875" calcext:value-type="float">
            <text:p>12.39</text:p>
          </table:table-cell>
          <table:table-cell table:style-name="ce8" table:formula="of:=[.K201]^2*225" office:value-type="float" office:value="153.5124100819" calcext:value-type="float">
            <text:p>153.51</text:p>
          </table:table-cell>
          <table:table-cell table:style-name="ce8" table:formula="of:=[.L201]*COS(RADIANS([.M201]))+[.N201]*COS(RADIANS([.O201]))" office:value-type="float" office:value="12.3498613496369" calcext:value-type="float">
            <text:p>12.35</text:p>
          </table:table-cell>
          <table:table-cell table:style-name="ce8" table:formula="of:=[.L201]*SIN(RADIANS([.M201]))+[.N201]*SIN(RADIANS([.O201]))" office:value-type="float" office:value="0.0612030936547318" calcext:value-type="float">
            <text:p>0.06</text:p>
          </table:table-cell>
          <table:table-cell office:value-type="float" office:value="13.4866830204331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7899" calcext:value-type="float">
            <text:p>167899</text:p>
          </table:table-cell>
          <table:table-cell table:style-name="Default" office:value-type="float" office:value="-39.056090598738" calcext:value-type="float">
            <text:p>-39.0560905987</text:p>
          </table:table-cell>
          <table:table-cell table:style-name="Default" office:value-type="float" office:value="6.95909789153934" calcext:value-type="float">
            <text:p>6.9590978915</text:p>
          </table:table-cell>
          <table:table-cell table:style-name="Default" office:value-type="float" office:value="-8.30903782344182" calcext:value-type="float">
            <text:p>-8.309037823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846" calcext:value-type="float">
            <text:p>16.846</text:p>
          </table:table-cell>
          <table:table-cell/>
          <table:table-cell table:formula="of:=DEGREES(ACOS(COS(RADIANS([.B202]))*COS(RADIANS([.C202]))))" office:value-type="float" office:value="39.5734318651515" calcext:value-type="float">
            <text:p>39.57</text:p>
          </table:table-cell>
          <table:table-cell table:formula="of:=TAN((ACOS(COS(RADIANS([.B202]))*COS(RADIANS([.C202])))))" office:value-type="float" office:value="0.826491196527042" calcext:value-type="float">
            <text:p>0.8265</text:p>
          </table:table-cell>
          <table:table-cell table:formula="of:=SQRT([.E202]^2+[.F202]^2)" office:value-type="float" office:value="0.04" calcext:value-type="float">
            <text:p>0.04</text:p>
          </table:table-cell>
          <table:table-cell table:formula="of:=DEGREES(ATAN2([.E202]; [.F202]))" office:value-type="float" office:value="180" calcext:value-type="float">
            <text:p>180.00</text:p>
          </table:table-cell>
          <table:table-cell table:style-name="ce9" table:formula="of:=SQRT([.V202])" office:value-type="float" office:value="12.3973679479056" calcext:value-type="float">
            <text:p>12.40</text:p>
          </table:table-cell>
          <table:table-cell table:style-name="ce8" table:formula="of:=DEGREES(ATAN( (-SIN (RADIANS ([.C202])) * COS(RADIANS([.B202]))) / (COS (RADIANS ([.C202])) * SIN(RADIANS([.B202]))) )) + [.D202]" office:value-type="float" office:value="0.245831280825994" calcext:value-type="float">
            <text:p>0.25</text:p>
          </table:table-cell>
          <table:table-cell table:style-name="ce11" table:formula="of:=SQRT([.W202]^2+[.X202]^2)" office:value-type="float" office:value="12.3573683172758" calcext:value-type="float">
            <text:p>12.36</text:p>
          </table:table-cell>
          <table:table-cell table:style-name="ce13" table:formula="of:=DEGREES(ATAN2([.W202];[.X202]))" office:value-type="float" office:value="0.246627018301074" calcext:value-type="float">
            <text:p>0.25</text:p>
          </table:table-cell>
          <table:table-cell office:value-type="float" office:value="12.3573683172758" calcext:value-type="float">
            <text:p>12.36</text:p>
          </table:table-cell>
          <table:table-cell office:value-type="float" office:value="0.246627018301073" calcext:value-type="float">
            <text:p>0.25</text:p>
          </table:table-cell>
          <table:table-cell/>
          <table:table-cell table:style-name="ce19" table:formula="of:=[.K202]*15" office:value-type="float" office:value="12.3973679479056" calcext:value-type="float">
            <text:p>12.40</text:p>
          </table:table-cell>
          <table:table-cell table:style-name="ce8" table:formula="of:=[.K202]^2*225" office:value-type="float" office:value="153.694732035758" calcext:value-type="float">
            <text:p>153.69</text:p>
          </table:table-cell>
          <table:table-cell table:style-name="ce8" table:formula="of:=[.L202]*COS(RADIANS([.M202]))+[.N202]*COS(RADIANS([.O202]))" office:value-type="float" office:value="12.3572538368161" calcext:value-type="float">
            <text:p>12.36</text:p>
          </table:table-cell>
          <table:table-cell table:style-name="ce8" table:formula="of:=[.L202]*SIN(RADIANS([.M202]))+[.N202]*SIN(RADIANS([.O202]))" office:value-type="float" office:value="0.0531915529679005" calcext:value-type="float">
            <text:p>0.05</text:p>
          </table:table-cell>
          <table:table-cell office:value-type="float" office:value="13.486526854028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8150" calcext:value-type="float">
            <text:p>168150</text:p>
          </table:table-cell>
          <table:table-cell table:style-name="Default" office:value-type="float" office:value="-39.0294835968262" calcext:value-type="float">
            <text:p>-39.0294835968</text:p>
          </table:table-cell>
          <table:table-cell table:style-name="Default" office:value-type="float" office:value="6.99738067495044" calcext:value-type="float">
            <text:p>6.997380675</text:p>
          </table:table-cell>
          <table:table-cell table:style-name="Default" office:value-type="float" office:value="-8.30777594599266" calcext:value-type="float">
            <text:p>-8.30777594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881" calcext:value-type="float">
            <text:p>16.881</text:p>
          </table:table-cell>
          <table:table-cell/>
          <table:table-cell table:formula="of:=DEGREES(ACOS(COS(RADIANS([.B203]))*COS(RADIANS([.C203]))))" office:value-type="float" office:value="39.5529849354822" calcext:value-type="float">
            <text:p>39.55</text:p>
          </table:table-cell>
          <table:table-cell table:formula="of:=TAN((ACOS(COS(RADIANS([.B203]))*COS(RADIANS([.C203])))))" office:value-type="float" office:value="0.825890736419162" calcext:value-type="float">
            <text:p>0.8259</text:p>
          </table:table-cell>
          <table:table-cell table:formula="of:=SQRT([.E203]^2+[.F203]^2)" office:value-type="float" office:value="0.04" calcext:value-type="float">
            <text:p>0.04</text:p>
          </table:table-cell>
          <table:table-cell table:formula="of:=DEGREES(ATAN2([.E203]; [.F203]))" office:value-type="float" office:value="180" calcext:value-type="float">
            <text:p>180.00</text:p>
          </table:table-cell>
          <table:table-cell table:style-name="ce9" table:formula="of:=SQRT([.V203])" office:value-type="float" office:value="12.3883610462874" calcext:value-type="float">
            <text:p>12.39</text:p>
          </table:table-cell>
          <table:table-cell table:style-name="ce8" table:formula="of:=DEGREES(ATAN( (-SIN (RADIANS ([.C203])) * COS(RADIANS([.B203]))) / (COS (RADIANS ([.C203])) * SIN(RADIANS([.B203]))) )) + [.D203]" office:value-type="float" office:value="0.301961653264385" calcext:value-type="float">
            <text:p>0.30</text:p>
          </table:table-cell>
          <table:table-cell table:style-name="ce11" table:formula="of:=SQRT([.W203]^2+[.X203]^2)" office:value-type="float" office:value="12.348361603591" calcext:value-type="float">
            <text:p>12.35</text:p>
          </table:table-cell>
          <table:table-cell table:style-name="ce13" table:formula="of:=DEGREES(ATAN2([.W203];[.X203]))" office:value-type="float" office:value="0.302939791952351" calcext:value-type="float">
            <text:p>0.30</text:p>
          </table:table-cell>
          <table:table-cell office:value-type="float" office:value="12.348361603591" calcext:value-type="float">
            <text:p>12.35</text:p>
          </table:table-cell>
          <table:table-cell office:value-type="float" office:value="0.302939791952349" calcext:value-type="float">
            <text:p>0.30</text:p>
          </table:table-cell>
          <table:table-cell/>
          <table:table-cell table:style-name="ce19" table:formula="of:=[.K203]*15" office:value-type="float" office:value="12.3883610462874" calcext:value-type="float">
            <text:p>12.39</text:p>
          </table:table-cell>
          <table:table-cell table:style-name="ce8" table:formula="of:=[.K203]^2*225" office:value-type="float" office:value="153.471489413172" calcext:value-type="float">
            <text:p>153.47</text:p>
          </table:table-cell>
          <table:table-cell table:style-name="ce8" table:formula="of:=[.L203]*COS(RADIANS([.M203]))+[.N203]*COS(RADIANS([.O203]))" office:value-type="float" office:value="12.3481890016354" calcext:value-type="float">
            <text:p>12.35</text:p>
          </table:table-cell>
          <table:table-cell table:style-name="ce8" table:formula="of:=[.L203]*SIN(RADIANS([.M203]))+[.N203]*SIN(RADIANS([.O203]))" office:value-type="float" office:value="0.06528914865257" calcext:value-type="float">
            <text:p>0.07</text:p>
          </table:table-cell>
          <table:table-cell office:value-type="float" office:value="13.486526854028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8400" calcext:value-type="float">
            <text:p>168400</text:p>
          </table:table-cell>
          <table:table-cell table:style-name="Default" office:value-type="float" office:value="-39.0615205991282" calcext:value-type="float">
            <text:p>-39.0615205991</text:p>
          </table:table-cell>
          <table:table-cell table:style-name="Default" office:value-type="float" office:value="6.9992222647054" calcext:value-type="float">
            <text:p>6.9992222647</text:p>
          </table:table-cell>
          <table:table-cell table:style-name="Default" office:value-type="float" office:value="-8.31551711164322" calcext:value-type="float">
            <text:p>-8.315517111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916" calcext:value-type="float">
            <text:p>16.916</text:p>
          </table:table-cell>
          <table:table-cell/>
          <table:table-cell table:formula="of:=DEGREES(ACOS(COS(RADIANS([.B204]))*COS(RADIANS([.C204]))))" office:value-type="float" office:value="39.584704019859" calcext:value-type="float">
            <text:p>39.58</text:p>
          </table:table-cell>
          <table:table-cell table:formula="of:=TAN((ACOS(COS(RADIANS([.B204]))*COS(RADIANS([.C204])))))" office:value-type="float" office:value="0.826822374681711" calcext:value-type="float">
            <text:p>0.8268</text:p>
          </table:table-cell>
          <table:table-cell table:formula="of:=SQRT([.E204]^2+[.F204]^2)" office:value-type="float" office:value="0.0412310562561766" calcext:value-type="float">
            <text:p>0.04</text:p>
          </table:table-cell>
          <table:table-cell table:formula="of:=DEGREES(ATAN2([.E204]; [.F204]))" office:value-type="float" office:value="-165.963756532074" calcext:value-type="float">
            <text:p>-165.96</text:p>
          </table:table-cell>
          <table:table-cell table:style-name="ce9" table:formula="of:=SQRT([.V204])" office:value-type="float" office:value="12.4023356202257" calcext:value-type="float">
            <text:p>12.40</text:p>
          </table:table-cell>
          <table:table-cell table:style-name="ce8" table:formula="of:=DEGREES(ATAN( (-SIN (RADIANS ([.C204])) * COS(RADIANS([.B204]))) / (COS (RADIANS ([.C204])) * SIN(RADIANS([.B204]))) )) + [.D204]" office:value-type="float" office:value="0.286785018117349" calcext:value-type="float">
            <text:p>0.29</text:p>
          </table:table-cell>
          <table:table-cell table:style-name="ce11" table:formula="of:=SQRT([.W204]^2+[.X204]^2)" office:value-type="float" office:value="12.3622899522008" calcext:value-type="float">
            <text:p>12.36</text:p>
          </table:table-cell>
          <table:table-cell table:style-name="ce13" table:formula="of:=DEGREES(ATAN2([.W204];[.X204]))" office:value-type="float" office:value="0.24136630313743" calcext:value-type="float">
            <text:p>0.24</text:p>
          </table:table-cell>
          <table:table-cell office:value-type="float" office:value="12.3622899522008" calcext:value-type="float">
            <text:p>12.36</text:p>
          </table:table-cell>
          <table:table-cell office:value-type="float" office:value="0.241366303137429" calcext:value-type="float">
            <text:p>0.24</text:p>
          </table:table-cell>
          <table:table-cell/>
          <table:table-cell table:style-name="ce19" table:formula="of:=[.K204]*15" office:value-type="float" office:value="12.4023356202257" calcext:value-type="float">
            <text:p>12.40</text:p>
          </table:table-cell>
          <table:table-cell table:style-name="ce8" table:formula="of:=[.K204]^2*225" office:value-type="float" office:value="153.817928836719" calcext:value-type="float">
            <text:p>153.82</text:p>
          </table:table-cell>
          <table:table-cell table:style-name="ce8" table:formula="of:=[.L204]*COS(RADIANS([.M204]))+[.N204]*COS(RADIANS([.O204]))" office:value-type="float" office:value="12.3621802598611" calcext:value-type="float">
            <text:p>12.36</text:p>
          </table:table-cell>
          <table:table-cell table:style-name="ce8" table:formula="of:=[.L204]*SIN(RADIANS([.M204]))+[.N204]*SIN(RADIANS([.O204]))" office:value-type="float" office:value="0.0520776822321503" calcext:value-type="float">
            <text:p>0.05</text:p>
          </table:table-cell>
          <table:table-cell office:value-type="float" office:value="13.4877006913269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8650" calcext:value-type="float">
            <text:p>168650</text:p>
          </table:table-cell>
          <table:table-cell table:style-name="Default" office:value-type="float" office:value="-39.1405493029198" calcext:value-type="float">
            <text:p>-39.1405493029</text:p>
          </table:table-cell>
          <table:table-cell table:style-name="Default" office:value-type="float" office:value="7.08802326165203" calcext:value-type="float">
            <text:p>7.0880232617</text:p>
          </table:table-cell>
          <table:table-cell table:style-name="Default" office:value-type="float" office:value="-8.32203908852694" calcext:value-type="float">
            <text:p>-8.3220390885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95" calcext:value-type="float">
            <text:p>16.95</text:p>
          </table:table-cell>
          <table:table-cell/>
          <table:table-cell table:formula="of:=DEGREES(ACOS(COS(RADIANS([.B205]))*COS(RADIANS([.C205]))))" office:value-type="float" office:value="39.6755071419667" calcext:value-type="float">
            <text:p>39.68</text:p>
          </table:table-cell>
          <table:table-cell table:formula="of:=TAN((ACOS(COS(RADIANS([.B205]))*COS(RADIANS([.C205])))))" office:value-type="float" office:value="0.829494125647292" calcext:value-type="float">
            <text:p>0.8295</text:p>
          </table:table-cell>
          <table:table-cell table:formula="of:=SQRT([.E205]^2+[.F205]^2)" office:value-type="float" office:value="0.0707106781186548" calcext:value-type="float">
            <text:p>0.07</text:p>
          </table:table-cell>
          <table:table-cell table:formula="of:=DEGREES(ATAN2([.E205]; [.F205]))" office:value-type="float" office:value="-171.869897645844" calcext:value-type="float">
            <text:p>-171.87</text:p>
          </table:table-cell>
          <table:table-cell table:style-name="ce9" table:formula="of:=SQRT([.V205])" office:value-type="float" office:value="12.4424118847094" calcext:value-type="float">
            <text:p>12.44</text:p>
          </table:table-cell>
          <table:table-cell table:style-name="ce8" table:formula="of:=DEGREES(ATAN( (-SIN (RADIANS ([.C205])) * COS(RADIANS([.B205]))) / (COS (RADIANS ([.C205])) * SIN(RADIANS([.B205]))) )) + [.D205]" office:value-type="float" office:value="0.364696918172617" calcext:value-type="float">
            <text:p>0.36</text:p>
          </table:table-cell>
          <table:table-cell table:style-name="ce11" table:formula="of:=SQRT([.W205]^2+[.X205]^2)" office:value-type="float" office:value="12.3723533405606" calcext:value-type="float">
            <text:p>12.37</text:p>
          </table:table-cell>
          <table:table-cell table:style-name="ce13" table:formula="of:=DEGREES(ATAN2([.W205];[.X205]))" office:value-type="float" office:value="0.320451687225362" calcext:value-type="float">
            <text:p>0.32</text:p>
          </table:table-cell>
          <table:table-cell office:value-type="float" office:value="12.3723533405606" calcext:value-type="float">
            <text:p>12.37</text:p>
          </table:table-cell>
          <table:table-cell office:value-type="float" office:value="0.320451687225362" calcext:value-type="float">
            <text:p>0.32</text:p>
          </table:table-cell>
          <table:table-cell/>
          <table:table-cell table:style-name="ce19" table:formula="of:=[.K205]*15" office:value-type="float" office:value="12.4424118847094" calcext:value-type="float">
            <text:p>12.44</text:p>
          </table:table-cell>
          <table:table-cell table:style-name="ce8" table:formula="of:=[.K205]^2*225" office:value-type="float" office:value="154.813613508757" calcext:value-type="float">
            <text:p>154.81</text:p>
          </table:table-cell>
          <table:table-cell table:style-name="ce8" table:formula="of:=[.L205]*COS(RADIANS([.M205]))+[.N205]*COS(RADIANS([.O205]))" office:value-type="float" office:value="12.3721598316148" calcext:value-type="float">
            <text:p>12.37</text:p>
          </table:table-cell>
          <table:table-cell table:style-name="ce8" table:formula="of:=[.L205]*SIN(RADIANS([.M205]))+[.N205]*SIN(RADIANS([.O205]))" office:value-type="float" office:value="0.0691974324551217" calcext:value-type="float">
            <text:p>0.07</text:p>
          </table:table-cell>
          <table:table-cell office:value-type="float" office:value="13.4877006913269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8899" calcext:value-type="float">
            <text:p>168899</text:p>
          </table:table-cell>
          <table:table-cell table:style-name="Default" office:value-type="float" office:value="-39.5484686907205" calcext:value-type="float">
            <text:p>-39.5484686907</text:p>
          </table:table-cell>
          <table:table-cell table:style-name="Default" office:value-type="float" office:value="7.21743272142215" calcext:value-type="float">
            <text:p>7.2174327214</text:p>
          </table:table-cell>
          <table:table-cell table:style-name="Default" office:value-type="float" office:value="-8.35431343990254" calcext:value-type="float">
            <text:p>-8.3543134399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6.985" calcext:value-type="float">
            <text:p>16.985</text:p>
          </table:table-cell>
          <table:table-cell/>
          <table:table-cell table:formula="of:=DEGREES(ACOS(COS(RADIANS([.B206]))*COS(RADIANS([.C206]))))" office:value-type="float" office:value="40.0950950888854" calcext:value-type="float">
            <text:p>40.10</text:p>
          </table:table-cell>
          <table:table-cell table:formula="of:=TAN((ACOS(COS(RADIANS([.B206]))*COS(RADIANS([.C206])))))" office:value-type="float" office:value="0.841931891537186" calcext:value-type="float">
            <text:p>0.8419</text:p>
          </table:table-cell>
          <table:table-cell table:formula="of:=SQRT([.E206]^2+[.F206]^2)" office:value-type="float" office:value="0.120415945787923" calcext:value-type="float">
            <text:p>0.12</text:p>
          </table:table-cell>
          <table:table-cell table:formula="of:=DEGREES(ATAN2([.E206]; [.F206]))" office:value-type="float" office:value="-175.236358309274" calcext:value-type="float">
            <text:p>-175.24</text:p>
          </table:table-cell>
          <table:table-cell table:style-name="ce9" table:formula="of:=SQRT([.V206])" office:value-type="float" office:value="12.6289783730578" calcext:value-type="float">
            <text:p>12.63</text:p>
          </table:table-cell>
          <table:table-cell table:style-name="ce8" table:formula="of:=DEGREES(ATAN( (-SIN (RADIANS ([.C206])) * COS(RADIANS([.B206]))) / (COS (RADIANS ([.C206])) * SIN(RADIANS([.B206]))) )) + [.D206]" office:value-type="float" office:value="0.36465213908655" calcext:value-type="float">
            <text:p>0.36</text:p>
          </table:table-cell>
          <table:table-cell table:style-name="ce11" table:formula="of:=SQRT([.W206]^2+[.X206]^2)" office:value-type="float" office:value="12.5089205697668" calcext:value-type="float">
            <text:p>12.51</text:p>
          </table:table-cell>
          <table:table-cell table:style-name="ce13" table:formula="of:=DEGREES(ATAN2([.W206];[.X206]))" office:value-type="float" office:value="0.322347267527626" calcext:value-type="float">
            <text:p>0.32</text:p>
          </table:table-cell>
          <table:table-cell office:value-type="float" office:value="12.5089205697668" calcext:value-type="float">
            <text:p>12.51</text:p>
          </table:table-cell>
          <table:table-cell office:value-type="float" office:value="0.322347267527628" calcext:value-type="float">
            <text:p>0.32</text:p>
          </table:table-cell>
          <table:table-cell/>
          <table:table-cell table:style-name="ce19" table:formula="of:=[.K206]*15" office:value-type="float" office:value="12.6289783730578" calcext:value-type="float">
            <text:p>12.63</text:p>
          </table:table-cell>
          <table:table-cell table:style-name="ce8" table:formula="of:=[.K206]^2*225" office:value-type="float" office:value="159.491094747161" calcext:value-type="float">
            <text:p>159.49</text:p>
          </table:table-cell>
          <table:table-cell table:style-name="ce8" table:formula="of:=[.L206]*COS(RADIANS([.M206]))+[.N206]*COS(RADIANS([.O206]))" office:value-type="float" office:value="12.508722603399" calcext:value-type="float">
            <text:p>12.51</text:p>
          </table:table-cell>
          <table:table-cell table:style-name="ce8" table:formula="of:=[.L206]*SIN(RADIANS([.M206]))+[.N206]*SIN(RADIANS([.O206]))" office:value-type="float" office:value="0.0703750804740413" calcext:value-type="float">
            <text:p>0.07</text:p>
          </table:table-cell>
          <table:table-cell office:value-type="float" office:value="13.4904398961956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9149" calcext:value-type="float">
            <text:p>169149</text:p>
          </table:table-cell>
          <table:table-cell table:style-name="Default" office:value-type="float" office:value="-40.1297519400344" calcext:value-type="float">
            <text:p>-40.12975194</text:p>
          </table:table-cell>
          <table:table-cell table:style-name="Default" office:value-type="float" office:value="7.31061784604228" calcext:value-type="float">
            <text:p>7.310617846</text:p>
          </table:table-cell>
          <table:table-cell table:style-name="Default" office:value-type="float" office:value="-8.37136415339183" calcext:value-type="float">
            <text:p>-8.3713641534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7.019" calcext:value-type="float">
            <text:p>17.019</text:p>
          </table:table-cell>
          <table:table-cell/>
          <table:table-cell table:formula="of:=DEGREES(ACOS(COS(RADIANS([.B207]))*COS(RADIANS([.C207]))))" office:value-type="float" office:value="40.6791658611909" calcext:value-type="float">
            <text:p>40.68</text:p>
          </table:table-cell>
          <table:table-cell table:formula="of:=TAN((ACOS(COS(RADIANS([.B207]))*COS(RADIANS([.C207])))))" office:value-type="float" office:value="0.859503246594171" calcext:value-type="float">
            <text:p>0.8595</text:p>
          </table:table-cell>
          <table:table-cell table:formula="of:=SQRT([.E207]^2+[.F207]^2)" office:value-type="float" office:value="0.130384048104053" calcext:value-type="float">
            <text:p>0.13</text:p>
          </table:table-cell>
          <table:table-cell table:formula="of:=DEGREES(ATAN2([.E207]; [.F207]))" office:value-type="float" office:value="-175.601294645005" calcext:value-type="float">
            <text:p>-175.60</text:p>
          </table:table-cell>
          <table:table-cell table:style-name="ce9" table:formula="of:=SQRT([.V207])" office:value-type="float" office:value="12.8925486989126" calcext:value-type="float">
            <text:p>12.89</text:p>
          </table:table-cell>
          <table:table-cell table:style-name="ce8" table:formula="of:=DEGREES(ATAN( (-SIN (RADIANS ([.C207])) * COS(RADIANS([.B207]))) / (COS (RADIANS ([.C207])) * SIN(RADIANS([.B207]))) )) + [.D207]" office:value-type="float" office:value="0.282099192796968" calcext:value-type="float">
            <text:p>0.28</text:p>
          </table:table-cell>
          <table:table-cell table:style-name="ce11" table:formula="of:=SQRT([.W207]^2+[.X207]^2)" office:value-type="float" office:value="12.7625044713764" calcext:value-type="float">
            <text:p>12.76</text:p>
          </table:table-cell>
          <table:table-cell table:style-name="ce13" table:formula="of:=DEGREES(ATAN2([.W207];[.X207]))" office:value-type="float" office:value="0.240079371933197" calcext:value-type="float">
            <text:p>0.24</text:p>
          </table:table-cell>
          <table:table-cell office:value-type="float" office:value="12.7625044713764" calcext:value-type="float">
            <text:p>12.76</text:p>
          </table:table-cell>
          <table:table-cell office:value-type="float" office:value="0.240079371933195" calcext:value-type="float">
            <text:p>0.24</text:p>
          </table:table-cell>
          <table:table-cell/>
          <table:table-cell table:style-name="ce19" table:formula="of:=[.K207]*15" office:value-type="float" office:value="12.8925486989126" calcext:value-type="float">
            <text:p>12.89</text:p>
          </table:table-cell>
          <table:table-cell table:style-name="ce8" table:formula="of:=[.K207]^2*225" office:value-type="float" office:value="166.217811953832" calcext:value-type="float">
            <text:p>166.22</text:p>
          </table:table-cell>
          <table:table-cell table:style-name="ce8" table:formula="of:=[.L207]*COS(RADIANS([.M207]))+[.N207]*COS(RADIANS([.O207]))" office:value-type="float" office:value="12.7623924322526" calcext:value-type="float">
            <text:p>12.76</text:p>
          </table:table-cell>
          <table:table-cell table:style-name="ce8" table:formula="of:=[.L207]*SIN(RADIANS([.M207]))+[.N207]*SIN(RADIANS([.O207]))" office:value-type="float" office:value="0.0534769771477437" calcext:value-type="float">
            <text:p>0.05</text:p>
          </table:table-cell>
          <table:table-cell office:value-type="float" office:value="13.4904398961956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9399" calcext:value-type="float">
            <text:p>169399</text:p>
          </table:table-cell>
          <table:table-cell table:style-name="Default" office:value-type="float" office:value="-40.0248265740047" calcext:value-type="float">
            <text:p>-40.024826574</text:p>
          </table:table-cell>
          <table:table-cell table:style-name="Default" office:value-type="float" office:value="7.18350204917282" calcext:value-type="float">
            <text:p>7.1835020492</text:p>
          </table:table-cell>
          <table:table-cell table:style-name="Default" office:value-type="float" office:value="-8.26516410330824" calcext:value-type="float">
            <text:p>-8.2651641033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052" calcext:value-type="float">
            <text:p>17.052</text:p>
          </table:table-cell>
          <table:table-cell/>
          <table:table-cell table:formula="of:=DEGREES(ACOS(COS(RADIANS([.B208]))*COS(RADIANS([.C208]))))" office:value-type="float" office:value="40.557381951708" calcext:value-type="float">
            <text:p>40.56</text:p>
          </table:table-cell>
          <table:table-cell table:formula="of:=TAN((ACOS(COS(RADIANS([.B208]))*COS(RADIANS([.C208])))))" office:value-type="float" office:value="0.855814223747374" calcext:value-type="float">
            <text:p>0.8558</text:p>
          </table:table-cell>
          <table:table-cell table:formula="of:=SQRT([.E208]^2+[.F208]^2)" office:value-type="float" office:value="0.04" calcext:value-type="float">
            <text:p>0.04</text:p>
          </table:table-cell>
          <table:table-cell table:formula="of:=DEGREES(ATAN2([.E208]; [.F208]))" office:value-type="float" office:value="180" calcext:value-type="float">
            <text:p>180.00</text:p>
          </table:table-cell>
          <table:table-cell table:style-name="ce9" table:formula="of:=SQRT([.V208])" office:value-type="float" office:value="12.8372133562106" calcext:value-type="float">
            <text:p>12.84</text:p>
          </table:table-cell>
          <table:table-cell table:style-name="ce8" table:formula="of:=DEGREES(ATAN( (-SIN (RADIANS ([.C208])) * COS(RADIANS([.B208]))) / (COS (RADIANS ([.C208])) * SIN(RADIANS([.B208]))) )) + [.D208]" office:value-type="float" office:value="0.26967856807553" calcext:value-type="float">
            <text:p>0.27</text:p>
          </table:table-cell>
          <table:table-cell table:style-name="ce11" table:formula="of:=SQRT([.W208]^2+[.X208]^2)" office:value-type="float" office:value="12.7972138006701" calcext:value-type="float">
            <text:p>12.80</text:p>
          </table:table-cell>
          <table:table-cell table:style-name="ce13" table:formula="of:=DEGREES(ATAN2([.W208];[.X208]))" office:value-type="float" office:value="0.270521493970351" calcext:value-type="float">
            <text:p>0.27</text:p>
          </table:table-cell>
          <table:table-cell office:value-type="float" office:value="12.7972138006701" calcext:value-type="float">
            <text:p>12.80</text:p>
          </table:table-cell>
          <table:table-cell office:value-type="float" office:value="0.27052149397035" calcext:value-type="float">
            <text:p>0.27</text:p>
          </table:table-cell>
          <table:table-cell/>
          <table:table-cell table:style-name="ce19" table:formula="of:=[.K208]*15" office:value-type="float" office:value="12.8372133562106" calcext:value-type="float">
            <text:p>12.84</text:p>
          </table:table-cell>
          <table:table-cell table:style-name="ce8" table:formula="of:=[.K208]^2*225" office:value-type="float" office:value="164.794046752872" calcext:value-type="float">
            <text:p>164.79</text:p>
          </table:table-cell>
          <table:table-cell table:style-name="ce8" table:formula="of:=[.L208]*COS(RADIANS([.M208]))+[.N208]*COS(RADIANS([.O208]))" office:value-type="float" office:value="12.7970711601503" calcext:value-type="float">
            <text:p>12.80</text:p>
          </table:table-cell>
          <table:table-cell table:style-name="ce8" table:formula="of:=[.L208]*SIN(RADIANS([.M208]))+[.N208]*SIN(RADIANS([.O208]))" office:value-type="float" office:value="0.0604217023135723" calcext:value-type="float">
            <text:p>0.06</text:p>
          </table:table-cell>
          <table:table-cell office:value-type="float" office:value="13.4916153293042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9649" calcext:value-type="float">
            <text:p>169649</text:p>
          </table:table-cell>
          <table:table-cell table:style-name="Default" office:value-type="float" office:value="-39.4692350812537" calcext:value-type="float">
            <text:p>-39.4692350813</text:p>
          </table:table-cell>
          <table:table-cell table:style-name="Default" office:value-type="float" office:value="6.9737576119323" calcext:value-type="float">
            <text:p>6.9737576119</text:p>
          </table:table-cell>
          <table:table-cell table:style-name="Default" office:value-type="float" office:value="-8.18203045582543" calcext:value-type="float">
            <text:p>-8.1820304558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7.086" calcext:value-type="float">
            <text:p>17.086</text:p>
          </table:table-cell>
          <table:table-cell/>
          <table:table-cell table:formula="of:=DEGREES(ACOS(COS(RADIANS([.B209]))*COS(RADIANS([.C209]))))" office:value-type="float" office:value="39.9812364774279" calcext:value-type="float">
            <text:p>39.98</text:p>
          </table:table-cell>
          <table:table-cell table:formula="of:=TAN((ACOS(COS(RADIANS([.B209]))*COS(RADIANS([.C209])))))" office:value-type="float" office:value="0.838541720722962" calcext:value-type="float">
            <text:p>0.8385</text:p>
          </table:table-cell>
          <table:table-cell table:formula="of:=SQRT([.E209]^2+[.F209]^2)" office:value-type="float" office:value="0.03" calcext:value-type="float">
            <text:p>0.03</text:p>
          </table:table-cell>
          <table:table-cell table:formula="of:=DEGREES(ATAN2([.E209]; [.F209]))" office:value-type="float" office:value="180" calcext:value-type="float">
            <text:p>180.00</text:p>
          </table:table-cell>
          <table:table-cell table:style-name="ce9" table:formula="of:=SQRT([.V209])" office:value-type="float" office:value="12.5781258108444" calcext:value-type="float">
            <text:p>12.58</text:p>
          </table:table-cell>
          <table:table-cell table:style-name="ce8" table:formula="of:=DEGREES(ATAN( (-SIN (RADIANS ([.C209])) * COS(RADIANS([.B209]))) / (COS (RADIANS ([.C209])) * SIN(RADIANS([.B209]))) )) + [.D209]" office:value-type="float" office:value="0.26735840740926" calcext:value-type="float">
            <text:p>0.27</text:p>
          </table:table-cell>
          <table:table-cell table:style-name="ce11" table:formula="of:=SQRT([.W209]^2+[.X209]^2)" office:value-type="float" office:value="12.5481261382379" calcext:value-type="float">
            <text:p>12.55</text:p>
          </table:table-cell>
          <table:table-cell table:style-name="ce13" table:formula="of:=DEGREES(ATAN2([.W209];[.X209]))" office:value-type="float" office:value="0.267997604292246" calcext:value-type="float">
            <text:p>0.27</text:p>
          </table:table-cell>
          <table:table-cell office:value-type="float" office:value="12.5481261382379" calcext:value-type="float">
            <text:p>12.55</text:p>
          </table:table-cell>
          <table:table-cell office:value-type="float" office:value="0.267997604292248" calcext:value-type="float">
            <text:p>0.27</text:p>
          </table:table-cell>
          <table:table-cell/>
          <table:table-cell table:style-name="ce19" table:formula="of:=[.K209]*15" office:value-type="float" office:value="12.5781258108444" calcext:value-type="float">
            <text:p>12.58</text:p>
          </table:table-cell>
          <table:table-cell table:style-name="ce8" table:formula="of:=[.K209]^2*225" office:value-type="float" office:value="158.209248913431" calcext:value-type="float">
            <text:p>158.21</text:p>
          </table:table-cell>
          <table:table-cell table:style-name="ce8" table:formula="of:=[.L209]*COS(RADIANS([.M209]))+[.N209]*COS(RADIANS([.O209]))" office:value-type="float" office:value="12.5479888717105" calcext:value-type="float">
            <text:p>12.55</text:p>
          </table:table-cell>
          <table:table-cell table:style-name="ce8" table:formula="of:=[.L209]*SIN(RADIANS([.M209]))+[.N209]*SIN(RADIANS([.O209]))" office:value-type="float" office:value="0.0586929004126919" calcext:value-type="float">
            <text:p>0.06</text:p>
          </table:table-cell>
          <table:table-cell office:value-type="float" office:value="13.4916153293042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69899" calcext:value-type="float">
            <text:p>169899</text:p>
          </table:table-cell>
          <table:table-cell table:style-name="Default" office:value-type="float" office:value="-39.5326499726027" calcext:value-type="float">
            <text:p>-39.5326499726</text:p>
          </table:table-cell>
          <table:table-cell table:style-name="Default" office:value-type="float" office:value="7.11054367600603" calcext:value-type="float">
            <text:p>7.110543676</text:p>
          </table:table-cell>
          <table:table-cell table:style-name="Default" office:value-type="float" office:value="-8.2678620280304" calcext:value-type="float">
            <text:p>-8.267862028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7.123" calcext:value-type="float">
            <text:p>17.123</text:p>
          </table:table-cell>
          <table:table-cell/>
          <table:table-cell table:formula="of:=DEGREES(ACOS(COS(RADIANS([.B210]))*COS(RADIANS([.C210]))))" office:value-type="float" office:value="40.0636097350577" calcext:value-type="float">
            <text:p>40.06</text:p>
          </table:table-cell>
          <table:table-cell table:formula="of:=TAN((ACOS(COS(RADIANS([.B210]))*COS(RADIANS([.C210])))))" office:value-type="float" office:value="0.840993273550722" calcext:value-type="float">
            <text:p>0.8410</text:p>
          </table:table-cell>
          <table:table-cell table:formula="of:=SQRT([.E210]^2+[.F210]^2)" office:value-type="float" office:value="0.0509901951359279" calcext:value-type="float">
            <text:p>0.05</text:p>
          </table:table-cell>
          <table:table-cell table:formula="of:=DEGREES(ATAN2([.E210]; [.F210]))" office:value-type="float" office:value="-168.69006752598" calcext:value-type="float">
            <text:p>-168.69</text:p>
          </table:table-cell>
          <table:table-cell table:style-name="ce9" table:formula="of:=SQRT([.V210])" office:value-type="float" office:value="12.6148991032608" calcext:value-type="float">
            <text:p>12.61</text:p>
          </table:table-cell>
          <table:table-cell table:style-name="ce8" table:formula="of:=DEGREES(ATAN( (-SIN (RADIANS ([.C210])) * COS(RADIANS([.B210]))) / (COS (RADIANS ([.C210])) * SIN(RADIANS([.B210]))) )) + [.D210]" office:value-type="float" office:value="0.327352622305296" calcext:value-type="float">
            <text:p>0.33</text:p>
          </table:table-cell>
          <table:table-cell table:style-name="ce11" table:formula="of:=SQRT([.W210]^2+[.X210]^2)" office:value-type="float" office:value="12.5648465409502" calcext:value-type="float">
            <text:p>12.56</text:p>
          </table:table-cell>
          <table:table-cell table:style-name="ce13" table:formula="of:=DEGREES(ATAN2([.W210];[.X210]))" office:value-type="float" office:value="0.283055944644384" calcext:value-type="float">
            <text:p>0.28</text:p>
          </table:table-cell>
          <table:table-cell office:value-type="float" office:value="12.5648465409502" calcext:value-type="float">
            <text:p>12.56</text:p>
          </table:table-cell>
          <table:table-cell office:value-type="float" office:value="0.283055944644384" calcext:value-type="float">
            <text:p>0.28</text:p>
          </table:table-cell>
          <table:table-cell/>
          <table:table-cell table:style-name="ce19" table:formula="of:=[.K210]*15" office:value-type="float" office:value="12.6148991032608" calcext:value-type="float">
            <text:p>12.61</text:p>
          </table:table-cell>
          <table:table-cell table:style-name="ce8" table:formula="of:=[.K210]^2*225" office:value-type="float" office:value="159.135679385451" calcext:value-type="float">
            <text:p>159.14</text:p>
          </table:table-cell>
          <table:table-cell table:style-name="ce8" table:formula="of:=[.L210]*COS(RADIANS([.M210]))+[.N210]*COS(RADIANS([.O210]))" office:value-type="float" office:value="12.5646932114905" calcext:value-type="float">
            <text:p>12.56</text:p>
          </table:table-cell>
          <table:table-cell table:style-name="ce8" table:formula="of:=[.L210]*SIN(RADIANS([.M210]))+[.N210]*SIN(RADIANS([.O210]))" office:value-type="float" office:value="0.0620733336771897" calcext:value-type="float">
            <text:p>0.06</text:p>
          </table:table-cell>
          <table:table-cell office:value-type="float" office:value="13.4915660181837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70149" calcext:value-type="float">
            <text:p>170149</text:p>
          </table:table-cell>
          <table:table-cell table:style-name="Default" office:value-type="float" office:value="-39.7846532171249" calcext:value-type="float">
            <text:p>-39.7846532171</text:p>
          </table:table-cell>
          <table:table-cell table:style-name="Default" office:value-type="float" office:value="7.30166517558768" calcext:value-type="float">
            <text:p>7.3016651756</text:p>
          </table:table-cell>
          <table:table-cell table:style-name="Default" office:value-type="float" office:value="-8.36664876154358" calcext:value-type="float">
            <text:p>-8.3666487615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7.159" calcext:value-type="float">
            <text:p>17.159</text:p>
          </table:table-cell>
          <table:table-cell/>
          <table:table-cell table:formula="of:=DEGREES(ACOS(COS(RADIANS([.B211]))*COS(RADIANS([.C211]))))" office:value-type="float" office:value="40.3394018882059" calcext:value-type="float">
            <text:p>40.34</text:p>
          </table:table-cell>
          <table:table-cell table:formula="of:=TAN((ACOS(COS(RADIANS([.B211]))*COS(RADIANS([.C211])))))" office:value-type="float" office:value="0.849244650125878" calcext:value-type="float">
            <text:p>0.8492</text:p>
          </table:table-cell>
          <table:table-cell table:formula="of:=SQRT([.E211]^2+[.F211]^2)" office:value-type="float" office:value="0.0509901951359279" calcext:value-type="float">
            <text:p>0.05</text:p>
          </table:table-cell>
          <table:table-cell table:formula="of:=DEGREES(ATAN2([.E211]; [.F211]))" office:value-type="float" office:value="-168.69006752598" calcext:value-type="float">
            <text:p>-168.69</text:p>
          </table:table-cell>
          <table:table-cell table:style-name="ce9" table:formula="of:=SQRT([.V211])" office:value-type="float" office:value="12.7386697518882" calcext:value-type="float">
            <text:p>12.74</text:p>
          </table:table-cell>
          <table:table-cell table:style-name="ce8" table:formula="of:=DEGREES(ATAN( (-SIN (RADIANS ([.C211])) * COS(RADIANS([.B211]))) / (COS (RADIANS ([.C211])) * SIN(RADIANS([.B211]))) )) + [.D211]" office:value-type="float" office:value="0.381026445191425" calcext:value-type="float">
            <text:p>0.38</text:p>
          </table:table-cell>
          <table:table-cell table:style-name="ce11" table:formula="of:=SQRT([.W211]^2+[.X211]^2)" office:value-type="float" office:value="12.6886080390125" calcext:value-type="float">
            <text:p>12.69</text:p>
          </table:table-cell>
          <table:table-cell table:style-name="ce13" table:formula="of:=DEGREES(ATAN2([.W211];[.X211]))" office:value-type="float" office:value="0.337373587779583" calcext:value-type="float">
            <text:p>0.34</text:p>
          </table:table-cell>
          <table:table-cell office:value-type="float" office:value="12.6886080390125" calcext:value-type="float">
            <text:p>12.69</text:p>
          </table:table-cell>
          <table:table-cell office:value-type="float" office:value="0.337373587779583" calcext:value-type="float">
            <text:p>0.34</text:p>
          </table:table-cell>
          <table:table-cell/>
          <table:table-cell table:style-name="ce19" table:formula="of:=[.K211]*15" office:value-type="float" office:value="12.7386697518882" calcext:value-type="float">
            <text:p>12.74</text:p>
          </table:table-cell>
          <table:table-cell table:style-name="ce8" table:formula="of:=[.K211]^2*225" office:value-type="float" office:value="162.273707047671" calcext:value-type="float">
            <text:p>162.27</text:p>
          </table:table-cell>
          <table:table-cell table:style-name="ce8" table:formula="of:=[.L211]*COS(RADIANS([.M211]))+[.N211]*COS(RADIANS([.O211]))" office:value-type="float" office:value="12.6883880709518" calcext:value-type="float">
            <text:p>12.69</text:p>
          </table:table-cell>
          <table:table-cell table:style-name="ce8" table:formula="of:=[.L211]*SIN(RADIANS([.M211]))+[.N211]*SIN(RADIANS([.O211]))" office:value-type="float" office:value="0.0747136441333615" calcext:value-type="float">
            <text:p>0.07</text:p>
          </table:table-cell>
          <table:table-cell office:value-type="float" office:value="13.4915660181837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70400" calcext:value-type="float">
            <text:p>170400</text:p>
          </table:table-cell>
          <table:table-cell table:style-name="Default" office:value-type="float" office:value="-39.8986866404129" calcext:value-type="float">
            <text:p>-39.8986866404</text:p>
          </table:table-cell>
          <table:table-cell table:style-name="Default" office:value-type="float" office:value="7.34363071162189" calcext:value-type="float">
            <text:p>7.3436307116</text:p>
          </table:table-cell>
          <table:table-cell table:style-name="Default" office:value-type="float" office:value="-8.3897621216949" calcext:value-type="float">
            <text:p>-8.3897621217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196" calcext:value-type="float">
            <text:p>17.196</text:p>
          </table:table-cell>
          <table:table-cell/>
          <table:table-cell table:formula="of:=DEGREES(ACOS(COS(RADIANS([.B212]))*COS(RADIANS([.C212]))))" office:value-type="float" office:value="40.4575452070209" calcext:value-type="float">
            <text:p>40.46</text:p>
          </table:table-cell>
          <table:table-cell table:formula="of:=TAN((ACOS(COS(RADIANS([.B212]))*COS(RADIANS([.C212])))))" office:value-type="float" office:value="0.852800012072731" calcext:value-type="float">
            <text:p>0.8528</text:p>
          </table:table-cell>
          <table:table-cell table:formula="of:=SQRT([.E212]^2+[.F212]^2)" office:value-type="float" office:value="0.05" calcext:value-type="float">
            <text:p>0.05</text:p>
          </table:table-cell>
          <table:table-cell table:formula="of:=DEGREES(ATAN2([.E212]; [.F212]))" office:value-type="float" office:value="180" calcext:value-type="float">
            <text:p>180.00</text:p>
          </table:table-cell>
          <table:table-cell table:style-name="ce9" table:formula="of:=SQRT([.V212])" office:value-type="float" office:value="12.792000181091" calcext:value-type="float">
            <text:p>12.79</text:p>
          </table:table-cell>
          <table:table-cell table:style-name="ce8" table:formula="of:=DEGREES(ATAN( (-SIN (RADIANS ([.C212])) * COS(RADIANS([.B212]))) / (COS (RADIANS ([.C212])) * SIN(RADIANS([.B212]))) )) + [.D212]" office:value-type="float" office:value="0.372979141280918" calcext:value-type="float">
            <text:p>0.37</text:p>
          </table:table-cell>
          <table:table-cell table:style-name="ce11" table:formula="of:=SQRT([.W212]^2+[.X212]^2)" office:value-type="float" office:value="12.7420012446538" calcext:value-type="float">
            <text:p>12.74</text:p>
          </table:table-cell>
          <table:table-cell table:style-name="ce13" table:formula="of:=DEGREES(ATAN2([.W212];[.X212]))" office:value-type="float" office:value="0.374442712426121" calcext:value-type="float">
            <text:p>0.37</text:p>
          </table:table-cell>
          <table:table-cell office:value-type="float" office:value="12.7420012446538" calcext:value-type="float">
            <text:p>12.74</text:p>
          </table:table-cell>
          <table:table-cell office:value-type="float" office:value="0.374442712426121" calcext:value-type="float">
            <text:p>0.37</text:p>
          </table:table-cell>
          <table:table-cell/>
          <table:table-cell table:style-name="ce19" table:formula="of:=[.K212]*15" office:value-type="float" office:value="12.792000181091" calcext:value-type="float">
            <text:p>12.79</text:p>
          </table:table-cell>
          <table:table-cell table:style-name="ce8" table:formula="of:=[.K212]^2*225" office:value-type="float" office:value="163.635268633031" calcext:value-type="float">
            <text:p>163.64</text:p>
          </table:table-cell>
          <table:table-cell table:style-name="ce8" table:formula="of:=[.L212]*COS(RADIANS([.M212]))+[.N212]*COS(RADIANS([.O212]))" office:value-type="float" office:value="12.7417291427363" calcext:value-type="float">
            <text:p>12.74</text:p>
          </table:table-cell>
          <table:table-cell table:style-name="ce8" table:formula="of:=[.L212]*SIN(RADIANS([.M212]))+[.N212]*SIN(RADIANS([.O212]))" office:value-type="float" office:value="0.0832716752628192" calcext:value-type="float">
            <text:p>0.08</text:p>
          </table:table-cell>
          <table:table-cell office:value-type="float" office:value="13.4936883875983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70650" calcext:value-type="float">
            <text:p>170650</text:p>
          </table:table-cell>
          <table:table-cell table:style-name="Default" office:value-type="float" office:value="-39.8903094133959" calcext:value-type="float">
            <text:p>-39.8903094134</text:p>
          </table:table-cell>
          <table:table-cell table:style-name="Default" office:value-type="float" office:value="7.2293326185036" calcext:value-type="float">
            <text:p>7.2293326185</text:p>
          </table:table-cell>
          <table:table-cell table:style-name="Default" office:value-type="float" office:value="-8.34892271310011" calcext:value-type="float">
            <text:p>-8.3489227131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231" calcext:value-type="float">
            <text:p>17.231</text:p>
          </table:table-cell>
          <table:table-cell/>
          <table:table-cell table:formula="of:=DEGREES(ACOS(COS(RADIANS([.B213]))*COS(RADIANS([.C213]))))" office:value-type="float" office:value="40.432184872762" calcext:value-type="float">
            <text:p>40.43</text:p>
          </table:table-cell>
          <table:table-cell table:formula="of:=TAN((ACOS(COS(RADIANS([.B213]))*COS(RADIANS([.C213])))))" office:value-type="float" office:value="0.852035774895939" calcext:value-type="float">
            <text:p>0.8520</text:p>
          </table:table-cell>
          <table:table-cell table:formula="of:=SQRT([.E213]^2+[.F213]^2)" office:value-type="float" office:value="0.04" calcext:value-type="float">
            <text:p>0.04</text:p>
          </table:table-cell>
          <table:table-cell table:formula="of:=DEGREES(ATAN2([.E213]; [.F213]))" office:value-type="float" office:value="180" calcext:value-type="float">
            <text:p>180.00</text:p>
          </table:table-cell>
          <table:table-cell table:style-name="ce9" table:formula="of:=SQRT([.V213])" office:value-type="float" office:value="12.7805366234391" calcext:value-type="float">
            <text:p>12.78</text:p>
          </table:table-cell>
          <table:table-cell table:style-name="ce8" table:formula="of:=DEGREES(ATAN( (-SIN (RADIANS ([.C213])) * COS(RADIANS([.B213]))) / (COS (RADIANS ([.C213])) * SIN(RADIANS([.B213]))) )) + [.D213]" office:value-type="float" office:value="0.280578522579763" calcext:value-type="float">
            <text:p>0.28</text:p>
          </table:table-cell>
          <table:table-cell table:style-name="ce11" table:formula="of:=SQRT([.W213]^2+[.X213]^2)" office:value-type="float" office:value="12.7405371045598" calcext:value-type="float">
            <text:p>12.74</text:p>
          </table:table-cell>
          <table:table-cell table:style-name="ce13" table:formula="of:=DEGREES(ATAN2([.W213];[.X213]))" office:value-type="float" office:value="0.281459419197773" calcext:value-type="float">
            <text:p>0.28</text:p>
          </table:table-cell>
          <table:table-cell office:value-type="float" office:value="12.7405371045598" calcext:value-type="float">
            <text:p>12.74</text:p>
          </table:table-cell>
          <table:table-cell office:value-type="float" office:value="0.281459419197773" calcext:value-type="float">
            <text:p>0.28</text:p>
          </table:table-cell>
          <table:table-cell/>
          <table:table-cell table:style-name="ce19" table:formula="of:=[.K213]*15" office:value-type="float" office:value="12.7805366234391" calcext:value-type="float">
            <text:p>12.78</text:p>
          </table:table-cell>
          <table:table-cell table:style-name="ce8" table:formula="of:=[.K213]^2*225" office:value-type="float" office:value="163.342116383068" calcext:value-type="float">
            <text:p>163.34</text:p>
          </table:table-cell>
          <table:table-cell table:style-name="ce8" table:formula="of:=[.L213]*COS(RADIANS([.M213]))+[.N213]*COS(RADIANS([.O213]))" office:value-type="float" office:value="12.7403833800286" calcext:value-type="float">
            <text:p>12.74</text:p>
          </table:table-cell>
          <table:table-cell table:style-name="ce8" table:formula="of:=[.L213]*SIN(RADIANS([.M213]))+[.N213]*SIN(RADIANS([.O213]))" office:value-type="float" office:value="0.0625862809054016" calcext:value-type="float">
            <text:p>0.06</text:p>
          </table:table-cell>
          <table:table-cell office:value-type="float" office:value="13.4936883875983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70899" calcext:value-type="float">
            <text:p>170899</text:p>
          </table:table-cell>
          <table:table-cell table:style-name="Default" office:value-type="float" office:value="-39.8234077104756" calcext:value-type="float">
            <text:p>-39.8234077105</text:p>
          </table:table-cell>
          <table:table-cell table:style-name="Default" office:value-type="float" office:value="7.13735259538516" calcext:value-type="float">
            <text:p>7.1373525954</text:p>
          </table:table-cell>
          <table:table-cell table:style-name="Default" office:value-type="float" office:value="-8.29748114336616" calcext:value-type="float">
            <text:p>-8.2974811434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267" calcext:value-type="float">
            <text:p>17.267</text:p>
          </table:table-cell>
          <table:table-cell/>
          <table:table-cell table:formula="of:=DEGREES(ACOS(COS(RADIANS([.B214]))*COS(RADIANS([.C214]))))" office:value-type="float" office:value="40.3529157097304" calcext:value-type="float">
            <text:p>40.35</text:p>
          </table:table-cell>
          <table:table-cell table:formula="of:=TAN((ACOS(COS(RADIANS([.B214]))*COS(RADIANS([.C214])))))" office:value-type="float" office:value="0.849650698754962" calcext:value-type="float">
            <text:p>0.8497</text:p>
          </table:table-cell>
          <table:table-cell table:formula="of:=SQRT([.E214]^2+[.F214]^2)" office:value-type="float" office:value="0.03" calcext:value-type="float">
            <text:p>0.03</text:p>
          </table:table-cell>
          <table:table-cell table:formula="of:=DEGREES(ATAN2([.E214]; [.F214]))" office:value-type="float" office:value="180" calcext:value-type="float">
            <text:p>180.00</text:p>
          </table:table-cell>
          <table:table-cell table:style-name="ce9" table:formula="of:=SQRT([.V214])" office:value-type="float" office:value="12.7447604813244" calcext:value-type="float">
            <text:p>12.74</text:p>
          </table:table-cell>
          <table:table-cell table:style-name="ce8" table:formula="of:=DEGREES(ATAN( (-SIN (RADIANS ([.C214])) * COS(RADIANS([.B214]))) / (COS (RADIANS ([.C214])) * SIN(RADIANS([.B214]))) )) + [.D214]" office:value-type="float" office:value="0.242660817707053" calcext:value-type="float">
            <text:p>0.24</text:p>
          </table:table-cell>
          <table:table-cell table:style-name="ce11" table:formula="of:=SQRT([.W214]^2+[.X214]^2)" office:value-type="float" office:value="12.7147607510165" calcext:value-type="float">
            <text:p>12.71</text:p>
          </table:table-cell>
          <table:table-cell table:style-name="ce13" table:formula="of:=DEGREES(ATAN2([.W214];[.X214]))" office:value-type="float" office:value="0.243233365072329" calcext:value-type="float">
            <text:p>0.24</text:p>
          </table:table-cell>
          <table:table-cell office:value-type="float" office:value="12.7147607510165" calcext:value-type="float">
            <text:p>12.71</text:p>
          </table:table-cell>
          <table:table-cell office:value-type="float" office:value="0.243233365072329" calcext:value-type="float">
            <text:p>0.24</text:p>
          </table:table-cell>
          <table:table-cell/>
          <table:table-cell table:style-name="ce19" table:formula="of:=[.K214]*15" office:value-type="float" office:value="12.7447604813244" calcext:value-type="float">
            <text:p>12.74</text:p>
          </table:table-cell>
          <table:table-cell table:style-name="ce8" table:formula="of:=[.K214]^2*225" office:value-type="float" office:value="162.428919726329" calcext:value-type="float">
            <text:p>162.43</text:p>
          </table:table-cell>
          <table:table-cell table:style-name="ce8" table:formula="of:=[.L214]*COS(RADIANS([.M214]))+[.N214]*COS(RADIANS([.O214]))" office:value-type="float" office:value="12.7146461789949" calcext:value-type="float">
            <text:p>12.71</text:p>
          </table:table-cell>
          <table:table-cell table:style-name="ce8" table:formula="of:=[.L214]*SIN(RADIANS([.M214]))+[.N214]*SIN(RADIANS([.O214]))" office:value-type="float" office:value="0.0539768335571988" calcext:value-type="float">
            <text:p>0.05</text:p>
          </table:table-cell>
          <table:table-cell office:value-type="float" office:value="13.4940962740872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71149" calcext:value-type="float">
            <text:p>171149</text:p>
          </table:table-cell>
          <table:table-cell table:style-name="Default" office:value-type="float" office:value="-39.8105976906872" calcext:value-type="float">
            <text:p>-39.8105976907</text:p>
          </table:table-cell>
          <table:table-cell table:style-name="Default" office:value-type="float" office:value="7.12380320761914" calcext:value-type="float">
            <text:p>7.1238032076</text:p>
          </table:table-cell>
          <table:table-cell table:style-name="Default" office:value-type="float" office:value="-8.27334410861298" calcext:value-type="float">
            <text:p>-8.2733441086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302" calcext:value-type="float">
            <text:p>17.302</text:p>
          </table:table-cell>
          <table:table-cell/>
          <table:table-cell table:formula="of:=DEGREES(ACOS(COS(RADIANS([.B215]))*COS(RADIANS([.C215]))))" office:value-type="float" office:value="40.3383479046756" calcext:value-type="float">
            <text:p>40.34</text:p>
          </table:table-cell>
          <table:table-cell table:formula="of:=TAN((ACOS(COS(RADIANS([.B215]))*COS(RADIANS([.C215])))))" office:value-type="float" office:value="0.849212988012324" calcext:value-type="float">
            <text:p>0.8492</text:p>
          </table:table-cell>
          <table:table-cell table:formula="of:=SQRT([.E215]^2+[.F215]^2)" office:value-type="float" office:value="0.03" calcext:value-type="float">
            <text:p>0.03</text:p>
          </table:table-cell>
          <table:table-cell table:formula="of:=DEGREES(ATAN2([.E215]; [.F215]))" office:value-type="float" office:value="180" calcext:value-type="float">
            <text:p>180.00</text:p>
          </table:table-cell>
          <table:table-cell table:style-name="ce9" table:formula="of:=SQRT([.V215])" office:value-type="float" office:value="12.7381948201849" calcext:value-type="float">
            <text:p>12.74</text:p>
          </table:table-cell>
          <table:table-cell table:style-name="ce8" table:formula="of:=DEGREES(ATAN( (-SIN (RADIANS ([.C215])) * COS(RADIANS([.B215]))) / (COS (RADIANS ([.C215])) * SIN(RADIANS([.B215]))) )) + [.D215]" office:value-type="float" office:value="0.254476540299061" calcext:value-type="float">
            <text:p>0.25</text:p>
          </table:table-cell>
          <table:table-cell table:style-name="ce11" table:formula="of:=SQRT([.W215]^2+[.X215]^2)" office:value-type="float" office:value="12.7081951167805" calcext:value-type="float">
            <text:p>12.71</text:p>
          </table:table-cell>
          <table:table-cell table:style-name="ce13" table:formula="of:=DEGREES(ATAN2([.W215];[.X215]))" office:value-type="float" office:value="0.255077276362626" calcext:value-type="float">
            <text:p>0.26</text:p>
          </table:table-cell>
          <table:table-cell office:value-type="float" office:value="12.7081951167805" calcext:value-type="float">
            <text:p>12.71</text:p>
          </table:table-cell>
          <table:table-cell office:value-type="float" office:value="0.255077276362626" calcext:value-type="float">
            <text:p>0.26</text:p>
          </table:table-cell>
          <table:table-cell/>
          <table:table-cell table:style-name="ce19" table:formula="of:=[.K215]*15" office:value-type="float" office:value="12.7381948201849" calcext:value-type="float">
            <text:p>12.74</text:p>
          </table:table-cell>
          <table:table-cell table:style-name="ce8" table:formula="of:=[.K215]^2*225" office:value-type="float" office:value="162.261607276984" calcext:value-type="float">
            <text:p>162.26</text:p>
          </table:table-cell>
          <table:table-cell table:style-name="ce8" table:formula="of:=[.L215]*COS(RADIANS([.M215]))+[.N215]*COS(RADIANS([.O215]))" office:value-type="float" office:value="12.7080691803329" calcext:value-type="float">
            <text:p>12.71</text:p>
          </table:table-cell>
          <table:table-cell table:style-name="ce8" table:formula="of:=[.L215]*SIN(RADIANS([.M215]))+[.N215]*SIN(RADIANS([.O215]))" office:value-type="float" office:value="0.056575913925457" calcext:value-type="float">
            <text:p>0.06</text:p>
          </table:table-cell>
          <table:table-cell office:value-type="float" office:value="13.4940962740872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71399" calcext:value-type="float">
            <text:p>171399</text:p>
          </table:table-cell>
          <table:table-cell table:style-name="Default" office:value-type="float" office:value="-39.8406539381299" calcext:value-type="float">
            <text:p>-39.8406539381</text:p>
          </table:table-cell>
          <table:table-cell table:style-name="Default" office:value-type="float" office:value="7.10552135253196" calcext:value-type="float">
            <text:p>7.1055213525</text:p>
          </table:table-cell>
          <table:table-cell table:style-name="Default" office:value-type="float" office:value="-8.27879630711794" calcext:value-type="float">
            <text:p>-8.2787963071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337" calcext:value-type="float">
            <text:p>17.337</text:p>
          </table:table-cell>
          <table:table-cell/>
          <table:table-cell table:formula="of:=DEGREES(ACOS(COS(RADIANS([.B216]))*COS(RADIANS([.C216]))))" office:value-type="float" office:value="40.3651633509861" calcext:value-type="float">
            <text:p>40.37</text:p>
          </table:table-cell>
          <table:table-cell table:formula="of:=TAN((ACOS(COS(RADIANS([.B216]))*COS(RADIANS([.C216])))))" office:value-type="float" office:value="0.850018843184638" calcext:value-type="float">
            <text:p>0.8500</text:p>
          </table:table-cell>
          <table:table-cell table:formula="of:=SQRT([.E216]^2+[.F216]^2)" office:value-type="float" office:value="0.0412310562561766" calcext:value-type="float">
            <text:p>0.04</text:p>
          </table:table-cell>
          <table:table-cell table:formula="of:=DEGREES(ATAN2([.E216]; [.F216]))" office:value-type="float" office:value="-165.963756532074" calcext:value-type="float">
            <text:p>-165.96</text:p>
          </table:table-cell>
          <table:table-cell table:style-name="ce9" table:formula="of:=SQRT([.V216])" office:value-type="float" office:value="12.7502826477696" calcext:value-type="float">
            <text:p>12.75</text:p>
          </table:table-cell>
          <table:table-cell table:style-name="ce8" table:formula="of:=DEGREES(ATAN( (-SIN (RADIANS ([.C216])) * COS(RADIANS([.B216]))) / (COS (RADIANS ([.C216])) * SIN(RADIANS([.B216]))) )) + [.D216]" office:value-type="float" office:value="0.218302406405154" calcext:value-type="float">
            <text:p>0.22</text:p>
          </table:table-cell>
          <table:table-cell table:style-name="ce11" table:formula="of:=SQRT([.W216]^2+[.X216]^2)" office:value-type="float" office:value="12.7102486520259" calcext:value-type="float">
            <text:p>12.71</text:p>
          </table:table-cell>
          <table:table-cell table:style-name="ce13" table:formula="of:=DEGREES(ATAN2([.W216];[.X216]))" office:value-type="float" office:value="0.173911330106354" calcext:value-type="float">
            <text:p>0.17</text:p>
          </table:table-cell>
          <table:table-cell office:value-type="float" office:value="12.7102486520259" calcext:value-type="float">
            <text:p>12.71</text:p>
          </table:table-cell>
          <table:table-cell office:value-type="float" office:value="0.173911330106354" calcext:value-type="float">
            <text:p>0.17</text:p>
          </table:table-cell>
          <table:table-cell/>
          <table:table-cell table:style-name="ce19" table:formula="of:=[.K216]*15" office:value-type="float" office:value="12.7502826477696" calcext:value-type="float">
            <text:p>12.75</text:p>
          </table:table-cell>
          <table:table-cell table:style-name="ce8" table:formula="of:=[.K216]^2*225" office:value-type="float" office:value="162.569707598014" calcext:value-type="float">
            <text:p>162.57</text:p>
          </table:table-cell>
          <table:table-cell table:style-name="ce8" table:formula="of:=[.L216]*COS(RADIANS([.M216]))+[.N216]*COS(RADIANS([.O216]))" office:value-type="float" office:value="12.7101901010408" calcext:value-type="float">
            <text:p>12.71</text:p>
          </table:table-cell>
          <table:table-cell table:style-name="ce8" table:formula="of:=[.L216]*SIN(RADIANS([.M216]))+[.N216]*SIN(RADIANS([.O216]))" office:value-type="float" office:value="0.038579680276869" calcext:value-type="float">
            <text:p>0.04</text:p>
          </table:table-cell>
          <table:table-cell office:value-type="float" office:value="13.495124207652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1649" calcext:value-type="float">
            <text:p>171649</text:p>
          </table:table-cell>
          <table:table-cell table:style-name="Default" office:value-type="float" office:value="-39.8694022043465" calcext:value-type="float">
            <text:p>-39.8694022043</text:p>
          </table:table-cell>
          <table:table-cell table:style-name="Default" office:value-type="float" office:value="7.17729767608551" calcext:value-type="float">
            <text:p>7.1772976761</text:p>
          </table:table-cell>
          <table:table-cell table:style-name="Default" office:value-type="float" office:value="-8.29624744044732" calcext:value-type="float">
            <text:p>-8.296247440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372" calcext:value-type="float">
            <text:p>17.372</text:p>
          </table:table-cell>
          <table:table-cell/>
          <table:table-cell table:formula="of:=DEGREES(ACOS(COS(RADIANS([.B217]))*COS(RADIANS([.C217]))))" office:value-type="float" office:value="40.4039498375638" calcext:value-type="float">
            <text:p>40.40</text:p>
          </table:table-cell>
          <table:table-cell table:formula="of:=TAN((ACOS(COS(RADIANS([.B217]))*COS(RADIANS([.C217])))))" office:value-type="float" office:value="0.851185586058512" calcext:value-type="float">
            <text:p>0.8512</text:p>
          </table:table-cell>
          <table:table-cell table:formula="of:=SQRT([.E217]^2+[.F217]^2)" office:value-type="float" office:value="0.04" calcext:value-type="float">
            <text:p>0.04</text:p>
          </table:table-cell>
          <table:table-cell table:formula="of:=DEGREES(ATAN2([.E217]; [.F217]))" office:value-type="float" office:value="180" calcext:value-type="float">
            <text:p>180.00</text:p>
          </table:table-cell>
          <table:table-cell table:style-name="ce9" table:formula="of:=SQRT([.V217])" office:value-type="float" office:value="12.7677837908777" calcext:value-type="float">
            <text:p>12.77</text:p>
          </table:table-cell>
          <table:table-cell table:style-name="ce8" table:formula="of:=DEGREES(ATAN( (-SIN (RADIANS ([.C217])) * COS(RADIANS([.B217]))) / (COS (RADIANS ([.C217])) * SIN(RADIANS([.B217]))) )) + [.D217]" office:value-type="float" office:value="0.277680508139364" calcext:value-type="float">
            <text:p>0.28</text:p>
          </table:table-cell>
          <table:table-cell table:style-name="ce11" table:formula="of:=SQRT([.W217]^2+[.X217]^2)" office:value-type="float" office:value="12.7277842621125" calcext:value-type="float">
            <text:p>12.73</text:p>
          </table:table-cell>
          <table:table-cell table:style-name="ce13" table:formula="of:=DEGREES(ATAN2([.W217];[.X217]))" office:value-type="float" office:value="0.278553179817034" calcext:value-type="float">
            <text:p>0.28</text:p>
          </table:table-cell>
          <table:table-cell office:value-type="float" office:value="12.7277842621125" calcext:value-type="float">
            <text:p>12.73</text:p>
          </table:table-cell>
          <table:table-cell office:value-type="float" office:value="0.278553179817034" calcext:value-type="float">
            <text:p>0.28</text:p>
          </table:table-cell>
          <table:table-cell/>
          <table:table-cell table:style-name="ce19" table:formula="of:=[.K217]*15" office:value-type="float" office:value="12.7677837908777" calcext:value-type="float">
            <text:p>12.77</text:p>
          </table:table-cell>
          <table:table-cell table:style-name="ce8" table:formula="of:=[.K217]^2*225" office:value-type="float" office:value="163.016302930599" calcext:value-type="float">
            <text:p>163.02</text:p>
          </table:table-cell>
          <table:table-cell table:style-name="ce8" table:formula="of:=[.L217]*COS(RADIANS([.M217]))+[.N217]*COS(RADIANS([.O217]))" office:value-type="float" office:value="12.7276338464952" calcext:value-type="float">
            <text:p>12.73</text:p>
          </table:table-cell>
          <table:table-cell table:style-name="ce8" table:formula="of:=[.L217]*SIN(RADIANS([.M217]))+[.N217]*SIN(RADIANS([.O217]))" office:value-type="float" office:value="0.061878044807238" calcext:value-type="float">
            <text:p>0.06</text:p>
          </table:table-cell>
          <table:table-cell office:value-type="float" office:value="13.495124207652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1899" calcext:value-type="float">
            <text:p>171899</text:p>
          </table:table-cell>
          <table:table-cell table:style-name="Default" office:value-type="float" office:value="-39.8671106758799" calcext:value-type="float">
            <text:p>-39.8671106759</text:p>
          </table:table-cell>
          <table:table-cell table:style-name="Default" office:value-type="float" office:value="7.21915563664028" calcext:value-type="float">
            <text:p>7.2191556366</text:p>
          </table:table-cell>
          <table:table-cell table:style-name="Default" office:value-type="float" office:value="-8.31239827651346" calcext:value-type="float">
            <text:p>-8.3123982765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408" calcext:value-type="float">
            <text:p>17.408</text:p>
          </table:table-cell>
          <table:table-cell/>
          <table:table-cell table:formula="of:=DEGREES(ACOS(COS(RADIANS([.B218]))*COS(RADIANS([.C218]))))" office:value-type="float" office:value="40.4079119334087" calcext:value-type="float">
            <text:p>40.41</text:p>
          </table:table-cell>
          <table:table-cell table:formula="of:=TAN((ACOS(COS(RADIANS([.B218]))*COS(RADIANS([.C218])))))" office:value-type="float" office:value="0.851304846212102" calcext:value-type="float">
            <text:p>0.8513</text:p>
          </table:table-cell>
          <table:table-cell table:formula="of:=SQRT([.E218]^2+[.F218]^2)" office:value-type="float" office:value="0.0412310562561766" calcext:value-type="float">
            <text:p>0.04</text:p>
          </table:table-cell>
          <table:table-cell table:formula="of:=DEGREES(ATAN2([.E218]; [.F218]))" office:value-type="float" office:value="-165.963756532074" calcext:value-type="float">
            <text:p>-165.96</text:p>
          </table:table-cell>
          <table:table-cell table:style-name="ce9" table:formula="of:=SQRT([.V218])" office:value-type="float" office:value="12.7695726931815" calcext:value-type="float">
            <text:p>12.77</text:p>
          </table:table-cell>
          <table:table-cell table:style-name="ce8" table:formula="of:=DEGREES(ATAN( (-SIN (RADIANS ([.C218])) * COS(RADIANS([.B218]))) / (COS (RADIANS ([.C218])) * SIN(RADIANS([.B218]))) )) + [.D218]" office:value-type="float" office:value="0.311997312423715" calcext:value-type="float">
            <text:p>0.31</text:p>
          </table:table-cell>
          <table:table-cell table:style-name="ce11" table:formula="of:=SQRT([.W218]^2+[.X218]^2)" office:value-type="float" office:value="12.7295225912067" calcext:value-type="float">
            <text:p>12.73</text:p>
          </table:table-cell>
          <table:table-cell table:style-name="ce13" table:formula="of:=DEGREES(ATAN2([.W218];[.X218]))" office:value-type="float" office:value="0.267968204438226" calcext:value-type="float">
            <text:p>0.27</text:p>
          </table:table-cell>
          <table:table-cell office:value-type="float" office:value="12.7295225912067" calcext:value-type="float">
            <text:p>12.73</text:p>
          </table:table-cell>
          <table:table-cell office:value-type="float" office:value="0.267968204438226" calcext:value-type="float">
            <text:p>0.27</text:p>
          </table:table-cell>
          <table:table-cell/>
          <table:table-cell table:style-name="ce19" table:formula="of:=[.K218]*15" office:value-type="float" office:value="12.7695726931815" calcext:value-type="float">
            <text:p>12.77</text:p>
          </table:table-cell>
          <table:table-cell table:style-name="ce8" table:formula="of:=[.K218]^2*225" office:value-type="float" office:value="163.061986766448" calcext:value-type="float">
            <text:p>163.06</text:p>
          </table:table-cell>
          <table:table-cell table:style-name="ce8" table:formula="of:=[.L218]*COS(RADIANS([.M218]))+[.N218]*COS(RADIANS([.O218]))" office:value-type="float" office:value="12.7293833708967" calcext:value-type="float">
            <text:p>12.73</text:p>
          </table:table-cell>
          <table:table-cell table:style-name="ce8" table:formula="of:=[.L218]*SIN(RADIANS([.M218]))+[.N218]*SIN(RADIANS([.O218]))" office:value-type="float" office:value="0.0595348366941189" calcext:value-type="float">
            <text:p>0.06</text:p>
          </table:table-cell>
          <table:table-cell office:value-type="float" office:value="13.496698048012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2149" calcext:value-type="float">
            <text:p>172149</text:p>
          </table:table-cell>
          <table:table-cell table:style-name="Default" office:value-type="float" office:value="-39.8990862064793" calcext:value-type="float">
            <text:p>-39.8990862065</text:p>
          </table:table-cell>
          <table:table-cell table:style-name="Default" office:value-type="float" office:value="7.21326032961292" calcext:value-type="float">
            <text:p>7.2132603296</text:p>
          </table:table-cell>
          <table:table-cell table:style-name="Default" office:value-type="float" office:value="-8.32756300401818" calcext:value-type="float">
            <text:p>-8.327563004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444" calcext:value-type="float">
            <text:p>17.444</text:p>
          </table:table-cell>
          <table:table-cell/>
          <table:table-cell table:formula="of:=DEGREES(ACOS(COS(RADIANS([.B219]))*COS(RADIANS([.C219]))))" office:value-type="float" office:value="40.4384053902786" calcext:value-type="float">
            <text:p>40.44</text:p>
          </table:table-cell>
          <table:table-cell table:formula="of:=TAN((ACOS(COS(RADIANS([.B219]))*COS(RADIANS([.C219])))))" office:value-type="float" office:value="0.852223177679617" calcext:value-type="float">
            <text:p>0.8522</text:p>
          </table:table-cell>
          <table:table-cell table:formula="of:=SQRT([.E219]^2+[.F219]^2)" office:value-type="float" office:value="0.03" calcext:value-type="float">
            <text:p>0.03</text:p>
          </table:table-cell>
          <table:table-cell table:formula="of:=DEGREES(ATAN2([.E219]; [.F219]))" office:value-type="float" office:value="180" calcext:value-type="float">
            <text:p>180.00</text:p>
          </table:table-cell>
          <table:table-cell table:style-name="ce9" table:formula="of:=SQRT([.V219])" office:value-type="float" office:value="12.7833476651943" calcext:value-type="float">
            <text:p>12.78</text:p>
          </table:table-cell>
          <table:table-cell table:style-name="ce8" table:formula="of:=DEGREES(ATAN( (-SIN (RADIANS ([.C219])) * COS(RADIANS([.B219]))) / (COS (RADIANS ([.C219])) * SIN(RADIANS([.B219]))) )) + [.D219]" office:value-type="float" office:value="0.280199725145026" calcext:value-type="float">
            <text:p>0.28</text:p>
          </table:table-cell>
          <table:table-cell table:style-name="ce11" table:formula="of:=SQRT([.W219]^2+[.X219]^2)" office:value-type="float" office:value="12.7533480247787" calcext:value-type="float">
            <text:p>12.75</text:p>
          </table:table-cell>
          <table:table-cell table:style-name="ce13" table:formula="of:=DEGREES(ATAN2([.W219];[.X219]))" office:value-type="float" office:value="0.280858842910168" calcext:value-type="float">
            <text:p>0.28</text:p>
          </table:table-cell>
          <table:table-cell office:value-type="float" office:value="12.7533480247787" calcext:value-type="float">
            <text:p>12.75</text:p>
          </table:table-cell>
          <table:table-cell office:value-type="float" office:value="0.280858842910168" calcext:value-type="float">
            <text:p>0.28</text:p>
          </table:table-cell>
          <table:table-cell/>
          <table:table-cell table:style-name="ce19" table:formula="of:=[.K219]*15" office:value-type="float" office:value="12.7833476651943" calcext:value-type="float">
            <text:p>12.78</text:p>
          </table:table-cell>
          <table:table-cell table:style-name="ce8" table:formula="of:=[.K219]^2*225" office:value-type="float" office:value="163.413977529228" calcext:value-type="float">
            <text:p>163.41</text:p>
          </table:table-cell>
          <table:table-cell table:style-name="ce8" table:formula="of:=[.L219]*COS(RADIANS([.M219]))+[.N219]*COS(RADIANS([.O219]))" office:value-type="float" office:value="12.7531948016643" calcext:value-type="float">
            <text:p>12.75</text:p>
          </table:table-cell>
          <table:table-cell table:style-name="ce8" table:formula="of:=[.L219]*SIN(RADIANS([.M219]))+[.N219]*SIN(RADIANS([.O219]))" office:value-type="float" office:value="0.0625155335211352" calcext:value-type="float">
            <text:p>0.06</text:p>
          </table:table-cell>
          <table:table-cell office:value-type="float" office:value="13.496698048012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2400" calcext:value-type="float">
            <text:p>172400</text:p>
          </table:table-cell>
          <table:table-cell table:style-name="Default" office:value-type="float" office:value="-39.8383419190958" calcext:value-type="float">
            <text:p>-39.8383419191</text:p>
          </table:table-cell>
          <table:table-cell table:style-name="Default" office:value-type="float" office:value="7.18769493154956" calcext:value-type="float">
            <text:p>7.1876949315</text:p>
          </table:table-cell>
          <table:table-cell table:style-name="Default" office:value-type="float" office:value="-8.3175601919787" calcext:value-type="float">
            <text:p>-8.317560192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479" calcext:value-type="float">
            <text:p>17.479</text:p>
          </table:table-cell>
          <table:table-cell/>
          <table:table-cell table:formula="of:=DEGREES(ACOS(COS(RADIANS([.B220]))*COS(RADIANS([.C220]))))" office:value-type="float" office:value="40.3750133555184" calcext:value-type="float">
            <text:p>40.38</text:p>
          </table:table-cell>
          <table:table-cell table:formula="of:=TAN((ACOS(COS(RADIANS([.B220]))*COS(RADIANS([.C220])))))" office:value-type="float" office:value="0.850315015580066" calcext:value-type="float">
            <text:p>0.8503</text:p>
          </table:table-cell>
          <table:table-cell table:formula="of:=SQRT([.E220]^2+[.F220]^2)" office:value-type="float" office:value="0.03" calcext:value-type="float">
            <text:p>0.03</text:p>
          </table:table-cell>
          <table:table-cell table:formula="of:=DEGREES(ATAN2([.E220]; [.F220]))" office:value-type="float" office:value="180" calcext:value-type="float">
            <text:p>180.00</text:p>
          </table:table-cell>
          <table:table-cell table:style-name="ce9" table:formula="of:=SQRT([.V220])" office:value-type="float" office:value="12.754725233701" calcext:value-type="float">
            <text:p>12.75</text:p>
          </table:table-cell>
          <table:table-cell table:style-name="ce8" table:formula="of:=DEGREES(ATAN( (-SIN (RADIANS ([.C220])) * COS(RADIANS([.B220]))) / (COS (RADIANS ([.C220])) * SIN(RADIANS([.B220]))) )) + [.D220]" office:value-type="float" office:value="0.278057909526295" calcext:value-type="float">
            <text:p>0.28</text:p>
          </table:table-cell>
          <table:table-cell table:style-name="ce11" table:formula="of:=SQRT([.W220]^2+[.X220]^2)" office:value-type="float" office:value="12.7247255878111" calcext:value-type="float">
            <text:p>12.72</text:p>
          </table:table-cell>
          <table:table-cell table:style-name="ce13" table:formula="of:=DEGREES(ATAN2([.W220];[.X220]))" office:value-type="float" office:value="0.278713460365842" calcext:value-type="float">
            <text:p>0.28</text:p>
          </table:table-cell>
          <table:table-cell office:value-type="float" office:value="12.7247255878111" calcext:value-type="float">
            <text:p>12.72</text:p>
          </table:table-cell>
          <table:table-cell office:value-type="float" office:value="0.278713460365842" calcext:value-type="float">
            <text:p>0.28</text:p>
          </table:table-cell>
          <table:table-cell/>
          <table:table-cell table:style-name="ce19" table:formula="of:=[.K220]*15" office:value-type="float" office:value="12.754725233701" calcext:value-type="float">
            <text:p>12.75</text:p>
          </table:table-cell>
          <table:table-cell table:style-name="ce8" table:formula="of:=[.K220]^2*225" office:value-type="float" office:value="162.683015787209" calcext:value-type="float">
            <text:p>162.68</text:p>
          </table:table-cell>
          <table:table-cell table:style-name="ce8" table:formula="of:=[.L220]*COS(RADIANS([.M220]))+[.N220]*COS(RADIANS([.O220]))" office:value-type="float" office:value="12.7245750352336" calcext:value-type="float">
            <text:p>12.72</text:p>
          </table:table-cell>
          <table:table-cell table:style-name="ce8" table:formula="of:=[.L220]*SIN(RADIANS([.M220]))+[.N220]*SIN(RADIANS([.O220]))" office:value-type="float" office:value="0.0618987706233031" calcext:value-type="float">
            <text:p>0.06</text:p>
          </table:table-cell>
          <table:table-cell office:value-type="float" office:value="13.4985560438184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2650" calcext:value-type="float">
            <text:p>172650</text:p>
          </table:table-cell>
          <table:table-cell table:style-name="Default" office:value-type="float" office:value="-39.8377920888676" calcext:value-type="float">
            <text:p>-39.8377920889</text:p>
          </table:table-cell>
          <table:table-cell table:style-name="Default" office:value-type="float" office:value="7.14772338386617" calcext:value-type="float">
            <text:p>7.1477233839</text:p>
          </table:table-cell>
          <table:table-cell table:style-name="Default" office:value-type="float" office:value="-8.31174770099502" calcext:value-type="float">
            <text:p>-8.311747701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514" calcext:value-type="float">
            <text:p>17.514</text:p>
          </table:table-cell>
          <table:table-cell/>
          <table:table-cell table:formula="of:=DEGREES(ACOS(COS(RADIANS([.B221]))*COS(RADIANS([.C221]))))" office:value-type="float" office:value="40.3685615792626" calcext:value-type="float">
            <text:p>40.37</text:p>
          </table:table-cell>
          <table:table-cell table:formula="of:=TAN((ACOS(COS(RADIANS([.B221]))*COS(RADIANS([.C221])))))" office:value-type="float" office:value="0.850121012179317" calcext:value-type="float">
            <text:p>0.8501</text:p>
          </table:table-cell>
          <table:table-cell table:formula="of:=SQRT([.E221]^2+[.F221]^2)" office:value-type="float" office:value="0.03" calcext:value-type="float">
            <text:p>0.03</text:p>
          </table:table-cell>
          <table:table-cell table:formula="of:=DEGREES(ATAN2([.E221]; [.F221]))" office:value-type="float" office:value="180" calcext:value-type="float">
            <text:p>180.00</text:p>
          </table:table-cell>
          <table:table-cell table:style-name="ce9" table:formula="of:=SQRT([.V221])" office:value-type="float" office:value="12.7518151826898" calcext:value-type="float">
            <text:p>12.75</text:p>
          </table:table-cell>
          <table:table-cell table:style-name="ce8" table:formula="of:=DEGREES(ATAN( (-SIN (RADIANS ([.C221])) * COS(RADIANS([.B221]))) / (COS (RADIANS ([.C221])) * SIN(RADIANS([.B221]))) )) + [.D221]" office:value-type="float" office:value="0.236448085014604" calcext:value-type="float">
            <text:p>0.24</text:p>
          </table:table-cell>
          <table:table-cell table:style-name="ce11" table:formula="of:=SQRT([.W221]^2+[.X221]^2)" office:value-type="float" office:value="12.7218154387487" calcext:value-type="float">
            <text:p>12.72</text:p>
          </table:table-cell>
          <table:table-cell table:style-name="ce13" table:formula="of:=DEGREES(ATAN2([.W221];[.X221]))" office:value-type="float" office:value="0.237005664430107" calcext:value-type="float">
            <text:p>0.24</text:p>
          </table:table-cell>
          <table:table-cell office:value-type="float" office:value="12.7218154387487" calcext:value-type="float">
            <text:p>12.72</text:p>
          </table:table-cell>
          <table:table-cell office:value-type="float" office:value="0.237005664430105" calcext:value-type="float">
            <text:p>0.24</text:p>
          </table:table-cell>
          <table:table-cell/>
          <table:table-cell table:style-name="ce19" table:formula="of:=[.K221]*15" office:value-type="float" office:value="12.7518151826898" calcext:value-type="float">
            <text:p>12.75</text:p>
          </table:table-cell>
          <table:table-cell table:style-name="ce8" table:formula="of:=[.K221]^2*225" office:value-type="float" office:value="162.608790453477" calcext:value-type="float">
            <text:p>162.61</text:p>
          </table:table-cell>
          <table:table-cell table:style-name="ce8" table:formula="of:=[.L221]*COS(RADIANS([.M221]))+[.N221]*COS(RADIANS([.O221]))" office:value-type="float" office:value="12.721706598215" calcext:value-type="float">
            <text:p>12.72</text:p>
          </table:table-cell>
          <table:table-cell table:style-name="ce8" table:formula="of:=[.L221]*SIN(RADIANS([.M221]))+[.N221]*SIN(RADIANS([.O221]))" office:value-type="float" office:value="0.0526240108403938" calcext:value-type="float">
            <text:p>0.05</text:p>
          </table:table-cell>
          <table:table-cell office:value-type="float" office:value="13.4985560438184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2899" calcext:value-type="float">
            <text:p>172899</text:p>
          </table:table-cell>
          <table:table-cell table:style-name="Default" office:value-type="float" office:value="-39.8458004856695" calcext:value-type="float">
            <text:p>-39.8458004857</text:p>
          </table:table-cell>
          <table:table-cell table:style-name="Default" office:value-type="float" office:value="7.16374316567762" calcext:value-type="float">
            <text:p>7.1637431657</text:p>
          </table:table-cell>
          <table:table-cell table:style-name="Default" office:value-type="float" office:value="-8.30724233746375" calcext:value-type="float">
            <text:p>-8.3072423375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549" calcext:value-type="float">
            <text:p>17.549</text:p>
          </table:table-cell>
          <table:table-cell/>
          <table:table-cell table:formula="of:=DEGREES(ACOS(COS(RADIANS([.B222]))*COS(RADIANS([.C222]))))" office:value-type="float" office:value="40.3787858557076" calcext:value-type="float">
            <text:p>40.38</text:p>
          </table:table-cell>
          <table:table-cell table:formula="of:=TAN((ACOS(COS(RADIANS([.B222]))*COS(RADIANS([.C222])))))" office:value-type="float" office:value="0.850428470990438" calcext:value-type="float">
            <text:p>0.8504</text:p>
          </table:table-cell>
          <table:table-cell table:formula="of:=SQRT([.E222]^2+[.F222]^2)" office:value-type="float" office:value="0.0316227766016838" calcext:value-type="float">
            <text:p>0.03</text:p>
          </table:table-cell>
          <table:table-cell table:formula="of:=DEGREES(ATAN2([.E222]; [.F222]))" office:value-type="float" office:value="-161.565051177078" calcext:value-type="float">
            <text:p>-161.57</text:p>
          </table:table-cell>
          <table:table-cell table:style-name="ce9" table:formula="of:=SQRT([.V222])" office:value-type="float" office:value="12.7564270648566" calcext:value-type="float">
            <text:p>12.76</text:p>
          </table:table-cell>
          <table:table-cell table:style-name="ce8" table:formula="of:=DEGREES(ATAN( (-SIN (RADIANS ([.C222])) * COS(RADIANS([.B222]))) / (COS (RADIANS ([.C222])) * SIN(RADIANS([.B222]))) )) + [.D222]" office:value-type="float" office:value="0.257628128092792" calcext:value-type="float">
            <text:p>0.26</text:p>
          </table:table-cell>
          <table:table-cell table:style-name="ce11" table:formula="of:=SQRT([.W222]^2+[.X222]^2)" office:value-type="float" office:value="12.7263862271761" calcext:value-type="float">
            <text:p>12.73</text:p>
          </table:table-cell>
          <table:table-cell table:style-name="ce13" table:formula="of:=DEGREES(ATAN2([.W222];[.X222]))" office:value-type="float" office:value="0.213214636958308" calcext:value-type="float">
            <text:p>0.21</text:p>
          </table:table-cell>
          <table:table-cell office:value-type="float" office:value="12.7263862271761" calcext:value-type="float">
            <text:p>12.73</text:p>
          </table:table-cell>
          <table:table-cell office:value-type="float" office:value="0.213214636958308" calcext:value-type="float">
            <text:p>0.21</text:p>
          </table:table-cell>
          <table:table-cell/>
          <table:table-cell table:style-name="ce19" table:formula="of:=[.K222]*15" office:value-type="float" office:value="12.7564270648566" calcext:value-type="float">
            <text:p>12.76</text:p>
          </table:table-cell>
          <table:table-cell table:style-name="ce8" table:formula="of:=[.K222]^2*225" office:value-type="float" office:value="162.726431461005" calcext:value-type="float">
            <text:p>162.73</text:p>
          </table:table-cell>
          <table:table-cell table:style-name="ce8" table:formula="of:=[.L222]*COS(RADIANS([.M222]))+[.N222]*COS(RADIANS([.O222]))" office:value-type="float" office:value="12.7262981094325" calcext:value-type="float">
            <text:p>12.73</text:p>
          </table:table-cell>
          <table:table-cell table:style-name="ce8" table:formula="of:=[.L222]*SIN(RADIANS([.M222]))+[.N222]*SIN(RADIANS([.O222]))" office:value-type="float" office:value="0.0473585590354325" calcext:value-type="float">
            <text:p>0.05</text:p>
          </table:table-cell>
          <table:table-cell office:value-type="float" office:value="13.4988496059855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3149" calcext:value-type="float">
            <text:p>173149</text:p>
          </table:table-cell>
          <table:table-cell table:style-name="Default" office:value-type="float" office:value="-39.7549043281949" calcext:value-type="float">
            <text:p>-39.7549043282</text:p>
          </table:table-cell>
          <table:table-cell table:style-name="Default" office:value-type="float" office:value="7.22432779738928" calcext:value-type="float">
            <text:p>7.2243277974</text:p>
          </table:table-cell>
          <table:table-cell table:style-name="Default" office:value-type="float" office:value="-8.29465942146529" calcext:value-type="float">
            <text:p>-8.2946594215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584" calcext:value-type="float">
            <text:p>17.584</text:p>
          </table:table-cell>
          <table:table-cell/>
          <table:table-cell table:formula="of:=DEGREES(ACOS(COS(RADIANS([.B223]))*COS(RADIANS([.C223]))))" office:value-type="float" office:value="40.2986119514985" calcext:value-type="float">
            <text:p>40.30</text:p>
          </table:table-cell>
          <table:table-cell table:formula="of:=TAN((ACOS(COS(RADIANS([.B223]))*COS(RADIANS([.C223])))))" office:value-type="float" office:value="0.848020024128403" calcext:value-type="float">
            <text:p>0.8480</text:p>
          </table:table-cell>
          <table:table-cell table:formula="of:=SQRT([.E223]^2+[.F223]^2)" office:value-type="float" office:value="0.0223606797749979" calcext:value-type="float">
            <text:p>0.02</text:p>
          </table:table-cell>
          <table:table-cell table:formula="of:=DEGREES(ATAN2([.E223]; [.F223]))" office:value-type="float" office:value="-153.434948822922" calcext:value-type="float">
            <text:p>-153.43</text:p>
          </table:table-cell>
          <table:table-cell table:style-name="ce9" table:formula="of:=SQRT([.V223])" office:value-type="float" office:value="12.720300361926" calcext:value-type="float">
            <text:p>12.72</text:p>
          </table:table-cell>
          <table:table-cell table:style-name="ce8" table:formula="of:=DEGREES(ATAN( (-SIN (RADIANS ([.C223])) * COS(RADIANS([.B223]))) / (COS (RADIANS ([.C223])) * SIN(RADIANS([.B223]))) )) + [.D223]" office:value-type="float" office:value="0.369799842127302" calcext:value-type="float">
            <text:p>0.37</text:p>
          </table:table-cell>
          <table:table-cell table:style-name="ce11" table:formula="of:=SQRT([.W223]^2+[.X223]^2)" office:value-type="float" office:value="12.7002400724841" calcext:value-type="float">
            <text:p>12.70</text:p>
          </table:table-cell>
          <table:table-cell table:style-name="ce13" table:formula="of:=DEGREES(ATAN2([.W223];[.X223]))" office:value-type="float" office:value="0.325269189987565" calcext:value-type="float">
            <text:p>0.33</text:p>
          </table:table-cell>
          <table:table-cell office:value-type="float" office:value="12.7002400724841" calcext:value-type="float">
            <text:p>12.70</text:p>
          </table:table-cell>
          <table:table-cell office:value-type="float" office:value="0.325269189987565" calcext:value-type="float">
            <text:p>0.33</text:p>
          </table:table-cell>
          <table:table-cell/>
          <table:table-cell table:style-name="ce19" table:formula="of:=[.K223]*15" office:value-type="float" office:value="12.720300361926" calcext:value-type="float">
            <text:p>12.72</text:p>
          </table:table-cell>
          <table:table-cell table:style-name="ce8" table:formula="of:=[.K223]^2*225" office:value-type="float" office:value="161.806041297616" calcext:value-type="float">
            <text:p>161.81</text:p>
          </table:table-cell>
          <table:table-cell table:style-name="ce8" table:formula="of:=[.L223]*COS(RADIANS([.M223]))+[.N223]*COS(RADIANS([.O223]))" office:value-type="float" office:value="12.7000354179552" calcext:value-type="float">
            <text:p>12.70</text:p>
          </table:table-cell>
          <table:table-cell table:style-name="ce8" table:formula="of:=[.L223]*SIN(RADIANS([.M223]))+[.N223]*SIN(RADIANS([.O223]))" office:value-type="float" office:value="0.0720991082909782" calcext:value-type="float">
            <text:p>0.07</text:p>
          </table:table-cell>
          <table:table-cell office:value-type="float" office:value="13.4988496059855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3399" calcext:value-type="float">
            <text:p>173399</text:p>
          </table:table-cell>
          <table:table-cell table:style-name="Default" office:value-type="float" office:value="-39.7145584007677" calcext:value-type="float">
            <text:p>-39.7145584008</text:p>
          </table:table-cell>
          <table:table-cell table:style-name="Default" office:value-type="float" office:value="7.21702376384559" calcext:value-type="float">
            <text:p>7.2170237638</text:p>
          </table:table-cell>
          <table:table-cell table:style-name="Default" office:value-type="float" office:value="-8.30026615300023" calcext:value-type="float">
            <text:p>-8.300266153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619" calcext:value-type="float">
            <text:p>17.619</text:p>
          </table:table-cell>
          <table:table-cell/>
          <table:table-cell table:formula="of:=DEGREES(ACOS(COS(RADIANS([.B224]))*COS(RADIANS([.C224]))))" office:value-type="float" office:value="40.2579438487502" calcext:value-type="float">
            <text:p>40.26</text:p>
          </table:table-cell>
          <table:table-cell table:formula="of:=TAN((ACOS(COS(RADIANS([.B224]))*COS(RADIANS([.C224])))))" office:value-type="float" office:value="0.846800527084517" calcext:value-type="float">
            <text:p>0.8468</text:p>
          </table:table-cell>
          <table:table-cell table:formula="of:=SQRT([.E224]^2+[.F224]^2)" office:value-type="float" office:value="0.03" calcext:value-type="float">
            <text:p>0.03</text:p>
          </table:table-cell>
          <table:table-cell table:formula="of:=DEGREES(ATAN2([.E224]; [.F224]))" office:value-type="float" office:value="180" calcext:value-type="float">
            <text:p>180.00</text:p>
          </table:table-cell>
          <table:table-cell table:style-name="ce9" table:formula="of:=SQRT([.V224])" office:value-type="float" office:value="12.7020079062678" calcext:value-type="float">
            <text:p>12.70</text:p>
          </table:table-cell>
          <table:table-cell table:style-name="ce8" table:formula="of:=DEGREES(ATAN( (-SIN (RADIANS ([.C224])) * COS(RADIANS([.B224]))) / (COS (RADIANS ([.C224])) * SIN(RADIANS([.B224]))) )) + [.D224]" office:value-type="float" office:value="0.367693422028852" calcext:value-type="float">
            <text:p>0.37</text:p>
          </table:table-cell>
          <table:table-cell table:style-name="ce11" table:formula="of:=SQRT([.W224]^2+[.X224]^2)" office:value-type="float" office:value="12.6720085254852" calcext:value-type="float">
            <text:p>12.67</text:p>
          </table:table-cell>
          <table:table-cell table:style-name="ce13" table:formula="of:=DEGREES(ATAN2([.W224];[.X224]))" office:value-type="float" office:value="0.368563901789356" calcext:value-type="float">
            <text:p>0.37</text:p>
          </table:table-cell>
          <table:table-cell office:value-type="float" office:value="12.6720085254852" calcext:value-type="float">
            <text:p>12.67</text:p>
          </table:table-cell>
          <table:table-cell office:value-type="float" office:value="0.368563901789355" calcext:value-type="float">
            <text:p>0.37</text:p>
          </table:table-cell>
          <table:table-cell/>
          <table:table-cell table:style-name="ce19" table:formula="of:=[.K224]*15" office:value-type="float" office:value="12.7020079062678" calcext:value-type="float">
            <text:p>12.70</text:p>
          </table:table-cell>
          <table:table-cell table:style-name="ce8" table:formula="of:=[.K224]^2*225" office:value-type="float" office:value="161.341004850889" calcext:value-type="float">
            <text:p>161.34</text:p>
          </table:table-cell>
          <table:table-cell table:style-name="ce8" table:formula="of:=[.L224]*COS(RADIANS([.M224]))+[.N224]*COS(RADIANS([.O224]))" office:value-type="float" office:value="12.6717463486647" calcext:value-type="float">
            <text:p>12.67</text:p>
          </table:table-cell>
          <table:table-cell table:style-name="ce8" table:formula="of:=[.L224]*SIN(RADIANS([.M224]))+[.N224]*SIN(RADIANS([.O224]))" office:value-type="float" office:value="0.0815140789717799" calcext:value-type="float">
            <text:p>0.08</text:p>
          </table:table-cell>
          <table:table-cell office:value-type="float" office:value="13.4972620725099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3649" calcext:value-type="float">
            <text:p>173649</text:p>
          </table:table-cell>
          <table:table-cell table:style-name="Default" office:value-type="float" office:value="-39.7209958540604" calcext:value-type="float">
            <text:p>-39.7209958541</text:p>
          </table:table-cell>
          <table:table-cell table:style-name="Default" office:value-type="float" office:value="7.1183975397779" calcext:value-type="float">
            <text:p>7.1183975398</text:p>
          </table:table-cell>
          <table:table-cell table:style-name="Default" office:value-type="float" office:value="-8.31251951237123" calcext:value-type="float">
            <text:p>-8.3125195124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654" calcext:value-type="float">
            <text:p>17.654</text:p>
          </table:table-cell>
          <table:table-cell/>
          <table:table-cell table:formula="of:=DEGREES(ACOS(COS(RADIANS([.B225]))*COS(RADIANS([.C225]))))" office:value-type="float" office:value="40.2496111696466" calcext:value-type="float">
            <text:p>40.25</text:p>
          </table:table-cell>
          <table:table-cell table:formula="of:=TAN((ACOS(COS(RADIANS([.B225]))*COS(RADIANS([.C225])))))" office:value-type="float" office:value="0.846550839565738" calcext:value-type="float">
            <text:p>0.8466</text:p>
          </table:table-cell>
          <table:table-cell table:formula="of:=SQRT([.E225]^2+[.F225]^2)" office:value-type="float" office:value="0.03" calcext:value-type="float">
            <text:p>0.03</text:p>
          </table:table-cell>
          <table:table-cell table:formula="of:=DEGREES(ATAN2([.E225]; [.F225]))" office:value-type="float" office:value="180" calcext:value-type="float">
            <text:p>180.00</text:p>
          </table:table-cell>
          <table:table-cell table:style-name="ce9" table:formula="of:=SQRT([.V225])" office:value-type="float" office:value="12.6982625934861" calcext:value-type="float">
            <text:p>12.70</text:p>
          </table:table-cell>
          <table:table-cell table:style-name="ce8" table:formula="of:=DEGREES(ATAN( (-SIN (RADIANS ([.C225])) * COS(RADIANS([.B225]))) / (COS (RADIANS ([.C225])) * SIN(RADIANS([.B225]))) )) + [.D225]" office:value-type="float" office:value="0.235605140503635" calcext:value-type="float">
            <text:p>0.24</text:p>
          </table:table-cell>
          <table:table-cell table:style-name="ce11" table:formula="of:=SQRT([.W225]^2+[.X225]^2)" office:value-type="float" office:value="12.6682628477251" calcext:value-type="float">
            <text:p>12.67</text:p>
          </table:table-cell>
          <table:table-cell table:style-name="ce13" table:formula="of:=DEGREES(ATAN2([.W225];[.X225]))" office:value-type="float" office:value="0.236163080797476" calcext:value-type="float">
            <text:p>0.24</text:p>
          </table:table-cell>
          <table:table-cell office:value-type="float" office:value="12.6682628477251" calcext:value-type="float">
            <text:p>12.67</text:p>
          </table:table-cell>
          <table:table-cell office:value-type="float" office:value="0.236163080797477" calcext:value-type="float">
            <text:p>0.24</text:p>
          </table:table-cell>
          <table:table-cell/>
          <table:table-cell table:style-name="ce19" table:formula="of:=[.K225]*15" office:value-type="float" office:value="12.6982625934861" calcext:value-type="float">
            <text:p>12.70</text:p>
          </table:table-cell>
          <table:table-cell table:style-name="ce8" table:formula="of:=[.K225]^2*225" office:value-type="float" office:value="161.245872893128" calcext:value-type="float">
            <text:p>161.25</text:p>
          </table:table-cell>
          <table:table-cell table:style-name="ce8" table:formula="of:=[.L225]*COS(RADIANS([.M225]))+[.N225]*COS(RADIANS([.O225]))" office:value-type="float" office:value="12.6681552346103" calcext:value-type="float">
            <text:p>12.67</text:p>
          </table:table-cell>
          <table:table-cell table:style-name="ce8" table:formula="of:=[.L225]*SIN(RADIANS([.M225]))+[.N225]*SIN(RADIANS([.O225]))" office:value-type="float" office:value="0.0522161935220402" calcext:value-type="float">
            <text:p>0.05</text:p>
          </table:table-cell>
          <table:table-cell office:value-type="float" office:value="13.4972620725099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3899" calcext:value-type="float">
            <text:p>173899</text:p>
          </table:table-cell>
          <table:table-cell table:style-name="Default" office:value-type="float" office:value="-39.6644589632056" calcext:value-type="float">
            <text:p>-39.6644589632</text:p>
          </table:table-cell>
          <table:table-cell table:style-name="Default" office:value-type="float" office:value="7.14385835056959" calcext:value-type="float">
            <text:p>7.1438583506</text:p>
          </table:table-cell>
          <table:table-cell table:style-name="Default" office:value-type="float" office:value="-8.31178697458275" calcext:value-type="float">
            <text:p>-8.311786974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689" calcext:value-type="float">
            <text:p>17.689</text:p>
          </table:table-cell>
          <table:table-cell/>
          <table:table-cell table:formula="of:=DEGREES(ACOS(COS(RADIANS([.B226]))*COS(RADIANS([.C226]))))" office:value-type="float" office:value="40.1978949576073" calcext:value-type="float">
            <text:p>40.20</text:p>
          </table:table-cell>
          <table:table-cell table:formula="of:=TAN((ACOS(COS(RADIANS([.B226]))*COS(RADIANS([.C226])))))" office:value-type="float" office:value="0.84500254423628" calcext:value-type="float">
            <text:p>0.8450</text:p>
          </table:table-cell>
          <table:table-cell table:formula="of:=SQRT([.E226]^2+[.F226]^2)" office:value-type="float" office:value="0.0412310562561766" calcext:value-type="float">
            <text:p>0.04</text:p>
          </table:table-cell>
          <table:table-cell table:formula="of:=DEGREES(ATAN2([.E226]; [.F226]))" office:value-type="float" office:value="-165.963756532074" calcext:value-type="float">
            <text:p>-165.96</text:p>
          </table:table-cell>
          <table:table-cell table:style-name="ce9" table:formula="of:=SQRT([.V226])" office:value-type="float" office:value="12.6750381635442" calcext:value-type="float">
            <text:p>12.68</text:p>
          </table:table-cell>
          <table:table-cell table:style-name="ce8" table:formula="of:=DEGREES(ATAN( (-SIN (RADIANS ([.C226])) * COS(RADIANS([.B226]))) / (COS (RADIANS ([.C226])) * SIN(RADIANS([.B226]))) )) + [.D226]" office:value-type="float" office:value="0.283756708409733" calcext:value-type="float">
            <text:p>0.28</text:p>
          </table:table-cell>
          <table:table-cell table:style-name="ce11" table:formula="of:=SQRT([.W226]^2+[.X226]^2)" office:value-type="float" office:value="12.6349929313366" calcext:value-type="float">
            <text:p>12.63</text:p>
          </table:table-cell>
          <table:table-cell table:style-name="ce13" table:formula="of:=DEGREES(ATAN2([.W226];[.X226]))" office:value-type="float" office:value="0.239308673806243" calcext:value-type="float">
            <text:p>0.24</text:p>
          </table:table-cell>
          <table:table-cell office:value-type="float" office:value="12.6349929313366" calcext:value-type="float">
            <text:p>12.63</text:p>
          </table:table-cell>
          <table:table-cell office:value-type="float" office:value="0.239308673806245" calcext:value-type="float">
            <text:p>0.24</text:p>
          </table:table-cell>
          <table:table-cell/>
          <table:table-cell table:style-name="ce19" table:formula="of:=[.K226]*15" office:value-type="float" office:value="12.6750381635442" calcext:value-type="float">
            <text:p>12.68</text:p>
          </table:table-cell>
          <table:table-cell table:style-name="ce8" table:formula="of:=[.K226]^2*225" office:value-type="float" office:value="160.656592447302" calcext:value-type="float">
            <text:p>160.66</text:p>
          </table:table-cell>
          <table:table-cell table:style-name="ce8" table:formula="of:=[.L226]*COS(RADIANS([.M226]))+[.N226]*COS(RADIANS([.O226]))" office:value-type="float" office:value="12.6348827226082" calcext:value-type="float">
            <text:p>12.63</text:p>
          </table:table-cell>
          <table:table-cell table:style-name="ce8" table:formula="of:=[.L226]*SIN(RADIANS([.M226]))+[.N226]*SIN(RADIANS([.O226]))" office:value-type="float" office:value="0.0527727283988232" calcext:value-type="float">
            <text:p>0.05</text:p>
          </table:table-cell>
          <table:table-cell office:value-type="float" office:value="13.4963008484439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4149" calcext:value-type="float">
            <text:p>174149</text:p>
          </table:table-cell>
          <table:table-cell table:style-name="Default" office:value-type="float" office:value="-39.6780681151269" calcext:value-type="float">
            <text:p>-39.6780681151</text:p>
          </table:table-cell>
          <table:table-cell table:style-name="Default" office:value-type="float" office:value="7.19374647915419" calcext:value-type="float">
            <text:p>7.1937464792</text:p>
          </table:table-cell>
          <table:table-cell table:style-name="Default" office:value-type="float" office:value="-8.32449454153356" calcext:value-type="float">
            <text:p>-8.3244945415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724" calcext:value-type="float">
            <text:p>17.724</text:p>
          </table:table-cell>
          <table:table-cell/>
          <table:table-cell table:formula="of:=DEGREES(ACOS(COS(RADIANS([.B227]))*COS(RADIANS([.C227]))))" office:value-type="float" office:value="40.2186703907487" calcext:value-type="float">
            <text:p>40.22</text:p>
          </table:table-cell>
          <table:table-cell table:formula="of:=TAN((ACOS(COS(RADIANS([.B227]))*COS(RADIANS([.C227])))))" office:value-type="float" office:value="0.845624241280248" calcext:value-type="float">
            <text:p>0.8456</text:p>
          </table:table-cell>
          <table:table-cell table:formula="of:=SQRT([.E227]^2+[.F227]^2)" office:value-type="float" office:value="0.0509901951359279" calcext:value-type="float">
            <text:p>0.05</text:p>
          </table:table-cell>
          <table:table-cell table:formula="of:=DEGREES(ATAN2([.E227]; [.F227]))" office:value-type="float" office:value="-168.69006752598" calcext:value-type="float">
            <text:p>-168.69</text:p>
          </table:table-cell>
          <table:table-cell table:style-name="ce9" table:formula="of:=SQRT([.V227])" office:value-type="float" office:value="12.6843636192037" calcext:value-type="float">
            <text:p>12.68</text:p>
          </table:table-cell>
          <table:table-cell table:style-name="ce8" table:formula="of:=DEGREES(ATAN( (-SIN (RADIANS ([.C227])) * COS(RADIANS([.B227]))) / (COS (RADIANS ([.C227])) * SIN(RADIANS([.B227]))) )) + [.D227]" office:value-type="float" office:value="0.326673166755382" calcext:value-type="float">
            <text:p>0.33</text:p>
          </table:table-cell>
          <table:table-cell table:style-name="ce11" table:formula="of:=SQRT([.W227]^2+[.X227]^2)" office:value-type="float" office:value="12.6343111519048" calcext:value-type="float">
            <text:p>12.63</text:p>
          </table:table-cell>
          <table:table-cell table:style-name="ce13" table:formula="of:=DEGREES(ATAN2([.W227];[.X227]))" office:value-type="float" office:value="0.282617344415993" calcext:value-type="float">
            <text:p>0.28</text:p>
          </table:table-cell>
          <table:table-cell office:value-type="float" office:value="12.6343111519048" calcext:value-type="float">
            <text:p>12.63</text:p>
          </table:table-cell>
          <table:table-cell office:value-type="float" office:value="0.282617344415992" calcext:value-type="float">
            <text:p>0.28</text:p>
          </table:table-cell>
          <table:table-cell/>
          <table:table-cell table:style-name="ce19" table:formula="of:=[.K227]*15" office:value-type="float" office:value="12.6843636192037" calcext:value-type="float">
            <text:p>12.68</text:p>
          </table:table-cell>
          <table:table-cell table:style-name="ce8" table:formula="of:=[.K227]^2*225" office:value-type="float" office:value="160.893080424179" calcext:value-type="float">
            <text:p>160.89</text:p>
          </table:table-cell>
          <table:table-cell table:style-name="ce8" table:formula="of:=[.L227]*COS(RADIANS([.M227]))+[.N227]*COS(RADIANS([.O227]))" office:value-type="float" office:value="12.6341574521942" calcext:value-type="float">
            <text:p>12.63</text:p>
          </table:table-cell>
          <table:table-cell table:style-name="ce8" table:formula="of:=[.L227]*SIN(RADIANS([.M227]))+[.N227]*SIN(RADIANS([.O227]))" office:value-type="float" office:value="0.0623197906932798" calcext:value-type="float">
            <text:p>0.06</text:p>
          </table:table-cell>
          <table:table-cell office:value-type="float" office:value="13.4963008484439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4400" calcext:value-type="float">
            <text:p>174400</text:p>
          </table:table-cell>
          <table:table-cell table:style-name="Default" office:value-type="float" office:value="-39.7063041171557" calcext:value-type="float">
            <text:p>-39.7063041172</text:p>
          </table:table-cell>
          <table:table-cell table:style-name="Default" office:value-type="float" office:value="7.18997706850599" calcext:value-type="float">
            <text:p>7.1899770685</text:p>
          </table:table-cell>
          <table:table-cell table:style-name="Default" office:value-type="float" office:value="-8.33403460825677" calcext:value-type="float">
            <text:p>-8.3340346083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758" calcext:value-type="float">
            <text:p>17.758</text:p>
          </table:table-cell>
          <table:table-cell/>
          <table:table-cell table:formula="of:=DEGREES(ACOS(COS(RADIANS([.B228]))*COS(RADIANS([.C228]))))" office:value-type="float" office:value="40.2458086949239" calcext:value-type="float">
            <text:p>40.25</text:p>
          </table:table-cell>
          <table:table-cell table:formula="of:=TAN((ACOS(COS(RADIANS([.B228]))*COS(RADIANS([.C228])))))" office:value-type="float" office:value="0.846436919391913" calcext:value-type="float">
            <text:p>0.8464</text:p>
          </table:table-cell>
          <table:table-cell table:formula="of:=SQRT([.E228]^2+[.F228]^2)" office:value-type="float" office:value="0.05" calcext:value-type="float">
            <text:p>0.05</text:p>
          </table:table-cell>
          <table:table-cell table:formula="of:=DEGREES(ATAN2([.E228]; [.F228]))" office:value-type="float" office:value="180" calcext:value-type="float">
            <text:p>180.00</text:p>
          </table:table-cell>
          <table:table-cell table:style-name="ce9" table:formula="of:=SQRT([.V228])" office:value-type="float" office:value="12.6965537908787" calcext:value-type="float">
            <text:p>12.70</text:p>
          </table:table-cell>
          <table:table-cell table:style-name="ce8" table:formula="of:=DEGREES(ATAN( (-SIN (RADIANS ([.C228])) * COS(RADIANS([.B228]))) / (COS (RADIANS ([.C228])) * SIN(RADIANS([.B228]))) )) + [.D228]" office:value-type="float" office:value="0.304085725624775" calcext:value-type="float">
            <text:p>0.30</text:p>
          </table:table-cell>
          <table:table-cell table:style-name="ce11" table:formula="of:=SQRT([.W228]^2+[.X228]^2)" office:value-type="float" office:value="12.6465544978462" calcext:value-type="float">
            <text:p>12.65</text:p>
          </table:table-cell>
          <table:table-cell table:style-name="ce13" table:formula="of:=DEGREES(ATAN2([.W228];[.X228]))" office:value-type="float" office:value="0.305287967303131" calcext:value-type="float">
            <text:p>0.31</text:p>
          </table:table-cell>
          <table:table-cell office:value-type="float" office:value="12.6465544978462" calcext:value-type="float">
            <text:p>12.65</text:p>
          </table:table-cell>
          <table:table-cell office:value-type="float" office:value="0.305287967303131" calcext:value-type="float">
            <text:p>0.31</text:p>
          </table:table-cell>
          <table:table-cell/>
          <table:table-cell table:style-name="ce19" table:formula="of:=[.K228]*15" office:value-type="float" office:value="12.6965537908787" calcext:value-type="float">
            <text:p>12.70</text:p>
          </table:table-cell>
          <table:table-cell table:style-name="ce8" table:formula="of:=[.K228]^2*225" office:value-type="float" office:value="161.202478164676" calcext:value-type="float">
            <text:p>161.20</text:p>
          </table:table-cell>
          <table:table-cell table:style-name="ce8" table:formula="of:=[.L228]*COS(RADIANS([.M228]))+[.N228]*COS(RADIANS([.O228]))" office:value-type="float" office:value="12.6463749768265" calcext:value-type="float">
            <text:p>12.65</text:p>
          </table:table-cell>
          <table:table-cell table:style-name="ce8" table:formula="of:=[.L228]*SIN(RADIANS([.M228]))+[.N228]*SIN(RADIANS([.O228]))" office:value-type="float" office:value="0.0673840670341378" calcext:value-type="float">
            <text:p>0.07</text:p>
          </table:table-cell>
          <table:table-cell office:value-type="float" office:value="13.4966624357862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4650" calcext:value-type="float">
            <text:p>174650</text:p>
          </table:table-cell>
          <table:table-cell table:style-name="Default" office:value-type="float" office:value="-39.7203264955218" calcext:value-type="float">
            <text:p>-39.7203264955</text:p>
          </table:table-cell>
          <table:table-cell table:style-name="Default" office:value-type="float" office:value="7.14761068574487" calcext:value-type="float">
            <text:p>7.1476106857</text:p>
          </table:table-cell>
          <table:table-cell table:style-name="Default" office:value-type="float" office:value="-8.32529025857186" calcext:value-type="float">
            <text:p>-8.3252902586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793" calcext:value-type="float">
            <text:p>17.793</text:p>
          </table:table-cell>
          <table:table-cell/>
          <table:table-cell table:formula="of:=DEGREES(ACOS(COS(RADIANS([.B229]))*COS(RADIANS([.C229]))))" office:value-type="float" office:value="40.2532724487126" calcext:value-type="float">
            <text:p>40.25</text:p>
          </table:table-cell>
          <table:table-cell table:formula="of:=TAN((ACOS(COS(RADIANS([.B229]))*COS(RADIANS([.C229])))))" office:value-type="float" office:value="0.846660541687803" calcext:value-type="float">
            <text:p>0.8467</text:p>
          </table:table-cell>
          <table:table-cell table:formula="of:=SQRT([.E229]^2+[.F229]^2)" office:value-type="float" office:value="0.0608276253029822" calcext:value-type="float">
            <text:p>0.06</text:p>
          </table:table-cell>
          <table:table-cell table:formula="of:=DEGREES(ATAN2([.E229]; [.F229]))" office:value-type="float" office:value="-170.537677791974" calcext:value-type="float">
            <text:p>-170.54</text:p>
          </table:table-cell>
          <table:table-cell table:style-name="ce9" table:formula="of:=SQRT([.V229])" office:value-type="float" office:value="12.699908125317" calcext:value-type="float">
            <text:p>12.70</text:p>
          </table:table-cell>
          <table:table-cell table:style-name="ce8" table:formula="of:=DEGREES(ATAN( (-SIN (RADIANS ([.C229])) * COS(RADIANS([.B229]))) / (COS (RADIANS ([.C229])) * SIN(RADIANS([.B229]))) )) + [.D229]" office:value-type="float" office:value="0.257954958909442" calcext:value-type="float">
            <text:p>0.26</text:p>
          </table:table-cell>
          <table:table-cell table:style-name="ce11" table:formula="of:=SQRT([.W229]^2+[.X229]^2)" office:value-type="float" office:value="12.6398674567537" calcext:value-type="float">
            <text:p>12.64</text:p>
          </table:table-cell>
          <table:table-cell table:style-name="ce13" table:formula="of:=DEGREES(ATAN2([.W229];[.X229]))" office:value-type="float" office:value="0.21385047758657" calcext:value-type="float">
            <text:p>0.21</text:p>
          </table:table-cell>
          <table:table-cell office:value-type="float" office:value="12.6398674567537" calcext:value-type="float">
            <text:p>12.64</text:p>
          </table:table-cell>
          <table:table-cell office:value-type="float" office:value="0.21385047758657" calcext:value-type="float">
            <text:p>0.21</text:p>
          </table:table-cell>
          <table:table-cell/>
          <table:table-cell table:style-name="ce19" table:formula="of:=[.K229]*15" office:value-type="float" office:value="12.699908125317" calcext:value-type="float">
            <text:p>12.70</text:p>
          </table:table-cell>
          <table:table-cell table:style-name="ce8" table:formula="of:=[.K229]^2*225" office:value-type="float" office:value="161.287666391494" calcext:value-type="float">
            <text:p>161.29</text:p>
          </table:table-cell>
          <table:table-cell table:style-name="ce8" table:formula="of:=[.L229]*COS(RADIANS([.M229]))+[.N229]*COS(RADIANS([.O229]))" office:value-type="float" office:value="12.6397794153001" calcext:value-type="float">
            <text:p>12.64</text:p>
          </table:table-cell>
          <table:table-cell table:style-name="ce8" table:formula="of:=[.L229]*SIN(RADIANS([.M229]))+[.N229]*SIN(RADIANS([.O229]))" office:value-type="float" office:value="0.047176867813367" calcext:value-type="float">
            <text:p>0.05</text:p>
          </table:table-cell>
          <table:table-cell office:value-type="float" office:value="13.4966624357862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4900" calcext:value-type="float">
            <text:p>174900</text:p>
          </table:table-cell>
          <table:table-cell table:style-name="Default" office:value-type="float" office:value="-39.6936272860562" calcext:value-type="float">
            <text:p>-39.6936272861</text:p>
          </table:table-cell>
          <table:table-cell table:style-name="Default" office:value-type="float" office:value="7.16937636419558" calcext:value-type="float">
            <text:p>7.1693763642</text:p>
          </table:table-cell>
          <table:table-cell table:style-name="Default" office:value-type="float" office:value="-8.30785278562082" calcext:value-type="float">
            <text:p>-8.3078527856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828" calcext:value-type="float">
            <text:p>17.828</text:p>
          </table:table-cell>
          <table:table-cell/>
          <table:table-cell table:formula="of:=DEGREES(ACOS(COS(RADIANS([.B230]))*COS(RADIANS([.C230]))))" office:value-type="float" office:value="40.230304709262" calcext:value-type="float">
            <text:p>40.23</text:p>
          </table:table-cell>
          <table:table-cell table:formula="of:=TAN((ACOS(COS(RADIANS([.B230]))*COS(RADIANS([.C230])))))" office:value-type="float" office:value="0.845972560448841" calcext:value-type="float">
            <text:p>0.8460</text:p>
          </table:table-cell>
          <table:table-cell table:formula="of:=SQRT([.E230]^2+[.F230]^2)" office:value-type="float" office:value="0.0509901951359279" calcext:value-type="float">
            <text:p>0.05</text:p>
          </table:table-cell>
          <table:table-cell table:formula="of:=DEGREES(ATAN2([.E230]; [.F230]))" office:value-type="float" office:value="-168.69006752598" calcext:value-type="float">
            <text:p>-168.69</text:p>
          </table:table-cell>
          <table:table-cell table:style-name="ce9" table:formula="of:=SQRT([.V230])" office:value-type="float" office:value="12.6895884067326" calcext:value-type="float">
            <text:p>12.69</text:p>
          </table:table-cell>
          <table:table-cell table:style-name="ce8" table:formula="of:=DEGREES(ATAN( (-SIN (RADIANS ([.C230])) * COS(RADIANS([.B230]))) / (COS (RADIANS ([.C230])) * SIN(RADIANS([.B230]))) )) + [.D230]" office:value-type="float" office:value="0.309453009921574" calcext:value-type="float">
            <text:p>0.31</text:p>
          </table:table-cell>
          <table:table-cell table:style-name="ce11" table:formula="of:=SQRT([.W230]^2+[.X230]^2)" office:value-type="float" office:value="12.6395388714781" calcext:value-type="float">
            <text:p>12.64</text:p>
          </table:table-cell>
          <table:table-cell table:style-name="ce13" table:formula="of:=DEGREES(ATAN2([.W230];[.X230]))" office:value-type="float" office:value="0.265347214301361" calcext:value-type="float">
            <text:p>0.27</text:p>
          </table:table-cell>
          <table:table-cell office:value-type="float" office:value="12.6395388714781" calcext:value-type="float">
            <text:p>12.64</text:p>
          </table:table-cell>
          <table:table-cell office:value-type="float" office:value="0.26534721430136" calcext:value-type="float">
            <text:p>0.27</text:p>
          </table:table-cell>
          <table:table-cell/>
          <table:table-cell table:style-name="ce19" table:formula="of:=[.K230]*15" office:value-type="float" office:value="12.6895884067326" calcext:value-type="float">
            <text:p>12.69</text:p>
          </table:table-cell>
          <table:table-cell table:style-name="ce8" table:formula="of:=[.K230]^2*225" office:value-type="float" office:value="161.025653932283" calcext:value-type="float">
            <text:p>161.03</text:p>
          </table:table-cell>
          <table:table-cell table:style-name="ce8" table:formula="of:=[.L230]*COS(RADIANS([.M230]))+[.N230]*COS(RADIANS([.O230]))" office:value-type="float" office:value="12.639403326242" calcext:value-type="float">
            <text:p>12.64</text:p>
          </table:table-cell>
          <table:table-cell table:style-name="ce8" table:formula="of:=[.L230]*SIN(RADIANS([.M230]))+[.N230]*SIN(RADIANS([.O230]))" office:value-type="float" office:value="0.0585358026235746" calcext:value-type="float">
            <text:p>0.06</text:p>
          </table:table-cell>
          <table:table-cell office:value-type="float" office:value="13.4964968650118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5149" calcext:value-type="float">
            <text:p>175149</text:p>
          </table:table-cell>
          <table:table-cell table:style-name="Default" office:value-type="float" office:value="-39.715955174453" calcext:value-type="float">
            <text:p>-39.7159551745</text:p>
          </table:table-cell>
          <table:table-cell table:style-name="Default" office:value-type="float" office:value="7.15461162964413" calcext:value-type="float">
            <text:p>7.1546116296</text:p>
          </table:table-cell>
          <table:table-cell table:style-name="Default" office:value-type="float" office:value="-8.30448550236" calcext:value-type="float">
            <text:p>-8.3044855024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864" calcext:value-type="float">
            <text:p>17.864</text:p>
          </table:table-cell>
          <table:table-cell/>
          <table:table-cell table:formula="of:=DEGREES(ACOS(COS(RADIANS([.B231]))*COS(RADIANS([.C231]))))" office:value-type="float" office:value="40.2500205182444" calcext:value-type="float">
            <text:p>40.25</text:p>
          </table:table-cell>
          <table:table-cell table:formula="of:=TAN((ACOS(COS(RADIANS([.B231]))*COS(RADIANS([.C231])))))" office:value-type="float" office:value="0.846563104200943" calcext:value-type="float">
            <text:p>0.8466</text:p>
          </table:table-cell>
          <table:table-cell table:formula="of:=SQRT([.E231]^2+[.F231]^2)" office:value-type="float" office:value="0.0608276253029822" calcext:value-type="float">
            <text:p>0.06</text:p>
          </table:table-cell>
          <table:table-cell table:formula="of:=DEGREES(ATAN2([.E231]; [.F231]))" office:value-type="float" office:value="-170.537677791974" calcext:value-type="float">
            <text:p>-170.54</text:p>
          </table:table-cell>
          <table:table-cell table:style-name="ce9" table:formula="of:=SQRT([.V231])" office:value-type="float" office:value="12.6984465630142" calcext:value-type="float">
            <text:p>12.70</text:p>
          </table:table-cell>
          <table:table-cell table:style-name="ce8" table:formula="of:=DEGREES(ATAN( (-SIN (RADIANS ([.C231])) * COS(RADIANS([.B231]))) / (COS (RADIANS ([.C231])) * SIN(RADIANS([.B231]))) )) + [.D231]" office:value-type="float" office:value="0.288441887955509" calcext:value-type="float">
            <text:p>0.29</text:p>
          </table:table-cell>
          <table:table-cell table:style-name="ce11" table:formula="of:=SQRT([.W231]^2+[.X231]^2)" office:value-type="float" office:value="12.6384007016444" calcext:value-type="float">
            <text:p>12.64</text:p>
          </table:table-cell>
          <table:table-cell table:style-name="ce13" table:formula="of:=DEGREES(ATAN2([.W231];[.X231]))" office:value-type="float" office:value="0.244477136231264" calcext:value-type="float">
            <text:p>0.24</text:p>
          </table:table-cell>
          <table:table-cell office:value-type="float" office:value="12.6384007016444" calcext:value-type="float">
            <text:p>12.64</text:p>
          </table:table-cell>
          <table:table-cell office:value-type="float" office:value="0.244477136231264" calcext:value-type="float">
            <text:p>0.24</text:p>
          </table:table-cell>
          <table:table-cell/>
          <table:table-cell table:style-name="ce19" table:formula="of:=[.K231]*15" office:value-type="float" office:value="12.6984465630142" calcext:value-type="float">
            <text:p>12.70</text:p>
          </table:table-cell>
          <table:table-cell table:style-name="ce8" table:formula="of:=[.K231]^2*225" office:value-type="float" office:value="161.250545113726" calcext:value-type="float">
            <text:p>161.25</text:p>
          </table:table-cell>
          <table:table-cell table:style-name="ce8" table:formula="of:=[.L231]*COS(RADIANS([.M231]))+[.N231]*COS(RADIANS([.O231]))" office:value-type="float" office:value="12.6382856500344" calcext:value-type="float">
            <text:p>12.64</text:p>
          </table:table-cell>
          <table:table-cell table:style-name="ce8" table:formula="of:=[.L231]*SIN(RADIANS([.M231]))+[.N231]*SIN(RADIANS([.O231]))" office:value-type="float" office:value="0.0539270197648794" calcext:value-type="float">
            <text:p>0.05</text:p>
          </table:table-cell>
          <table:table-cell office:value-type="float" office:value="13.4964968650118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5399" calcext:value-type="float">
            <text:p>175399</text:p>
          </table:table-cell>
          <table:table-cell table:style-name="Default" office:value-type="float" office:value="-39.8146958041892" calcext:value-type="float">
            <text:p>-39.8146958042</text:p>
          </table:table-cell>
          <table:table-cell table:style-name="Default" office:value-type="float" office:value="7.16986301517395" calcext:value-type="float">
            <text:p>7.1698630152</text:p>
          </table:table-cell>
          <table:table-cell table:style-name="Default" office:value-type="float" office:value="-8.31515340406992" calcext:value-type="float">
            <text:p>-8.3151534041</text:p>
          </table:table-cell>
          <table:table-cell table:style-name="Default" office:value-type="float" office:value="-0.1" calcext:value-type="float">
            <text:p>-0.1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7.899" calcext:value-type="float">
            <text:p>17.899</text:p>
          </table:table-cell>
          <table:table-cell/>
          <table:table-cell table:formula="of:=DEGREES(ACOS(COS(RADIANS([.B232]))*COS(RADIANS([.C232]))))" office:value-type="float" office:value="40.3491690801538" calcext:value-type="float">
            <text:p>40.35</text:p>
          </table:table-cell>
          <table:table-cell table:formula="of:=TAN((ACOS(COS(RADIANS([.B232]))*COS(RADIANS([.C232])))))" office:value-type="float" office:value="0.849538107796974" calcext:value-type="float">
            <text:p>0.8495</text:p>
          </table:table-cell>
          <table:table-cell table:formula="of:=SQRT([.E232]^2+[.F232]^2)" office:value-type="float" office:value="0.100498756211209" calcext:value-type="float">
            <text:p>0.10</text:p>
          </table:table-cell>
          <table:table-cell table:formula="of:=DEGREES(ATAN2([.E232]; [.F232]))" office:value-type="float" office:value="-174.2894068625" calcext:value-type="float">
            <text:p>-174.29</text:p>
          </table:table-cell>
          <table:table-cell table:style-name="ce9" table:formula="of:=SQRT([.V232])" office:value-type="float" office:value="12.7430716169546" calcext:value-type="float">
            <text:p>12.74</text:p>
          </table:table-cell>
          <table:table-cell table:style-name="ce8" table:formula="of:=DEGREES(ATAN( (-SIN (RADIANS ([.C232])) * COS(RADIANS([.B232]))) / (COS (RADIANS ([.C232])) * SIN(RADIANS([.B232]))) )) + [.D232]" office:value-type="float" office:value="0.266326271232808" calcext:value-type="float">
            <text:p>0.27</text:p>
          </table:table-cell>
          <table:table-cell table:style-name="ce11" table:formula="of:=SQRT([.W232]^2+[.X232]^2)" office:value-type="float" office:value="12.6430298102963" calcext:value-type="float">
            <text:p>12.64</text:p>
          </table:table-cell>
          <table:table-cell table:style-name="ce13" table:formula="of:=DEGREES(ATAN2([.W232];[.X232]))" office:value-type="float" office:value="0.2231151791031" calcext:value-type="float">
            <text:p>0.22</text:p>
          </table:table-cell>
          <table:table-cell office:value-type="float" office:value="12.6430298102963" calcext:value-type="float">
            <text:p>12.64</text:p>
          </table:table-cell>
          <table:table-cell office:value-type="float" office:value="0.2231151791031" calcext:value-type="float">
            <text:p>0.22</text:p>
          </table:table-cell>
          <table:table-cell/>
          <table:table-cell table:style-name="ce19" table:formula="of:=[.K232]*15" office:value-type="float" office:value="12.7430716169546" calcext:value-type="float">
            <text:p>12.74</text:p>
          </table:table-cell>
          <table:table-cell table:style-name="ce8" table:formula="of:=[.K232]^2*225" office:value-type="float" office:value="162.385874234834" calcext:value-type="float">
            <text:p>162.39</text:p>
          </table:table-cell>
          <table:table-cell table:style-name="ce8" table:formula="of:=[.L232]*COS(RADIANS([.M232]))+[.N232]*COS(RADIANS([.O232]))" office:value-type="float" office:value="12.6429339511432" calcext:value-type="float">
            <text:p>12.64</text:p>
          </table:table-cell>
          <table:table-cell table:style-name="ce8" table:formula="of:=[.L232]*SIN(RADIANS([.M232]))+[.N232]*SIN(RADIANS([.O232]))" office:value-type="float" office:value="0.0492330282489952" calcext:value-type="float">
            <text:p>0.05</text:p>
          </table:table-cell>
          <table:table-cell office:value-type="float" office:value="13.4975350447444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5649" calcext:value-type="float">
            <text:p>175649</text:p>
          </table:table-cell>
          <table:table-cell table:style-name="Default" office:value-type="float" office:value="-40.2689272896572" calcext:value-type="float">
            <text:p>-40.2689272897</text:p>
          </table:table-cell>
          <table:table-cell table:style-name="Default" office:value-type="float" office:value="7.29523967512599" calcext:value-type="float">
            <text:p>7.2952396751</text:p>
          </table:table-cell>
          <table:table-cell table:style-name="Default" office:value-type="float" office:value="-8.36517258690921" calcext:value-type="float">
            <text:p>-8.3651725869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7.932" calcext:value-type="float">
            <text:p>17.932</text:p>
          </table:table-cell>
          <table:table-cell/>
          <table:table-cell table:formula="of:=DEGREES(ACOS(COS(RADIANS([.B233]))*COS(RADIANS([.C233]))))" office:value-type="float" office:value="40.8133888808241" calcext:value-type="float">
            <text:p>40.81</text:p>
          </table:table-cell>
          <table:table-cell table:formula="of:=TAN((ACOS(COS(RADIANS([.B233]))*COS(RADIANS([.C233])))))" office:value-type="float" office:value="0.863584716553195" calcext:value-type="float">
            <text:p>0.8636</text:p>
          </table:table-cell>
          <table:table-cell table:formula="of:=SQRT([.E233]^2+[.F233]^2)" office:value-type="float" office:value="0.130384048104053" calcext:value-type="float">
            <text:p>0.13</text:p>
          </table:table-cell>
          <table:table-cell table:formula="of:=DEGREES(ATAN2([.E233]; [.F233]))" office:value-type="float" office:value="-175.601294645005" calcext:value-type="float">
            <text:p>-175.60</text:p>
          </table:table-cell>
          <table:table-cell table:style-name="ce9" table:formula="of:=SQRT([.V233])" office:value-type="float" office:value="12.9537707482979" calcext:value-type="float">
            <text:p>12.95</text:p>
          </table:table-cell>
          <table:table-cell table:style-name="ce8" table:formula="of:=DEGREES(ATAN( (-SIN (RADIANS ([.C233])) * COS(RADIANS([.B233]))) / (COS (RADIANS ([.C233])) * SIN(RADIANS([.B233]))) )) + [.D233]" office:value-type="float" office:value="0.22835923942122" calcext:value-type="float">
            <text:p>0.23</text:p>
          </table:table-cell>
          <table:table-cell table:style-name="ce11" table:formula="of:=SQRT([.W233]^2+[.X233]^2)" office:value-type="float" office:value="12.8237354301218" calcext:value-type="float">
            <text:p>12.82</text:p>
          </table:table-cell>
          <table:table-cell table:style-name="ce13" table:formula="of:=DEGREES(ATAN2([.W233];[.X233]))" office:value-type="float" office:value="0.18599508785998" calcext:value-type="float">
            <text:p>0.19</text:p>
          </table:table-cell>
          <table:table-cell office:value-type="float" office:value="12.8237354301218" calcext:value-type="float">
            <text:p>12.82</text:p>
          </table:table-cell>
          <table:table-cell office:value-type="float" office:value="0.185995087859979" calcext:value-type="float">
            <text:p>0.19</text:p>
          </table:table-cell>
          <table:table-cell/>
          <table:table-cell table:style-name="ce19" table:formula="of:=[.K233]*15" office:value-type="float" office:value="12.9537707482979" calcext:value-type="float">
            <text:p>12.95</text:p>
          </table:table-cell>
          <table:table-cell table:style-name="ce8" table:formula="of:=[.K233]^2*225" office:value-type="float" office:value="167.800176599459" calcext:value-type="float">
            <text:p>167.80</text:p>
          </table:table-cell>
          <table:table-cell table:style-name="ce8" table:formula="of:=[.L233]*COS(RADIANS([.M233]))+[.N233]*COS(RADIANS([.O233]))" office:value-type="float" office:value="12.8236678619985" calcext:value-type="float">
            <text:p>12.82</text:p>
          </table:table-cell>
          <table:table-cell table:style-name="ce8" table:formula="of:=[.L233]*SIN(RADIANS([.M233]))+[.N233]*SIN(RADIANS([.O233]))" office:value-type="float" office:value="0.0416286789214477" calcext:value-type="float">
            <text:p>0.04</text:p>
          </table:table-cell>
          <table:table-cell office:value-type="float" office:value="13.4975350447444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5899" calcext:value-type="float">
            <text:p>175899</text:p>
          </table:table-cell>
          <table:table-cell table:style-name="Default" office:value-type="float" office:value="-40.5796735761361" calcext:value-type="float">
            <text:p>-40.5796735761</text:p>
          </table:table-cell>
          <table:table-cell table:style-name="Default" office:value-type="float" office:value="7.32691467740193" calcext:value-type="float">
            <text:p>7.3269146774</text:p>
          </table:table-cell>
          <table:table-cell table:style-name="Default" office:value-type="float" office:value="-8.34971416127018" calcext:value-type="float">
            <text:p>-8.3497141613</text:p>
          </table:table-cell>
          <table:table-cell table:style-name="Default" office:value-type="float" office:value="-0.11" calcext:value-type="float">
            <text:p>-0.11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7.965" calcext:value-type="float">
            <text:p>17.965</text:p>
          </table:table-cell>
          <table:table-cell/>
          <table:table-cell table:formula="of:=DEGREES(ACOS(COS(RADIANS([.B234]))*COS(RADIANS([.C234]))))" office:value-type="float" office:value="41.1229058169839" calcext:value-type="float">
            <text:p>41.12</text:p>
          </table:table-cell>
          <table:table-cell table:formula="of:=TAN((ACOS(COS(RADIANS([.B234]))*COS(RADIANS([.C234])))))" office:value-type="float" office:value="0.873059864085518" calcext:value-type="float">
            <text:p>0.8731</text:p>
          </table:table-cell>
          <table:table-cell table:formula="of:=SQRT([.E234]^2+[.F234]^2)" office:value-type="float" office:value="0.110453610171873" calcext:value-type="float">
            <text:p>0.11</text:p>
          </table:table-cell>
          <table:table-cell table:formula="of:=DEGREES(ATAN2([.E234]; [.F234]))" office:value-type="float" office:value="-174.805571092265" calcext:value-type="float">
            <text:p>-174.81</text:p>
          </table:table-cell>
          <table:table-cell table:style-name="ce9" table:formula="of:=SQRT([.V234])" office:value-type="float" office:value="13.0958979612828" calcext:value-type="float">
            <text:p>13.10</text:p>
          </table:table-cell>
          <table:table-cell table:style-name="ce8" table:formula="of:=DEGREES(ATAN( (-SIN (RADIANS ([.C234])) * COS(RADIANS([.B234]))) / (COS (RADIANS ([.C234])) * SIN(RADIANS([.B234]))) )) + [.D234]" office:value-type="float" office:value="0.188062933838927" calcext:value-type="float">
            <text:p>0.19</text:p>
          </table:table-cell>
          <table:table-cell table:style-name="ce11" table:formula="of:=SQRT([.W234]^2+[.X234]^2)" office:value-type="float" office:value="12.9858693079983" calcext:value-type="float">
            <text:p>12.99</text:p>
          </table:table-cell>
          <table:table-cell table:style-name="ce13" table:formula="of:=DEGREES(ATAN2([.W234];[.X234]))" office:value-type="float" office:value="0.145534562363833" calcext:value-type="float">
            <text:p>0.15</text:p>
          </table:table-cell>
          <table:table-cell office:value-type="float" office:value="12.9858693079983" calcext:value-type="float">
            <text:p>12.99</text:p>
          </table:table-cell>
          <table:table-cell office:value-type="float" office:value="0.145534562363833" calcext:value-type="float">
            <text:p>0.15</text:p>
          </table:table-cell>
          <table:table-cell/>
          <table:table-cell table:style-name="ce19" table:formula="of:=[.K234]*15" office:value-type="float" office:value="13.0958979612828" calcext:value-type="float">
            <text:p>13.10</text:p>
          </table:table-cell>
          <table:table-cell table:style-name="ce8" table:formula="of:=[.K234]^2*225" office:value-type="float" office:value="171.50254341233" calcext:value-type="float">
            <text:p>171.50</text:p>
          </table:table-cell>
          <table:table-cell table:style-name="ce8" table:formula="of:=[.L234]*COS(RADIANS([.M234]))+[.N234]*COS(RADIANS([.O234]))" office:value-type="float" office:value="12.9858274163139" calcext:value-type="float">
            <text:p>12.99</text:p>
          </table:table-cell>
          <table:table-cell table:style-name="ce8" table:formula="of:=[.L234]*SIN(RADIANS([.M234]))+[.N234]*SIN(RADIANS([.O234]))" office:value-type="float" office:value="0.0329848165167591" calcext:value-type="float">
            <text:p>0.03</text:p>
          </table:table-cell>
          <table:table-cell office:value-type="float" office:value="13.4979237637122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6149" calcext:value-type="float">
            <text:p>176149</text:p>
          </table:table-cell>
          <table:table-cell table:style-name="Default" office:value-type="float" office:value="-40.5247622703038" calcext:value-type="float">
            <text:p>-40.5247622703</text:p>
          </table:table-cell>
          <table:table-cell table:style-name="Default" office:value-type="float" office:value="7.19842174364106" calcext:value-type="float">
            <text:p>7.1984217436</text:p>
          </table:table-cell>
          <table:table-cell table:style-name="Default" office:value-type="float" office:value="-8.28001122701656" calcext:value-type="float">
            <text:p>-8.280011227</text:p>
          </table:table-cell>
          <table:table-cell table:style-name="Default" office:value-type="float" office:value="-0.09" calcext:value-type="float">
            <text:p>-0.09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17.999" calcext:value-type="float">
            <text:p>17.999</text:p>
          </table:table-cell>
          <table:table-cell/>
          <table:table-cell table:formula="of:=DEGREES(ACOS(COS(RADIANS([.B235]))*COS(RADIANS([.C235]))))" office:value-type="float" office:value="41.0502398994077" calcext:value-type="float">
            <text:p>41.05</text:p>
          </table:table-cell>
          <table:table-cell table:formula="of:=TAN((ACOS(COS(RADIANS([.B235]))*COS(RADIANS([.C235])))))" office:value-type="float" office:value="0.870827365420917" calcext:value-type="float">
            <text:p>0.8708</text:p>
          </table:table-cell>
          <table:table-cell table:formula="of:=SQRT([.E235]^2+[.F235]^2)" office:value-type="float" office:value="0.0905538513813742" calcext:value-type="float">
            <text:p>0.09</text:p>
          </table:table-cell>
          <table:table-cell table:formula="of:=DEGREES(ATAN2([.E235]; [.F235]))" office:value-type="float" office:value="-173.65980825409" calcext:value-type="float">
            <text:p>-173.66</text:p>
          </table:table-cell>
          <table:table-cell table:style-name="ce9" table:formula="of:=SQRT([.V235])" office:value-type="float" office:value="13.0624104813138" calcext:value-type="float">
            <text:p>13.06</text:p>
          </table:table-cell>
          <table:table-cell table:style-name="ce8" table:formula="of:=DEGREES(ATAN( (-SIN (RADIANS ([.C235])) * COS(RADIANS([.B235]))) / (COS (RADIANS ([.C235])) * SIN(RADIANS([.B235]))) )) + [.D235]" office:value-type="float" office:value="0.124666807656846" calcext:value-type="float">
            <text:p>0.12</text:p>
          </table:table-cell>
          <table:table-cell table:style-name="ce11" table:formula="of:=SQRT([.W235]^2+[.X235]^2)" office:value-type="float" office:value="12.9723926407559" calcext:value-type="float">
            <text:p>12.97</text:p>
          </table:table-cell>
          <table:table-cell table:style-name="ce13" table:formula="of:=DEGREES(ATAN2([.W235];[.X235]))" office:value-type="float" office:value="0.0813643495792341" calcext:value-type="float">
            <text:p>0.08</text:p>
          </table:table-cell>
          <table:table-cell office:value-type="float" office:value="12.9723926407559" calcext:value-type="float">
            <text:p>12.97</text:p>
          </table:table-cell>
          <table:table-cell office:value-type="float" office:value="0.0813643495792341" calcext:value-type="float">
            <text:p>0.08</text:p>
          </table:table-cell>
          <table:table-cell/>
          <table:table-cell table:style-name="ce19" table:formula="of:=[.K235]*15" office:value-type="float" office:value="13.0624104813138" calcext:value-type="float">
            <text:p>13.06</text:p>
          </table:table-cell>
          <table:table-cell table:style-name="ce8" table:formula="of:=[.K235]^2*225" office:value-type="float" office:value="170.626567582335" calcext:value-type="float">
            <text:p>170.63</text:p>
          </table:table-cell>
          <table:table-cell table:style-name="ce8" table:formula="of:=[.L235]*COS(RADIANS([.M235]))+[.N235]*COS(RADIANS([.O235]))" office:value-type="float" office:value="12.9723795605956" calcext:value-type="float">
            <text:p>12.97</text:p>
          </table:table-cell>
          <table:table-cell table:style-name="ce8" table:formula="of:=[.L235]*SIN(RADIANS([.M235]))+[.N235]*SIN(RADIANS([.O235]))" office:value-type="float" office:value="0.018421774586514" calcext:value-type="float">
            <text:p>0.02</text:p>
          </table:table-cell>
          <table:table-cell office:value-type="float" office:value="13.4979237637122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6399" calcext:value-type="float">
            <text:p>176399</text:p>
          </table:table-cell>
          <table:table-cell table:style-name="Default" office:value-type="float" office:value="-40.3919287513254" calcext:value-type="float">
            <text:p>-40.3919287513</text:p>
          </table:table-cell>
          <table:table-cell table:style-name="Default" office:value-type="float" office:value="7.16031697203521" calcext:value-type="float">
            <text:p>7.160316972</text:p>
          </table:table-cell>
          <table:table-cell table:style-name="Default" office:value-type="float" office:value="-8.24579197927479" calcext:value-type="float">
            <text:p>-8.2457919793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033" calcext:value-type="float">
            <text:p>18.033</text:p>
          </table:table-cell>
          <table:table-cell/>
          <table:table-cell table:formula="of:=DEGREES(ACOS(COS(RADIANS([.B236]))*COS(RADIANS([.C236]))))" office:value-type="float" office:value="40.9143155563553" calcext:value-type="float">
            <text:p>40.91</text:p>
          </table:table-cell>
          <table:table-cell table:formula="of:=TAN((ACOS(COS(RADIANS([.B236]))*COS(RADIANS([.C236])))))" office:value-type="float" office:value="0.866664598687424" calcext:value-type="float">
            <text:p>0.8667</text:p>
          </table:table-cell>
          <table:table-cell table:formula="of:=SQRT([.E236]^2+[.F236]^2)" office:value-type="float" office:value="0.0707106781186548" calcext:value-type="float">
            <text:p>0.07</text:p>
          </table:table-cell>
          <table:table-cell table:formula="of:=DEGREES(ATAN2([.E236]; [.F236]))" office:value-type="float" office:value="-171.869897645844" calcext:value-type="float">
            <text:p>-171.87</text:p>
          </table:table-cell>
          <table:table-cell table:style-name="ce9" table:formula="of:=SQRT([.V236])" office:value-type="float" office:value="12.9999689803114" calcext:value-type="float">
            <text:p>13.00</text:p>
          </table:table-cell>
          <table:table-cell table:style-name="ce8" table:formula="of:=DEGREES(ATAN( (-SIN (RADIANS ([.C236])) * COS(RADIANS([.B236]))) / (COS (RADIANS ([.C236])) * SIN(RADIANS([.B236]))) )) + [.D236]" office:value-type="float" office:value="0.153354832190475" calcext:value-type="float">
            <text:p>0.15</text:p>
          </table:table-cell>
          <table:table-cell table:style-name="ce11" table:formula="of:=SQRT([.W236]^2+[.X236]^2)" office:value-type="float" office:value="12.9299461890328" calcext:value-type="float">
            <text:p>12.93</text:p>
          </table:table-cell>
          <table:table-cell table:style-name="ce13" table:formula="of:=DEGREES(ATAN2([.W236];[.X236]))" office:value-type="float" office:value="0.109872750893549" calcext:value-type="float">
            <text:p>0.11</text:p>
          </table:table-cell>
          <table:table-cell office:value-type="float" office:value="12.9299461890328" calcext:value-type="float">
            <text:p>12.93</text:p>
          </table:table-cell>
          <table:table-cell office:value-type="float" office:value="0.109872750893547" calcext:value-type="float">
            <text:p>0.11</text:p>
          </table:table-cell>
          <table:table-cell/>
          <table:table-cell table:style-name="ce19" table:formula="of:=[.K236]*15" office:value-type="float" office:value="12.9999689803114" calcext:value-type="float">
            <text:p>13.00</text:p>
          </table:table-cell>
          <table:table-cell table:style-name="ce8" table:formula="of:=[.K236]^2*225" office:value-type="float" office:value="168.999193489058" calcext:value-type="float">
            <text:p>169.00</text:p>
          </table:table-cell>
          <table:table-cell table:style-name="ce8" table:formula="of:=[.L236]*COS(RADIANS([.M236]))+[.N236]*COS(RADIANS([.O236]))" office:value-type="float" office:value="12.9299224150841" calcext:value-type="float">
            <text:p>12.93</text:p>
          </table:table-cell>
          <table:table-cell table:style-name="ce8" table:formula="of:=[.L236]*SIN(RADIANS([.M236]))+[.N236]*SIN(RADIANS([.O236]))" office:value-type="float" office:value="0.0247949831220476" calcext:value-type="float">
            <text:p>0.02</text:p>
          </table:table-cell>
          <table:table-cell office:value-type="float" office:value="13.5006920062928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6650" calcext:value-type="float">
            <text:p>176650</text:p>
          </table:table-cell>
          <table:table-cell table:style-name="Default" office:value-type="float" office:value="-40.4297099427193" calcext:value-type="float">
            <text:p>-40.4297099427</text:p>
          </table:table-cell>
          <table:table-cell table:style-name="Default" office:value-type="float" office:value="7.23120494410983" calcext:value-type="float">
            <text:p>7.2312049441</text:p>
          </table:table-cell>
          <table:table-cell table:style-name="Default" office:value-type="float" office:value="-8.27695984000485" calcext:value-type="float">
            <text:p>-8.27695984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067" calcext:value-type="float">
            <text:p>18.067</text:p>
          </table:table-cell>
          <table:table-cell/>
          <table:table-cell table:formula="of:=DEGREES(ACOS(COS(RADIANS([.B237]))*COS(RADIANS([.C237]))))" office:value-type="float" office:value="40.9617181764588" calcext:value-type="float">
            <text:p>40.96</text:p>
          </table:table-cell>
          <table:table-cell table:formula="of:=TAN((ACOS(COS(RADIANS([.B237]))*COS(RADIANS([.C237])))))" office:value-type="float" office:value="0.868114385476159" calcext:value-type="float">
            <text:p>0.8681</text:p>
          </table:table-cell>
          <table:table-cell table:formula="of:=SQRT([.E237]^2+[.F237]^2)" office:value-type="float" office:value="0.0707106781186548" calcext:value-type="float">
            <text:p>0.07</text:p>
          </table:table-cell>
          <table:table-cell table:formula="of:=DEGREES(ATAN2([.E237]; [.F237]))" office:value-type="float" office:value="-171.869897645844" calcext:value-type="float">
            <text:p>-171.87</text:p>
          </table:table-cell>
          <table:table-cell table:style-name="ce9" table:formula="of:=SQRT([.V237])" office:value-type="float" office:value="13.0217157821424" calcext:value-type="float">
            <text:p>13.02</text:p>
          </table:table-cell>
          <table:table-cell table:style-name="ce8" table:formula="of:=DEGREES(ATAN( (-SIN (RADIANS ([.C237])) * COS(RADIANS([.B237]))) / (COS (RADIANS ([.C237])) * SIN(RADIANS([.B237]))) )) + [.D237]" office:value-type="float" office:value="0.193848962975729" calcext:value-type="float">
            <text:p>0.19</text:p>
          </table:table-cell>
          <table:table-cell table:style-name="ce11" table:formula="of:=SQRT([.W237]^2+[.X237]^2)" office:value-type="float" office:value="12.9516860295826" calcext:value-type="float">
            <text:p>12.95</text:p>
          </table:table-cell>
          <table:table-cell table:style-name="ce13" table:formula="of:=DEGREES(ATAN2([.W237];[.X237]))" office:value-type="float" office:value="0.150658820312946" calcext:value-type="float">
            <text:p>0.15</text:p>
          </table:table-cell>
          <table:table-cell office:value-type="float" office:value="12.9516860295826" calcext:value-type="float">
            <text:p>12.95</text:p>
          </table:table-cell>
          <table:table-cell office:value-type="float" office:value="0.150658820312946" calcext:value-type="float">
            <text:p>0.15</text:p>
          </table:table-cell>
          <table:table-cell/>
          <table:table-cell table:style-name="ce19" table:formula="of:=[.K237]*15" office:value-type="float" office:value="13.0217157821424" calcext:value-type="float">
            <text:p>13.02</text:p>
          </table:table-cell>
          <table:table-cell table:style-name="ce8" table:formula="of:=[.K237]^2*225" office:value-type="float" office:value="169.565081910896" calcext:value-type="float">
            <text:p>169.57</text:p>
          </table:table-cell>
          <table:table-cell table:style-name="ce8" table:formula="of:=[.L237]*COS(RADIANS([.M237]))+[.N237]*COS(RADIANS([.O237]))" office:value-type="float" office:value="12.9516412541365" calcext:value-type="float">
            <text:p>12.95</text:p>
          </table:table-cell>
          <table:table-cell table:style-name="ce8" table:formula="of:=[.L237]*SIN(RADIANS([.M237]))+[.N237]*SIN(RADIANS([.O237]))" office:value-type="float" office:value="0.0340563215346295" calcext:value-type="float">
            <text:p>0.03</text:p>
          </table:table-cell>
          <table:table-cell office:value-type="float" office:value="13.5006920062928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6900" calcext:value-type="float">
            <text:p>176900</text:p>
          </table:table-cell>
          <table:table-cell table:style-name="Default" office:value-type="float" office:value="-40.5586673293437" calcext:value-type="float">
            <text:p>-40.5586673293</text:p>
          </table:table-cell>
          <table:table-cell table:style-name="Default" office:value-type="float" office:value="7.37464147800104" calcext:value-type="float">
            <text:p>7.374641478</text:p>
          </table:table-cell>
          <table:table-cell table:style-name="Default" office:value-type="float" office:value="-8.32385933394074" calcext:value-type="float">
            <text:p>-8.3238593339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102" calcext:value-type="float">
            <text:p>18.102</text:p>
          </table:table-cell>
          <table:table-cell/>
          <table:table-cell table:formula="of:=DEGREES(ACOS(COS(RADIANS([.B238]))*COS(RADIANS([.C238]))))" office:value-type="float" office:value="41.1093548374658" calcext:value-type="float">
            <text:p>41.11</text:p>
          </table:table-cell>
          <table:table-cell table:formula="of:=TAN((ACOS(COS(RADIANS([.B238]))*COS(RADIANS([.C238])))))" office:value-type="float" office:value="0.872643165662247" calcext:value-type="float">
            <text:p>0.8726</text:p>
          </table:table-cell>
          <table:table-cell table:formula="of:=SQRT([.E238]^2+[.F238]^2)" office:value-type="float" office:value="0.0608276253029822" calcext:value-type="float">
            <text:p>0.06</text:p>
          </table:table-cell>
          <table:table-cell table:formula="of:=DEGREES(ATAN2([.E238]; [.F238]))" office:value-type="float" office:value="-170.537677791974" calcext:value-type="float">
            <text:p>-170.54</text:p>
          </table:table-cell>
          <table:table-cell table:style-name="ce9" table:formula="of:=SQRT([.V238])" office:value-type="float" office:value="13.0896474849337" calcext:value-type="float">
            <text:p>13.09</text:p>
          </table:table-cell>
          <table:table-cell table:style-name="ce8" table:formula="of:=DEGREES(ATAN( (-SIN (RADIANS ([.C238])) * COS(RADIANS([.B238]))) / (COS (RADIANS ([.C238])) * SIN(RADIANS([.B238]))) )) + [.D238]" office:value-type="float" office:value="0.275596380407285" calcext:value-type="float">
            <text:p>0.28</text:p>
          </table:table-cell>
          <table:table-cell table:style-name="ce11" table:formula="of:=SQRT([.W238]^2+[.X238]^2)" office:value-type="float" office:value="13.029603697605" calcext:value-type="float">
            <text:p>13.03</text:p>
          </table:table-cell>
          <table:table-cell table:style-name="ce13" table:formula="of:=DEGREES(ATAN2([.W238];[.X238]))" office:value-type="float" office:value="0.232892433892054" calcext:value-type="float">
            <text:p>0.23</text:p>
          </table:table-cell>
          <table:table-cell office:value-type="float" office:value="13.029603697605" calcext:value-type="float">
            <text:p>13.03</text:p>
          </table:table-cell>
          <table:table-cell office:value-type="float" office:value="0.232892433892054" calcext:value-type="float">
            <text:p>0.23</text:p>
          </table:table-cell>
          <table:table-cell/>
          <table:table-cell table:style-name="ce19" table:formula="of:=[.K238]*15" office:value-type="float" office:value="13.0896474849337" calcext:value-type="float">
            <text:p>13.09</text:p>
          </table:table-cell>
          <table:table-cell table:style-name="ce8" table:formula="of:=[.K238]^2*225" office:value-type="float" office:value="171.338871279831" calcext:value-type="float">
            <text:p>171.34</text:p>
          </table:table-cell>
          <table:table-cell table:style-name="ce8" table:formula="of:=[.L238]*COS(RADIANS([.M238]))+[.N238]*COS(RADIANS([.O238]))" office:value-type="float" office:value="13.0294960594841" calcext:value-type="float">
            <text:p>13.03</text:p>
          </table:table-cell>
          <table:table-cell table:style-name="ce8" table:formula="of:=[.L238]*SIN(RADIANS([.M238]))+[.N238]*SIN(RADIANS([.O238]))" office:value-type="float" office:value="0.0529618025539215" calcext:value-type="float">
            <text:p>0.05</text:p>
          </table:table-cell>
          <table:table-cell office:value-type="float" office:value="13.5001304212183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7149" calcext:value-type="float">
            <text:p>177149</text:p>
          </table:table-cell>
          <table:table-cell table:style-name="Default" office:value-type="float" office:value="-40.5474692341995" calcext:value-type="float">
            <text:p>-40.5474692342</text:p>
          </table:table-cell>
          <table:table-cell table:style-name="Default" office:value-type="float" office:value="7.34829914591959" calcext:value-type="float">
            <text:p>7.3482991459</text:p>
          </table:table-cell>
          <table:table-cell table:style-name="Default" office:value-type="float" office:value="-8.32938751830022" calcext:value-type="float">
            <text:p>-8.3293875183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137" calcext:value-type="float">
            <text:p>18.137</text:p>
          </table:table-cell>
          <table:table-cell/>
          <table:table-cell table:formula="of:=DEGREES(ACOS(COS(RADIANS([.B239]))*COS(RADIANS([.C239]))))" office:value-type="float" office:value="41.0944705248017" calcext:value-type="float">
            <text:p>41.09</text:p>
          </table:table-cell>
          <table:table-cell table:formula="of:=TAN((ACOS(COS(RADIANS([.B239]))*COS(RADIANS([.C239])))))" office:value-type="float" office:value="0.872185664848994" calcext:value-type="float">
            <text:p>0.8722</text:p>
          </table:table-cell>
          <table:table-cell table:formula="of:=SQRT([.E239]^2+[.F239]^2)" office:value-type="float" office:value="0.0509901951359279" calcext:value-type="float">
            <text:p>0.05</text:p>
          </table:table-cell>
          <table:table-cell table:formula="of:=DEGREES(ATAN2([.E239]; [.F239]))" office:value-type="float" office:value="-168.69006752598" calcext:value-type="float">
            <text:p>-168.69</text:p>
          </table:table-cell>
          <table:table-cell table:style-name="ce9" table:formula="of:=SQRT([.V239])" office:value-type="float" office:value="13.0827849727349" calcext:value-type="float">
            <text:p>13.08</text:p>
          </table:table-cell>
          <table:table-cell table:style-name="ce8" table:formula="of:=DEGREES(ATAN( (-SIN (RADIANS ([.C239])) * COS(RADIANS([.B239]))) / (COS (RADIANS ([.C239])) * SIN(RADIANS([.B239]))) )) + [.D239]" office:value-type="float" office:value="0.242813130829747" calcext:value-type="float">
            <text:p>0.24</text:p>
          </table:table-cell>
          <table:table-cell table:style-name="ce11" table:formula="of:=SQRT([.W239]^2+[.X239]^2)" office:value-type="float" office:value="13.0327467185273" calcext:value-type="float">
            <text:p>13.03</text:p>
          </table:table-cell>
          <table:table-cell table:style-name="ce13" table:formula="of:=DEGREES(ATAN2([.W239];[.X239]))" office:value-type="float" office:value="0.199782134011081" calcext:value-type="float">
            <text:p>0.20</text:p>
          </table:table-cell>
          <table:table-cell office:value-type="float" office:value="13.0327467185273" calcext:value-type="float">
            <text:p>13.03</text:p>
          </table:table-cell>
          <table:table-cell office:value-type="float" office:value="0.199782134011081" calcext:value-type="float">
            <text:p>0.20</text:p>
          </table:table-cell>
          <table:table-cell/>
          <table:table-cell table:style-name="ce19" table:formula="of:=[.K239]*15" office:value-type="float" office:value="13.0827849727349" calcext:value-type="float">
            <text:p>13.08</text:p>
          </table:table-cell>
          <table:table-cell table:style-name="ce8" table:formula="of:=[.K239]^2*225" office:value-type="float" office:value="171.159262642818" calcext:value-type="float">
            <text:p>171.16</text:p>
          </table:table-cell>
          <table:table-cell table:style-name="ce8" table:formula="of:=[.L239]*COS(RADIANS([.M239]))+[.N239]*COS(RADIANS([.O239]))" office:value-type="float" office:value="13.0326674914655" calcext:value-type="float">
            <text:p>13.03</text:p>
          </table:table-cell>
          <table:table-cell table:style-name="ce8" table:formula="of:=[.L239]*SIN(RADIANS([.M239]))+[.N239]*SIN(RADIANS([.O239]))" office:value-type="float" office:value="0.0454432193353119" calcext:value-type="float">
            <text:p>0.05</text:p>
          </table:table-cell>
          <table:table-cell office:value-type="float" office:value="13.5001304212183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7399" calcext:value-type="float">
            <text:p>177399</text:p>
          </table:table-cell>
          <table:table-cell table:style-name="Default" office:value-type="float" office:value="-40.4888354752695" calcext:value-type="float">
            <text:p>-40.4888354753</text:p>
          </table:table-cell>
          <table:table-cell table:style-name="Default" office:value-type="float" office:value="7.2961386987755" calcext:value-type="float">
            <text:p>7.2961386988</text:p>
          </table:table-cell>
          <table:table-cell table:style-name="Default" office:value-type="float" office:value="-8.32233107911395" calcext:value-type="float">
            <text:p>-8.3223310791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8.172" calcext:value-type="float">
            <text:p>18.172</text:p>
          </table:table-cell>
          <table:table-cell/>
          <table:table-cell table:formula="of:=DEGREES(ACOS(COS(RADIANS([.B240]))*COS(RADIANS([.C240]))))" office:value-type="float" office:value="41.0292574915002" calcext:value-type="float">
            <text:p>41.03</text:p>
          </table:table-cell>
          <table:table-cell table:formula="of:=TAN((ACOS(COS(RADIANS([.B240]))*COS(RADIANS([.C240])))))" office:value-type="float" office:value="0.870183645180208" calcext:value-type="float">
            <text:p>0.8702</text:p>
          </table:table-cell>
          <table:table-cell table:formula="of:=SQRT([.E240]^2+[.F240]^2)" office:value-type="float" office:value="0.04" calcext:value-type="float">
            <text:p>0.04</text:p>
          </table:table-cell>
          <table:table-cell table:formula="of:=DEGREES(ATAN2([.E240]; [.F240]))" office:value-type="float" office:value="180" calcext:value-type="float">
            <text:p>180.00</text:p>
          </table:table-cell>
          <table:table-cell table:style-name="ce9" table:formula="of:=SQRT([.V240])" office:value-type="float" office:value="13.0527546777031" calcext:value-type="float">
            <text:p>13.05</text:p>
          </table:table-cell>
          <table:table-cell table:style-name="ce8" table:formula="of:=DEGREES(ATAN( (-SIN (RADIANS ([.C240])) * COS(RADIANS([.B240]))) / (COS (RADIANS ([.C240])) * SIN(RADIANS([.B240]))) )) + [.D240]" office:value-type="float" office:value="0.206655505864418" calcext:value-type="float">
            <text:p>0.21</text:p>
          </table:table-cell>
          <table:table-cell table:style-name="ce11" table:formula="of:=SQRT([.W240]^2+[.X240]^2)" office:value-type="float" office:value="13.0127549386855" calcext:value-type="float">
            <text:p>13.01</text:p>
          </table:table-cell>
          <table:table-cell table:style-name="ce13" table:formula="of:=DEGREES(ATAN2([.W240];[.X240]))" office:value-type="float" office:value="0.207290744317072" calcext:value-type="float">
            <text:p>0.21</text:p>
          </table:table-cell>
          <table:table-cell office:value-type="float" office:value="13.0127549386855" calcext:value-type="float">
            <text:p>13.01</text:p>
          </table:table-cell>
          <table:table-cell office:value-type="float" office:value="0.207290744317074" calcext:value-type="float">
            <text:p>0.21</text:p>
          </table:table-cell>
          <table:table-cell/>
          <table:table-cell table:style-name="ce19" table:formula="of:=[.K240]*15" office:value-type="float" office:value="13.0527546777031" calcext:value-type="float">
            <text:p>13.05</text:p>
          </table:table-cell>
          <table:table-cell table:style-name="ce8" table:formula="of:=[.K240]^2*225" office:value-type="float" office:value="170.374404676301" calcext:value-type="float">
            <text:p>170.37</text:p>
          </table:table-cell>
          <table:table-cell table:style-name="ce8" table:formula="of:=[.L240]*COS(RADIANS([.M240]))+[.N240]*COS(RADIANS([.O240]))" office:value-type="float" office:value="13.0126697752174" calcext:value-type="float">
            <text:p>13.01</text:p>
          </table:table-cell>
          <table:table-cell table:style-name="ce8" table:formula="of:=[.L240]*SIN(RADIANS([.M240]))+[.N240]*SIN(RADIANS([.O240]))" office:value-type="float" office:value="0.0470788214288002" calcext:value-type="float">
            <text:p>0.05</text:p>
          </table:table-cell>
          <table:table-cell office:value-type="float" office:value="13.4975099657937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7649" calcext:value-type="float">
            <text:p>177649</text:p>
          </table:table-cell>
          <table:table-cell table:style-name="Default" office:value-type="float" office:value="-40.4406314152021" calcext:value-type="float">
            <text:p>-40.4406314152</text:p>
          </table:table-cell>
          <table:table-cell table:style-name="Default" office:value-type="float" office:value="7.31181739801526" calcext:value-type="float">
            <text:p>7.311817398</text:p>
          </table:table-cell>
          <table:table-cell table:style-name="Default" office:value-type="float" office:value="-8.31462406440924" calcext:value-type="float">
            <text:p>-8.314624064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8.208" calcext:value-type="float">
            <text:p>18.208</text:p>
          </table:table-cell>
          <table:table-cell/>
          <table:table-cell table:formula="of:=DEGREES(ACOS(COS(RADIANS([.B241]))*COS(RADIANS([.C241]))))" office:value-type="float" office:value="40.9842781469364" calcext:value-type="float">
            <text:p>40.98</text:p>
          </table:table-cell>
          <table:table-cell table:formula="of:=TAN((ACOS(COS(RADIANS([.B241]))*COS(RADIANS([.C241])))))" office:value-type="float" office:value="0.868805103075407" calcext:value-type="float">
            <text:p>0.8688</text:p>
          </table:table-cell>
          <table:table-cell table:formula="of:=SQRT([.E241]^2+[.F241]^2)" office:value-type="float" office:value="0.04" calcext:value-type="float">
            <text:p>0.04</text:p>
          </table:table-cell>
          <table:table-cell table:formula="of:=DEGREES(ATAN2([.E241]; [.F241]))" office:value-type="float" office:value="180" calcext:value-type="float">
            <text:p>180.00</text:p>
          </table:table-cell>
          <table:table-cell table:style-name="ce9" table:formula="of:=SQRT([.V241])" office:value-type="float" office:value="13.0320765461311" calcext:value-type="float">
            <text:p>13.03</text:p>
          </table:table-cell>
          <table:table-cell table:style-name="ce8" table:formula="of:=DEGREES(ATAN( (-SIN (RADIANS ([.C241])) * COS(RADIANS([.B241]))) / (COS (RADIANS ([.C241])) * SIN(RADIANS([.B241]))) )) + [.D241]" office:value-type="float" office:value="0.246978039375048" calcext:value-type="float">
            <text:p>0.25</text:p>
          </table:table-cell>
          <table:table-cell table:style-name="ce11" table:formula="of:=SQRT([.W241]^2+[.X241]^2)" office:value-type="float" office:value="12.9920769188967" calcext:value-type="float">
            <text:p>12.99</text:p>
          </table:table-cell>
          <table:table-cell table:style-name="ce13" table:formula="of:=DEGREES(ATAN2([.W241];[.X241]))" office:value-type="float" office:value="0.247738432885865" calcext:value-type="float">
            <text:p>0.25</text:p>
          </table:table-cell>
          <table:table-cell office:value-type="float" office:value="12.9920769188967" calcext:value-type="float">
            <text:p>12.99</text:p>
          </table:table-cell>
          <table:table-cell office:value-type="float" office:value="0.247738432885865" calcext:value-type="float">
            <text:p>0.25</text:p>
          </table:table-cell>
          <table:table-cell/>
          <table:table-cell table:style-name="ce19" table:formula="of:=[.K241]*15" office:value-type="float" office:value="13.0320765461311" calcext:value-type="float">
            <text:p>13.03</text:p>
          </table:table-cell>
          <table:table-cell table:style-name="ce8" table:formula="of:=[.K241]^2*225" office:value-type="float" office:value="169.835019104221" calcext:value-type="float">
            <text:p>169.84</text:p>
          </table:table-cell>
          <table:table-cell table:style-name="ce8" table:formula="of:=[.L241]*COS(RADIANS([.M241]))+[.N241]*COS(RADIANS([.O241]))" office:value-type="float" office:value="12.9919554711621" calcext:value-type="float">
            <text:p>12.99</text:p>
          </table:table-cell>
          <table:table-cell table:style-name="ce8" table:formula="of:=[.L241]*SIN(RADIANS([.M241]))+[.N241]*SIN(RADIANS([.O241]))" office:value-type="float" office:value="0.0561756341230759" calcext:value-type="float">
            <text:p>0.06</text:p>
          </table:table-cell>
          <table:table-cell office:value-type="float" office:value="13.4975099657937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7899" calcext:value-type="float">
            <text:p>177899</text:p>
          </table:table-cell>
          <table:table-cell table:style-name="Default" office:value-type="float" office:value="-40.4302870937041" calcext:value-type="float">
            <text:p>-40.4302870937</text:p>
          </table:table-cell>
          <table:table-cell table:style-name="Default" office:value-type="float" office:value="7.28012019762453" calcext:value-type="float">
            <text:p>7.2801201976</text:p>
          </table:table-cell>
          <table:table-cell table:style-name="Default" office:value-type="float" office:value="-8.3136652766045" calcext:value-type="float">
            <text:p>-8.313665276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244" calcext:value-type="float">
            <text:p>18.244</text:p>
          </table:table-cell>
          <table:table-cell/>
          <table:table-cell table:formula="of:=DEGREES(ACOS(COS(RADIANS([.B242]))*COS(RADIANS([.C242]))))" office:value-type="float" office:value="40.9694573844996" calcext:value-type="float">
            <text:p>40.97</text:p>
          </table:table-cell>
          <table:table-cell table:formula="of:=TAN((ACOS(COS(RADIANS([.B242]))*COS(RADIANS([.C242])))))" office:value-type="float" office:value="0.868351283234072" calcext:value-type="float">
            <text:p>0.8684</text:p>
          </table:table-cell>
          <table:table-cell table:formula="of:=SQRT([.E242]^2+[.F242]^2)" office:value-type="float" office:value="0.04" calcext:value-type="float">
            <text:p>0.04</text:p>
          </table:table-cell>
          <table:table-cell table:formula="of:=DEGREES(ATAN2([.E242]; [.F242]))" office:value-type="float" office:value="180" calcext:value-type="float">
            <text:p>180.00</text:p>
          </table:table-cell>
          <table:table-cell table:style-name="ce9" table:formula="of:=SQRT([.V242])" office:value-type="float" office:value="13.0252692485111" calcext:value-type="float">
            <text:p>13.03</text:p>
          </table:table-cell>
          <table:table-cell table:style-name="ce8" table:formula="of:=DEGREES(ATAN( (-SIN (RADIANS ([.C242])) * COS(RADIANS([.B242]))) / (COS (RADIANS ([.C242])) * SIN(RADIANS([.B242]))) )) + [.D242]" office:value-type="float" office:value="0.214043102227407" calcext:value-type="float">
            <text:p>0.21</text:p>
          </table:table-cell>
          <table:table-cell table:style-name="ce11" table:formula="of:=SQRT([.W242]^2+[.X242]^2)" office:value-type="float" office:value="12.9852695284881" calcext:value-type="float">
            <text:p>12.99</text:p>
          </table:table-cell>
          <table:table-cell table:style-name="ce13" table:formula="of:=DEGREES(ATAN2([.W242];[.X242]))" office:value-type="float" office:value="0.214702441962799" calcext:value-type="float">
            <text:p>0.21</text:p>
          </table:table-cell>
          <table:table-cell office:value-type="float" office:value="12.9852695284881" calcext:value-type="float">
            <text:p>12.99</text:p>
          </table:table-cell>
          <table:table-cell office:value-type="float" office:value="0.2147024419628" calcext:value-type="float">
            <text:p>0.21</text:p>
          </table:table-cell>
          <table:table-cell/>
          <table:table-cell table:style-name="ce19" table:formula="of:=[.K242]*15" office:value-type="float" office:value="13.0252692485111" calcext:value-type="float">
            <text:p>13.03</text:p>
          </table:table-cell>
          <table:table-cell table:style-name="ce8" table:formula="of:=[.K242]^2*225" office:value-type="float" office:value="169.657638996209" calcext:value-type="float">
            <text:p>169.66</text:p>
          </table:table-cell>
          <table:table-cell table:style-name="ce8" table:formula="of:=[.L242]*COS(RADIANS([.M242]))+[.N242]*COS(RADIANS([.O242]))" office:value-type="float" office:value="12.9851783590732" calcext:value-type="float">
            <text:p>12.99</text:p>
          </table:table-cell>
          <table:table-cell table:style-name="ce8" table:formula="of:=[.L242]*SIN(RADIANS([.M242]))+[.N242]*SIN(RADIANS([.O242]))" office:value-type="float" office:value="0.048659125964183" calcext:value-type="float">
            <text:p>0.05</text:p>
          </table:table-cell>
          <table:table-cell office:value-type="float" office:value="13.4967140214219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8149" calcext:value-type="float">
            <text:p>178149</text:p>
          </table:table-cell>
          <table:table-cell table:style-name="Default" office:value-type="float" office:value="-40.4633896055166" calcext:value-type="float">
            <text:p>-40.4633896055</text:p>
          </table:table-cell>
          <table:table-cell table:style-name="Default" office:value-type="float" office:value="7.26360821530602" calcext:value-type="float">
            <text:p>7.2636082153</text:p>
          </table:table-cell>
          <table:table-cell table:style-name="Default" office:value-type="float" office:value="-8.31610280036455" calcext:value-type="float">
            <text:p>-8.316102800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279" calcext:value-type="float">
            <text:p>18.279</text:p>
          </table:table-cell>
          <table:table-cell/>
          <table:table-cell table:formula="of:=DEGREES(ACOS(COS(RADIANS([.B243]))*COS(RADIANS([.C243]))))" office:value-type="float" office:value="40.9995124067959" calcext:value-type="float">
            <text:p>41.00</text:p>
          </table:table-cell>
          <table:table-cell table:formula="of:=TAN((ACOS(COS(RADIANS([.B243]))*COS(RADIANS([.C243])))))" office:value-type="float" office:value="0.869271797077441" calcext:value-type="float">
            <text:p>0.8693</text:p>
          </table:table-cell>
          <table:table-cell table:formula="of:=SQRT([.E243]^2+[.F243]^2)" office:value-type="float" office:value="0.04" calcext:value-type="float">
            <text:p>0.04</text:p>
          </table:table-cell>
          <table:table-cell table:formula="of:=DEGREES(ATAN2([.E243]; [.F243]))" office:value-type="float" office:value="180" calcext:value-type="float">
            <text:p>180.00</text:p>
          </table:table-cell>
          <table:table-cell table:style-name="ce9" table:formula="of:=SQRT([.V243])" office:value-type="float" office:value="13.0390769561616" calcext:value-type="float">
            <text:p>13.04</text:p>
          </table:table-cell>
          <table:table-cell table:style-name="ce8" table:formula="of:=DEGREES(ATAN( (-SIN (RADIANS ([.C243])) * COS(RADIANS([.B243]))) / (COS (RADIANS ([.C243])) * SIN(RADIANS([.B243]))) )) + [.D243]" office:value-type="float" office:value="0.182535657028795" calcext:value-type="float">
            <text:p>0.18</text:p>
          </table:table-cell>
          <table:table-cell table:style-name="ce11" table:formula="of:=SQRT([.W243]^2+[.X243]^2)" office:value-type="float" office:value="12.9990771597787" calcext:value-type="float">
            <text:p>13.00</text:p>
          </table:table-cell>
          <table:table-cell table:style-name="ce13" table:formula="of:=DEGREES(ATAN2([.W243];[.X243]))" office:value-type="float" office:value="0.183097344127072" calcext:value-type="float">
            <text:p>0.18</text:p>
          </table:table-cell>
          <table:table-cell office:value-type="float" office:value="12.9990771597787" calcext:value-type="float">
            <text:p>13.00</text:p>
          </table:table-cell>
          <table:table-cell office:value-type="float" office:value="0.183097344127072" calcext:value-type="float">
            <text:p>0.18</text:p>
          </table:table-cell>
          <table:table-cell/>
          <table:table-cell table:style-name="ce19" table:formula="of:=[.K243]*15" office:value-type="float" office:value="13.0390769561616" calcext:value-type="float">
            <text:p>13.04</text:p>
          </table:table-cell>
          <table:table-cell table:style-name="ce8" table:formula="of:=[.K243]^2*225" office:value-type="float" office:value="170.017527868705" calcext:value-type="float">
            <text:p>170.02</text:p>
          </table:table-cell>
          <table:table-cell table:style-name="ce8" table:formula="of:=[.L243]*COS(RADIANS([.M243]))+[.N243]*COS(RADIANS([.O243]))" office:value-type="float" office:value="12.9990107853217" calcext:value-type="float">
            <text:p>13.00</text:p>
          </table:table-cell>
          <table:table-cell table:style-name="ce8" table:formula="of:=[.L243]*SIN(RADIANS([.M243]))+[.N243]*SIN(RADIANS([.O243]))" office:value-type="float" office:value="0.0415404498077896" calcext:value-type="float">
            <text:p>0.04</text:p>
          </table:table-cell>
          <table:table-cell office:value-type="float" office:value="13.4967140214219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8399" calcext:value-type="float">
            <text:p>178399</text:p>
          </table:table-cell>
          <table:table-cell table:style-name="Default" office:value-type="float" office:value="-40.5079360992834" calcext:value-type="float">
            <text:p>-40.5079360993</text:p>
          </table:table-cell>
          <table:table-cell table:style-name="Default" office:value-type="float" office:value="7.26717869669464" calcext:value-type="float">
            <text:p>7.2671786967</text:p>
          </table:table-cell>
          <table:table-cell table:style-name="Default" office:value-type="float" office:value="-8.31457113044317" calcext:value-type="float">
            <text:p>-8.314571130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314" calcext:value-type="float">
            <text:p>18.314</text:p>
          </table:table-cell>
          <table:table-cell/>
          <table:table-cell table:formula="of:=DEGREES(ACOS(COS(RADIANS([.B244]))*COS(RADIANS([.C244]))))" office:value-type="float" office:value="41.0437474029631" calcext:value-type="float">
            <text:p>41.04</text:p>
          </table:table-cell>
          <table:table-cell table:formula="of:=TAN((ACOS(COS(RADIANS([.B244]))*COS(RADIANS([.C244])))))" office:value-type="float" office:value="0.870628137975308" calcext:value-type="float">
            <text:p>0.8706</text:p>
          </table:table-cell>
          <table:table-cell table:formula="of:=SQRT([.E244]^2+[.F244]^2)" office:value-type="float" office:value="0.04" calcext:value-type="float">
            <text:p>0.04</text:p>
          </table:table-cell>
          <table:table-cell table:formula="of:=DEGREES(ATAN2([.E244]; [.F244]))" office:value-type="float" office:value="180" calcext:value-type="float">
            <text:p>180.00</text:p>
          </table:table-cell>
          <table:table-cell table:style-name="ce9" table:formula="of:=SQRT([.V244])" office:value-type="float" office:value="13.0594220696296" calcext:value-type="float">
            <text:p>13.06</text:p>
          </table:table-cell>
          <table:table-cell table:style-name="ce8" table:formula="of:=DEGREES(ATAN( (-SIN (RADIANS ([.C244])) * COS(RADIANS([.B244]))) / (COS (RADIANS ([.C244])) * SIN(RADIANS([.B244]))) )) + [.D244]" office:value-type="float" office:value="0.175046499259315" calcext:value-type="float">
            <text:p>0.18</text:p>
          </table:table-cell>
          <table:table-cell table:style-name="ce11" table:formula="of:=SQRT([.W244]^2+[.X244]^2)" office:value-type="float" office:value="13.0194222568803" calcext:value-type="float">
            <text:p>13.02</text:p>
          </table:table-cell>
          <table:table-cell table:style-name="ce13" table:formula="of:=DEGREES(ATAN2([.W244];[.X244]))" office:value-type="float" office:value="0.17558429955029" calcext:value-type="float">
            <text:p>0.18</text:p>
          </table:table-cell>
          <table:table-cell office:value-type="float" office:value="13.0194222568803" calcext:value-type="float">
            <text:p>13.02</text:p>
          </table:table-cell>
          <table:table-cell office:value-type="float" office:value="0.17558429955029" calcext:value-type="float">
            <text:p>0.18</text:p>
          </table:table-cell>
          <table:table-cell/>
          <table:table-cell table:style-name="ce19" table:formula="of:=[.K244]*15" office:value-type="float" office:value="13.0594220696296" calcext:value-type="float">
            <text:p>13.06</text:p>
          </table:table-cell>
          <table:table-cell table:style-name="ce8" table:formula="of:=[.K244]^2*225" office:value-type="float" office:value="170.548504792729" calcext:value-type="float">
            <text:p>170.55</text:p>
          </table:table-cell>
          <table:table-cell table:style-name="ce8" table:formula="of:=[.L244]*COS(RADIANS([.M244]))+[.N244]*COS(RADIANS([.O244]))" office:value-type="float" office:value="13.0193611222246" calcext:value-type="float">
            <text:p>13.02</text:p>
          </table:table-cell>
          <table:table-cell table:style-name="ce8" table:formula="of:=[.L244]*SIN(RADIANS([.M244]))+[.N244]*SIN(RADIANS([.O244]))" office:value-type="float" office:value="0.039898271371026" calcext:value-type="float">
            <text:p>0.04</text:p>
          </table:table-cell>
          <table:table-cell office:value-type="float" office:value="13.4976872992769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8650" calcext:value-type="float">
            <text:p>178650</text:p>
          </table:table-cell>
          <table:table-cell table:style-name="Default" office:value-type="float" office:value="-40.4671701152222" calcext:value-type="float">
            <text:p>-40.4671701152</text:p>
          </table:table-cell>
          <table:table-cell table:style-name="Default" office:value-type="float" office:value="7.23046130726395" calcext:value-type="float">
            <text:p>7.2304613073</text:p>
          </table:table-cell>
          <table:table-cell table:style-name="Default" office:value-type="float" office:value="-8.30021321903416" calcext:value-type="float">
            <text:p>-8.300213219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349" calcext:value-type="float">
            <text:p>18.349</text:p>
          </table:table-cell>
          <table:table-cell/>
          <table:table-cell table:formula="of:=DEGREES(ACOS(COS(RADIANS([.B245]))*COS(RADIANS([.C245]))))" office:value-type="float" office:value="40.9983732972994" calcext:value-type="float">
            <text:p>41.00</text:p>
          </table:table-cell>
          <table:table-cell table:formula="of:=TAN((ACOS(COS(RADIANS([.B245]))*COS(RADIANS([.C245])))))" office:value-type="float" office:value="0.869236893560995" calcext:value-type="float">
            <text:p>0.8692</text:p>
          </table:table-cell>
          <table:table-cell table:formula="of:=SQRT([.E245]^2+[.F245]^2)" office:value-type="float" office:value="0.03" calcext:value-type="float">
            <text:p>0.03</text:p>
          </table:table-cell>
          <table:table-cell table:formula="of:=DEGREES(ATAN2([.E245]; [.F245]))" office:value-type="float" office:value="180" calcext:value-type="float">
            <text:p>180.00</text:p>
          </table:table-cell>
          <table:table-cell table:style-name="ce9" table:formula="of:=SQRT([.V245])" office:value-type="float" office:value="13.0385534034149" calcext:value-type="float">
            <text:p>13.04</text:p>
          </table:table-cell>
          <table:table-cell table:style-name="ce8" table:formula="of:=DEGREES(ATAN( (-SIN (RADIANS ([.C245])) * COS(RADIANS([.B245]))) / (COS (RADIANS ([.C245])) * SIN(RADIANS([.B245]))) )) + [.D245]" office:value-type="float" office:value="0.158680998523421" calcext:value-type="float">
            <text:p>0.16</text:p>
          </table:table-cell>
          <table:table-cell table:style-name="ce11" table:formula="of:=SQRT([.W245]^2+[.X245]^2)" office:value-type="float" office:value="13.0085535187326" calcext:value-type="float">
            <text:p>13.01</text:p>
          </table:table-cell>
          <table:table-cell table:style-name="ce13" table:formula="of:=DEGREES(ATAN2([.W245];[.X245]))" office:value-type="float" office:value="0.159046944196269" calcext:value-type="float">
            <text:p>0.16</text:p>
          </table:table-cell>
          <table:table-cell office:value-type="float" office:value="13.0085535187326" calcext:value-type="float">
            <text:p>13.01</text:p>
          </table:table-cell>
          <table:table-cell office:value-type="float" office:value="0.159046944196267" calcext:value-type="float">
            <text:p>0.16</text:p>
          </table:table-cell>
          <table:table-cell/>
          <table:table-cell table:style-name="ce19" table:formula="of:=[.K245]*15" office:value-type="float" office:value="13.0385534034149" calcext:value-type="float">
            <text:p>13.04</text:p>
          </table:table-cell>
          <table:table-cell table:style-name="ce8" table:formula="of:=[.K245]^2*225" office:value-type="float" office:value="170.003874853703" calcext:value-type="float">
            <text:p>170.00</text:p>
          </table:table-cell>
          <table:table-cell table:style-name="ce8" table:formula="of:=[.L245]*COS(RADIANS([.M245]))+[.N245]*COS(RADIANS([.O245]))" office:value-type="float" office:value="13.008503399533" calcext:value-type="float">
            <text:p>13.01</text:p>
          </table:table-cell>
          <table:table-cell table:style-name="ce8" table:formula="of:=[.L245]*SIN(RADIANS([.M245]))+[.N245]*SIN(RADIANS([.O245]))" office:value-type="float" office:value="0.0361103042152189" calcext:value-type="float">
            <text:p>0.04</text:p>
          </table:table-cell>
          <table:table-cell office:value-type="float" office:value="13.4976872992769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8900" calcext:value-type="float">
            <text:p>178900</text:p>
          </table:table-cell>
          <table:table-cell table:style-name="Default" office:value-type="float" office:value="-40.3657076551017" calcext:value-type="float">
            <text:p>-40.3657076551</text:p>
          </table:table-cell>
          <table:table-cell table:style-name="Default" office:value-type="float" office:value="7.21365477303749" calcext:value-type="float">
            <text:p>7.213654773</text:p>
          </table:table-cell>
          <table:table-cell table:style-name="Default" office:value-type="float" office:value="-8.29181977031786" calcext:value-type="float">
            <text:p>-8.2918197703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384" calcext:value-type="float">
            <text:p>18.384</text:p>
          </table:table-cell>
          <table:table-cell/>
          <table:table-cell table:formula="of:=DEGREES(ACOS(COS(RADIANS([.B246]))*COS(RADIANS([.C246]))))" office:value-type="float" office:value="40.896340545206" calcext:value-type="float">
            <text:p>40.90</text:p>
          </table:table-cell>
          <table:table-cell table:formula="of:=TAN((ACOS(COS(RADIANS([.B246]))*COS(RADIANS([.C246])))))" office:value-type="float" office:value="0.866115385066514" calcext:value-type="float">
            <text:p>0.8661</text:p>
          </table:table-cell>
          <table:table-cell table:formula="of:=SQRT([.E246]^2+[.F246]^2)" office:value-type="float" office:value="0.03" calcext:value-type="float">
            <text:p>0.03</text:p>
          </table:table-cell>
          <table:table-cell table:formula="of:=DEGREES(ATAN2([.E246]; [.F246]))" office:value-type="float" office:value="180" calcext:value-type="float">
            <text:p>180.00</text:p>
          </table:table-cell>
          <table:table-cell table:style-name="ce9" table:formula="of:=SQRT([.V246])" office:value-type="float" office:value="12.9917307759977" calcext:value-type="float">
            <text:p>12.99</text:p>
          </table:table-cell>
          <table:table-cell table:style-name="ce8" table:formula="of:=DEGREES(ATAN( (-SIN (RADIANS ([.C246])) * COS(RADIANS([.B246]))) / (COS (RADIANS ([.C246])) * SIN(RADIANS([.B246]))) )) + [.D246]" office:value-type="float" office:value="0.177381006926876" calcext:value-type="float">
            <text:p>0.18</text:p>
          </table:table-cell>
          <table:table-cell table:style-name="ce11" table:formula="of:=SQRT([.W246]^2+[.X246]^2)" office:value-type="float" office:value="12.9617309200977" calcext:value-type="float">
            <text:p>12.96</text:p>
          </table:table-cell>
          <table:table-cell table:style-name="ce13" table:formula="of:=DEGREES(ATAN2([.W246];[.X246]))" office:value-type="float" office:value="0.177791555621346" calcext:value-type="float">
            <text:p>0.18</text:p>
          </table:table-cell>
          <table:table-cell office:value-type="float" office:value="12.9617309200977" calcext:value-type="float">
            <text:p>12.96</text:p>
          </table:table-cell>
          <table:table-cell office:value-type="float" office:value="0.177791555621346" calcext:value-type="float">
            <text:p>0.18</text:p>
          </table:table-cell>
          <table:table-cell/>
          <table:table-cell table:style-name="ce19" table:formula="of:=[.K246]*15" office:value-type="float" office:value="12.9917307759977" calcext:value-type="float">
            <text:p>12.99</text:p>
          </table:table-cell>
          <table:table-cell table:style-name="ce8" table:formula="of:=[.K246]^2*225" office:value-type="float" office:value="168.785068556006" calcext:value-type="float">
            <text:p>168.79</text:p>
          </table:table-cell>
          <table:table-cell table:style-name="ce8" table:formula="of:=[.L246]*COS(RADIANS([.M246]))+[.N246]*COS(RADIANS([.O246]))" office:value-type="float" office:value="12.9616685164966" calcext:value-type="float">
            <text:p>12.96</text:p>
          </table:table-cell>
          <table:table-cell table:style-name="ce8" table:formula="of:=[.L246]*SIN(RADIANS([.M246]))+[.N246]*SIN(RADIANS([.O246]))" office:value-type="float" office:value="0.0402208090217941" calcext:value-type="float">
            <text:p>0.04</text:p>
          </table:table-cell>
          <table:table-cell office:value-type="float" office:value="13.4998486337861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9149" calcext:value-type="float">
            <text:p>179149</text:p>
          </table:table-cell>
          <table:table-cell table:style-name="Default" office:value-type="float" office:value="-40.3874993736486" calcext:value-type="float">
            <text:p>-40.3874993736</text:p>
          </table:table-cell>
          <table:table-cell table:style-name="Default" office:value-type="float" office:value="7.20484724410275" calcext:value-type="float">
            <text:p>7.2048472441</text:p>
          </table:table-cell>
          <table:table-cell table:style-name="Default" office:value-type="float" office:value="-8.31157609249212" calcext:value-type="float">
            <text:p>-8.3115760925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418" calcext:value-type="float">
            <text:p>18.418</text:p>
          </table:table-cell>
          <table:table-cell/>
          <table:table-cell table:formula="of:=DEGREES(ACOS(COS(RADIANS([.B247]))*COS(RADIANS([.C247]))))" office:value-type="float" office:value="40.916442486537" calcext:value-type="float">
            <text:p>40.92</text:p>
          </table:table-cell>
          <table:table-cell table:formula="of:=TAN((ACOS(COS(RADIANS([.B247]))*COS(RADIANS([.C247])))))" office:value-type="float" office:value="0.866729605277996" calcext:value-type="float">
            <text:p>0.8667</text:p>
          </table:table-cell>
          <table:table-cell table:formula="of:=SQRT([.E247]^2+[.F247]^2)" office:value-type="float" office:value="0.03" calcext:value-type="float">
            <text:p>0.03</text:p>
          </table:table-cell>
          <table:table-cell table:formula="of:=DEGREES(ATAN2([.E247]; [.F247]))" office:value-type="float" office:value="180" calcext:value-type="float">
            <text:p>180.00</text:p>
          </table:table-cell>
          <table:table-cell table:style-name="ce9" table:formula="of:=SQRT([.V247])" office:value-type="float" office:value="13.0009440791699" calcext:value-type="float">
            <text:p>13.00</text:p>
          </table:table-cell>
          <table:table-cell table:style-name="ce8" table:formula="of:=DEGREES(ATAN( (-SIN (RADIANS ([.C247])) * COS(RADIANS([.B247]))) / (COS (RADIANS ([.C247])) * SIN(RADIANS([.B247]))) )) + [.D247]" office:value-type="float" office:value="0.140903093606465" calcext:value-type="float">
            <text:p>0.14</text:p>
          </table:table-cell>
          <table:table-cell table:style-name="ce11" table:formula="of:=SQRT([.W247]^2+[.X247]^2)" office:value-type="float" office:value="12.9709441700964" calcext:value-type="float">
            <text:p>12.97</text:p>
          </table:table-cell>
          <table:table-cell table:style-name="ce13" table:formula="of:=DEGREES(ATAN2([.W247];[.X247]))" office:value-type="float" office:value="0.141228982646771" calcext:value-type="float">
            <text:p>0.14</text:p>
          </table:table-cell>
          <table:table-cell office:value-type="float" office:value="12.9709441700964" calcext:value-type="float">
            <text:p>12.97</text:p>
          </table:table-cell>
          <table:table-cell office:value-type="float" office:value="0.14122898264677" calcext:value-type="float">
            <text:p>0.14</text:p>
          </table:table-cell>
          <table:table-cell/>
          <table:table-cell table:style-name="ce19" table:formula="of:=[.K247]*15" office:value-type="float" office:value="13.0009440791699" calcext:value-type="float">
            <text:p>13.00</text:p>
          </table:table-cell>
          <table:table-cell table:style-name="ce8" table:formula="of:=[.K247]^2*225" office:value-type="float" office:value="169.024546949704" calcext:value-type="float">
            <text:p>169.02</text:p>
          </table:table-cell>
          <table:table-cell table:style-name="ce8" table:formula="of:=[.L247]*COS(RADIANS([.M247]))+[.N247]*COS(RADIANS([.O247]))" office:value-type="float" office:value="12.9709047657824" calcext:value-type="float">
            <text:p>12.97</text:p>
          </table:table-cell>
          <table:table-cell table:style-name="ce8" table:formula="of:=[.L247]*SIN(RADIANS([.M247]))+[.N247]*SIN(RADIANS([.O247]))" office:value-type="float" office:value="0.0319721873001438" calcext:value-type="float">
            <text:p>0.03</text:p>
          </table:table-cell>
          <table:table-cell office:value-type="float" office:value="13.4998486337861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9399" calcext:value-type="float">
            <text:p>179399</text:p>
          </table:table-cell>
          <table:table-cell table:style-name="Default" office:value-type="float" office:value="-40.3826533544325" calcext:value-type="float">
            <text:p>-40.3826533544</text:p>
          </table:table-cell>
          <table:table-cell table:style-name="Default" office:value-type="float" office:value="7.24797391229586" calcext:value-type="float">
            <text:p>7.2479739123</text:p>
          </table:table-cell>
          <table:table-cell table:style-name="Default" office:value-type="float" office:value="-8.32420767358842" calcext:value-type="float">
            <text:p>-8.324207673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453" calcext:value-type="float">
            <text:p>18.453</text:p>
          </table:table-cell>
          <table:table-cell/>
          <table:table-cell table:formula="of:=DEGREES(ACOS(COS(RADIANS([.B248]))*COS(RADIANS([.C248]))))" office:value-type="float" office:value="40.9179957006809" calcext:value-type="float">
            <text:p>40.92</text:p>
          </table:table-cell>
          <table:table-cell table:formula="of:=TAN((ACOS(COS(RADIANS([.B248]))*COS(RADIANS([.C248])))))" office:value-type="float" office:value="0.866777079698134" calcext:value-type="float">
            <text:p>0.8668</text:p>
          </table:table-cell>
          <table:table-cell table:formula="of:=SQRT([.E248]^2+[.F248]^2)" office:value-type="float" office:value="0.0412310562561766" calcext:value-type="float">
            <text:p>0.04</text:p>
          </table:table-cell>
          <table:table-cell table:formula="of:=DEGREES(ATAN2([.E248]; [.F248]))" office:value-type="float" office:value="-165.963756532074" calcext:value-type="float">
            <text:p>-165.96</text:p>
          </table:table-cell>
          <table:table-cell table:style-name="ce9" table:formula="of:=SQRT([.V248])" office:value-type="float" office:value="13.001656195472" calcext:value-type="float">
            <text:p>13.00</text:p>
          </table:table-cell>
          <table:table-cell table:style-name="ce8" table:formula="of:=DEGREES(ATAN( (-SIN (RADIANS ([.C248])) * COS(RADIANS([.B248]))) / (COS (RADIANS ([.C248])) * SIN(RADIANS([.B248]))) )) + [.D248]" office:value-type="float" office:value="0.180099131411264" calcext:value-type="float">
            <text:p>0.18</text:p>
          </table:table-cell>
          <table:table-cell table:style-name="ce11" table:formula="of:=SQRT([.W248]^2+[.X248]^2)" office:value-type="float" office:value="12.9616287210138" calcext:value-type="float">
            <text:p>12.96</text:p>
          </table:table-cell>
          <table:table-cell table:style-name="ce13" table:formula="of:=DEGREES(ATAN2([.W248];[.X248]))" office:value-type="float" office:value="0.136450985172061" calcext:value-type="float">
            <text:p>0.14</text:p>
          </table:table-cell>
          <table:table-cell office:value-type="float" office:value="12.9616287210138" calcext:value-type="float">
            <text:p>12.96</text:p>
          </table:table-cell>
          <table:table-cell office:value-type="float" office:value="0.136450985172062" calcext:value-type="float">
            <text:p>0.14</text:p>
          </table:table-cell>
          <table:table-cell/>
          <table:table-cell table:style-name="ce19" table:formula="of:=[.K248]*15" office:value-type="float" office:value="13.001656195472" calcext:value-type="float">
            <text:p>13.00</text:p>
          </table:table-cell>
          <table:table-cell table:style-name="ce8" table:formula="of:=[.K248]^2*225" office:value-type="float" office:value="169.043063825256" calcext:value-type="float">
            <text:p>169.04</text:p>
          </table:table-cell>
          <table:table-cell table:style-name="ce8" table:formula="of:=[.L248]*COS(RADIANS([.M248]))+[.N248]*COS(RADIANS([.O248]))" office:value-type="float" office:value="12.9615919642335" calcext:value-type="float">
            <text:p>12.96</text:p>
          </table:table-cell>
          <table:table-cell table:style-name="ce8" table:formula="of:=[.L248]*SIN(RADIANS([.M248]))+[.N248]*SIN(RADIANS([.O248]))" office:value-type="float" office:value="0.0308683353575757" calcext:value-type="float">
            <text:p>0.03</text:p>
          </table:table-cell>
          <table:table-cell office:value-type="float" office:value="13.499888238706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9649" calcext:value-type="float">
            <text:p>179649</text:p>
          </table:table-cell>
          <table:table-cell table:style-name="Default" office:value-type="float" office:value="-40.4364171884842" calcext:value-type="float">
            <text:p>-40.4364171885</text:p>
          </table:table-cell>
          <table:table-cell table:style-name="Default" office:value-type="float" office:value="7.37009769465569" calcext:value-type="float">
            <text:p>7.3700976947</text:p>
          </table:table-cell>
          <table:table-cell table:style-name="Default" office:value-type="float" office:value="-8.33674533958362" calcext:value-type="float">
            <text:p>-8.3367453396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489" calcext:value-type="float">
            <text:p>18.489</text:p>
          </table:table-cell>
          <table:table-cell/>
          <table:table-cell table:formula="of:=DEGREES(ACOS(COS(RADIANS([.B249]))*COS(RADIANS([.C249]))))" office:value-type="float" office:value="40.9887859930923" calcext:value-type="float">
            <text:p>40.99</text:p>
          </table:table-cell>
          <table:table-cell table:formula="of:=TAN((ACOS(COS(RADIANS([.B249]))*COS(RADIANS([.C249])))))" office:value-type="float" office:value="0.868943176242929" calcext:value-type="float">
            <text:p>0.8689</text:p>
          </table:table-cell>
          <table:table-cell table:formula="of:=SQRT([.E249]^2+[.F249]^2)" office:value-type="float" office:value="0.05" calcext:value-type="float">
            <text:p>0.05</text:p>
          </table:table-cell>
          <table:table-cell table:formula="of:=DEGREES(ATAN2([.E249]; [.F249]))" office:value-type="float" office:value="180" calcext:value-type="float">
            <text:p>180.00</text:p>
          </table:table-cell>
          <table:table-cell table:style-name="ce9" table:formula="of:=SQRT([.V249])" office:value-type="float" office:value="13.0341476436439" calcext:value-type="float">
            <text:p>13.03</text:p>
          </table:table-cell>
          <table:table-cell table:style-name="ce8" table:formula="of:=DEGREES(ATAN( (-SIN (RADIANS ([.C249])) * COS(RADIANS([.B249]))) / (COS (RADIANS ([.C249])) * SIN(RADIANS([.B249]))) )) + [.D249]" office:value-type="float" office:value="0.294086090695453" calcext:value-type="float">
            <text:p>0.29</text:p>
          </table:table-cell>
          <table:table-cell table:style-name="ce11" table:formula="of:=SQRT([.W249]^2+[.X249]^2)" office:value-type="float" office:value="12.9841483048121" calcext:value-type="float">
            <text:p>12.98</text:p>
          </table:table-cell>
          <table:table-cell table:style-name="ce13" table:formula="of:=DEGREES(ATAN2([.W249];[.X249]))" office:value-type="float" office:value="0.295218566975426" calcext:value-type="float">
            <text:p>0.30</text:p>
          </table:table-cell>
          <table:table-cell office:value-type="float" office:value="12.9841483048121" calcext:value-type="float">
            <text:p>12.98</text:p>
          </table:table-cell>
          <table:table-cell office:value-type="float" office:value="0.295218566975426" calcext:value-type="float">
            <text:p>0.30</text:p>
          </table:table-cell>
          <table:table-cell/>
          <table:table-cell table:style-name="ce19" table:formula="of:=[.K249]*15" office:value-type="float" office:value="13.0341476436439" calcext:value-type="float">
            <text:p>13.03</text:p>
          </table:table-cell>
          <table:table-cell table:style-name="ce8" table:formula="of:=[.K249]^2*225" office:value-type="float" office:value="169.889004796309" calcext:value-type="float">
            <text:p>169.89</text:p>
          </table:table-cell>
          <table:table-cell table:style-name="ce8" table:formula="of:=[.L249]*COS(RADIANS([.M249]))+[.N249]*COS(RADIANS([.O249]))" office:value-type="float" office:value="12.9839759495363" calcext:value-type="float">
            <text:p>12.98</text:p>
          </table:table-cell>
          <table:table-cell table:style-name="ce8" table:formula="of:=[.L249]*SIN(RADIANS([.M249]))+[.N249]*SIN(RADIANS([.O249]))" office:value-type="float" office:value="0.0669009956348872" calcext:value-type="float">
            <text:p>0.07</text:p>
          </table:table-cell>
          <table:table-cell office:value-type="float" office:value="13.499888238706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79899" calcext:value-type="float">
            <text:p>179899</text:p>
          </table:table-cell>
          <table:table-cell table:style-name="Default" office:value-type="float" office:value="-40.5116619674757" calcext:value-type="float">
            <text:p>-40.5116619675</text:p>
          </table:table-cell>
          <table:table-cell table:style-name="Default" office:value-type="float" office:value="7.31140161024954" calcext:value-type="float">
            <text:p>7.3114016102</text:p>
          </table:table-cell>
          <table:table-cell table:style-name="Default" office:value-type="float" office:value="-8.33440002337737" calcext:value-type="float">
            <text:p>-8.3344000234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523" calcext:value-type="float">
            <text:p>18.523</text:p>
          </table:table-cell>
          <table:table-cell/>
          <table:table-cell table:formula="of:=DEGREES(ACOS(COS(RADIANS([.B250]))*COS(RADIANS([.C250]))))" office:value-type="float" office:value="41.0538991510373" calcext:value-type="float">
            <text:p>41.05</text:p>
          </table:table-cell>
          <table:table-cell table:formula="of:=TAN((ACOS(COS(RADIANS([.B250]))*COS(RADIANS([.C250])))))" office:value-type="float" office:value="0.870939669809465" calcext:value-type="float">
            <text:p>0.8709</text:p>
          </table:table-cell>
          <table:table-cell table:formula="of:=SQRT([.E250]^2+[.F250]^2)" office:value-type="float" office:value="0.05" calcext:value-type="float">
            <text:p>0.05</text:p>
          </table:table-cell>
          <table:table-cell table:formula="of:=DEGREES(ATAN2([.E250]; [.F250]))" office:value-type="float" office:value="180" calcext:value-type="float">
            <text:p>180.00</text:p>
          </table:table-cell>
          <table:table-cell table:style-name="ce9" table:formula="of:=SQRT([.V250])" office:value-type="float" office:value="13.064095047142" calcext:value-type="float">
            <text:p>13.06</text:p>
          </table:table-cell>
          <table:table-cell table:style-name="ce8" table:formula="of:=DEGREES(ATAN( (-SIN (RADIANS ([.C250])) * COS(RADIANS([.B250]))) / (COS (RADIANS ([.C250])) * SIN(RADIANS([.B250]))) )) + [.D250]" office:value-type="float" office:value="0.205566907206428" calcext:value-type="float">
            <text:p>0.21</text:p>
          </table:table-cell>
          <table:table-cell table:style-name="ce11" table:formula="of:=SQRT([.W250]^2+[.X250]^2)" office:value-type="float" office:value="13.0140953701892" calcext:value-type="float">
            <text:p>13.01</text:p>
          </table:table-cell>
          <table:table-cell table:style-name="ce13" table:formula="of:=DEGREES(ATAN2([.W250];[.X250]))" office:value-type="float" office:value="0.206356691130477" calcext:value-type="float">
            <text:p>0.21</text:p>
          </table:table-cell>
          <table:table-cell office:value-type="float" office:value="13.0140953701892" calcext:value-type="float">
            <text:p>13.01</text:p>
          </table:table-cell>
          <table:table-cell office:value-type="float" office:value="0.206356691130477" calcext:value-type="float">
            <text:p>0.21</text:p>
          </table:table-cell>
          <table:table-cell/>
          <table:table-cell table:style-name="ce19" table:formula="of:=[.K250]*15" office:value-type="float" office:value="13.064095047142" calcext:value-type="float">
            <text:p>13.06</text:p>
          </table:table-cell>
          <table:table-cell table:style-name="ce8" table:formula="of:=[.K250]^2*225" office:value-type="float" office:value="170.67057940076" calcext:value-type="float">
            <text:p>170.67</text:p>
          </table:table-cell>
          <table:table-cell table:style-name="ce8" table:formula="of:=[.L250]*COS(RADIANS([.M250]))+[.N250]*COS(RADIANS([.O250]))" office:value-type="float" office:value="13.0140109637915" calcext:value-type="float">
            <text:p>13.01</text:p>
          </table:table-cell>
          <table:table-cell table:style-name="ce8" table:formula="of:=[.L250]*SIN(RADIANS([.M250]))+[.N250]*SIN(RADIANS([.O250]))" office:value-type="float" office:value="0.046871512623218" calcext:value-type="float">
            <text:p>0.05</text:p>
          </table:table-cell>
          <table:table-cell office:value-type="float" office:value="13.498575014542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0149" calcext:value-type="float">
            <text:p>180149</text:p>
          </table:table-cell>
          <table:table-cell table:style-name="Default" office:value-type="float" office:value="-40.4997603628469" calcext:value-type="float">
            <text:p>-40.4997603628</text:p>
          </table:table-cell>
          <table:table-cell table:style-name="Default" office:value-type="float" office:value="7.25762496959309" calcext:value-type="float">
            <text:p>7.2576249696</text:p>
          </table:table-cell>
          <table:table-cell table:style-name="Default" office:value-type="float" office:value="-8.31080684243685" calcext:value-type="float">
            <text:p>-8.3108068424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558" calcext:value-type="float">
            <text:p>18.558</text:p>
          </table:table-cell>
          <table:table-cell/>
          <table:table-cell table:formula="of:=DEGREES(ACOS(COS(RADIANS([.B251]))*COS(RADIANS([.C251]))))" office:value-type="float" office:value="41.0343259994482" calcext:value-type="float">
            <text:p>41.03</text:p>
          </table:table-cell>
          <table:table-cell table:formula="of:=TAN((ACOS(COS(RADIANS([.B251]))*COS(RADIANS([.C251])))))" office:value-type="float" office:value="0.870339104572623" calcext:value-type="float">
            <text:p>0.8703</text:p>
          </table:table-cell>
          <table:table-cell table:formula="of:=SQRT([.E251]^2+[.F251]^2)" office:value-type="float" office:value="0.04" calcext:value-type="float">
            <text:p>0.04</text:p>
          </table:table-cell>
          <table:table-cell table:formula="of:=DEGREES(ATAN2([.E251]; [.F251]))" office:value-type="float" office:value="180" calcext:value-type="float">
            <text:p>180.00</text:p>
          </table:table-cell>
          <table:table-cell table:style-name="ce9" table:formula="of:=SQRT([.V251])" office:value-type="float" office:value="13.0550865685893" calcext:value-type="float">
            <text:p>13.06</text:p>
          </table:table-cell>
          <table:table-cell table:style-name="ce8" table:formula="of:=DEGREES(ATAN( (-SIN (RADIANS ([.C251])) * COS(RADIANS([.B251]))) / (COS (RADIANS ([.C251])) * SIN(RADIANS([.B251]))) )) + [.D251]" office:value-type="float" office:value="0.170108191825564" calcext:value-type="float">
            <text:p>0.17</text:p>
          </table:table-cell>
          <table:table-cell table:style-name="ce11" table:formula="of:=SQRT([.W251]^2+[.X251]^2)" office:value-type="float" office:value="13.0150867454241" calcext:value-type="float">
            <text:p>13.02</text:p>
          </table:table-cell>
          <table:table-cell table:style-name="ce13" table:formula="of:=DEGREES(ATAN2([.W251];[.X251]))" office:value-type="float" office:value="0.170630994155654" calcext:value-type="float">
            <text:p>0.17</text:p>
          </table:table-cell>
          <table:table-cell office:value-type="float" office:value="13.0150867454241" calcext:value-type="float">
            <text:p>13.02</text:p>
          </table:table-cell>
          <table:table-cell office:value-type="float" office:value="0.170630994155654" calcext:value-type="float">
            <text:p>0.17</text:p>
          </table:table-cell>
          <table:table-cell/>
          <table:table-cell table:style-name="ce19" table:formula="of:=[.K251]*15" office:value-type="float" office:value="13.0550865685893" calcext:value-type="float">
            <text:p>13.06</text:p>
          </table:table-cell>
          <table:table-cell table:style-name="ce8" table:formula="of:=[.K251]^2*225" office:value-type="float" office:value="170.435285313362" calcext:value-type="float">
            <text:p>170.44</text:p>
          </table:table-cell>
          <table:table-cell table:style-name="ce8" table:formula="of:=[.L251]*COS(RADIANS([.M251]))+[.N251]*COS(RADIANS([.O251]))" office:value-type="float" office:value="13.0150290306064" calcext:value-type="float">
            <text:p>13.02</text:p>
          </table:table-cell>
          <table:table-cell table:style-name="ce8" table:formula="of:=[.L251]*SIN(RADIANS([.M251]))+[.N251]*SIN(RADIANS([.O251]))" office:value-type="float" office:value="0.0387598166325701" calcext:value-type="float">
            <text:p>0.04</text:p>
          </table:table-cell>
          <table:table-cell office:value-type="float" office:value="13.498575014542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0399" calcext:value-type="float">
            <text:p>180399</text:p>
          </table:table-cell>
          <table:table-cell table:style-name="Default" office:value-type="float" office:value="-40.4872542864766" calcext:value-type="float">
            <text:p>-40.4872542865</text:p>
          </table:table-cell>
          <table:table-cell table:style-name="Default" office:value-type="float" office:value="7.21059228696838" calcext:value-type="float">
            <text:p>7.210592287</text:p>
          </table:table-cell>
          <table:table-cell table:style-name="Default" office:value-type="float" office:value="-8.30197626161367" calcext:value-type="float">
            <text:p>-8.301976261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8.593" calcext:value-type="float">
            <text:p>18.593</text:p>
          </table:table-cell>
          <table:table-cell/>
          <table:table-cell table:formula="of:=DEGREES(ACOS(COS(RADIANS([.B252]))*COS(RADIANS([.C252]))))" office:value-type="float" office:value="41.0151904461552" calcext:value-type="float">
            <text:p>41.02</text:p>
          </table:table-cell>
          <table:table-cell table:formula="of:=TAN((ACOS(COS(RADIANS([.B252]))*COS(RADIANS([.C252])))))" office:value-type="float" office:value="0.869752311349895" calcext:value-type="float">
            <text:p>0.8698</text:p>
          </table:table-cell>
          <table:table-cell table:formula="of:=SQRT([.E252]^2+[.F252]^2)" office:value-type="float" office:value="0.04" calcext:value-type="float">
            <text:p>0.04</text:p>
          </table:table-cell>
          <table:table-cell table:formula="of:=DEGREES(ATAN2([.E252]; [.F252]))" office:value-type="float" office:value="180" calcext:value-type="float">
            <text:p>180.00</text:p>
          </table:table-cell>
          <table:table-cell table:style-name="ce9" table:formula="of:=SQRT([.V252])" office:value-type="float" office:value="13.0462846702484" calcext:value-type="float">
            <text:p>13.05</text:p>
          </table:table-cell>
          <table:table-cell table:style-name="ce8" table:formula="of:=DEGREES(ATAN( (-SIN (RADIANS ([.C252])) * COS(RADIANS([.B252]))) / (COS (RADIANS ([.C252])) * SIN(RADIANS([.B252]))) )) + [.D252]" office:value-type="float" office:value="0.127863792879991" calcext:value-type="float">
            <text:p>0.13</text:p>
          </table:table-cell>
          <table:table-cell table:style-name="ce11" table:formula="of:=SQRT([.W252]^2+[.X252]^2)" office:value-type="float" office:value="13.0062847701594" calcext:value-type="float">
            <text:p>13.01</text:p>
          </table:table-cell>
          <table:table-cell table:style-name="ce13" table:formula="of:=DEGREES(ATAN2([.W252];[.X252]))" office:value-type="float" office:value="0.12825702950062" calcext:value-type="float">
            <text:p>0.13</text:p>
          </table:table-cell>
          <table:table-cell office:value-type="float" office:value="13.0062847701594" calcext:value-type="float">
            <text:p>13.01</text:p>
          </table:table-cell>
          <table:table-cell office:value-type="float" office:value="0.12825702950062" calcext:value-type="float">
            <text:p>0.13</text:p>
          </table:table-cell>
          <table:table-cell/>
          <table:table-cell table:style-name="ce19" table:formula="of:=[.K252]*15" office:value-type="float" office:value="13.0462846702484" calcext:value-type="float">
            <text:p>13.05</text:p>
          </table:table-cell>
          <table:table-cell table:style-name="ce8" table:formula="of:=[.K252]^2*225" office:value-type="float" office:value="170.205543697159" calcext:value-type="float">
            <text:p>170.21</text:p>
          </table:table-cell>
          <table:table-cell table:style-name="ce8" table:formula="of:=[.L252]*COS(RADIANS([.M252]))+[.N252]*COS(RADIANS([.O252]))" office:value-type="float" office:value="13.0062521834753" calcext:value-type="float">
            <text:p>13.01</text:p>
          </table:table-cell>
          <table:table-cell table:style-name="ce8" table:formula="of:=[.L252]*SIN(RADIANS([.M252]))+[.N252]*SIN(RADIANS([.O252]))" office:value-type="float" office:value="0.0291146410866368" calcext:value-type="float">
            <text:p>0.03</text:p>
          </table:table-cell>
          <table:table-cell office:value-type="float" office:value="13.4986002217414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0650" calcext:value-type="float">
            <text:p>180650</text:p>
          </table:table-cell>
          <table:table-cell table:style-name="Default" office:value-type="float" office:value="-40.5392491015334" calcext:value-type="float">
            <text:p>-40.5392491015</text:p>
          </table:table-cell>
          <table:table-cell table:style-name="Default" office:value-type="float" office:value="7.20905207931054" calcext:value-type="float">
            <text:p>7.2090520793</text:p>
          </table:table-cell>
          <table:table-cell table:style-name="Default" office:value-type="float" office:value="-8.31362002660125" calcext:value-type="float">
            <text:p>-8.3136200266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628" calcext:value-type="float">
            <text:p>18.628</text:p>
          </table:table-cell>
          <table:table-cell/>
          <table:table-cell table:formula="of:=DEGREES(ACOS(COS(RADIANS([.B253]))*COS(RADIANS([.C253]))))" office:value-type="float" office:value="41.0660027709358" calcext:value-type="float">
            <text:p>41.07</text:p>
          </table:table-cell>
          <table:table-cell table:formula="of:=TAN((ACOS(COS(RADIANS([.B253]))*COS(RADIANS([.C253])))))" office:value-type="float" office:value="0.871311225401746" calcext:value-type="float">
            <text:p>0.8713</text:p>
          </table:table-cell>
          <table:table-cell table:formula="of:=SQRT([.E253]^2+[.F253]^2)" office:value-type="float" office:value="0.0509901951359279" calcext:value-type="float">
            <text:p>0.05</text:p>
          </table:table-cell>
          <table:table-cell table:formula="of:=DEGREES(ATAN2([.E253]; [.F253]))" office:value-type="float" office:value="-168.69006752598" calcext:value-type="float">
            <text:p>-168.69</text:p>
          </table:table-cell>
          <table:table-cell table:style-name="ce9" table:formula="of:=SQRT([.V253])" office:value-type="float" office:value="13.0696683810262" calcext:value-type="float">
            <text:p>13.07</text:p>
          </table:table-cell>
          <table:table-cell table:style-name="ce8" table:formula="of:=DEGREES(ATAN( (-SIN (RADIANS ([.C253])) * COS(RADIANS([.B253]))) / (COS (RADIANS ([.C253])) * SIN(RADIANS([.B253]))) )) + [.D253]" office:value-type="float" office:value="0.099176091713316" calcext:value-type="float">
            <text:p>0.10</text:p>
          </table:table-cell>
          <table:table-cell table:style-name="ce11" table:formula="of:=SQRT([.W253]^2+[.X253]^2)" office:value-type="float" office:value="13.019654920596" calcext:value-type="float">
            <text:p>13.02</text:p>
          </table:table-cell>
          <table:table-cell table:style-name="ce13" table:formula="of:=DEGREES(ATAN2([.W253];[.X253]))" office:value-type="float" office:value="0.0555498824915113" calcext:value-type="float">
            <text:p>0.06</text:p>
          </table:table-cell>
          <table:table-cell office:value-type="float" office:value="13.019654920596" calcext:value-type="float">
            <text:p>13.02</text:p>
          </table:table-cell>
          <table:table-cell office:value-type="float" office:value="0.0555498824915129" calcext:value-type="float">
            <text:p>0.06</text:p>
          </table:table-cell>
          <table:table-cell/>
          <table:table-cell table:style-name="ce19" table:formula="of:=[.K253]*15" office:value-type="float" office:value="13.0696683810262" calcext:value-type="float">
            <text:p>13.07</text:p>
          </table:table-cell>
          <table:table-cell table:style-name="ce8" table:formula="of:=[.K253]^2*225" office:value-type="float" office:value="170.816231589996" calcext:value-type="float">
            <text:p>170.82</text:p>
          </table:table-cell>
          <table:table-cell table:style-name="ce8" table:formula="of:=[.L253]*COS(RADIANS([.M253]))+[.N253]*COS(RADIANS([.O253]))" office:value-type="float" office:value="13.0196488014549" calcext:value-type="float">
            <text:p>13.02</text:p>
          </table:table-cell>
          <table:table-cell table:style-name="ce8" table:formula="of:=[.L253]*SIN(RADIANS([.M253]))+[.N253]*SIN(RADIANS([.O253]))" office:value-type="float" office:value="0.0126229225565931" calcext:value-type="float">
            <text:p>0.01</text:p>
          </table:table-cell>
          <table:table-cell office:value-type="float" office:value="13.4986002217414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0900" calcext:value-type="float">
            <text:p>180900</text:p>
          </table:table-cell>
          <table:table-cell table:style-name="Default" office:value-type="float" office:value="-40.5637899712212" calcext:value-type="float">
            <text:p>-40.5637899712</text:p>
          </table:table-cell>
          <table:table-cell table:style-name="Default" office:value-type="float" office:value="7.24417547334369" calcext:value-type="float">
            <text:p>7.2441754733</text:p>
          </table:table-cell>
          <table:table-cell table:style-name="Default" office:value-type="float" office:value="-8.31832688071303" calcext:value-type="float">
            <text:p>-8.3183268807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662" calcext:value-type="float">
            <text:p>18.662</text:p>
          </table:table-cell>
          <table:table-cell/>
          <table:table-cell table:formula="of:=DEGREES(ACOS(COS(RADIANS([.B254]))*COS(RADIANS([.C254]))))" office:value-type="float" office:value="41.0951986294729" calcext:value-type="float">
            <text:p>41.10</text:p>
          </table:table-cell>
          <table:table-cell table:formula="of:=TAN((ACOS(COS(RADIANS([.B254]))*COS(RADIANS([.C254])))))" office:value-type="float" office:value="0.872208039861929" calcext:value-type="float">
            <text:p>0.8722</text:p>
          </table:table-cell>
          <table:table-cell table:formula="of:=SQRT([.E254]^2+[.F254]^2)" office:value-type="float" office:value="0.0412310562561766" calcext:value-type="float">
            <text:p>0.04</text:p>
          </table:table-cell>
          <table:table-cell table:formula="of:=DEGREES(ATAN2([.E254]; [.F254]))" office:value-type="float" office:value="-165.963756532074" calcext:value-type="float">
            <text:p>-165.96</text:p>
          </table:table-cell>
          <table:table-cell table:style-name="ce9" table:formula="of:=SQRT([.V254])" office:value-type="float" office:value="13.0831205979289" calcext:value-type="float">
            <text:p>13.08</text:p>
          </table:table-cell>
          <table:table-cell table:style-name="ce8" table:formula="of:=DEGREES(ATAN( (-SIN (RADIANS ([.C254])) * COS(RADIANS([.B254]))) / (COS (RADIANS ([.C254])) * SIN(RADIANS([.B254]))) )) + [.D254]" office:value-type="float" office:value="0.128078291555838" calcext:value-type="float">
            <text:p>0.13</text:p>
          </table:table-cell>
          <table:table-cell table:style-name="ce11" table:formula="of:=SQRT([.W254]^2+[.X254]^2)" office:value-type="float" office:value="13.0431021091859" calcext:value-type="float">
            <text:p>13.04</text:p>
          </table:table-cell>
          <table:table-cell table:style-name="ce13" table:formula="of:=DEGREES(ATAN2([.W254];[.X254]))" office:value-type="float" office:value="0.0845431504445958" calcext:value-type="float">
            <text:p>0.08</text:p>
          </table:table-cell>
          <table:table-cell office:value-type="float" office:value="13.0431021091859" calcext:value-type="float">
            <text:p>13.04</text:p>
          </table:table-cell>
          <table:table-cell office:value-type="float" office:value="0.0845431504445958" calcext:value-type="float">
            <text:p>0.08</text:p>
          </table:table-cell>
          <table:table-cell/>
          <table:table-cell table:style-name="ce19" table:formula="of:=[.K254]*15" office:value-type="float" office:value="13.0831205979289" calcext:value-type="float">
            <text:p>13.08</text:p>
          </table:table-cell>
          <table:table-cell table:style-name="ce8" table:formula="of:=[.K254]^2*225" office:value-type="float" office:value="171.168044579952" calcext:value-type="float">
            <text:p>171.17</text:p>
          </table:table-cell>
          <table:table-cell table:style-name="ce8" table:formula="of:=[.L254]*COS(RADIANS([.M254]))+[.N254]*COS(RADIANS([.O254]))" office:value-type="float" office:value="13.0430879100339" calcext:value-type="float">
            <text:p>13.04</text:p>
          </table:table-cell>
          <table:table-cell table:style-name="ce8" table:formula="of:=[.L254]*SIN(RADIANS([.M254]))+[.N254]*SIN(RADIANS([.O254]))" office:value-type="float" office:value="0.0192458249648616" calcext:value-type="float">
            <text:p>0.02</text:p>
          </table:table-cell>
          <table:table-cell office:value-type="float" office:value="13.5007699589749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1150" calcext:value-type="float">
            <text:p>181150</text:p>
          </table:table-cell>
          <table:table-cell table:style-name="Default" office:value-type="float" office:value="-40.5248852137088" calcext:value-type="float">
            <text:p>-40.5248852137</text:p>
          </table:table-cell>
          <table:table-cell table:style-name="Default" office:value-type="float" office:value="7.23754848230148" calcext:value-type="float">
            <text:p>7.2375484823</text:p>
          </table:table-cell>
          <table:table-cell table:style-name="Default" office:value-type="float" office:value="-8.3151235219923" calcext:value-type="float">
            <text:p>-8.315123522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697" calcext:value-type="float">
            <text:p>18.697</text:p>
          </table:table-cell>
          <table:table-cell/>
          <table:table-cell table:formula="of:=DEGREES(ACOS(COS(RADIANS([.B255]))*COS(RADIANS([.C255]))))" office:value-type="float" office:value="41.0560503654059" calcext:value-type="float">
            <text:p>41.06</text:p>
          </table:table-cell>
          <table:table-cell table:formula="of:=TAN((ACOS(COS(RADIANS([.B255]))*COS(RADIANS([.C255])))))" office:value-type="float" office:value="0.871005697559782" calcext:value-type="float">
            <text:p>0.8710</text:p>
          </table:table-cell>
          <table:table-cell table:formula="of:=SQRT([.E255]^2+[.F255]^2)" office:value-type="float" office:value="0.0412310562561766" calcext:value-type="float">
            <text:p>0.04</text:p>
          </table:table-cell>
          <table:table-cell table:formula="of:=DEGREES(ATAN2([.E255]; [.F255]))" office:value-type="float" office:value="-165.963756532074" calcext:value-type="float">
            <text:p>-165.96</text:p>
          </table:table-cell>
          <table:table-cell table:style-name="ce9" table:formula="of:=SQRT([.V255])" office:value-type="float" office:value="13.0650854633967" calcext:value-type="float">
            <text:p>13.07</text:p>
          </table:table-cell>
          <table:table-cell table:style-name="ce8" table:formula="of:=DEGREES(ATAN( (-SIN (RADIANS ([.C255])) * COS(RADIANS([.B255]))) / (COS (RADIANS ([.C255])) * SIN(RADIANS([.B255]))) )) + [.D255]" office:value-type="float" office:value="0.135025061949234" calcext:value-type="float">
            <text:p>0.14</text:p>
          </table:table-cell>
          <table:table-cell table:style-name="ce11" table:formula="of:=SQRT([.W255]^2+[.X255]^2)" office:value-type="float" office:value="13.0250657748743" calcext:value-type="float">
            <text:p>13.03</text:p>
          </table:table-cell>
          <table:table-cell table:style-name="ce13" table:formula="of:=DEGREES(ATAN2([.W255];[.X255]))" office:value-type="float" office:value="0.0914509816988281" calcext:value-type="float">
            <text:p>0.09</text:p>
          </table:table-cell>
          <table:table-cell office:value-type="float" office:value="13.0250657748743" calcext:value-type="float">
            <text:p>13.03</text:p>
          </table:table-cell>
          <table:table-cell office:value-type="float" office:value="0.0914509816988264" calcext:value-type="float">
            <text:p>0.09</text:p>
          </table:table-cell>
          <table:table-cell/>
          <table:table-cell table:style-name="ce19" table:formula="of:=[.K255]*15" office:value-type="float" office:value="13.0650854633967" calcext:value-type="float">
            <text:p>13.07</text:p>
          </table:table-cell>
          <table:table-cell table:style-name="ce8" table:formula="of:=[.K255]^2*225" office:value-type="float" office:value="170.696458165861" calcext:value-type="float">
            <text:p>170.70</text:p>
          </table:table-cell>
          <table:table-cell table:style-name="ce8" table:formula="of:=[.L255]*COS(RADIANS([.M255]))+[.N255]*COS(RADIANS([.O255]))" office:value-type="float" office:value="13.02504918354" calcext:value-type="float">
            <text:p>13.03</text:p>
          </table:table-cell>
          <table:table-cell table:style-name="ce8" table:formula="of:=[.L255]*SIN(RADIANS([.M255]))+[.N255]*SIN(RADIANS([.O255]))" office:value-type="float" office:value="0.0207895687284862" calcext:value-type="float">
            <text:p>0.02</text:p>
          </table:table-cell>
          <table:table-cell office:value-type="float" office:value="13.5007699589749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1399" calcext:value-type="float">
            <text:p>181399</text:p>
          </table:table-cell>
          <table:table-cell table:style-name="Default" office:value-type="float" office:value="-40.5678641790611" calcext:value-type="float">
            <text:p>-40.5678641791</text:p>
          </table:table-cell>
          <table:table-cell table:style-name="Default" office:value-type="float" office:value="7.24538527060042" calcext:value-type="float">
            <text:p>7.2453852706</text:p>
          </table:table-cell>
          <table:table-cell table:style-name="Default" office:value-type="float" office:value="-8.32331121125985" calcext:value-type="float">
            <text:p>-8.3233112113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73" calcext:value-type="float">
            <text:p>18.73</text:p>
          </table:table-cell>
          <table:table-cell/>
          <table:table-cell table:formula="of:=DEGREES(ACOS(COS(RADIANS([.B256]))*COS(RADIANS([.C256]))))" office:value-type="float" office:value="41.0993734721393" calcext:value-type="float">
            <text:p>41.10</text:p>
          </table:table-cell>
          <table:table-cell table:formula="of:=TAN((ACOS(COS(RADIANS([.B256]))*COS(RADIANS([.C256])))))" office:value-type="float" office:value="0.872336344396933" calcext:value-type="float">
            <text:p>0.8723</text:p>
          </table:table-cell>
          <table:table-cell table:formula="of:=SQRT([.E256]^2+[.F256]^2)" office:value-type="float" office:value="0.0509901951359279" calcext:value-type="float">
            <text:p>0.05</text:p>
          </table:table-cell>
          <table:table-cell table:formula="of:=DEGREES(ATAN2([.E256]; [.F256]))" office:value-type="float" office:value="-168.69006752598" calcext:value-type="float">
            <text:p>-168.69</text:p>
          </table:table-cell>
          <table:table-cell table:style-name="ce9" table:formula="of:=SQRT([.V256])" office:value-type="float" office:value="13.085045165954" calcext:value-type="float">
            <text:p>13.09</text:p>
          </table:table-cell>
          <table:table-cell table:style-name="ce8" table:formula="of:=DEGREES(ATAN( (-SIN (RADIANS ([.C256])) * COS(RADIANS([.B256]))) / (COS (RADIANS ([.C256])) * SIN(RADIANS([.B256]))) )) + [.D256]" office:value-type="float" office:value="0.123300784592676" calcext:value-type="float">
            <text:p>0.12</text:p>
          </table:table-cell>
          <table:table-cell table:style-name="ce11" table:formula="of:=SQRT([.W256]^2+[.X256]^2)" office:value-type="float" office:value="13.0350275154007" calcext:value-type="float">
            <text:p>13.04</text:p>
          </table:table-cell>
          <table:table-cell table:style-name="ce13" table:formula="of:=DEGREES(ATAN2([.W256];[.X256]))" office:value-type="float" office:value="0.0798185987915657" calcext:value-type="float">
            <text:p>0.08</text:p>
          </table:table-cell>
          <table:table-cell office:value-type="float" office:value="13.0350275154007" calcext:value-type="float">
            <text:p>13.04</text:p>
          </table:table-cell>
          <table:table-cell office:value-type="float" office:value="0.0798185987915657" calcext:value-type="float">
            <text:p>0.08</text:p>
          </table:table-cell>
          <table:table-cell/>
          <table:table-cell table:style-name="ce19" table:formula="of:=[.K256]*15" office:value-type="float" office:value="13.085045165954" calcext:value-type="float">
            <text:p>13.09</text:p>
          </table:table-cell>
          <table:table-cell table:style-name="ce8" table:formula="of:=[.K256]^2*225" office:value-type="float" office:value="171.218406995056" calcext:value-type="float">
            <text:p>171.22</text:p>
          </table:table-cell>
          <table:table-cell table:style-name="ce8" table:formula="of:=[.L256]*COS(RADIANS([.M256]))+[.N256]*COS(RADIANS([.O256]))" office:value-type="float" office:value="13.0350148667319" calcext:value-type="float">
            <text:p>13.04</text:p>
          </table:table-cell>
          <table:table-cell table:style-name="ce8" table:formula="of:=[.L256]*SIN(RADIANS([.M256]))+[.N256]*SIN(RADIANS([.O256]))" office:value-type="float" office:value="0.0181590564575214" calcext:value-type="float">
            <text:p>0.02</text:p>
          </table:table-cell>
          <table:table-cell office:value-type="float" office:value="13.5002613328713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1649" calcext:value-type="float">
            <text:p>181649</text:p>
          </table:table-cell>
          <table:table-cell table:style-name="Default" office:value-type="float" office:value="-40.5813981989015" calcext:value-type="float">
            <text:p>-40.5813981989</text:p>
          </table:table-cell>
          <table:table-cell table:style-name="Default" office:value-type="float" office:value="7.21874497151644" calcext:value-type="float">
            <text:p>7.2187449715</text:p>
          </table:table-cell>
          <table:table-cell table:style-name="Default" office:value-type="float" office:value="-8.32071659314889" calcext:value-type="float">
            <text:p>-8.3207165931</text:p>
          </table:table-cell>
          <table:table-cell table:style-name="Default" office:value-type="float" office:value="-0.03" calcext:value-type="float">
            <text:p>-0.03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764" calcext:value-type="float">
            <text:p>18.764</text:p>
          </table:table-cell>
          <table:table-cell/>
          <table:table-cell table:formula="of:=DEGREES(ACOS(COS(RADIANS([.B257]))*COS(RADIANS([.C257]))))" office:value-type="float" office:value="41.1087823501516" calcext:value-type="float">
            <text:p>41.11</text:p>
          </table:table-cell>
          <table:table-cell table:formula="of:=TAN((ACOS(COS(RADIANS([.B257]))*COS(RADIANS([.C257])))))" office:value-type="float" office:value="0.872625565219266" calcext:value-type="float">
            <text:p>0.8726</text:p>
          </table:table-cell>
          <table:table-cell table:formula="of:=SQRT([.E257]^2+[.F257]^2)" office:value-type="float" office:value="0.0316227766016838" calcext:value-type="float">
            <text:p>0.03</text:p>
          </table:table-cell>
          <table:table-cell table:formula="of:=DEGREES(ATAN2([.E257]; [.F257]))" office:value-type="float" office:value="-161.565051177078" calcext:value-type="float">
            <text:p>-161.57</text:p>
          </table:table-cell>
          <table:table-cell table:style-name="ce9" table:formula="of:=SQRT([.V257])" office:value-type="float" office:value="13.089383478289" calcext:value-type="float">
            <text:p>13.09</text:p>
          </table:table-cell>
          <table:table-cell table:style-name="ce8" table:formula="of:=DEGREES(ATAN( (-SIN (RADIANS ([.C257])) * COS(RADIANS([.B257]))) / (COS (RADIANS ([.C257])) * SIN(RADIANS([.B257]))) )) + [.D257]" office:value-type="float" office:value="0.0909917937368832" calcext:value-type="float">
            <text:p>0.09</text:p>
          </table:table-cell>
          <table:table-cell table:style-name="ce11" table:formula="of:=SQRT([.W257]^2+[.X257]^2)" office:value-type="float" office:value="13.059371427327" calcext:value-type="float">
            <text:p>13.06</text:p>
          </table:table-cell>
          <table:table-cell table:style-name="ce13" table:formula="of:=DEGREES(ATAN2([.W257];[.X257]))" office:value-type="float" office:value="0.0473275654612954" calcext:value-type="float">
            <text:p>0.05</text:p>
          </table:table-cell>
          <table:table-cell office:value-type="float" office:value="13.059371427327" calcext:value-type="float">
            <text:p>13.06</text:p>
          </table:table-cell>
          <table:table-cell office:value-type="float" office:value="0.0473275654612955" calcext:value-type="float">
            <text:p>0.05</text:p>
          </table:table-cell>
          <table:table-cell/>
          <table:table-cell table:style-name="ce19" table:formula="of:=[.K257]*15" office:value-type="float" office:value="13.089383478289" calcext:value-type="float">
            <text:p>13.09</text:p>
          </table:table-cell>
          <table:table-cell table:style-name="ce8" table:formula="of:=[.K257]^2*225" office:value-type="float" office:value="171.331959841705" calcext:value-type="float">
            <text:p>171.33</text:p>
          </table:table-cell>
          <table:table-cell table:style-name="ce8" table:formula="of:=[.L257]*COS(RADIANS([.M257]))+[.N257]*COS(RADIANS([.O257]))" office:value-type="float" office:value="13.0593669720438" calcext:value-type="float">
            <text:p>13.06</text:p>
          </table:table-cell>
          <table:table-cell table:style-name="ce8" table:formula="of:=[.L257]*SIN(RADIANS([.M257]))+[.N257]*SIN(RADIANS([.O257]))" office:value-type="float" office:value="0.0107873248444619" calcext:value-type="float">
            <text:p>0.01</text:p>
          </table:table-cell>
          <table:table-cell office:value-type="float" office:value="13.5002613328713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1899" calcext:value-type="float">
            <text:p>181899</text:p>
          </table:table-cell>
          <table:table-cell table:style-name="Default" office:value-type="float" office:value="-40.3170049912249" calcext:value-type="float">
            <text:p>-40.3170049912</text:p>
          </table:table-cell>
          <table:table-cell table:style-name="Default" office:value-type="float" office:value="7.25695817237537" calcext:value-type="float">
            <text:p>7.2569581724</text:p>
          </table:table-cell>
          <table:table-cell table:style-name="Default" office:value-type="float" office:value="-8.28627280293816" calcext:value-type="float">
            <text:p>-8.2862728029</text:p>
          </table:table-cell>
          <table:table-cell table:number-columns-repeated="2" table:style-name="Default" office:value-type="float" office:value="-0.02" calcext:value-type="float">
            <text:p>-0.02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8.799" calcext:value-type="float">
            <text:p>18.799</text:p>
          </table:table-cell>
          <table:table-cell/>
          <table:table-cell table:formula="of:=DEGREES(ACOS(COS(RADIANS([.B258]))*COS(RADIANS([.C258]))))" office:value-type="float" office:value="40.8549003925024" calcext:value-type="float">
            <text:p>40.85</text:p>
          </table:table-cell>
          <table:table-cell table:formula="of:=TAN((ACOS(COS(RADIANS([.B258]))*COS(RADIANS([.C258])))))" office:value-type="float" office:value="0.864850347140933" calcext:value-type="float">
            <text:p>0.8649</text:p>
          </table:table-cell>
          <table:table-cell table:formula="of:=SQRT([.E258]^2+[.F258]^2)" office:value-type="float" office:value="0.0282842712474619" calcext:value-type="float">
            <text:p>0.03</text:p>
          </table:table-cell>
          <table:table-cell table:formula="of:=DEGREES(ATAN2([.E258]; [.F258]))" office:value-type="float" office:value="-135" calcext:value-type="float">
            <text:p>-135.00</text:p>
          </table:table-cell>
          <table:table-cell table:style-name="ce9" table:formula="of:=SQRT([.V258])" office:value-type="float" office:value="12.972755207114" calcext:value-type="float">
            <text:p>12.97</text:p>
          </table:table-cell>
          <table:table-cell table:style-name="ce8" table:formula="of:=DEGREES(ATAN( (-SIN (RADIANS ([.C258])) * COS(RADIANS([.B258]))) / (COS (RADIANS ([.C258])) * SIN(RADIANS([.B258]))) )) + [.D258]" office:value-type="float" office:value="0.24803689402281" calcext:value-type="float">
            <text:p>0.25</text:p>
          </table:table-cell>
          <table:table-cell table:style-name="ce11" table:formula="of:=SQRT([.W258]^2+[.X258]^2)" office:value-type="float" office:value="12.9526841207198" calcext:value-type="float">
            <text:p>12.95</text:p>
          </table:table-cell>
          <table:table-cell table:style-name="ce13" table:formula="of:=DEGREES(ATAN2([.W258];[.X258]))" office:value-type="float" office:value="0.159951322797739" calcext:value-type="float">
            <text:p>0.16</text:p>
          </table:table-cell>
          <table:table-cell office:value-type="float" office:value="12.9526841207198" calcext:value-type="float">
            <text:p>12.95</text:p>
          </table:table-cell>
          <table:table-cell office:value-type="float" office:value="0.159951322797738" calcext:value-type="float">
            <text:p>0.16</text:p>
          </table:table-cell>
          <table:table-cell/>
          <table:table-cell table:style-name="ce19" table:formula="of:=[.K258]*15" office:value-type="float" office:value="12.972755207114" calcext:value-type="float">
            <text:p>12.97</text:p>
          </table:table-cell>
          <table:table-cell table:style-name="ce8" table:formula="of:=[.K258]^2*225" office:value-type="float" office:value="168.292377663703" calcext:value-type="float">
            <text:p>168.29</text:p>
          </table:table-cell>
          <table:table-cell table:style-name="ce8" table:formula="of:=[.L258]*COS(RADIANS([.M258]))+[.N258]*COS(RADIANS([.O258]))" office:value-type="float" office:value="12.9526336476285" calcext:value-type="float">
            <text:p>12.95</text:p>
          </table:table-cell>
          <table:table-cell table:style-name="ce8" table:formula="of:=[.L258]*SIN(RADIANS([.M258]))+[.N258]*SIN(RADIANS([.O258]))" office:value-type="float" office:value="0.0361596663038228" calcext:value-type="float">
            <text:p>0.04</text:p>
          </table:table-cell>
          <table:table-cell office:value-type="float" office:value="13.4994237538635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2149" calcext:value-type="float">
            <text:p>182149</text:p>
          </table:table-cell>
          <table:table-cell table:style-name="Default" office:value-type="float" office:value="-40.3272366146016" calcext:value-type="float">
            <text:p>-40.3272366146</text:p>
          </table:table-cell>
          <table:table-cell table:style-name="Default" office:value-type="float" office:value="7.28823616990579" calcext:value-type="float">
            <text:p>7.2882361699</text:p>
          </table:table-cell>
          <table:table-cell table:style-name="Default" office:value-type="float" office:value="-8.31759092782997" calcext:value-type="float">
            <text:p>-8.3175909278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8.834" calcext:value-type="float">
            <text:p>18.834</text:p>
          </table:table-cell>
          <table:table-cell/>
          <table:table-cell table:formula="of:=DEGREES(ACOS(COS(RADIANS([.B259]))*COS(RADIANS([.C259]))))" office:value-type="float" office:value="40.8695528302811" calcext:value-type="float">
            <text:p>40.87</text:p>
          </table:table-cell>
          <table:table-cell table:formula="of:=TAN((ACOS(COS(RADIANS([.B259]))*COS(RADIANS([.C259])))))" office:value-type="float" office:value="0.86529745915354" calcext:value-type="float">
            <text:p>0.8653</text:p>
          </table:table-cell>
          <table:table-cell table:formula="of:=SQRT([.E259]^2+[.F259]^2)" office:value-type="float" office:value="0.0707106781186548" calcext:value-type="float">
            <text:p>0.07</text:p>
          </table:table-cell>
          <table:table-cell table:formula="of:=DEGREES(ATAN2([.E259]; [.F259]))" office:value-type="float" office:value="-171.869897645844" calcext:value-type="float">
            <text:p>-171.87</text:p>
          </table:table-cell>
          <table:table-cell table:style-name="ce9" table:formula="of:=SQRT([.V259])" office:value-type="float" office:value="12.9794618873031" calcext:value-type="float">
            <text:p>12.98</text:p>
          </table:table-cell>
          <table:table-cell table:style-name="ce8" table:formula="of:=DEGREES(ATAN( (-SIN (RADIANS ([.C259])) * COS(RADIANS([.B259]))) / (COS (RADIANS ([.C259])) * SIN(RADIANS([.B259]))) )) + [.D259]" office:value-type="float" office:value="0.250294349273165" calcext:value-type="float">
            <text:p>0.25</text:p>
          </table:table-cell>
          <table:table-cell table:style-name="ce11" table:formula="of:=SQRT([.W259]^2+[.X259]^2)" office:value-type="float" office:value="12.9094225105727" calcext:value-type="float">
            <text:p>12.91</text:p>
          </table:table-cell>
          <table:table-cell table:style-name="ce13" table:formula="of:=DEGREES(ATAN2([.W259];[.X259]))" office:value-type="float" office:value="0.207269044991928" calcext:value-type="float">
            <text:p>0.21</text:p>
          </table:table-cell>
          <table:table-cell office:value-type="float" office:value="12.9094225105727" calcext:value-type="float">
            <text:p>12.91</text:p>
          </table:table-cell>
          <table:table-cell office:value-type="float" office:value="0.20726904499193" calcext:value-type="float">
            <text:p>0.21</text:p>
          </table:table-cell>
          <table:table-cell/>
          <table:table-cell table:style-name="ce19" table:formula="of:=[.K259]*15" office:value-type="float" office:value="12.9794618873031" calcext:value-type="float">
            <text:p>12.98</text:p>
          </table:table-cell>
          <table:table-cell table:style-name="ce8" table:formula="of:=[.K259]^2*225" office:value-type="float" office:value="168.466430883954" calcext:value-type="float">
            <text:p>168.47</text:p>
          </table:table-cell>
          <table:table-cell table:style-name="ce8" table:formula="of:=[.L259]*COS(RADIANS([.M259]))+[.N259]*COS(RADIANS([.O259]))" office:value-type="float" office:value="12.909338041063" calcext:value-type="float">
            <text:p>12.91</text:p>
          </table:table-cell>
          <table:table-cell table:style-name="ce8" table:formula="of:=[.L259]*SIN(RADIANS([.M259]))+[.N259]*SIN(RADIANS([.O259]))" office:value-type="float" office:value="0.0467000861482071" calcext:value-type="float">
            <text:p>0.05</text:p>
          </table:table-cell>
          <table:table-cell office:value-type="float" office:value="13.4994237538635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2399" calcext:value-type="float">
            <text:p>182399</text:p>
          </table:table-cell>
          <table:table-cell table:style-name="Default" office:value-type="float" office:value="-40.7556602302906" calcext:value-type="float">
            <text:p>-40.7556602303</text:p>
          </table:table-cell>
          <table:table-cell table:style-name="Default" office:value-type="float" office:value="7.31247053485464" calcext:value-type="float">
            <text:p>7.3124705349</text:p>
          </table:table-cell>
          <table:table-cell table:style-name="Default" office:value-type="float" office:value="-8.38091190407786" calcext:value-type="float">
            <text:p>-8.3809119041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869" calcext:value-type="float">
            <text:p>18.869</text:p>
          </table:table-cell>
          <table:table-cell/>
          <table:table-cell table:formula="of:=DEGREES(ACOS(COS(RADIANS([.B260]))*COS(RADIANS([.C260]))))" office:value-type="float" office:value="41.2934513421915" calcext:value-type="float">
            <text:p>41.29</text:p>
          </table:table-cell>
          <table:table-cell table:formula="of:=TAN((ACOS(COS(RADIANS([.B260]))*COS(RADIANS([.C260])))))" office:value-type="float" office:value="0.878318977375719" calcext:value-type="float">
            <text:p>0.8783</text:p>
          </table:table-cell>
          <table:table-cell table:formula="of:=SQRT([.E260]^2+[.F260]^2)" office:value-type="float" office:value="0.0806225774829855" calcext:value-type="float">
            <text:p>0.08</text:p>
          </table:table-cell>
          <table:table-cell table:formula="of:=DEGREES(ATAN2([.E260]; [.F260]))" office:value-type="float" office:value="-172.874983651098" calcext:value-type="float">
            <text:p>-172.87</text:p>
          </table:table-cell>
          <table:table-cell table:style-name="ce9" table:formula="of:=SQRT([.V260])" office:value-type="float" office:value="13.1747846606358" calcext:value-type="float">
            <text:p>13.17</text:p>
          </table:table-cell>
          <table:table-cell table:style-name="ce8" table:formula="of:=DEGREES(ATAN( (-SIN (RADIANS ([.C260])) * COS(RADIANS([.B260]))) / (COS (RADIANS ([.C260])) * SIN(RADIANS([.B260]))) )) + [.D260]" office:value-type="float" office:value="0.0880818898980387" calcext:value-type="float">
            <text:p>0.09</text:p>
          </table:table-cell>
          <table:table-cell table:style-name="ce11" table:formula="of:=SQRT([.W260]^2+[.X260]^2)" office:value-type="float" office:value="13.094773106953" calcext:value-type="float">
            <text:p>13.09</text:p>
          </table:table-cell>
          <table:table-cell table:style-name="ce13" table:formula="of:=DEGREES(ATAN2([.W260];[.X260]))" office:value-type="float" office:value="0.044865362303189" calcext:value-type="float">
            <text:p>0.04</text:p>
          </table:table-cell>
          <table:table-cell office:value-type="float" office:value="13.094773106953" calcext:value-type="float">
            <text:p>13.09</text:p>
          </table:table-cell>
          <table:table-cell office:value-type="float" office:value="0.044865362303189" calcext:value-type="float">
            <text:p>0.04</text:p>
          </table:table-cell>
          <table:table-cell/>
          <table:table-cell table:style-name="ce19" table:formula="of:=[.K260]*15" office:value-type="float" office:value="13.1747846606358" calcext:value-type="float">
            <text:p>13.17</text:p>
          </table:table-cell>
          <table:table-cell table:style-name="ce8" table:formula="of:=[.K260]^2*225" office:value-type="float" office:value="173.574950854124" calcext:value-type="float">
            <text:p>173.57</text:p>
          </table:table-cell>
          <table:table-cell table:style-name="ce8" table:formula="of:=[.L260]*COS(RADIANS([.M260]))+[.N260]*COS(RADIANS([.O260]))" office:value-type="float" office:value="13.0947690923273" calcext:value-type="float">
            <text:p>13.09</text:p>
          </table:table-cell>
          <table:table-cell table:style-name="ce8" table:formula="of:=[.L260]*SIN(RADIANS([.M260]))+[.N260]*SIN(RADIANS([.O260]))" office:value-type="float" office:value="0.010253838671453" calcext:value-type="float">
            <text:p>0.01</text:p>
          </table:table-cell>
          <table:table-cell office:value-type="float" office:value="13.4972365214708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2649" calcext:value-type="float">
            <text:p>182649</text:p>
          </table:table-cell>
          <table:table-cell table:style-name="Default" office:value-type="float" office:value="-40.6557311476388" calcext:value-type="float">
            <text:p>-40.6557311476</text:p>
          </table:table-cell>
          <table:table-cell table:style-name="Default" office:value-type="float" office:value="7.26933532892507" calcext:value-type="float">
            <text:p>7.2693353289</text:p>
          </table:table-cell>
          <table:table-cell table:style-name="Default" office:value-type="float" office:value="-8.31781376275164" calcext:value-type="float">
            <text:p>-8.3178137628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8.904" calcext:value-type="float">
            <text:p>18.904</text:p>
          </table:table-cell>
          <table:table-cell/>
          <table:table-cell table:formula="of:=DEGREES(ACOS(COS(RADIANS([.B261]))*COS(RADIANS([.C261]))))" office:value-type="float" office:value="41.189096491424" calcext:value-type="float">
            <text:p>41.19</text:p>
          </table:table-cell>
          <table:table-cell table:formula="of:=TAN((ACOS(COS(RADIANS([.B261]))*COS(RADIANS([.C261])))))" office:value-type="float" office:value="0.875097732210223" calcext:value-type="float">
            <text:p>0.8751</text:p>
          </table:table-cell>
          <table:table-cell table:formula="of:=SQRT([.E261]^2+[.F261]^2)" office:value-type="float" office:value="0.01" calcext:value-type="float">
            <text:p>0.01</text:p>
          </table:table-cell>
          <table:table-cell table:formula="of:=DEGREES(ATAN2([.E261]; [.F261]))" office:value-type="float" office:value="180" calcext:value-type="float">
            <text:p>180.00</text:p>
          </table:table-cell>
          <table:table-cell table:style-name="ce9" table:formula="of:=SQRT([.V261])" office:value-type="float" office:value="13.1264659831533" calcext:value-type="float">
            <text:p>13.13</text:p>
          </table:table-cell>
          <table:table-cell table:style-name="ce8" table:formula="of:=DEGREES(ATAN( (-SIN (RADIANS ([.C261])) * COS(RADIANS([.B261]))) / (COS (RADIANS ([.C261])) * SIN(RADIANS([.B261]))) )) + [.D261]" office:value-type="float" office:value="0.130731443159952" calcext:value-type="float">
            <text:p>0.13</text:p>
          </table:table-cell>
          <table:table-cell table:style-name="ce11" table:formula="of:=SQRT([.W261]^2+[.X261]^2)" office:value-type="float" office:value="13.1164660092038" calcext:value-type="float">
            <text:p>13.12</text:p>
          </table:table-cell>
          <table:table-cell table:style-name="ce13" table:formula="of:=DEGREES(ATAN2([.W261];[.X261]))" office:value-type="float" office:value="0.130831112788672" calcext:value-type="float">
            <text:p>0.13</text:p>
          </table:table-cell>
          <table:table-cell office:value-type="float" office:value="13.1164660092038" calcext:value-type="float">
            <text:p>13.12</text:p>
          </table:table-cell>
          <table:table-cell office:value-type="float" office:value="0.130831112788673" calcext:value-type="float">
            <text:p>0.13</text:p>
          </table:table-cell>
          <table:table-cell/>
          <table:table-cell table:style-name="ce19" table:formula="of:=[.K261]*15" office:value-type="float" office:value="13.1264659831533" calcext:value-type="float">
            <text:p>13.13</text:p>
          </table:table-cell>
          <table:table-cell table:style-name="ce8" table:formula="of:=[.K261]^2*225" office:value-type="float" office:value="172.304109206882" calcext:value-type="float">
            <text:p>172.30</text:p>
          </table:table-cell>
          <table:table-cell table:style-name="ce8" table:formula="of:=[.L261]*COS(RADIANS([.M261]))+[.N261]*COS(RADIANS([.O261]))" office:value-type="float" office:value="13.1164318141368" calcext:value-type="float">
            <text:p>13.12</text:p>
          </table:table-cell>
          <table:table-cell table:style-name="ce8" table:formula="of:=[.L261]*SIN(RADIANS([.M261]))+[.N261]*SIN(RADIANS([.O261]))" office:value-type="float" office:value="0.0299505542495899" calcext:value-type="float">
            <text:p>0.03</text:p>
          </table:table-cell>
          <table:table-cell office:value-type="float" office:value="13.4972365214708" calcext:value-type="float">
            <text:p>13.50</text:p>
          </table:table-cell>
          <table:table-cell table:number-columns-repeated="998"/>
        </table:table-row>
        <table:table-row table:style-name="ro1">
          <table:table-cell table:style-name="Default" office:value-type="float" office:value="182900" calcext:value-type="float">
            <text:p>182900</text:p>
          </table:table-cell>
          <table:table-cell table:style-name="Default" office:value-type="float" office:value="-40.0733755586251" calcext:value-type="float">
            <text:p>-40.0733755586</text:p>
          </table:table-cell>
          <table:table-cell table:style-name="Default" office:value-type="float" office:value="7.05778900240415" calcext:value-type="float">
            <text:p>7.0577890024</text:p>
          </table:table-cell>
          <table:table-cell table:style-name="Default" office:value-type="float" office:value="-8.23191644997591" calcext:value-type="float">
            <text:p>-8.23191645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8.94" calcext:value-type="float">
            <text:p>18.94</text:p>
          </table:table-cell>
          <table:table-cell/>
          <table:table-cell table:formula="of:=DEGREES(ACOS(COS(RADIANS([.B262]))*COS(RADIANS([.C262]))))" office:value-type="float" office:value="40.5867002224385" calcext:value-type="float">
            <text:p>40.59</text:p>
          </table:table-cell>
          <table:table-cell table:formula="of:=TAN((ACOS(COS(RADIANS([.B262]))*COS(RADIANS([.C262])))))" office:value-type="float" office:value="0.856701091100757" calcext:value-type="float">
            <text:p>0.8567</text:p>
          </table:table-cell>
          <table:table-cell table:formula="of:=SQRT([.E262]^2+[.F262]^2)" office:value-type="float" office:value="0.0608276253029822" calcext:value-type="float">
            <text:p>0.06</text:p>
          </table:table-cell>
          <table:table-cell table:formula="of:=DEGREES(ATAN2([.E262]; [.F262]))" office:value-type="float" office:value="-170.537677791974" calcext:value-type="float">
            <text:p>-170.54</text:p>
          </table:table-cell>
          <table:table-cell table:style-name="ce9" table:formula="of:=SQRT([.V262])" office:value-type="float" office:value="12.8505163665114" calcext:value-type="float">
            <text:p>12.85</text:p>
          </table:table-cell>
          <table:table-cell table:style-name="ce8" table:formula="of:=DEGREES(ATAN( (-SIN (RADIANS ([.C262])) * COS(RADIANS([.B262]))) / (COS (RADIANS ([.C262])) * SIN(RADIANS([.B262]))) )) + [.D262]" office:value-type="float" office:value="0.139984027270746" calcext:value-type="float">
            <text:p>0.14</text:p>
          </table:table-cell>
          <table:table-cell table:style-name="ce11" table:formula="of:=SQRT([.W262]^2+[.X262]^2)" office:value-type="float" office:value="12.790495909149" calcext:value-type="float">
            <text:p>12.79</text:p>
          </table:table-cell>
          <table:table-cell table:style-name="ce13" table:formula="of:=DEGREES(ATAN2([.W262];[.X262]))" office:value-type="float" office:value="0.0958452298644676" calcext:value-type="float">
            <text:p>0.10</text:p>
          </table:table-cell>
          <table:table-cell office:value-type="float" office:value="12.790495909149" calcext:value-type="float">
            <text:p>12.79</text:p>
          </table:table-cell>
          <table:table-cell office:value-type="float" office:value="0.0958452298644676" calcext:value-type="float">
            <text:p>0.10</text:p>
          </table:table-cell>
          <table:table-cell/>
          <table:table-cell table:style-name="ce19" table:formula="of:=[.K262]*15" office:value-type="float" office:value="12.8505163665114" calcext:value-type="float">
            <text:p>12.85</text:p>
          </table:table-cell>
          <table:table-cell table:style-name="ce8" table:formula="of:=[.K262]^2*225" office:value-type="float" office:value="165.135770885976" calcext:value-type="float">
            <text:p>165.14</text:p>
          </table:table-cell>
          <table:table-cell table:style-name="ce8" table:formula="of:=[.L262]*COS(RADIANS([.M262]))+[.N262]*COS(RADIANS([.O262]))" office:value-type="float" office:value="12.7904780132703" calcext:value-type="float">
            <text:p>12.79</text:p>
          </table:table-cell>
          <table:table-cell table:style-name="ce8" table:formula="of:=[.L262]*SIN(RADIANS([.M262]))+[.N262]*SIN(RADIANS([.O262]))" office:value-type="float" office:value="0.0213961213053762" calcext:value-type="float">
            <text:p>0.02</text:p>
          </table:table-cell>
          <table:table-cell office:value-type="float" office:value="13.493861029999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83150" calcext:value-type="float">
            <text:p>183150</text:p>
          </table:table-cell>
          <table:table-cell table:style-name="Default" office:value-type="float" office:value="-40.7264611715888" calcext:value-type="float">
            <text:p>-40.7264611716</text:p>
          </table:table-cell>
          <table:table-cell table:style-name="Default" office:value-type="float" office:value="7.33429811189471" calcext:value-type="float">
            <text:p>7.3342981119</text:p>
          </table:table-cell>
          <table:table-cell table:style-name="Default" office:value-type="float" office:value="-8.36389875662901" calcext:value-type="float">
            <text:p>-8.3638987566</text:p>
          </table:table-cell>
          <table:table-cell table:style-name="Default" office:value-type="float" office:value="-0.11" calcext:value-type="float">
            <text:p>-0.11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8.976" calcext:value-type="float">
            <text:p>18.976</text:p>
          </table:table-cell>
          <table:table-cell/>
          <table:table-cell table:formula="of:=DEGREES(ACOS(COS(RADIANS([.B263]))*COS(RADIANS([.C263]))))" office:value-type="float" office:value="41.2679977612536" calcext:value-type="float">
            <text:p>41.27</text:p>
          </table:table-cell>
          <table:table-cell table:formula="of:=TAN((ACOS(COS(RADIANS([.B263]))*COS(RADIANS([.C263])))))" office:value-type="float" office:value="0.877532322309923" calcext:value-type="float">
            <text:p>0.8775</text:p>
          </table:table-cell>
          <table:table-cell table:formula="of:=SQRT([.E263]^2+[.F263]^2)" office:value-type="float" office:value="0.110453610171873" calcext:value-type="float">
            <text:p>0.11</text:p>
          </table:table-cell>
          <table:table-cell table:formula="of:=DEGREES(ATAN2([.E263]; [.F263]))" office:value-type="float" office:value="-174.805571092265" calcext:value-type="float">
            <text:p>-174.81</text:p>
          </table:table-cell>
          <table:table-cell table:style-name="ce9" table:formula="of:=SQRT([.V263])" office:value-type="float" office:value="13.1629848346488" calcext:value-type="float">
            <text:p>13.16</text:p>
          </table:table-cell>
          <table:table-cell table:style-name="ce8" table:formula="of:=DEGREES(ATAN( (-SIN (RADIANS ([.C263])) * COS(RADIANS([.B263]))) / (COS (RADIANS ([.C263])) * SIN(RADIANS([.B263]))) )) + [.D263]" office:value-type="float" office:value="0.138911101093441" calcext:value-type="float">
            <text:p>0.14</text:p>
          </table:table-cell>
          <table:table-cell table:style-name="ce11" table:formula="of:=SQRT([.W263]^2+[.X263]^2)" office:value-type="float" office:value="13.0529645423377" calcext:value-type="float">
            <text:p>13.05</text:p>
          </table:table-cell>
          <table:table-cell table:style-name="ce13" table:formula="of:=DEGREES(ATAN2([.W263];[.X263]))" office:value-type="float" office:value="0.0961870168493068" calcext:value-type="float">
            <text:p>0.10</text:p>
          </table:table-cell>
          <table:table-cell office:value-type="float" office:value="13.0529645423377" calcext:value-type="float">
            <text:p>13.05</text:p>
          </table:table-cell>
          <table:table-cell office:value-type="float" office:value="0.0961870168493051" calcext:value-type="float">
            <text:p>0.10</text:p>
          </table:table-cell>
          <table:table-cell/>
          <table:table-cell table:style-name="ce19" table:formula="of:=[.K263]*15" office:value-type="float" office:value="13.1629848346488" calcext:value-type="float">
            <text:p>13.16</text:p>
          </table:table-cell>
          <table:table-cell table:style-name="ce8" table:formula="of:=[.K263]^2*225" office:value-type="float" office:value="173.264169757195" calcext:value-type="float">
            <text:p>173.26</text:p>
          </table:table-cell>
          <table:table-cell table:style-name="ce8" table:formula="of:=[.L263]*COS(RADIANS([.M263]))+[.N263]*COS(RADIANS([.O263]))" office:value-type="float" office:value="13.052946148739" calcext:value-type="float">
            <text:p>13.05</text:p>
          </table:table-cell>
          <table:table-cell table:style-name="ce8" table:formula="of:=[.L263]*SIN(RADIANS([.M263]))+[.N263]*SIN(RADIANS([.O263]))" office:value-type="float" office:value="0.0219130473709449" calcext:value-type="float">
            <text:p>0.02</text:p>
          </table:table-cell>
          <table:table-cell office:value-type="float" office:value="13.493861029999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83399" calcext:value-type="float">
            <text:p>183399</text:p>
          </table:table-cell>
          <table:table-cell table:style-name="Default" office:value-type="float" office:value="-41.1392641446461" calcext:value-type="float">
            <text:p>-41.1392641446</text:p>
          </table:table-cell>
          <table:table-cell table:style-name="Default" office:value-type="float" office:value="7.480073131803" calcext:value-type="float">
            <text:p>7.4800731318</text:p>
          </table:table-cell>
          <table:table-cell table:style-name="Default" office:value-type="float" office:value="-8.38293193252489" calcext:value-type="float">
            <text:p>-8.3829319325</text:p>
          </table:table-cell>
          <table:table-cell table:style-name="Default" office:value-type="float" office:value="-0.11" calcext:value-type="float">
            <text:p>-0.1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009" calcext:value-type="float">
            <text:p>19.009</text:p>
          </table:table-cell>
          <table:table-cell/>
          <table:table-cell table:formula="of:=DEGREES(ACOS(COS(RADIANS([.B264]))*COS(RADIANS([.C264]))))" office:value-type="float" office:value="41.6943409558861" calcext:value-type="float">
            <text:p>41.69</text:p>
          </table:table-cell>
          <table:table-cell table:formula="of:=TAN((ACOS(COS(RADIANS([.B264]))*COS(RADIANS([.C264])))))" office:value-type="float" office:value="0.890790341534406" calcext:value-type="float">
            <text:p>0.8908</text:p>
          </table:table-cell>
          <table:table-cell table:formula="of:=SQRT([.E264]^2+[.F264]^2)" office:value-type="float" office:value="0.111803398874989" calcext:value-type="float">
            <text:p>0.11</text:p>
          </table:table-cell>
          <table:table-cell table:formula="of:=DEGREES(ATAN2([.E264]; [.F264]))" office:value-type="float" office:value="-169.695153531234" calcext:value-type="float">
            <text:p>-169.70</text:p>
          </table:table-cell>
          <table:table-cell table:style-name="ce9" table:formula="of:=SQRT([.V264])" office:value-type="float" office:value="13.3618551230161" calcext:value-type="float">
            <text:p>13.36</text:p>
          </table:table-cell>
          <table:table-cell table:style-name="ce8" table:formula="of:=DEGREES(ATAN( (-SIN (RADIANS ([.C264])) * COS(RADIANS([.B264]))) / (COS (RADIANS ([.C264])) * SIN(RADIANS([.B264]))) )) + [.D264]" office:value-type="float" office:value="0.164781945085705" calcext:value-type="float">
            <text:p>0.16</text:p>
          </table:table-cell>
          <table:table-cell table:style-name="ce11" table:formula="of:=SQRT([.W264]^2+[.X264]^2)" office:value-type="float" office:value="13.2518126767468" calcext:value-type="float">
            <text:p>13.25</text:p>
          </table:table-cell>
          <table:table-cell table:style-name="ce13" table:formula="of:=DEGREES(ATAN2([.W264];[.X264]))" office:value-type="float" office:value="0.079677717883483" calcext:value-type="float">
            <text:p>0.08</text:p>
          </table:table-cell>
          <table:table-cell office:value-type="float" office:value="13.2518126767468" calcext:value-type="float">
            <text:p>13.25</text:p>
          </table:table-cell>
          <table:table-cell office:value-type="float" office:value="0.079677717883483" calcext:value-type="float">
            <text:p>0.08</text:p>
          </table:table-cell>
          <table:table-cell/>
          <table:table-cell table:style-name="ce19" table:formula="of:=[.K264]*15" office:value-type="float" office:value="13.3618551230161" calcext:value-type="float">
            <text:p>13.36</text:p>
          </table:table-cell>
          <table:table-cell table:style-name="ce8" table:formula="of:=[.K264]^2*225" office:value-type="float" office:value="178.539172328471" calcext:value-type="float">
            <text:p>178.54</text:p>
          </table:table-cell>
          <table:table-cell table:style-name="ce8" table:formula="of:=[.L264]*COS(RADIANS([.M264]))+[.N264]*COS(RADIANS([.O264]))" office:value-type="float" office:value="13.251799863071" calcext:value-type="float">
            <text:p>13.25</text:p>
          </table:table-cell>
          <table:table-cell table:style-name="ce8" table:formula="of:=[.L264]*SIN(RADIANS([.M264]))+[.N264]*SIN(RADIANS([.O264]))" office:value-type="float" office:value="0.018428475195804" calcext:value-type="float">
            <text:p>0.02</text:p>
          </table:table-cell>
          <table:table-cell office:value-type="float" office:value="13.4898762128798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83649" calcext:value-type="float">
            <text:p>183649</text:p>
          </table:table-cell>
          <table:table-cell table:style-name="Default" office:value-type="float" office:value="-41.1403706352916" calcext:value-type="float">
            <text:p>-41.1403706353</text:p>
          </table:table-cell>
          <table:table-cell table:style-name="Default" office:value-type="float" office:value="7.44114446862851" calcext:value-type="float">
            <text:p>7.4411444686</text:p>
          </table:table-cell>
          <table:table-cell table:style-name="Default" office:value-type="float" office:value="-8.32155243754857" calcext:value-type="float">
            <text:p>-8.3215524375</text:p>
          </table:table-cell>
          <table:table-cell table:style-name="Default" office:value-type="float" office:value="-0.09" calcext:value-type="float">
            <text:p>-0.09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043" calcext:value-type="float">
            <text:p>19.043</text:p>
          </table:table-cell>
          <table:table-cell/>
          <table:table-cell table:formula="of:=DEGREES(ACOS(COS(RADIANS([.B265]))*COS(RADIANS([.C265]))))" office:value-type="float" office:value="41.6897028732276" calcext:value-type="float">
            <text:p>41.69</text:p>
          </table:table-cell>
          <table:table-cell table:formula="of:=TAN((ACOS(COS(RADIANS([.B265]))*COS(RADIANS([.C265])))))" office:value-type="float" office:value="0.890645167910514" calcext:value-type="float">
            <text:p>0.8906</text:p>
          </table:table-cell>
          <table:table-cell table:formula="of:=SQRT([.E265]^2+[.F265]^2)" office:value-type="float" office:value="0.0905538513813742" calcext:value-type="float">
            <text:p>0.09</text:p>
          </table:table-cell>
          <table:table-cell table:formula="of:=DEGREES(ATAN2([.E265]; [.F265]))" office:value-type="float" office:value="-173.65980825409" calcext:value-type="float">
            <text:p>-173.66</text:p>
          </table:table-cell>
          <table:table-cell table:style-name="ce9" table:formula="of:=SQRT([.V265])" office:value-type="float" office:value="13.3596775186577" calcext:value-type="float">
            <text:p>13.36</text:p>
          </table:table-cell>
          <table:table-cell table:style-name="ce8" table:formula="of:=DEGREES(ATAN( (-SIN (RADIANS ([.C265])) * COS(RADIANS([.B265]))) / (COS (RADIANS ([.C265])) * SIN(RADIANS([.B265]))) )) + [.D265]" office:value-type="float" office:value="0.181503786009339" calcext:value-type="float">
            <text:p>0.18</text:p>
          </table:table-cell>
          <table:table-cell table:style-name="ce11" table:formula="of:=SQRT([.W265]^2+[.X265]^2)" office:value-type="float" office:value="13.2696498480762" calcext:value-type="float">
            <text:p>13.27</text:p>
          </table:table-cell>
          <table:table-cell table:style-name="ce13" table:formula="of:=DEGREES(ATAN2([.W265];[.X265]))" office:value-type="float" office:value="0.139556962774644" calcext:value-type="float">
            <text:p>0.14</text:p>
          </table:table-cell>
          <table:table-cell office:value-type="float" office:value="13.2696498480762" calcext:value-type="float">
            <text:p>13.27</text:p>
          </table:table-cell>
          <table:table-cell office:value-type="float" office:value="0.139556962774644" calcext:value-type="float">
            <text:p>0.14</text:p>
          </table:table-cell>
          <table:table-cell/>
          <table:table-cell table:style-name="ce19" table:formula="of:=[.K265]*15" office:value-type="float" office:value="13.3596775186577" calcext:value-type="float">
            <text:p>13.36</text:p>
          </table:table-cell>
          <table:table-cell table:style-name="ce8" table:formula="of:=[.K265]^2*225" office:value-type="float" office:value="178.480983402528" calcext:value-type="float">
            <text:p>178.48</text:p>
          </table:table-cell>
          <table:table-cell table:style-name="ce8" table:formula="of:=[.L265]*COS(RADIANS([.M265]))+[.N265]*COS(RADIANS([.O265]))" office:value-type="float" office:value="13.2696104851835" calcext:value-type="float">
            <text:p>13.27</text:p>
          </table:table-cell>
          <table:table-cell table:style-name="ce8" table:formula="of:=[.L265]*SIN(RADIANS([.M265]))+[.N265]*SIN(RADIANS([.O265]))" office:value-type="float" office:value="0.0323212322878934" calcext:value-type="float">
            <text:p>0.03</text:p>
          </table:table-cell>
          <table:table-cell office:value-type="float" office:value="13.4898762128798" calcext:value-type="float">
            <text:p>13.49</text:p>
          </table:table-cell>
          <table:table-cell table:number-columns-repeated="998"/>
        </table:table-row>
        <table:table-row table:style-name="ro1">
          <table:table-cell table:style-name="Default" office:value-type="float" office:value="183899" calcext:value-type="float">
            <text:p>183899</text:p>
          </table:table-cell>
          <table:table-cell table:style-name="Default" office:value-type="float" office:value="-41.0002629648471" calcext:value-type="float">
            <text:p>-41.0002629648</text:p>
          </table:table-cell>
          <table:table-cell table:style-name="Default" office:value-type="float" office:value="7.27554140955968" calcext:value-type="float">
            <text:p>7.2755414096</text:p>
          </table:table-cell>
          <table:table-cell table:style-name="Default" office:value-type="float" office:value="-8.26878154224741" calcext:value-type="float">
            <text:p>-8.2687815422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079" calcext:value-type="float">
            <text:p>19.079</text:p>
          </table:table-cell>
          <table:table-cell/>
          <table:table-cell table:formula="of:=DEGREES(ACOS(COS(RADIANS([.B266]))*COS(RADIANS([.C266]))))" office:value-type="float" office:value="41.5281463981023" calcext:value-type="float">
            <text:p>41.53</text:p>
          </table:table-cell>
          <table:table-cell table:formula="of:=TAN((ACOS(COS(RADIANS([.B266]))*COS(RADIANS([.C266])))))" office:value-type="float" office:value="0.885601411069997" calcext:value-type="float">
            <text:p>0.8856</text:p>
          </table:table-cell>
          <table:table-cell table:formula="of:=SQRT([.E266]^2+[.F266]^2)" office:value-type="float" office:value="0.08" calcext:value-type="float">
            <text:p>0.08</text:p>
          </table:table-cell>
          <table:table-cell table:formula="of:=DEGREES(ATAN2([.E266]; [.F266]))" office:value-type="float" office:value="180" calcext:value-type="float">
            <text:p>180.00</text:p>
          </table:table-cell>
          <table:table-cell table:style-name="ce9" table:formula="of:=SQRT([.V266])" office:value-type="float" office:value="13.28402116605" calcext:value-type="float">
            <text:p>13.28</text:p>
          </table:table-cell>
          <table:table-cell table:style-name="ce8" table:formula="of:=DEGREES(ATAN( (-SIN (RADIANS ([.C266])) * COS(RADIANS([.B266]))) / (COS (RADIANS ([.C266])) * SIN(RADIANS([.B266]))) )) + [.D266]" office:value-type="float" office:value="0.086241171544561" calcext:value-type="float">
            <text:p>0.09</text:p>
          </table:table-cell>
          <table:table-cell table:style-name="ce11" table:formula="of:=SQRT([.W266]^2+[.X266]^2)" office:value-type="float" office:value="13.2040212572232" calcext:value-type="float">
            <text:p>13.20</text:p>
          </table:table-cell>
          <table:table-cell table:style-name="ce13" table:formula="of:=DEGREES(ATAN2([.W266];[.X266]))" office:value-type="float" office:value="0.0867636859349941" calcext:value-type="float">
            <text:p>0.09</text:p>
          </table:table-cell>
          <table:table-cell office:value-type="float" office:value="13.2040212572232" calcext:value-type="float">
            <text:p>13.20</text:p>
          </table:table-cell>
          <table:table-cell office:value-type="float" office:value="0.0867636859349959" calcext:value-type="float">
            <text:p>0.09</text:p>
          </table:table-cell>
          <table:table-cell/>
          <table:table-cell table:style-name="ce19" table:formula="of:=[.K266]*15" office:value-type="float" office:value="13.28402116605" calcext:value-type="float">
            <text:p>13.28</text:p>
          </table:table-cell>
          <table:table-cell table:style-name="ce8" table:formula="of:=[.K266]^2*225" office:value-type="float" office:value="176.465218340063" calcext:value-type="float">
            <text:p>176.47</text:p>
          </table:table-cell>
          <table:table-cell table:style-name="ce8" table:formula="of:=[.L266]*COS(RADIANS([.M266]))+[.N266]*COS(RADIANS([.O266]))" office:value-type="float" office:value="13.2040061178861" calcext:value-type="float">
            <text:p>13.20</text:p>
          </table:table-cell>
          <table:table-cell table:style-name="ce8" table:formula="of:=[.L266]*SIN(RADIANS([.M266]))+[.N266]*SIN(RADIANS([.O266]))" office:value-type="float" office:value="0.0199950000737987" calcext:value-type="float">
            <text:p>0.02</text:p>
          </table:table-cell>
          <table:table-cell office:value-type="float" office:value="13.1884702032189" calcext:value-type="float">
            <text:p>13.19</text:p>
          </table:table-cell>
          <table:table-cell table:number-columns-repeated="998"/>
        </table:table-row>
        <table:table-row table:style-name="ro1">
          <table:table-cell table:style-name="Default" office:value-type="float" office:value="184149" calcext:value-type="float">
            <text:p>184149</text:p>
          </table:table-cell>
          <table:table-cell table:style-name="Default" office:value-type="float" office:value="-41.0259615515993" calcext:value-type="float">
            <text:p>-41.0259615516</text:p>
          </table:table-cell>
          <table:table-cell table:style-name="Default" office:value-type="float" office:value="7.22689082587532" calcext:value-type="float">
            <text:p>7.2268908259</text:p>
          </table:table-cell>
          <table:table-cell table:style-name="Default" office:value-type="float" office:value="-8.28489225095218" calcext:value-type="float">
            <text:p>-8.284892251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115" calcext:value-type="float">
            <text:p>19.115</text:p>
          </table:table-cell>
          <table:table-cell/>
          <table:table-cell table:formula="of:=DEGREES(ACOS(COS(RADIANS([.B267]))*COS(RADIANS([.C267]))))" office:value-type="float" office:value="41.5463875625741" calcext:value-type="float">
            <text:p>41.55</text:p>
          </table:table-cell>
          <table:table-cell table:formula="of:=TAN((ACOS(COS(RADIANS([.B267]))*COS(RADIANS([.C267])))))" office:value-type="float" office:value="0.88616963276881" calcext:value-type="float">
            <text:p>0.8862</text:p>
          </table:table-cell>
          <table:table-cell table:formula="of:=SQRT([.E267]^2+[.F267]^2)" office:value-type="float" office:value="0.0806225774829855" calcext:value-type="float">
            <text:p>0.08</text:p>
          </table:table-cell>
          <table:table-cell table:formula="of:=DEGREES(ATAN2([.E267]; [.F267]))" office:value-type="float" office:value="-172.874983651098" calcext:value-type="float">
            <text:p>-172.87</text:p>
          </table:table-cell>
          <table:table-cell table:style-name="ce9" table:formula="of:=SQRT([.V267])" office:value-type="float" office:value="13.2925444915322" calcext:value-type="float">
            <text:p>13.29</text:p>
          </table:table-cell>
          <table:table-cell table:style-name="ce8" table:formula="of:=DEGREES(ATAN( (-SIN (RADIANS ([.C267])) * COS(RADIANS([.B267]))) / (COS (RADIANS ([.C267])) * SIN(RADIANS([.B267]))) )) + [.D267]" office:value-type="float" office:value="0.0070420131898512" calcext:value-type="float">
            <text:p>0.01</text:p>
          </table:table-cell>
          <table:table-cell table:style-name="ce11" table:formula="of:=SQRT([.W267]^2+[.X267]^2)" office:value-type="float" office:value="13.2125470399173" calcext:value-type="float">
            <text:p>13.21</text:p>
          </table:table-cell>
          <table:table-cell table:style-name="ce13" table:formula="of:=DEGREES(ATAN2([.W267];[.X267]))" office:value-type="float" office:value="-0.0362800262746375" calcext:value-type="float">
            <text:p>-0.04</text:p>
          </table:table-cell>
          <table:table-cell office:value-type="float" office:value="13.2125470399173" calcext:value-type="float">
            <text:p>13.21</text:p>
          </table:table-cell>
          <table:table-cell office:value-type="float" office:value="-0.0362800262746375" calcext:value-type="float">
            <text:p>-0.04</text:p>
          </table:table-cell>
          <table:table-cell/>
          <table:table-cell table:style-name="ce19" table:formula="of:=[.K267]*15" office:value-type="float" office:value="13.2925444915322" calcext:value-type="float">
            <text:p>13.29</text:p>
          </table:table-cell>
          <table:table-cell table:style-name="ce8" table:formula="of:=[.K267]^2*225" office:value-type="float" office:value="176.691739059362" calcext:value-type="float">
            <text:p>176.69</text:p>
          </table:table-cell>
          <table:table-cell table:style-name="ce8" table:formula="of:=[.L267]*COS(RADIANS([.M267]))+[.N267]*COS(RADIANS([.O267]))" office:value-type="float" office:value="13.2125443911338" calcext:value-type="float">
            <text:p>13.21</text:p>
          </table:table-cell>
          <table:table-cell table:style-name="ce8" table:formula="of:=[.L267]*SIN(RADIANS([.M267]))+[.N267]*SIN(RADIANS([.O267]))" office:value-type="float" office:value="-0.0083662623286413" calcext:value-type="float">
            <text:p>-0.01</text:p>
          </table:table-cell>
          <table:table-cell office:value-type="float" office:value="13.1884702032189" calcext:value-type="float">
            <text:p>13.19</text:p>
          </table:table-cell>
          <table:table-cell table:number-columns-repeated="998"/>
        </table:table-row>
        <table:table-row table:style-name="ro1">
          <table:table-cell table:style-name="Default" office:value-type="float" office:value="184399" calcext:value-type="float">
            <text:p>184399</text:p>
          </table:table-cell>
          <table:table-cell table:style-name="Default" office:value-type="float" office:value="-41.1371877671384" calcext:value-type="float">
            <text:p>-41.1371877671</text:p>
          </table:table-cell>
          <table:table-cell table:style-name="Default" office:value-type="float" office:value="7.35747892016409" calcext:value-type="float">
            <text:p>7.3574789202</text:p>
          </table:table-cell>
          <table:table-cell table:style-name="Default" office:value-type="float" office:value="-8.32161647057204" calcext:value-type="float">
            <text:p>-8.3216164706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15" calcext:value-type="float">
            <text:p>19.15</text:p>
          </table:table-cell>
          <table:table-cell/>
          <table:table-cell table:formula="of:=DEGREES(ACOS(COS(RADIANS([.B268]))*COS(RADIANS([.C268]))))" office:value-type="float" office:value="41.6743776893711" calcext:value-type="float">
            <text:p>41.67</text:p>
          </table:table-cell>
          <table:table-cell table:formula="of:=TAN((ACOS(COS(RADIANS([.B268]))*COS(RADIANS([.C268])))))" office:value-type="float" office:value="0.890165633058812" calcext:value-type="float">
            <text:p>0.8902</text:p>
          </table:table-cell>
          <table:table-cell table:formula="of:=SQRT([.E268]^2+[.F268]^2)" office:value-type="float" office:value="0.0806225774829855" calcext:value-type="float">
            <text:p>0.08</text:p>
          </table:table-cell>
          <table:table-cell table:formula="of:=DEGREES(ATAN2([.E268]; [.F268]))" office:value-type="float" office:value="-172.874983651098" calcext:value-type="float">
            <text:p>-172.87</text:p>
          </table:table-cell>
          <table:table-cell table:style-name="ce9" table:formula="of:=SQRT([.V268])" office:value-type="float" office:value="13.3524844958822" calcext:value-type="float">
            <text:p>13.35</text:p>
          </table:table-cell>
          <table:table-cell table:style-name="ce8" table:formula="of:=DEGREES(ATAN( (-SIN (RADIANS ([.C268])) * COS(RADIANS([.B268]))) / (COS (RADIANS ([.C268])) * SIN(RADIANS([.B268]))) )) + [.D268]" office:value-type="float" office:value="0.0870880846739492" calcext:value-type="float">
            <text:p>0.09</text:p>
          </table:table-cell>
          <table:table-cell table:style-name="ce11" table:formula="of:=SQRT([.W268]^2+[.X268]^2)" office:value-type="float" office:value="13.2724730646905" calcext:value-type="float">
            <text:p>13.27</text:p>
          </table:table-cell>
          <table:table-cell table:style-name="ce13" table:formula="of:=DEGREES(ATAN2([.W268];[.X268]))" office:value-type="float" office:value="0.0444441750816793" calcext:value-type="float">
            <text:p>0.04</text:p>
          </table:table-cell>
          <table:table-cell office:value-type="float" office:value="13.2724730646905" calcext:value-type="float">
            <text:p>13.27</text:p>
          </table:table-cell>
          <table:table-cell office:value-type="float" office:value="0.0444441750816793" calcext:value-type="float">
            <text:p>0.04</text:p>
          </table:table-cell>
          <table:table-cell/>
          <table:table-cell table:style-name="ce19" table:formula="of:=[.K268]*15" office:value-type="float" office:value="13.3524844958822" calcext:value-type="float">
            <text:p>13.35</text:p>
          </table:table-cell>
          <table:table-cell table:style-name="ce8" table:formula="of:=[.K268]^2*225" office:value-type="float" office:value="178.288842212774" calcext:value-type="float">
            <text:p>178.29</text:p>
          </table:table-cell>
          <table:table-cell table:style-name="ce8" table:formula="of:=[.L268]*COS(RADIANS([.M268]))+[.N268]*COS(RADIANS([.O268]))" office:value-type="float" office:value="13.2724690716265" calcext:value-type="float">
            <text:p>13.27</text:p>
          </table:table-cell>
          <table:table-cell table:style-name="ce8" table:formula="of:=[.L268]*SIN(RADIANS([.M268]))+[.N268]*SIN(RADIANS([.O268]))" office:value-type="float" office:value="0.0102954190083607" calcext:value-type="float">
            <text:p>0.01</text:p>
          </table:table-cell>
          <table:table-cell office:value-type="float" office:value="12.2296696386975" calcext:value-type="float">
            <text:p>12.23</text:p>
          </table:table-cell>
          <table:table-cell table:number-columns-repeated="998"/>
        </table:table-row>
        <table:table-row table:style-name="ro1">
          <table:table-cell table:style-name="Default" office:value-type="float" office:value="184649" calcext:value-type="float">
            <text:p>184649</text:p>
          </table:table-cell>
          <table:table-cell table:style-name="Default" office:value-type="float" office:value="-41.1638084294285" calcext:value-type="float">
            <text:p>-41.1638084294</text:p>
          </table:table-cell>
          <table:table-cell table:style-name="Default" office:value-type="float" office:value="7.40911344274209" calcext:value-type="float">
            <text:p>7.4091134427</text:p>
          </table:table-cell>
          <table:table-cell table:style-name="Default" office:value-type="float" office:value="-8.32960437680637" calcext:value-type="float">
            <text:p>-8.3296043768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184" calcext:value-type="float">
            <text:p>19.184</text:p>
          </table:table-cell>
          <table:table-cell/>
          <table:table-cell table:formula="of:=DEGREES(ACOS(COS(RADIANS([.B269]))*COS(RADIANS([.C269]))))" office:value-type="float" office:value="41.7080087153118" calcext:value-type="float">
            <text:p>41.71</text:p>
          </table:table-cell>
          <table:table-cell table:formula="of:=TAN((ACOS(COS(RADIANS([.B269]))*COS(RADIANS([.C269])))))" office:value-type="float" office:value="0.891218269016209" calcext:value-type="float">
            <text:p>0.8912</text:p>
          </table:table-cell>
          <table:table-cell table:formula="of:=SQRT([.E269]^2+[.F269]^2)" office:value-type="float" office:value="0.0707106781186548" calcext:value-type="float">
            <text:p>0.07</text:p>
          </table:table-cell>
          <table:table-cell table:formula="of:=DEGREES(ATAN2([.E269]; [.F269]))" office:value-type="float" office:value="-171.869897645844" calcext:value-type="float">
            <text:p>-171.87</text:p>
          </table:table-cell>
          <table:table-cell table:style-name="ce9" table:formula="of:=SQRT([.V269])" office:value-type="float" office:value="13.3682740352431" calcext:value-type="float">
            <text:p>13.37</text:p>
          </table:table-cell>
          <table:table-cell table:style-name="ce8" table:formula="of:=DEGREES(ATAN( (-SIN (RADIANS ([.C269])) * COS(RADIANS([.B269]))) / (COS (RADIANS ([.C269])) * SIN(RADIANS([.B269]))) )) + [.D269]" office:value-type="float" office:value="0.130089496715168" calcext:value-type="float">
            <text:p>0.13</text:p>
          </table:table-cell>
          <table:table-cell table:style-name="ce11" table:formula="of:=SQRT([.W269]^2+[.X269]^2)" office:value-type="float" office:value="13.2982551520994" calcext:value-type="float">
            <text:p>13.30</text:p>
          </table:table-cell>
          <table:table-cell table:style-name="ce13" table:formula="of:=DEGREES(ATAN2([.W269];[.X269]))" office:value-type="float" office:value="0.0876891888277066" calcext:value-type="float">
            <text:p>0.09</text:p>
          </table:table-cell>
          <table:table-cell office:value-type="float" office:value="13.2982551520994" calcext:value-type="float">
            <text:p>13.30</text:p>
          </table:table-cell>
          <table:table-cell office:value-type="float" office:value="0.0876891888277066" calcext:value-type="float">
            <text:p>0.09</text:p>
          </table:table-cell>
          <table:table-cell/>
          <table:table-cell table:style-name="ce19" table:formula="of:=[.K269]*15" office:value-type="float" office:value="13.3682740352431" calcext:value-type="float">
            <text:p>13.37</text:p>
          </table:table-cell>
          <table:table-cell table:style-name="ce8" table:formula="of:=[.K269]^2*225" office:value-type="float" office:value="178.710750681356" calcext:value-type="float">
            <text:p>178.71</text:p>
          </table:table-cell>
          <table:table-cell table:style-name="ce8" table:formula="of:=[.L269]*COS(RADIANS([.M269]))+[.N269]*COS(RADIANS([.O269]))" office:value-type="float" office:value="13.298239577696" calcext:value-type="float">
            <text:p>13.30</text:p>
          </table:table-cell>
          <table:table-cell table:style-name="ce8" table:formula="of:=[.L269]*SIN(RADIANS([.M269]))+[.N269]*SIN(RADIANS([.O269]))" office:value-type="float" office:value="0.0203525069697249" calcext:value-type="float">
            <text:p>0.02</text:p>
          </table:table-cell>
          <table:table-cell office:value-type="float" office:value="12.2296696386975" calcext:value-type="float">
            <text:p>12.23</text:p>
          </table:table-cell>
          <table:table-cell table:number-columns-repeated="998"/>
        </table:table-row>
        <table:table-row table:style-name="ro1">
          <table:table-cell table:style-name="Default" office:value-type="float" office:value="184900" calcext:value-type="float">
            <text:p>184900</text:p>
          </table:table-cell>
          <table:table-cell table:style-name="Default" office:value-type="float" office:value="-41.1293091439308" calcext:value-type="float">
            <text:p>-41.1293091439</text:p>
          </table:table-cell>
          <table:table-cell table:style-name="Default" office:value-type="float" office:value="7.40338120648116" calcext:value-type="float">
            <text:p>7.4033812065</text:p>
          </table:table-cell>
          <table:table-cell table:style-name="Default" office:value-type="float" office:value="-8.31913796567697" calcext:value-type="float">
            <text:p>-8.3191379657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219" calcext:value-type="float">
            <text:p>19.219</text:p>
          </table:table-cell>
          <table:table-cell/>
          <table:table-cell table:formula="of:=DEGREES(ACOS(COS(RADIANS([.B270]))*COS(RADIANS([.C270]))))" office:value-type="float" office:value="41.673326975542" calcext:value-type="float">
            <text:p>41.67</text:p>
          </table:table-cell>
          <table:table-cell table:formula="of:=TAN((ACOS(COS(RADIANS([.B270]))*COS(RADIANS([.C270])))))" office:value-type="float" office:value="0.890132763913233" calcext:value-type="float">
            <text:p>0.8901</text:p>
          </table:table-cell>
          <table:table-cell table:formula="of:=SQRT([.E270]^2+[.F270]^2)" office:value-type="float" office:value="0.06" calcext:value-type="float">
            <text:p>0.06</text:p>
          </table:table-cell>
          <table:table-cell table:formula="of:=DEGREES(ATAN2([.E270]; [.F270]))" office:value-type="float" office:value="180" calcext:value-type="float">
            <text:p>180.00</text:p>
          </table:table-cell>
          <table:table-cell table:style-name="ce9" table:formula="of:=SQRT([.V270])" office:value-type="float" office:value="13.3519914586985" calcext:value-type="float">
            <text:p>13.35</text:p>
          </table:table-cell>
          <table:table-cell table:style-name="ce8" table:formula="of:=DEGREES(ATAN( (-SIN (RADIANS ([.C270])) * COS(RADIANS([.B270]))) / (COS (RADIANS ([.C270])) * SIN(RADIANS([.B270]))) )) + [.D270]" office:value-type="float" office:value="0.144163085658814" calcext:value-type="float">
            <text:p>0.14</text:p>
          </table:table-cell>
          <table:table-cell table:style-name="ce11" table:formula="of:=SQRT([.W270]^2+[.X270]^2)" office:value-type="float" office:value="13.2919916494816" calcext:value-type="float">
            <text:p>13.29</text:p>
          </table:table-cell>
          <table:table-cell table:style-name="ce13" table:formula="of:=DEGREES(ATAN2([.W270];[.X270]))" office:value-type="float" office:value="0.144813836595247" calcext:value-type="float">
            <text:p>0.14</text:p>
          </table:table-cell>
          <table:table-cell office:value-type="float" office:value="13.2919916494816" calcext:value-type="float">
            <text:p>13.29</text:p>
          </table:table-cell>
          <table:table-cell office:value-type="float" office:value="0.144813836595247" calcext:value-type="float">
            <text:p>0.14</text:p>
          </table:table-cell>
          <table:table-cell/>
          <table:table-cell table:style-name="ce19" table:formula="of:=[.K270]*15" office:value-type="float" office:value="13.3519914586985" calcext:value-type="float">
            <text:p>13.35</text:p>
          </table:table-cell>
          <table:table-cell table:style-name="ce8" table:formula="of:=[.K270]^2*225" office:value-type="float" office:value="178.275675913158" calcext:value-type="float">
            <text:p>178.28</text:p>
          </table:table-cell>
          <table:table-cell table:style-name="ce8" table:formula="of:=[.L270]*COS(RADIANS([.M270]))+[.N270]*COS(RADIANS([.O270]))" office:value-type="float" office:value="13.2919491939105" calcext:value-type="float">
            <text:p>13.29</text:p>
          </table:table-cell>
          <table:table-cell table:style-name="ce8" table:formula="of:=[.L270]*SIN(RADIANS([.M270]))+[.N270]*SIN(RADIANS([.O270]))" office:value-type="float" office:value="0.0335951840384466" calcext:value-type="float">
            <text:p>0.03</text:p>
          </table:table-cell>
          <table:table-cell office:value-type="float" office:value="11.2598289187641" calcext:value-type="float">
            <text:p>11.26</text:p>
          </table:table-cell>
          <table:table-cell table:number-columns-repeated="998"/>
        </table:table-row>
        <table:table-row table:style-name="ro1">
          <table:table-cell table:style-name="Default" office:value-type="float" office:value="185150" calcext:value-type="float">
            <text:p>185150</text:p>
          </table:table-cell>
          <table:table-cell table:style-name="Default" office:value-type="float" office:value="-41.0474903078632" calcext:value-type="float">
            <text:p>-41.0474903079</text:p>
          </table:table-cell>
          <table:table-cell table:style-name="Default" office:value-type="float" office:value="7.34615019765198" calcext:value-type="float">
            <text:p>7.3461501977</text:p>
          </table:table-cell>
          <table:table-cell table:style-name="Default" office:value-type="float" office:value="-8.3052496297734" calcext:value-type="float">
            <text:p>-8.3052496298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253" calcext:value-type="float">
            <text:p>19.253</text:p>
          </table:table-cell>
          <table:table-cell/>
          <table:table-cell table:formula="of:=DEGREES(ACOS(COS(RADIANS([.B271]))*COS(RADIANS([.C271]))))" office:value-type="float" office:value="41.5847154101104" calcext:value-type="float">
            <text:p>41.58</text:p>
          </table:table-cell>
          <table:table-cell table:formula="of:=TAN((ACOS(COS(RADIANS([.B271]))*COS(RADIANS([.C271])))))" office:value-type="float" office:value="0.887364610387799" calcext:value-type="float">
            <text:p>0.8874</text:p>
          </table:table-cell>
          <table:table-cell table:formula="of:=SQRT([.E271]^2+[.F271]^2)" office:value-type="float" office:value="0.04" calcext:value-type="float">
            <text:p>0.04</text:p>
          </table:table-cell>
          <table:table-cell table:formula="of:=DEGREES(ATAN2([.E271]; [.F271]))" office:value-type="float" office:value="180" calcext:value-type="float">
            <text:p>180.00</text:p>
          </table:table-cell>
          <table:table-cell table:style-name="ce9" table:formula="of:=SQRT([.V271])" office:value-type="float" office:value="13.310469155817" calcext:value-type="float">
            <text:p>13.31</text:p>
          </table:table-cell>
          <table:table-cell table:style-name="ce8" table:formula="of:=DEGREES(ATAN( (-SIN (RADIANS ([.C271])) * COS(RADIANS([.B271]))) / (COS (RADIANS ([.C271])) * SIN(RADIANS([.B271]))) )) + [.D271]" office:value-type="float" office:value="0.116746593324287" calcext:value-type="float">
            <text:p>0.12</text:p>
          </table:table-cell>
          <table:table-cell table:style-name="ce11" table:formula="of:=SQRT([.W271]^2+[.X271]^2)" office:value-type="float" office:value="13.2704692391045" calcext:value-type="float">
            <text:p>13.27</text:p>
          </table:table-cell>
          <table:table-cell table:style-name="ce13" table:formula="of:=DEGREES(ATAN2([.W271];[.X271]))" office:value-type="float" office:value="0.117098491996249" calcext:value-type="float">
            <text:p>0.12</text:p>
          </table:table-cell>
          <table:table-cell office:value-type="float" office:value="13.2704692391045" calcext:value-type="float">
            <text:p>13.27</text:p>
          </table:table-cell>
          <table:table-cell office:value-type="float" office:value="0.117098491996251" calcext:value-type="float">
            <text:p>0.12</text:p>
          </table:table-cell>
          <table:table-cell/>
          <table:table-cell table:style-name="ce19" table:formula="of:=[.K271]*15" office:value-type="float" office:value="13.310469155817" calcext:value-type="float">
            <text:p>13.31</text:p>
          </table:table-cell>
          <table:table-cell table:style-name="ce8" table:formula="of:=[.K271]^2*225" office:value-type="float" office:value="177.168589147955" calcext:value-type="float">
            <text:p>177.17</text:p>
          </table:table-cell>
          <table:table-cell table:style-name="ce8" table:formula="of:=[.L271]*COS(RADIANS([.M271]))+[.N271]*COS(RADIANS([.O271]))" office:value-type="float" office:value="13.2704415241945" calcext:value-type="float">
            <text:p>13.27</text:p>
          </table:table-cell>
          <table:table-cell table:style-name="ce8" table:formula="of:=[.L271]*SIN(RADIANS([.M271]))+[.N271]*SIN(RADIANS([.O271]))" office:value-type="float" office:value="0.0271215588197976" calcext:value-type="float">
            <text:p>0.03</text:p>
          </table:table-cell>
          <table:table-cell office:value-type="float" office:value="11.2598289187641" calcext:value-type="float">
            <text:p>11.26</text:p>
          </table:table-cell>
          <table:table-cell table:number-columns-repeated="998"/>
        </table:table-row>
        <table:table-row table:style-name="ro1">
          <table:table-cell table:style-name="Default" office:value-type="float" office:value="185399" calcext:value-type="float">
            <text:p>185399</text:p>
          </table:table-cell>
          <table:table-cell table:style-name="Default" office:value-type="float" office:value="-41.0106926637097" calcext:value-type="float">
            <text:p>-41.0106926637</text:p>
          </table:table-cell>
          <table:table-cell table:style-name="Default" office:value-type="float" office:value="7.36898949646285" calcext:value-type="float">
            <text:p>7.3689894965</text:p>
          </table:table-cell>
          <table:table-cell table:style-name="Default" office:value-type="float" office:value="-8.30291797394549" calcext:value-type="float">
            <text:p>-8.3029179739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288" calcext:value-type="float">
            <text:p>19.288</text:p>
          </table:table-cell>
          <table:table-cell/>
          <table:table-cell table:formula="of:=DEGREES(ACOS(COS(RADIANS([.B272]))*COS(RADIANS([.C272]))))" office:value-type="float" office:value="41.5519350085533" calcext:value-type="float">
            <text:p>41.55</text:p>
          </table:table-cell>
          <table:table-cell table:formula="of:=TAN((ACOS(COS(RADIANS([.B272]))*COS(RADIANS([.C272])))))" office:value-type="float" office:value="0.886342502157842" calcext:value-type="float">
            <text:p>0.8863</text:p>
          </table:table-cell>
          <table:table-cell table:formula="of:=SQRT([.E272]^2+[.F272]^2)" office:value-type="float" office:value="0.0509901951359279" calcext:value-type="float">
            <text:p>0.05</text:p>
          </table:table-cell>
          <table:table-cell table:formula="of:=DEGREES(ATAN2([.E272]; [.F272]))" office:value-type="float" office:value="-168.69006752598" calcext:value-type="float">
            <text:p>-168.69</text:p>
          </table:table-cell>
          <table:table-cell table:style-name="ce9" table:formula="of:=SQRT([.V272])" office:value-type="float" office:value="13.2951375323676" calcext:value-type="float">
            <text:p>13.30</text:p>
          </table:table-cell>
          <table:table-cell table:style-name="ce8" table:formula="of:=DEGREES(ATAN( (-SIN (RADIANS ([.C272])) * COS(RADIANS([.B272]))) / (COS (RADIANS ([.C272])) * SIN(RADIANS([.B272]))) )) + [.D272]" office:value-type="float" office:value="0.155976521617427" calcext:value-type="float">
            <text:p>0.16</text:p>
          </table:table-cell>
          <table:table-cell table:style-name="ce11" table:formula="of:=SQRT([.W272]^2+[.X272]^2)" office:value-type="float" office:value="13.245114167519" calcext:value-type="float">
            <text:p>13.25</text:p>
          </table:table-cell>
          <table:table-cell table:style-name="ce13" table:formula="of:=DEGREES(ATAN2([.W272];[.X272]))" office:value-type="float" office:value="0.113307436194816" calcext:value-type="float">
            <text:p>0.11</text:p>
          </table:table-cell>
          <table:table-cell office:value-type="float" office:value="13.245114167519" calcext:value-type="float">
            <text:p>13.25</text:p>
          </table:table-cell>
          <table:table-cell office:value-type="float" office:value="0.113307436194816" calcext:value-type="float">
            <text:p>0.11</text:p>
          </table:table-cell>
          <table:table-cell/>
          <table:table-cell table:style-name="ce19" table:formula="of:=[.K272]*15" office:value-type="float" office:value="13.2951375323676" calcext:value-type="float">
            <text:p>13.30</text:p>
          </table:table-cell>
          <table:table-cell table:style-name="ce8" table:formula="of:=[.K272]^2*225" office:value-type="float" office:value="176.760682004571" calcext:value-type="float">
            <text:p>176.76</text:p>
          </table:table-cell>
          <table:table-cell table:style-name="ce8" table:formula="of:=[.L272]*COS(RADIANS([.M272]))+[.N272]*COS(RADIANS([.O272]))" office:value-type="float" office:value="13.2450882676761" calcext:value-type="float">
            <text:p>13.25</text:p>
          </table:table-cell>
          <table:table-cell table:style-name="ce8" table:formula="of:=[.L272]*SIN(RADIANS([.M272]))+[.N272]*SIN(RADIANS([.O272]))" office:value-type="float" office:value="0.0261933594929358" calcext:value-type="float">
            <text:p>0.03</text:p>
          </table:table-cell>
          <table:table-cell office:value-type="float" office:value="10.687570823612" calcext:value-type="float">
            <text:p>10.69</text:p>
          </table:table-cell>
          <table:table-cell table:number-columns-repeated="998"/>
        </table:table-row>
        <table:table-row table:style-name="ro1">
          <table:table-cell table:style-name="Default" office:value-type="float" office:value="185649" calcext:value-type="float">
            <text:p>185649</text:p>
          </table:table-cell>
          <table:table-cell table:style-name="Default" office:value-type="float" office:value="-41.0716555171467" calcext:value-type="float">
            <text:p>-41.0716555171</text:p>
          </table:table-cell>
          <table:table-cell table:style-name="Default" office:value-type="float" office:value="7.37252070426375" calcext:value-type="float">
            <text:p>7.3725207043</text:p>
          </table:table-cell>
          <table:table-cell table:style-name="Default" office:value-type="float" office:value="-8.31392140869838" calcext:value-type="float">
            <text:p>-8.3139214087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323" calcext:value-type="float">
            <text:p>19.323</text:p>
          </table:table-cell>
          <table:table-cell/>
          <table:table-cell table:formula="of:=DEGREES(ACOS(COS(RADIANS([.B273]))*COS(RADIANS([.C273]))))" office:value-type="float" office:value="41.6122629467861" calcext:value-type="float">
            <text:p>41.61</text:p>
          </table:table-cell>
          <table:table-cell table:formula="of:=TAN((ACOS(COS(RADIANS([.B273]))*COS(RADIANS([.C273])))))" office:value-type="float" office:value="0.888224358295723" calcext:value-type="float">
            <text:p>0.8882</text:p>
          </table:table-cell>
          <table:table-cell table:formula="of:=SQRT([.E273]^2+[.F273]^2)" office:value-type="float" office:value="0.05" calcext:value-type="float">
            <text:p>0.05</text:p>
          </table:table-cell>
          <table:table-cell table:formula="of:=DEGREES(ATAN2([.E273]; [.F273]))" office:value-type="float" office:value="180" calcext:value-type="float">
            <text:p>180.00</text:p>
          </table:table-cell>
          <table:table-cell table:style-name="ce9" table:formula="of:=SQRT([.V273])" office:value-type="float" office:value="13.3233653744359" calcext:value-type="float">
            <text:p>13.32</text:p>
          </table:table-cell>
          <table:table-cell table:style-name="ce8" table:formula="of:=DEGREES(ATAN( (-SIN (RADIANS ([.C273])) * COS(RADIANS([.B273]))) / (COS (RADIANS ([.C273])) * SIN(RADIANS([.B273]))) )) + [.D273]" office:value-type="float" office:value="0.131111527275671" calcext:value-type="float">
            <text:p>0.13</text:p>
          </table:table-cell>
          <table:table-cell table:style-name="ce11" table:formula="of:=SQRT([.W273]^2+[.X273]^2)" office:value-type="float" office:value="13.27336550584" calcext:value-type="float">
            <text:p>13.27</text:p>
          </table:table-cell>
          <table:table-cell table:style-name="ce13" table:formula="of:=DEGREES(ATAN2([.W273];[.X273]))" office:value-type="float" office:value="0.131605416383122" calcext:value-type="float">
            <text:p>0.13</text:p>
          </table:table-cell>
          <table:table-cell office:value-type="float" office:value="13.27336550584" calcext:value-type="float">
            <text:p>13.27</text:p>
          </table:table-cell>
          <table:table-cell office:value-type="float" office:value="0.131605416383122" calcext:value-type="float">
            <text:p>0.13</text:p>
          </table:table-cell>
          <table:table-cell/>
          <table:table-cell table:style-name="ce19" table:formula="of:=[.K273]*15" office:value-type="float" office:value="13.3233653744359" calcext:value-type="float">
            <text:p>13.32</text:p>
          </table:table-cell>
          <table:table-cell table:style-name="ce8" table:formula="of:=[.K273]^2*225" office:value-type="float" office:value="177.512064900716" calcext:value-type="float">
            <text:p>177.51</text:p>
          </table:table-cell>
          <table:table-cell table:style-name="ce8" table:formula="of:=[.L273]*COS(RADIANS([.M273]))+[.N273]*COS(RADIANS([.O273]))" office:value-type="float" office:value="13.2733304909208" calcext:value-type="float">
            <text:p>13.27</text:p>
          </table:table-cell>
          <table:table-cell table:style-name="ce8" table:formula="of:=[.L273]*SIN(RADIANS([.M273]))+[.N273]*SIN(RADIANS([.O273]))" office:value-type="float" office:value="0.0304882012775707" calcext:value-type="float">
            <text:p>0.03</text:p>
          </table:table-cell>
          <table:table-cell office:value-type="float" office:value="10.687570823612" calcext:value-type="float">
            <text:p>10.69</text:p>
          </table:table-cell>
          <table:table-cell table:number-columns-repeated="998"/>
        </table:table-row>
        <table:table-row table:style-name="ro1">
          <table:table-cell table:style-name="Default" office:value-type="float" office:value="185899" calcext:value-type="float">
            <text:p>185899</text:p>
          </table:table-cell>
          <table:table-cell table:style-name="Default" office:value-type="float" office:value="-41.1143476145539" calcext:value-type="float">
            <text:p>-41.1143476146</text:p>
          </table:table-cell>
          <table:table-cell table:style-name="Default" office:value-type="float" office:value="7.29569900534768" calcext:value-type="float">
            <text:p>7.2956990053</text:p>
          </table:table-cell>
          <table:table-cell table:style-name="Default" office:value-type="float" office:value="-8.31254939444885" calcext:value-type="float">
            <text:p>-8.3125493944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359" calcext:value-type="float">
            <text:p>19.359</text:p>
          </table:table-cell>
          <table:table-cell/>
          <table:table-cell table:formula="of:=DEGREES(ACOS(COS(RADIANS([.B274]))*COS(RADIANS([.C274]))))" office:value-type="float" office:value="41.6430334931835" calcext:value-type="float">
            <text:p>41.64</text:p>
          </table:table-cell>
          <table:table-cell table:formula="of:=TAN((ACOS(COS(RADIANS([.B274]))*COS(RADIANS([.C274])))))" office:value-type="float" office:value="0.889185563730722" calcext:value-type="float">
            <text:p>0.8892</text:p>
          </table:table-cell>
          <table:table-cell table:formula="of:=SQRT([.E274]^2+[.F274]^2)" office:value-type="float" office:value="0.05" calcext:value-type="float">
            <text:p>0.05</text:p>
          </table:table-cell>
          <table:table-cell table:formula="of:=DEGREES(ATAN2([.E274]; [.F274]))" office:value-type="float" office:value="180" calcext:value-type="float">
            <text:p>180.00</text:p>
          </table:table-cell>
          <table:table-cell table:style-name="ce9" table:formula="of:=SQRT([.V274])" office:value-type="float" office:value="13.3377834559608" calcext:value-type="float">
            <text:p>13.34</text:p>
          </table:table-cell>
          <table:table-cell table:style-name="ce8" table:formula="of:=DEGREES(ATAN( (-SIN (RADIANS ([.C274])) * COS(RADIANS([.B274]))) / (COS (RADIANS ([.C274])) * SIN(RADIANS([.B274]))) )) + [.D274]" office:value-type="float" office:value="0.0324011064574332" calcext:value-type="float">
            <text:p>0.03</text:p>
          </table:table-cell>
          <table:table-cell table:style-name="ce11" table:formula="of:=SQRT([.W274]^2+[.X274]^2)" office:value-type="float" office:value="13.2877834639858" calcext:value-type="float">
            <text:p>13.29</text:p>
          </table:table-cell>
          <table:table-cell table:style-name="ce13" table:formula="of:=DEGREES(ATAN2([.W274];[.X274]))" office:value-type="float" office:value="0.0325230271104086" calcext:value-type="float">
            <text:p>0.03</text:p>
          </table:table-cell>
          <table:table-cell office:value-type="float" office:value="13.2877834639858" calcext:value-type="float">
            <text:p>13.29</text:p>
          </table:table-cell>
          <table:table-cell office:value-type="float" office:value="0.0325230271104104" calcext:value-type="float">
            <text:p>0.03</text:p>
          </table:table-cell>
          <table:table-cell/>
          <table:table-cell table:style-name="ce19" table:formula="of:=[.K274]*15" office:value-type="float" office:value="13.3377834559608" calcext:value-type="float">
            <text:p>13.34</text:p>
          </table:table-cell>
          <table:table-cell table:style-name="ce8" table:formula="of:=[.K274]^2*225" office:value-type="float" office:value="177.896467518102" calcext:value-type="float">
            <text:p>177.90</text:p>
          </table:table-cell>
          <table:table-cell table:style-name="ce8" table:formula="of:=[.L274]*COS(RADIANS([.M274]))+[.N274]*COS(RADIANS([.O274]))" office:value-type="float" office:value="13.2877813232692" calcext:value-type="float">
            <text:p>13.29</text:p>
          </table:table-cell>
          <table:table-cell table:style-name="ce8" table:formula="of:=[.L274]*SIN(RADIANS([.M274]))+[.N274]*SIN(RADIANS([.O274]))" office:value-type="float" office:value="0.00754259602193294" calcext:value-type="float">
            <text:p>0.01</text:p>
          </table:table-cell>
          <table:table-cell office:value-type="float" office:value="10.332598487295" calcext:value-type="float">
            <text:p>10.33</text:p>
          </table:table-cell>
          <table:table-cell table:number-columns-repeated="998"/>
        </table:table-row>
        <table:table-row table:style-name="ro1">
          <table:table-cell table:style-name="Default" office:value-type="float" office:value="186149" calcext:value-type="float">
            <text:p>186149</text:p>
          </table:table-cell>
          <table:table-cell table:style-name="Default" office:value-type="float" office:value="-41.0395126469126" calcext:value-type="float">
            <text:p>-41.0395126469</text:p>
          </table:table-cell>
          <table:table-cell table:style-name="Default" office:value-type="float" office:value="7.32108340339803" calcext:value-type="float">
            <text:p>7.3210834034</text:p>
          </table:table-cell>
          <table:table-cell table:style-name="Default" office:value-type="float" office:value="-8.29388931763637" calcext:value-type="float">
            <text:p>-8.2938893176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394" calcext:value-type="float">
            <text:p>19.394</text:p>
          </table:table-cell>
          <table:table-cell/>
          <table:table-cell table:formula="of:=DEGREES(ACOS(COS(RADIANS([.B275]))*COS(RADIANS([.C275]))))" office:value-type="float" office:value="41.5732503977577" calcext:value-type="float">
            <text:p>41.57</text:p>
          </table:table-cell>
          <table:table-cell table:formula="of:=TAN((ACOS(COS(RADIANS([.B275]))*COS(RADIANS([.C275])))))" office:value-type="float" office:value="0.887007007990313" calcext:value-type="float">
            <text:p>0.8870</text:p>
          </table:table-cell>
          <table:table-cell table:formula="of:=SQRT([.E275]^2+[.F275]^2)" office:value-type="float" office:value="0.04" calcext:value-type="float">
            <text:p>0.04</text:p>
          </table:table-cell>
          <table:table-cell table:formula="of:=DEGREES(ATAN2([.E275]; [.F275]))" office:value-type="float" office:value="180" calcext:value-type="float">
            <text:p>180.00</text:p>
          </table:table-cell>
          <table:table-cell table:style-name="ce9" table:formula="of:=SQRT([.V275])" office:value-type="float" office:value="13.3051051198547" calcext:value-type="float">
            <text:p>13.31</text:p>
          </table:table-cell>
          <table:table-cell table:style-name="ce8" table:formula="of:=DEGREES(ATAN( (-SIN (RADIANS ([.C275])) * COS(RADIANS([.B275]))) / (COS (RADIANS ([.C275])) * SIN(RADIANS([.B275]))) )) + [.D275]" office:value-type="float" office:value="0.10179439356809" calcext:value-type="float">
            <text:p>0.10</text:p>
          </table:table-cell>
          <table:table-cell table:style-name="ce11" table:formula="of:=SQRT([.W275]^2+[.X275]^2)" office:value-type="float" office:value="13.2651051831746" calcext:value-type="float">
            <text:p>13.27</text:p>
          </table:table-cell>
          <table:table-cell table:style-name="ce13" table:formula="of:=DEGREES(ATAN2([.W275];[.X275]))" office:value-type="float" office:value="0.102101347304562" calcext:value-type="float">
            <text:p>0.10</text:p>
          </table:table-cell>
          <table:table-cell office:value-type="float" office:value="13.2651051831746" calcext:value-type="float">
            <text:p>13.27</text:p>
          </table:table-cell>
          <table:table-cell office:value-type="float" office:value="0.102101347304562" calcext:value-type="float">
            <text:p>0.10</text:p>
          </table:table-cell>
          <table:table-cell/>
          <table:table-cell table:style-name="ce19" table:formula="of:=[.K275]*15" office:value-type="float" office:value="13.3051051198547" calcext:value-type="float">
            <text:p>13.31</text:p>
          </table:table-cell>
          <table:table-cell table:style-name="ce8" table:formula="of:=[.K275]^2*225" office:value-type="float" office:value="177.025822250384" calcext:value-type="float">
            <text:p>177.03</text:p>
          </table:table-cell>
          <table:table-cell table:style-name="ce8" table:formula="of:=[.L275]*COS(RADIANS([.M275]))+[.N275]*COS(RADIANS([.O275]))" office:value-type="float" office:value="13.2650841212395" calcext:value-type="float">
            <text:p>13.27</text:p>
          </table:table-cell>
          <table:table-cell table:style-name="ce8" table:formula="of:=[.L275]*SIN(RADIANS([.M275]))+[.N275]*SIN(RADIANS([.O275]))" office:value-type="float" office:value="0.0236384670220293" calcext:value-type="float">
            <text:p>0.02</text:p>
          </table:table-cell>
          <table:table-cell office:value-type="float" office:value="10.332598487295" calcext:value-type="float">
            <text:p>10.33</text:p>
          </table:table-cell>
          <table:table-cell table:number-columns-repeated="998"/>
        </table:table-row>
        <table:table-row table:style-name="ro1">
          <table:table-cell table:style-name="Default" office:value-type="float" office:value="186399" calcext:value-type="float">
            <text:p>186399</text:p>
          </table:table-cell>
          <table:table-cell table:style-name="Default" office:value-type="float" office:value="-41.031815023718" calcext:value-type="float">
            <text:p>-41.0318150237</text:p>
          </table:table-cell>
          <table:table-cell table:style-name="Default" office:value-type="float" office:value="7.37232092123053" calcext:value-type="float">
            <text:p>7.3723209212</text:p>
          </table:table-cell>
          <table:table-cell table:style-name="Default" office:value-type="float" office:value="-8.2998964690114" calcext:value-type="float">
            <text:p>-8.299896469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429" calcext:value-type="float">
            <text:p>19.429</text:p>
          </table:table-cell>
          <table:table-cell/>
          <table:table-cell table:formula="of:=DEGREES(ACOS(COS(RADIANS([.B276]))*COS(RADIANS([.C276]))))" office:value-type="float" office:value="41.5731447313295" calcext:value-type="float">
            <text:p>41.57</text:p>
          </table:table-cell>
          <table:table-cell table:formula="of:=TAN((ACOS(COS(RADIANS([.B276]))*COS(RADIANS([.C276])))))" office:value-type="float" office:value="0.887003712765001" calcext:value-type="float">
            <text:p>0.8870</text:p>
          </table:table-cell>
          <table:table-cell table:formula="of:=SQRT([.E276]^2+[.F276]^2)" office:value-type="float" office:value="0.05" calcext:value-type="float">
            <text:p>0.05</text:p>
          </table:table-cell>
          <table:table-cell table:formula="of:=DEGREES(ATAN2([.E276]; [.F276]))" office:value-type="float" office:value="180" calcext:value-type="float">
            <text:p>180.00</text:p>
          </table:table-cell>
          <table:table-cell table:style-name="ce9" table:formula="of:=SQRT([.V276])" office:value-type="float" office:value="13.305055691475" calcext:value-type="float">
            <text:p>13.31</text:p>
          </table:table-cell>
          <table:table-cell table:style-name="ce8" table:formula="of:=DEGREES(ATAN( (-SIN (RADIANS ([.C276])) * COS(RADIANS([.B276]))) / (COS (RADIANS ([.C276])) * SIN(RADIANS([.B276]))) )) + [.D276]" office:value-type="float" office:value="0.1566018766563" calcext:value-type="float">
            <text:p>0.16</text:p>
          </table:table-cell>
          <table:table-cell table:style-name="ce11" table:formula="of:=SQRT([.W276]^2+[.X276]^2)" office:value-type="float" office:value="13.2550558789415" calcext:value-type="float">
            <text:p>13.26</text:p>
          </table:table-cell>
          <table:table-cell table:style-name="ce13" table:formula="of:=DEGREES(ATAN2([.W276];[.X276]))" office:value-type="float" office:value="0.157192600992385" calcext:value-type="float">
            <text:p>0.16</text:p>
          </table:table-cell>
          <table:table-cell office:value-type="float" office:value="13.2550558789415" calcext:value-type="float">
            <text:p>13.26</text:p>
          </table:table-cell>
          <table:table-cell office:value-type="float" office:value="0.157192600992387" calcext:value-type="float">
            <text:p>0.16</text:p>
          </table:table-cell>
          <table:table-cell/>
          <table:table-cell table:style-name="ce19" table:formula="of:=[.K276]*15" office:value-type="float" office:value="13.305055691475" calcext:value-type="float">
            <text:p>13.31</text:p>
          </table:table-cell>
          <table:table-cell table:style-name="ce8" table:formula="of:=[.K276]^2*225" office:value-type="float" office:value="177.024506953252" calcext:value-type="float">
            <text:p>177.02</text:p>
          </table:table-cell>
          <table:table-cell table:style-name="ce8" table:formula="of:=[.L276]*COS(RADIANS([.M276]))+[.N276]*COS(RADIANS([.O276]))" office:value-type="float" office:value="13.2550059939123" calcext:value-type="float">
            <text:p>13.26</text:p>
          </table:table-cell>
          <table:table-cell table:style-name="ce8" table:formula="of:=[.L276]*SIN(RADIANS([.M276]))+[.N276]*SIN(RADIANS([.O276]))" office:value-type="float" office:value="0.0363655772513107" calcext:value-type="float">
            <text:p>0.04</text:p>
          </table:table-cell>
          <table:table-cell office:value-type="float" office:value="9.9821745284895" calcext:value-type="float">
            <text:p>9.98</text:p>
          </table:table-cell>
          <table:table-cell table:number-columns-repeated="998"/>
        </table:table-row>
        <table:table-row table:style-name="ro1">
          <table:table-cell table:style-name="Default" office:value-type="float" office:value="186649" calcext:value-type="float">
            <text:p>186649</text:p>
          </table:table-cell>
          <table:table-cell table:style-name="Default" office:value-type="float" office:value="-41.0759346306617" calcext:value-type="float">
            <text:p>-41.0759346307</text:p>
          </table:table-cell>
          <table:table-cell table:style-name="Default" office:value-type="float" office:value="7.38313225691301" calcext:value-type="float">
            <text:p>7.3831322569</text:p>
          </table:table-cell>
          <table:table-cell table:style-name="Default" office:value-type="float" office:value="-8.31580227204107" calcext:value-type="float">
            <text:p>-8.315802272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464" calcext:value-type="float">
            <text:p>19.464</text:p>
          </table:table-cell>
          <table:table-cell/>
          <table:table-cell table:formula="of:=DEGREES(ACOS(COS(RADIANS([.B277]))*COS(RADIANS([.C277]))))" office:value-type="float" office:value="41.6180080859591" calcext:value-type="float">
            <text:p>41.62</text:p>
          </table:table-cell>
          <table:table-cell table:formula="of:=TAN((ACOS(COS(RADIANS([.B277]))*COS(RADIANS([.C277])))))" office:value-type="float" office:value="0.888403754392113" calcext:value-type="float">
            <text:p>0.8884</text:p>
          </table:table-cell>
          <table:table-cell table:formula="of:=SQRT([.E277]^2+[.F277]^2)" office:value-type="float" office:value="0.05" calcext:value-type="float">
            <text:p>0.05</text:p>
          </table:table-cell>
          <table:table-cell table:formula="of:=DEGREES(ATAN2([.E277]; [.F277]))" office:value-type="float" office:value="180" calcext:value-type="float">
            <text:p>180.00</text:p>
          </table:table-cell>
          <table:table-cell table:style-name="ce9" table:formula="of:=SQRT([.V277])" office:value-type="float" office:value="13.3260563158817" calcext:value-type="float">
            <text:p>13.33</text:p>
          </table:table-cell>
          <table:table-cell table:style-name="ce8" table:formula="of:=DEGREES(ATAN( (-SIN (RADIANS ([.C277])) * COS(RADIANS([.B277]))) / (COS (RADIANS ([.C277])) * SIN(RADIANS([.B277]))) )) + [.D277]" office:value-type="float" office:value="0.140087153247606" calcext:value-type="float">
            <text:p>0.14</text:p>
          </table:table-cell>
          <table:table-cell table:style-name="ce11" table:formula="of:=SQRT([.W277]^2+[.X277]^2)" office:value-type="float" office:value="13.2760564658929" calcext:value-type="float">
            <text:p>13.28</text:p>
          </table:table-cell>
          <table:table-cell table:style-name="ce13" table:formula="of:=DEGREES(ATAN2([.W277];[.X277]))" office:value-type="float" office:value="0.14061474596325" calcext:value-type="float">
            <text:p>0.14</text:p>
          </table:table-cell>
          <table:table-cell office:value-type="float" office:value="13.2760564658929" calcext:value-type="float">
            <text:p>13.28</text:p>
          </table:table-cell>
          <table:table-cell office:value-type="float" office:value="0.14061474596325" calcext:value-type="float">
            <text:p>0.14</text:p>
          </table:table-cell>
          <table:table-cell/>
          <table:table-cell table:style-name="ce19" table:formula="of:=[.K277]*15" office:value-type="float" office:value="13.3260563158817" calcext:value-type="float">
            <text:p>13.33</text:p>
          </table:table-cell>
          <table:table-cell table:style-name="ce8" table:formula="of:=[.K277]^2*225" office:value-type="float" office:value="177.583776934051" calcext:value-type="float">
            <text:p>177.58</text:p>
          </table:table-cell>
          <table:table-cell table:style-name="ce8" table:formula="of:=[.L277]*COS(RADIANS([.M277]))+[.N277]*COS(RADIANS([.O277]))" office:value-type="float" office:value="13.276016484737" calcext:value-type="float">
            <text:p>13.28</text:p>
          </table:table-cell>
          <table:table-cell table:style-name="ce8" table:formula="of:=[.L277]*SIN(RADIANS([.M277]))+[.N277]*SIN(RADIANS([.O277]))" office:value-type="float" office:value="0.0325819362129219" calcext:value-type="float">
            <text:p>0.03</text:p>
          </table:table-cell>
          <table:table-cell office:value-type="float" office:value="9.9821745284895" calcext:value-type="float">
            <text:p>9.98</text:p>
          </table:table-cell>
          <table:table-cell table:number-columns-repeated="998"/>
        </table:table-row>
        <table:table-row table:style-name="ro1">
          <table:table-cell table:style-name="Default" office:value-type="float" office:value="186900" calcext:value-type="float">
            <text:p>186900</text:p>
          </table:table-cell>
          <table:table-cell table:style-name="Default" office:value-type="float" office:value="-41.0640705920734" calcext:value-type="float">
            <text:p>-41.0640705921</text:p>
          </table:table-cell>
          <table:table-cell table:style-name="Default" office:value-type="float" office:value="7.34414468335693" calcext:value-type="float">
            <text:p>7.3441446834</text:p>
          </table:table-cell>
          <table:table-cell table:style-name="Default" office:value-type="float" office:value="-8.3179700033289" calcext:value-type="float">
            <text:p>-8.3179700033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5" calcext:value-type="float">
            <text:p>19.5</text:p>
          </table:table-cell>
          <table:table-cell/>
          <table:table-cell table:formula="of:=DEGREES(ACOS(COS(RADIANS([.B278]))*COS(RADIANS([.C278]))))" office:value-type="float" office:value="41.6006940538839" calcext:value-type="float">
            <text:p>41.60</text:p>
          </table:table-cell>
          <table:table-cell table:formula="of:=TAN((ACOS(COS(RADIANS([.B278]))*COS(RADIANS([.C278])))))" office:value-type="float" office:value="0.887863208248105" calcext:value-type="float">
            <text:p>0.8879</text:p>
          </table:table-cell>
          <table:table-cell table:formula="of:=SQRT([.E278]^2+[.F278]^2)" office:value-type="float" office:value="0.04" calcext:value-type="float">
            <text:p>0.04</text:p>
          </table:table-cell>
          <table:table-cell table:formula="of:=DEGREES(ATAN2([.E278]; [.F278]))" office:value-type="float" office:value="180" calcext:value-type="float">
            <text:p>180.00</text:p>
          </table:table-cell>
          <table:table-cell table:style-name="ce9" table:formula="of:=SQRT([.V278])" office:value-type="float" office:value="13.3179481237216" calcext:value-type="float">
            <text:p>13.32</text:p>
          </table:table-cell>
          <table:table-cell table:style-name="ce8" table:formula="of:=DEGREES(ATAN( (-SIN (RADIANS ([.C278])) * COS(RADIANS([.B278]))) / (COS (RADIANS ([.C278])) * SIN(RADIANS([.B278]))) )) + [.D278]" office:value-type="float" office:value="0.0968872657974025" calcext:value-type="float">
            <text:p>0.10</text:p>
          </table:table-cell>
          <table:table-cell table:style-name="ce11" table:formula="of:=SQRT([.W278]^2+[.X278]^2)" office:value-type="float" office:value="13.2779481810836" calcext:value-type="float">
            <text:p>13.28</text:p>
          </table:table-cell>
          <table:table-cell table:style-name="ce13" table:formula="of:=DEGREES(ATAN2([.W278];[.X278]))" office:value-type="float" office:value="0.0971791398680099" calcext:value-type="float">
            <text:p>0.10</text:p>
          </table:table-cell>
          <table:table-cell office:value-type="float" office:value="13.2779481810836" calcext:value-type="float">
            <text:p>13.28</text:p>
          </table:table-cell>
          <table:table-cell office:value-type="float" office:value="0.0971791398680081" calcext:value-type="float">
            <text:p>0.10</text:p>
          </table:table-cell>
          <table:table-cell/>
          <table:table-cell table:style-name="ce19" table:formula="of:=[.K278]*15" office:value-type="float" office:value="13.3179481237216" calcext:value-type="float">
            <text:p>13.32</text:p>
          </table:table-cell>
          <table:table-cell table:style-name="ce8" table:formula="of:=[.K278]^2*225" office:value-type="float" office:value="177.367742226139" calcext:value-type="float">
            <text:p>177.37</text:p>
          </table:table-cell>
          <table:table-cell table:style-name="ce8" table:formula="of:=[.L278]*COS(RADIANS([.M278]))+[.N278]*COS(RADIANS([.O278]))" office:value-type="float" office:value="13.277929082476" calcext:value-type="float">
            <text:p>13.28</text:p>
          </table:table-cell>
          <table:table-cell table:style-name="ce8" table:formula="of:=[.L278]*SIN(RADIANS([.M278]))+[.N278]*SIN(RADIANS([.O278]))" office:value-type="float" office:value="0.0225206634023182" calcext:value-type="float">
            <text:p>0.02</text:p>
          </table:table-cell>
          <table:table-cell office:value-type="float" office:value="9.65386303147326" calcext:value-type="float">
            <text:p>9.65</text:p>
          </table:table-cell>
          <table:table-cell table:number-columns-repeated="998"/>
        </table:table-row>
        <table:table-row table:style-name="ro1">
          <table:table-cell table:style-name="Default" office:value-type="float" office:value="187150" calcext:value-type="float">
            <text:p>187150</text:p>
          </table:table-cell>
          <table:table-cell table:style-name="Default" office:value-type="float" office:value="-41.0122192109892" calcext:value-type="float">
            <text:p>-41.012219211</text:p>
          </table:table-cell>
          <table:table-cell table:style-name="Default" office:value-type="float" office:value="7.303073902104" calcext:value-type="float">
            <text:p>7.3030739021</text:p>
          </table:table-cell>
          <table:table-cell table:style-name="Default" office:value-type="float" office:value="-8.31070353582565" calcext:value-type="float">
            <text:p>-8.3107035358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535" calcext:value-type="float">
            <text:p>19.535</text:p>
          </table:table-cell>
          <table:table-cell/>
          <table:table-cell table:formula="of:=DEGREES(ACOS(COS(RADIANS([.B279]))*COS(RADIANS([.C279]))))" office:value-type="float" office:value="41.5438573266161" calcext:value-type="float">
            <text:p>41.54</text:p>
          </table:table-cell>
          <table:table-cell table:formula="of:=TAN((ACOS(COS(RADIANS([.B279]))*COS(RADIANS([.C279])))))" office:value-type="float" office:value="0.886090795462301" calcext:value-type="float">
            <text:p>0.8861</text:p>
          </table:table-cell>
          <table:table-cell table:formula="of:=SQRT([.E279]^2+[.F279]^2)" office:value-type="float" office:value="0.05" calcext:value-type="float">
            <text:p>0.05</text:p>
          </table:table-cell>
          <table:table-cell table:formula="of:=DEGREES(ATAN2([.E279]; [.F279]))" office:value-type="float" office:value="180" calcext:value-type="float">
            <text:p>180.00</text:p>
          </table:table-cell>
          <table:table-cell table:style-name="ce9" table:formula="of:=SQRT([.V279])" office:value-type="float" office:value="13.2913619319345" calcext:value-type="float">
            <text:p>13.29</text:p>
          </table:table-cell>
          <table:table-cell table:style-name="ce8" table:formula="of:=DEGREES(ATAN( (-SIN (RADIANS ([.C279])) * COS(RADIANS([.B279]))) / (COS (RADIANS ([.C279])) * SIN(RADIANS([.B279]))) )) + [.D279]" office:value-type="float" office:value="0.0723439413321927" calcext:value-type="float">
            <text:p>0.07</text:p>
          </table:table-cell>
          <table:table-cell table:style-name="ce11" table:formula="of:=SQRT([.W279]^2+[.X279]^2)" office:value-type="float" office:value="13.2413619719415" calcext:value-type="float">
            <text:p>13.24</text:p>
          </table:table-cell>
          <table:table-cell table:style-name="ce13" table:formula="of:=DEGREES(ATAN2([.W279];[.X279]))" office:value-type="float" office:value="0.072617115354107" calcext:value-type="float">
            <text:p>0.07</text:p>
          </table:table-cell>
          <table:table-cell office:value-type="float" office:value="13.2413619719415" calcext:value-type="float">
            <text:p>13.24</text:p>
          </table:table-cell>
          <table:table-cell office:value-type="float" office:value="0.072617115354107" calcext:value-type="float">
            <text:p>0.07</text:p>
          </table:table-cell>
          <table:table-cell/>
          <table:table-cell table:style-name="ce19" table:formula="of:=[.K279]*15" office:value-type="float" office:value="13.2913619319345" calcext:value-type="float">
            <text:p>13.29</text:p>
          </table:table-cell>
          <table:table-cell table:style-name="ce8" table:formula="of:=[.K279]^2*225" office:value-type="float" office:value="176.660302005678" calcext:value-type="float">
            <text:p>176.66</text:p>
          </table:table-cell>
          <table:table-cell table:style-name="ce8" table:formula="of:=[.L279]*COS(RADIANS([.M279]))+[.N279]*COS(RADIANS([.O279]))" office:value-type="float" office:value="13.2413513369946" calcext:value-type="float">
            <text:p>13.24</text:p>
          </table:table-cell>
          <table:table-cell table:style-name="ce8" table:formula="of:=[.L279]*SIN(RADIANS([.M279]))+[.N279]*SIN(RADIANS([.O279]))" office:value-type="float" office:value="0.0167822003733453" calcext:value-type="float">
            <text:p>0.02</text:p>
          </table:table-cell>
          <table:table-cell office:value-type="float" office:value="9.65386303147326" calcext:value-type="float">
            <text:p>9.65</text:p>
          </table:table-cell>
          <table:table-cell table:number-columns-repeated="998"/>
        </table:table-row>
        <table:table-row table:style-name="ro1">
          <table:table-cell table:style-name="Default" office:value-type="float" office:value="187400" calcext:value-type="float">
            <text:p>187400</text:p>
          </table:table-cell>
          <table:table-cell table:style-name="Default" office:value-type="float" office:value="-41.0579951388067" calcext:value-type="float">
            <text:p>-41.0579951388</text:p>
          </table:table-cell>
          <table:table-cell table:style-name="Default" office:value-type="float" office:value="7.36163167517946" calcext:value-type="float">
            <text:p>7.3616316752</text:p>
          </table:table-cell>
          <table:table-cell table:style-name="Default" office:value-type="float" office:value="-8.31969206477339" calcext:value-type="float">
            <text:p>-8.3196920648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57" calcext:value-type="float">
            <text:p>19.57</text:p>
          </table:table-cell>
          <table:table-cell/>
          <table:table-cell table:formula="of:=DEGREES(ACOS(COS(RADIANS([.B280]))*COS(RADIANS([.C280]))))" office:value-type="float" office:value="41.597274245324" calcext:value-type="float">
            <text:p>41.60</text:p>
          </table:table-cell>
          <table:table-cell table:formula="of:=TAN((ACOS(COS(RADIANS([.B280]))*COS(RADIANS([.C280])))))" office:value-type="float" office:value="0.887756475722356" calcext:value-type="float">
            <text:p>0.8878</text:p>
          </table:table-cell>
          <table:table-cell table:formula="of:=SQRT([.E280]^2+[.F280]^2)" office:value-type="float" office:value="0.06" calcext:value-type="float">
            <text:p>0.06</text:p>
          </table:table-cell>
          <table:table-cell table:formula="of:=DEGREES(ATAN2([.E280]; [.F280]))" office:value-type="float" office:value="180" calcext:value-type="float">
            <text:p>180.00</text:p>
          </table:table-cell>
          <table:table-cell table:style-name="ce9" table:formula="of:=SQRT([.V280])" office:value-type="float" office:value="13.3163471358353" calcext:value-type="float">
            <text:p>13.32</text:p>
          </table:table-cell>
          <table:table-cell table:style-name="ce8" table:formula="of:=DEGREES(ATAN( (-SIN (RADIANS ([.C280])) * COS(RADIANS([.B280]))) / (COS (RADIANS ([.C280])) * SIN(RADIANS([.B280]))) )) + [.D280]" office:value-type="float" office:value="0.116912563061787" calcext:value-type="float">
            <text:p>0.12</text:p>
          </table:table-cell>
          <table:table-cell table:style-name="ce11" table:formula="of:=SQRT([.W280]^2+[.X280]^2)" office:value-type="float" office:value="13.256347261311" calcext:value-type="float">
            <text:p>13.26</text:p>
          </table:table-cell>
          <table:table-cell table:style-name="ce13" table:formula="of:=DEGREES(ATAN2([.W280];[.X280]))" office:value-type="float" office:value="0.117441724585521" calcext:value-type="float">
            <text:p>0.12</text:p>
          </table:table-cell>
          <table:table-cell office:value-type="float" office:value="13.256347261311" calcext:value-type="float">
            <text:p>13.26</text:p>
          </table:table-cell>
          <table:table-cell office:value-type="float" office:value="0.117441724585521" calcext:value-type="float">
            <text:p>0.12</text:p>
          </table:table-cell>
          <table:table-cell/>
          <table:table-cell table:style-name="ce19" table:formula="of:=[.K280]*15" office:value-type="float" office:value="13.3163471358353" calcext:value-type="float">
            <text:p>13.32</text:p>
          </table:table-cell>
          <table:table-cell table:style-name="ce8" table:formula="of:=[.K280]^2*225" office:value-type="float" office:value="177.32510104207" calcext:value-type="float">
            <text:p>177.33</text:p>
          </table:table-cell>
          <table:table-cell table:style-name="ce8" table:formula="of:=[.L280]*COS(RADIANS([.M280]))+[.N280]*COS(RADIANS([.O280]))" office:value-type="float" office:value="13.2563194133565" calcext:value-type="float">
            <text:p>13.26</text:p>
          </table:table-cell>
          <table:table-cell table:style-name="ce8" table:formula="of:=[.L280]*SIN(RADIANS([.M280]))+[.N280]*SIN(RADIANS([.O280]))" office:value-type="float" office:value="0.0271721094840272" calcext:value-type="float">
            <text:p>0.03</text:p>
          </table:table-cell>
          <table:table-cell office:value-type="float" office:value="9.46504265694439" calcext:value-type="float">
            <text:p>9.47</text:p>
          </table:table-cell>
          <table:table-cell table:number-columns-repeated="998"/>
        </table:table-row>
        <table:table-row table:style-name="ro1">
          <table:table-cell table:style-name="Default" office:value-type="float" office:value="187649" calcext:value-type="float">
            <text:p>187649</text:p>
          </table:table-cell>
          <table:table-cell table:style-name="Default" office:value-type="float" office:value="-41.1102392557681" calcext:value-type="float">
            <text:p>-41.1102392558</text:p>
          </table:table-cell>
          <table:table-cell table:style-name="Default" office:value-type="float" office:value="7.40357245177792" calcext:value-type="float">
            <text:p>7.4035724518</text:p>
          </table:table-cell>
          <table:table-cell table:style-name="Default" office:value-type="float" office:value="-8.32540295669317" calcext:value-type="float">
            <text:p>-8.3254029567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604" calcext:value-type="float">
            <text:p>19.604</text:p>
          </table:table-cell>
          <table:table-cell/>
          <table:table-cell table:formula="of:=DEGREES(ACOS(COS(RADIANS([.B281]))*COS(RADIANS([.C281]))))" office:value-type="float" office:value="41.6546467011694" calcext:value-type="float">
            <text:p>41.65</text:p>
          </table:table-cell>
          <table:table-cell table:formula="of:=TAN((ACOS(COS(RADIANS([.B281]))*COS(RADIANS([.C281])))))" office:value-type="float" office:value="0.889548573905633" calcext:value-type="float">
            <text:p>0.8895</text:p>
          </table:table-cell>
          <table:table-cell table:formula="of:=SQRT([.E281]^2+[.F281]^2)" office:value-type="float" office:value="0.05" calcext:value-type="float">
            <text:p>0.05</text:p>
          </table:table-cell>
          <table:table-cell table:formula="of:=DEGREES(ATAN2([.E281]; [.F281]))" office:value-type="float" office:value="180" calcext:value-type="float">
            <text:p>180.00</text:p>
          </table:table-cell>
          <table:table-cell table:style-name="ce9" table:formula="of:=SQRT([.V281])" office:value-type="float" office:value="13.3432286085845" calcext:value-type="float">
            <text:p>13.34</text:p>
          </table:table-cell>
          <table:table-cell table:style-name="ce8" table:formula="of:=DEGREES(ATAN( (-SIN (RADIANS ([.C281])) * COS(RADIANS([.B281]))) / (COS (RADIANS ([.C281])) * SIN(RADIANS([.B281]))) )) + [.D281]" office:value-type="float" office:value="0.143721361729776" calcext:value-type="float">
            <text:p>0.14</text:p>
          </table:table-cell>
          <table:table-cell table:style-name="ce11" table:formula="of:=SQRT([.W281]^2+[.X281]^2)" office:value-type="float" office:value="13.2932287664792" calcext:value-type="float">
            <text:p>13.29</text:p>
          </table:table-cell>
          <table:table-cell table:style-name="ce13" table:formula="of:=DEGREES(ATAN2([.W281];[.X281]))" office:value-type="float" office:value="0.144261942252153" calcext:value-type="float">
            <text:p>0.14</text:p>
          </table:table-cell>
          <table:table-cell office:value-type="float" office:value="13.2932287664792" calcext:value-type="float">
            <text:p>13.29</text:p>
          </table:table-cell>
          <table:table-cell office:value-type="float" office:value="0.144261942252153" calcext:value-type="float">
            <text:p>0.14</text:p>
          </table:table-cell>
          <table:table-cell/>
          <table:table-cell table:style-name="ce19" table:formula="of:=[.K281]*15" office:value-type="float" office:value="13.3432286085845" calcext:value-type="float">
            <text:p>13.34</text:p>
          </table:table-cell>
          <table:table-cell table:style-name="ce8" table:formula="of:=[.K281]^2*225" office:value-type="float" office:value="178.041749700948" calcext:value-type="float">
            <text:p>178.04</text:p>
          </table:table-cell>
          <table:table-cell table:style-name="ce8" table:formula="of:=[.L281]*COS(RADIANS([.M281]))+[.N281]*COS(RADIANS([.O281]))" office:value-type="float" office:value="13.2931866299715" calcext:value-type="float">
            <text:p>13.29</text:p>
          </table:table-cell>
          <table:table-cell table:style-name="ce8" table:formula="of:=[.L281]*SIN(RADIANS([.M281]))+[.N281]*SIN(RADIANS([.O281]))" office:value-type="float" office:value="0.0334702658855475" calcext:value-type="float">
            <text:p>0.03</text:p>
          </table:table-cell>
          <table:table-cell office:value-type="float" office:value="9.46504265694439" calcext:value-type="float">
            <text:p>9.47</text:p>
          </table:table-cell>
          <table:table-cell table:number-columns-repeated="998"/>
        </table:table-row>
        <table:table-row table:style-name="ro1">
          <table:table-cell table:style-name="Default" office:value-type="float" office:value="187899" calcext:value-type="float">
            <text:p>187899</text:p>
          </table:table-cell>
          <table:table-cell table:style-name="Default" office:value-type="float" office:value="-41.149485522739" calcext:value-type="float">
            <text:p>-41.1494855227</text:p>
          </table:table-cell>
          <table:table-cell table:style-name="Default" office:value-type="float" office:value="7.42495948161652" calcext:value-type="float">
            <text:p>7.4249594816</text:p>
          </table:table-cell>
          <table:table-cell table:style-name="Default" office:value-type="float" office:value="-8.32987502305223" calcext:value-type="float">
            <text:p>-8.3298750231</text:p>
          </table:table-cell>
          <table:table-cell table:style-name="Default" office:value-type="float" office:value="-0.08" calcext:value-type="float">
            <text:p>-0.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639" calcext:value-type="float">
            <text:p>19.639</text:p>
          </table:table-cell>
          <table:table-cell/>
          <table:table-cell table:formula="of:=DEGREES(ACOS(COS(RADIANS([.B282]))*COS(RADIANS([.C282]))))" office:value-type="float" office:value="41.6962731498745" calcext:value-type="float">
            <text:p>41.70</text:p>
          </table:table-cell>
          <table:table-cell table:formula="of:=TAN((ACOS(COS(RADIANS([.B282]))*COS(RADIANS([.C282])))))" office:value-type="float" office:value="0.890850826065989" calcext:value-type="float">
            <text:p>0.8909</text:p>
          </table:table-cell>
          <table:table-cell table:formula="of:=SQRT([.E282]^2+[.F282]^2)" office:value-type="float" office:value="0.08" calcext:value-type="float">
            <text:p>0.08</text:p>
          </table:table-cell>
          <table:table-cell table:formula="of:=DEGREES(ATAN2([.E282]; [.F282]))" office:value-type="float" office:value="180" calcext:value-type="float">
            <text:p>180.00</text:p>
          </table:table-cell>
          <table:table-cell table:style-name="ce9" table:formula="of:=SQRT([.V282])" office:value-type="float" office:value="13.3627623909898" calcext:value-type="float">
            <text:p>13.36</text:p>
          </table:table-cell>
          <table:table-cell table:style-name="ce8" table:formula="of:=DEGREES(ATAN( (-SIN (RADIANS ([.C282])) * COS(RADIANS([.B282]))) / (COS (RADIANS ([.C282])) * SIN(RADIANS([.B282]))) )) + [.D282]" office:value-type="float" office:value="0.152065977857436" calcext:value-type="float">
            <text:p>0.15</text:p>
          </table:table-cell>
          <table:table-cell table:style-name="ce11" table:formula="of:=SQRT([.W282]^2+[.X282]^2)" office:value-type="float" office:value="13.2827626744463" calcext:value-type="float">
            <text:p>13.28</text:p>
          </table:table-cell>
          <table:table-cell table:style-name="ce13" table:formula="of:=DEGREES(ATAN2([.W282];[.X282]))" office:value-type="float" office:value="0.152981846358987" calcext:value-type="float">
            <text:p>0.15</text:p>
          </table:table-cell>
          <table:table-cell office:value-type="float" office:value="13.2827626744463" calcext:value-type="float">
            <text:p>13.28</text:p>
          </table:table-cell>
          <table:table-cell office:value-type="float" office:value="0.152981846358987" calcext:value-type="float">
            <text:p>0.15</text:p>
          </table:table-cell>
          <table:table-cell/>
          <table:table-cell table:style-name="ce19" table:formula="of:=[.K282]*15" office:value-type="float" office:value="13.3627623909898" calcext:value-type="float">
            <text:p>13.36</text:p>
          </table:table-cell>
          <table:table-cell table:style-name="ce8" table:formula="of:=[.K282]^2*225" office:value-type="float" office:value="178.563418718052" calcext:value-type="float">
            <text:p>178.56</text:p>
          </table:table-cell>
          <table:table-cell table:style-name="ce8" table:formula="of:=[.L282]*COS(RADIANS([.M282]))+[.N282]*COS(RADIANS([.O282]))" office:value-type="float" office:value="13.2827153274219" calcext:value-type="float">
            <text:p>13.28</text:p>
          </table:table-cell>
          <table:table-cell table:style-name="ce8" table:formula="of:=[.L282]*SIN(RADIANS([.M282]))+[.N282]*SIN(RADIANS([.O282]))" office:value-type="float" office:value="0.0354654245311166" calcext:value-type="float">
            <text:p>0.04</text:p>
          </table:table-cell>
          <table:table-cell office:value-type="float" office:value="9.36911983060768" calcext:value-type="float">
            <text:p>9.37</text:p>
          </table:table-cell>
          <table:table-cell table:number-columns-repeated="998"/>
        </table:table-row>
        <table:table-row table:style-name="ro1">
          <table:table-cell table:style-name="Default" office:value-type="float" office:value="188149" calcext:value-type="float">
            <text:p>188149</text:p>
          </table:table-cell>
          <table:table-cell table:style-name="Default" office:value-type="float" office:value="-41.4760710179031" calcext:value-type="float">
            <text:p>-41.4760710179</text:p>
          </table:table-cell>
          <table:table-cell table:style-name="Default" office:value-type="float" office:value="7.44484813870595" calcext:value-type="float">
            <text:p>7.4448481387</text:p>
          </table:table-cell>
          <table:table-cell table:style-name="Default" office:value-type="float" office:value="-8.36470386517742" calcext:value-type="float">
            <text:p>-8.3647038652</text:p>
          </table:table-cell>
          <table:table-cell table:style-name="Default" office:value-type="float" office:value="-0.12" calcext:value-type="float">
            <text:p>-0.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673" calcext:value-type="float">
            <text:p>19.673</text:p>
          </table:table-cell>
          <table:table-cell/>
          <table:table-cell table:formula="of:=DEGREES(ACOS(COS(RADIANS([.B283]))*COS(RADIANS([.C283]))))" office:value-type="float" office:value="42.019556087571" calcext:value-type="float">
            <text:p>42.02</text:p>
          </table:table-cell>
          <table:table-cell table:formula="of:=TAN((ACOS(COS(RADIANS([.B283]))*COS(RADIANS([.C283])))))" office:value-type="float" office:value="0.901022268398182" calcext:value-type="float">
            <text:p>0.9010</text:p>
          </table:table-cell>
          <table:table-cell table:formula="of:=SQRT([.E283]^2+[.F283]^2)" office:value-type="float" office:value="0.12" calcext:value-type="float">
            <text:p>0.12</text:p>
          </table:table-cell>
          <table:table-cell table:formula="of:=DEGREES(ATAN2([.E283]; [.F283]))" office:value-type="float" office:value="180" calcext:value-type="float">
            <text:p>180.00</text:p>
          </table:table-cell>
          <table:table-cell table:style-name="ce9" table:formula="of:=SQRT([.V283])" office:value-type="float" office:value="13.5153340259727" calcext:value-type="float">
            <text:p>13.52</text:p>
          </table:table-cell>
          <table:table-cell table:style-name="ce8" table:formula="of:=DEGREES(ATAN( (-SIN (RADIANS ([.C283])) * COS(RADIANS([.B283]))) / (COS (RADIANS ([.C283])) * SIN(RADIANS([.B283]))) )) + [.D283]" office:value-type="float" office:value="0.0440749311529771" calcext:value-type="float">
            <text:p>0.04</text:p>
          </table:table-cell>
          <table:table-cell table:style-name="ce11" table:formula="of:=SQRT([.W283]^2+[.X283]^2)" office:value-type="float" office:value="13.3953340617958" calcext:value-type="float">
            <text:p>13.40</text:p>
          </table:table-cell>
          <table:table-cell table:style-name="ce13" table:formula="of:=DEGREES(ATAN2([.W283];[.X283]))" office:value-type="float" office:value="0.0444697694744683" calcext:value-type="float">
            <text:p>0.04</text:p>
          </table:table-cell>
          <table:table-cell office:value-type="float" office:value="13.3953340617958" calcext:value-type="float">
            <text:p>13.40</text:p>
          </table:table-cell>
          <table:table-cell office:value-type="float" office:value="0.0444697694744683" calcext:value-type="float">
            <text:p>0.04</text:p>
          </table:table-cell>
          <table:table-cell/>
          <table:table-cell table:style-name="ce19" table:formula="of:=[.K283]*15" office:value-type="float" office:value="13.5153340259727" calcext:value-type="float">
            <text:p>13.52</text:p>
          </table:table-cell>
          <table:table-cell table:style-name="ce8" table:formula="of:=[.K283]^2*225" office:value-type="float" office:value="182.664253833616" calcext:value-type="float">
            <text:p>182.66</text:p>
          </table:table-cell>
          <table:table-cell table:style-name="ce8" table:formula="of:=[.L283]*COS(RADIANS([.M283]))+[.N283]*COS(RADIANS([.O283]))" office:value-type="float" office:value="13.3953300271257" calcext:value-type="float">
            <text:p>13.40</text:p>
          </table:table-cell>
          <table:table-cell table:style-name="ce8" table:formula="of:=[.L283]*SIN(RADIANS([.M283]))+[.N283]*SIN(RADIANS([.O283]))" office:value-type="float" office:value="0.0103967057088138" calcext:value-type="float">
            <text:p>0.01</text:p>
          </table:table-cell>
          <table:table-cell office:value-type="float" office:value="9.36911983060768" calcext:value-type="float">
            <text:p>9.37</text:p>
          </table:table-cell>
          <table:table-cell table:number-columns-repeated="998"/>
        </table:table-row>
        <table:table-row table:style-name="ro1">
          <table:table-cell table:style-name="Default" office:value-type="float" office:value="188399" calcext:value-type="float">
            <text:p>188399</text:p>
          </table:table-cell>
          <table:table-cell table:style-name="Default" office:value-type="float" office:value="-41.9230146915267" calcext:value-type="float">
            <text:p>-41.9230146915</text:p>
          </table:table-cell>
          <table:table-cell table:style-name="Default" office:value-type="float" office:value="7.50526628455659" calcext:value-type="float">
            <text:p>7.5052662846</text:p>
          </table:table-cell>
          <table:table-cell table:style-name="Default" office:value-type="float" office:value="-8.37655765848198" calcext:value-type="float">
            <text:p>-8.3765576585</text:p>
          </table:table-cell>
          <table:table-cell table:style-name="Default" office:value-type="float" office:value="-0.11" calcext:value-type="float">
            <text:p>-0.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707" calcext:value-type="float">
            <text:p>19.707</text:p>
          </table:table-cell>
          <table:table-cell/>
          <table:table-cell table:formula="of:=DEGREES(ACOS(COS(RADIANS([.B284]))*COS(RADIANS([.C284]))))" office:value-type="float" office:value="42.4667809934248" calcext:value-type="float">
            <text:p>42.47</text:p>
          </table:table-cell>
          <table:table-cell table:formula="of:=TAN((ACOS(COS(RADIANS([.B284]))*COS(RADIANS([.C284])))))" office:value-type="float" office:value="0.915265138630705" calcext:value-type="float">
            <text:p>0.9153</text:p>
          </table:table-cell>
          <table:table-cell table:formula="of:=SQRT([.E284]^2+[.F284]^2)" office:value-type="float" office:value="0.11" calcext:value-type="float">
            <text:p>0.11</text:p>
          </table:table-cell>
          <table:table-cell table:formula="of:=DEGREES(ATAN2([.E284]; [.F284]))" office:value-type="float" office:value="180" calcext:value-type="float">
            <text:p>180.00</text:p>
          </table:table-cell>
          <table:table-cell table:style-name="ce9" table:formula="of:=SQRT([.V284])" office:value-type="float" office:value="13.7289770794606" calcext:value-type="float">
            <text:p>13.73</text:p>
          </table:table-cell>
          <table:table-cell table:style-name="ce8" table:formula="of:=DEGREES(ATAN( (-SIN (RADIANS ([.C284])) * COS(RADIANS([.B284]))) / (COS (RADIANS ([.C284])) * SIN(RADIANS([.B284]))) )) + [.D284]" office:value-type="float" office:value="-0.029970740846391" calcext:value-type="float">
            <text:p>-0.03</text:p>
          </table:table-cell>
          <table:table-cell table:style-name="ce11" table:formula="of:=SQRT([.W284]^2+[.X284]^2)" office:value-type="float" office:value="13.6189770946313" calcext:value-type="float">
            <text:p>13.62</text:p>
          </table:table-cell>
          <table:table-cell table:style-name="ce13" table:formula="of:=DEGREES(ATAN2([.W284];[.X284]))" office:value-type="float" office:value="-0.0302128134572676" calcext:value-type="float">
            <text:p>-0.03</text:p>
          </table:table-cell>
          <table:table-cell office:value-type="float" office:value="13.6189770946313" calcext:value-type="float">
            <text:p>13.62</text:p>
          </table:table-cell>
          <table:table-cell office:value-type="float" office:value="-0.0302128134572676" calcext:value-type="float">
            <text:p>-0.03</text:p>
          </table:table-cell>
          <table:table-cell/>
          <table:table-cell table:style-name="ce19" table:formula="of:=[.K284]*15" office:value-type="float" office:value="13.7289770794606" calcext:value-type="float">
            <text:p>13.73</text:p>
          </table:table-cell>
          <table:table-cell table:style-name="ce8" table:formula="of:=[.K284]^2*225" office:value-type="float" office:value="188.484811648354" calcext:value-type="float">
            <text:p>188.48</text:p>
          </table:table-cell>
          <table:table-cell table:style-name="ce8" table:formula="of:=[.L284]*COS(RADIANS([.M284]))+[.N284]*COS(RADIANS([.O284]))" office:value-type="float" office:value="13.6189752011913" calcext:value-type="float">
            <text:p>13.62</text:p>
          </table:table-cell>
          <table:table-cell table:style-name="ce8" table:formula="of:=[.L284]*SIN(RADIANS([.M284]))+[.N284]*SIN(RADIANS([.O284]))" office:value-type="float" office:value="-0.0071814643044734" calcext:value-type="float">
            <text:p>-0.01</text:p>
          </table:table-cell>
          <table:table-cell office:value-type="float" office:value="9.33464508624265" calcext:value-type="float">
            <text:p>9.33</text:p>
          </table:table-cell>
          <table:table-cell table:number-columns-repeated="998"/>
        </table:table-row>
        <table:table-row table:style-name="ro1">
          <table:table-cell table:style-name="Default" office:value-type="float" office:value="188649" calcext:value-type="float">
            <text:p>188649</text:p>
          </table:table-cell>
          <table:table-cell table:style-name="Default" office:value-type="float" office:value="-41.654499464686" calcext:value-type="float">
            <text:p>-41.6544994647</text:p>
          </table:table-cell>
          <table:table-cell table:style-name="Default" office:value-type="float" office:value="7.38952104510791" calcext:value-type="float">
            <text:p>7.3895210451</text:p>
          </table:table-cell>
          <table:table-cell table:style-name="Default" office:value-type="float" office:value="-8.25870189057976" calcext:value-type="float">
            <text:p>-8.2587018906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741" calcext:value-type="float">
            <text:p>19.741</text:p>
          </table:table-cell>
          <table:table-cell/>
          <table:table-cell table:formula="of:=DEGREES(ACOS(COS(RADIANS([.B285]))*COS(RADIANS([.C285]))))" office:value-type="float" office:value="42.1866753959649" calcext:value-type="float">
            <text:p>42.19</text:p>
          </table:table-cell>
          <table:table-cell table:formula="of:=TAN((ACOS(COS(RADIANS([.B285]))*COS(RADIANS([.C285])))))" office:value-type="float" office:value="0.906320954733087" calcext:value-type="float">
            <text:p>0.9063</text:p>
          </table:table-cell>
          <table:table-cell table:formula="of:=SQRT([.E285]^2+[.F285]^2)" office:value-type="float" office:value="0.05" calcext:value-type="float">
            <text:p>0.05</text:p>
          </table:table-cell>
          <table:table-cell table:formula="of:=DEGREES(ATAN2([.E285]; [.F285]))" office:value-type="float" office:value="180" calcext:value-type="float">
            <text:p>180.00</text:p>
          </table:table-cell>
          <table:table-cell table:style-name="ce9" table:formula="of:=SQRT([.V285])" office:value-type="float" office:value="13.5948143209963" calcext:value-type="float">
            <text:p>13.59</text:p>
          </table:table-cell>
          <table:table-cell table:style-name="ce8" table:formula="of:=DEGREES(ATAN( (-SIN (RADIANS ([.C285])) * COS(RADIANS([.B285]))) / (COS (RADIANS ([.C285])) * SIN(RADIANS([.B285]))) )) + [.D285]" office:value-type="float" office:value="0.0363106062715381" calcext:value-type="float">
            <text:p>0.04</text:p>
          </table:table-cell>
          <table:table-cell table:style-name="ce11" table:formula="of:=SQRT([.W285]^2+[.X285]^2)" office:value-type="float" office:value="13.544814331074" calcext:value-type="float">
            <text:p>13.54</text:p>
          </table:table-cell>
          <table:table-cell table:style-name="ce13" table:formula="of:=DEGREES(ATAN2([.W285];[.X285]))" office:value-type="float" office:value="0.036444645037052" calcext:value-type="float">
            <text:p>0.04</text:p>
          </table:table-cell>
          <table:table-cell office:value-type="float" office:value="13.544814331074" calcext:value-type="float">
            <text:p>13.54</text:p>
          </table:table-cell>
          <table:table-cell office:value-type="float" office:value="0.036444645037052" calcext:value-type="float">
            <text:p>0.04</text:p>
          </table:table-cell>
          <table:table-cell/>
          <table:table-cell table:style-name="ce19" table:formula="of:=[.K285]*15" office:value-type="float" office:value="13.5948143209963" calcext:value-type="float">
            <text:p>13.59</text:p>
          </table:table-cell>
          <table:table-cell table:style-name="ce8" table:formula="of:=[.K285]^2*225" office:value-type="float" office:value="184.818976422366" calcext:value-type="float">
            <text:p>184.82</text:p>
          </table:table-cell>
          <table:table-cell table:style-name="ce8" table:formula="of:=[.L285]*COS(RADIANS([.M285]))+[.N285]*COS(RADIANS([.O285]))" office:value-type="float" office:value="13.5448115909815" calcext:value-type="float">
            <text:p>13.54</text:p>
          </table:table-cell>
          <table:table-cell table:style-name="ce8" table:formula="of:=[.L285]*SIN(RADIANS([.M285]))+[.N285]*SIN(RADIANS([.O285]))" office:value-type="float" office:value="0.00861557205952354" calcext:value-type="float">
            <text:p>0.01</text:p>
          </table:table-cell>
          <table:table-cell office:value-type="float" office:value="9.33464508624265" calcext:value-type="float">
            <text:p>9.33</text:p>
          </table:table-cell>
          <table:table-cell table:number-columns-repeated="998"/>
        </table:table-row>
        <table:table-row table:style-name="ro1">
          <table:table-cell table:style-name="Default" office:value-type="float" office:value="188899" calcext:value-type="float">
            <text:p>188899</text:p>
          </table:table-cell>
          <table:table-cell table:style-name="Default" office:value-type="float" office:value="-41.3643769344059" calcext:value-type="float">
            <text:p>-41.3643769344</text:p>
          </table:table-cell>
          <table:table-cell table:style-name="Default" office:value-type="float" office:value="7.22077695279452" calcext:value-type="float">
            <text:p>7.2207769528</text:p>
          </table:table-cell>
          <table:table-cell table:style-name="Default" office:value-type="float" office:value="-8.21912435943412" calcext:value-type="float">
            <text:p>-8.2191243594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776" calcext:value-type="float">
            <text:p>19.776</text:p>
          </table:table-cell>
          <table:table-cell/>
          <table:table-cell table:formula="of:=DEGREES(ACOS(COS(RADIANS([.B286]))*COS(RADIANS([.C286]))))" office:value-type="float" office:value="41.8778354192908" calcext:value-type="float">
            <text:p>41.88</text:p>
          </table:table-cell>
          <table:table-cell table:formula="of:=TAN((ACOS(COS(RADIANS([.B286]))*COS(RADIANS([.C286])))))" office:value-type="float" office:value="0.896550650005474" calcext:value-type="float">
            <text:p>0.8966</text:p>
          </table:table-cell>
          <table:table-cell table:formula="of:=SQRT([.E286]^2+[.F286]^2)" office:value-type="float" office:value="0.06" calcext:value-type="float">
            <text:p>0.06</text:p>
          </table:table-cell>
          <table:table-cell table:formula="of:=DEGREES(ATAN2([.E286]; [.F286]))" office:value-type="float" office:value="180" calcext:value-type="float">
            <text:p>180.00</text:p>
          </table:table-cell>
          <table:table-cell table:style-name="ce9" table:formula="of:=SQRT([.V286])" office:value-type="float" office:value="13.4482597500821" calcext:value-type="float">
            <text:p>13.45</text:p>
          </table:table-cell>
          <table:table-cell table:style-name="ce8" table:formula="of:=DEGREES(ATAN( (-SIN (RADIANS ([.C286])) * COS(RADIANS([.B286]))) / (COS (RADIANS ([.C286])) * SIN(RADIANS([.B286]))) )) + [.D286]" office:value-type="float" office:value="-0.0309961516232136" calcext:value-type="float">
            <text:p>-0.03</text:p>
          </table:table-cell>
          <table:table-cell table:style-name="ce11" table:formula="of:=SQRT([.W286]^2+[.X286]^2)" office:value-type="float" office:value="13.3882597589014" calcext:value-type="float">
            <text:p>13.39</text:p>
          </table:table-cell>
          <table:table-cell table:style-name="ce13" table:formula="of:=DEGREES(ATAN2([.W286];[.X286]))" office:value-type="float" office:value="-0.0311350620596833" calcext:value-type="float">
            <text:p>-0.03</text:p>
          </table:table-cell>
          <table:table-cell office:value-type="float" office:value="13.3882597589014" calcext:value-type="float">
            <text:p>13.39</text:p>
          </table:table-cell>
          <table:table-cell office:value-type="float" office:value="-0.0311350620596833" calcext:value-type="float">
            <text:p>-0.03</text:p>
          </table:table-cell>
          <table:table-cell/>
          <table:table-cell table:style-name="ce19" table:formula="of:=[.K286]*15" office:value-type="float" office:value="13.4482597500821" calcext:value-type="float">
            <text:p>13.45</text:p>
          </table:table-cell>
          <table:table-cell table:style-name="ce8" table:formula="of:=[.K286]^2*225" office:value-type="float" office:value="180.855690305679" calcext:value-type="float">
            <text:p>180.86</text:p>
          </table:table-cell>
          <table:table-cell table:style-name="ce8" table:formula="of:=[.L286]*COS(RADIANS([.M286]))+[.N286]*COS(RADIANS([.O286]))" office:value-type="float" office:value="13.388257782167" calcext:value-type="float">
            <text:p>13.39</text:p>
          </table:table-cell>
          <table:table-cell table:style-name="ce8" table:formula="of:=[.L286]*SIN(RADIANS([.M286]))+[.N286]*SIN(RADIANS([.O286]))" office:value-type="float" office:value="-0.00727530511831378" calcext:value-type="float">
            <text:p>-0.01</text:p>
          </table:table-cell>
          <table:table-cell office:value-type="float" office:value="9.34408232520169" calcext:value-type="float">
            <text:p>9.34</text:p>
          </table:table-cell>
          <table:table-cell table:number-columns-repeated="998"/>
        </table:table-row>
        <table:table-row table:style-name="ro1">
          <table:table-cell table:style-name="Default" office:value-type="float" office:value="189150" calcext:value-type="float">
            <text:p>189150</text:p>
          </table:table-cell>
          <table:table-cell table:style-name="Default" office:value-type="float" office:value="-41.5654679488549" calcext:value-type="float">
            <text:p>-41.5654679489</text:p>
          </table:table-cell>
          <table:table-cell table:style-name="Default" office:value-type="float" office:value="7.29601746291773" calcext:value-type="float">
            <text:p>7.2960174629</text:p>
          </table:table-cell>
          <table:table-cell table:style-name="Default" office:value-type="float" office:value="-8.29710206786722" calcext:value-type="float">
            <text:p>-8.2971020679</text:p>
          </table:table-cell>
          <table:table-cell table:style-name="Default" office:value-type="float" office:value="-0.07" calcext:value-type="float">
            <text:p>-0.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811" calcext:value-type="float">
            <text:p>19.811</text:p>
          </table:table-cell>
          <table:table-cell/>
          <table:table-cell table:formula="of:=DEGREES(ACOS(COS(RADIANS([.B287]))*COS(RADIANS([.C287]))))" office:value-type="float" office:value="42.0859563712681" calcext:value-type="float">
            <text:p>42.09</text:p>
          </table:table-cell>
          <table:table-cell table:formula="of:=TAN((ACOS(COS(RADIANS([.B287]))*COS(RADIANS([.C287])))))" office:value-type="float" office:value="0.903124213346085" calcext:value-type="float">
            <text:p>0.9031</text:p>
          </table:table-cell>
          <table:table-cell table:formula="of:=SQRT([.E287]^2+[.F287]^2)" office:value-type="float" office:value="0.07" calcext:value-type="float">
            <text:p>0.07</text:p>
          </table:table-cell>
          <table:table-cell table:formula="of:=DEGREES(ATAN2([.E287]; [.F287]))" office:value-type="float" office:value="180" calcext:value-type="float">
            <text:p>180.00</text:p>
          </table:table-cell>
          <table:table-cell table:style-name="ce9" table:formula="of:=SQRT([.V287])" office:value-type="float" office:value="13.5468632001913" calcext:value-type="float">
            <text:p>13.55</text:p>
          </table:table-cell>
          <table:table-cell table:style-name="ce8" table:formula="of:=DEGREES(ATAN( (-SIN (RADIANS ([.C287])) * COS(RADIANS([.B287]))) / (COS (RADIANS ([.C287])) * SIN(RADIANS([.B287]))) )) + [.D287]" office:value-type="float" office:value="-0.0814293592004276" calcext:value-type="float">
            <text:p>-0.08</text:p>
          </table:table-cell>
          <table:table-cell table:style-name="ce11" table:formula="of:=SQRT([.W287]^2+[.X287]^2)" office:value-type="float" office:value="13.4768632712528" calcext:value-type="float">
            <text:p>13.48</text:p>
          </table:table-cell>
          <table:table-cell table:style-name="ce13" table:formula="of:=DEGREES(ATAN2([.W287];[.X287]))" office:value-type="float" office:value="-0.0818523102321691" calcext:value-type="float">
            <text:p>-0.08</text:p>
          </table:table-cell>
          <table:table-cell office:value-type="float" office:value="13.4768632712528" calcext:value-type="float">
            <text:p>13.48</text:p>
          </table:table-cell>
          <table:table-cell office:value-type="float" office:value="-0.0818523102321691" calcext:value-type="float">
            <text:p>-0.08</text:p>
          </table:table-cell>
          <table:table-cell/>
          <table:table-cell table:style-name="ce19" table:formula="of:=[.K287]*15" office:value-type="float" office:value="13.5468632001913" calcext:value-type="float">
            <text:p>13.55</text:p>
          </table:table-cell>
          <table:table-cell table:style-name="ce8" table:formula="of:=[.K287]^2*225" office:value-type="float" office:value="183.517502564696" calcext:value-type="float">
            <text:p>183.52</text:p>
          </table:table-cell>
          <table:table-cell table:style-name="ce8" table:formula="of:=[.L287]*COS(RADIANS([.M287]))+[.N287]*COS(RADIANS([.O287]))" office:value-type="float" office:value="13.4768495189518" calcext:value-type="float">
            <text:p>13.48</text:p>
          </table:table-cell>
          <table:table-cell table:style-name="ce8" table:formula="of:=[.L287]*SIN(RADIANS([.M287]))+[.N287]*SIN(RADIANS([.O287]))" office:value-type="float" office:value="-0.0192529367361868" calcext:value-type="float">
            <text:p>-0.02</text:p>
          </table:table-cell>
          <table:table-cell office:value-type="float" office:value="9.34408232520169" calcext:value-type="float">
            <text:p>9.34</text:p>
          </table:table-cell>
          <table:table-cell table:number-columns-repeated="998"/>
        </table:table-row>
        <table:table-row table:style-name="ro1">
          <table:table-cell table:style-name="Default" office:value-type="float" office:value="189400" calcext:value-type="float">
            <text:p>189400</text:p>
          </table:table-cell>
          <table:table-cell table:style-name="Default" office:value-type="float" office:value="-41.7193691863282" calcext:value-type="float">
            <text:p>-41.7193691863</text:p>
          </table:table-cell>
          <table:table-cell table:style-name="Default" office:value-type="float" office:value="7.45085529008098" calcext:value-type="float">
            <text:p>7.4508552901</text:p>
          </table:table-cell>
          <table:table-cell table:style-name="Default" office:value-type="float" office:value="-8.34183383051528" calcext:value-type="float">
            <text:p>-8.3418338305</text:p>
          </table:table-cell>
          <table:table-cell table:style-name="Default" office:value-type="float" office:value="-0.06" calcext:value-type="float">
            <text:p>-0.06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float" office:value="19.845" calcext:value-type="float">
            <text:p>19.845</text:p>
          </table:table-cell>
          <table:table-cell/>
          <table:table-cell table:formula="of:=DEGREES(ACOS(COS(RADIANS([.B288]))*COS(RADIANS([.C288]))))" office:value-type="float" office:value="42.2591383278856" calcext:value-type="float">
            <text:p>42.26</text:p>
          </table:table-cell>
          <table:table-cell table:formula="of:=TAN((ACOS(COS(RADIANS([.B288]))*COS(RADIANS([.C288])))))" office:value-type="float" office:value="0.908627176880651" calcext:value-type="float">
            <text:p>0.9086</text:p>
          </table:table-cell>
          <table:table-cell table:formula="of:=SQRT([.E288]^2+[.F288]^2)" office:value-type="float" office:value="0.0608276253029822" calcext:value-type="float">
            <text:p>0.06</text:p>
          </table:table-cell>
          <table:table-cell table:formula="of:=DEGREES(ATAN2([.E288]; [.F288]))" office:value-type="float" office:value="-170.537677791974" calcext:value-type="float">
            <text:p>-170.54</text:p>
          </table:table-cell>
          <table:table-cell table:style-name="ce9" table:formula="of:=SQRT([.V288])" office:value-type="float" office:value="13.6294076532098" calcext:value-type="float">
            <text:p>13.63</text:p>
          </table:table-cell>
          <table:table-cell table:style-name="ce8" table:formula="of:=DEGREES(ATAN( (-SIN (RADIANS ([.C288])) * COS(RADIANS([.B288]))) / (COS (RADIANS ([.C288])) * SIN(RADIANS([.B288]))) )) + [.D288]" office:value-type="float" office:value="0.00305120642519974" calcext:value-type="float">
            <text:p>0.00</text:p>
          </table:table-cell>
          <table:table-cell table:style-name="ce11" table:formula="of:=SQRT([.W288]^2+[.X288]^2)" office:value-type="float" office:value="13.5694108031634" calcext:value-type="float">
            <text:p>13.57</text:p>
          </table:table-cell>
          <table:table-cell table:style-name="ce13" table:formula="of:=DEGREES(ATAN2([.W288];[.X288]))" office:value-type="float" office:value="-0.0391595263806612" calcext:value-type="float">
            <text:p>-0.04</text:p>
          </table:table-cell>
          <table:table-cell office:value-type="float" office:value="13.5694108031634" calcext:value-type="float">
            <text:p>13.57</text:p>
          </table:table-cell>
          <table:table-cell office:value-type="float" office:value="-0.0391595263806612" calcext:value-type="float">
            <text:p>-0.04</text:p>
          </table:table-cell>
          <table:table-cell/>
          <table:table-cell table:style-name="ce19" table:formula="of:=[.K288]*15" office:value-type="float" office:value="13.6294076532098" calcext:value-type="float">
            <text:p>13.63</text:p>
          </table:table-cell>
          <table:table-cell table:style-name="ce8" table:formula="of:=[.K288]^2*225" office:value-type="float" office:value="185.760752977373" calcext:value-type="float">
            <text:p>185.76</text:p>
          </table:table-cell>
          <table:table-cell table:style-name="ce8" table:formula="of:=[.L288]*COS(RADIANS([.M288]))+[.N288]*COS(RADIANS([.O288]))" office:value-type="float" office:value="13.5694076338836" calcext:value-type="float">
            <text:p>13.57</text:p>
          </table:table-cell>
          <table:table-cell table:style-name="ce8" table:formula="of:=[.L288]*SIN(RADIANS([.M288]))+[.N288]*SIN(RADIANS([.O288]))" office:value-type="float" office:value="-0.00927418500041546" calcext:value-type="float">
            <text:p>-0.01</text:p>
          </table:table-cell>
          <table:table-cell office:value-type="float" office:value="9.38826038173235" calcext:value-type="float">
            <text:p>9.39</text:p>
          </table:table-cell>
          <table:table-cell table:number-columns-repeated="998"/>
        </table:table-row>
        <table:table-row table:style-name="ro1">
          <table:table-cell table:style-name="Default" office:value-type="float" office:value="189649" calcext:value-type="float">
            <text:p>189649</text:p>
          </table:table-cell>
          <table:table-cell table:style-name="Default" office:value-type="float" office:value="-41.59134753562" calcext:value-type="float">
            <text:p>-41.5913475356</text:p>
          </table:table-cell>
          <table:table-cell table:style-name="Default" office:value-type="float" office:value="7.49385218467986" calcext:value-type="float">
            <text:p>7.4938521847</text:p>
          </table:table-cell>
          <table:table-cell table:style-name="Default" office:value-type="float" office:value="-8.32416156981152" calcext:value-type="float">
            <text:p>-8.3241615698</text:p>
          </table:table-cell>
          <table:table-cell table:style-name="Default" office:value-type="float" office:value="-0.04" calcext:value-type="float">
            <text:p>-0.04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-0.14" calcext:value-type="float">
            <text:p>-0.14</text:p>
          </table:table-cell>
          <table:table-cell table:style-name="Default" office:value-type="float" office:value="19.88" calcext:value-type="float">
            <text:p>19.88</text:p>
          </table:table-cell>
          <table:table-cell/>
          <table:table-cell table:formula="of:=DEGREES(ACOS(COS(RADIANS([.B289]))*COS(RADIANS([.C289]))))" office:value-type="float" office:value="42.1397586422239" calcext:value-type="float">
            <text:p>42.14</text:p>
          </table:table-cell>
          <table:table-cell table:formula="of:=TAN((ACOS(COS(RADIANS([.B289]))*COS(RADIANS([.C289])))))" office:value-type="float" office:value="0.904830589274143" calcext:value-type="float">
            <text:p>0.9048</text:p>
          </table:table-cell>
          <table:table-cell table:formula="of:=SQRT([.E289]^2+[.F289]^2)" office:value-type="float" office:value="0.0412310562561766" calcext:value-type="float">
            <text:p>0.04</text:p>
          </table:table-cell>
          <table:table-cell table:formula="of:=DEGREES(ATAN2([.E289]; [.F289]))" office:value-type="float" office:value="-165.963756532074" calcext:value-type="float">
            <text:p>-165.96</text:p>
          </table:table-cell>
          <table:table-cell table:style-name="ce9" table:formula="of:=SQRT([.V289])" office:value-type="float" office:value="13.5724588391121" calcext:value-type="float">
            <text:p>13.57</text:p>
          </table:table-cell>
          <table:table-cell table:style-name="ce8" table:formula="of:=DEGREES(ATAN( (-SIN (RADIANS ([.C289])) * COS(RADIANS([.B289]))) / (COS (RADIANS ([.C289])) * SIN(RADIANS([.B289]))) )) + [.D289]" office:value-type="float" office:value="0.10604545077368" calcext:value-type="float">
            <text:p>0.11</text:p>
          </table:table-cell>
          <table:table-cell table:style-name="ce11" table:formula="of:=SQRT([.W289]^2+[.X289]^2)" office:value-type="float" office:value="13.5324440395186" calcext:value-type="float">
            <text:p>13.53</text:p>
          </table:table-cell>
          <table:table-cell table:style-name="ce13" table:formula="of:=DEGREES(ATAN2([.W289];[.X289]))" office:value-type="float" office:value="0.0640194096912242" calcext:value-type="float">
            <text:p>0.06</text:p>
          </table:table-cell>
          <table:table-cell office:value-type="float" office:value="13.5324440395186" calcext:value-type="float">
            <text:p>13.53</text:p>
          </table:table-cell>
          <table:table-cell office:value-type="float" office:value="0.0640194096912242" calcext:value-type="float">
            <text:p>0.06</text:p>
          </table:table-cell>
          <table:table-cell/>
          <table:table-cell table:style-name="ce19" table:formula="of:=[.K289]*15" office:value-type="float" office:value="13.5724588391121" calcext:value-type="float">
            <text:p>13.57</text:p>
          </table:table-cell>
          <table:table-cell table:style-name="ce8" table:formula="of:=[.K289]^2*225" office:value-type="float" office:value="184.211638939393" calcext:value-type="float">
            <text:p>184.21</text:p>
          </table:table-cell>
          <table:table-cell table:style-name="ce8" table:formula="of:=[.L289]*COS(RADIANS([.M289]))+[.N289]*COS(RADIANS([.O289]))" office:value-type="float" office:value="13.5324355920951" calcext:value-type="float">
            <text:p>13.53</text:p>
          </table:table-cell>
          <table:table-cell table:style-name="ce8" table:formula="of:=[.L289]*SIN(RADIANS([.M289]))+[.N289]*SIN(RADIANS([.O289]))" office:value-type="float" office:value="0.0151204662225659" calcext:value-type="float">
            <text:p>0.02</text:p>
          </table:table-cell>
          <table:table-cell office:value-type="float" office:value="9.38826038173235" calcext:value-type="float">
            <text:p>9.39</text:p>
          </table:table-cell>
          <table:table-cell table:number-columns-repeated="998"/>
        </table:table-row>
        <table:table-row table:style-name="ro1" table:number-rows-repeated="288">
          <table:table-cell table:style-name="Default" table:number-columns-repeated="8"/>
          <table:table-cell table:number-columns-repeated="5"/>
          <table:table-cell table:style-name="ce9"/>
          <table:table-cell table:style-name="ce8"/>
          <table:table-cell table:style-name="ce11"/>
          <table:table-cell table:style-name="ce13"/>
          <table:table-cell table:number-columns-repeated="3"/>
          <table:table-cell table:style-name="ce19"/>
          <table:table-cell table:style-name="ce8" table:number-columns-repeated="3"/>
          <table:table-cell table:number-columns-repeated="999"/>
        </table:table-row>
        <table:table-row table:style-name="ro1" table:number-rows-repeated="8">
          <table:table-cell table:number-columns-repeated="13"/>
          <table:table-cell table:style-name="ce9"/>
          <table:table-cell table:style-name="ce8"/>
          <table:table-cell table:style-name="ce11"/>
          <table:table-cell table:style-name="ce13"/>
          <table:table-cell table:number-columns-repeated="3"/>
          <table:table-cell table:style-name="ce19"/>
          <table:table-cell table:style-name="ce8" table:number-columns-repeated="3"/>
          <table:table-cell table:number-columns-repeated="999"/>
        </table:table-row>
        <table:table-row table:style-name="ro1" table:number-rows-repeated="104799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09:48:16.544306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09:49:58.387292711</dc:date>
    <meta:editing-duration>PT3H36M27S</meta:editing-duration>
    <meta:editing-cycles>24</meta:editing-cycles>
    <meta:generator>LibreOffice/5.1.6.2$Linux_X86_64 LibreOffice_project/10m0$Build-2</meta:generator>
    <meta:document-statistic meta:table-count="1" meta:cell-count="664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9" chart:maximum="1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1cm" svg:y="4.205cm" style:legend-expansion="high" chart:style-name="ch2"/>
        <chart:plot-area chart:style-name="ch3" table:cell-range-address="data_comb_1.H2:data_comb_1.H289 data_comb_1.P2:data_comb_1.P289" chart:data-source-has-labels="row" svg:x="0.043cm" svg:y="0.151cm" svg:width="13.221cm" svg:height="8.639cm">
          <chartooo:coordinate-region svg:x="1.176cm" svg:y="0.346cm" svg:width="11.892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comb_1.P2:data_comb_1.P289" loext:label-string="&quot;Speed&quot;" chart:class="chart:scatter">
            <chart:domain table:cell-range-address="data_comb_1.H2:data_comb_1.H289"/>
            <chart:data-point chart:repeated="2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pe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733">
                <text:p>9.733</text:p>
                <draw:g>
                  <svg:desc>data_comb_1.H2:data_comb_1.H289</svg:desc>
                </draw:g>
              </table:table-cell>
              <table:table-cell office:value-type="float" office:value="10.499855595107">
                <text:p>10.499855595107</text:p>
                <draw:g>
                  <svg:desc>data_comb_1.P2:data_comb_1.P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97">
                <text:p>9.797</text:p>
              </table:table-cell>
              <table:table-cell office:value-type="float" office:value="10.1822716747534">
                <text:p>10.18227167475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843">
                <text:p>9.843</text:p>
              </table:table-cell>
              <table:table-cell office:value-type="float" office:value="10.0414095967881">
                <text:p>10.0414095967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77">
                <text:p>9.877</text:p>
              </table:table-cell>
              <table:table-cell office:value-type="float" office:value="10.0178687242674">
                <text:p>10.01786872426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3">
                <text:p>9.903</text:p>
              </table:table-cell>
              <table:table-cell office:value-type="float" office:value="9.98385270977873">
                <text:p>9.98385270977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33">
                <text:p>9.933</text:p>
              </table:table-cell>
              <table:table-cell office:value-type="float" office:value="9.86102636557277">
                <text:p>9.86102636557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77">
                <text:p>9.977</text:p>
              </table:table-cell>
              <table:table-cell office:value-type="float" office:value="9.51857927669457">
                <text:p>9.51857927669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28">
                <text:p>10.028</text:p>
              </table:table-cell>
              <table:table-cell office:value-type="float" office:value="9.50146306449165">
                <text:p>9.501463064491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77">
                <text:p>10.077</text:p>
              </table:table-cell>
              <table:table-cell office:value-type="float" office:value="9.66106262417325">
                <text:p>9.66106262417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124">
                <text:p>10.124</text:p>
              </table:table-cell>
              <table:table-cell office:value-type="float" office:value="9.60360838640895">
                <text:p>9.60360838640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69">
                <text:p>10.169</text:p>
              </table:table-cell>
              <table:table-cell office:value-type="float" office:value="9.60290235053445">
                <text:p>9.60290235053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209">
                <text:p>10.209</text:p>
              </table:table-cell>
              <table:table-cell office:value-type="float" office:value="9.75777846771242">
                <text:p>9.75777846771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47">
                <text:p>10.247</text:p>
              </table:table-cell>
              <table:table-cell office:value-type="float" office:value="9.76368742255046">
                <text:p>9.76368742255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84">
                <text:p>10.284</text:p>
              </table:table-cell>
              <table:table-cell office:value-type="float" office:value="9.73856498567163">
                <text:p>9.73856498567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32">
                <text:p>10.32</text:p>
              </table:table-cell>
              <table:table-cell office:value-type="float" office:value="9.7559735361485">
                <text:p>9.75597353614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55">
                <text:p>10.355</text:p>
              </table:table-cell>
              <table:table-cell office:value-type="float" office:value="9.79837411869479">
                <text:p>9.79837411869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91">
                <text:p>10.391</text:p>
              </table:table-cell>
              <table:table-cell office:value-type="float" office:value="9.6717198064065">
                <text:p>9.67171980640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27">
                <text:p>10.427</text:p>
              </table:table-cell>
              <table:table-cell office:value-type="float" office:value="9.58297955835362">
                <text:p>9.58297955835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62">
                <text:p>10.462</text:p>
              </table:table-cell>
              <table:table-cell office:value-type="float" office:value="9.95533294234425">
                <text:p>9.95533294234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96">
                <text:p>10.496</text:p>
              </table:table-cell>
              <table:table-cell office:value-type="float" office:value="10.0022327530894">
                <text:p>10.0022327530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31">
                <text:p>10.531</text:p>
              </table:table-cell>
              <table:table-cell office:value-type="float" office:value="9.65547417515892">
                <text:p>9.655474175158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68">
                <text:p>10.568</text:p>
              </table:table-cell>
              <table:table-cell office:value-type="float" office:value="9.62386108678823">
                <text:p>9.623861086788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604">
                <text:p>10.604</text:p>
              </table:table-cell>
              <table:table-cell office:value-type="float" office:value="9.80774689949426">
                <text:p>9.80774689949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639">
                <text:p>10.639</text:p>
              </table:table-cell>
              <table:table-cell office:value-type="float" office:value="10.0394027978028">
                <text:p>10.03940279780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75">
                <text:p>10.675</text:p>
              </table:table-cell>
              <table:table-cell office:value-type="float" office:value="9.70913864927436">
                <text:p>9.70913864927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711">
                <text:p>10.711</text:p>
              </table:table-cell>
              <table:table-cell office:value-type="float" office:value="9.61462185932245">
                <text:p>9.61462185932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747">
                <text:p>10.747</text:p>
              </table:table-cell>
              <table:table-cell office:value-type="float" office:value="9.7521424082446">
                <text:p>9.7521424082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782">
                <text:p>10.782</text:p>
              </table:table-cell>
              <table:table-cell office:value-type="float" office:value="10.0498969570941">
                <text:p>10.0498969570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16">
                <text:p>10.816</text:p>
              </table:table-cell>
              <table:table-cell office:value-type="float" office:value="9.82748260148306">
                <text:p>9.82748260148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852">
                <text:p>10.852</text:p>
              </table:table-cell>
              <table:table-cell office:value-type="float" office:value="9.62977950751765">
                <text:p>9.629779507517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888">
                <text:p>10.888</text:p>
              </table:table-cell>
              <table:table-cell office:value-type="float" office:value="9.92764398568519">
                <text:p>9.927643985685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921">
                <text:p>10.921</text:p>
              </table:table-cell>
              <table:table-cell office:value-type="float" office:value="10.3427707345368">
                <text:p>10.34277073453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955">
                <text:p>10.955</text:p>
              </table:table-cell>
              <table:table-cell office:value-type="float" office:value="10.3855532566074">
                <text:p>10.38555325660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9">
                <text:p>10.99</text:p>
              </table:table-cell>
              <table:table-cell office:value-type="float" office:value="10.350640552854">
                <text:p>10.350640552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026">
                <text:p>11.026</text:p>
              </table:table-cell>
              <table:table-cell office:value-type="float" office:value="10.3135123076203">
                <text:p>10.31351230762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063">
                <text:p>11.063</text:p>
              </table:table-cell>
              <table:table-cell office:value-type="float" office:value="10.3222455276666">
                <text:p>10.3222455276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99">
                <text:p>11.099</text:p>
              </table:table-cell>
              <table:table-cell office:value-type="float" office:value="10.4081198492801">
                <text:p>10.40811984928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133">
                <text:p>11.133</text:p>
              </table:table-cell>
              <table:table-cell office:value-type="float" office:value="10.4385756605024">
                <text:p>10.4385756605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168">
                <text:p>11.168</text:p>
              </table:table-cell>
              <table:table-cell office:value-type="float" office:value="10.3936303644906">
                <text:p>10.3936303644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204">
                <text:p>11.204</text:p>
              </table:table-cell>
              <table:table-cell office:value-type="float" office:value="10.397617207761">
                <text:p>10.397617207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239">
                <text:p>11.239</text:p>
              </table:table-cell>
              <table:table-cell office:value-type="float" office:value="10.4204541749224">
                <text:p>10.4204541749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275">
                <text:p>11.275</text:p>
              </table:table-cell>
              <table:table-cell office:value-type="float" office:value="10.4086716810281">
                <text:p>10.40867168102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311">
                <text:p>11.311</text:p>
              </table:table-cell>
              <table:table-cell office:value-type="float" office:value="10.3756968541393">
                <text:p>10.3756968541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347">
                <text:p>11.347</text:p>
              </table:table-cell>
              <table:table-cell office:value-type="float" office:value="10.3716479970502">
                <text:p>10.3716479970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382">
                <text:p>11.382</text:p>
              </table:table-cell>
              <table:table-cell office:value-type="float" office:value="10.3780990054167">
                <text:p>10.3780990054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18">
                <text:p>11.418</text:p>
              </table:table-cell>
              <table:table-cell office:value-type="float" office:value="10.376594865349">
                <text:p>10.3765948653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454">
                <text:p>11.454</text:p>
              </table:table-cell>
              <table:table-cell office:value-type="float" office:value="10.351430148055">
                <text:p>10.3514301480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89">
                <text:p>11.489</text:p>
              </table:table-cell>
              <table:table-cell office:value-type="float" office:value="10.342013985875">
                <text:p>10.342013985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524">
                <text:p>11.524</text:p>
              </table:table-cell>
              <table:table-cell office:value-type="float" office:value="10.357925761863">
                <text:p>10.3579257618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558">
                <text:p>11.558</text:p>
              </table:table-cell>
              <table:table-cell office:value-type="float" office:value="10.3539471992616">
                <text:p>10.35394719926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591">
                <text:p>11.591</text:p>
              </table:table-cell>
              <table:table-cell office:value-type="float" office:value="10.3301459853268">
                <text:p>10.33014598532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26">
                <text:p>11.626</text:p>
              </table:table-cell>
              <table:table-cell office:value-type="float" office:value="10.2947390335003">
                <text:p>10.2947390335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661">
                <text:p>11.661</text:p>
              </table:table-cell>
              <table:table-cell office:value-type="float" office:value="10.3206123515684">
                <text:p>10.3206123515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696">
                <text:p>11.696</text:p>
              </table:table-cell>
              <table:table-cell office:value-type="float" office:value="10.3182005520091">
                <text:p>10.3182005520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32">
                <text:p>11.732</text:p>
              </table:table-cell>
              <table:table-cell office:value-type="float" office:value="10.3069624636373">
                <text:p>10.30696246363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767">
                <text:p>11.767</text:p>
              </table:table-cell>
              <table:table-cell office:value-type="float" office:value="10.3185778910459">
                <text:p>10.31857789104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803">
                <text:p>11.803</text:p>
              </table:table-cell>
              <table:table-cell office:value-type="float" office:value="10.3409154765215">
                <text:p>10.3409154765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838">
                <text:p>11.838</text:p>
              </table:table-cell>
              <table:table-cell office:value-type="float" office:value="10.3323453429061">
                <text:p>10.33234534290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74">
                <text:p>11.874</text:p>
              </table:table-cell>
              <table:table-cell office:value-type="float" office:value="10.3110235688895">
                <text:p>10.31102356888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909">
                <text:p>11.909</text:p>
              </table:table-cell>
              <table:table-cell office:value-type="float" office:value="10.3288358579174">
                <text:p>10.32883585791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944">
                <text:p>11.944</text:p>
              </table:table-cell>
              <table:table-cell office:value-type="float" office:value="10.3134683792397">
                <text:p>10.3134683792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979">
                <text:p>11.979</text:p>
              </table:table-cell>
              <table:table-cell office:value-type="float" office:value="10.4872495719146">
                <text:p>10.4872495719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013">
                <text:p>12.013</text:p>
              </table:table-cell>
              <table:table-cell office:value-type="float" office:value="10.7259624127462">
                <text:p>10.7259624127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047">
                <text:p>12.047</text:p>
              </table:table-cell>
              <table:table-cell office:value-type="float" office:value="10.7820878633094">
                <text:p>10.78208786330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082">
                <text:p>12.082</text:p>
              </table:table-cell>
              <table:table-cell office:value-type="float" office:value="10.7616681136022">
                <text:p>10.7616681136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118">
                <text:p>12.118</text:p>
              </table:table-cell>
              <table:table-cell office:value-type="float" office:value="10.8031471968584">
                <text:p>10.8031471968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155">
                <text:p>12.155</text:p>
              </table:table-cell>
              <table:table-cell office:value-type="float" office:value="10.8541499460971">
                <text:p>10.85414994609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191">
                <text:p>12.191</text:p>
              </table:table-cell>
              <table:table-cell office:value-type="float" office:value="10.894715989853">
                <text:p>10.894715989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227">
                <text:p>12.227</text:p>
              </table:table-cell>
              <table:table-cell office:value-type="float" office:value="10.9064831570219">
                <text:p>10.90648315702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263">
                <text:p>12.263</text:p>
              </table:table-cell>
              <table:table-cell office:value-type="float" office:value="10.8921272187797">
                <text:p>10.89212721877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298">
                <text:p>12.298</text:p>
              </table:table-cell>
              <table:table-cell office:value-type="float" office:value="10.9022696709464">
                <text:p>10.90226967094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333">
                <text:p>12.333</text:p>
              </table:table-cell>
              <table:table-cell office:value-type="float" office:value="10.8986184351105">
                <text:p>10.8986184351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368">
                <text:p>12.368</text:p>
              </table:table-cell>
              <table:table-cell office:value-type="float" office:value="10.9270542880253">
                <text:p>10.92705428802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404">
                <text:p>12.404</text:p>
              </table:table-cell>
              <table:table-cell office:value-type="float" office:value="10.8266333724641">
                <text:p>10.82663337246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44">
                <text:p>12.44</text:p>
              </table:table-cell>
              <table:table-cell office:value-type="float" office:value="10.7751174485687">
                <text:p>10.7751174485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476">
                <text:p>12.476</text:p>
              </table:table-cell>
              <table:table-cell office:value-type="float" office:value="10.9193359858702">
                <text:p>10.91933598587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511">
                <text:p>12.511</text:p>
              </table:table-cell>
              <table:table-cell office:value-type="float" office:value="11.0251334508403">
                <text:p>11.0251334508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547">
                <text:p>12.547</text:p>
              </table:table-cell>
              <table:table-cell office:value-type="float" office:value="10.7097024916356">
                <text:p>10.7097024916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584">
                <text:p>12.584</text:p>
              </table:table-cell>
              <table:table-cell office:value-type="float" office:value="10.6041605509569">
                <text:p>10.60416055095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2">
                <text:p>12.62</text:p>
              </table:table-cell>
              <table:table-cell office:value-type="float" office:value="10.9603537674774">
                <text:p>10.96035376747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654">
                <text:p>12.654</text:p>
              </table:table-cell>
              <table:table-cell office:value-type="float" office:value="11.0390679697489">
                <text:p>11.03906796974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689">
                <text:p>12.689</text:p>
              </table:table-cell>
              <table:table-cell office:value-type="float" office:value="10.854104318126">
                <text:p>10.854104318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725">
                <text:p>12.725</text:p>
              </table:table-cell>
              <table:table-cell office:value-type="float" office:value="10.5685289632741">
                <text:p>10.56852896327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761">
                <text:p>12.761</text:p>
              </table:table-cell>
              <table:table-cell office:value-type="float" office:value="10.7722531445477">
                <text:p>10.7722531445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797">
                <text:p>12.797</text:p>
              </table:table-cell>
              <table:table-cell office:value-type="float" office:value="10.982516021504">
                <text:p>10.9825160215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831">
                <text:p>12.831</text:p>
              </table:table-cell>
              <table:table-cell office:value-type="float" office:value="10.871287942944">
                <text:p>10.8712879429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866">
                <text:p>12.866</text:p>
              </table:table-cell>
              <table:table-cell office:value-type="float" office:value="10.7634055908577">
                <text:p>10.7634055908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901">
                <text:p>12.901</text:p>
              </table:table-cell>
              <table:table-cell office:value-type="float" office:value="10.765268068647">
                <text:p>10.7652680686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936">
                <text:p>12.936</text:p>
              </table:table-cell>
              <table:table-cell office:value-type="float" office:value="10.8229277785199">
                <text:p>10.8229277785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971">
                <text:p>12.971</text:p>
              </table:table-cell>
              <table:table-cell office:value-type="float" office:value="10.8431004374325">
                <text:p>10.8431004374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005">
                <text:p>13.005</text:p>
              </table:table-cell>
              <table:table-cell office:value-type="float" office:value="10.9467485098307">
                <text:p>10.9467485098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04">
                <text:p>13.04</text:p>
              </table:table-cell>
              <table:table-cell office:value-type="float" office:value="11.0159575062554">
                <text:p>11.01595750625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073">
                <text:p>13.073</text:p>
              </table:table-cell>
              <table:table-cell office:value-type="float" office:value="11.3304472732737">
                <text:p>11.33044727327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106">
                <text:p>13.106</text:p>
              </table:table-cell>
              <table:table-cell office:value-type="float" office:value="11.4871823315309">
                <text:p>11.48718233153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139">
                <text:p>13.139</text:p>
              </table:table-cell>
              <table:table-cell office:value-type="float" office:value="11.2811532158223">
                <text:p>11.28115321582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174">
                <text:p>13.174</text:p>
              </table:table-cell>
              <table:table-cell office:value-type="float" office:value="11.2766678842684">
                <text:p>11.2766678842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21">
                <text:p>13.21</text:p>
              </table:table-cell>
              <table:table-cell office:value-type="float" office:value="11.3634727886616">
                <text:p>11.36347278866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245">
                <text:p>13.245</text:p>
              </table:table-cell>
              <table:table-cell office:value-type="float" office:value="11.4264910699642">
                <text:p>11.42649106996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28">
                <text:p>13.28</text:p>
              </table:table-cell>
              <table:table-cell office:value-type="float" office:value="11.4126611533396">
                <text:p>11.41266115333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315">
                <text:p>13.315</text:p>
              </table:table-cell>
              <table:table-cell office:value-type="float" office:value="11.3930742431224">
                <text:p>11.39307424312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35">
                <text:p>13.35</text:p>
              </table:table-cell>
              <table:table-cell office:value-type="float" office:value="11.3996090745427">
                <text:p>11.39960907454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384">
                <text:p>13.384</text:p>
              </table:table-cell>
              <table:table-cell office:value-type="float" office:value="11.4114977065817">
                <text:p>11.41149770658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419">
                <text:p>13.419</text:p>
              </table:table-cell>
              <table:table-cell office:value-type="float" office:value="11.3484789536916">
                <text:p>11.34847895369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453">
                <text:p>13.453</text:p>
              </table:table-cell>
              <table:table-cell office:value-type="float" office:value="11.3251529520075">
                <text:p>11.32515295200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488">
                <text:p>13.488</text:p>
              </table:table-cell>
              <table:table-cell office:value-type="float" office:value="11.3304078090571">
                <text:p>11.33040780905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523">
                <text:p>13.523</text:p>
              </table:table-cell>
              <table:table-cell office:value-type="float" office:value="11.3291607897999">
                <text:p>11.32916078979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558">
                <text:p>13.558</text:p>
              </table:table-cell>
              <table:table-cell office:value-type="float" office:value="11.3169086750476">
                <text:p>11.3169086750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593">
                <text:p>13.593</text:p>
              </table:table-cell>
              <table:table-cell office:value-type="float" office:value="11.3849715091204">
                <text:p>11.38497150912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627">
                <text:p>13.627</text:p>
              </table:table-cell>
              <table:table-cell office:value-type="float" office:value="11.3687633752366">
                <text:p>11.36876337523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62">
                <text:p>13.662</text:p>
              </table:table-cell>
              <table:table-cell office:value-type="float" office:value="11.3036103069457">
                <text:p>11.30361030694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697">
                <text:p>13.697</text:p>
              </table:table-cell>
              <table:table-cell office:value-type="float" office:value="11.2716632374563">
                <text:p>11.27166323745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731">
                <text:p>13.731</text:p>
              </table:table-cell>
              <table:table-cell office:value-type="float" office:value="11.2935666913156">
                <text:p>11.29356669131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766">
                <text:p>13.766</text:p>
              </table:table-cell>
              <table:table-cell office:value-type="float" office:value="11.3047647506276">
                <text:p>11.30476475062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8">
                <text:p>13.8</text:p>
              </table:table-cell>
              <table:table-cell office:value-type="float" office:value="11.3103922348881">
                <text:p>11.31039223488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36">
                <text:p>13.836</text:p>
              </table:table-cell>
              <table:table-cell office:value-type="float" office:value="11.2958157864754">
                <text:p>11.29581578647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71">
                <text:p>13.871</text:p>
              </table:table-cell>
              <table:table-cell office:value-type="float" office:value="11.2608199423604">
                <text:p>11.26081994236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06">
                <text:p>13.906</text:p>
              </table:table-cell>
              <table:table-cell office:value-type="float" office:value="11.2926963591461">
                <text:p>11.29269635914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941">
                <text:p>13.941</text:p>
              </table:table-cell>
              <table:table-cell office:value-type="float" office:value="11.3199259133895">
                <text:p>11.31992591338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975">
                <text:p>13.975</text:p>
              </table:table-cell>
              <table:table-cell office:value-type="float" office:value="11.3287401999274">
                <text:p>11.3287401999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009">
                <text:p>14.009</text:p>
              </table:table-cell>
              <table:table-cell office:value-type="float" office:value="11.4290187461671">
                <text:p>11.42901874616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043">
                <text:p>14.043</text:p>
              </table:table-cell>
              <table:table-cell office:value-type="float" office:value="11.6086445126056">
                <text:p>11.60864451260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078">
                <text:p>14.078</text:p>
              </table:table-cell>
              <table:table-cell office:value-type="float" office:value="11.6963096224108">
                <text:p>11.69630962241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112">
                <text:p>14.112</text:p>
              </table:table-cell>
              <table:table-cell office:value-type="float" office:value="11.6203820881359">
                <text:p>11.62038208813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148">
                <text:p>14.148</text:p>
              </table:table-cell>
              <table:table-cell office:value-type="float" office:value="11.52249705211">
                <text:p>11.522497052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185">
                <text:p>14.185</text:p>
              </table:table-cell>
              <table:table-cell office:value-type="float" office:value="11.6086046766223">
                <text:p>11.60860467662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22">
                <text:p>14.22</text:p>
              </table:table-cell>
              <table:table-cell office:value-type="float" office:value="11.6871502043964">
                <text:p>11.68715020439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255">
                <text:p>14.255</text:p>
              </table:table-cell>
              <table:table-cell office:value-type="float" office:value="11.6825974952277">
                <text:p>11.68259749522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29">
                <text:p>14.29</text:p>
              </table:table-cell>
              <table:table-cell office:value-type="float" office:value="11.6553720635055">
                <text:p>11.65537206350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325">
                <text:p>14.325</text:p>
              </table:table-cell>
              <table:table-cell office:value-type="float" office:value="11.6352987663731">
                <text:p>11.63529876637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36">
                <text:p>14.36</text:p>
              </table:table-cell>
              <table:table-cell office:value-type="float" office:value="11.6497611537397">
                <text:p>11.64976115373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396">
                <text:p>14.396</text:p>
              </table:table-cell>
              <table:table-cell office:value-type="float" office:value="11.6582741271844">
                <text:p>11.65827412718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43">
                <text:p>14.43</text:p>
              </table:table-cell>
              <table:table-cell office:value-type="float" office:value="11.6703802605574">
                <text:p>11.67038026055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465">
                <text:p>14.465</text:p>
              </table:table-cell>
              <table:table-cell office:value-type="float" office:value="11.645283022926">
                <text:p>11.6452830229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5">
                <text:p>14.5</text:p>
              </table:table-cell>
              <table:table-cell office:value-type="float" office:value="11.6417197548591">
                <text:p>11.64171975485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534">
                <text:p>14.534</text:p>
              </table:table-cell>
              <table:table-cell office:value-type="float" office:value="11.6525729194004">
                <text:p>11.6525729194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569">
                <text:p>14.569</text:p>
              </table:table-cell>
              <table:table-cell office:value-type="float" office:value="11.6451747951648">
                <text:p>11.64517479516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603">
                <text:p>14.603</text:p>
              </table:table-cell>
              <table:table-cell office:value-type="float" office:value="11.6429467497316">
                <text:p>11.64294674973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638">
                <text:p>14.638</text:p>
              </table:table-cell>
              <table:table-cell office:value-type="float" office:value="11.6368883168499">
                <text:p>11.63688831684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673">
                <text:p>14.673</text:p>
              </table:table-cell>
              <table:table-cell office:value-type="float" office:value="11.6433386825784">
                <text:p>11.64333868257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709">
                <text:p>14.709</text:p>
              </table:table-cell>
              <table:table-cell office:value-type="float" office:value="11.6664528251128">
                <text:p>11.66645282511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743">
                <text:p>14.743</text:p>
              </table:table-cell>
              <table:table-cell office:value-type="float" office:value="11.6638398803072">
                <text:p>11.66383988030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777">
                <text:p>14.777</text:p>
              </table:table-cell>
              <table:table-cell office:value-type="float" office:value="11.6176351464774">
                <text:p>11.6176351464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813">
                <text:p>14.813</text:p>
              </table:table-cell>
              <table:table-cell office:value-type="float" office:value="11.6278557319872">
                <text:p>11.62785573198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848">
                <text:p>14.848</text:p>
              </table:table-cell>
              <table:table-cell office:value-type="float" office:value="11.6726962205574">
                <text:p>11.67269622055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884">
                <text:p>14.884</text:p>
              </table:table-cell>
              <table:table-cell office:value-type="float" office:value="11.6491643010451">
                <text:p>11.64916430104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92">
                <text:p>14.92</text:p>
              </table:table-cell>
              <table:table-cell office:value-type="float" office:value="11.6366621154248">
                <text:p>11.63666211542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955">
                <text:p>14.955</text:p>
              </table:table-cell>
              <table:table-cell office:value-type="float" office:value="11.6252246787381">
                <text:p>11.62522467873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99">
                <text:p>14.99</text:p>
              </table:table-cell>
              <table:table-cell office:value-type="float" office:value="11.8254771739688">
                <text:p>11.82547717396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024">
                <text:p>15.024</text:p>
              </table:table-cell>
              <table:table-cell office:value-type="float" office:value="12.1267995557866">
                <text:p>12.12679955578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057">
                <text:p>15.057</text:p>
              </table:table-cell>
              <table:table-cell office:value-type="float" office:value="12.1079861329574">
                <text:p>12.1079861329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93">
                <text:p>15.093</text:p>
              </table:table-cell>
              <table:table-cell office:value-type="float" office:value="11.8703306624217">
                <text:p>11.87033066242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29">
                <text:p>15.129</text:p>
              </table:table-cell>
              <table:table-cell office:value-type="float" office:value="11.9082779347282">
                <text:p>11.90827793472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65">
                <text:p>15.165</text:p>
              </table:table-cell>
              <table:table-cell office:value-type="float" office:value="12.0410964800499">
                <text:p>12.04109648004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01">
                <text:p>15.201</text:p>
              </table:table-cell>
              <table:table-cell office:value-type="float" office:value="12.0914748217289">
                <text:p>12.09147482172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236">
                <text:p>15.236</text:p>
              </table:table-cell>
              <table:table-cell office:value-type="float" office:value="12.0579085712515">
                <text:p>12.05790857125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272">
                <text:p>15.272</text:p>
              </table:table-cell>
              <table:table-cell office:value-type="float" office:value="12.0302514816532">
                <text:p>12.03025148165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308">
                <text:p>15.308</text:p>
              </table:table-cell>
              <table:table-cell office:value-type="float" office:value="12.0798536529752">
                <text:p>12.07985365297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342">
                <text:p>15.342</text:p>
              </table:table-cell>
              <table:table-cell office:value-type="float" office:value="12.0893996208044">
                <text:p>12.08939962080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378">
                <text:p>15.378</text:p>
              </table:table-cell>
              <table:table-cell office:value-type="float" office:value="12.108089905538">
                <text:p>12.1080899055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413">
                <text:p>15.413</text:p>
              </table:table-cell>
              <table:table-cell office:value-type="float" office:value="12.0698132408571">
                <text:p>12.06981324085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449">
                <text:p>15.449</text:p>
              </table:table-cell>
              <table:table-cell office:value-type="float" office:value="12.0428265705552">
                <text:p>12.04282657055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484">
                <text:p>15.484</text:p>
              </table:table-cell>
              <table:table-cell office:value-type="float" office:value="12.0265079082152">
                <text:p>12.02650790821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519">
                <text:p>15.519</text:p>
              </table:table-cell>
              <table:table-cell office:value-type="float" office:value="12.0337881316013">
                <text:p>12.03378813160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555">
                <text:p>15.555</text:p>
              </table:table-cell>
              <table:table-cell office:value-type="float" office:value="12.054195976911">
                <text:p>12.0541959769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59">
                <text:p>15.59</text:p>
              </table:table-cell>
              <table:table-cell office:value-type="float" office:value="12.018835744594">
                <text:p>12.0188357445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625">
                <text:p>15.625</text:p>
              </table:table-cell>
              <table:table-cell office:value-type="float" office:value="11.9994814040309">
                <text:p>11.99948140403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66">
                <text:p>15.66</text:p>
              </table:table-cell>
              <table:table-cell office:value-type="float" office:value="12.019097231684">
                <text:p>12.0190972316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695">
                <text:p>15.695</text:p>
              </table:table-cell>
              <table:table-cell office:value-type="float" office:value="12.047168963599">
                <text:p>12.0471689635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73">
                <text:p>15.73</text:p>
              </table:table-cell>
              <table:table-cell office:value-type="float" office:value="12.035020870278">
                <text:p>12.0350208702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65">
                <text:p>15.765</text:p>
              </table:table-cell>
              <table:table-cell office:value-type="float" office:value="12.0279934425834">
                <text:p>12.02799344258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01">
                <text:p>15.801</text:p>
              </table:table-cell>
              <table:table-cell office:value-type="float" office:value="12.010658180444">
                <text:p>12.0106581804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836">
                <text:p>15.836</text:p>
              </table:table-cell>
              <table:table-cell office:value-type="float" office:value="12.013953679573">
                <text:p>12.0139536795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87">
                <text:p>15.87</text:p>
              </table:table-cell>
              <table:table-cell office:value-type="float" office:value="12.0272049865379">
                <text:p>12.02720498653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905">
                <text:p>15.905</text:p>
              </table:table-cell>
              <table:table-cell office:value-type="float" office:value="12.042509352722">
                <text:p>12.0425093527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94">
                <text:p>15.94</text:p>
              </table:table-cell>
              <table:table-cell office:value-type="float" office:value="12.0309479467765">
                <text:p>12.03094794677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974">
                <text:p>15.974</text:p>
              </table:table-cell>
              <table:table-cell office:value-type="float" office:value="12.0267355275368">
                <text:p>12.02673552753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008">
                <text:p>16.008</text:p>
              </table:table-cell>
              <table:table-cell office:value-type="float" office:value="12.1872877811607">
                <text:p>12.18728778116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042">
                <text:p>16.042</text:p>
              </table:table-cell>
              <table:table-cell office:value-type="float" office:value="12.2987371395336">
                <text:p>12.29873713953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076">
                <text:p>16.076</text:p>
              </table:table-cell>
              <table:table-cell office:value-type="float" office:value="12.3998375296353">
                <text:p>12.39983752963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11">
                <text:p>16.11</text:p>
              </table:table-cell>
              <table:table-cell office:value-type="float" office:value="12.3117256638091">
                <text:p>12.31172566380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145">
                <text:p>16.145</text:p>
              </table:table-cell>
              <table:table-cell office:value-type="float" office:value="12.2843877224071">
                <text:p>12.28438772240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18">
                <text:p>16.18</text:p>
              </table:table-cell>
              <table:table-cell office:value-type="float" office:value="12.3505342509904">
                <text:p>12.35053425099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214">
                <text:p>16.214</text:p>
              </table:table-cell>
              <table:table-cell office:value-type="float" office:value="12.4140732146866">
                <text:p>12.41407321468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249">
                <text:p>16.249</text:p>
              </table:table-cell>
              <table:table-cell office:value-type="float" office:value="12.3996639116734">
                <text:p>12.39966391167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284">
                <text:p>16.284</text:p>
              </table:table-cell>
              <table:table-cell office:value-type="float" office:value="12.3677039027426">
                <text:p>12.36770390274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319">
                <text:p>16.319</text:p>
              </table:table-cell>
              <table:table-cell office:value-type="float" office:value="12.3595076403622">
                <text:p>12.35950764036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.354">
                <text:p>16.354</text:p>
              </table:table-cell>
              <table:table-cell office:value-type="float" office:value="12.3558208996741">
                <text:p>12.35582089967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.389">
                <text:p>16.389</text:p>
              </table:table-cell>
              <table:table-cell office:value-type="float" office:value="12.3564369145965">
                <text:p>12.35643691459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.425">
                <text:p>16.425</text:p>
              </table:table-cell>
              <table:table-cell office:value-type="float" office:value="12.3277983688536">
                <text:p>12.32779836885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459">
                <text:p>16.459</text:p>
              </table:table-cell>
              <table:table-cell office:value-type="float" office:value="12.3222234740805">
                <text:p>12.322223474080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495">
                <text:p>16.495</text:p>
              </table:table-cell>
              <table:table-cell office:value-type="float" office:value="12.3108647546059">
                <text:p>12.31086475460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53">
                <text:p>16.53</text:p>
              </table:table-cell>
              <table:table-cell office:value-type="float" office:value="12.3297634449494">
                <text:p>12.32976344494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565">
                <text:p>16.565</text:p>
              </table:table-cell>
              <table:table-cell office:value-type="float" office:value="12.3523011749344">
                <text:p>12.35230117493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6">
                <text:p>16.6</text:p>
              </table:table-cell>
              <table:table-cell office:value-type="float" office:value="12.3509743913574">
                <text:p>12.35097439135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635">
                <text:p>16.635</text:p>
              </table:table-cell>
              <table:table-cell office:value-type="float" office:value="12.3605509561627">
                <text:p>12.360550956162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7">
                <text:p>16.67</text:p>
              </table:table-cell>
              <table:table-cell office:value-type="float" office:value="12.3643818293623">
                <text:p>12.36438182936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705">
                <text:p>16.705</text:p>
              </table:table-cell>
              <table:table-cell office:value-type="float" office:value="12.3601765437268">
                <text:p>12.36017654372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74">
                <text:p>16.74</text:p>
              </table:table-cell>
              <table:table-cell office:value-type="float" office:value="12.3542622626956">
                <text:p>12.35426226269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775">
                <text:p>16.775</text:p>
              </table:table-cell>
              <table:table-cell office:value-type="float" office:value="12.3441849898266">
                <text:p>12.34418498982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811">
                <text:p>16.811</text:p>
              </table:table-cell>
              <table:table-cell office:value-type="float" office:value="12.3500130029862">
                <text:p>12.3500130029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846">
                <text:p>16.846</text:p>
              </table:table-cell>
              <table:table-cell office:value-type="float" office:value="12.3573683172758">
                <text:p>12.35736831727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881">
                <text:p>16.881</text:p>
              </table:table-cell>
              <table:table-cell office:value-type="float" office:value="12.348361603591">
                <text:p>12.3483616035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916">
                <text:p>16.916</text:p>
              </table:table-cell>
              <table:table-cell office:value-type="float" office:value="12.3622899522008">
                <text:p>12.36228995220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95">
                <text:p>16.95</text:p>
              </table:table-cell>
              <table:table-cell office:value-type="float" office:value="12.3723533405606">
                <text:p>12.37235334056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985">
                <text:p>16.985</text:p>
              </table:table-cell>
              <table:table-cell office:value-type="float" office:value="12.5089205697668">
                <text:p>12.50892056976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.019">
                <text:p>17.019</text:p>
              </table:table-cell>
              <table:table-cell office:value-type="float" office:value="12.7625044713764">
                <text:p>12.76250447137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.052">
                <text:p>17.052</text:p>
              </table:table-cell>
              <table:table-cell office:value-type="float" office:value="12.7972138006701">
                <text:p>12.79721380067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086">
                <text:p>17.086</text:p>
              </table:table-cell>
              <table:table-cell office:value-type="float" office:value="12.5481261382379">
                <text:p>12.54812613823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.123">
                <text:p>17.123</text:p>
              </table:table-cell>
              <table:table-cell office:value-type="float" office:value="12.5648465409502">
                <text:p>12.56484654095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159">
                <text:p>17.159</text:p>
              </table:table-cell>
              <table:table-cell office:value-type="float" office:value="12.6886080390125">
                <text:p>12.6886080390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.196">
                <text:p>17.196</text:p>
              </table:table-cell>
              <table:table-cell office:value-type="float" office:value="12.7420012446538">
                <text:p>12.74200124465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231">
                <text:p>17.231</text:p>
              </table:table-cell>
              <table:table-cell office:value-type="float" office:value="12.7405371045598">
                <text:p>12.74053710455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267">
                <text:p>17.267</text:p>
              </table:table-cell>
              <table:table-cell office:value-type="float" office:value="12.7147607510165">
                <text:p>12.7147607510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302">
                <text:p>17.302</text:p>
              </table:table-cell>
              <table:table-cell office:value-type="float" office:value="12.7081951167805">
                <text:p>12.70819511678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337">
                <text:p>17.337</text:p>
              </table:table-cell>
              <table:table-cell office:value-type="float" office:value="12.7102486520259">
                <text:p>12.71024865202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372">
                <text:p>17.372</text:p>
              </table:table-cell>
              <table:table-cell office:value-type="float" office:value="12.7277842621125">
                <text:p>12.7277842621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.408">
                <text:p>17.408</text:p>
              </table:table-cell>
              <table:table-cell office:value-type="float" office:value="12.7295225912067">
                <text:p>12.72952259120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.444">
                <text:p>17.444</text:p>
              </table:table-cell>
              <table:table-cell office:value-type="float" office:value="12.7533480247787">
                <text:p>12.753348024778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.479">
                <text:p>17.479</text:p>
              </table:table-cell>
              <table:table-cell office:value-type="float" office:value="12.7247255878111">
                <text:p>12.72472558781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.514">
                <text:p>17.514</text:p>
              </table:table-cell>
              <table:table-cell office:value-type="float" office:value="12.7218154387487">
                <text:p>12.72181543874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.549">
                <text:p>17.549</text:p>
              </table:table-cell>
              <table:table-cell office:value-type="float" office:value="12.7263862271761">
                <text:p>12.72638622717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.584">
                <text:p>17.584</text:p>
              </table:table-cell>
              <table:table-cell office:value-type="float" office:value="12.7002400724841">
                <text:p>12.70024007248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.619">
                <text:p>17.619</text:p>
              </table:table-cell>
              <table:table-cell office:value-type="float" office:value="12.6720085254852">
                <text:p>12.67200852548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.654">
                <text:p>17.654</text:p>
              </table:table-cell>
              <table:table-cell office:value-type="float" office:value="12.6682628477251">
                <text:p>12.66826284772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689">
                <text:p>17.689</text:p>
              </table:table-cell>
              <table:table-cell office:value-type="float" office:value="12.6349929313366">
                <text:p>12.63499293133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.724">
                <text:p>17.724</text:p>
              </table:table-cell>
              <table:table-cell office:value-type="float" office:value="12.6343111519048">
                <text:p>12.63431115190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.758">
                <text:p>17.758</text:p>
              </table:table-cell>
              <table:table-cell office:value-type="float" office:value="12.6465544978462">
                <text:p>12.64655449784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.793">
                <text:p>17.793</text:p>
              </table:table-cell>
              <table:table-cell office:value-type="float" office:value="12.6398674567537">
                <text:p>12.63986745675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828">
                <text:p>17.828</text:p>
              </table:table-cell>
              <table:table-cell office:value-type="float" office:value="12.6395388714781">
                <text:p>12.63953887147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.864">
                <text:p>17.864</text:p>
              </table:table-cell>
              <table:table-cell office:value-type="float" office:value="12.6384007016444">
                <text:p>12.63840070164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.899">
                <text:p>17.899</text:p>
              </table:table-cell>
              <table:table-cell office:value-type="float" office:value="12.6430298102963">
                <text:p>12.64302981029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932">
                <text:p>17.932</text:p>
              </table:table-cell>
              <table:table-cell office:value-type="float" office:value="12.8237354301218">
                <text:p>12.82373543012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965">
                <text:p>17.965</text:p>
              </table:table-cell>
              <table:table-cell office:value-type="float" office:value="12.9858693079983">
                <text:p>12.985869307998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999">
                <text:p>17.999</text:p>
              </table:table-cell>
              <table:table-cell office:value-type="float" office:value="12.9723926407559">
                <text:p>12.97239264075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.033">
                <text:p>18.033</text:p>
              </table:table-cell>
              <table:table-cell office:value-type="float" office:value="12.9299461890328">
                <text:p>12.92994618903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067">
                <text:p>18.067</text:p>
              </table:table-cell>
              <table:table-cell office:value-type="float" office:value="12.9516860295826">
                <text:p>12.95168602958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102">
                <text:p>18.102</text:p>
              </table:table-cell>
              <table:table-cell office:value-type="float" office:value="13.029603697605">
                <text:p>13.0296036976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.137">
                <text:p>18.137</text:p>
              </table:table-cell>
              <table:table-cell office:value-type="float" office:value="13.0327467185273">
                <text:p>13.03274671852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.172">
                <text:p>18.172</text:p>
              </table:table-cell>
              <table:table-cell office:value-type="float" office:value="13.0127549386855">
                <text:p>13.01275493868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.208">
                <text:p>18.208</text:p>
              </table:table-cell>
              <table:table-cell office:value-type="float" office:value="12.9920769188967">
                <text:p>12.99207691889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.244">
                <text:p>18.244</text:p>
              </table:table-cell>
              <table:table-cell office:value-type="float" office:value="12.9852695284881">
                <text:p>12.98526952848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.279">
                <text:p>18.279</text:p>
              </table:table-cell>
              <table:table-cell office:value-type="float" office:value="12.9990771597787">
                <text:p>12.99907715977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.314">
                <text:p>18.314</text:p>
              </table:table-cell>
              <table:table-cell office:value-type="float" office:value="13.0194222568803">
                <text:p>13.01942225688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.349">
                <text:p>18.349</text:p>
              </table:table-cell>
              <table:table-cell office:value-type="float" office:value="13.0085535187326">
                <text:p>13.00855351873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.384">
                <text:p>18.384</text:p>
              </table:table-cell>
              <table:table-cell office:value-type="float" office:value="12.9617309200977">
                <text:p>12.96173092009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.418">
                <text:p>18.418</text:p>
              </table:table-cell>
              <table:table-cell office:value-type="float" office:value="12.9709441700964">
                <text:p>12.97094417009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.453">
                <text:p>18.453</text:p>
              </table:table-cell>
              <table:table-cell office:value-type="float" office:value="12.9616287210138">
                <text:p>12.96162872101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.489">
                <text:p>18.489</text:p>
              </table:table-cell>
              <table:table-cell office:value-type="float" office:value="12.9841483048121">
                <text:p>12.98414830481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.523">
                <text:p>18.523</text:p>
              </table:table-cell>
              <table:table-cell office:value-type="float" office:value="13.0140953701892">
                <text:p>13.01409537018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.558">
                <text:p>18.558</text:p>
              </table:table-cell>
              <table:table-cell office:value-type="float" office:value="13.0150867454241">
                <text:p>13.01508674542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593">
                <text:p>18.593</text:p>
              </table:table-cell>
              <table:table-cell office:value-type="float" office:value="13.0062847701594">
                <text:p>13.00628477015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.628">
                <text:p>18.628</text:p>
              </table:table-cell>
              <table:table-cell office:value-type="float" office:value="13.019654920596">
                <text:p>13.0196549205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.662">
                <text:p>18.662</text:p>
              </table:table-cell>
              <table:table-cell office:value-type="float" office:value="13.0431021091859">
                <text:p>13.04310210918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.697">
                <text:p>18.697</text:p>
              </table:table-cell>
              <table:table-cell office:value-type="float" office:value="13.0250657748743">
                <text:p>13.02506577487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.73">
                <text:p>18.73</text:p>
              </table:table-cell>
              <table:table-cell office:value-type="float" office:value="13.0350275154007">
                <text:p>13.03502751540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.764">
                <text:p>18.764</text:p>
              </table:table-cell>
              <table:table-cell office:value-type="float" office:value="13.059371427327">
                <text:p>13.0593714273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799">
                <text:p>18.799</text:p>
              </table:table-cell>
              <table:table-cell office:value-type="float" office:value="12.9526841207198">
                <text:p>12.95268412071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834">
                <text:p>18.834</text:p>
              </table:table-cell>
              <table:table-cell office:value-type="float" office:value="12.9094225105727">
                <text:p>12.90942251057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869">
                <text:p>18.869</text:p>
              </table:table-cell>
              <table:table-cell office:value-type="float" office:value="13.094773106953">
                <text:p>13.0947731069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904">
                <text:p>18.904</text:p>
              </table:table-cell>
              <table:table-cell office:value-type="float" office:value="13.1164660092038">
                <text:p>13.116466009203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94">
                <text:p>18.94</text:p>
              </table:table-cell>
              <table:table-cell office:value-type="float" office:value="12.790495909149">
                <text:p>12.79049590914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976">
                <text:p>18.976</text:p>
              </table:table-cell>
              <table:table-cell office:value-type="float" office:value="13.0529645423377">
                <text:p>13.05296454233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.009">
                <text:p>19.009</text:p>
              </table:table-cell>
              <table:table-cell office:value-type="float" office:value="13.2518126767468">
                <text:p>13.25181267674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.043">
                <text:p>19.043</text:p>
              </table:table-cell>
              <table:table-cell office:value-type="float" office:value="13.2696498480762">
                <text:p>13.26964984807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.079">
                <text:p>19.079</text:p>
              </table:table-cell>
              <table:table-cell office:value-type="float" office:value="13.2040212572232">
                <text:p>13.20402125722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.115">
                <text:p>19.115</text:p>
              </table:table-cell>
              <table:table-cell office:value-type="float" office:value="13.2125470399173">
                <text:p>13.21254703991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.15">
                <text:p>19.15</text:p>
              </table:table-cell>
              <table:table-cell office:value-type="float" office:value="13.2724730646905">
                <text:p>13.27247306469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.184">
                <text:p>19.184</text:p>
              </table:table-cell>
              <table:table-cell office:value-type="float" office:value="13.2982551520994">
                <text:p>13.29825515209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.219">
                <text:p>19.219</text:p>
              </table:table-cell>
              <table:table-cell office:value-type="float" office:value="13.2919916494816">
                <text:p>13.29199164948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253">
                <text:p>19.253</text:p>
              </table:table-cell>
              <table:table-cell office:value-type="float" office:value="13.2704692391045">
                <text:p>13.27046923910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288">
                <text:p>19.288</text:p>
              </table:table-cell>
              <table:table-cell office:value-type="float" office:value="13.245114167519">
                <text:p>13.2451141675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323">
                <text:p>19.323</text:p>
              </table:table-cell>
              <table:table-cell office:value-type="float" office:value="13.27336550584">
                <text:p>13.2733655058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.359">
                <text:p>19.359</text:p>
              </table:table-cell>
              <table:table-cell office:value-type="float" office:value="13.2877834639858">
                <text:p>13.28778346398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.394">
                <text:p>19.394</text:p>
              </table:table-cell>
              <table:table-cell office:value-type="float" office:value="13.2651051831746">
                <text:p>13.26510518317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.429">
                <text:p>19.429</text:p>
              </table:table-cell>
              <table:table-cell office:value-type="float" office:value="13.2550558789415">
                <text:p>13.25505587894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464">
                <text:p>19.464</text:p>
              </table:table-cell>
              <table:table-cell office:value-type="float" office:value="13.2760564658929">
                <text:p>13.27605646589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5">
                <text:p>19.5</text:p>
              </table:table-cell>
              <table:table-cell office:value-type="float" office:value="13.2779481810836">
                <text:p>13.27794818108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535">
                <text:p>19.535</text:p>
              </table:table-cell>
              <table:table-cell office:value-type="float" office:value="13.2413619719415">
                <text:p>13.24136197194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.57">
                <text:p>19.57</text:p>
              </table:table-cell>
              <table:table-cell office:value-type="float" office:value="13.256347261311">
                <text:p>13.2563472613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604">
                <text:p>19.604</text:p>
              </table:table-cell>
              <table:table-cell office:value-type="float" office:value="13.2932287664792">
                <text:p>13.29322876647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.639">
                <text:p>19.639</text:p>
              </table:table-cell>
              <table:table-cell office:value-type="float" office:value="13.2827626744463">
                <text:p>13.28276267444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673">
                <text:p>19.673</text:p>
              </table:table-cell>
              <table:table-cell office:value-type="float" office:value="13.3953340617958">
                <text:p>13.39533406179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.707">
                <text:p>19.707</text:p>
              </table:table-cell>
              <table:table-cell office:value-type="float" office:value="13.6189770946313">
                <text:p>13.61897709463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741">
                <text:p>19.741</text:p>
              </table:table-cell>
              <table:table-cell office:value-type="float" office:value="13.544814331074">
                <text:p>13.5448143310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776">
                <text:p>19.776</text:p>
              </table:table-cell>
              <table:table-cell office:value-type="float" office:value="13.3882597589014">
                <text:p>13.38825975890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.811">
                <text:p>19.811</text:p>
              </table:table-cell>
              <table:table-cell office:value-type="float" office:value="13.4768632712528">
                <text:p>13.47686327125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.845">
                <text:p>19.845</text:p>
              </table:table-cell>
              <table:table-cell office:value-type="float" office:value="13.5694108031634">
                <text:p>13.56941080316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.88">
                <text:p>19.88</text:p>
              </table:table-cell>
              <table:table-cell office:value-type="float" office:value="13.5324440395186">
                <text:p>13.5324440395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15cm" svg:y="4.205cm" style:legend-expansion="high" chart:style-name="ch2"/>
        <chart:plot-area chart:style-name="ch3" table:cell-range-address="data_comb_1.H2:data_comb_1.H289 data_comb_1.Q2:data_comb_1.Q289" chart:data-source-has-labels="row" svg:x="0.114cm" svg:y="0.15cm" svg:width="13.15cm" svg:height="8.196cm">
          <chartooo:coordinate-region svg:x="1.176cm" svg:y="0.346cm" svg:width="11.892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_comb_1.Q2:data_comb_1.Q289" loext:label-string="&quot;Dir&quot;" chart:class="chart:scatter">
            <chart:domain table:cell-range-address="data_comb_1.H2:data_comb_1.H289"/>
            <chart:data-point chart:repeated="28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i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733">
                <text:p>9.733</text:p>
                <draw:g>
                  <svg:desc>data_comb_1.H2:data_comb_1.H289</svg:desc>
                </draw:g>
              </table:table-cell>
              <table:table-cell office:value-type="float" office:value="-1.06043211318416">
                <text:p>-1.06043211318416</text:p>
                <draw:g>
                  <svg:desc>data_comb_1.Q2:data_comb_1.Q2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97">
                <text:p>9.797</text:p>
              </table:table-cell>
              <table:table-cell office:value-type="float" office:value="-1.20744134497985">
                <text:p>-1.207441344979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843">
                <text:p>9.843</text:p>
              </table:table-cell>
              <table:table-cell office:value-type="float" office:value="-1.15769334798705">
                <text:p>-1.15769334798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877">
                <text:p>9.877</text:p>
              </table:table-cell>
              <table:table-cell office:value-type="float" office:value="-1.15375126165929">
                <text:p>-1.15375126165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3">
                <text:p>9.903</text:p>
              </table:table-cell>
              <table:table-cell office:value-type="float" office:value="-1.16917520605924">
                <text:p>-1.16917520605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933">
                <text:p>9.933</text:p>
              </table:table-cell>
              <table:table-cell office:value-type="float" office:value="-1.14991294509674">
                <text:p>-1.14991294509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77">
                <text:p>9.977</text:p>
              </table:table-cell>
              <table:table-cell office:value-type="float" office:value="-1.09653468748136">
                <text:p>-1.09653468748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028">
                <text:p>10.028</text:p>
              </table:table-cell>
              <table:table-cell office:value-type="float" office:value="-1.13941773181639">
                <text:p>-1.13941773181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077">
                <text:p>10.077</text:p>
              </table:table-cell>
              <table:table-cell office:value-type="float" office:value="-1.10090501073116">
                <text:p>-1.10090501073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124">
                <text:p>10.124</text:p>
              </table:table-cell>
              <table:table-cell office:value-type="float" office:value="-1.00613015062067">
                <text:p>-1.00613015062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69">
                <text:p>10.169</text:p>
              </table:table-cell>
              <table:table-cell office:value-type="float" office:value="-1.01389547838409">
                <text:p>-1.01389547838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209">
                <text:p>10.209</text:p>
              </table:table-cell>
              <table:table-cell office:value-type="float" office:value="-1.17666393957541">
                <text:p>-1.176663939575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247">
                <text:p>10.247</text:p>
              </table:table-cell>
              <table:table-cell office:value-type="float" office:value="-1.08729272327116">
                <text:p>-1.08729272327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284">
                <text:p>10.284</text:p>
              </table:table-cell>
              <table:table-cell office:value-type="float" office:value="-1.07385188803491">
                <text:p>-1.073851888034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32">
                <text:p>10.32</text:p>
              </table:table-cell>
              <table:table-cell office:value-type="float" office:value="-1.10068392676028">
                <text:p>-1.10068392676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355">
                <text:p>10.355</text:p>
              </table:table-cell>
              <table:table-cell office:value-type="float" office:value="-0.990837807984026">
                <text:p>-0.990837807984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91">
                <text:p>10.391</text:p>
              </table:table-cell>
              <table:table-cell office:value-type="float" office:value="-0.874716335552995">
                <text:p>-0.874716335552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27">
                <text:p>10.427</text:p>
              </table:table-cell>
              <table:table-cell office:value-type="float" office:value="-0.919122166472267">
                <text:p>-0.919122166472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462">
                <text:p>10.462</text:p>
              </table:table-cell>
              <table:table-cell office:value-type="float" office:value="-0.984109920536356">
                <text:p>-0.984109920536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496">
                <text:p>10.496</text:p>
              </table:table-cell>
              <table:table-cell office:value-type="float" office:value="-0.795397289322318">
                <text:p>-0.7953972893223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531">
                <text:p>10.531</text:p>
              </table:table-cell>
              <table:table-cell office:value-type="float" office:value="-0.904784026948141">
                <text:p>-0.9047840269481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68">
                <text:p>10.568</text:p>
              </table:table-cell>
              <table:table-cell office:value-type="float" office:value="-0.986199520472881">
                <text:p>-0.9861995204728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604">
                <text:p>10.604</text:p>
              </table:table-cell>
              <table:table-cell office:value-type="float" office:value="-0.807261013726998">
                <text:p>-0.8072610137269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639">
                <text:p>10.639</text:p>
              </table:table-cell>
              <table:table-cell office:value-type="float" office:value="-0.705550944462372">
                <text:p>-0.7055509444623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75">
                <text:p>10.675</text:p>
              </table:table-cell>
              <table:table-cell office:value-type="float" office:value="-0.725730140696893">
                <text:p>-0.725730140696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711">
                <text:p>10.711</text:p>
              </table:table-cell>
              <table:table-cell office:value-type="float" office:value="-0.825034169611016">
                <text:p>-0.825034169611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747">
                <text:p>10.747</text:p>
              </table:table-cell>
              <table:table-cell office:value-type="float" office:value="-0.812691010355231">
                <text:p>-0.812691010355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782">
                <text:p>10.782</text:p>
              </table:table-cell>
              <table:table-cell office:value-type="float" office:value="-0.743987898038889">
                <text:p>-0.74398789803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16">
                <text:p>10.816</text:p>
              </table:table-cell>
              <table:table-cell office:value-type="float" office:value="-0.744486019100384">
                <text:p>-0.744486019100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852">
                <text:p>10.852</text:p>
              </table:table-cell>
              <table:table-cell office:value-type="float" office:value="-0.853348660785975">
                <text:p>-0.8533486607859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888">
                <text:p>10.888</text:p>
              </table:table-cell>
              <table:table-cell office:value-type="float" office:value="-0.930757889924371">
                <text:p>-0.9307578899243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921">
                <text:p>10.921</text:p>
              </table:table-cell>
              <table:table-cell office:value-type="float" office:value="-0.919594570140058">
                <text:p>-0.919594570140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955">
                <text:p>10.955</text:p>
              </table:table-cell>
              <table:table-cell office:value-type="float" office:value="-0.806655627773188">
                <text:p>-0.806655627773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9">
                <text:p>10.99</text:p>
              </table:table-cell>
              <table:table-cell office:value-type="float" office:value="-0.854284067403551">
                <text:p>-0.8542840674035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026">
                <text:p>11.026</text:p>
              </table:table-cell>
              <table:table-cell office:value-type="float" office:value="-0.948793876915022">
                <text:p>-0.948793876915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063">
                <text:p>11.063</text:p>
              </table:table-cell>
              <table:table-cell office:value-type="float" office:value="-0.822775824470628">
                <text:p>-0.822775824470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099">
                <text:p>11.099</text:p>
              </table:table-cell>
              <table:table-cell office:value-type="float" office:value="-0.727209823919191">
                <text:p>-0.7272098239191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133">
                <text:p>11.133</text:p>
              </table:table-cell>
              <table:table-cell office:value-type="float" office:value="-0.70549146495615">
                <text:p>-0.705491464956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168">
                <text:p>11.168</text:p>
              </table:table-cell>
              <table:table-cell office:value-type="float" office:value="-0.62161530906582">
                <text:p>-0.62161530906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204">
                <text:p>11.204</text:p>
              </table:table-cell>
              <table:table-cell office:value-type="float" office:value="-0.662511029854681">
                <text:p>-0.662511029854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239">
                <text:p>11.239</text:p>
              </table:table-cell>
              <table:table-cell office:value-type="float" office:value="-0.639520095962157">
                <text:p>-0.6395200959621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275">
                <text:p>11.275</text:p>
              </table:table-cell>
              <table:table-cell office:value-type="float" office:value="-0.591847940527811">
                <text:p>-0.5918479405278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311">
                <text:p>11.311</text:p>
              </table:table-cell>
              <table:table-cell office:value-type="float" office:value="-0.473786072178192">
                <text:p>-0.473786072178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347">
                <text:p>11.347</text:p>
              </table:table-cell>
              <table:table-cell office:value-type="float" office:value="-0.428476923126557">
                <text:p>-0.4284769231265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382">
                <text:p>11.382</text:p>
              </table:table-cell>
              <table:table-cell office:value-type="float" office:value="-0.419850369713847">
                <text:p>-0.4198503697138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418">
                <text:p>11.418</text:p>
              </table:table-cell>
              <table:table-cell office:value-type="float" office:value="-0.492592494873972">
                <text:p>-0.492592494873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454">
                <text:p>11.454</text:p>
              </table:table-cell>
              <table:table-cell office:value-type="float" office:value="-0.415874840334981">
                <text:p>-0.415874840334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489">
                <text:p>11.489</text:p>
              </table:table-cell>
              <table:table-cell office:value-type="float" office:value="-0.351776483036947">
                <text:p>-0.351776483036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524">
                <text:p>11.524</text:p>
              </table:table-cell>
              <table:table-cell office:value-type="float" office:value="-0.29167913503963">
                <text:p>-0.29167913503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558">
                <text:p>11.558</text:p>
              </table:table-cell>
              <table:table-cell office:value-type="float" office:value="-0.269714903074765">
                <text:p>-0.2697149030747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591">
                <text:p>11.591</text:p>
              </table:table-cell>
              <table:table-cell office:value-type="float" office:value="-0.345911688753945">
                <text:p>-0.3459116887539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26">
                <text:p>11.626</text:p>
              </table:table-cell>
              <table:table-cell office:value-type="float" office:value="-0.331323075536777">
                <text:p>-0.331323075536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661">
                <text:p>11.661</text:p>
              </table:table-cell>
              <table:table-cell office:value-type="float" office:value="-0.328383806992918">
                <text:p>-0.3283838069929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696">
                <text:p>11.696</text:p>
              </table:table-cell>
              <table:table-cell office:value-type="float" office:value="-0.28749231180945">
                <text:p>-0.287492311809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32">
                <text:p>11.732</text:p>
              </table:table-cell>
              <table:table-cell office:value-type="float" office:value="-0.432397206018506">
                <text:p>-0.4323972060185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767">
                <text:p>11.767</text:p>
              </table:table-cell>
              <table:table-cell office:value-type="float" office:value="-0.4004750266689">
                <text:p>-0.4004750266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803">
                <text:p>11.803</text:p>
              </table:table-cell>
              <table:table-cell office:value-type="float" office:value="-0.386705230113569">
                <text:p>-0.386705230113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838">
                <text:p>11.838</text:p>
              </table:table-cell>
              <table:table-cell office:value-type="float" office:value="-0.349806702926846">
                <text:p>-0.349806702926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74">
                <text:p>11.874</text:p>
              </table:table-cell>
              <table:table-cell office:value-type="float" office:value="-0.240351843759506">
                <text:p>-0.240351843759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909">
                <text:p>11.909</text:p>
              </table:table-cell>
              <table:table-cell office:value-type="float" office:value="-0.350113693004552">
                <text:p>-0.3501136930045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944">
                <text:p>11.944</text:p>
              </table:table-cell>
              <table:table-cell office:value-type="float" office:value="-0.402120315718956">
                <text:p>-0.4021203157189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979">
                <text:p>11.979</text:p>
              </table:table-cell>
              <table:table-cell office:value-type="float" office:value="-0.510836383873077">
                <text:p>-0.5108363838730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013">
                <text:p>12.013</text:p>
              </table:table-cell>
              <table:table-cell office:value-type="float" office:value="-0.486637583296783">
                <text:p>-0.4866375832967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047">
                <text:p>12.047</text:p>
              </table:table-cell>
              <table:table-cell office:value-type="float" office:value="-0.51136235619761">
                <text:p>-0.511362356197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082">
                <text:p>12.082</text:p>
              </table:table-cell>
              <table:table-cell office:value-type="float" office:value="-0.486185724632916">
                <text:p>-0.4861857246329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118">
                <text:p>12.118</text:p>
              </table:table-cell>
              <table:table-cell office:value-type="float" office:value="-0.487042750470276">
                <text:p>-0.487042750470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155">
                <text:p>12.155</text:p>
              </table:table-cell>
              <table:table-cell office:value-type="float" office:value="-0.458346487224346">
                <text:p>-0.4583464872243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191">
                <text:p>12.191</text:p>
              </table:table-cell>
              <table:table-cell office:value-type="float" office:value="-0.440557347616967">
                <text:p>-0.440557347616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227">
                <text:p>12.227</text:p>
              </table:table-cell>
              <table:table-cell office:value-type="float" office:value="-0.385761801629532">
                <text:p>-0.3857618016295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263">
                <text:p>12.263</text:p>
              </table:table-cell>
              <table:table-cell office:value-type="float" office:value="-0.338408785271042">
                <text:p>-0.3384087852710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298">
                <text:p>12.298</text:p>
              </table:table-cell>
              <table:table-cell office:value-type="float" office:value="-0.240707554411044">
                <text:p>-0.2407075544110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333">
                <text:p>12.333</text:p>
              </table:table-cell>
              <table:table-cell office:value-type="float" office:value="-0.216673742610346">
                <text:p>-0.2166737426103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368">
                <text:p>12.368</text:p>
              </table:table-cell>
              <table:table-cell office:value-type="float" office:value="-0.221865571128433">
                <text:p>-0.221865571128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404">
                <text:p>12.404</text:p>
              </table:table-cell>
              <table:table-cell office:value-type="float" office:value="-0.170880187231516">
                <text:p>-0.1708801872315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44">
                <text:p>12.44</text:p>
              </table:table-cell>
              <table:table-cell office:value-type="float" office:value="-0.186778246367198">
                <text:p>-0.1867782463671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476">
                <text:p>12.476</text:p>
              </table:table-cell>
              <table:table-cell office:value-type="float" office:value="-0.187107749043093">
                <text:p>-0.1871077490430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511">
                <text:p>12.511</text:p>
              </table:table-cell>
              <table:table-cell office:value-type="float" office:value="-0.123533208805975">
                <text:p>-0.1235332088059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547">
                <text:p>12.547</text:p>
              </table:table-cell>
              <table:table-cell office:value-type="float" office:value="-0.0461115710424283">
                <text:p>-0.04611157104242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584">
                <text:p>12.584</text:p>
              </table:table-cell>
              <table:table-cell office:value-type="float" office:value="-0.218271933438902">
                <text:p>-0.2182719334389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62">
                <text:p>12.62</text:p>
              </table:table-cell>
              <table:table-cell office:value-type="float" office:value="-0.238597463878488">
                <text:p>-0.2385974638784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654">
                <text:p>12.654</text:p>
              </table:table-cell>
              <table:table-cell office:value-type="float" office:value="-0.141394861497299">
                <text:p>-0.1413948614972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689">
                <text:p>12.689</text:p>
              </table:table-cell>
              <table:table-cell office:value-type="float" office:value="-0.114137274241615">
                <text:p>-0.114137274241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725">
                <text:p>12.725</text:p>
              </table:table-cell>
              <table:table-cell office:value-type="float" office:value="-0.129227128358704">
                <text:p>-0.1292271283587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761">
                <text:p>12.761</text:p>
              </table:table-cell>
              <table:table-cell office:value-type="float" office:value="-0.0824734892060497">
                <text:p>-0.0824734892060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797">
                <text:p>12.797</text:p>
              </table:table-cell>
              <table:table-cell office:value-type="float" office:value="-0.0694163688183246">
                <text:p>-0.06941636881832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831">
                <text:p>12.831</text:p>
              </table:table-cell>
              <table:table-cell office:value-type="float" office:value="0.0184902350399353">
                <text:p>0.01849023503993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866">
                <text:p>12.866</text:p>
              </table:table-cell>
              <table:table-cell office:value-type="float" office:value="0.0351099289017338">
                <text:p>0.03510992890173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901">
                <text:p>12.901</text:p>
              </table:table-cell>
              <table:table-cell office:value-type="float" office:value="0.0355614563560611">
                <text:p>0.03556145635606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936">
                <text:p>12.936</text:p>
              </table:table-cell>
              <table:table-cell office:value-type="float" office:value="0.0729213130131964">
                <text:p>0.07292131301319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971">
                <text:p>12.971</text:p>
              </table:table-cell>
              <table:table-cell office:value-type="float" office:value="0.00990633205289335">
                <text:p>0.009906332052893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005">
                <text:p>13.005</text:p>
              </table:table-cell>
              <table:table-cell office:value-type="float" office:value="-0.0809365045624817">
                <text:p>-0.0809365045624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04">
                <text:p>13.04</text:p>
              </table:table-cell>
              <table:table-cell office:value-type="float" office:value="-0.169574066260217">
                <text:p>-0.169574066260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073">
                <text:p>13.073</text:p>
              </table:table-cell>
              <table:table-cell office:value-type="float" office:value="-0.208262477936218">
                <text:p>-0.2082624779362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106">
                <text:p>13.106</text:p>
              </table:table-cell>
              <table:table-cell office:value-type="float" office:value="-0.201737667863125">
                <text:p>-0.201737667863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139">
                <text:p>13.139</text:p>
              </table:table-cell>
              <table:table-cell office:value-type="float" office:value="-0.179607921540627">
                <text:p>-0.1796079215406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174">
                <text:p>13.174</text:p>
              </table:table-cell>
              <table:table-cell office:value-type="float" office:value="-0.161615383462745">
                <text:p>-0.161615383462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21">
                <text:p>13.21</text:p>
              </table:table-cell>
              <table:table-cell office:value-type="float" office:value="-0.0238504932551307">
                <text:p>-0.02385049325513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245">
                <text:p>13.245</text:p>
              </table:table-cell>
              <table:table-cell office:value-type="float" office:value="0.0165984426801981">
                <text:p>0.0165984426801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28">
                <text:p>13.28</text:p>
              </table:table-cell>
              <table:table-cell office:value-type="float" office:value="-0.00142140557567949">
                <text:p>-0.001421405575679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315">
                <text:p>13.315</text:p>
              </table:table-cell>
              <table:table-cell office:value-type="float" office:value="-0.0960784633665033">
                <text:p>-0.09607846336650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35">
                <text:p>13.35</text:p>
              </table:table-cell>
              <table:table-cell office:value-type="float" office:value="-0.111433441424598">
                <text:p>-0.1114334414245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384">
                <text:p>13.384</text:p>
              </table:table-cell>
              <table:table-cell office:value-type="float" office:value="0.014423432071311">
                <text:p>0.0144234320713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419">
                <text:p>13.419</text:p>
              </table:table-cell>
              <table:table-cell office:value-type="float" office:value="0.0494735298404674">
                <text:p>0.04947352984046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453">
                <text:p>13.453</text:p>
              </table:table-cell>
              <table:table-cell office:value-type="float" office:value="0.0887010368121731">
                <text:p>0.08870103681217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488">
                <text:p>13.488</text:p>
              </table:table-cell>
              <table:table-cell office:value-type="float" office:value="0.078373373357675">
                <text:p>0.0783733733576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523">
                <text:p>13.523</text:p>
              </table:table-cell>
              <table:table-cell office:value-type="float" office:value="0.0297103482754211">
                <text:p>0.0297103482754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558">
                <text:p>13.558</text:p>
              </table:table-cell>
              <table:table-cell office:value-type="float" office:value="0.0892444302569223">
                <text:p>0.08924443025692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593">
                <text:p>13.593</text:p>
              </table:table-cell>
              <table:table-cell office:value-type="float" office:value="0.068062206368472">
                <text:p>0.0680622063684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627">
                <text:p>13.627</text:p>
              </table:table-cell>
              <table:table-cell office:value-type="float" office:value="0.0476180143857618">
                <text:p>0.04761801438576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662">
                <text:p>13.662</text:p>
              </table:table-cell>
              <table:table-cell office:value-type="float" office:value="0.0856692080625899">
                <text:p>0.08566920806258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697">
                <text:p>13.697</text:p>
              </table:table-cell>
              <table:table-cell office:value-type="float" office:value="0.0950621952051669">
                <text:p>0.09506219520516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731">
                <text:p>13.731</text:p>
              </table:table-cell>
              <table:table-cell office:value-type="float" office:value="0.170411264802455">
                <text:p>0.1704112648024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766">
                <text:p>13.766</text:p>
              </table:table-cell>
              <table:table-cell office:value-type="float" office:value="0.23504344805338">
                <text:p>0.235043448053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8">
                <text:p>13.8</text:p>
              </table:table-cell>
              <table:table-cell office:value-type="float" office:value="0.213269580487508">
                <text:p>0.213269580487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836">
                <text:p>13.836</text:p>
              </table:table-cell>
              <table:table-cell office:value-type="float" office:value="0.174956044503938">
                <text:p>0.1749560445039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871">
                <text:p>13.871</text:p>
              </table:table-cell>
              <table:table-cell office:value-type="float" office:value="0.154826699066497">
                <text:p>0.1548266990664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906">
                <text:p>13.906</text:p>
              </table:table-cell>
              <table:table-cell office:value-type="float" office:value="0.103114672803598">
                <text:p>0.1031146728035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941">
                <text:p>13.941</text:p>
              </table:table-cell>
              <table:table-cell office:value-type="float" office:value="0.161123835915896">
                <text:p>0.1611238359158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975">
                <text:p>13.975</text:p>
              </table:table-cell>
              <table:table-cell office:value-type="float" office:value="0.194205186555763">
                <text:p>0.1942051865557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009">
                <text:p>14.009</text:p>
              </table:table-cell>
              <table:table-cell office:value-type="float" office:value="0.153687772709562">
                <text:p>0.153687772709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043">
                <text:p>14.043</text:p>
              </table:table-cell>
              <table:table-cell office:value-type="float" office:value="0.0908727184174569">
                <text:p>0.09087271841745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078">
                <text:p>14.078</text:p>
              </table:table-cell>
              <table:table-cell office:value-type="float" office:value="0.0995914491900826">
                <text:p>0.09959144919008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112">
                <text:p>14.112</text:p>
              </table:table-cell>
              <table:table-cell office:value-type="float" office:value="0.0705250627617842">
                <text:p>0.07052506276178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148">
                <text:p>14.148</text:p>
              </table:table-cell>
              <table:table-cell office:value-type="float" office:value="0.0721958457313599">
                <text:p>0.07219584573135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185">
                <text:p>14.185</text:p>
              </table:table-cell>
              <table:table-cell office:value-type="float" office:value="0.0475202011775294">
                <text:p>0.04752020117752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22">
                <text:p>14.22</text:p>
              </table:table-cell>
              <table:table-cell office:value-type="float" office:value="0.145709433135417">
                <text:p>0.1457094331354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255">
                <text:p>14.255</text:p>
              </table:table-cell>
              <table:table-cell office:value-type="float" office:value="0.117991633418263">
                <text:p>0.1179916334182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29">
                <text:p>14.29</text:p>
              </table:table-cell>
              <table:table-cell office:value-type="float" office:value="0.117079717000456">
                <text:p>0.1170797170004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325">
                <text:p>14.325</text:p>
              </table:table-cell>
              <table:table-cell office:value-type="float" office:value="0.163837206566462">
                <text:p>0.1638372065664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36">
                <text:p>14.36</text:p>
              </table:table-cell>
              <table:table-cell office:value-type="float" office:value="0.146415856128127">
                <text:p>0.146415856128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396">
                <text:p>14.396</text:p>
              </table:table-cell>
              <table:table-cell office:value-type="float" office:value="0.203837182355242">
                <text:p>0.2038371823552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.43">
                <text:p>14.43</text:p>
              </table:table-cell>
              <table:table-cell office:value-type="float" office:value="0.224358261574519">
                <text:p>0.2243582615745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465">
                <text:p>14.465</text:p>
              </table:table-cell>
              <table:table-cell office:value-type="float" office:value="0.295332948769022">
                <text:p>0.295332948769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5">
                <text:p>14.5</text:p>
              </table:table-cell>
              <table:table-cell office:value-type="float" office:value="0.216663729746318">
                <text:p>0.2166637297463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534">
                <text:p>14.534</text:p>
              </table:table-cell>
              <table:table-cell office:value-type="float" office:value="0.293524712812865">
                <text:p>0.2935247128128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569">
                <text:p>14.569</text:p>
              </table:table-cell>
              <table:table-cell office:value-type="float" office:value="0.340347671749063">
                <text:p>0.3403476717490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603">
                <text:p>14.603</text:p>
              </table:table-cell>
              <table:table-cell office:value-type="float" office:value="0.309824851144572">
                <text:p>0.3098248511445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638">
                <text:p>14.638</text:p>
              </table:table-cell>
              <table:table-cell office:value-type="float" office:value="0.23310563993018">
                <text:p>0.233105639930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673">
                <text:p>14.673</text:p>
              </table:table-cell>
              <table:table-cell office:value-type="float" office:value="0.292959697942154">
                <text:p>0.2929596979421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709">
                <text:p>14.709</text:p>
              </table:table-cell>
              <table:table-cell office:value-type="float" office:value="0.227769821632199">
                <text:p>0.2277698216321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743">
                <text:p>14.743</text:p>
              </table:table-cell>
              <table:table-cell office:value-type="float" office:value="0.200023896409423">
                <text:p>0.2000238964094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777">
                <text:p>14.777</text:p>
              </table:table-cell>
              <table:table-cell office:value-type="float" office:value="0.259812891623937">
                <text:p>0.2598128916239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813">
                <text:p>14.813</text:p>
              </table:table-cell>
              <table:table-cell office:value-type="float" office:value="0.244870103922151">
                <text:p>0.244870103922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848">
                <text:p>14.848</text:p>
              </table:table-cell>
              <table:table-cell office:value-type="float" office:value="0.232931884576184">
                <text:p>0.2329318845761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884">
                <text:p>14.884</text:p>
              </table:table-cell>
              <table:table-cell office:value-type="float" office:value="0.307708634418561">
                <text:p>0.307708634418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92">
                <text:p>14.92</text:p>
              </table:table-cell>
              <table:table-cell office:value-type="float" office:value="0.373319750729603">
                <text:p>0.3733197507296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955">
                <text:p>14.955</text:p>
              </table:table-cell>
              <table:table-cell office:value-type="float" office:value="0.310754010709889">
                <text:p>0.310754010709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99">
                <text:p>14.99</text:p>
              </table:table-cell>
              <table:table-cell office:value-type="float" office:value="0.216090813019453">
                <text:p>0.2160908130194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024">
                <text:p>15.024</text:p>
              </table:table-cell>
              <table:table-cell office:value-type="float" office:value="0.203672306972364">
                <text:p>0.2036723069723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057">
                <text:p>15.057</text:p>
              </table:table-cell>
              <table:table-cell office:value-type="float" office:value="0.28522829740176">
                <text:p>0.28522829740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093">
                <text:p>15.093</text:p>
              </table:table-cell>
              <table:table-cell office:value-type="float" office:value="0.278876662767114">
                <text:p>0.2788766627671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129">
                <text:p>15.129</text:p>
              </table:table-cell>
              <table:table-cell office:value-type="float" office:value="0.21657044926086">
                <text:p>0.216570449260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65">
                <text:p>15.165</text:p>
              </table:table-cell>
              <table:table-cell office:value-type="float" office:value="0.317136312659571">
                <text:p>0.3171363126595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01">
                <text:p>15.201</text:p>
              </table:table-cell>
              <table:table-cell office:value-type="float" office:value="0.32269993045626">
                <text:p>0.322699930456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236">
                <text:p>15.236</text:p>
              </table:table-cell>
              <table:table-cell office:value-type="float" office:value="0.292626672684579">
                <text:p>0.2926266726845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272">
                <text:p>15.272</text:p>
              </table:table-cell>
              <table:table-cell office:value-type="float" office:value="0.220576042627907">
                <text:p>0.2205760426279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308">
                <text:p>15.308</text:p>
              </table:table-cell>
              <table:table-cell office:value-type="float" office:value="0.276058260201982">
                <text:p>0.2760582602019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342">
                <text:p>15.342</text:p>
              </table:table-cell>
              <table:table-cell office:value-type="float" office:value="0.301241817105633">
                <text:p>0.3012418171056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378">
                <text:p>15.378</text:p>
              </table:table-cell>
              <table:table-cell office:value-type="float" office:value="0.314963147372799">
                <text:p>0.3149631473727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413">
                <text:p>15.413</text:p>
              </table:table-cell>
              <table:table-cell office:value-type="float" office:value="0.430541798845825">
                <text:p>0.4305417988458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449">
                <text:p>15.449</text:p>
              </table:table-cell>
              <table:table-cell office:value-type="float" office:value="0.394086995437082">
                <text:p>0.3940869954370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484">
                <text:p>15.484</text:p>
              </table:table-cell>
              <table:table-cell office:value-type="float" office:value="0.349148132899463">
                <text:p>0.3491481328994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519">
                <text:p>15.519</text:p>
              </table:table-cell>
              <table:table-cell office:value-type="float" office:value="0.355493004680477">
                <text:p>0.3554930046804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555">
                <text:p>15.555</text:p>
              </table:table-cell>
              <table:table-cell office:value-type="float" office:value="0.309682264170735">
                <text:p>0.3096822641707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59">
                <text:p>15.59</text:p>
              </table:table-cell>
              <table:table-cell office:value-type="float" office:value="0.266370336045564">
                <text:p>0.2663703360455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625">
                <text:p>15.625</text:p>
              </table:table-cell>
              <table:table-cell office:value-type="float" office:value="0.226035499255718">
                <text:p>0.2260354992557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66">
                <text:p>15.66</text:p>
              </table:table-cell>
              <table:table-cell office:value-type="float" office:value="0.262796149989968">
                <text:p>0.2627961499899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695">
                <text:p>15.695</text:p>
              </table:table-cell>
              <table:table-cell office:value-type="float" office:value="0.322347437258897">
                <text:p>0.3223474372588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73">
                <text:p>15.73</text:p>
              </table:table-cell>
              <table:table-cell office:value-type="float" office:value="0.389612256607854">
                <text:p>0.3896122566078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765">
                <text:p>15.765</text:p>
              </table:table-cell>
              <table:table-cell office:value-type="float" office:value="0.283908822620567">
                <text:p>0.2839088226205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801">
                <text:p>15.801</text:p>
              </table:table-cell>
              <table:table-cell office:value-type="float" office:value="0.39648828090209">
                <text:p>0.396488280902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836">
                <text:p>15.836</text:p>
              </table:table-cell>
              <table:table-cell office:value-type="float" office:value="0.339559703395719">
                <text:p>0.3395597033957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87">
                <text:p>15.87</text:p>
              </table:table-cell>
              <table:table-cell office:value-type="float" office:value="0.295351352569164">
                <text:p>0.2953513525691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905">
                <text:p>15.905</text:p>
              </table:table-cell>
              <table:table-cell office:value-type="float" office:value="0.365330313326712">
                <text:p>0.3653303133267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94">
                <text:p>15.94</text:p>
              </table:table-cell>
              <table:table-cell office:value-type="float" office:value="0.393013346224261">
                <text:p>0.3930133462242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974">
                <text:p>15.974</text:p>
              </table:table-cell>
              <table:table-cell office:value-type="float" office:value="0.339151629897708">
                <text:p>0.3391516298977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008">
                <text:p>16.008</text:p>
              </table:table-cell>
              <table:table-cell office:value-type="float" office:value="0.246239551098321">
                <text:p>0.2462395510983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042">
                <text:p>16.042</text:p>
              </table:table-cell>
              <table:table-cell office:value-type="float" office:value="0.338119331648488">
                <text:p>0.3381193316484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076">
                <text:p>16.076</text:p>
              </table:table-cell>
              <table:table-cell office:value-type="float" office:value="0.208868752922581">
                <text:p>0.2088687529225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11">
                <text:p>16.11</text:p>
              </table:table-cell>
              <table:table-cell office:value-type="float" office:value="0.192712365034954">
                <text:p>0.1927123650349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145">
                <text:p>16.145</text:p>
              </table:table-cell>
              <table:table-cell office:value-type="float" office:value="0.213191519161968">
                <text:p>0.2131915191619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18">
                <text:p>16.18</text:p>
              </table:table-cell>
              <table:table-cell office:value-type="float" office:value="0.290282007965841">
                <text:p>0.2902820079658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214">
                <text:p>16.214</text:p>
              </table:table-cell>
              <table:table-cell office:value-type="float" office:value="0.329390748880607">
                <text:p>0.3293907488806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249">
                <text:p>16.249</text:p>
              </table:table-cell>
              <table:table-cell office:value-type="float" office:value="0.403740135602638">
                <text:p>0.4037401356026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284">
                <text:p>16.284</text:p>
              </table:table-cell>
              <table:table-cell office:value-type="float" office:value="0.291320216669034">
                <text:p>0.2913202166690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319">
                <text:p>16.319</text:p>
              </table:table-cell>
              <table:table-cell office:value-type="float" office:value="0.219758278524799">
                <text:p>0.2197582785247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.354">
                <text:p>16.354</text:p>
              </table:table-cell>
              <table:table-cell office:value-type="float" office:value="0.280894973623836">
                <text:p>0.2808949736238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.389">
                <text:p>16.389</text:p>
              </table:table-cell>
              <table:table-cell office:value-type="float" office:value="0.344463761171102">
                <text:p>0.3444637611711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.425">
                <text:p>16.425</text:p>
              </table:table-cell>
              <table:table-cell office:value-type="float" office:value="0.373639089707213">
                <text:p>0.3736390897072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459">
                <text:p>16.459</text:p>
              </table:table-cell>
              <table:table-cell office:value-type="float" office:value="0.399769690556168">
                <text:p>0.3997696905561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495">
                <text:p>16.495</text:p>
              </table:table-cell>
              <table:table-cell office:value-type="float" office:value="0.379845421581151">
                <text:p>0.3798454215811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53">
                <text:p>16.53</text:p>
              </table:table-cell>
              <table:table-cell office:value-type="float" office:value="0.346228414052348">
                <text:p>0.3462284140523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565">
                <text:p>16.565</text:p>
              </table:table-cell>
              <table:table-cell office:value-type="float" office:value="0.354067204789509">
                <text:p>0.3540672047895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6">
                <text:p>16.6</text:p>
              </table:table-cell>
              <table:table-cell office:value-type="float" office:value="0.403365432374585">
                <text:p>0.4033654323745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635">
                <text:p>16.635</text:p>
              </table:table-cell>
              <table:table-cell office:value-type="float" office:value="0.406485922590886">
                <text:p>0.4064859225908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7">
                <text:p>16.67</text:p>
              </table:table-cell>
              <table:table-cell office:value-type="float" office:value="0.396709292591596">
                <text:p>0.3967092925915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705">
                <text:p>16.705</text:p>
              </table:table-cell>
              <table:table-cell office:value-type="float" office:value="0.268105912470848">
                <text:p>0.2681059124708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74">
                <text:p>16.74</text:p>
              </table:table-cell>
              <table:table-cell office:value-type="float" office:value="0.248461790057812">
                <text:p>0.2484617900578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775">
                <text:p>16.775</text:p>
              </table:table-cell>
              <table:table-cell office:value-type="float" office:value="0.324944891831986">
                <text:p>0.3249448918319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811">
                <text:p>16.811</text:p>
              </table:table-cell>
              <table:table-cell office:value-type="float" office:value="0.283942479439756">
                <text:p>0.2839424794397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846">
                <text:p>16.846</text:p>
              </table:table-cell>
              <table:table-cell office:value-type="float" office:value="0.246627018301074">
                <text:p>0.2466270183010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881">
                <text:p>16.881</text:p>
              </table:table-cell>
              <table:table-cell office:value-type="float" office:value="0.302939791952351">
                <text:p>0.3029397919523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916">
                <text:p>16.916</text:p>
              </table:table-cell>
              <table:table-cell office:value-type="float" office:value="0.24136630313743">
                <text:p>0.241366303137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95">
                <text:p>16.95</text:p>
              </table:table-cell>
              <table:table-cell office:value-type="float" office:value="0.320451687225362">
                <text:p>0.3204516872253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985">
                <text:p>16.985</text:p>
              </table:table-cell>
              <table:table-cell office:value-type="float" office:value="0.322347267527626">
                <text:p>0.3223472675276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.019">
                <text:p>17.019</text:p>
              </table:table-cell>
              <table:table-cell office:value-type="float" office:value="0.240079371933197">
                <text:p>0.2400793719331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.052">
                <text:p>17.052</text:p>
              </table:table-cell>
              <table:table-cell office:value-type="float" office:value="0.270521493970351">
                <text:p>0.2705214939703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086">
                <text:p>17.086</text:p>
              </table:table-cell>
              <table:table-cell office:value-type="float" office:value="0.267997604292246">
                <text:p>0.2679976042922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.123">
                <text:p>17.123</text:p>
              </table:table-cell>
              <table:table-cell office:value-type="float" office:value="0.283055944644384">
                <text:p>0.2830559446443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159">
                <text:p>17.159</text:p>
              </table:table-cell>
              <table:table-cell office:value-type="float" office:value="0.337373587779583">
                <text:p>0.3373735877795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.196">
                <text:p>17.196</text:p>
              </table:table-cell>
              <table:table-cell office:value-type="float" office:value="0.374442712426121">
                <text:p>0.3744427124261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231">
                <text:p>17.231</text:p>
              </table:table-cell>
              <table:table-cell office:value-type="float" office:value="0.281459419197773">
                <text:p>0.2814594191977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267">
                <text:p>17.267</text:p>
              </table:table-cell>
              <table:table-cell office:value-type="float" office:value="0.243233365072329">
                <text:p>0.2432333650723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302">
                <text:p>17.302</text:p>
              </table:table-cell>
              <table:table-cell office:value-type="float" office:value="0.255077276362626">
                <text:p>0.2550772763626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337">
                <text:p>17.337</text:p>
              </table:table-cell>
              <table:table-cell office:value-type="float" office:value="0.173911330106354">
                <text:p>0.1739113301063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372">
                <text:p>17.372</text:p>
              </table:table-cell>
              <table:table-cell office:value-type="float" office:value="0.278553179817034">
                <text:p>0.2785531798170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.408">
                <text:p>17.408</text:p>
              </table:table-cell>
              <table:table-cell office:value-type="float" office:value="0.267968204438226">
                <text:p>0.2679682044382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.444">
                <text:p>17.444</text:p>
              </table:table-cell>
              <table:table-cell office:value-type="float" office:value="0.280858842910168">
                <text:p>0.2808588429101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7.479">
                <text:p>17.479</text:p>
              </table:table-cell>
              <table:table-cell office:value-type="float" office:value="0.278713460365842">
                <text:p>0.2787134603658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7.514">
                <text:p>17.514</text:p>
              </table:table-cell>
              <table:table-cell office:value-type="float" office:value="0.237005664430107">
                <text:p>0.2370056644301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.549">
                <text:p>17.549</text:p>
              </table:table-cell>
              <table:table-cell office:value-type="float" office:value="0.213214636958308">
                <text:p>0.2132146369583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.584">
                <text:p>17.584</text:p>
              </table:table-cell>
              <table:table-cell office:value-type="float" office:value="0.325269189987565">
                <text:p>0.3252691899875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.619">
                <text:p>17.619</text:p>
              </table:table-cell>
              <table:table-cell office:value-type="float" office:value="0.368563901789356">
                <text:p>0.3685639017893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.654">
                <text:p>17.654</text:p>
              </table:table-cell>
              <table:table-cell office:value-type="float" office:value="0.236163080797476">
                <text:p>0.2361630807974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7.689">
                <text:p>17.689</text:p>
              </table:table-cell>
              <table:table-cell office:value-type="float" office:value="0.239308673806243">
                <text:p>0.23930867380624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7.724">
                <text:p>17.724</text:p>
              </table:table-cell>
              <table:table-cell office:value-type="float" office:value="0.282617344415993">
                <text:p>0.2826173444159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.758">
                <text:p>17.758</text:p>
              </table:table-cell>
              <table:table-cell office:value-type="float" office:value="0.305287967303131">
                <text:p>0.3052879673031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.793">
                <text:p>17.793</text:p>
              </table:table-cell>
              <table:table-cell office:value-type="float" office:value="0.21385047758657">
                <text:p>0.213850477586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828">
                <text:p>17.828</text:p>
              </table:table-cell>
              <table:table-cell office:value-type="float" office:value="0.265347214301361">
                <text:p>0.2653472143013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.864">
                <text:p>17.864</text:p>
              </table:table-cell>
              <table:table-cell office:value-type="float" office:value="0.244477136231264">
                <text:p>0.24447713623126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.899">
                <text:p>17.899</text:p>
              </table:table-cell>
              <table:table-cell office:value-type="float" office:value="0.2231151791031">
                <text:p>0.22311517910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932">
                <text:p>17.932</text:p>
              </table:table-cell>
              <table:table-cell office:value-type="float" office:value="0.18599508785998">
                <text:p>0.185995087859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965">
                <text:p>17.965</text:p>
              </table:table-cell>
              <table:table-cell office:value-type="float" office:value="0.145534562363833">
                <text:p>0.1455345623638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999">
                <text:p>17.999</text:p>
              </table:table-cell>
              <table:table-cell office:value-type="float" office:value="0.0813643495792341">
                <text:p>0.08136434957923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.033">
                <text:p>18.033</text:p>
              </table:table-cell>
              <table:table-cell office:value-type="float" office:value="0.109872750893549">
                <text:p>0.109872750893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067">
                <text:p>18.067</text:p>
              </table:table-cell>
              <table:table-cell office:value-type="float" office:value="0.150658820312946">
                <text:p>0.1506588203129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.102">
                <text:p>18.102</text:p>
              </table:table-cell>
              <table:table-cell office:value-type="float" office:value="0.232892433892054">
                <text:p>0.2328924338920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.137">
                <text:p>18.137</text:p>
              </table:table-cell>
              <table:table-cell office:value-type="float" office:value="0.199782134011081">
                <text:p>0.1997821340110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.172">
                <text:p>18.172</text:p>
              </table:table-cell>
              <table:table-cell office:value-type="float" office:value="0.207290744317072">
                <text:p>0.2072907443170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.208">
                <text:p>18.208</text:p>
              </table:table-cell>
              <table:table-cell office:value-type="float" office:value="0.247738432885865">
                <text:p>0.2477384328858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.244">
                <text:p>18.244</text:p>
              </table:table-cell>
              <table:table-cell office:value-type="float" office:value="0.214702441962799">
                <text:p>0.21470244196279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.279">
                <text:p>18.279</text:p>
              </table:table-cell>
              <table:table-cell office:value-type="float" office:value="0.183097344127072">
                <text:p>0.1830973441270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.314">
                <text:p>18.314</text:p>
              </table:table-cell>
              <table:table-cell office:value-type="float" office:value="0.17558429955029">
                <text:p>0.175584299550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.349">
                <text:p>18.349</text:p>
              </table:table-cell>
              <table:table-cell office:value-type="float" office:value="0.159046944196269">
                <text:p>0.1590469441962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.384">
                <text:p>18.384</text:p>
              </table:table-cell>
              <table:table-cell office:value-type="float" office:value="0.177791555621346">
                <text:p>0.1777915556213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.418">
                <text:p>18.418</text:p>
              </table:table-cell>
              <table:table-cell office:value-type="float" office:value="0.141228982646771">
                <text:p>0.1412289826467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.453">
                <text:p>18.453</text:p>
              </table:table-cell>
              <table:table-cell office:value-type="float" office:value="0.136450985172061">
                <text:p>0.1364509851720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.489">
                <text:p>18.489</text:p>
              </table:table-cell>
              <table:table-cell office:value-type="float" office:value="0.295218566975426">
                <text:p>0.2952185669754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.523">
                <text:p>18.523</text:p>
              </table:table-cell>
              <table:table-cell office:value-type="float" office:value="0.206356691130477">
                <text:p>0.2063566911304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.558">
                <text:p>18.558</text:p>
              </table:table-cell>
              <table:table-cell office:value-type="float" office:value="0.170630994155654">
                <text:p>0.1706309941556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593">
                <text:p>18.593</text:p>
              </table:table-cell>
              <table:table-cell office:value-type="float" office:value="0.12825702950062">
                <text:p>0.128257029500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.628">
                <text:p>18.628</text:p>
              </table:table-cell>
              <table:table-cell office:value-type="float" office:value="0.0555498824915113">
                <text:p>0.05554988249151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.662">
                <text:p>18.662</text:p>
              </table:table-cell>
              <table:table-cell office:value-type="float" office:value="0.0845431504445958">
                <text:p>0.08454315044459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.697">
                <text:p>18.697</text:p>
              </table:table-cell>
              <table:table-cell office:value-type="float" office:value="0.0914509816988281">
                <text:p>0.09145098169882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.73">
                <text:p>18.73</text:p>
              </table:table-cell>
              <table:table-cell office:value-type="float" office:value="0.0798185987915657">
                <text:p>0.07981859879156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.764">
                <text:p>18.764</text:p>
              </table:table-cell>
              <table:table-cell office:value-type="float" office:value="0.0473275654612954">
                <text:p>0.04732756546129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799">
                <text:p>18.799</text:p>
              </table:table-cell>
              <table:table-cell office:value-type="float" office:value="0.159951322797739">
                <text:p>0.15995132279773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834">
                <text:p>18.834</text:p>
              </table:table-cell>
              <table:table-cell office:value-type="float" office:value="0.207269044991928">
                <text:p>0.2072690449919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869">
                <text:p>18.869</text:p>
              </table:table-cell>
              <table:table-cell office:value-type="float" office:value="0.044865362303189">
                <text:p>0.0448653623031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904">
                <text:p>18.904</text:p>
              </table:table-cell>
              <table:table-cell office:value-type="float" office:value="0.130831112788672">
                <text:p>0.1308311127886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94">
                <text:p>18.94</text:p>
              </table:table-cell>
              <table:table-cell office:value-type="float" office:value="0.0958452298644676">
                <text:p>0.09584522986446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976">
                <text:p>18.976</text:p>
              </table:table-cell>
              <table:table-cell office:value-type="float" office:value="0.0961870168493068">
                <text:p>0.09618701684930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.009">
                <text:p>19.009</text:p>
              </table:table-cell>
              <table:table-cell office:value-type="float" office:value="0.079677717883483">
                <text:p>0.07967771788348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.043">
                <text:p>19.043</text:p>
              </table:table-cell>
              <table:table-cell office:value-type="float" office:value="0.139556962774644">
                <text:p>0.1395569627746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.079">
                <text:p>19.079</text:p>
              </table:table-cell>
              <table:table-cell office:value-type="float" office:value="0.0867636859349941">
                <text:p>0.08676368593499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.115">
                <text:p>19.115</text:p>
              </table:table-cell>
              <table:table-cell office:value-type="float" office:value="-0.0362800262746375">
                <text:p>-0.03628002627463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.15">
                <text:p>19.15</text:p>
              </table:table-cell>
              <table:table-cell office:value-type="float" office:value="0.0444441750816793">
                <text:p>0.044444175081679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.184">
                <text:p>19.184</text:p>
              </table:table-cell>
              <table:table-cell office:value-type="float" office:value="0.0876891888277066">
                <text:p>0.08768918882770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.219">
                <text:p>19.219</text:p>
              </table:table-cell>
              <table:table-cell office:value-type="float" office:value="0.144813836595247">
                <text:p>0.1448138365952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253">
                <text:p>19.253</text:p>
              </table:table-cell>
              <table:table-cell office:value-type="float" office:value="0.117098491996249">
                <text:p>0.1170984919962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288">
                <text:p>19.288</text:p>
              </table:table-cell>
              <table:table-cell office:value-type="float" office:value="0.113307436194816">
                <text:p>0.1133074361948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323">
                <text:p>19.323</text:p>
              </table:table-cell>
              <table:table-cell office:value-type="float" office:value="0.131605416383122">
                <text:p>0.1316054163831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.359">
                <text:p>19.359</text:p>
              </table:table-cell>
              <table:table-cell office:value-type="float" office:value="0.0325230271104086">
                <text:p>0.03252302711040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.394">
                <text:p>19.394</text:p>
              </table:table-cell>
              <table:table-cell office:value-type="float" office:value="0.102101347304562">
                <text:p>0.1021013473045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.429">
                <text:p>19.429</text:p>
              </table:table-cell>
              <table:table-cell office:value-type="float" office:value="0.157192600992385">
                <text:p>0.1571926009923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464">
                <text:p>19.464</text:p>
              </table:table-cell>
              <table:table-cell office:value-type="float" office:value="0.14061474596325">
                <text:p>0.140614745963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5">
                <text:p>19.5</text:p>
              </table:table-cell>
              <table:table-cell office:value-type="float" office:value="0.0971791398680099">
                <text:p>0.09717913986800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535">
                <text:p>19.535</text:p>
              </table:table-cell>
              <table:table-cell office:value-type="float" office:value="0.072617115354107">
                <text:p>0.0726171153541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.57">
                <text:p>19.57</text:p>
              </table:table-cell>
              <table:table-cell office:value-type="float" office:value="0.117441724585521">
                <text:p>0.1174417245855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604">
                <text:p>19.604</text:p>
              </table:table-cell>
              <table:table-cell office:value-type="float" office:value="0.144261942252153">
                <text:p>0.1442619422521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.639">
                <text:p>19.639</text:p>
              </table:table-cell>
              <table:table-cell office:value-type="float" office:value="0.152981846358987">
                <text:p>0.1529818463589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673">
                <text:p>19.673</text:p>
              </table:table-cell>
              <table:table-cell office:value-type="float" office:value="0.0444697694744683">
                <text:p>0.04446976947446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.707">
                <text:p>19.707</text:p>
              </table:table-cell>
              <table:table-cell office:value-type="float" office:value="-0.0302128134572676">
                <text:p>-0.03021281345726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741">
                <text:p>19.741</text:p>
              </table:table-cell>
              <table:table-cell office:value-type="float" office:value="0.036444645037052">
                <text:p>0.0364446450370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776">
                <text:p>19.776</text:p>
              </table:table-cell>
              <table:table-cell office:value-type="float" office:value="-0.0311350620596833">
                <text:p>-0.03113506205968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.811">
                <text:p>19.811</text:p>
              </table:table-cell>
              <table:table-cell office:value-type="float" office:value="-0.0818523102321691">
                <text:p>-0.08185231023216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.845">
                <text:p>19.845</text:p>
              </table:table-cell>
              <table:table-cell office:value-type="float" office:value="-0.0391595263806612">
                <text:p>-0.03915952638066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.88">
                <text:p>19.88</text:p>
              </table:table-cell>
              <table:table-cell office:value-type="float" office:value="0.0640194096912242">
                <text:p>0.06401940969122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